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9.894cm"/>
    </style:style>
    <style:style style:name="co7" style:family="table-column">
      <style:table-column-properties fo:break-before="auto" style:column-width="5.563cm"/>
    </style:style>
    <style:style style:name="co8" style:family="table-column">
      <style:table-column-properties fo:break-before="auto" style:column-width="4.366cm"/>
    </style:style>
    <style:style style:name="co9" style:family="table-column">
      <style:table-column-properties fo:break-before="auto" style:column-width="10.52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Pivot_20_Table_20_Category" style:data-style-name="N0">
      <style:table-cell-properties fo:border="none"/>
    </style:style>
    <style:style style:name="ce6" style:family="table-cell" style:parent-style-name="Pivot_20_Table_20_Category">
      <style:table-cell-properties fo:border="none"/>
    </style:style>
    <style:style style:name="ce9" style:family="table-cell" style:parent-style-name="Pivot_20_Table_20_Category" style:data-style-name="N0">
      <style:table-cell-properties fo:border="none"/>
      <style:text-properties fo:font-size="9.5pt" fo:language="pt" fo:country="BR" style:font-size-asian="9.5pt" style:language-asian="none" style:country-asian="none" style:font-size-complex="9.5pt" style:language-complex="none" style:country-complex="none"/>
    </style:style>
    <style:style style:name="ce16" style:family="table-cell" style:parent-style-name="Pivot_20_Table_20_Category" style:data-style-name="N0">
      <style:table-cell-properties fo:border="none"/>
      <style:text-properties style:font-name-complex="Lucida Sans"/>
    </style:style>
    <style:style style:name="ce13" style:family="table-cell" style:parent-style-name="Default"/>
    <style:style style:name="ce14" style:family="table-cell" style:parent-style-name="Pivot_20_Table_20_Category" style:data-style-name="N0">
      <style:table-cell-properties fo:border="none"/>
    </style:style>
    <style:style style:name="ce15" style:family="table-cell" style:parent-style-name="Pivot_20_Table_20_Category" style:data-style-name="N0">
      <style:table-cell-properties fo:border="none"/>
      <style:text-properties fo:color="#000000"/>
    </style:style>
    <style:style style:name="ce17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Mens_CSV" table:style-name="ta1">
        <table:table-column table:style-name="co2" table:number-columns-repeated="4" table:default-cell-style-name="ce3"/>
        <table:table-column table:style-name="co4" table:default-cell-style-name="ce3"/>
        <table:table-column table:style-name="co2" table:number-columns-repeated="2" table:default-cell-style-name="ce3"/>
        <table:table-row table:style-name="ro1">
          <table:table-cell table:style-name="ce2" table:formula="of:=[$Total.A2]" office:value-type="float" office:value="193779" calcext:value-type="float">
            <text:p>193779</text:p>
          </table:table-cell>
          <table:table-cell office:value-type="float" office:value="202411" calcext:value-type="float">
            <text:p>202411</text:p>
          </table:table-cell>
          <table:table-cell table:formula="of:=IF([.A1]=&quot;&quot;;&quot;&quot;;4)" office:value-type="float" office:value="4" calcext:value-type="float">
            <text:p>4</text:p>
          </table:table-cell>
          <table:table-cell table:formula="of:=IF([.A1]=&quot;&quot;;&quot;&quot;;5173)" office:value-type="float" office:value="5173" calcext:value-type="float">
            <text:p>5173</text:p>
          </table:table-cell>
          <table:table-cell table:formula="of:=[$Total.C2]" office:value-type="string" office:string-value="44132808815" calcext:value-type="string">
            <text:p>44132808815</text:p>
          </table:table-cell>
          <table:table-cell table:formula="of:=[$Total.D2]" office:value-type="float" office:value="249" calcext:value-type="float">
            <text:p>249</text:p>
          </table:table-cell>
          <table:table-cell table:formula="of:=IF([.A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]" office:value-type="float" office:value="292079" calcext:value-type="float">
            <text:p>292079</text:p>
          </table:table-cell>
          <table:table-cell office:value-type="float" office:value="202411" calcext:value-type="float">
            <text:p>202411</text:p>
          </table:table-cell>
          <table:table-cell table:formula="of:=IF([.A2]=&quot;&quot;;&quot;&quot;;4)" office:value-type="float" office:value="4" calcext:value-type="float">
            <text:p>4</text:p>
          </table:table-cell>
          <table:table-cell table:formula="of:=IF([.A2]=&quot;&quot;;&quot;&quot;;5173)" office:value-type="float" office:value="5173" calcext:value-type="float">
            <text:p>5173</text:p>
          </table:table-cell>
          <table:table-cell table:formula="of:=[$Total.C3]" office:value-type="string" office:string-value="46665312895" calcext:value-type="string">
            <text:p>46665312895</text:p>
          </table:table-cell>
          <table:table-cell table:formula="of:=[$Total.D3]" office:value-type="float" office:value="249" calcext:value-type="float">
            <text:p>249</text:p>
          </table:table-cell>
          <table:table-cell table:formula="of:=IF([.A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]" office:value-type="float" office:value="292710" calcext:value-type="float">
            <text:p>292710</text:p>
          </table:table-cell>
          <table:table-cell office:value-type="float" office:value="202411" calcext:value-type="float">
            <text:p>202411</text:p>
          </table:table-cell>
          <table:table-cell table:formula="of:=IF([.A3]=&quot;&quot;;&quot;&quot;;4)" office:value-type="float" office:value="4" calcext:value-type="float">
            <text:p>4</text:p>
          </table:table-cell>
          <table:table-cell table:formula="of:=IF([.A3]=&quot;&quot;;&quot;&quot;;5173)" office:value-type="float" office:value="5173" calcext:value-type="float">
            <text:p>5173</text:p>
          </table:table-cell>
          <table:table-cell table:formula="of:=[$Total.C4]" office:value-type="string" office:string-value="19025843840" calcext:value-type="string">
            <text:p>19025843840</text:p>
          </table:table-cell>
          <table:table-cell table:formula="of:=[$Total.D4]" office:value-type="float" office:value="249" calcext:value-type="float">
            <text:p>249</text:p>
          </table:table-cell>
          <table:table-cell table:formula="of:=IF([.A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]" office:value-type="float" office:value="911780" calcext:value-type="float">
            <text:p>911780</text:p>
          </table:table-cell>
          <table:table-cell office:value-type="float" office:value="202411" calcext:value-type="float">
            <text:p>202411</text:p>
          </table:table-cell>
          <table:table-cell table:formula="of:=IF([.A4]=&quot;&quot;;&quot;&quot;;4)" office:value-type="float" office:value="4" calcext:value-type="float">
            <text:p>4</text:p>
          </table:table-cell>
          <table:table-cell table:formula="of:=IF([.A4]=&quot;&quot;;&quot;&quot;;5173)" office:value-type="float" office:value="5173" calcext:value-type="float">
            <text:p>5173</text:p>
          </table:table-cell>
          <table:table-cell table:formula="of:=[$Total.C5]" office:value-type="string" office:string-value="11543947867" calcext:value-type="string">
            <text:p>11543947867</text:p>
          </table:table-cell>
          <table:table-cell table:formula="of:=[$Total.D5]" office:value-type="float" office:value="249" calcext:value-type="float">
            <text:p>249</text:p>
          </table:table-cell>
          <table:table-cell table:formula="of:=IF([.A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]" office:value-type="string" office:string-value="068405" calcext:value-type="string">
            <text:p>068405</text:p>
          </table:table-cell>
          <table:table-cell office:value-type="float" office:value="202411" calcext:value-type="float">
            <text:p>202411</text:p>
          </table:table-cell>
          <table:table-cell table:formula="of:=IF([.A5]=&quot;&quot;;&quot;&quot;;4)" office:value-type="float" office:value="4" calcext:value-type="float">
            <text:p>4</text:p>
          </table:table-cell>
          <table:table-cell table:formula="of:=IF([.A5]=&quot;&quot;;&quot;&quot;;5173)" office:value-type="float" office:value="5173" calcext:value-type="float">
            <text:p>5173</text:p>
          </table:table-cell>
          <table:table-cell table:formula="of:=[$Total.C6]" office:value-type="string" office:string-value="11549227823" calcext:value-type="string">
            <text:p>11549227823</text:p>
          </table:table-cell>
          <table:table-cell table:formula="of:=[$Total.D6]" office:value-type="float" office:value="249" calcext:value-type="float">
            <text:p>249</text:p>
          </table:table-cell>
          <table:table-cell table:formula="of:=IF([.A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]" office:value-type="string" office:string-value="100454" calcext:value-type="string">
            <text:p>100454</text:p>
          </table:table-cell>
          <table:table-cell office:value-type="float" office:value="202411" calcext:value-type="float">
            <text:p>202411</text:p>
          </table:table-cell>
          <table:table-cell table:formula="of:=IF([.A6]=&quot;&quot;;&quot;&quot;;4)" office:value-type="float" office:value="4" calcext:value-type="float">
            <text:p>4</text:p>
          </table:table-cell>
          <table:table-cell table:formula="of:=IF([.A6]=&quot;&quot;;&quot;&quot;;5173)" office:value-type="float" office:value="5173" calcext:value-type="float">
            <text:p>5173</text:p>
          </table:table-cell>
          <table:table-cell table:formula="of:=[$Total.C7]" office:value-type="string" office:string-value="22479903800" calcext:value-type="string">
            <text:p>22479903800</text:p>
          </table:table-cell>
          <table:table-cell table:formula="of:=[$Total.D7]" office:value-type="float" office:value="249" calcext:value-type="float">
            <text:p>249</text:p>
          </table:table-cell>
          <table:table-cell table:formula="of:=IF([.A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8]" office:value-type="string" office:string-value="100454" calcext:value-type="string">
            <text:p>100454</text:p>
          </table:table-cell>
          <table:table-cell office:value-type="float" office:value="202411" calcext:value-type="float">
            <text:p>202411</text:p>
          </table:table-cell>
          <table:table-cell table:formula="of:=IF([.A7]=&quot;&quot;;&quot;&quot;;4)" office:value-type="float" office:value="4" calcext:value-type="float">
            <text:p>4</text:p>
          </table:table-cell>
          <table:table-cell table:formula="of:=IF([.A7]=&quot;&quot;;&quot;&quot;;5173)" office:value-type="float" office:value="5173" calcext:value-type="float">
            <text:p>5173</text:p>
          </table:table-cell>
          <table:table-cell table:formula="of:=[$Total.C8]" office:value-type="string" office:string-value="02431518884" calcext:value-type="string">
            <text:p>02431518884</text:p>
          </table:table-cell>
          <table:table-cell table:formula="of:=[$Total.D8]" office:value-type="float" office:value="249" calcext:value-type="float">
            <text:p>249</text:p>
          </table:table-cell>
          <table:table-cell table:formula="of:=IF([.A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9]" office:value-type="string" office:string-value="100454" calcext:value-type="string">
            <text:p>100454</text:p>
          </table:table-cell>
          <table:table-cell office:value-type="float" office:value="202411" calcext:value-type="float">
            <text:p>202411</text:p>
          </table:table-cell>
          <table:table-cell table:formula="of:=IF([.A8]=&quot;&quot;;&quot;&quot;;4)" office:value-type="float" office:value="4" calcext:value-type="float">
            <text:p>4</text:p>
          </table:table-cell>
          <table:table-cell table:formula="of:=IF([.A8]=&quot;&quot;;&quot;&quot;;5173)" office:value-type="float" office:value="5173" calcext:value-type="float">
            <text:p>5173</text:p>
          </table:table-cell>
          <table:table-cell table:formula="of:=[$Total.C9]" office:value-type="string" office:string-value="46761147883" calcext:value-type="string">
            <text:p>46761147883</text:p>
          </table:table-cell>
          <table:table-cell table:formula="of:=[$Total.D9]" office:value-type="float" office:value="249" calcext:value-type="float">
            <text:p>249</text:p>
          </table:table-cell>
          <table:table-cell table:formula="of:=IF([.A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0]" office:value-type="string" office:string-value="100743" calcext:value-type="string">
            <text:p>100743</text:p>
          </table:table-cell>
          <table:table-cell office:value-type="float" office:value="202411" calcext:value-type="float">
            <text:p>202411</text:p>
          </table:table-cell>
          <table:table-cell table:formula="of:=IF([.A9]=&quot;&quot;;&quot;&quot;;4)" office:value-type="float" office:value="4" calcext:value-type="float">
            <text:p>4</text:p>
          </table:table-cell>
          <table:table-cell table:formula="of:=IF([.A9]=&quot;&quot;;&quot;&quot;;5173)" office:value-type="float" office:value="5173" calcext:value-type="float">
            <text:p>5173</text:p>
          </table:table-cell>
          <table:table-cell table:formula="of:=[$Total.C10]" office:value-type="string" office:string-value="45486110880" calcext:value-type="string">
            <text:p>45486110880</text:p>
          </table:table-cell>
          <table:table-cell table:formula="of:=[$Total.D10]" office:value-type="float" office:value="249" calcext:value-type="float">
            <text:p>249</text:p>
          </table:table-cell>
          <table:table-cell table:formula="of:=IF([.A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1]" office:value-type="string" office:string-value="100743" calcext:value-type="string">
            <text:p>100743</text:p>
          </table:table-cell>
          <table:table-cell office:value-type="float" office:value="202411" calcext:value-type="float">
            <text:p>202411</text:p>
          </table:table-cell>
          <table:table-cell table:formula="of:=IF([.A10]=&quot;&quot;;&quot;&quot;;4)" office:value-type="float" office:value="4" calcext:value-type="float">
            <text:p>4</text:p>
          </table:table-cell>
          <table:table-cell table:formula="of:=IF([.A10]=&quot;&quot;;&quot;&quot;;5173)" office:value-type="float" office:value="5173" calcext:value-type="float">
            <text:p>5173</text:p>
          </table:table-cell>
          <table:table-cell table:formula="of:=[$Total.C11]" office:value-type="string" office:string-value="15489138807" calcext:value-type="string">
            <text:p>15489138807</text:p>
          </table:table-cell>
          <table:table-cell table:formula="of:=[$Total.D11]" office:value-type="float" office:value="249" calcext:value-type="float">
            <text:p>249</text:p>
          </table:table-cell>
          <table:table-cell table:formula="of:=IF([.A1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2]" office:value-type="string" office:string-value="100939" calcext:value-type="string">
            <text:p>100939</text:p>
          </table:table-cell>
          <table:table-cell office:value-type="float" office:value="202411" calcext:value-type="float">
            <text:p>202411</text:p>
          </table:table-cell>
          <table:table-cell table:formula="of:=IF([.A11]=&quot;&quot;;&quot;&quot;;4)" office:value-type="float" office:value="4" calcext:value-type="float">
            <text:p>4</text:p>
          </table:table-cell>
          <table:table-cell table:formula="of:=IF([.A11]=&quot;&quot;;&quot;&quot;;5173)" office:value-type="float" office:value="5173" calcext:value-type="float">
            <text:p>5173</text:p>
          </table:table-cell>
          <table:table-cell table:formula="of:=[$Total.C12]" office:value-type="string" office:string-value="19207317842" calcext:value-type="string">
            <text:p>19207317842</text:p>
          </table:table-cell>
          <table:table-cell table:formula="of:=[$Total.D12]" office:value-type="float" office:value="249" calcext:value-type="float">
            <text:p>249</text:p>
          </table:table-cell>
          <table:table-cell table:formula="of:=IF([.A1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3]" office:value-type="string" office:string-value="101433" calcext:value-type="string">
            <text:p>101433</text:p>
          </table:table-cell>
          <table:table-cell office:value-type="float" office:value="202411" calcext:value-type="float">
            <text:p>202411</text:p>
          </table:table-cell>
          <table:table-cell table:formula="of:=IF([.A12]=&quot;&quot;;&quot;&quot;;4)" office:value-type="float" office:value="4" calcext:value-type="float">
            <text:p>4</text:p>
          </table:table-cell>
          <table:table-cell table:formula="of:=IF([.A12]=&quot;&quot;;&quot;&quot;;5173)" office:value-type="float" office:value="5173" calcext:value-type="float">
            <text:p>5173</text:p>
          </table:table-cell>
          <table:table-cell table:formula="of:=[$Total.C13]" office:value-type="string" office:string-value="08481263869" calcext:value-type="string">
            <text:p>08481263869</text:p>
          </table:table-cell>
          <table:table-cell table:formula="of:=[$Total.D13]" office:value-type="float" office:value="249" calcext:value-type="float">
            <text:p>249</text:p>
          </table:table-cell>
          <table:table-cell table:formula="of:=IF([.A1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4]" office:value-type="string" office:string-value="101808" calcext:value-type="string">
            <text:p>101808</text:p>
          </table:table-cell>
          <table:table-cell office:value-type="float" office:value="202411" calcext:value-type="float">
            <text:p>202411</text:p>
          </table:table-cell>
          <table:table-cell table:formula="of:=IF([.A13]=&quot;&quot;;&quot;&quot;;4)" office:value-type="float" office:value="4" calcext:value-type="float">
            <text:p>4</text:p>
          </table:table-cell>
          <table:table-cell table:formula="of:=IF([.A13]=&quot;&quot;;&quot;&quot;;5173)" office:value-type="float" office:value="5173" calcext:value-type="float">
            <text:p>5173</text:p>
          </table:table-cell>
          <table:table-cell table:formula="of:=[$Total.C14]" office:value-type="string" office:string-value="17773867801" calcext:value-type="string">
            <text:p>17773867801</text:p>
          </table:table-cell>
          <table:table-cell table:formula="of:=[$Total.D14]" office:value-type="float" office:value="249" calcext:value-type="float">
            <text:p>249</text:p>
          </table:table-cell>
          <table:table-cell table:formula="of:=IF([.A1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5]" office:value-type="string" office:string-value="102836" calcext:value-type="string">
            <text:p>102836</text:p>
          </table:table-cell>
          <table:table-cell office:value-type="float" office:value="202411" calcext:value-type="float">
            <text:p>202411</text:p>
          </table:table-cell>
          <table:table-cell table:formula="of:=IF([.A14]=&quot;&quot;;&quot;&quot;;4)" office:value-type="float" office:value="4" calcext:value-type="float">
            <text:p>4</text:p>
          </table:table-cell>
          <table:table-cell table:formula="of:=IF([.A14]=&quot;&quot;;&quot;&quot;;5173)" office:value-type="float" office:value="5173" calcext:value-type="float">
            <text:p>5173</text:p>
          </table:table-cell>
          <table:table-cell table:formula="of:=[$Total.C15]" office:value-type="string" office:string-value="53564266828" calcext:value-type="string">
            <text:p>53564266828</text:p>
          </table:table-cell>
          <table:table-cell table:formula="of:=[$Total.D15]" office:value-type="float" office:value="249" calcext:value-type="float">
            <text:p>249</text:p>
          </table:table-cell>
          <table:table-cell table:formula="of:=IF([.A1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6]" office:value-type="string" office:string-value="102836" calcext:value-type="string">
            <text:p>102836</text:p>
          </table:table-cell>
          <table:table-cell office:value-type="float" office:value="202411" calcext:value-type="float">
            <text:p>202411</text:p>
          </table:table-cell>
          <table:table-cell table:formula="of:=IF([.A15]=&quot;&quot;;&quot;&quot;;4)" office:value-type="float" office:value="4" calcext:value-type="float">
            <text:p>4</text:p>
          </table:table-cell>
          <table:table-cell table:formula="of:=IF([.A15]=&quot;&quot;;&quot;&quot;;5173)" office:value-type="float" office:value="5173" calcext:value-type="float">
            <text:p>5173</text:p>
          </table:table-cell>
          <table:table-cell table:formula="of:=[$Total.C16]" office:value-type="string" office:string-value="04751016776" calcext:value-type="string">
            <text:p>04751016776</text:p>
          </table:table-cell>
          <table:table-cell table:formula="of:=[$Total.D16]" office:value-type="float" office:value="249" calcext:value-type="float">
            <text:p>249</text:p>
          </table:table-cell>
          <table:table-cell table:formula="of:=IF([.A1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7]" office:value-type="string" office:string-value="103432" calcext:value-type="string">
            <text:p>103432</text:p>
          </table:table-cell>
          <table:table-cell office:value-type="float" office:value="202411" calcext:value-type="float">
            <text:p>202411</text:p>
          </table:table-cell>
          <table:table-cell table:formula="of:=IF([.A16]=&quot;&quot;;&quot;&quot;;4)" office:value-type="float" office:value="4" calcext:value-type="float">
            <text:p>4</text:p>
          </table:table-cell>
          <table:table-cell table:formula="of:=IF([.A16]=&quot;&quot;;&quot;&quot;;5173)" office:value-type="float" office:value="5173" calcext:value-type="float">
            <text:p>5173</text:p>
          </table:table-cell>
          <table:table-cell table:formula="of:=[$Total.C17]" office:value-type="string" office:string-value="21844901807" calcext:value-type="string">
            <text:p>21844901807</text:p>
          </table:table-cell>
          <table:table-cell table:formula="of:=[$Total.D17]" office:value-type="float" office:value="249" calcext:value-type="float">
            <text:p>249</text:p>
          </table:table-cell>
          <table:table-cell table:formula="of:=IF([.A1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8]" office:value-type="string" office:string-value="104086" calcext:value-type="string">
            <text:p>104086</text:p>
          </table:table-cell>
          <table:table-cell office:value-type="float" office:value="202411" calcext:value-type="float">
            <text:p>202411</text:p>
          </table:table-cell>
          <table:table-cell table:formula="of:=IF([.A17]=&quot;&quot;;&quot;&quot;;4)" office:value-type="float" office:value="4" calcext:value-type="float">
            <text:p>4</text:p>
          </table:table-cell>
          <table:table-cell table:formula="of:=IF([.A17]=&quot;&quot;;&quot;&quot;;5173)" office:value-type="float" office:value="5173" calcext:value-type="float">
            <text:p>5173</text:p>
          </table:table-cell>
          <table:table-cell table:formula="of:=[$Total.C18]" office:value-type="string" office:string-value="12354670826" calcext:value-type="string">
            <text:p>12354670826</text:p>
          </table:table-cell>
          <table:table-cell table:formula="of:=[$Total.D18]" office:value-type="float" office:value="249" calcext:value-type="float">
            <text:p>249</text:p>
          </table:table-cell>
          <table:table-cell table:formula="of:=IF([.A1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9]" office:value-type="string" office:string-value="104436" calcext:value-type="string">
            <text:p>104436</text:p>
          </table:table-cell>
          <table:table-cell office:value-type="float" office:value="202411" calcext:value-type="float">
            <text:p>202411</text:p>
          </table:table-cell>
          <table:table-cell table:formula="of:=IF([.A18]=&quot;&quot;;&quot;&quot;;4)" office:value-type="float" office:value="4" calcext:value-type="float">
            <text:p>4</text:p>
          </table:table-cell>
          <table:table-cell table:formula="of:=IF([.A18]=&quot;&quot;;&quot;&quot;;5173)" office:value-type="float" office:value="5173" calcext:value-type="float">
            <text:p>5173</text:p>
          </table:table-cell>
          <table:table-cell table:formula="of:=[$Total.C19]" office:value-type="string" office:string-value="05651268812" calcext:value-type="string">
            <text:p>05651268812</text:p>
          </table:table-cell>
          <table:table-cell table:formula="of:=[$Total.D19]" office:value-type="float" office:value="249" calcext:value-type="float">
            <text:p>249</text:p>
          </table:table-cell>
          <table:table-cell table:formula="of:=IF([.A1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0]" office:value-type="string" office:string-value="104436" calcext:value-type="string">
            <text:p>104436</text:p>
          </table:table-cell>
          <table:table-cell office:value-type="float" office:value="202411" calcext:value-type="float">
            <text:p>202411</text:p>
          </table:table-cell>
          <table:table-cell table:formula="of:=IF([.A19]=&quot;&quot;;&quot;&quot;;4)" office:value-type="float" office:value="4" calcext:value-type="float">
            <text:p>4</text:p>
          </table:table-cell>
          <table:table-cell table:formula="of:=IF([.A19]=&quot;&quot;;&quot;&quot;;5173)" office:value-type="float" office:value="5173" calcext:value-type="float">
            <text:p>5173</text:p>
          </table:table-cell>
          <table:table-cell table:formula="of:=[$Total.C20]" office:value-type="string" office:string-value="52399976835" calcext:value-type="string">
            <text:p>52399976835</text:p>
          </table:table-cell>
          <table:table-cell table:formula="of:=[$Total.D20]" office:value-type="float" office:value="249" calcext:value-type="float">
            <text:p>249</text:p>
          </table:table-cell>
          <table:table-cell table:formula="of:=IF([.A1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1]" office:value-type="string" office:string-value="104986" calcext:value-type="string">
            <text:p>104986</text:p>
          </table:table-cell>
          <table:table-cell office:value-type="float" office:value="202411" calcext:value-type="float">
            <text:p>202411</text:p>
          </table:table-cell>
          <table:table-cell table:formula="of:=IF([.A20]=&quot;&quot;;&quot;&quot;;4)" office:value-type="float" office:value="4" calcext:value-type="float">
            <text:p>4</text:p>
          </table:table-cell>
          <table:table-cell table:formula="of:=IF([.A20]=&quot;&quot;;&quot;&quot;;5173)" office:value-type="float" office:value="5173" calcext:value-type="float">
            <text:p>5173</text:p>
          </table:table-cell>
          <table:table-cell table:formula="of:=[$Total.C21]" office:value-type="string" office:string-value="09578284896" calcext:value-type="string">
            <text:p>09578284896</text:p>
          </table:table-cell>
          <table:table-cell table:formula="of:=[$Total.D21]" office:value-type="float" office:value="249" calcext:value-type="float">
            <text:p>249</text:p>
          </table:table-cell>
          <table:table-cell table:formula="of:=IF([.A2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2]" office:value-type="string" office:string-value="105032" calcext:value-type="string">
            <text:p>105032</text:p>
          </table:table-cell>
          <table:table-cell office:value-type="float" office:value="202411" calcext:value-type="float">
            <text:p>202411</text:p>
          </table:table-cell>
          <table:table-cell table:formula="of:=IF([.A21]=&quot;&quot;;&quot;&quot;;4)" office:value-type="float" office:value="4" calcext:value-type="float">
            <text:p>4</text:p>
          </table:table-cell>
          <table:table-cell table:formula="of:=IF([.A21]=&quot;&quot;;&quot;&quot;;5173)" office:value-type="float" office:value="5173" calcext:value-type="float">
            <text:p>5173</text:p>
          </table:table-cell>
          <table:table-cell table:formula="of:=[$Total.C22]" office:value-type="string" office:string-value="06764536864" calcext:value-type="string">
            <text:p>06764536864</text:p>
          </table:table-cell>
          <table:table-cell table:formula="of:=[$Total.D22]" office:value-type="float" office:value="249" calcext:value-type="float">
            <text:p>249</text:p>
          </table:table-cell>
          <table:table-cell table:formula="of:=IF([.A2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3]" office:value-type="string" office:string-value="105126" calcext:value-type="string">
            <text:p>105126</text:p>
          </table:table-cell>
          <table:table-cell office:value-type="float" office:value="202411" calcext:value-type="float">
            <text:p>202411</text:p>
          </table:table-cell>
          <table:table-cell table:formula="of:=IF([.A22]=&quot;&quot;;&quot;&quot;;4)" office:value-type="float" office:value="4" calcext:value-type="float">
            <text:p>4</text:p>
          </table:table-cell>
          <table:table-cell table:formula="of:=IF([.A22]=&quot;&quot;;&quot;&quot;;5173)" office:value-type="float" office:value="5173" calcext:value-type="float">
            <text:p>5173</text:p>
          </table:table-cell>
          <table:table-cell table:formula="of:=[$Total.C23]" office:value-type="string" office:string-value="28360663858" calcext:value-type="string">
            <text:p>28360663858</text:p>
          </table:table-cell>
          <table:table-cell table:formula="of:=[$Total.D23]" office:value-type="float" office:value="249" calcext:value-type="float">
            <text:p>249</text:p>
          </table:table-cell>
          <table:table-cell table:formula="of:=IF([.A2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4]" office:value-type="string" office:string-value="105981" calcext:value-type="string">
            <text:p>105981</text:p>
          </table:table-cell>
          <table:table-cell office:value-type="float" office:value="202411" calcext:value-type="float">
            <text:p>202411</text:p>
          </table:table-cell>
          <table:table-cell table:formula="of:=IF([.A23]=&quot;&quot;;&quot;&quot;;4)" office:value-type="float" office:value="4" calcext:value-type="float">
            <text:p>4</text:p>
          </table:table-cell>
          <table:table-cell table:formula="of:=IF([.A23]=&quot;&quot;;&quot;&quot;;5173)" office:value-type="float" office:value="5173" calcext:value-type="float">
            <text:p>5173</text:p>
          </table:table-cell>
          <table:table-cell table:formula="of:=[$Total.C24]" office:value-type="string" office:string-value="52618454839" calcext:value-type="string">
            <text:p>52618454839</text:p>
          </table:table-cell>
          <table:table-cell table:formula="of:=[$Total.D24]" office:value-type="float" office:value="249" calcext:value-type="float">
            <text:p>249</text:p>
          </table:table-cell>
          <table:table-cell table:formula="of:=IF([.A2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5]" office:value-type="string" office:string-value="105981" calcext:value-type="string">
            <text:p>105981</text:p>
          </table:table-cell>
          <table:table-cell office:value-type="float" office:value="202411" calcext:value-type="float">
            <text:p>202411</text:p>
          </table:table-cell>
          <table:table-cell table:formula="of:=IF([.A24]=&quot;&quot;;&quot;&quot;;4)" office:value-type="float" office:value="4" calcext:value-type="float">
            <text:p>4</text:p>
          </table:table-cell>
          <table:table-cell table:formula="of:=IF([.A24]=&quot;&quot;;&quot;&quot;;5173)" office:value-type="float" office:value="5173" calcext:value-type="float">
            <text:p>5173</text:p>
          </table:table-cell>
          <table:table-cell table:formula="of:=[$Total.C25]" office:value-type="string" office:string-value="52618559851" calcext:value-type="string">
            <text:p>52618559851</text:p>
          </table:table-cell>
          <table:table-cell table:formula="of:=[$Total.D25]" office:value-type="float" office:value="249" calcext:value-type="float">
            <text:p>249</text:p>
          </table:table-cell>
          <table:table-cell table:formula="of:=IF([.A2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6]" office:value-type="string" office:string-value="105981" calcext:value-type="string">
            <text:p>105981</text:p>
          </table:table-cell>
          <table:table-cell office:value-type="float" office:value="202411" calcext:value-type="float">
            <text:p>202411</text:p>
          </table:table-cell>
          <table:table-cell table:formula="of:=IF([.A25]=&quot;&quot;;&quot;&quot;;4)" office:value-type="float" office:value="4" calcext:value-type="float">
            <text:p>4</text:p>
          </table:table-cell>
          <table:table-cell table:formula="of:=IF([.A25]=&quot;&quot;;&quot;&quot;;5173)" office:value-type="float" office:value="5173" calcext:value-type="float">
            <text:p>5173</text:p>
          </table:table-cell>
          <table:table-cell table:formula="of:=[$Total.C26]" office:value-type="string" office:string-value="24796114858" calcext:value-type="string">
            <text:p>24796114858</text:p>
          </table:table-cell>
          <table:table-cell table:formula="of:=[$Total.D26]" office:value-type="float" office:value="249" calcext:value-type="float">
            <text:p>249</text:p>
          </table:table-cell>
          <table:table-cell table:formula="of:=IF([.A2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7]" office:value-type="string" office:string-value="106256" calcext:value-type="string">
            <text:p>106256</text:p>
          </table:table-cell>
          <table:table-cell office:value-type="float" office:value="202411" calcext:value-type="float">
            <text:p>202411</text:p>
          </table:table-cell>
          <table:table-cell table:formula="of:=IF([.A26]=&quot;&quot;;&quot;&quot;;4)" office:value-type="float" office:value="4" calcext:value-type="float">
            <text:p>4</text:p>
          </table:table-cell>
          <table:table-cell table:formula="of:=IF([.A26]=&quot;&quot;;&quot;&quot;;5173)" office:value-type="float" office:value="5173" calcext:value-type="float">
            <text:p>5173</text:p>
          </table:table-cell>
          <table:table-cell table:formula="of:=[$Total.C27]" office:value-type="string" office:string-value="28367713800" calcext:value-type="string">
            <text:p>28367713800</text:p>
          </table:table-cell>
          <table:table-cell table:formula="of:=[$Total.D27]" office:value-type="float" office:value="249" calcext:value-type="float">
            <text:p>249</text:p>
          </table:table-cell>
          <table:table-cell table:formula="of:=IF([.A2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8]" office:value-type="string" office:string-value="106724" calcext:value-type="string">
            <text:p>106724</text:p>
          </table:table-cell>
          <table:table-cell office:value-type="float" office:value="202411" calcext:value-type="float">
            <text:p>202411</text:p>
          </table:table-cell>
          <table:table-cell table:formula="of:=IF([.A27]=&quot;&quot;;&quot;&quot;;4)" office:value-type="float" office:value="4" calcext:value-type="float">
            <text:p>4</text:p>
          </table:table-cell>
          <table:table-cell table:formula="of:=IF([.A27]=&quot;&quot;;&quot;&quot;;5173)" office:value-type="float" office:value="5173" calcext:value-type="float">
            <text:p>5173</text:p>
          </table:table-cell>
          <table:table-cell table:formula="of:=[$Total.C28]" office:value-type="string" office:string-value="17158262804" calcext:value-type="string">
            <text:p>17158262804</text:p>
          </table:table-cell>
          <table:table-cell table:formula="of:=[$Total.D28]" office:value-type="float" office:value="249" calcext:value-type="float">
            <text:p>249</text:p>
          </table:table-cell>
          <table:table-cell table:formula="of:=IF([.A2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9]" office:value-type="string" office:string-value="106798" calcext:value-type="string">
            <text:p>106798</text:p>
          </table:table-cell>
          <table:table-cell office:value-type="float" office:value="202411" calcext:value-type="float">
            <text:p>202411</text:p>
          </table:table-cell>
          <table:table-cell table:formula="of:=IF([.A28]=&quot;&quot;;&quot;&quot;;4)" office:value-type="float" office:value="4" calcext:value-type="float">
            <text:p>4</text:p>
          </table:table-cell>
          <table:table-cell table:formula="of:=IF([.A28]=&quot;&quot;;&quot;&quot;;5173)" office:value-type="float" office:value="5173" calcext:value-type="float">
            <text:p>5173</text:p>
          </table:table-cell>
          <table:table-cell table:formula="of:=[$Total.C29]" office:value-type="string" office:string-value="00437937623" calcext:value-type="string">
            <text:p>00437937623</text:p>
          </table:table-cell>
          <table:table-cell table:formula="of:=[$Total.D29]" office:value-type="float" office:value="249" calcext:value-type="float">
            <text:p>249</text:p>
          </table:table-cell>
          <table:table-cell table:formula="of:=IF([.A2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0]" office:value-type="string" office:string-value="107089" calcext:value-type="string">
            <text:p>107089</text:p>
          </table:table-cell>
          <table:table-cell office:value-type="float" office:value="202411" calcext:value-type="float">
            <text:p>202411</text:p>
          </table:table-cell>
          <table:table-cell table:formula="of:=IF([.A29]=&quot;&quot;;&quot;&quot;;4)" office:value-type="float" office:value="4" calcext:value-type="float">
            <text:p>4</text:p>
          </table:table-cell>
          <table:table-cell table:formula="of:=IF([.A29]=&quot;&quot;;&quot;&quot;;5173)" office:value-type="float" office:value="5173" calcext:value-type="float">
            <text:p>5173</text:p>
          </table:table-cell>
          <table:table-cell table:formula="of:=[$Total.C30]" office:value-type="string" office:string-value="25061554817" calcext:value-type="string">
            <text:p>25061554817</text:p>
          </table:table-cell>
          <table:table-cell table:formula="of:=[$Total.D30]" office:value-type="float" office:value="249" calcext:value-type="float">
            <text:p>249</text:p>
          </table:table-cell>
          <table:table-cell table:formula="of:=IF([.A2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1]" office:value-type="string" office:string-value="109666" calcext:value-type="string">
            <text:p>109666</text:p>
          </table:table-cell>
          <table:table-cell office:value-type="float" office:value="202411" calcext:value-type="float">
            <text:p>202411</text:p>
          </table:table-cell>
          <table:table-cell table:formula="of:=IF([.A30]=&quot;&quot;;&quot;&quot;;4)" office:value-type="float" office:value="4" calcext:value-type="float">
            <text:p>4</text:p>
          </table:table-cell>
          <table:table-cell table:formula="of:=IF([.A30]=&quot;&quot;;&quot;&quot;;5173)" office:value-type="float" office:value="5173" calcext:value-type="float">
            <text:p>5173</text:p>
          </table:table-cell>
          <table:table-cell table:formula="of:=[$Total.C31]" office:value-type="string" office:string-value="47231010806" calcext:value-type="string">
            <text:p>47231010806</text:p>
          </table:table-cell>
          <table:table-cell table:formula="of:=[$Total.D31]" office:value-type="float" office:value="249" calcext:value-type="float">
            <text:p>249</text:p>
          </table:table-cell>
          <table:table-cell table:formula="of:=IF([.A3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2]" office:value-type="string" office:string-value="109666" calcext:value-type="string">
            <text:p>109666</text:p>
          </table:table-cell>
          <table:table-cell office:value-type="float" office:value="202411" calcext:value-type="float">
            <text:p>202411</text:p>
          </table:table-cell>
          <table:table-cell table:formula="of:=IF([.A31]=&quot;&quot;;&quot;&quot;;4)" office:value-type="float" office:value="4" calcext:value-type="float">
            <text:p>4</text:p>
          </table:table-cell>
          <table:table-cell table:formula="of:=IF([.A31]=&quot;&quot;;&quot;&quot;;5173)" office:value-type="float" office:value="5173" calcext:value-type="float">
            <text:p>5173</text:p>
          </table:table-cell>
          <table:table-cell table:formula="of:=[$Total.C32]" office:value-type="string" office:string-value="10292937830" calcext:value-type="string">
            <text:p>10292937830</text:p>
          </table:table-cell>
          <table:table-cell table:formula="of:=[$Total.D32]" office:value-type="float" office:value="249" calcext:value-type="float">
            <text:p>249</text:p>
          </table:table-cell>
          <table:table-cell table:formula="of:=IF([.A3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3]" office:value-type="string" office:string-value="110587" calcext:value-type="string">
            <text:p>110587</text:p>
          </table:table-cell>
          <table:table-cell office:value-type="float" office:value="202411" calcext:value-type="float">
            <text:p>202411</text:p>
          </table:table-cell>
          <table:table-cell table:formula="of:=IF([.A32]=&quot;&quot;;&quot;&quot;;4)" office:value-type="float" office:value="4" calcext:value-type="float">
            <text:p>4</text:p>
          </table:table-cell>
          <table:table-cell table:formula="of:=IF([.A32]=&quot;&quot;;&quot;&quot;;5173)" office:value-type="float" office:value="5173" calcext:value-type="float">
            <text:p>5173</text:p>
          </table:table-cell>
          <table:table-cell table:formula="of:=[$Total.C33]" office:value-type="string" office:string-value="17557278879" calcext:value-type="string">
            <text:p>17557278879</text:p>
          </table:table-cell>
          <table:table-cell table:formula="of:=[$Total.D33]" office:value-type="float" office:value="249" calcext:value-type="float">
            <text:p>249</text:p>
          </table:table-cell>
          <table:table-cell table:formula="of:=IF([.A3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4]" office:value-type="string" office:string-value="119513" calcext:value-type="string">
            <text:p>119513</text:p>
          </table:table-cell>
          <table:table-cell office:value-type="float" office:value="202411" calcext:value-type="float">
            <text:p>202411</text:p>
          </table:table-cell>
          <table:table-cell table:formula="of:=IF([.A33]=&quot;&quot;;&quot;&quot;;4)" office:value-type="float" office:value="4" calcext:value-type="float">
            <text:p>4</text:p>
          </table:table-cell>
          <table:table-cell table:formula="of:=IF([.A33]=&quot;&quot;;&quot;&quot;;5173)" office:value-type="float" office:value="5173" calcext:value-type="float">
            <text:p>5173</text:p>
          </table:table-cell>
          <table:table-cell table:formula="of:=[$Total.C34]" office:value-type="string" office:string-value="28182683890" calcext:value-type="string">
            <text:p>28182683890</text:p>
          </table:table-cell>
          <table:table-cell table:formula="of:=[$Total.D34]" office:value-type="float" office:value="249" calcext:value-type="float">
            <text:p>249</text:p>
          </table:table-cell>
          <table:table-cell table:formula="of:=IF([.A3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5]" office:value-type="string" office:string-value="119717" calcext:value-type="string">
            <text:p>119717</text:p>
          </table:table-cell>
          <table:table-cell office:value-type="float" office:value="202411" calcext:value-type="float">
            <text:p>202411</text:p>
          </table:table-cell>
          <table:table-cell table:formula="of:=IF([.A34]=&quot;&quot;;&quot;&quot;;4)" office:value-type="float" office:value="4" calcext:value-type="float">
            <text:p>4</text:p>
          </table:table-cell>
          <table:table-cell table:formula="of:=IF([.A34]=&quot;&quot;;&quot;&quot;;5173)" office:value-type="float" office:value="5173" calcext:value-type="float">
            <text:p>5173</text:p>
          </table:table-cell>
          <table:table-cell table:formula="of:=[$Total.C35]" office:value-type="string" office:string-value="12854923820" calcext:value-type="string">
            <text:p>12854923820</text:p>
          </table:table-cell>
          <table:table-cell table:formula="of:=[$Total.D35]" office:value-type="float" office:value="249" calcext:value-type="float">
            <text:p>249</text:p>
          </table:table-cell>
          <table:table-cell table:formula="of:=IF([.A3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6]" office:value-type="string" office:string-value="119892" calcext:value-type="string">
            <text:p>119892</text:p>
          </table:table-cell>
          <table:table-cell office:value-type="float" office:value="202411" calcext:value-type="float">
            <text:p>202411</text:p>
          </table:table-cell>
          <table:table-cell table:formula="of:=IF([.A35]=&quot;&quot;;&quot;&quot;;4)" office:value-type="float" office:value="4" calcext:value-type="float">
            <text:p>4</text:p>
          </table:table-cell>
          <table:table-cell table:formula="of:=IF([.A35]=&quot;&quot;;&quot;&quot;;5173)" office:value-type="float" office:value="5173" calcext:value-type="float">
            <text:p>5173</text:p>
          </table:table-cell>
          <table:table-cell table:formula="of:=[$Total.C36]" office:value-type="string" office:string-value="50405565860" calcext:value-type="string">
            <text:p>50405565860</text:p>
          </table:table-cell>
          <table:table-cell table:formula="of:=[$Total.D36]" office:value-type="float" office:value="249" calcext:value-type="float">
            <text:p>249</text:p>
          </table:table-cell>
          <table:table-cell table:formula="of:=IF([.A3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7]" office:value-type="string" office:string-value="120756" calcext:value-type="string">
            <text:p>120756</text:p>
          </table:table-cell>
          <table:table-cell office:value-type="float" office:value="202411" calcext:value-type="float">
            <text:p>202411</text:p>
          </table:table-cell>
          <table:table-cell table:formula="of:=IF([.A36]=&quot;&quot;;&quot;&quot;;4)" office:value-type="float" office:value="4" calcext:value-type="float">
            <text:p>4</text:p>
          </table:table-cell>
          <table:table-cell table:formula="of:=IF([.A36]=&quot;&quot;;&quot;&quot;;5173)" office:value-type="float" office:value="5173" calcext:value-type="float">
            <text:p>5173</text:p>
          </table:table-cell>
          <table:table-cell table:formula="of:=[$Total.C37]" office:value-type="string" office:string-value="09339137884" calcext:value-type="string">
            <text:p>09339137884</text:p>
          </table:table-cell>
          <table:table-cell table:formula="of:=[$Total.D37]" office:value-type="float" office:value="249" calcext:value-type="float">
            <text:p>249</text:p>
          </table:table-cell>
          <table:table-cell table:formula="of:=IF([.A3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8]" office:value-type="string" office:string-value="120858" calcext:value-type="string">
            <text:p>120858</text:p>
          </table:table-cell>
          <table:table-cell office:value-type="float" office:value="202411" calcext:value-type="float">
            <text:p>202411</text:p>
          </table:table-cell>
          <table:table-cell table:formula="of:=IF([.A37]=&quot;&quot;;&quot;&quot;;4)" office:value-type="float" office:value="4" calcext:value-type="float">
            <text:p>4</text:p>
          </table:table-cell>
          <table:table-cell table:formula="of:=IF([.A37]=&quot;&quot;;&quot;&quot;;5173)" office:value-type="float" office:value="5173" calcext:value-type="float">
            <text:p>5173</text:p>
          </table:table-cell>
          <table:table-cell table:formula="of:=[$Total.C38]" office:value-type="string" office:string-value="19028906800" calcext:value-type="string">
            <text:p>19028906800</text:p>
          </table:table-cell>
          <table:table-cell table:formula="of:=[$Total.D38]" office:value-type="float" office:value="249" calcext:value-type="float">
            <text:p>249</text:p>
          </table:table-cell>
          <table:table-cell table:formula="of:=IF([.A3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9]" office:value-type="string" office:string-value="121198" calcext:value-type="string">
            <text:p>121198</text:p>
          </table:table-cell>
          <table:table-cell office:value-type="float" office:value="202411" calcext:value-type="float">
            <text:p>202411</text:p>
          </table:table-cell>
          <table:table-cell table:formula="of:=IF([.A38]=&quot;&quot;;&quot;&quot;;4)" office:value-type="float" office:value="4" calcext:value-type="float">
            <text:p>4</text:p>
          </table:table-cell>
          <table:table-cell table:formula="of:=IF([.A38]=&quot;&quot;;&quot;&quot;;5173)" office:value-type="float" office:value="5173" calcext:value-type="float">
            <text:p>5173</text:p>
          </table:table-cell>
          <table:table-cell table:formula="of:=[$Total.C39]" office:value-type="string" office:string-value="25035523829" calcext:value-type="string">
            <text:p>25035523829</text:p>
          </table:table-cell>
          <table:table-cell table:formula="of:=[$Total.D39]" office:value-type="float" office:value="249" calcext:value-type="float">
            <text:p>249</text:p>
          </table:table-cell>
          <table:table-cell table:formula="of:=IF([.A3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0]" office:value-type="string" office:string-value="121548" calcext:value-type="string">
            <text:p>121548</text:p>
          </table:table-cell>
          <table:table-cell office:value-type="float" office:value="202411" calcext:value-type="float">
            <text:p>202411</text:p>
          </table:table-cell>
          <table:table-cell table:formula="of:=IF([.A39]=&quot;&quot;;&quot;&quot;;4)" office:value-type="float" office:value="4" calcext:value-type="float">
            <text:p>4</text:p>
          </table:table-cell>
          <table:table-cell table:formula="of:=IF([.A39]=&quot;&quot;;&quot;&quot;;5173)" office:value-type="float" office:value="5173" calcext:value-type="float">
            <text:p>5173</text:p>
          </table:table-cell>
          <table:table-cell table:formula="of:=[$Total.C40]" office:value-type="string" office:string-value="31692927817" calcext:value-type="string">
            <text:p>31692927817</text:p>
          </table:table-cell>
          <table:table-cell table:formula="of:=[$Total.D40]" office:value-type="float" office:value="249" calcext:value-type="float">
            <text:p>249</text:p>
          </table:table-cell>
          <table:table-cell table:formula="of:=IF([.A3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1]" office:value-type="string" office:string-value="121829" calcext:value-type="string">
            <text:p>121829</text:p>
          </table:table-cell>
          <table:table-cell office:value-type="float" office:value="202411" calcext:value-type="float">
            <text:p>202411</text:p>
          </table:table-cell>
          <table:table-cell table:formula="of:=IF([.A40]=&quot;&quot;;&quot;&quot;;4)" office:value-type="float" office:value="4" calcext:value-type="float">
            <text:p>4</text:p>
          </table:table-cell>
          <table:table-cell table:formula="of:=IF([.A40]=&quot;&quot;;&quot;&quot;;5173)" office:value-type="float" office:value="5173" calcext:value-type="float">
            <text:p>5173</text:p>
          </table:table-cell>
          <table:table-cell table:formula="of:=[$Total.C41]" office:value-type="string" office:string-value="17566733818" calcext:value-type="string">
            <text:p>17566733818</text:p>
          </table:table-cell>
          <table:table-cell table:formula="of:=[$Total.D41]" office:value-type="float" office:value="249" calcext:value-type="float">
            <text:p>249</text:p>
          </table:table-cell>
          <table:table-cell table:formula="of:=IF([.A4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2]" office:value-type="string" office:string-value="121829" calcext:value-type="string">
            <text:p>121829</text:p>
          </table:table-cell>
          <table:table-cell office:value-type="float" office:value="202411" calcext:value-type="float">
            <text:p>202411</text:p>
          </table:table-cell>
          <table:table-cell table:formula="of:=IF([.A41]=&quot;&quot;;&quot;&quot;;4)" office:value-type="float" office:value="4" calcext:value-type="float">
            <text:p>4</text:p>
          </table:table-cell>
          <table:table-cell table:formula="of:=IF([.A41]=&quot;&quot;;&quot;&quot;;5173)" office:value-type="float" office:value="5173" calcext:value-type="float">
            <text:p>5173</text:p>
          </table:table-cell>
          <table:table-cell table:formula="of:=[$Total.C42]" office:value-type="string" office:string-value="48860838894" calcext:value-type="string">
            <text:p>48860838894</text:p>
          </table:table-cell>
          <table:table-cell table:formula="of:=[$Total.D42]" office:value-type="float" office:value="249" calcext:value-type="float">
            <text:p>249</text:p>
          </table:table-cell>
          <table:table-cell table:formula="of:=IF([.A4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3]" office:value-type="string" office:string-value="122279" calcext:value-type="string">
            <text:p>122279</text:p>
          </table:table-cell>
          <table:table-cell office:value-type="float" office:value="202411" calcext:value-type="float">
            <text:p>202411</text:p>
          </table:table-cell>
          <table:table-cell table:formula="of:=IF([.A42]=&quot;&quot;;&quot;&quot;;4)" office:value-type="float" office:value="4" calcext:value-type="float">
            <text:p>4</text:p>
          </table:table-cell>
          <table:table-cell table:formula="of:=IF([.A42]=&quot;&quot;;&quot;&quot;;5173)" office:value-type="float" office:value="5173" calcext:value-type="float">
            <text:p>5173</text:p>
          </table:table-cell>
          <table:table-cell table:formula="of:=[$Total.C43]" office:value-type="string" office:string-value="22473665893" calcext:value-type="string">
            <text:p>22473665893</text:p>
          </table:table-cell>
          <table:table-cell table:formula="of:=[$Total.D43]" office:value-type="float" office:value="249" calcext:value-type="float">
            <text:p>249</text:p>
          </table:table-cell>
          <table:table-cell table:formula="of:=IF([.A4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4]" office:value-type="string" office:string-value="123172" calcext:value-type="string">
            <text:p>123172</text:p>
          </table:table-cell>
          <table:table-cell office:value-type="float" office:value="202411" calcext:value-type="float">
            <text:p>202411</text:p>
          </table:table-cell>
          <table:table-cell table:formula="of:=IF([.A43]=&quot;&quot;;&quot;&quot;;4)" office:value-type="float" office:value="4" calcext:value-type="float">
            <text:p>4</text:p>
          </table:table-cell>
          <table:table-cell table:formula="of:=IF([.A43]=&quot;&quot;;&quot;&quot;;5173)" office:value-type="float" office:value="5173" calcext:value-type="float">
            <text:p>5173</text:p>
          </table:table-cell>
          <table:table-cell table:formula="of:=[$Total.C44]" office:value-type="string" office:string-value="22692780892" calcext:value-type="string">
            <text:p>22692780892</text:p>
          </table:table-cell>
          <table:table-cell table:formula="of:=[$Total.D44]" office:value-type="float" office:value="249" calcext:value-type="float">
            <text:p>249</text:p>
          </table:table-cell>
          <table:table-cell table:formula="of:=IF([.A4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5]" office:value-type="string" office:string-value="123429" calcext:value-type="string">
            <text:p>123429</text:p>
          </table:table-cell>
          <table:table-cell office:value-type="float" office:value="202411" calcext:value-type="float">
            <text:p>202411</text:p>
          </table:table-cell>
          <table:table-cell table:formula="of:=IF([.A44]=&quot;&quot;;&quot;&quot;;4)" office:value-type="float" office:value="4" calcext:value-type="float">
            <text:p>4</text:p>
          </table:table-cell>
          <table:table-cell table:formula="of:=IF([.A44]=&quot;&quot;;&quot;&quot;;5173)" office:value-type="float" office:value="5173" calcext:value-type="float">
            <text:p>5173</text:p>
          </table:table-cell>
          <table:table-cell table:formula="of:=[$Total.C45]" office:value-type="string" office:string-value="53608913866" calcext:value-type="string">
            <text:p>53608913866</text:p>
          </table:table-cell>
          <table:table-cell table:formula="of:=[$Total.D45]" office:value-type="float" office:value="249" calcext:value-type="float">
            <text:p>249</text:p>
          </table:table-cell>
          <table:table-cell table:formula="of:=IF([.A4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6]" office:value-type="string" office:string-value="123979" calcext:value-type="string">
            <text:p>123979</text:p>
          </table:table-cell>
          <table:table-cell office:value-type="float" office:value="202411" calcext:value-type="float">
            <text:p>202411</text:p>
          </table:table-cell>
          <table:table-cell table:formula="of:=IF([.A45]=&quot;&quot;;&quot;&quot;;4)" office:value-type="float" office:value="4" calcext:value-type="float">
            <text:p>4</text:p>
          </table:table-cell>
          <table:table-cell table:formula="of:=IF([.A45]=&quot;&quot;;&quot;&quot;;5173)" office:value-type="float" office:value="5173" calcext:value-type="float">
            <text:p>5173</text:p>
          </table:table-cell>
          <table:table-cell table:formula="of:=[$Total.C46]" office:value-type="string" office:string-value="05689019836" calcext:value-type="string">
            <text:p>05689019836</text:p>
          </table:table-cell>
          <table:table-cell table:formula="of:=[$Total.D46]" office:value-type="float" office:value="249" calcext:value-type="float">
            <text:p>249</text:p>
          </table:table-cell>
          <table:table-cell table:formula="of:=IF([.A4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7]" office:value-type="string" office:string-value="124009" calcext:value-type="string">
            <text:p>124009</text:p>
          </table:table-cell>
          <table:table-cell office:value-type="float" office:value="202411" calcext:value-type="float">
            <text:p>202411</text:p>
          </table:table-cell>
          <table:table-cell table:formula="of:=IF([.A46]=&quot;&quot;;&quot;&quot;;4)" office:value-type="float" office:value="4" calcext:value-type="float">
            <text:p>4</text:p>
          </table:table-cell>
          <table:table-cell table:formula="of:=IF([.A46]=&quot;&quot;;&quot;&quot;;5173)" office:value-type="float" office:value="5173" calcext:value-type="float">
            <text:p>5173</text:p>
          </table:table-cell>
          <table:table-cell table:formula="of:=[$Total.C47]" office:value-type="string" office:string-value="50460652826" calcext:value-type="string">
            <text:p>50460652826</text:p>
          </table:table-cell>
          <table:table-cell table:formula="of:=[$Total.D47]" office:value-type="float" office:value="249" calcext:value-type="float">
            <text:p>249</text:p>
          </table:table-cell>
          <table:table-cell table:formula="of:=IF([.A4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8]" office:value-type="string" office:string-value="124074" calcext:value-type="string">
            <text:p>124074</text:p>
          </table:table-cell>
          <table:table-cell office:value-type="float" office:value="202411" calcext:value-type="float">
            <text:p>202411</text:p>
          </table:table-cell>
          <table:table-cell table:formula="of:=IF([.A47]=&quot;&quot;;&quot;&quot;;4)" office:value-type="float" office:value="4" calcext:value-type="float">
            <text:p>4</text:p>
          </table:table-cell>
          <table:table-cell table:formula="of:=IF([.A47]=&quot;&quot;;&quot;&quot;;5173)" office:value-type="float" office:value="5173" calcext:value-type="float">
            <text:p>5173</text:p>
          </table:table-cell>
          <table:table-cell table:formula="of:=[$Total.C48]" office:value-type="string" office:string-value="06764725837" calcext:value-type="string">
            <text:p>06764725837</text:p>
          </table:table-cell>
          <table:table-cell table:formula="of:=[$Total.D48]" office:value-type="float" office:value="249" calcext:value-type="float">
            <text:p>249</text:p>
          </table:table-cell>
          <table:table-cell table:formula="of:=IF([.A4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9]" office:value-type="string" office:string-value="124074" calcext:value-type="string">
            <text:p>124074</text:p>
          </table:table-cell>
          <table:table-cell office:value-type="float" office:value="202411" calcext:value-type="float">
            <text:p>202411</text:p>
          </table:table-cell>
          <table:table-cell table:formula="of:=IF([.A48]=&quot;&quot;;&quot;&quot;;4)" office:value-type="float" office:value="4" calcext:value-type="float">
            <text:p>4</text:p>
          </table:table-cell>
          <table:table-cell table:formula="of:=IF([.A48]=&quot;&quot;;&quot;&quot;;5173)" office:value-type="float" office:value="5173" calcext:value-type="float">
            <text:p>5173</text:p>
          </table:table-cell>
          <table:table-cell table:formula="of:=[$Total.C49]" office:value-type="string" office:string-value="47825875893" calcext:value-type="string">
            <text:p>47825875893</text:p>
          </table:table-cell>
          <table:table-cell table:formula="of:=[$Total.D49]" office:value-type="float" office:value="249" calcext:value-type="float">
            <text:p>249</text:p>
          </table:table-cell>
          <table:table-cell table:formula="of:=IF([.A4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0]" office:value-type="string" office:string-value="126407" calcext:value-type="string">
            <text:p>126407</text:p>
          </table:table-cell>
          <table:table-cell office:value-type="float" office:value="202411" calcext:value-type="float">
            <text:p>202411</text:p>
          </table:table-cell>
          <table:table-cell table:formula="of:=IF([.A49]=&quot;&quot;;&quot;&quot;;4)" office:value-type="float" office:value="4" calcext:value-type="float">
            <text:p>4</text:p>
          </table:table-cell>
          <table:table-cell table:formula="of:=IF([.A49]=&quot;&quot;;&quot;&quot;;5173)" office:value-type="float" office:value="5173" calcext:value-type="float">
            <text:p>5173</text:p>
          </table:table-cell>
          <table:table-cell table:formula="of:=[$Total.C50]" office:value-type="string" office:string-value="49750400852" calcext:value-type="string">
            <text:p>49750400852</text:p>
          </table:table-cell>
          <table:table-cell table:formula="of:=[$Total.D50]" office:value-type="float" office:value="249" calcext:value-type="float">
            <text:p>249</text:p>
          </table:table-cell>
          <table:table-cell table:formula="of:=IF([.A4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1]" office:value-type="string" office:string-value="126407" calcext:value-type="string">
            <text:p>126407</text:p>
          </table:table-cell>
          <table:table-cell office:value-type="float" office:value="202411" calcext:value-type="float">
            <text:p>202411</text:p>
          </table:table-cell>
          <table:table-cell table:formula="of:=IF([.A50]=&quot;&quot;;&quot;&quot;;4)" office:value-type="float" office:value="4" calcext:value-type="float">
            <text:p>4</text:p>
          </table:table-cell>
          <table:table-cell table:formula="of:=IF([.A50]=&quot;&quot;;&quot;&quot;;5173)" office:value-type="float" office:value="5173" calcext:value-type="float">
            <text:p>5173</text:p>
          </table:table-cell>
          <table:table-cell table:formula="of:=[$Total.C51]" office:value-type="string" office:string-value="30352927879" calcext:value-type="string">
            <text:p>30352927879</text:p>
          </table:table-cell>
          <table:table-cell table:formula="of:=[$Total.D51]" office:value-type="float" office:value="249" calcext:value-type="float">
            <text:p>249</text:p>
          </table:table-cell>
          <table:table-cell table:formula="of:=IF([.A5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2]" office:value-type="string" office:string-value="126745" calcext:value-type="string">
            <text:p>126745</text:p>
          </table:table-cell>
          <table:table-cell office:value-type="float" office:value="202411" calcext:value-type="float">
            <text:p>202411</text:p>
          </table:table-cell>
          <table:table-cell table:formula="of:=IF([.A51]=&quot;&quot;;&quot;&quot;;4)" office:value-type="float" office:value="4" calcext:value-type="float">
            <text:p>4</text:p>
          </table:table-cell>
          <table:table-cell table:formula="of:=IF([.A51]=&quot;&quot;;&quot;&quot;;5173)" office:value-type="float" office:value="5173" calcext:value-type="float">
            <text:p>5173</text:p>
          </table:table-cell>
          <table:table-cell table:formula="of:=[$Total.C52]" office:value-type="string" office:string-value="40523827814" calcext:value-type="string">
            <text:p>40523827814</text:p>
          </table:table-cell>
          <table:table-cell table:formula="of:=[$Total.D52]" office:value-type="float" office:value="249" calcext:value-type="float">
            <text:p>249</text:p>
          </table:table-cell>
          <table:table-cell table:formula="of:=IF([.A5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3]" office:value-type="string" office:string-value="127044" calcext:value-type="string">
            <text:p>127044</text:p>
          </table:table-cell>
          <table:table-cell office:value-type="float" office:value="202411" calcext:value-type="float">
            <text:p>202411</text:p>
          </table:table-cell>
          <table:table-cell table:formula="of:=IF([.A52]=&quot;&quot;;&quot;&quot;;4)" office:value-type="float" office:value="4" calcext:value-type="float">
            <text:p>4</text:p>
          </table:table-cell>
          <table:table-cell table:formula="of:=IF([.A52]=&quot;&quot;;&quot;&quot;;5173)" office:value-type="float" office:value="5173" calcext:value-type="float">
            <text:p>5173</text:p>
          </table:table-cell>
          <table:table-cell table:formula="of:=[$Total.C53]" office:value-type="string" office:string-value="25525649845" calcext:value-type="string">
            <text:p>25525649845</text:p>
          </table:table-cell>
          <table:table-cell table:formula="of:=[$Total.D53]" office:value-type="float" office:value="249" calcext:value-type="float">
            <text:p>249</text:p>
          </table:table-cell>
          <table:table-cell table:formula="of:=IF([.A5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4]" office:value-type="string" office:string-value="127044" calcext:value-type="string">
            <text:p>127044</text:p>
          </table:table-cell>
          <table:table-cell office:value-type="float" office:value="202411" calcext:value-type="float">
            <text:p>202411</text:p>
          </table:table-cell>
          <table:table-cell table:formula="of:=IF([.A53]=&quot;&quot;;&quot;&quot;;4)" office:value-type="float" office:value="4" calcext:value-type="float">
            <text:p>4</text:p>
          </table:table-cell>
          <table:table-cell table:formula="of:=IF([.A53]=&quot;&quot;;&quot;&quot;;5173)" office:value-type="float" office:value="5173" calcext:value-type="float">
            <text:p>5173</text:p>
          </table:table-cell>
          <table:table-cell table:formula="of:=[$Total.C54]" office:value-type="string" office:string-value="52141487803" calcext:value-type="string">
            <text:p>52141487803</text:p>
          </table:table-cell>
          <table:table-cell table:formula="of:=[$Total.D54]" office:value-type="float" office:value="249" calcext:value-type="float">
            <text:p>249</text:p>
          </table:table-cell>
          <table:table-cell table:formula="of:=IF([.A5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5]" office:value-type="string" office:string-value="127105" calcext:value-type="string">
            <text:p>127105</text:p>
          </table:table-cell>
          <table:table-cell office:value-type="float" office:value="202411" calcext:value-type="float">
            <text:p>202411</text:p>
          </table:table-cell>
          <table:table-cell table:formula="of:=IF([.A54]=&quot;&quot;;&quot;&quot;;4)" office:value-type="float" office:value="4" calcext:value-type="float">
            <text:p>4</text:p>
          </table:table-cell>
          <table:table-cell table:formula="of:=IF([.A54]=&quot;&quot;;&quot;&quot;;5173)" office:value-type="float" office:value="5173" calcext:value-type="float">
            <text:p>5173</text:p>
          </table:table-cell>
          <table:table-cell table:formula="of:=[$Total.C55]" office:value-type="string" office:string-value="26929745812" calcext:value-type="string">
            <text:p>26929745812</text:p>
          </table:table-cell>
          <table:table-cell table:formula="of:=[$Total.D55]" office:value-type="float" office:value="249" calcext:value-type="float">
            <text:p>249</text:p>
          </table:table-cell>
          <table:table-cell table:formula="of:=IF([.A5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6]" office:value-type="string" office:string-value="127113" calcext:value-type="string">
            <text:p>127113</text:p>
          </table:table-cell>
          <table:table-cell office:value-type="float" office:value="202411" calcext:value-type="float">
            <text:p>202411</text:p>
          </table:table-cell>
          <table:table-cell table:formula="of:=IF([.A55]=&quot;&quot;;&quot;&quot;;4)" office:value-type="float" office:value="4" calcext:value-type="float">
            <text:p>4</text:p>
          </table:table-cell>
          <table:table-cell table:formula="of:=IF([.A55]=&quot;&quot;;&quot;&quot;;5173)" office:value-type="float" office:value="5173" calcext:value-type="float">
            <text:p>5173</text:p>
          </table:table-cell>
          <table:table-cell table:formula="of:=[$Total.C56]" office:value-type="string" office:string-value="25091841806" calcext:value-type="string">
            <text:p>25091841806</text:p>
          </table:table-cell>
          <table:table-cell table:formula="of:=[$Total.D56]" office:value-type="float" office:value="249" calcext:value-type="float">
            <text:p>249</text:p>
          </table:table-cell>
          <table:table-cell table:formula="of:=IF([.A5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7]" office:value-type="string" office:string-value="127358" calcext:value-type="string">
            <text:p>127358</text:p>
          </table:table-cell>
          <table:table-cell office:value-type="float" office:value="202411" calcext:value-type="float">
            <text:p>202411</text:p>
          </table:table-cell>
          <table:table-cell table:formula="of:=IF([.A56]=&quot;&quot;;&quot;&quot;;4)" office:value-type="float" office:value="4" calcext:value-type="float">
            <text:p>4</text:p>
          </table:table-cell>
          <table:table-cell table:formula="of:=IF([.A56]=&quot;&quot;;&quot;&quot;;5173)" office:value-type="float" office:value="5173" calcext:value-type="float">
            <text:p>5173</text:p>
          </table:table-cell>
          <table:table-cell table:formula="of:=[$Total.C57]" office:value-type="string" office:string-value="52736884850" calcext:value-type="string">
            <text:p>52736884850</text:p>
          </table:table-cell>
          <table:table-cell table:formula="of:=[$Total.D57]" office:value-type="float" office:value="249" calcext:value-type="float">
            <text:p>249</text:p>
          </table:table-cell>
          <table:table-cell table:formula="of:=IF([.A5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8]" office:value-type="string" office:string-value="127358" calcext:value-type="string">
            <text:p>127358</text:p>
          </table:table-cell>
          <table:table-cell office:value-type="float" office:value="202411" calcext:value-type="float">
            <text:p>202411</text:p>
          </table:table-cell>
          <table:table-cell table:formula="of:=IF([.A57]=&quot;&quot;;&quot;&quot;;4)" office:value-type="float" office:value="4" calcext:value-type="float">
            <text:p>4</text:p>
          </table:table-cell>
          <table:table-cell table:formula="of:=IF([.A57]=&quot;&quot;;&quot;&quot;;5173)" office:value-type="float" office:value="5173" calcext:value-type="float">
            <text:p>5173</text:p>
          </table:table-cell>
          <table:table-cell table:formula="of:=[$Total.C58]" office:value-type="string" office:string-value="52736827899" calcext:value-type="string">
            <text:p>52736827899</text:p>
          </table:table-cell>
          <table:table-cell table:formula="of:=[$Total.D58]" office:value-type="float" office:value="249" calcext:value-type="float">
            <text:p>249</text:p>
          </table:table-cell>
          <table:table-cell table:formula="of:=IF([.A5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9]" office:value-type="string" office:string-value="127358" calcext:value-type="string">
            <text:p>127358</text:p>
          </table:table-cell>
          <table:table-cell office:value-type="float" office:value="202411" calcext:value-type="float">
            <text:p>202411</text:p>
          </table:table-cell>
          <table:table-cell table:formula="of:=IF([.A58]=&quot;&quot;;&quot;&quot;;4)" office:value-type="float" office:value="4" calcext:value-type="float">
            <text:p>4</text:p>
          </table:table-cell>
          <table:table-cell table:formula="of:=IF([.A58]=&quot;&quot;;&quot;&quot;;5173)" office:value-type="float" office:value="5173" calcext:value-type="float">
            <text:p>5173</text:p>
          </table:table-cell>
          <table:table-cell table:formula="of:=[$Total.C59]" office:value-type="string" office:string-value="07875027829" calcext:value-type="string">
            <text:p>07875027829</text:p>
          </table:table-cell>
          <table:table-cell table:formula="of:=[$Total.D59]" office:value-type="float" office:value="249" calcext:value-type="float">
            <text:p>249</text:p>
          </table:table-cell>
          <table:table-cell table:formula="of:=IF([.A5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0]" office:value-type="string" office:string-value="127529" calcext:value-type="string">
            <text:p>127529</text:p>
          </table:table-cell>
          <table:table-cell office:value-type="float" office:value="202411" calcext:value-type="float">
            <text:p>202411</text:p>
          </table:table-cell>
          <table:table-cell table:formula="of:=IF([.A59]=&quot;&quot;;&quot;&quot;;4)" office:value-type="float" office:value="4" calcext:value-type="float">
            <text:p>4</text:p>
          </table:table-cell>
          <table:table-cell table:formula="of:=IF([.A59]=&quot;&quot;;&quot;&quot;;5173)" office:value-type="float" office:value="5173" calcext:value-type="float">
            <text:p>5173</text:p>
          </table:table-cell>
          <table:table-cell table:formula="of:=[$Total.C60]" office:value-type="string" office:string-value="12359989839" calcext:value-type="string">
            <text:p>12359989839</text:p>
          </table:table-cell>
          <table:table-cell table:formula="of:=[$Total.D60]" office:value-type="float" office:value="249" calcext:value-type="float">
            <text:p>249</text:p>
          </table:table-cell>
          <table:table-cell table:formula="of:=IF([.A5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1]" office:value-type="string" office:string-value="128931" calcext:value-type="string">
            <text:p>128931</text:p>
          </table:table-cell>
          <table:table-cell office:value-type="float" office:value="202411" calcext:value-type="float">
            <text:p>202411</text:p>
          </table:table-cell>
          <table:table-cell table:formula="of:=IF([.A60]=&quot;&quot;;&quot;&quot;;4)" office:value-type="float" office:value="4" calcext:value-type="float">
            <text:p>4</text:p>
          </table:table-cell>
          <table:table-cell table:formula="of:=IF([.A60]=&quot;&quot;;&quot;&quot;;5173)" office:value-type="float" office:value="5173" calcext:value-type="float">
            <text:p>5173</text:p>
          </table:table-cell>
          <table:table-cell table:formula="of:=[$Total.C61]" office:value-type="string" office:string-value="30225420899" calcext:value-type="string">
            <text:p>30225420899</text:p>
          </table:table-cell>
          <table:table-cell table:formula="of:=[$Total.D61]" office:value-type="float" office:value="249" calcext:value-type="float">
            <text:p>249</text:p>
          </table:table-cell>
          <table:table-cell table:formula="of:=IF([.A6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2]" office:value-type="string" office:string-value="129153" calcext:value-type="string">
            <text:p>129153</text:p>
          </table:table-cell>
          <table:table-cell office:value-type="float" office:value="202411" calcext:value-type="float">
            <text:p>202411</text:p>
          </table:table-cell>
          <table:table-cell table:formula="of:=IF([.A61]=&quot;&quot;;&quot;&quot;;4)" office:value-type="float" office:value="4" calcext:value-type="float">
            <text:p>4</text:p>
          </table:table-cell>
          <table:table-cell table:formula="of:=IF([.A61]=&quot;&quot;;&quot;&quot;;5173)" office:value-type="float" office:value="5173" calcext:value-type="float">
            <text:p>5173</text:p>
          </table:table-cell>
          <table:table-cell table:formula="of:=[$Total.C62]" office:value-type="string" office:string-value="35494666840" calcext:value-type="string">
            <text:p>35494666840</text:p>
          </table:table-cell>
          <table:table-cell table:formula="of:=[$Total.D62]" office:value-type="float" office:value="249" calcext:value-type="float">
            <text:p>249</text:p>
          </table:table-cell>
          <table:table-cell table:formula="of:=IF([.A6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3]" office:value-type="string" office:string-value="129153" calcext:value-type="string">
            <text:p>129153</text:p>
          </table:table-cell>
          <table:table-cell office:value-type="float" office:value="202411" calcext:value-type="float">
            <text:p>202411</text:p>
          </table:table-cell>
          <table:table-cell table:formula="of:=IF([.A62]=&quot;&quot;;&quot;&quot;;4)" office:value-type="float" office:value="4" calcext:value-type="float">
            <text:p>4</text:p>
          </table:table-cell>
          <table:table-cell table:formula="of:=IF([.A62]=&quot;&quot;;&quot;&quot;;5173)" office:value-type="float" office:value="5173" calcext:value-type="float">
            <text:p>5173</text:p>
          </table:table-cell>
          <table:table-cell table:formula="of:=[$Total.C63]" office:value-type="string" office:string-value="52624375830" calcext:value-type="string">
            <text:p>52624375830</text:p>
          </table:table-cell>
          <table:table-cell table:formula="of:=[$Total.D63]" office:value-type="float" office:value="249" calcext:value-type="float">
            <text:p>249</text:p>
          </table:table-cell>
          <table:table-cell table:formula="of:=IF([.A6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4]" office:value-type="string" office:string-value="130416" calcext:value-type="string">
            <text:p>130416</text:p>
          </table:table-cell>
          <table:table-cell office:value-type="float" office:value="202411" calcext:value-type="float">
            <text:p>202411</text:p>
          </table:table-cell>
          <table:table-cell table:formula="of:=IF([.A63]=&quot;&quot;;&quot;&quot;;4)" office:value-type="float" office:value="4" calcext:value-type="float">
            <text:p>4</text:p>
          </table:table-cell>
          <table:table-cell table:formula="of:=IF([.A63]=&quot;&quot;;&quot;&quot;;5173)" office:value-type="float" office:value="5173" calcext:value-type="float">
            <text:p>5173</text:p>
          </table:table-cell>
          <table:table-cell table:formula="of:=[$Total.C64]" office:value-type="string" office:string-value="49986992885" calcext:value-type="string">
            <text:p>49986992885</text:p>
          </table:table-cell>
          <table:table-cell table:formula="of:=[$Total.D64]" office:value-type="float" office:value="249" calcext:value-type="float">
            <text:p>249</text:p>
          </table:table-cell>
          <table:table-cell table:formula="of:=IF([.A6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5]" office:value-type="string" office:string-value="130498" calcext:value-type="string">
            <text:p>130498</text:p>
          </table:table-cell>
          <table:table-cell office:value-type="float" office:value="202411" calcext:value-type="float">
            <text:p>202411</text:p>
          </table:table-cell>
          <table:table-cell table:formula="of:=IF([.A64]=&quot;&quot;;&quot;&quot;;4)" office:value-type="float" office:value="4" calcext:value-type="float">
            <text:p>4</text:p>
          </table:table-cell>
          <table:table-cell table:formula="of:=IF([.A64]=&quot;&quot;;&quot;&quot;;5173)" office:value-type="float" office:value="5173" calcext:value-type="float">
            <text:p>5173</text:p>
          </table:table-cell>
          <table:table-cell table:formula="of:=[$Total.C65]" office:value-type="string" office:string-value="06764381801" calcext:value-type="string">
            <text:p>06764381801</text:p>
          </table:table-cell>
          <table:table-cell table:formula="of:=[$Total.D65]" office:value-type="float" office:value="249" calcext:value-type="float">
            <text:p>249</text:p>
          </table:table-cell>
          <table:table-cell table:formula="of:=IF([.A6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6]" office:value-type="string" office:string-value="130559" calcext:value-type="string">
            <text:p>130559</text:p>
          </table:table-cell>
          <table:table-cell office:value-type="float" office:value="202411" calcext:value-type="float">
            <text:p>202411</text:p>
          </table:table-cell>
          <table:table-cell table:formula="of:=IF([.A65]=&quot;&quot;;&quot;&quot;;4)" office:value-type="float" office:value="4" calcext:value-type="float">
            <text:p>4</text:p>
          </table:table-cell>
          <table:table-cell table:formula="of:=IF([.A65]=&quot;&quot;;&quot;&quot;;5173)" office:value-type="float" office:value="5173" calcext:value-type="float">
            <text:p>5173</text:p>
          </table:table-cell>
          <table:table-cell table:formula="of:=[$Total.C66]" office:value-type="string" office:string-value="13355026883" calcext:value-type="string">
            <text:p>13355026883</text:p>
          </table:table-cell>
          <table:table-cell table:formula="of:=[$Total.D66]" office:value-type="float" office:value="249" calcext:value-type="float">
            <text:p>249</text:p>
          </table:table-cell>
          <table:table-cell table:formula="of:=IF([.A6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7]" office:value-type="string" office:string-value="131037" calcext:value-type="string">
            <text:p>131037</text:p>
          </table:table-cell>
          <table:table-cell office:value-type="float" office:value="202411" calcext:value-type="float">
            <text:p>202411</text:p>
          </table:table-cell>
          <table:table-cell table:formula="of:=IF([.A66]=&quot;&quot;;&quot;&quot;;4)" office:value-type="float" office:value="4" calcext:value-type="float">
            <text:p>4</text:p>
          </table:table-cell>
          <table:table-cell table:formula="of:=IF([.A66]=&quot;&quot;;&quot;&quot;;5173)" office:value-type="float" office:value="5173" calcext:value-type="float">
            <text:p>5173</text:p>
          </table:table-cell>
          <table:table-cell table:formula="of:=[$Total.C67]" office:value-type="string" office:string-value="39330376894" calcext:value-type="string">
            <text:p>39330376894</text:p>
          </table:table-cell>
          <table:table-cell table:formula="of:=[$Total.D67]" office:value-type="float" office:value="249" calcext:value-type="float">
            <text:p>249</text:p>
          </table:table-cell>
          <table:table-cell table:formula="of:=IF([.A6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8]" office:value-type="string" office:string-value="131037" calcext:value-type="string">
            <text:p>131037</text:p>
          </table:table-cell>
          <table:table-cell office:value-type="float" office:value="202411" calcext:value-type="float">
            <text:p>202411</text:p>
          </table:table-cell>
          <table:table-cell table:formula="of:=IF([.A67]=&quot;&quot;;&quot;&quot;;4)" office:value-type="float" office:value="4" calcext:value-type="float">
            <text:p>4</text:p>
          </table:table-cell>
          <table:table-cell table:formula="of:=IF([.A67]=&quot;&quot;;&quot;&quot;;5173)" office:value-type="float" office:value="5173" calcext:value-type="float">
            <text:p>5173</text:p>
          </table:table-cell>
          <table:table-cell table:formula="of:=[$Total.C68]" office:value-type="string" office:string-value="57496381896" calcext:value-type="string">
            <text:p>57496381896</text:p>
          </table:table-cell>
          <table:table-cell table:formula="of:=[$Total.D68]" office:value-type="float" office:value="249" calcext:value-type="float">
            <text:p>249</text:p>
          </table:table-cell>
          <table:table-cell table:formula="of:=IF([.A6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9]" office:value-type="string" office:string-value="131045" calcext:value-type="string">
            <text:p>131045</text:p>
          </table:table-cell>
          <table:table-cell office:value-type="float" office:value="202411" calcext:value-type="float">
            <text:p>202411</text:p>
          </table:table-cell>
          <table:table-cell table:formula="of:=IF([.A68]=&quot;&quot;;&quot;&quot;;4)" office:value-type="float" office:value="4" calcext:value-type="float">
            <text:p>4</text:p>
          </table:table-cell>
          <table:table-cell table:formula="of:=IF([.A68]=&quot;&quot;;&quot;&quot;;5173)" office:value-type="float" office:value="5173" calcext:value-type="float">
            <text:p>5173</text:p>
          </table:table-cell>
          <table:table-cell table:formula="of:=[$Total.C69]" office:value-type="string" office:string-value="56760283864" calcext:value-type="string">
            <text:p>56760283864</text:p>
          </table:table-cell>
          <table:table-cell table:formula="of:=[$Total.D69]" office:value-type="float" office:value="249" calcext:value-type="float">
            <text:p>249</text:p>
          </table:table-cell>
          <table:table-cell table:formula="of:=IF([.A6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0]" office:value-type="string" office:string-value="131538" calcext:value-type="string">
            <text:p>131538</text:p>
          </table:table-cell>
          <table:table-cell office:value-type="float" office:value="202411" calcext:value-type="float">
            <text:p>202411</text:p>
          </table:table-cell>
          <table:table-cell table:formula="of:=IF([.A69]=&quot;&quot;;&quot;&quot;;4)" office:value-type="float" office:value="4" calcext:value-type="float">
            <text:p>4</text:p>
          </table:table-cell>
          <table:table-cell table:formula="of:=IF([.A69]=&quot;&quot;;&quot;&quot;;5173)" office:value-type="float" office:value="5173" calcext:value-type="float">
            <text:p>5173</text:p>
          </table:table-cell>
          <table:table-cell table:formula="of:=[$Total.C70]" office:value-type="string" office:string-value="52551441854" calcext:value-type="string">
            <text:p>52551441854</text:p>
          </table:table-cell>
          <table:table-cell table:formula="of:=[$Total.D70]" office:value-type="float" office:value="249" calcext:value-type="float">
            <text:p>249</text:p>
          </table:table-cell>
          <table:table-cell table:formula="of:=IF([.A6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1]" office:value-type="string" office:string-value="131538" calcext:value-type="string">
            <text:p>131538</text:p>
          </table:table-cell>
          <table:table-cell office:value-type="float" office:value="202411" calcext:value-type="float">
            <text:p>202411</text:p>
          </table:table-cell>
          <table:table-cell table:formula="of:=IF([.A70]=&quot;&quot;;&quot;&quot;;4)" office:value-type="float" office:value="4" calcext:value-type="float">
            <text:p>4</text:p>
          </table:table-cell>
          <table:table-cell table:formula="of:=IF([.A70]=&quot;&quot;;&quot;&quot;;5173)" office:value-type="float" office:value="5173" calcext:value-type="float">
            <text:p>5173</text:p>
          </table:table-cell>
          <table:table-cell table:formula="of:=[$Total.C71]" office:value-type="string" office:string-value="07678612800" calcext:value-type="string">
            <text:p>07678612800</text:p>
          </table:table-cell>
          <table:table-cell table:formula="of:=[$Total.D71]" office:value-type="float" office:value="249" calcext:value-type="float">
            <text:p>249</text:p>
          </table:table-cell>
          <table:table-cell table:formula="of:=IF([.A7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2]" office:value-type="string" office:string-value="131937" calcext:value-type="string">
            <text:p>131937</text:p>
          </table:table-cell>
          <table:table-cell office:value-type="float" office:value="202411" calcext:value-type="float">
            <text:p>202411</text:p>
          </table:table-cell>
          <table:table-cell table:formula="of:=IF([.A71]=&quot;&quot;;&quot;&quot;;4)" office:value-type="float" office:value="4" calcext:value-type="float">
            <text:p>4</text:p>
          </table:table-cell>
          <table:table-cell table:formula="of:=IF([.A71]=&quot;&quot;;&quot;&quot;;5173)" office:value-type="float" office:value="5173" calcext:value-type="float">
            <text:p>5173</text:p>
          </table:table-cell>
          <table:table-cell table:formula="of:=[$Total.C72]" office:value-type="string" office:string-value="06374392876" calcext:value-type="string">
            <text:p>06374392876</text:p>
          </table:table-cell>
          <table:table-cell table:formula="of:=[$Total.D72]" office:value-type="float" office:value="249" calcext:value-type="float">
            <text:p>249</text:p>
          </table:table-cell>
          <table:table-cell table:formula="of:=IF([.A7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3]" office:value-type="string" office:string-value="133671" calcext:value-type="string">
            <text:p>133671</text:p>
          </table:table-cell>
          <table:table-cell office:value-type="float" office:value="202411" calcext:value-type="float">
            <text:p>202411</text:p>
          </table:table-cell>
          <table:table-cell table:formula="of:=IF([.A72]=&quot;&quot;;&quot;&quot;;4)" office:value-type="float" office:value="4" calcext:value-type="float">
            <text:p>4</text:p>
          </table:table-cell>
          <table:table-cell table:formula="of:=IF([.A72]=&quot;&quot;;&quot;&quot;;5173)" office:value-type="float" office:value="5173" calcext:value-type="float">
            <text:p>5173</text:p>
          </table:table-cell>
          <table:table-cell table:formula="of:=[$Total.C73]" office:value-type="string" office:string-value="10799429805" calcext:value-type="string">
            <text:p>10799429805</text:p>
          </table:table-cell>
          <table:table-cell table:formula="of:=[$Total.D73]" office:value-type="float" office:value="249" calcext:value-type="float">
            <text:p>249</text:p>
          </table:table-cell>
          <table:table-cell table:formula="of:=IF([.A7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4]" office:value-type="string" office:string-value="133671" calcext:value-type="string">
            <text:p>133671</text:p>
          </table:table-cell>
          <table:table-cell office:value-type="float" office:value="202411" calcext:value-type="float">
            <text:p>202411</text:p>
          </table:table-cell>
          <table:table-cell table:formula="of:=IF([.A73]=&quot;&quot;;&quot;&quot;;4)" office:value-type="float" office:value="4" calcext:value-type="float">
            <text:p>4</text:p>
          </table:table-cell>
          <table:table-cell table:formula="of:=IF([.A73]=&quot;&quot;;&quot;&quot;;5173)" office:value-type="float" office:value="5173" calcext:value-type="float">
            <text:p>5173</text:p>
          </table:table-cell>
          <table:table-cell table:formula="of:=[$Total.C74]" office:value-type="string" office:string-value="43242481844" calcext:value-type="string">
            <text:p>43242481844</text:p>
          </table:table-cell>
          <table:table-cell table:formula="of:=[$Total.D74]" office:value-type="float" office:value="249" calcext:value-type="float">
            <text:p>249</text:p>
          </table:table-cell>
          <table:table-cell table:formula="of:=IF([.A7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5]" office:value-type="string" office:string-value="133867" calcext:value-type="string">
            <text:p>133867</text:p>
          </table:table-cell>
          <table:table-cell office:value-type="float" office:value="202411" calcext:value-type="float">
            <text:p>202411</text:p>
          </table:table-cell>
          <table:table-cell table:formula="of:=IF([.A74]=&quot;&quot;;&quot;&quot;;4)" office:value-type="float" office:value="4" calcext:value-type="float">
            <text:p>4</text:p>
          </table:table-cell>
          <table:table-cell table:formula="of:=IF([.A74]=&quot;&quot;;&quot;&quot;;5173)" office:value-type="float" office:value="5173" calcext:value-type="float">
            <text:p>5173</text:p>
          </table:table-cell>
          <table:table-cell table:formula="of:=[$Total.C75]" office:value-type="string" office:string-value="11528719867" calcext:value-type="string">
            <text:p>11528719867</text:p>
          </table:table-cell>
          <table:table-cell table:formula="of:=[$Total.D75]" office:value-type="float" office:value="249" calcext:value-type="float">
            <text:p>249</text:p>
          </table:table-cell>
          <table:table-cell table:formula="of:=IF([.A7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6]" office:value-type="string" office:string-value="134243" calcext:value-type="string">
            <text:p>134243</text:p>
          </table:table-cell>
          <table:table-cell office:value-type="float" office:value="202411" calcext:value-type="float">
            <text:p>202411</text:p>
          </table:table-cell>
          <table:table-cell table:formula="of:=IF([.A75]=&quot;&quot;;&quot;&quot;;4)" office:value-type="float" office:value="4" calcext:value-type="float">
            <text:p>4</text:p>
          </table:table-cell>
          <table:table-cell table:formula="of:=IF([.A75]=&quot;&quot;;&quot;&quot;;5173)" office:value-type="float" office:value="5173" calcext:value-type="float">
            <text:p>5173</text:p>
          </table:table-cell>
          <table:table-cell table:formula="of:=[$Total.C76]" office:value-type="string" office:string-value="48812085865" calcext:value-type="string">
            <text:p>48812085865</text:p>
          </table:table-cell>
          <table:table-cell table:formula="of:=[$Total.D76]" office:value-type="float" office:value="249" calcext:value-type="float">
            <text:p>249</text:p>
          </table:table-cell>
          <table:table-cell table:formula="of:=IF([.A7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7]" office:value-type="string" office:string-value="134243" calcext:value-type="string">
            <text:p>134243</text:p>
          </table:table-cell>
          <table:table-cell office:value-type="float" office:value="202411" calcext:value-type="float">
            <text:p>202411</text:p>
          </table:table-cell>
          <table:table-cell table:formula="of:=IF([.A76]=&quot;&quot;;&quot;&quot;;4)" office:value-type="float" office:value="4" calcext:value-type="float">
            <text:p>4</text:p>
          </table:table-cell>
          <table:table-cell table:formula="of:=IF([.A76]=&quot;&quot;;&quot;&quot;;5173)" office:value-type="float" office:value="5173" calcext:value-type="float">
            <text:p>5173</text:p>
          </table:table-cell>
          <table:table-cell table:formula="of:=[$Total.C77]" office:value-type="string" office:string-value="12369913894" calcext:value-type="string">
            <text:p>12369913894</text:p>
          </table:table-cell>
          <table:table-cell table:formula="of:=[$Total.D77]" office:value-type="float" office:value="249" calcext:value-type="float">
            <text:p>249</text:p>
          </table:table-cell>
          <table:table-cell table:formula="of:=IF([.A7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8]" office:value-type="string" office:string-value="134956" calcext:value-type="string">
            <text:p>134956</text:p>
          </table:table-cell>
          <table:table-cell office:value-type="float" office:value="202411" calcext:value-type="float">
            <text:p>202411</text:p>
          </table:table-cell>
          <table:table-cell table:formula="of:=IF([.A77]=&quot;&quot;;&quot;&quot;;4)" office:value-type="float" office:value="4" calcext:value-type="float">
            <text:p>4</text:p>
          </table:table-cell>
          <table:table-cell table:formula="of:=IF([.A77]=&quot;&quot;;&quot;&quot;;5173)" office:value-type="float" office:value="5173" calcext:value-type="float">
            <text:p>5173</text:p>
          </table:table-cell>
          <table:table-cell table:formula="of:=[$Total.C78]" office:value-type="string" office:string-value="28109416888" calcext:value-type="string">
            <text:p>28109416888</text:p>
          </table:table-cell>
          <table:table-cell table:formula="of:=[$Total.D78]" office:value-type="float" office:value="249" calcext:value-type="float">
            <text:p>249</text:p>
          </table:table-cell>
          <table:table-cell table:formula="of:=IF([.A7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9]" office:value-type="string" office:string-value="134956" calcext:value-type="string">
            <text:p>134956</text:p>
          </table:table-cell>
          <table:table-cell office:value-type="float" office:value="202411" calcext:value-type="float">
            <text:p>202411</text:p>
          </table:table-cell>
          <table:table-cell table:formula="of:=IF([.A78]=&quot;&quot;;&quot;&quot;;4)" office:value-type="float" office:value="4" calcext:value-type="float">
            <text:p>4</text:p>
          </table:table-cell>
          <table:table-cell table:formula="of:=IF([.A78]=&quot;&quot;;&quot;&quot;;5173)" office:value-type="float" office:value="5173" calcext:value-type="float">
            <text:p>5173</text:p>
          </table:table-cell>
          <table:table-cell table:formula="of:=[$Total.C79]" office:value-type="string" office:string-value="51313360821" calcext:value-type="string">
            <text:p>51313360821</text:p>
          </table:table-cell>
          <table:table-cell table:formula="of:=[$Total.D79]" office:value-type="float" office:value="249" calcext:value-type="float">
            <text:p>249</text:p>
          </table:table-cell>
          <table:table-cell table:formula="of:=IF([.A7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80]" office:value-type="string" office:string-value="135092" calcext:value-type="string">
            <text:p>135092</text:p>
          </table:table-cell>
          <table:table-cell office:value-type="float" office:value="202411" calcext:value-type="float">
            <text:p>202411</text:p>
          </table:table-cell>
          <table:table-cell table:formula="of:=IF([.A79]=&quot;&quot;;&quot;&quot;;4)" office:value-type="float" office:value="4" calcext:value-type="float">
            <text:p>4</text:p>
          </table:table-cell>
          <table:table-cell table:formula="of:=IF([.A79]=&quot;&quot;;&quot;&quot;;5173)" office:value-type="float" office:value="5173" calcext:value-type="float">
            <text:p>5173</text:p>
          </table:table-cell>
          <table:table-cell table:formula="of:=[$Total.C80]" office:value-type="string" office:string-value="22305635800" calcext:value-type="string">
            <text:p>22305635800</text:p>
          </table:table-cell>
          <table:table-cell table:formula="of:=[$Total.D80]" office:value-type="float" office:value="249" calcext:value-type="float">
            <text:p>249</text:p>
          </table:table-cell>
          <table:table-cell table:formula="of:=IF([.A7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81]" office:value-type="string" office:string-value="135247" calcext:value-type="string">
            <text:p>135247</text:p>
          </table:table-cell>
          <table:table-cell office:value-type="float" office:value="202411" calcext:value-type="float">
            <text:p>202411</text:p>
          </table:table-cell>
          <table:table-cell table:formula="of:=IF([.A80]=&quot;&quot;;&quot;&quot;;4)" office:value-type="float" office:value="4" calcext:value-type="float">
            <text:p>4</text:p>
          </table:table-cell>
          <table:table-cell table:formula="of:=IF([.A80]=&quot;&quot;;&quot;&quot;;5173)" office:value-type="float" office:value="5173" calcext:value-type="float">
            <text:p>5173</text:p>
          </table:table-cell>
          <table:table-cell table:formula="of:=[$Total.C81]" office:value-type="string" office:string-value="19026049897" calcext:value-type="string">
            <text:p>19026049897</text:p>
          </table:table-cell>
          <table:table-cell table:formula="of:=[$Total.D81]" office:value-type="float" office:value="249" calcext:value-type="float">
            <text:p>249</text:p>
          </table:table-cell>
          <table:table-cell table:formula="of:=IF([.A8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82]" office:value-type="string" office:string-value="135772" calcext:value-type="string">
            <text:p>135772</text:p>
          </table:table-cell>
          <table:table-cell office:value-type="float" office:value="202411" calcext:value-type="float">
            <text:p>202411</text:p>
          </table:table-cell>
          <table:table-cell table:formula="of:=IF([.A81]=&quot;&quot;;&quot;&quot;;4)" office:value-type="float" office:value="4" calcext:value-type="float">
            <text:p>4</text:p>
          </table:table-cell>
          <table:table-cell table:formula="of:=IF([.A81]=&quot;&quot;;&quot;&quot;;5173)" office:value-type="float" office:value="5173" calcext:value-type="float">
            <text:p>5173</text:p>
          </table:table-cell>
          <table:table-cell table:formula="of:=[$Total.C82]" office:value-type="string" office:string-value="63933047820" calcext:value-type="string">
            <text:p>63933047820</text:p>
          </table:table-cell>
          <table:table-cell table:formula="of:=[$Total.D82]" office:value-type="float" office:value="249" calcext:value-type="float">
            <text:p>249</text:p>
          </table:table-cell>
          <table:table-cell table:formula="of:=IF([.A8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83]" office:value-type="string" office:string-value="138494" calcext:value-type="string">
            <text:p>138494</text:p>
          </table:table-cell>
          <table:table-cell office:value-type="float" office:value="202411" calcext:value-type="float">
            <text:p>202411</text:p>
          </table:table-cell>
          <table:table-cell table:formula="of:=IF([.A82]=&quot;&quot;;&quot;&quot;;4)" office:value-type="float" office:value="4" calcext:value-type="float">
            <text:p>4</text:p>
          </table:table-cell>
          <table:table-cell table:formula="of:=IF([.A82]=&quot;&quot;;&quot;&quot;;5173)" office:value-type="float" office:value="5173" calcext:value-type="float">
            <text:p>5173</text:p>
          </table:table-cell>
          <table:table-cell table:formula="of:=[$Total.C83]" office:value-type="string" office:string-value="52042304832" calcext:value-type="string">
            <text:p>52042304832</text:p>
          </table:table-cell>
          <table:table-cell table:formula="of:=[$Total.D83]" office:value-type="float" office:value="249" calcext:value-type="float">
            <text:p>249</text:p>
          </table:table-cell>
          <table:table-cell table:formula="of:=IF([.A8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84]" office:value-type="string" office:string-value="138494" calcext:value-type="string">
            <text:p>138494</text:p>
          </table:table-cell>
          <table:table-cell office:value-type="float" office:value="202411" calcext:value-type="float">
            <text:p>202411</text:p>
          </table:table-cell>
          <table:table-cell table:formula="of:=IF([.A83]=&quot;&quot;;&quot;&quot;;4)" office:value-type="float" office:value="4" calcext:value-type="float">
            <text:p>4</text:p>
          </table:table-cell>
          <table:table-cell table:formula="of:=IF([.A83]=&quot;&quot;;&quot;&quot;;5173)" office:value-type="float" office:value="5173" calcext:value-type="float">
            <text:p>5173</text:p>
          </table:table-cell>
          <table:table-cell table:formula="of:=[$Total.C84]" office:value-type="string" office:string-value="19029212837" calcext:value-type="string">
            <text:p>19029212837</text:p>
          </table:table-cell>
          <table:table-cell table:formula="of:=[$Total.D84]" office:value-type="float" office:value="249" calcext:value-type="float">
            <text:p>249</text:p>
          </table:table-cell>
          <table:table-cell table:formula="of:=IF([.A8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85]" office:value-type="string" office:string-value="138494" calcext:value-type="string">
            <text:p>138494</text:p>
          </table:table-cell>
          <table:table-cell office:value-type="float" office:value="202411" calcext:value-type="float">
            <text:p>202411</text:p>
          </table:table-cell>
          <table:table-cell table:formula="of:=IF([.A84]=&quot;&quot;;&quot;&quot;;4)" office:value-type="float" office:value="4" calcext:value-type="float">
            <text:p>4</text:p>
          </table:table-cell>
          <table:table-cell table:formula="of:=IF([.A84]=&quot;&quot;;&quot;&quot;;5173)" office:value-type="float" office:value="5173" calcext:value-type="float">
            <text:p>5173</text:p>
          </table:table-cell>
          <table:table-cell table:formula="of:=[$Total.C85]" office:value-type="string" office:string-value="47946179847" calcext:value-type="string">
            <text:p>47946179847</text:p>
          </table:table-cell>
          <table:table-cell table:formula="of:=[$Total.D85]" office:value-type="float" office:value="249" calcext:value-type="float">
            <text:p>249</text:p>
          </table:table-cell>
          <table:table-cell table:formula="of:=IF([.A8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86]" office:value-type="string" office:string-value="138828" calcext:value-type="string">
            <text:p>138828</text:p>
          </table:table-cell>
          <table:table-cell office:value-type="float" office:value="202411" calcext:value-type="float">
            <text:p>202411</text:p>
          </table:table-cell>
          <table:table-cell table:formula="of:=IF([.A85]=&quot;&quot;;&quot;&quot;;4)" office:value-type="float" office:value="4" calcext:value-type="float">
            <text:p>4</text:p>
          </table:table-cell>
          <table:table-cell table:formula="of:=IF([.A85]=&quot;&quot;;&quot;&quot;;5173)" office:value-type="float" office:value="5173" calcext:value-type="float">
            <text:p>5173</text:p>
          </table:table-cell>
          <table:table-cell table:formula="of:=[$Total.C86]" office:value-type="string" office:string-value="27590382892" calcext:value-type="string">
            <text:p>27590382892</text:p>
          </table:table-cell>
          <table:table-cell table:formula="of:=[$Total.D86]" office:value-type="float" office:value="249" calcext:value-type="float">
            <text:p>249</text:p>
          </table:table-cell>
          <table:table-cell table:formula="of:=IF([.A8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87]" office:value-type="string" office:string-value="138828" calcext:value-type="string">
            <text:p>138828</text:p>
          </table:table-cell>
          <table:table-cell office:value-type="float" office:value="202411" calcext:value-type="float">
            <text:p>202411</text:p>
          </table:table-cell>
          <table:table-cell table:formula="of:=IF([.A86]=&quot;&quot;;&quot;&quot;;4)" office:value-type="float" office:value="4" calcext:value-type="float">
            <text:p>4</text:p>
          </table:table-cell>
          <table:table-cell table:formula="of:=IF([.A86]=&quot;&quot;;&quot;&quot;;5173)" office:value-type="float" office:value="5173" calcext:value-type="float">
            <text:p>5173</text:p>
          </table:table-cell>
          <table:table-cell table:formula="of:=[$Total.C87]" office:value-type="string" office:string-value="50003915867" calcext:value-type="string">
            <text:p>50003915867</text:p>
          </table:table-cell>
          <table:table-cell table:formula="of:=[$Total.D87]" office:value-type="float" office:value="249" calcext:value-type="float">
            <text:p>249</text:p>
          </table:table-cell>
          <table:table-cell table:formula="of:=IF([.A8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88]" office:value-type="string" office:string-value="138828" calcext:value-type="string">
            <text:p>138828</text:p>
          </table:table-cell>
          <table:table-cell office:value-type="float" office:value="202411" calcext:value-type="float">
            <text:p>202411</text:p>
          </table:table-cell>
          <table:table-cell table:formula="of:=IF([.A87]=&quot;&quot;;&quot;&quot;;4)" office:value-type="float" office:value="4" calcext:value-type="float">
            <text:p>4</text:p>
          </table:table-cell>
          <table:table-cell table:formula="of:=IF([.A87]=&quot;&quot;;&quot;&quot;;5173)" office:value-type="float" office:value="5173" calcext:value-type="float">
            <text:p>5173</text:p>
          </table:table-cell>
          <table:table-cell table:formula="of:=[$Total.C88]" office:value-type="string" office:string-value="50003939880" calcext:value-type="string">
            <text:p>50003939880</text:p>
          </table:table-cell>
          <table:table-cell table:formula="of:=[$Total.D88]" office:value-type="float" office:value="249" calcext:value-type="float">
            <text:p>249</text:p>
          </table:table-cell>
          <table:table-cell table:formula="of:=IF([.A8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89]" office:value-type="string" office:string-value="138905" calcext:value-type="string">
            <text:p>138905</text:p>
          </table:table-cell>
          <table:table-cell office:value-type="float" office:value="202411" calcext:value-type="float">
            <text:p>202411</text:p>
          </table:table-cell>
          <table:table-cell table:formula="of:=IF([.A88]=&quot;&quot;;&quot;&quot;;4)" office:value-type="float" office:value="4" calcext:value-type="float">
            <text:p>4</text:p>
          </table:table-cell>
          <table:table-cell table:formula="of:=IF([.A88]=&quot;&quot;;&quot;&quot;;5173)" office:value-type="float" office:value="5173" calcext:value-type="float">
            <text:p>5173</text:p>
          </table:table-cell>
          <table:table-cell table:formula="of:=[$Total.C89]" office:value-type="string" office:string-value="25590927862" calcext:value-type="string">
            <text:p>25590927862</text:p>
          </table:table-cell>
          <table:table-cell table:formula="of:=[$Total.D89]" office:value-type="float" office:value="249" calcext:value-type="float">
            <text:p>249</text:p>
          </table:table-cell>
          <table:table-cell table:formula="of:=IF([.A8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90]" office:value-type="string" office:string-value="138987" calcext:value-type="string">
            <text:p>138987</text:p>
          </table:table-cell>
          <table:table-cell office:value-type="float" office:value="202411" calcext:value-type="float">
            <text:p>202411</text:p>
          </table:table-cell>
          <table:table-cell table:formula="of:=IF([.A89]=&quot;&quot;;&quot;&quot;;4)" office:value-type="float" office:value="4" calcext:value-type="float">
            <text:p>4</text:p>
          </table:table-cell>
          <table:table-cell table:formula="of:=IF([.A89]=&quot;&quot;;&quot;&quot;;5173)" office:value-type="float" office:value="5173" calcext:value-type="float">
            <text:p>5173</text:p>
          </table:table-cell>
          <table:table-cell table:formula="of:=[$Total.C90]" office:value-type="string" office:string-value="54176734809" calcext:value-type="string">
            <text:p>54176734809</text:p>
          </table:table-cell>
          <table:table-cell table:formula="of:=[$Total.D90]" office:value-type="float" office:value="249" calcext:value-type="float">
            <text:p>249</text:p>
          </table:table-cell>
          <table:table-cell table:formula="of:=IF([.A8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91]" office:value-type="string" office:string-value="138987" calcext:value-type="string">
            <text:p>138987</text:p>
          </table:table-cell>
          <table:table-cell office:value-type="float" office:value="202411" calcext:value-type="float">
            <text:p>202411</text:p>
          </table:table-cell>
          <table:table-cell table:formula="of:=IF([.A90]=&quot;&quot;;&quot;&quot;;4)" office:value-type="float" office:value="4" calcext:value-type="float">
            <text:p>4</text:p>
          </table:table-cell>
          <table:table-cell table:formula="of:=IF([.A90]=&quot;&quot;;&quot;&quot;;5173)" office:value-type="float" office:value="5173" calcext:value-type="float">
            <text:p>5173</text:p>
          </table:table-cell>
          <table:table-cell table:formula="of:=[$Total.C91]" office:value-type="string" office:string-value="54176677813" calcext:value-type="string">
            <text:p>54176677813</text:p>
          </table:table-cell>
          <table:table-cell table:formula="of:=[$Total.D91]" office:value-type="float" office:value="249" calcext:value-type="float">
            <text:p>249</text:p>
          </table:table-cell>
          <table:table-cell table:formula="of:=IF([.A9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92]" office:value-type="string" office:string-value="138995" calcext:value-type="string">
            <text:p>138995</text:p>
          </table:table-cell>
          <table:table-cell office:value-type="float" office:value="202411" calcext:value-type="float">
            <text:p>202411</text:p>
          </table:table-cell>
          <table:table-cell table:formula="of:=IF([.A91]=&quot;&quot;;&quot;&quot;;4)" office:value-type="float" office:value="4" calcext:value-type="float">
            <text:p>4</text:p>
          </table:table-cell>
          <table:table-cell table:formula="of:=IF([.A91]=&quot;&quot;;&quot;&quot;;5173)" office:value-type="float" office:value="5173" calcext:value-type="float">
            <text:p>5173</text:p>
          </table:table-cell>
          <table:table-cell table:formula="of:=[$Total.C92]" office:value-type="string" office:string-value="52598533852" calcext:value-type="string">
            <text:p>52598533852</text:p>
          </table:table-cell>
          <table:table-cell table:formula="of:=[$Total.D92]" office:value-type="float" office:value="249" calcext:value-type="float">
            <text:p>249</text:p>
          </table:table-cell>
          <table:table-cell table:formula="of:=IF([.A9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93]" office:value-type="string" office:string-value="138995" calcext:value-type="string">
            <text:p>138995</text:p>
          </table:table-cell>
          <table:table-cell office:value-type="float" office:value="202411" calcext:value-type="float">
            <text:p>202411</text:p>
          </table:table-cell>
          <table:table-cell table:formula="of:=IF([.A92]=&quot;&quot;;&quot;&quot;;4)" office:value-type="float" office:value="4" calcext:value-type="float">
            <text:p>4</text:p>
          </table:table-cell>
          <table:table-cell table:formula="of:=IF([.A92]=&quot;&quot;;&quot;&quot;;5173)" office:value-type="float" office:value="5173" calcext:value-type="float">
            <text:p>5173</text:p>
          </table:table-cell>
          <table:table-cell table:formula="of:=[$Total.C93]" office:value-type="string" office:string-value="52598571860" calcext:value-type="string">
            <text:p>52598571860</text:p>
          </table:table-cell>
          <table:table-cell table:formula="of:=[$Total.D93]" office:value-type="float" office:value="249" calcext:value-type="float">
            <text:p>249</text:p>
          </table:table-cell>
          <table:table-cell table:formula="of:=IF([.A9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94]" office:value-type="string" office:string-value="139033" calcext:value-type="string">
            <text:p>139033</text:p>
          </table:table-cell>
          <table:table-cell office:value-type="float" office:value="202411" calcext:value-type="float">
            <text:p>202411</text:p>
          </table:table-cell>
          <table:table-cell table:formula="of:=IF([.A93]=&quot;&quot;;&quot;&quot;;4)" office:value-type="float" office:value="4" calcext:value-type="float">
            <text:p>4</text:p>
          </table:table-cell>
          <table:table-cell table:formula="of:=IF([.A93]=&quot;&quot;;&quot;&quot;;5173)" office:value-type="float" office:value="5173" calcext:value-type="float">
            <text:p>5173</text:p>
          </table:table-cell>
          <table:table-cell table:formula="of:=[$Total.C94]" office:value-type="string" office:string-value="51410947823" calcext:value-type="string">
            <text:p>51410947823</text:p>
          </table:table-cell>
          <table:table-cell table:formula="of:=[$Total.D94]" office:value-type="float" office:value="249" calcext:value-type="float">
            <text:p>249</text:p>
          </table:table-cell>
          <table:table-cell table:formula="of:=IF([.A9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95]" office:value-type="string" office:string-value="139498" calcext:value-type="string">
            <text:p>139498</text:p>
          </table:table-cell>
          <table:table-cell office:value-type="float" office:value="202411" calcext:value-type="float">
            <text:p>202411</text:p>
          </table:table-cell>
          <table:table-cell table:formula="of:=IF([.A94]=&quot;&quot;;&quot;&quot;;4)" office:value-type="float" office:value="4" calcext:value-type="float">
            <text:p>4</text:p>
          </table:table-cell>
          <table:table-cell table:formula="of:=IF([.A94]=&quot;&quot;;&quot;&quot;;5173)" office:value-type="float" office:value="5173" calcext:value-type="float">
            <text:p>5173</text:p>
          </table:table-cell>
          <table:table-cell table:formula="of:=[$Total.C95]" office:value-type="string" office:string-value="53980481808" calcext:value-type="string">
            <text:p>53980481808</text:p>
          </table:table-cell>
          <table:table-cell table:formula="of:=[$Total.D95]" office:value-type="float" office:value="249" calcext:value-type="float">
            <text:p>249</text:p>
          </table:table-cell>
          <table:table-cell table:formula="of:=IF([.A9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96]" office:value-type="string" office:string-value="139498" calcext:value-type="string">
            <text:p>139498</text:p>
          </table:table-cell>
          <table:table-cell office:value-type="float" office:value="202411" calcext:value-type="float">
            <text:p>202411</text:p>
          </table:table-cell>
          <table:table-cell table:formula="of:=IF([.A95]=&quot;&quot;;&quot;&quot;;4)" office:value-type="float" office:value="4" calcext:value-type="float">
            <text:p>4</text:p>
          </table:table-cell>
          <table:table-cell table:formula="of:=IF([.A95]=&quot;&quot;;&quot;&quot;;5173)" office:value-type="float" office:value="5173" calcext:value-type="float">
            <text:p>5173</text:p>
          </table:table-cell>
          <table:table-cell table:formula="of:=[$Total.C96]" office:value-type="string" office:string-value="53980529851" calcext:value-type="string">
            <text:p>53980529851</text:p>
          </table:table-cell>
          <table:table-cell table:formula="of:=[$Total.D96]" office:value-type="float" office:value="249" calcext:value-type="float">
            <text:p>249</text:p>
          </table:table-cell>
          <table:table-cell table:formula="of:=IF([.A9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97]" office:value-type="string" office:string-value="139498" calcext:value-type="string">
            <text:p>139498</text:p>
          </table:table-cell>
          <table:table-cell office:value-type="float" office:value="202411" calcext:value-type="float">
            <text:p>202411</text:p>
          </table:table-cell>
          <table:table-cell table:formula="of:=IF([.A96]=&quot;&quot;;&quot;&quot;;4)" office:value-type="float" office:value="4" calcext:value-type="float">
            <text:p>4</text:p>
          </table:table-cell>
          <table:table-cell table:formula="of:=IF([.A96]=&quot;&quot;;&quot;&quot;;5173)" office:value-type="float" office:value="5173" calcext:value-type="float">
            <text:p>5173</text:p>
          </table:table-cell>
          <table:table-cell table:formula="of:=[$Total.C97]" office:value-type="string" office:string-value="53746063876" calcext:value-type="string">
            <text:p>53746063876</text:p>
          </table:table-cell>
          <table:table-cell table:formula="of:=[$Total.D97]" office:value-type="float" office:value="249" calcext:value-type="float">
            <text:p>249</text:p>
          </table:table-cell>
          <table:table-cell table:formula="of:=IF([.A9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98]" office:value-type="string" office:string-value="140386" calcext:value-type="string">
            <text:p>140386</text:p>
          </table:table-cell>
          <table:table-cell office:value-type="float" office:value="202411" calcext:value-type="float">
            <text:p>202411</text:p>
          </table:table-cell>
          <table:table-cell table:formula="of:=IF([.A97]=&quot;&quot;;&quot;&quot;;4)" office:value-type="float" office:value="4" calcext:value-type="float">
            <text:p>4</text:p>
          </table:table-cell>
          <table:table-cell table:formula="of:=IF([.A97]=&quot;&quot;;&quot;&quot;;5173)" office:value-type="float" office:value="5173" calcext:value-type="float">
            <text:p>5173</text:p>
          </table:table-cell>
          <table:table-cell table:formula="of:=[$Total.C98]" office:value-type="string" office:string-value="15489098821" calcext:value-type="string">
            <text:p>15489098821</text:p>
          </table:table-cell>
          <table:table-cell table:formula="of:=[$Total.D98]" office:value-type="float" office:value="249" calcext:value-type="float">
            <text:p>249</text:p>
          </table:table-cell>
          <table:table-cell table:formula="of:=IF([.A9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99]" office:value-type="string" office:string-value="141043" calcext:value-type="string">
            <text:p>141043</text:p>
          </table:table-cell>
          <table:table-cell office:value-type="float" office:value="202411" calcext:value-type="float">
            <text:p>202411</text:p>
          </table:table-cell>
          <table:table-cell table:formula="of:=IF([.A98]=&quot;&quot;;&quot;&quot;;4)" office:value-type="float" office:value="4" calcext:value-type="float">
            <text:p>4</text:p>
          </table:table-cell>
          <table:table-cell table:formula="of:=IF([.A98]=&quot;&quot;;&quot;&quot;;5173)" office:value-type="float" office:value="5173" calcext:value-type="float">
            <text:p>5173</text:p>
          </table:table-cell>
          <table:table-cell table:formula="of:=[$Total.C99]" office:value-type="string" office:string-value="36495907869" calcext:value-type="string">
            <text:p>36495907869</text:p>
          </table:table-cell>
          <table:table-cell table:formula="of:=[$Total.D99]" office:value-type="float" office:value="249" calcext:value-type="float">
            <text:p>249</text:p>
          </table:table-cell>
          <table:table-cell table:formula="of:=IF([.A9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00]" office:value-type="string" office:string-value="141186" calcext:value-type="string">
            <text:p>141186</text:p>
          </table:table-cell>
          <table:table-cell office:value-type="float" office:value="202411" calcext:value-type="float">
            <text:p>202411</text:p>
          </table:table-cell>
          <table:table-cell table:formula="of:=IF([.A99]=&quot;&quot;;&quot;&quot;;4)" office:value-type="float" office:value="4" calcext:value-type="float">
            <text:p>4</text:p>
          </table:table-cell>
          <table:table-cell table:formula="of:=IF([.A99]=&quot;&quot;;&quot;&quot;;5173)" office:value-type="float" office:value="5173" calcext:value-type="float">
            <text:p>5173</text:p>
          </table:table-cell>
          <table:table-cell table:formula="of:=[$Total.C100]" office:value-type="string" office:string-value="19035740807" calcext:value-type="string">
            <text:p>19035740807</text:p>
          </table:table-cell>
          <table:table-cell table:formula="of:=[$Total.D100]" office:value-type="float" office:value="249" calcext:value-type="float">
            <text:p>249</text:p>
          </table:table-cell>
          <table:table-cell table:formula="of:=IF([.A9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01]" office:value-type="string" office:string-value="141475" calcext:value-type="string">
            <text:p>141475</text:p>
          </table:table-cell>
          <table:table-cell office:value-type="float" office:value="202411" calcext:value-type="float">
            <text:p>202411</text:p>
          </table:table-cell>
          <table:table-cell table:formula="of:=IF([.A100]=&quot;&quot;;&quot;&quot;;4)" office:value-type="float" office:value="4" calcext:value-type="float">
            <text:p>4</text:p>
          </table:table-cell>
          <table:table-cell table:formula="of:=IF([.A100]=&quot;&quot;;&quot;&quot;;5173)" office:value-type="float" office:value="5173" calcext:value-type="float">
            <text:p>5173</text:p>
          </table:table-cell>
          <table:table-cell table:formula="of:=[$Total.C101]" office:value-type="string" office:string-value="16798445802" calcext:value-type="string">
            <text:p>16798445802</text:p>
          </table:table-cell>
          <table:table-cell table:formula="of:=[$Total.D101]" office:value-type="float" office:value="249" calcext:value-type="float">
            <text:p>249</text:p>
          </table:table-cell>
          <table:table-cell table:formula="of:=IF([.A10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02]" office:value-type="string" office:string-value="141772" calcext:value-type="string">
            <text:p>141772</text:p>
          </table:table-cell>
          <table:table-cell office:value-type="float" office:value="202411" calcext:value-type="float">
            <text:p>202411</text:p>
          </table:table-cell>
          <table:table-cell table:formula="of:=IF([.A101]=&quot;&quot;;&quot;&quot;;4)" office:value-type="float" office:value="4" calcext:value-type="float">
            <text:p>4</text:p>
          </table:table-cell>
          <table:table-cell table:formula="of:=IF([.A101]=&quot;&quot;;&quot;&quot;;5173)" office:value-type="float" office:value="5173" calcext:value-type="float">
            <text:p>5173</text:p>
          </table:table-cell>
          <table:table-cell table:formula="of:=[$Total.C102]" office:value-type="string" office:string-value="18531141893" calcext:value-type="string">
            <text:p>18531141893</text:p>
          </table:table-cell>
          <table:table-cell table:formula="of:=[$Total.D102]" office:value-type="float" office:value="249" calcext:value-type="float">
            <text:p>249</text:p>
          </table:table-cell>
          <table:table-cell table:formula="of:=IF([.A10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03]" office:value-type="string" office:string-value="141919" calcext:value-type="string">
            <text:p>141919</text:p>
          </table:table-cell>
          <table:table-cell office:value-type="float" office:value="202411" calcext:value-type="float">
            <text:p>202411</text:p>
          </table:table-cell>
          <table:table-cell table:formula="of:=IF([.A102]=&quot;&quot;;&quot;&quot;;4)" office:value-type="float" office:value="4" calcext:value-type="float">
            <text:p>4</text:p>
          </table:table-cell>
          <table:table-cell table:formula="of:=IF([.A102]=&quot;&quot;;&quot;&quot;;5173)" office:value-type="float" office:value="5173" calcext:value-type="float">
            <text:p>5173</text:p>
          </table:table-cell>
          <table:table-cell table:formula="of:=[$Total.C103]" office:value-type="string" office:string-value="11528786890" calcext:value-type="string">
            <text:p>11528786890</text:p>
          </table:table-cell>
          <table:table-cell table:formula="of:=[$Total.D103]" office:value-type="float" office:value="249" calcext:value-type="float">
            <text:p>249</text:p>
          </table:table-cell>
          <table:table-cell table:formula="of:=IF([.A10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04]" office:value-type="string" office:string-value="142564" calcext:value-type="string">
            <text:p>142564</text:p>
          </table:table-cell>
          <table:table-cell office:value-type="float" office:value="202411" calcext:value-type="float">
            <text:p>202411</text:p>
          </table:table-cell>
          <table:table-cell table:formula="of:=IF([.A103]=&quot;&quot;;&quot;&quot;;4)" office:value-type="float" office:value="4" calcext:value-type="float">
            <text:p>4</text:p>
          </table:table-cell>
          <table:table-cell table:formula="of:=IF([.A103]=&quot;&quot;;&quot;&quot;;5173)" office:value-type="float" office:value="5173" calcext:value-type="float">
            <text:p>5173</text:p>
          </table:table-cell>
          <table:table-cell table:formula="of:=[$Total.C104]" office:value-type="string" office:string-value="54889423869" calcext:value-type="string">
            <text:p>54889423869</text:p>
          </table:table-cell>
          <table:table-cell table:formula="of:=[$Total.D104]" office:value-type="float" office:value="249" calcext:value-type="float">
            <text:p>249</text:p>
          </table:table-cell>
          <table:table-cell table:formula="of:=IF([.A10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05]" office:value-type="string" office:string-value="143018" calcext:value-type="string">
            <text:p>143018</text:p>
          </table:table-cell>
          <table:table-cell office:value-type="float" office:value="202411" calcext:value-type="float">
            <text:p>202411</text:p>
          </table:table-cell>
          <table:table-cell table:formula="of:=IF([.A104]=&quot;&quot;;&quot;&quot;;4)" office:value-type="float" office:value="4" calcext:value-type="float">
            <text:p>4</text:p>
          </table:table-cell>
          <table:table-cell table:formula="of:=IF([.A104]=&quot;&quot;;&quot;&quot;;5173)" office:value-type="float" office:value="5173" calcext:value-type="float">
            <text:p>5173</text:p>
          </table:table-cell>
          <table:table-cell table:formula="of:=[$Total.C105]" office:value-type="string" office:string-value="06771898857" calcext:value-type="string">
            <text:p>06771898857</text:p>
          </table:table-cell>
          <table:table-cell table:formula="of:=[$Total.D105]" office:value-type="float" office:value="249" calcext:value-type="float">
            <text:p>249</text:p>
          </table:table-cell>
          <table:table-cell table:formula="of:=IF([.A10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06]" office:value-type="string" office:string-value="143059" calcext:value-type="string">
            <text:p>143059</text:p>
          </table:table-cell>
          <table:table-cell office:value-type="float" office:value="202411" calcext:value-type="float">
            <text:p>202411</text:p>
          </table:table-cell>
          <table:table-cell table:formula="of:=IF([.A105]=&quot;&quot;;&quot;&quot;;4)" office:value-type="float" office:value="4" calcext:value-type="float">
            <text:p>4</text:p>
          </table:table-cell>
          <table:table-cell table:formula="of:=IF([.A105]=&quot;&quot;;&quot;&quot;;5173)" office:value-type="float" office:value="5173" calcext:value-type="float">
            <text:p>5173</text:p>
          </table:table-cell>
          <table:table-cell table:formula="of:=[$Total.C106]" office:value-type="string" office:string-value="25107931871" calcext:value-type="string">
            <text:p>25107931871</text:p>
          </table:table-cell>
          <table:table-cell table:formula="of:=[$Total.D106]" office:value-type="float" office:value="249" calcext:value-type="float">
            <text:p>249</text:p>
          </table:table-cell>
          <table:table-cell table:formula="of:=IF([.A10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07]" office:value-type="string" office:string-value="143059" calcext:value-type="string">
            <text:p>143059</text:p>
          </table:table-cell>
          <table:table-cell office:value-type="float" office:value="202411" calcext:value-type="float">
            <text:p>202411</text:p>
          </table:table-cell>
          <table:table-cell table:formula="of:=IF([.A106]=&quot;&quot;;&quot;&quot;;4)" office:value-type="float" office:value="4" calcext:value-type="float">
            <text:p>4</text:p>
          </table:table-cell>
          <table:table-cell table:formula="of:=IF([.A106]=&quot;&quot;;&quot;&quot;;5173)" office:value-type="float" office:value="5173" calcext:value-type="float">
            <text:p>5173</text:p>
          </table:table-cell>
          <table:table-cell table:formula="of:=[$Total.C107]" office:value-type="string" office:string-value="53998925880" calcext:value-type="string">
            <text:p>53998925880</text:p>
          </table:table-cell>
          <table:table-cell table:formula="of:=[$Total.D107]" office:value-type="float" office:value="249" calcext:value-type="float">
            <text:p>249</text:p>
          </table:table-cell>
          <table:table-cell table:formula="of:=IF([.A10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08]" office:value-type="string" office:string-value="143059" calcext:value-type="string">
            <text:p>143059</text:p>
          </table:table-cell>
          <table:table-cell office:value-type="float" office:value="202411" calcext:value-type="float">
            <text:p>202411</text:p>
          </table:table-cell>
          <table:table-cell table:formula="of:=IF([.A107]=&quot;&quot;;&quot;&quot;;4)" office:value-type="float" office:value="4" calcext:value-type="float">
            <text:p>4</text:p>
          </table:table-cell>
          <table:table-cell table:formula="of:=IF([.A107]=&quot;&quot;;&quot;&quot;;5173)" office:value-type="float" office:value="5173" calcext:value-type="float">
            <text:p>5173</text:p>
          </table:table-cell>
          <table:table-cell table:formula="of:=[$Total.C108]" office:value-type="string" office:string-value="53998978810" calcext:value-type="string">
            <text:p>53998978810</text:p>
          </table:table-cell>
          <table:table-cell table:formula="of:=[$Total.D108]" office:value-type="float" office:value="249" calcext:value-type="float">
            <text:p>249</text:p>
          </table:table-cell>
          <table:table-cell table:formula="of:=IF([.A10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09]" office:value-type="string" office:string-value="143458" calcext:value-type="string">
            <text:p>143458</text:p>
          </table:table-cell>
          <table:table-cell office:value-type="float" office:value="202411" calcext:value-type="float">
            <text:p>202411</text:p>
          </table:table-cell>
          <table:table-cell table:formula="of:=IF([.A108]=&quot;&quot;;&quot;&quot;;4)" office:value-type="float" office:value="4" calcext:value-type="float">
            <text:p>4</text:p>
          </table:table-cell>
          <table:table-cell table:formula="of:=IF([.A108]=&quot;&quot;;&quot;&quot;;5173)" office:value-type="float" office:value="5173" calcext:value-type="float">
            <text:p>5173</text:p>
          </table:table-cell>
          <table:table-cell table:formula="of:=[$Total.C109]" office:value-type="string" office:string-value="16080313812" calcext:value-type="string">
            <text:p>16080313812</text:p>
          </table:table-cell>
          <table:table-cell table:formula="of:=[$Total.D109]" office:value-type="float" office:value="249" calcext:value-type="float">
            <text:p>249</text:p>
          </table:table-cell>
          <table:table-cell table:formula="of:=IF([.A10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10]" office:value-type="string" office:string-value="143502" calcext:value-type="string">
            <text:p>143502</text:p>
          </table:table-cell>
          <table:table-cell office:value-type="float" office:value="202411" calcext:value-type="float">
            <text:p>202411</text:p>
          </table:table-cell>
          <table:table-cell table:formula="of:=IF([.A109]=&quot;&quot;;&quot;&quot;;4)" office:value-type="float" office:value="4" calcext:value-type="float">
            <text:p>4</text:p>
          </table:table-cell>
          <table:table-cell table:formula="of:=IF([.A109]=&quot;&quot;;&quot;&quot;;5173)" office:value-type="float" office:value="5173" calcext:value-type="float">
            <text:p>5173</text:p>
          </table:table-cell>
          <table:table-cell table:formula="of:=[$Total.C110]" office:value-type="string" office:string-value="03061983805" calcext:value-type="string">
            <text:p>03061983805</text:p>
          </table:table-cell>
          <table:table-cell table:formula="of:=[$Total.D110]" office:value-type="float" office:value="249" calcext:value-type="float">
            <text:p>249</text:p>
          </table:table-cell>
          <table:table-cell table:formula="of:=IF([.A10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11]" office:value-type="string" office:string-value="143881" calcext:value-type="string">
            <text:p>143881</text:p>
          </table:table-cell>
          <table:table-cell office:value-type="float" office:value="202411" calcext:value-type="float">
            <text:p>202411</text:p>
          </table:table-cell>
          <table:table-cell table:formula="of:=IF([.A110]=&quot;&quot;;&quot;&quot;;4)" office:value-type="float" office:value="4" calcext:value-type="float">
            <text:p>4</text:p>
          </table:table-cell>
          <table:table-cell table:formula="of:=IF([.A110]=&quot;&quot;;&quot;&quot;;5173)" office:value-type="float" office:value="5173" calcext:value-type="float">
            <text:p>5173</text:p>
          </table:table-cell>
          <table:table-cell table:formula="of:=[$Total.C111]" office:value-type="string" office:string-value="47193316885" calcext:value-type="string">
            <text:p>47193316885</text:p>
          </table:table-cell>
          <table:table-cell table:formula="of:=[$Total.D111]" office:value-type="float" office:value="249" calcext:value-type="float">
            <text:p>249</text:p>
          </table:table-cell>
          <table:table-cell table:formula="of:=IF([.A11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12]" office:value-type="string" office:string-value="143967" calcext:value-type="string">
            <text:p>143967</text:p>
          </table:table-cell>
          <table:table-cell office:value-type="float" office:value="202411" calcext:value-type="float">
            <text:p>202411</text:p>
          </table:table-cell>
          <table:table-cell table:formula="of:=IF([.A111]=&quot;&quot;;&quot;&quot;;4)" office:value-type="float" office:value="4" calcext:value-type="float">
            <text:p>4</text:p>
          </table:table-cell>
          <table:table-cell table:formula="of:=IF([.A111]=&quot;&quot;;&quot;&quot;;5173)" office:value-type="float" office:value="5173" calcext:value-type="float">
            <text:p>5173</text:p>
          </table:table-cell>
          <table:table-cell table:formula="of:=[$Total.C112]" office:value-type="string" office:string-value="05744098828" calcext:value-type="string">
            <text:p>05744098828</text:p>
          </table:table-cell>
          <table:table-cell table:formula="of:=[$Total.D112]" office:value-type="float" office:value="249" calcext:value-type="float">
            <text:p>249</text:p>
          </table:table-cell>
          <table:table-cell table:formula="of:=IF([.A11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13]" office:value-type="string" office:string-value="143975" calcext:value-type="string">
            <text:p>143975</text:p>
          </table:table-cell>
          <table:table-cell office:value-type="float" office:value="202411" calcext:value-type="float">
            <text:p>202411</text:p>
          </table:table-cell>
          <table:table-cell table:formula="of:=IF([.A112]=&quot;&quot;;&quot;&quot;;4)" office:value-type="float" office:value="4" calcext:value-type="float">
            <text:p>4</text:p>
          </table:table-cell>
          <table:table-cell table:formula="of:=IF([.A112]=&quot;&quot;;&quot;&quot;;5173)" office:value-type="float" office:value="5173" calcext:value-type="float">
            <text:p>5173</text:p>
          </table:table-cell>
          <table:table-cell table:formula="of:=[$Total.C113]" office:value-type="string" office:string-value="49216170824" calcext:value-type="string">
            <text:p>49216170824</text:p>
          </table:table-cell>
          <table:table-cell table:formula="of:=[$Total.D113]" office:value-type="float" office:value="249" calcext:value-type="float">
            <text:p>249</text:p>
          </table:table-cell>
          <table:table-cell table:formula="of:=IF([.A11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14]" office:value-type="string" office:string-value="144539" calcext:value-type="string">
            <text:p>144539</text:p>
          </table:table-cell>
          <table:table-cell office:value-type="float" office:value="202411" calcext:value-type="float">
            <text:p>202411</text:p>
          </table:table-cell>
          <table:table-cell table:formula="of:=IF([.A113]=&quot;&quot;;&quot;&quot;;4)" office:value-type="float" office:value="4" calcext:value-type="float">
            <text:p>4</text:p>
          </table:table-cell>
          <table:table-cell table:formula="of:=IF([.A113]=&quot;&quot;;&quot;&quot;;5173)" office:value-type="float" office:value="5173" calcext:value-type="float">
            <text:p>5173</text:p>
          </table:table-cell>
          <table:table-cell table:formula="of:=[$Total.C114]" office:value-type="string" office:string-value="21451019858" calcext:value-type="string">
            <text:p>21451019858</text:p>
          </table:table-cell>
          <table:table-cell table:formula="of:=[$Total.D114]" office:value-type="float" office:value="249" calcext:value-type="float">
            <text:p>249</text:p>
          </table:table-cell>
          <table:table-cell table:formula="of:=IF([.A11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15]" office:value-type="string" office:string-value="145872" calcext:value-type="string">
            <text:p>145872</text:p>
          </table:table-cell>
          <table:table-cell office:value-type="float" office:value="202411" calcext:value-type="float">
            <text:p>202411</text:p>
          </table:table-cell>
          <table:table-cell table:formula="of:=IF([.A114]=&quot;&quot;;&quot;&quot;;4)" office:value-type="float" office:value="4" calcext:value-type="float">
            <text:p>4</text:p>
          </table:table-cell>
          <table:table-cell table:formula="of:=IF([.A114]=&quot;&quot;;&quot;&quot;;5173)" office:value-type="float" office:value="5173" calcext:value-type="float">
            <text:p>5173</text:p>
          </table:table-cell>
          <table:table-cell table:formula="of:=[$Total.C115]" office:value-type="string" office:string-value="51462957862" calcext:value-type="string">
            <text:p>51462957862</text:p>
          </table:table-cell>
          <table:table-cell table:formula="of:=[$Total.D115]" office:value-type="float" office:value="249" calcext:value-type="float">
            <text:p>249</text:p>
          </table:table-cell>
          <table:table-cell table:formula="of:=IF([.A11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16]" office:value-type="string" office:string-value="147191" calcext:value-type="string">
            <text:p>147191</text:p>
          </table:table-cell>
          <table:table-cell office:value-type="float" office:value="202411" calcext:value-type="float">
            <text:p>202411</text:p>
          </table:table-cell>
          <table:table-cell table:formula="of:=IF([.A115]=&quot;&quot;;&quot;&quot;;4)" office:value-type="float" office:value="4" calcext:value-type="float">
            <text:p>4</text:p>
          </table:table-cell>
          <table:table-cell table:formula="of:=IF([.A115]=&quot;&quot;;&quot;&quot;;5173)" office:value-type="float" office:value="5173" calcext:value-type="float">
            <text:p>5173</text:p>
          </table:table-cell>
          <table:table-cell table:formula="of:=[$Total.C116]" office:value-type="string" office:string-value="32122568852" calcext:value-type="string">
            <text:p>32122568852</text:p>
          </table:table-cell>
          <table:table-cell table:formula="of:=[$Total.D116]" office:value-type="float" office:value="249" calcext:value-type="float">
            <text:p>249</text:p>
          </table:table-cell>
          <table:table-cell table:formula="of:=IF([.A11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17]" office:value-type="string" office:string-value="147456" calcext:value-type="string">
            <text:p>147456</text:p>
          </table:table-cell>
          <table:table-cell office:value-type="float" office:value="202411" calcext:value-type="float">
            <text:p>202411</text:p>
          </table:table-cell>
          <table:table-cell table:formula="of:=IF([.A116]=&quot;&quot;;&quot;&quot;;4)" office:value-type="float" office:value="4" calcext:value-type="float">
            <text:p>4</text:p>
          </table:table-cell>
          <table:table-cell table:formula="of:=IF([.A116]=&quot;&quot;;&quot;&quot;;5173)" office:value-type="float" office:value="5173" calcext:value-type="float">
            <text:p>5173</text:p>
          </table:table-cell>
          <table:table-cell table:formula="of:=[$Total.C117]" office:value-type="string" office:string-value="22468894804" calcext:value-type="string">
            <text:p>22468894804</text:p>
          </table:table-cell>
          <table:table-cell table:formula="of:=[$Total.D117]" office:value-type="float" office:value="249" calcext:value-type="float">
            <text:p>249</text:p>
          </table:table-cell>
          <table:table-cell table:formula="of:=IF([.A11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18]" office:value-type="string" office:string-value="147814" calcext:value-type="string">
            <text:p>147814</text:p>
          </table:table-cell>
          <table:table-cell office:value-type="float" office:value="202411" calcext:value-type="float">
            <text:p>202411</text:p>
          </table:table-cell>
          <table:table-cell table:formula="of:=IF([.A117]=&quot;&quot;;&quot;&quot;;4)" office:value-type="float" office:value="4" calcext:value-type="float">
            <text:p>4</text:p>
          </table:table-cell>
          <table:table-cell table:formula="of:=IF([.A117]=&quot;&quot;;&quot;&quot;;5173)" office:value-type="float" office:value="5173" calcext:value-type="float">
            <text:p>5173</text:p>
          </table:table-cell>
          <table:table-cell table:formula="of:=[$Total.C118]" office:value-type="string" office:string-value="25786732843" calcext:value-type="string">
            <text:p>25786732843</text:p>
          </table:table-cell>
          <table:table-cell table:formula="of:=[$Total.D118]" office:value-type="float" office:value="249" calcext:value-type="float">
            <text:p>249</text:p>
          </table:table-cell>
          <table:table-cell table:formula="of:=IF([.A11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19]" office:value-type="string" office:string-value="147855" calcext:value-type="string">
            <text:p>147855</text:p>
          </table:table-cell>
          <table:table-cell office:value-type="float" office:value="202411" calcext:value-type="float">
            <text:p>202411</text:p>
          </table:table-cell>
          <table:table-cell table:formula="of:=IF([.A118]=&quot;&quot;;&quot;&quot;;4)" office:value-type="float" office:value="4" calcext:value-type="float">
            <text:p>4</text:p>
          </table:table-cell>
          <table:table-cell table:formula="of:=IF([.A118]=&quot;&quot;;&quot;&quot;;5173)" office:value-type="float" office:value="5173" calcext:value-type="float">
            <text:p>5173</text:p>
          </table:table-cell>
          <table:table-cell table:formula="of:=[$Total.C119]" office:value-type="string" office:string-value="11524582808" calcext:value-type="string">
            <text:p>11524582808</text:p>
          </table:table-cell>
          <table:table-cell table:formula="of:=[$Total.D119]" office:value-type="float" office:value="249" calcext:value-type="float">
            <text:p>249</text:p>
          </table:table-cell>
          <table:table-cell table:formula="of:=IF([.A11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20]" office:value-type="string" office:string-value="148162" calcext:value-type="string">
            <text:p>148162</text:p>
          </table:table-cell>
          <table:table-cell office:value-type="float" office:value="202411" calcext:value-type="float">
            <text:p>202411</text:p>
          </table:table-cell>
          <table:table-cell table:formula="of:=IF([.A119]=&quot;&quot;;&quot;&quot;;4)" office:value-type="float" office:value="4" calcext:value-type="float">
            <text:p>4</text:p>
          </table:table-cell>
          <table:table-cell table:formula="of:=IF([.A119]=&quot;&quot;;&quot;&quot;;5173)" office:value-type="float" office:value="5173" calcext:value-type="float">
            <text:p>5173</text:p>
          </table:table-cell>
          <table:table-cell table:formula="of:=[$Total.C120]" office:value-type="string" office:string-value="98511785868" calcext:value-type="string">
            <text:p>98511785868</text:p>
          </table:table-cell>
          <table:table-cell table:formula="of:=[$Total.D120]" office:value-type="float" office:value="249" calcext:value-type="float">
            <text:p>249</text:p>
          </table:table-cell>
          <table:table-cell table:formula="of:=IF([.A11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21]" office:value-type="string" office:string-value="148402" calcext:value-type="string">
            <text:p>148402</text:p>
          </table:table-cell>
          <table:table-cell office:value-type="float" office:value="202411" calcext:value-type="float">
            <text:p>202411</text:p>
          </table:table-cell>
          <table:table-cell table:formula="of:=IF([.A120]=&quot;&quot;;&quot;&quot;;4)" office:value-type="float" office:value="4" calcext:value-type="float">
            <text:p>4</text:p>
          </table:table-cell>
          <table:table-cell table:formula="of:=IF([.A120]=&quot;&quot;;&quot;&quot;;5173)" office:value-type="float" office:value="5173" calcext:value-type="float">
            <text:p>5173</text:p>
          </table:table-cell>
          <table:table-cell table:formula="of:=[$Total.C121]" office:value-type="string" office:string-value="07884911809" calcext:value-type="string">
            <text:p>07884911809</text:p>
          </table:table-cell>
          <table:table-cell table:formula="of:=[$Total.D121]" office:value-type="float" office:value="249" calcext:value-type="float">
            <text:p>249</text:p>
          </table:table-cell>
          <table:table-cell table:formula="of:=IF([.A12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22]" office:value-type="string" office:string-value="148639" calcext:value-type="string">
            <text:p>148639</text:p>
          </table:table-cell>
          <table:table-cell office:value-type="float" office:value="202411" calcext:value-type="float">
            <text:p>202411</text:p>
          </table:table-cell>
          <table:table-cell table:formula="of:=IF([.A121]=&quot;&quot;;&quot;&quot;;4)" office:value-type="float" office:value="4" calcext:value-type="float">
            <text:p>4</text:p>
          </table:table-cell>
          <table:table-cell table:formula="of:=IF([.A121]=&quot;&quot;;&quot;&quot;;5173)" office:value-type="float" office:value="5173" calcext:value-type="float">
            <text:p>5173</text:p>
          </table:table-cell>
          <table:table-cell table:formula="of:=[$Total.C122]" office:value-type="string" office:string-value="12369082879" calcext:value-type="string">
            <text:p>12369082879</text:p>
          </table:table-cell>
          <table:table-cell table:formula="of:=[$Total.D122]" office:value-type="float" office:value="249" calcext:value-type="float">
            <text:p>249</text:p>
          </table:table-cell>
          <table:table-cell table:formula="of:=IF([.A12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23]" office:value-type="string" office:string-value="148663" calcext:value-type="string">
            <text:p>148663</text:p>
          </table:table-cell>
          <table:table-cell office:value-type="float" office:value="202411" calcext:value-type="float">
            <text:p>202411</text:p>
          </table:table-cell>
          <table:table-cell table:formula="of:=IF([.A122]=&quot;&quot;;&quot;&quot;;4)" office:value-type="float" office:value="4" calcext:value-type="float">
            <text:p>4</text:p>
          </table:table-cell>
          <table:table-cell table:formula="of:=IF([.A122]=&quot;&quot;;&quot;&quot;;5173)" office:value-type="float" office:value="5173" calcext:value-type="float">
            <text:p>5173</text:p>
          </table:table-cell>
          <table:table-cell table:formula="of:=[$Total.C123]" office:value-type="string" office:string-value="54415405835" calcext:value-type="string">
            <text:p>54415405835</text:p>
          </table:table-cell>
          <table:table-cell table:formula="of:=[$Total.D123]" office:value-type="float" office:value="249" calcext:value-type="float">
            <text:p>249</text:p>
          </table:table-cell>
          <table:table-cell table:formula="of:=IF([.A12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24]" office:value-type="string" office:string-value="149439" calcext:value-type="string">
            <text:p>149439</text:p>
          </table:table-cell>
          <table:table-cell office:value-type="float" office:value="202411" calcext:value-type="float">
            <text:p>202411</text:p>
          </table:table-cell>
          <table:table-cell table:formula="of:=IF([.A123]=&quot;&quot;;&quot;&quot;;4)" office:value-type="float" office:value="4" calcext:value-type="float">
            <text:p>4</text:p>
          </table:table-cell>
          <table:table-cell table:formula="of:=IF([.A123]=&quot;&quot;;&quot;&quot;;5173)" office:value-type="float" office:value="5173" calcext:value-type="float">
            <text:p>5173</text:p>
          </table:table-cell>
          <table:table-cell table:formula="of:=[$Total.C124]" office:value-type="string" office:string-value="12331442860" calcext:value-type="string">
            <text:p>12331442860</text:p>
          </table:table-cell>
          <table:table-cell table:formula="of:=[$Total.D124]" office:value-type="float" office:value="249" calcext:value-type="float">
            <text:p>249</text:p>
          </table:table-cell>
          <table:table-cell table:formula="of:=IF([.A12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25]" office:value-type="string" office:string-value="149667" calcext:value-type="string">
            <text:p>149667</text:p>
          </table:table-cell>
          <table:table-cell office:value-type="float" office:value="202411" calcext:value-type="float">
            <text:p>202411</text:p>
          </table:table-cell>
          <table:table-cell table:formula="of:=IF([.A124]=&quot;&quot;;&quot;&quot;;4)" office:value-type="float" office:value="4" calcext:value-type="float">
            <text:p>4</text:p>
          </table:table-cell>
          <table:table-cell table:formula="of:=IF([.A124]=&quot;&quot;;&quot;&quot;;5173)" office:value-type="float" office:value="5173" calcext:value-type="float">
            <text:p>5173</text:p>
          </table:table-cell>
          <table:table-cell table:formula="of:=[$Total.C125]" office:value-type="string" office:string-value="59719119888" calcext:value-type="string">
            <text:p>59719119888</text:p>
          </table:table-cell>
          <table:table-cell table:formula="of:=[$Total.D125]" office:value-type="float" office:value="249" calcext:value-type="float">
            <text:p>249</text:p>
          </table:table-cell>
          <table:table-cell table:formula="of:=IF([.A12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26]" office:value-type="string" office:string-value="150107" calcext:value-type="string">
            <text:p>150107</text:p>
          </table:table-cell>
          <table:table-cell office:value-type="float" office:value="202411" calcext:value-type="float">
            <text:p>202411</text:p>
          </table:table-cell>
          <table:table-cell table:formula="of:=IF([.A125]=&quot;&quot;;&quot;&quot;;4)" office:value-type="float" office:value="4" calcext:value-type="float">
            <text:p>4</text:p>
          </table:table-cell>
          <table:table-cell table:formula="of:=IF([.A125]=&quot;&quot;;&quot;&quot;;5173)" office:value-type="float" office:value="5173" calcext:value-type="float">
            <text:p>5173</text:p>
          </table:table-cell>
          <table:table-cell table:formula="of:=[$Total.C126]" office:value-type="string" office:string-value="11004815832" calcext:value-type="string">
            <text:p>11004815832</text:p>
          </table:table-cell>
          <table:table-cell table:formula="of:=[$Total.D126]" office:value-type="float" office:value="249" calcext:value-type="float">
            <text:p>249</text:p>
          </table:table-cell>
          <table:table-cell table:formula="of:=IF([.A12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27]" office:value-type="string" office:string-value="150172" calcext:value-type="string">
            <text:p>150172</text:p>
          </table:table-cell>
          <table:table-cell office:value-type="float" office:value="202411" calcext:value-type="float">
            <text:p>202411</text:p>
          </table:table-cell>
          <table:table-cell table:formula="of:=IF([.A126]=&quot;&quot;;&quot;&quot;;4)" office:value-type="float" office:value="4" calcext:value-type="float">
            <text:p>4</text:p>
          </table:table-cell>
          <table:table-cell table:formula="of:=IF([.A126]=&quot;&quot;;&quot;&quot;;5173)" office:value-type="float" office:value="5173" calcext:value-type="float">
            <text:p>5173</text:p>
          </table:table-cell>
          <table:table-cell table:formula="of:=[$Total.C127]" office:value-type="string" office:string-value="51649716826" calcext:value-type="string">
            <text:p>51649716826</text:p>
          </table:table-cell>
          <table:table-cell table:formula="of:=[$Total.D127]" office:value-type="float" office:value="249" calcext:value-type="float">
            <text:p>249</text:p>
          </table:table-cell>
          <table:table-cell table:formula="of:=IF([.A12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28]" office:value-type="string" office:string-value="150384" calcext:value-type="string">
            <text:p>150384</text:p>
          </table:table-cell>
          <table:table-cell office:value-type="float" office:value="202411" calcext:value-type="float">
            <text:p>202411</text:p>
          </table:table-cell>
          <table:table-cell table:formula="of:=IF([.A127]=&quot;&quot;;&quot;&quot;;4)" office:value-type="float" office:value="4" calcext:value-type="float">
            <text:p>4</text:p>
          </table:table-cell>
          <table:table-cell table:formula="of:=IF([.A127]=&quot;&quot;;&quot;&quot;;5173)" office:value-type="float" office:value="5173" calcext:value-type="float">
            <text:p>5173</text:p>
          </table:table-cell>
          <table:table-cell table:formula="of:=[$Total.C128]" office:value-type="string" office:string-value="46153846882" calcext:value-type="string">
            <text:p>46153846882</text:p>
          </table:table-cell>
          <table:table-cell table:formula="of:=[$Total.D128]" office:value-type="float" office:value="249" calcext:value-type="float">
            <text:p>249</text:p>
          </table:table-cell>
          <table:table-cell table:formula="of:=IF([.A12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29]" office:value-type="string" office:string-value="150461" calcext:value-type="string">
            <text:p>150461</text:p>
          </table:table-cell>
          <table:table-cell office:value-type="float" office:value="202411" calcext:value-type="float">
            <text:p>202411</text:p>
          </table:table-cell>
          <table:table-cell table:formula="of:=IF([.A128]=&quot;&quot;;&quot;&quot;;4)" office:value-type="float" office:value="4" calcext:value-type="float">
            <text:p>4</text:p>
          </table:table-cell>
          <table:table-cell table:formula="of:=IF([.A128]=&quot;&quot;;&quot;&quot;;5173)" office:value-type="float" office:value="5173" calcext:value-type="float">
            <text:p>5173</text:p>
          </table:table-cell>
          <table:table-cell table:formula="of:=[$Total.C129]" office:value-type="string" office:string-value="12339671850" calcext:value-type="string">
            <text:p>12339671850</text:p>
          </table:table-cell>
          <table:table-cell table:formula="of:=[$Total.D129]" office:value-type="float" office:value="249" calcext:value-type="float">
            <text:p>249</text:p>
          </table:table-cell>
          <table:table-cell table:formula="of:=IF([.A12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30]" office:value-type="string" office:string-value="150494" calcext:value-type="string">
            <text:p>150494</text:p>
          </table:table-cell>
          <table:table-cell office:value-type="float" office:value="202411" calcext:value-type="float">
            <text:p>202411</text:p>
          </table:table-cell>
          <table:table-cell table:formula="of:=IF([.A129]=&quot;&quot;;&quot;&quot;;4)" office:value-type="float" office:value="4" calcext:value-type="float">
            <text:p>4</text:p>
          </table:table-cell>
          <table:table-cell table:formula="of:=IF([.A129]=&quot;&quot;;&quot;&quot;;5173)" office:value-type="float" office:value="5173" calcext:value-type="float">
            <text:p>5173</text:p>
          </table:table-cell>
          <table:table-cell table:formula="of:=[$Total.C130]" office:value-type="string" office:string-value="02781518840" calcext:value-type="string">
            <text:p>02781518840</text:p>
          </table:table-cell>
          <table:table-cell table:formula="of:=[$Total.D130]" office:value-type="float" office:value="249" calcext:value-type="float">
            <text:p>249</text:p>
          </table:table-cell>
          <table:table-cell table:formula="of:=IF([.A12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31]" office:value-type="string" office:string-value="150608" calcext:value-type="string">
            <text:p>150608</text:p>
          </table:table-cell>
          <table:table-cell office:value-type="float" office:value="202411" calcext:value-type="float">
            <text:p>202411</text:p>
          </table:table-cell>
          <table:table-cell table:formula="of:=IF([.A130]=&quot;&quot;;&quot;&quot;;4)" office:value-type="float" office:value="4" calcext:value-type="float">
            <text:p>4</text:p>
          </table:table-cell>
          <table:table-cell table:formula="of:=IF([.A130]=&quot;&quot;;&quot;&quot;;5173)" office:value-type="float" office:value="5173" calcext:value-type="float">
            <text:p>5173</text:p>
          </table:table-cell>
          <table:table-cell table:formula="of:=[$Total.C131]" office:value-type="string" office:string-value="27333389863" calcext:value-type="string">
            <text:p>27333389863</text:p>
          </table:table-cell>
          <table:table-cell table:formula="of:=[$Total.D131]" office:value-type="float" office:value="249" calcext:value-type="float">
            <text:p>249</text:p>
          </table:table-cell>
          <table:table-cell table:formula="of:=IF([.A13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32]" office:value-type="string" office:string-value="151099" calcext:value-type="string">
            <text:p>151099</text:p>
          </table:table-cell>
          <table:table-cell office:value-type="float" office:value="202411" calcext:value-type="float">
            <text:p>202411</text:p>
          </table:table-cell>
          <table:table-cell table:formula="of:=IF([.A131]=&quot;&quot;;&quot;&quot;;4)" office:value-type="float" office:value="4" calcext:value-type="float">
            <text:p>4</text:p>
          </table:table-cell>
          <table:table-cell table:formula="of:=IF([.A131]=&quot;&quot;;&quot;&quot;;5173)" office:value-type="float" office:value="5173" calcext:value-type="float">
            <text:p>5173</text:p>
          </table:table-cell>
          <table:table-cell table:formula="of:=[$Total.C132]" office:value-type="string" office:string-value="09584347861" calcext:value-type="string">
            <text:p>09584347861</text:p>
          </table:table-cell>
          <table:table-cell table:formula="of:=[$Total.D132]" office:value-type="float" office:value="249" calcext:value-type="float">
            <text:p>249</text:p>
          </table:table-cell>
          <table:table-cell table:formula="of:=IF([.A13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33]" office:value-type="string" office:string-value="151168" calcext:value-type="string">
            <text:p>151168</text:p>
          </table:table-cell>
          <table:table-cell office:value-type="float" office:value="202411" calcext:value-type="float">
            <text:p>202411</text:p>
          </table:table-cell>
          <table:table-cell table:formula="of:=IF([.A132]=&quot;&quot;;&quot;&quot;;4)" office:value-type="float" office:value="4" calcext:value-type="float">
            <text:p>4</text:p>
          </table:table-cell>
          <table:table-cell table:formula="of:=IF([.A132]=&quot;&quot;;&quot;&quot;;5173)" office:value-type="float" office:value="5173" calcext:value-type="float">
            <text:p>5173</text:p>
          </table:table-cell>
          <table:table-cell table:formula="of:=[$Total.C133]" office:value-type="string" office:string-value="00482959819" calcext:value-type="string">
            <text:p>00482959819</text:p>
          </table:table-cell>
          <table:table-cell table:formula="of:=[$Total.D133]" office:value-type="float" office:value="249" calcext:value-type="float">
            <text:p>249</text:p>
          </table:table-cell>
          <table:table-cell table:formula="of:=IF([.A13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34]" office:value-type="string" office:string-value="151795" calcext:value-type="string">
            <text:p>151795</text:p>
          </table:table-cell>
          <table:table-cell office:value-type="float" office:value="202411" calcext:value-type="float">
            <text:p>202411</text:p>
          </table:table-cell>
          <table:table-cell table:formula="of:=IF([.A133]=&quot;&quot;;&quot;&quot;;4)" office:value-type="float" office:value="4" calcext:value-type="float">
            <text:p>4</text:p>
          </table:table-cell>
          <table:table-cell table:formula="of:=IF([.A133]=&quot;&quot;;&quot;&quot;;5173)" office:value-type="float" office:value="5173" calcext:value-type="float">
            <text:p>5173</text:p>
          </table:table-cell>
          <table:table-cell table:formula="of:=[$Total.C134]" office:value-type="string" office:string-value="52851541897" calcext:value-type="string">
            <text:p>52851541897</text:p>
          </table:table-cell>
          <table:table-cell table:formula="of:=[$Total.D134]" office:value-type="float" office:value="249" calcext:value-type="float">
            <text:p>249</text:p>
          </table:table-cell>
          <table:table-cell table:formula="of:=IF([.A13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35]" office:value-type="string" office:string-value="152122" calcext:value-type="string">
            <text:p>152122</text:p>
          </table:table-cell>
          <table:table-cell office:value-type="float" office:value="202411" calcext:value-type="float">
            <text:p>202411</text:p>
          </table:table-cell>
          <table:table-cell table:formula="of:=IF([.A134]=&quot;&quot;;&quot;&quot;;4)" office:value-type="float" office:value="4" calcext:value-type="float">
            <text:p>4</text:p>
          </table:table-cell>
          <table:table-cell table:formula="of:=IF([.A134]=&quot;&quot;;&quot;&quot;;5173)" office:value-type="float" office:value="5173" calcext:value-type="float">
            <text:p>5173</text:p>
          </table:table-cell>
          <table:table-cell table:formula="of:=[$Total.C135]" office:value-type="string" office:string-value="54215305829" calcext:value-type="string">
            <text:p>54215305829</text:p>
          </table:table-cell>
          <table:table-cell table:formula="of:=[$Total.D135]" office:value-type="float" office:value="249" calcext:value-type="float">
            <text:p>249</text:p>
          </table:table-cell>
          <table:table-cell table:formula="of:=IF([.A13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36]" office:value-type="string" office:string-value="152452" calcext:value-type="string">
            <text:p>152452</text:p>
          </table:table-cell>
          <table:table-cell office:value-type="float" office:value="202411" calcext:value-type="float">
            <text:p>202411</text:p>
          </table:table-cell>
          <table:table-cell table:formula="of:=IF([.A135]=&quot;&quot;;&quot;&quot;;4)" office:value-type="float" office:value="4" calcext:value-type="float">
            <text:p>4</text:p>
          </table:table-cell>
          <table:table-cell table:formula="of:=IF([.A135]=&quot;&quot;;&quot;&quot;;5173)" office:value-type="float" office:value="5173" calcext:value-type="float">
            <text:p>5173</text:p>
          </table:table-cell>
          <table:table-cell table:formula="of:=[$Total.C136]" office:value-type="string" office:string-value="33944622812" calcext:value-type="string">
            <text:p>33944622812</text:p>
          </table:table-cell>
          <table:table-cell table:formula="of:=[$Total.D136]" office:value-type="float" office:value="249" calcext:value-type="float">
            <text:p>249</text:p>
          </table:table-cell>
          <table:table-cell table:formula="of:=IF([.A13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37]" office:value-type="string" office:string-value="152485" calcext:value-type="string">
            <text:p>152485</text:p>
          </table:table-cell>
          <table:table-cell office:value-type="float" office:value="202411" calcext:value-type="float">
            <text:p>202411</text:p>
          </table:table-cell>
          <table:table-cell table:formula="of:=IF([.A136]=&quot;&quot;;&quot;&quot;;4)" office:value-type="float" office:value="4" calcext:value-type="float">
            <text:p>4</text:p>
          </table:table-cell>
          <table:table-cell table:formula="of:=IF([.A136]=&quot;&quot;;&quot;&quot;;5173)" office:value-type="float" office:value="5173" calcext:value-type="float">
            <text:p>5173</text:p>
          </table:table-cell>
          <table:table-cell table:formula="of:=[$Total.C137]" office:value-type="string" office:string-value="19159738804" calcext:value-type="string">
            <text:p>19159738804</text:p>
          </table:table-cell>
          <table:table-cell table:formula="of:=[$Total.D137]" office:value-type="float" office:value="249" calcext:value-type="float">
            <text:p>249</text:p>
          </table:table-cell>
          <table:table-cell table:formula="of:=IF([.A13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38]" office:value-type="string" office:string-value="152733" calcext:value-type="string">
            <text:p>152733</text:p>
          </table:table-cell>
          <table:table-cell office:value-type="float" office:value="202411" calcext:value-type="float">
            <text:p>202411</text:p>
          </table:table-cell>
          <table:table-cell table:formula="of:=IF([.A137]=&quot;&quot;;&quot;&quot;;4)" office:value-type="float" office:value="4" calcext:value-type="float">
            <text:p>4</text:p>
          </table:table-cell>
          <table:table-cell table:formula="of:=IF([.A137]=&quot;&quot;;&quot;&quot;;5173)" office:value-type="float" office:value="5173" calcext:value-type="float">
            <text:p>5173</text:p>
          </table:table-cell>
          <table:table-cell table:formula="of:=[$Total.C138]" office:value-type="string" office:string-value="22236445890" calcext:value-type="string">
            <text:p>22236445890</text:p>
          </table:table-cell>
          <table:table-cell table:formula="of:=[$Total.D138]" office:value-type="float" office:value="249" calcext:value-type="float">
            <text:p>249</text:p>
          </table:table-cell>
          <table:table-cell table:formula="of:=IF([.A13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39]" office:value-type="string" office:string-value="153073" calcext:value-type="string">
            <text:p>153073</text:p>
          </table:table-cell>
          <table:table-cell office:value-type="float" office:value="202411" calcext:value-type="float">
            <text:p>202411</text:p>
          </table:table-cell>
          <table:table-cell table:formula="of:=IF([.A138]=&quot;&quot;;&quot;&quot;;4)" office:value-type="float" office:value="4" calcext:value-type="float">
            <text:p>4</text:p>
          </table:table-cell>
          <table:table-cell table:formula="of:=IF([.A138]=&quot;&quot;;&quot;&quot;;5173)" office:value-type="float" office:value="5173" calcext:value-type="float">
            <text:p>5173</text:p>
          </table:table-cell>
          <table:table-cell table:formula="of:=[$Total.C139]" office:value-type="string" office:string-value="19035481879" calcext:value-type="string">
            <text:p>19035481879</text:p>
          </table:table-cell>
          <table:table-cell table:formula="of:=[$Total.D139]" office:value-type="float" office:value="249" calcext:value-type="float">
            <text:p>249</text:p>
          </table:table-cell>
          <table:table-cell table:formula="of:=IF([.A13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40]" office:value-type="string" office:string-value="153073" calcext:value-type="string">
            <text:p>153073</text:p>
          </table:table-cell>
          <table:table-cell office:value-type="float" office:value="202411" calcext:value-type="float">
            <text:p>202411</text:p>
          </table:table-cell>
          <table:table-cell table:formula="of:=IF([.A139]=&quot;&quot;;&quot;&quot;;4)" office:value-type="float" office:value="4" calcext:value-type="float">
            <text:p>4</text:p>
          </table:table-cell>
          <table:table-cell table:formula="of:=IF([.A139]=&quot;&quot;;&quot;&quot;;5173)" office:value-type="float" office:value="5173" calcext:value-type="float">
            <text:p>5173</text:p>
          </table:table-cell>
          <table:table-cell table:formula="of:=[$Total.C140]" office:value-type="string" office:string-value="43682574808" calcext:value-type="string">
            <text:p>43682574808</text:p>
          </table:table-cell>
          <table:table-cell table:formula="of:=[$Total.D140]" office:value-type="float" office:value="249" calcext:value-type="float">
            <text:p>249</text:p>
          </table:table-cell>
          <table:table-cell table:formula="of:=IF([.A13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41]" office:value-type="string" office:string-value="153073" calcext:value-type="string">
            <text:p>153073</text:p>
          </table:table-cell>
          <table:table-cell office:value-type="float" office:value="202411" calcext:value-type="float">
            <text:p>202411</text:p>
          </table:table-cell>
          <table:table-cell table:formula="of:=IF([.A140]=&quot;&quot;;&quot;&quot;;4)" office:value-type="float" office:value="4" calcext:value-type="float">
            <text:p>4</text:p>
          </table:table-cell>
          <table:table-cell table:formula="of:=IF([.A140]=&quot;&quot;;&quot;&quot;;5173)" office:value-type="float" office:value="5173" calcext:value-type="float">
            <text:p>5173</text:p>
          </table:table-cell>
          <table:table-cell table:formula="of:=[$Total.C141]" office:value-type="string" office:string-value="43682665870" calcext:value-type="string">
            <text:p>43682665870</text:p>
          </table:table-cell>
          <table:table-cell table:formula="of:=[$Total.D141]" office:value-type="float" office:value="249" calcext:value-type="float">
            <text:p>249</text:p>
          </table:table-cell>
          <table:table-cell table:formula="of:=IF([.A14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42]" office:value-type="string" office:string-value="153101" calcext:value-type="string">
            <text:p>153101</text:p>
          </table:table-cell>
          <table:table-cell office:value-type="float" office:value="202411" calcext:value-type="float">
            <text:p>202411</text:p>
          </table:table-cell>
          <table:table-cell table:formula="of:=IF([.A141]=&quot;&quot;;&quot;&quot;;4)" office:value-type="float" office:value="4" calcext:value-type="float">
            <text:p>4</text:p>
          </table:table-cell>
          <table:table-cell table:formula="of:=IF([.A141]=&quot;&quot;;&quot;&quot;;5173)" office:value-type="float" office:value="5173" calcext:value-type="float">
            <text:p>5173</text:p>
          </table:table-cell>
          <table:table-cell table:formula="of:=[$Total.C142]" office:value-type="string" office:string-value="13247497846" calcext:value-type="string">
            <text:p>13247497846</text:p>
          </table:table-cell>
          <table:table-cell table:formula="of:=[$Total.D142]" office:value-type="float" office:value="249" calcext:value-type="float">
            <text:p>249</text:p>
          </table:table-cell>
          <table:table-cell table:formula="of:=IF([.A14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43]" office:value-type="string" office:string-value="153285" calcext:value-type="string">
            <text:p>153285</text:p>
          </table:table-cell>
          <table:table-cell office:value-type="float" office:value="202411" calcext:value-type="float">
            <text:p>202411</text:p>
          </table:table-cell>
          <table:table-cell table:formula="of:=IF([.A142]=&quot;&quot;;&quot;&quot;;4)" office:value-type="float" office:value="4" calcext:value-type="float">
            <text:p>4</text:p>
          </table:table-cell>
          <table:table-cell table:formula="of:=IF([.A142]=&quot;&quot;;&quot;&quot;;5173)" office:value-type="float" office:value="5173" calcext:value-type="float">
            <text:p>5173</text:p>
          </table:table-cell>
          <table:table-cell table:formula="of:=[$Total.C143]" office:value-type="string" office:string-value="25539085809" calcext:value-type="string">
            <text:p>25539085809</text:p>
          </table:table-cell>
          <table:table-cell table:formula="of:=[$Total.D143]" office:value-type="float" office:value="249" calcext:value-type="float">
            <text:p>249</text:p>
          </table:table-cell>
          <table:table-cell table:formula="of:=IF([.A14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44]" office:value-type="string" office:string-value="153285" calcext:value-type="string">
            <text:p>153285</text:p>
          </table:table-cell>
          <table:table-cell office:value-type="float" office:value="202411" calcext:value-type="float">
            <text:p>202411</text:p>
          </table:table-cell>
          <table:table-cell table:formula="of:=IF([.A143]=&quot;&quot;;&quot;&quot;;4)" office:value-type="float" office:value="4" calcext:value-type="float">
            <text:p>4</text:p>
          </table:table-cell>
          <table:table-cell table:formula="of:=IF([.A143]=&quot;&quot;;&quot;&quot;;5173)" office:value-type="float" office:value="5173" calcext:value-type="float">
            <text:p>5173</text:p>
          </table:table-cell>
          <table:table-cell table:formula="of:=[$Total.C144]" office:value-type="string" office:string-value="51629233897" calcext:value-type="string">
            <text:p>51629233897</text:p>
          </table:table-cell>
          <table:table-cell table:formula="of:=[$Total.D144]" office:value-type="float" office:value="249" calcext:value-type="float">
            <text:p>249</text:p>
          </table:table-cell>
          <table:table-cell table:formula="of:=IF([.A14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45]" office:value-type="string" office:string-value="153489" calcext:value-type="string">
            <text:p>153489</text:p>
          </table:table-cell>
          <table:table-cell office:value-type="float" office:value="202411" calcext:value-type="float">
            <text:p>202411</text:p>
          </table:table-cell>
          <table:table-cell table:formula="of:=IF([.A144]=&quot;&quot;;&quot;&quot;;4)" office:value-type="float" office:value="4" calcext:value-type="float">
            <text:p>4</text:p>
          </table:table-cell>
          <table:table-cell table:formula="of:=IF([.A144]=&quot;&quot;;&quot;&quot;;5173)" office:value-type="float" office:value="5173" calcext:value-type="float">
            <text:p>5173</text:p>
          </table:table-cell>
          <table:table-cell table:formula="of:=[$Total.C145]" office:value-type="string" office:string-value="02778420851" calcext:value-type="string">
            <text:p>02778420851</text:p>
          </table:table-cell>
          <table:table-cell table:formula="of:=[$Total.D145]" office:value-type="float" office:value="249" calcext:value-type="float">
            <text:p>249</text:p>
          </table:table-cell>
          <table:table-cell table:formula="of:=IF([.A14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46]" office:value-type="string" office:string-value="153949" calcext:value-type="string">
            <text:p>153949</text:p>
          </table:table-cell>
          <table:table-cell office:value-type="float" office:value="202411" calcext:value-type="float">
            <text:p>202411</text:p>
          </table:table-cell>
          <table:table-cell table:formula="of:=IF([.A145]=&quot;&quot;;&quot;&quot;;4)" office:value-type="float" office:value="4" calcext:value-type="float">
            <text:p>4</text:p>
          </table:table-cell>
          <table:table-cell table:formula="of:=IF([.A145]=&quot;&quot;;&quot;&quot;;5173)" office:value-type="float" office:value="5173" calcext:value-type="float">
            <text:p>5173</text:p>
          </table:table-cell>
          <table:table-cell table:formula="of:=[$Total.C146]" office:value-type="string" office:string-value="26397257851" calcext:value-type="string">
            <text:p>26397257851</text:p>
          </table:table-cell>
          <table:table-cell table:formula="of:=[$Total.D146]" office:value-type="float" office:value="249" calcext:value-type="float">
            <text:p>249</text:p>
          </table:table-cell>
          <table:table-cell table:formula="of:=IF([.A14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47]" office:value-type="string" office:string-value="154121" calcext:value-type="string">
            <text:p>154121</text:p>
          </table:table-cell>
          <table:table-cell office:value-type="float" office:value="202411" calcext:value-type="float">
            <text:p>202411</text:p>
          </table:table-cell>
          <table:table-cell table:formula="of:=IF([.A146]=&quot;&quot;;&quot;&quot;;4)" office:value-type="float" office:value="4" calcext:value-type="float">
            <text:p>4</text:p>
          </table:table-cell>
          <table:table-cell table:formula="of:=IF([.A146]=&quot;&quot;;&quot;&quot;;5173)" office:value-type="float" office:value="5173" calcext:value-type="float">
            <text:p>5173</text:p>
          </table:table-cell>
          <table:table-cell table:formula="of:=[$Total.C147]" office:value-type="string" office:string-value="27189089802" calcext:value-type="string">
            <text:p>27189089802</text:p>
          </table:table-cell>
          <table:table-cell table:formula="of:=[$Total.D147]" office:value-type="float" office:value="249" calcext:value-type="float">
            <text:p>249</text:p>
          </table:table-cell>
          <table:table-cell table:formula="of:=IF([.A14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48]" office:value-type="string" office:string-value="154121" calcext:value-type="string">
            <text:p>154121</text:p>
          </table:table-cell>
          <table:table-cell office:value-type="float" office:value="202411" calcext:value-type="float">
            <text:p>202411</text:p>
          </table:table-cell>
          <table:table-cell table:formula="of:=IF([.A147]=&quot;&quot;;&quot;&quot;;4)" office:value-type="float" office:value="4" calcext:value-type="float">
            <text:p>4</text:p>
          </table:table-cell>
          <table:table-cell table:formula="of:=IF([.A147]=&quot;&quot;;&quot;&quot;;5173)" office:value-type="float" office:value="5173" calcext:value-type="float">
            <text:p>5173</text:p>
          </table:table-cell>
          <table:table-cell table:formula="of:=[$Total.C148]" office:value-type="string" office:string-value="53982887844" calcext:value-type="string">
            <text:p>53982887844</text:p>
          </table:table-cell>
          <table:table-cell table:formula="of:=[$Total.D148]" office:value-type="float" office:value="249" calcext:value-type="float">
            <text:p>249</text:p>
          </table:table-cell>
          <table:table-cell table:formula="of:=IF([.A14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49]" office:value-type="string" office:string-value="154264" calcext:value-type="string">
            <text:p>154264</text:p>
          </table:table-cell>
          <table:table-cell office:value-type="float" office:value="202411" calcext:value-type="float">
            <text:p>202411</text:p>
          </table:table-cell>
          <table:table-cell table:formula="of:=IF([.A148]=&quot;&quot;;&quot;&quot;;4)" office:value-type="float" office:value="4" calcext:value-type="float">
            <text:p>4</text:p>
          </table:table-cell>
          <table:table-cell table:formula="of:=IF([.A148]=&quot;&quot;;&quot;&quot;;5173)" office:value-type="float" office:value="5173" calcext:value-type="float">
            <text:p>5173</text:p>
          </table:table-cell>
          <table:table-cell table:formula="of:=[$Total.C149]" office:value-type="string" office:string-value="52515343880" calcext:value-type="string">
            <text:p>52515343880</text:p>
          </table:table-cell>
          <table:table-cell table:formula="of:=[$Total.D149]" office:value-type="float" office:value="249" calcext:value-type="float">
            <text:p>249</text:p>
          </table:table-cell>
          <table:table-cell table:formula="of:=IF([.A14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50]" office:value-type="string" office:string-value="154264" calcext:value-type="string">
            <text:p>154264</text:p>
          </table:table-cell>
          <table:table-cell office:value-type="float" office:value="202411" calcext:value-type="float">
            <text:p>202411</text:p>
          </table:table-cell>
          <table:table-cell table:formula="of:=IF([.A149]=&quot;&quot;;&quot;&quot;;4)" office:value-type="float" office:value="4" calcext:value-type="float">
            <text:p>4</text:p>
          </table:table-cell>
          <table:table-cell table:formula="of:=IF([.A149]=&quot;&quot;;&quot;&quot;;5173)" office:value-type="float" office:value="5173" calcext:value-type="float">
            <text:p>5173</text:p>
          </table:table-cell>
          <table:table-cell table:formula="of:=[$Total.C150]" office:value-type="string" office:string-value="28083242861" calcext:value-type="string">
            <text:p>28083242861</text:p>
          </table:table-cell>
          <table:table-cell table:formula="of:=[$Total.D150]" office:value-type="float" office:value="249" calcext:value-type="float">
            <text:p>249</text:p>
          </table:table-cell>
          <table:table-cell table:formula="of:=IF([.A14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51]" office:value-type="string" office:string-value="154272" calcext:value-type="string">
            <text:p>154272</text:p>
          </table:table-cell>
          <table:table-cell office:value-type="float" office:value="202411" calcext:value-type="float">
            <text:p>202411</text:p>
          </table:table-cell>
          <table:table-cell table:formula="of:=IF([.A150]=&quot;&quot;;&quot;&quot;;4)" office:value-type="float" office:value="4" calcext:value-type="float">
            <text:p>4</text:p>
          </table:table-cell>
          <table:table-cell table:formula="of:=IF([.A150]=&quot;&quot;;&quot;&quot;;5173)" office:value-type="float" office:value="5173" calcext:value-type="float">
            <text:p>5173</text:p>
          </table:table-cell>
          <table:table-cell table:formula="of:=[$Total.C151]" office:value-type="string" office:string-value="13959885873" calcext:value-type="string">
            <text:p>13959885873</text:p>
          </table:table-cell>
          <table:table-cell table:formula="of:=[$Total.D151]" office:value-type="float" office:value="249" calcext:value-type="float">
            <text:p>249</text:p>
          </table:table-cell>
          <table:table-cell table:formula="of:=IF([.A15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52]" office:value-type="string" office:string-value="154272" calcext:value-type="string">
            <text:p>154272</text:p>
          </table:table-cell>
          <table:table-cell office:value-type="float" office:value="202411" calcext:value-type="float">
            <text:p>202411</text:p>
          </table:table-cell>
          <table:table-cell table:formula="of:=IF([.A151]=&quot;&quot;;&quot;&quot;;4)" office:value-type="float" office:value="4" calcext:value-type="float">
            <text:p>4</text:p>
          </table:table-cell>
          <table:table-cell table:formula="of:=IF([.A151]=&quot;&quot;;&quot;&quot;;5173)" office:value-type="float" office:value="5173" calcext:value-type="float">
            <text:p>5173</text:p>
          </table:table-cell>
          <table:table-cell table:formula="of:=[$Total.C152]" office:value-type="string" office:string-value="50137443854" calcext:value-type="string">
            <text:p>50137443854</text:p>
          </table:table-cell>
          <table:table-cell table:formula="of:=[$Total.D152]" office:value-type="float" office:value="249" calcext:value-type="float">
            <text:p>249</text:p>
          </table:table-cell>
          <table:table-cell table:formula="of:=IF([.A15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53]" office:value-type="string" office:string-value="154834" calcext:value-type="string">
            <text:p>154834</text:p>
          </table:table-cell>
          <table:table-cell office:value-type="float" office:value="202411" calcext:value-type="float">
            <text:p>202411</text:p>
          </table:table-cell>
          <table:table-cell table:formula="of:=IF([.A152]=&quot;&quot;;&quot;&quot;;4)" office:value-type="float" office:value="4" calcext:value-type="float">
            <text:p>4</text:p>
          </table:table-cell>
          <table:table-cell table:formula="of:=IF([.A152]=&quot;&quot;;&quot;&quot;;5173)" office:value-type="float" office:value="5173" calcext:value-type="float">
            <text:p>5173</text:p>
          </table:table-cell>
          <table:table-cell table:formula="of:=[$Total.C153]" office:value-type="string" office:string-value="09584485822" calcext:value-type="string">
            <text:p>09584485822</text:p>
          </table:table-cell>
          <table:table-cell table:formula="of:=[$Total.D153]" office:value-type="float" office:value="249" calcext:value-type="float">
            <text:p>249</text:p>
          </table:table-cell>
          <table:table-cell table:formula="of:=IF([.A15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54]" office:value-type="string" office:string-value="154875" calcext:value-type="string">
            <text:p>154875</text:p>
          </table:table-cell>
          <table:table-cell office:value-type="float" office:value="202411" calcext:value-type="float">
            <text:p>202411</text:p>
          </table:table-cell>
          <table:table-cell table:formula="of:=IF([.A153]=&quot;&quot;;&quot;&quot;;4)" office:value-type="float" office:value="4" calcext:value-type="float">
            <text:p>4</text:p>
          </table:table-cell>
          <table:table-cell table:formula="of:=IF([.A153]=&quot;&quot;;&quot;&quot;;5173)" office:value-type="float" office:value="5173" calcext:value-type="float">
            <text:p>5173</text:p>
          </table:table-cell>
          <table:table-cell table:formula="of:=[$Total.C154]" office:value-type="string" office:string-value="10168186888" calcext:value-type="string">
            <text:p>10168186888</text:p>
          </table:table-cell>
          <table:table-cell table:formula="of:=[$Total.D154]" office:value-type="float" office:value="249" calcext:value-type="float">
            <text:p>249</text:p>
          </table:table-cell>
          <table:table-cell table:formula="of:=IF([.A15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55]" office:value-type="string" office:string-value="155133" calcext:value-type="string">
            <text:p>155133</text:p>
          </table:table-cell>
          <table:table-cell office:value-type="float" office:value="202411" calcext:value-type="float">
            <text:p>202411</text:p>
          </table:table-cell>
          <table:table-cell table:formula="of:=IF([.A154]=&quot;&quot;;&quot;&quot;;4)" office:value-type="float" office:value="4" calcext:value-type="float">
            <text:p>4</text:p>
          </table:table-cell>
          <table:table-cell table:formula="of:=IF([.A154]=&quot;&quot;;&quot;&quot;;5173)" office:value-type="float" office:value="5173" calcext:value-type="float">
            <text:p>5173</text:p>
          </table:table-cell>
          <table:table-cell table:formula="of:=[$Total.C155]" office:value-type="string" office:string-value="24699972837" calcext:value-type="string">
            <text:p>24699972837</text:p>
          </table:table-cell>
          <table:table-cell table:formula="of:=[$Total.D155]" office:value-type="float" office:value="249" calcext:value-type="float">
            <text:p>249</text:p>
          </table:table-cell>
          <table:table-cell table:formula="of:=IF([.A15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56]" office:value-type="string" office:string-value="155133" calcext:value-type="string">
            <text:p>155133</text:p>
          </table:table-cell>
          <table:table-cell office:value-type="float" office:value="202411" calcext:value-type="float">
            <text:p>202411</text:p>
          </table:table-cell>
          <table:table-cell table:formula="of:=IF([.A155]=&quot;&quot;;&quot;&quot;;4)" office:value-type="float" office:value="4" calcext:value-type="float">
            <text:p>4</text:p>
          </table:table-cell>
          <table:table-cell table:formula="of:=IF([.A155]=&quot;&quot;;&quot;&quot;;5173)" office:value-type="float" office:value="5173" calcext:value-type="float">
            <text:p>5173</text:p>
          </table:table-cell>
          <table:table-cell table:formula="of:=[$Total.C156]" office:value-type="string" office:string-value="52785847857" calcext:value-type="string">
            <text:p>52785847857</text:p>
          </table:table-cell>
          <table:table-cell table:formula="of:=[$Total.D156]" office:value-type="float" office:value="249" calcext:value-type="float">
            <text:p>249</text:p>
          </table:table-cell>
          <table:table-cell table:formula="of:=IF([.A15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57]" office:value-type="string" office:string-value="155133" calcext:value-type="string">
            <text:p>155133</text:p>
          </table:table-cell>
          <table:table-cell office:value-type="float" office:value="202411" calcext:value-type="float">
            <text:p>202411</text:p>
          </table:table-cell>
          <table:table-cell table:formula="of:=IF([.A156]=&quot;&quot;;&quot;&quot;;4)" office:value-type="float" office:value="4" calcext:value-type="float">
            <text:p>4</text:p>
          </table:table-cell>
          <table:table-cell table:formula="of:=IF([.A156]=&quot;&quot;;&quot;&quot;;5173)" office:value-type="float" office:value="5173" calcext:value-type="float">
            <text:p>5173</text:p>
          </table:table-cell>
          <table:table-cell table:formula="of:=[$Total.C157]" office:value-type="string" office:string-value="52785893883" calcext:value-type="string">
            <text:p>52785893883</text:p>
          </table:table-cell>
          <table:table-cell table:formula="of:=[$Total.D157]" office:value-type="float" office:value="249" calcext:value-type="float">
            <text:p>249</text:p>
          </table:table-cell>
          <table:table-cell table:formula="of:=IF([.A15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58]" office:value-type="string" office:string-value="155227" calcext:value-type="string">
            <text:p>155227</text:p>
          </table:table-cell>
          <table:table-cell office:value-type="float" office:value="202411" calcext:value-type="float">
            <text:p>202411</text:p>
          </table:table-cell>
          <table:table-cell table:formula="of:=IF([.A157]=&quot;&quot;;&quot;&quot;;4)" office:value-type="float" office:value="4" calcext:value-type="float">
            <text:p>4</text:p>
          </table:table-cell>
          <table:table-cell table:formula="of:=IF([.A157]=&quot;&quot;;&quot;&quot;;5173)" office:value-type="float" office:value="5173" calcext:value-type="float">
            <text:p>5173</text:p>
          </table:table-cell>
          <table:table-cell table:formula="of:=[$Total.C158]" office:value-type="string" office:string-value="28002686896" calcext:value-type="string">
            <text:p>28002686896</text:p>
          </table:table-cell>
          <table:table-cell table:formula="of:=[$Total.D158]" office:value-type="float" office:value="249" calcext:value-type="float">
            <text:p>249</text:p>
          </table:table-cell>
          <table:table-cell table:formula="of:=IF([.A15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59]" office:value-type="string" office:string-value="155549" calcext:value-type="string">
            <text:p>155549</text:p>
          </table:table-cell>
          <table:table-cell office:value-type="float" office:value="202411" calcext:value-type="float">
            <text:p>202411</text:p>
          </table:table-cell>
          <table:table-cell table:formula="of:=IF([.A158]=&quot;&quot;;&quot;&quot;;4)" office:value-type="float" office:value="4" calcext:value-type="float">
            <text:p>4</text:p>
          </table:table-cell>
          <table:table-cell table:formula="of:=IF([.A158]=&quot;&quot;;&quot;&quot;;5173)" office:value-type="float" office:value="5173" calcext:value-type="float">
            <text:p>5173</text:p>
          </table:table-cell>
          <table:table-cell table:formula="of:=[$Total.C159]" office:value-type="string" office:string-value="31297777840" calcext:value-type="string">
            <text:p>31297777840</text:p>
          </table:table-cell>
          <table:table-cell table:formula="of:=[$Total.D159]" office:value-type="float" office:value="249" calcext:value-type="float">
            <text:p>249</text:p>
          </table:table-cell>
          <table:table-cell table:formula="of:=IF([.A15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60]" office:value-type="string" office:string-value="155821" calcext:value-type="string">
            <text:p>155821</text:p>
          </table:table-cell>
          <table:table-cell office:value-type="float" office:value="202411" calcext:value-type="float">
            <text:p>202411</text:p>
          </table:table-cell>
          <table:table-cell table:formula="of:=IF([.A159]=&quot;&quot;;&quot;&quot;;4)" office:value-type="float" office:value="4" calcext:value-type="float">
            <text:p>4</text:p>
          </table:table-cell>
          <table:table-cell table:formula="of:=IF([.A159]=&quot;&quot;;&quot;&quot;;5173)" office:value-type="float" office:value="5173" calcext:value-type="float">
            <text:p>5173</text:p>
          </table:table-cell>
          <table:table-cell table:formula="of:=[$Total.C160]" office:value-type="string" office:string-value="22014820805" calcext:value-type="string">
            <text:p>22014820805</text:p>
          </table:table-cell>
          <table:table-cell table:formula="of:=[$Total.D160]" office:value-type="float" office:value="249" calcext:value-type="float">
            <text:p>249</text:p>
          </table:table-cell>
          <table:table-cell table:formula="of:=IF([.A15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61]" office:value-type="string" office:string-value="156288" calcext:value-type="string">
            <text:p>156288</text:p>
          </table:table-cell>
          <table:table-cell office:value-type="float" office:value="202411" calcext:value-type="float">
            <text:p>202411</text:p>
          </table:table-cell>
          <table:table-cell table:formula="of:=IF([.A160]=&quot;&quot;;&quot;&quot;;4)" office:value-type="float" office:value="4" calcext:value-type="float">
            <text:p>4</text:p>
          </table:table-cell>
          <table:table-cell table:formula="of:=IF([.A160]=&quot;&quot;;&quot;&quot;;5173)" office:value-type="float" office:value="5173" calcext:value-type="float">
            <text:p>5173</text:p>
          </table:table-cell>
          <table:table-cell table:formula="of:=[$Total.C161]" office:value-type="string" office:string-value="21683322827" calcext:value-type="string">
            <text:p>21683322827</text:p>
          </table:table-cell>
          <table:table-cell table:formula="of:=[$Total.D161]" office:value-type="float" office:value="249" calcext:value-type="float">
            <text:p>249</text:p>
          </table:table-cell>
          <table:table-cell table:formula="of:=IF([.A16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62]" office:value-type="string" office:string-value="156296" calcext:value-type="string">
            <text:p>156296</text:p>
          </table:table-cell>
          <table:table-cell office:value-type="float" office:value="202411" calcext:value-type="float">
            <text:p>202411</text:p>
          </table:table-cell>
          <table:table-cell table:formula="of:=IF([.A161]=&quot;&quot;;&quot;&quot;;4)" office:value-type="float" office:value="4" calcext:value-type="float">
            <text:p>4</text:p>
          </table:table-cell>
          <table:table-cell table:formula="of:=IF([.A161]=&quot;&quot;;&quot;&quot;;5173)" office:value-type="float" office:value="5173" calcext:value-type="float">
            <text:p>5173</text:p>
          </table:table-cell>
          <table:table-cell table:formula="of:=[$Total.C162]" office:value-type="string" office:string-value="00294196897" calcext:value-type="string">
            <text:p>00294196897</text:p>
          </table:table-cell>
          <table:table-cell table:formula="of:=[$Total.D162]" office:value-type="float" office:value="249" calcext:value-type="float">
            <text:p>249</text:p>
          </table:table-cell>
          <table:table-cell table:formula="of:=IF([.A16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63]" office:value-type="string" office:string-value="156569" calcext:value-type="string">
            <text:p>156569</text:p>
          </table:table-cell>
          <table:table-cell office:value-type="float" office:value="202411" calcext:value-type="float">
            <text:p>202411</text:p>
          </table:table-cell>
          <table:table-cell table:formula="of:=IF([.A162]=&quot;&quot;;&quot;&quot;;4)" office:value-type="float" office:value="4" calcext:value-type="float">
            <text:p>4</text:p>
          </table:table-cell>
          <table:table-cell table:formula="of:=IF([.A162]=&quot;&quot;;&quot;&quot;;5173)" office:value-type="float" office:value="5173" calcext:value-type="float">
            <text:p>5173</text:p>
          </table:table-cell>
          <table:table-cell table:formula="of:=[$Total.C163]" office:value-type="string" office:string-value="12064833854" calcext:value-type="string">
            <text:p>12064833854</text:p>
          </table:table-cell>
          <table:table-cell table:formula="of:=[$Total.D163]" office:value-type="float" office:value="249" calcext:value-type="float">
            <text:p>249</text:p>
          </table:table-cell>
          <table:table-cell table:formula="of:=IF([.A16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64]" office:value-type="string" office:string-value="156569" calcext:value-type="string">
            <text:p>156569</text:p>
          </table:table-cell>
          <table:table-cell office:value-type="float" office:value="202411" calcext:value-type="float">
            <text:p>202411</text:p>
          </table:table-cell>
          <table:table-cell table:formula="of:=IF([.A163]=&quot;&quot;;&quot;&quot;;4)" office:value-type="float" office:value="4" calcext:value-type="float">
            <text:p>4</text:p>
          </table:table-cell>
          <table:table-cell table:formula="of:=IF([.A163]=&quot;&quot;;&quot;&quot;;5173)" office:value-type="float" office:value="5173" calcext:value-type="float">
            <text:p>5173</text:p>
          </table:table-cell>
          <table:table-cell table:formula="of:=[$Total.C164]" office:value-type="string" office:string-value="52893262864" calcext:value-type="string">
            <text:p>52893262864</text:p>
          </table:table-cell>
          <table:table-cell table:formula="of:=[$Total.D164]" office:value-type="float" office:value="249" calcext:value-type="float">
            <text:p>249</text:p>
          </table:table-cell>
          <table:table-cell table:formula="of:=IF([.A16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65]" office:value-type="string" office:string-value="156723" calcext:value-type="string">
            <text:p>156723</text:p>
          </table:table-cell>
          <table:table-cell office:value-type="float" office:value="202411" calcext:value-type="float">
            <text:p>202411</text:p>
          </table:table-cell>
          <table:table-cell table:formula="of:=IF([.A164]=&quot;&quot;;&quot;&quot;;4)" office:value-type="float" office:value="4" calcext:value-type="float">
            <text:p>4</text:p>
          </table:table-cell>
          <table:table-cell table:formula="of:=IF([.A164]=&quot;&quot;;&quot;&quot;;5173)" office:value-type="float" office:value="5173" calcext:value-type="float">
            <text:p>5173</text:p>
          </table:table-cell>
          <table:table-cell table:formula="of:=[$Total.C165]" office:value-type="string" office:string-value="06730032804" calcext:value-type="string">
            <text:p>06730032804</text:p>
          </table:table-cell>
          <table:table-cell table:formula="of:=[$Total.D165]" office:value-type="float" office:value="249" calcext:value-type="float">
            <text:p>249</text:p>
          </table:table-cell>
          <table:table-cell table:formula="of:=IF([.A16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66]" office:value-type="string" office:string-value="157039" calcext:value-type="string">
            <text:p>157039</text:p>
          </table:table-cell>
          <table:table-cell office:value-type="float" office:value="202411" calcext:value-type="float">
            <text:p>202411</text:p>
          </table:table-cell>
          <table:table-cell table:formula="of:=IF([.A165]=&quot;&quot;;&quot;&quot;;4)" office:value-type="float" office:value="4" calcext:value-type="float">
            <text:p>4</text:p>
          </table:table-cell>
          <table:table-cell table:formula="of:=IF([.A165]=&quot;&quot;;&quot;&quot;;5173)" office:value-type="float" office:value="5173" calcext:value-type="float">
            <text:p>5173</text:p>
          </table:table-cell>
          <table:table-cell table:formula="of:=[$Total.C166]" office:value-type="string" office:string-value="56806667821" calcext:value-type="string">
            <text:p>56806667821</text:p>
          </table:table-cell>
          <table:table-cell table:formula="of:=[$Total.D166]" office:value-type="float" office:value="249" calcext:value-type="float">
            <text:p>249</text:p>
          </table:table-cell>
          <table:table-cell table:formula="of:=IF([.A16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67]" office:value-type="string" office:string-value="157039" calcext:value-type="string">
            <text:p>157039</text:p>
          </table:table-cell>
          <table:table-cell office:value-type="float" office:value="202411" calcext:value-type="float">
            <text:p>202411</text:p>
          </table:table-cell>
          <table:table-cell table:formula="of:=IF([.A166]=&quot;&quot;;&quot;&quot;;4)" office:value-type="float" office:value="4" calcext:value-type="float">
            <text:p>4</text:p>
          </table:table-cell>
          <table:table-cell table:formula="of:=IF([.A166]=&quot;&quot;;&quot;&quot;;5173)" office:value-type="float" office:value="5173" calcext:value-type="float">
            <text:p>5173</text:p>
          </table:table-cell>
          <table:table-cell table:formula="of:=[$Total.C167]" office:value-type="string" office:string-value="05014680488" calcext:value-type="string">
            <text:p>05014680488</text:p>
          </table:table-cell>
          <table:table-cell table:formula="of:=[$Total.D167]" office:value-type="float" office:value="249" calcext:value-type="float">
            <text:p>249</text:p>
          </table:table-cell>
          <table:table-cell table:formula="of:=IF([.A16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68]" office:value-type="string" office:string-value="157039" calcext:value-type="string">
            <text:p>157039</text:p>
          </table:table-cell>
          <table:table-cell office:value-type="float" office:value="202411" calcext:value-type="float">
            <text:p>202411</text:p>
          </table:table-cell>
          <table:table-cell table:formula="of:=IF([.A167]=&quot;&quot;;&quot;&quot;;4)" office:value-type="float" office:value="4" calcext:value-type="float">
            <text:p>4</text:p>
          </table:table-cell>
          <table:table-cell table:formula="of:=IF([.A167]=&quot;&quot;;&quot;&quot;;5173)" office:value-type="float" office:value="5173" calcext:value-type="float">
            <text:p>5173</text:p>
          </table:table-cell>
          <table:table-cell table:formula="of:=[$Total.C168]" office:value-type="string" office:string-value="45667521865" calcext:value-type="string">
            <text:p>45667521865</text:p>
          </table:table-cell>
          <table:table-cell table:formula="of:=[$Total.D168]" office:value-type="float" office:value="249" calcext:value-type="float">
            <text:p>249</text:p>
          </table:table-cell>
          <table:table-cell table:formula="of:=IF([.A16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69]" office:value-type="string" office:string-value="157132" calcext:value-type="string">
            <text:p>157132</text:p>
          </table:table-cell>
          <table:table-cell office:value-type="float" office:value="202411" calcext:value-type="float">
            <text:p>202411</text:p>
          </table:table-cell>
          <table:table-cell table:formula="of:=IF([.A168]=&quot;&quot;;&quot;&quot;;4)" office:value-type="float" office:value="4" calcext:value-type="float">
            <text:p>4</text:p>
          </table:table-cell>
          <table:table-cell table:formula="of:=IF([.A168]=&quot;&quot;;&quot;&quot;;5173)" office:value-type="float" office:value="5173" calcext:value-type="float">
            <text:p>5173</text:p>
          </table:table-cell>
          <table:table-cell table:formula="of:=[$Total.C169]" office:value-type="string" office:string-value="01638582840" calcext:value-type="string">
            <text:p>01638582840</text:p>
          </table:table-cell>
          <table:table-cell table:formula="of:=[$Total.D169]" office:value-type="float" office:value="249" calcext:value-type="float">
            <text:p>249</text:p>
          </table:table-cell>
          <table:table-cell table:formula="of:=IF([.A16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70]" office:value-type="string" office:string-value="157157" calcext:value-type="string">
            <text:p>157157</text:p>
          </table:table-cell>
          <table:table-cell office:value-type="float" office:value="202411" calcext:value-type="float">
            <text:p>202411</text:p>
          </table:table-cell>
          <table:table-cell table:formula="of:=IF([.A169]=&quot;&quot;;&quot;&quot;;4)" office:value-type="float" office:value="4" calcext:value-type="float">
            <text:p>4</text:p>
          </table:table-cell>
          <table:table-cell table:formula="of:=IF([.A169]=&quot;&quot;;&quot;&quot;;5173)" office:value-type="float" office:value="5173" calcext:value-type="float">
            <text:p>5173</text:p>
          </table:table-cell>
          <table:table-cell table:formula="of:=[$Total.C170]" office:value-type="string" office:string-value="17166680857" calcext:value-type="string">
            <text:p>17166680857</text:p>
          </table:table-cell>
          <table:table-cell table:formula="of:=[$Total.D170]" office:value-type="float" office:value="249" calcext:value-type="float">
            <text:p>249</text:p>
          </table:table-cell>
          <table:table-cell table:formula="of:=IF([.A16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71]" office:value-type="string" office:string-value="157641" calcext:value-type="string">
            <text:p>157641</text:p>
          </table:table-cell>
          <table:table-cell office:value-type="float" office:value="202411" calcext:value-type="float">
            <text:p>202411</text:p>
          </table:table-cell>
          <table:table-cell table:formula="of:=IF([.A170]=&quot;&quot;;&quot;&quot;;4)" office:value-type="float" office:value="4" calcext:value-type="float">
            <text:p>4</text:p>
          </table:table-cell>
          <table:table-cell table:formula="of:=IF([.A170]=&quot;&quot;;&quot;&quot;;5173)" office:value-type="float" office:value="5173" calcext:value-type="float">
            <text:p>5173</text:p>
          </table:table-cell>
          <table:table-cell table:formula="of:=[$Total.C171]" office:value-type="string" office:string-value="53880454809" calcext:value-type="string">
            <text:p>53880454809</text:p>
          </table:table-cell>
          <table:table-cell table:formula="of:=[$Total.D171]" office:value-type="float" office:value="249" calcext:value-type="float">
            <text:p>249</text:p>
          </table:table-cell>
          <table:table-cell table:formula="of:=IF([.A17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72]" office:value-type="string" office:string-value="157837" calcext:value-type="string">
            <text:p>157837</text:p>
          </table:table-cell>
          <table:table-cell office:value-type="float" office:value="202411" calcext:value-type="float">
            <text:p>202411</text:p>
          </table:table-cell>
          <table:table-cell table:formula="of:=IF([.A171]=&quot;&quot;;&quot;&quot;;4)" office:value-type="float" office:value="4" calcext:value-type="float">
            <text:p>4</text:p>
          </table:table-cell>
          <table:table-cell table:formula="of:=IF([.A171]=&quot;&quot;;&quot;&quot;;5173)" office:value-type="float" office:value="5173" calcext:value-type="float">
            <text:p>5173</text:p>
          </table:table-cell>
          <table:table-cell table:formula="of:=[$Total.C172]" office:value-type="string" office:string-value="56844311869" calcext:value-type="string">
            <text:p>56844311869</text:p>
          </table:table-cell>
          <table:table-cell table:formula="of:=[$Total.D172]" office:value-type="float" office:value="249" calcext:value-type="float">
            <text:p>249</text:p>
          </table:table-cell>
          <table:table-cell table:formula="of:=IF([.A17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73]" office:value-type="string" office:string-value="158612" calcext:value-type="string">
            <text:p>158612</text:p>
          </table:table-cell>
          <table:table-cell office:value-type="float" office:value="202411" calcext:value-type="float">
            <text:p>202411</text:p>
          </table:table-cell>
          <table:table-cell table:formula="of:=IF([.A172]=&quot;&quot;;&quot;&quot;;4)" office:value-type="float" office:value="4" calcext:value-type="float">
            <text:p>4</text:p>
          </table:table-cell>
          <table:table-cell table:formula="of:=IF([.A172]=&quot;&quot;;&quot;&quot;;5173)" office:value-type="float" office:value="5173" calcext:value-type="float">
            <text:p>5173</text:p>
          </table:table-cell>
          <table:table-cell table:formula="of:=[$Total.C173]" office:value-type="string" office:string-value="51604372826" calcext:value-type="string">
            <text:p>51604372826</text:p>
          </table:table-cell>
          <table:table-cell table:formula="of:=[$Total.D173]" office:value-type="float" office:value="249" calcext:value-type="float">
            <text:p>249</text:p>
          </table:table-cell>
          <table:table-cell table:formula="of:=IF([.A17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74]" office:value-type="string" office:string-value="158686" calcext:value-type="string">
            <text:p>158686</text:p>
          </table:table-cell>
          <table:table-cell office:value-type="float" office:value="202411" calcext:value-type="float">
            <text:p>202411</text:p>
          </table:table-cell>
          <table:table-cell table:formula="of:=IF([.A173]=&quot;&quot;;&quot;&quot;;4)" office:value-type="float" office:value="4" calcext:value-type="float">
            <text:p>4</text:p>
          </table:table-cell>
          <table:table-cell table:formula="of:=IF([.A173]=&quot;&quot;;&quot;&quot;;5173)" office:value-type="float" office:value="5173" calcext:value-type="float">
            <text:p>5173</text:p>
          </table:table-cell>
          <table:table-cell table:formula="of:=[$Total.C174]" office:value-type="string" office:string-value="29469293886" calcext:value-type="string">
            <text:p>29469293886</text:p>
          </table:table-cell>
          <table:table-cell table:formula="of:=[$Total.D174]" office:value-type="float" office:value="249" calcext:value-type="float">
            <text:p>249</text:p>
          </table:table-cell>
          <table:table-cell table:formula="of:=IF([.A17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75]" office:value-type="string" office:string-value="158832" calcext:value-type="string">
            <text:p>158832</text:p>
          </table:table-cell>
          <table:table-cell office:value-type="float" office:value="202411" calcext:value-type="float">
            <text:p>202411</text:p>
          </table:table-cell>
          <table:table-cell table:formula="of:=IF([.A174]=&quot;&quot;;&quot;&quot;;4)" office:value-type="float" office:value="4" calcext:value-type="float">
            <text:p>4</text:p>
          </table:table-cell>
          <table:table-cell table:formula="of:=IF([.A174]=&quot;&quot;;&quot;&quot;;5173)" office:value-type="float" office:value="5173" calcext:value-type="float">
            <text:p>5173</text:p>
          </table:table-cell>
          <table:table-cell table:formula="of:=[$Total.C175]" office:value-type="string" office:string-value="22258653886" calcext:value-type="string">
            <text:p>22258653886</text:p>
          </table:table-cell>
          <table:table-cell table:formula="of:=[$Total.D175]" office:value-type="float" office:value="249" calcext:value-type="float">
            <text:p>249</text:p>
          </table:table-cell>
          <table:table-cell table:formula="of:=IF([.A17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76]" office:value-type="string" office:string-value="159046" calcext:value-type="string">
            <text:p>159046</text:p>
          </table:table-cell>
          <table:table-cell office:value-type="float" office:value="202411" calcext:value-type="float">
            <text:p>202411</text:p>
          </table:table-cell>
          <table:table-cell table:formula="of:=IF([.A175]=&quot;&quot;;&quot;&quot;;4)" office:value-type="float" office:value="4" calcext:value-type="float">
            <text:p>4</text:p>
          </table:table-cell>
          <table:table-cell table:formula="of:=IF([.A175]=&quot;&quot;;&quot;&quot;;5173)" office:value-type="float" office:value="5173" calcext:value-type="float">
            <text:p>5173</text:p>
          </table:table-cell>
          <table:table-cell table:formula="of:=[$Total.C176]" office:value-type="string" office:string-value="36798018823" calcext:value-type="string">
            <text:p>36798018823</text:p>
          </table:table-cell>
          <table:table-cell table:formula="of:=[$Total.D176]" office:value-type="float" office:value="249" calcext:value-type="float">
            <text:p>249</text:p>
          </table:table-cell>
          <table:table-cell table:formula="of:=IF([.A17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77]" office:value-type="string" office:string-value="159319" calcext:value-type="string">
            <text:p>159319</text:p>
          </table:table-cell>
          <table:table-cell office:value-type="float" office:value="202411" calcext:value-type="float">
            <text:p>202411</text:p>
          </table:table-cell>
          <table:table-cell table:formula="of:=IF([.A176]=&quot;&quot;;&quot;&quot;;4)" office:value-type="float" office:value="4" calcext:value-type="float">
            <text:p>4</text:p>
          </table:table-cell>
          <table:table-cell table:formula="of:=IF([.A176]=&quot;&quot;;&quot;&quot;;5173)" office:value-type="float" office:value="5173" calcext:value-type="float">
            <text:p>5173</text:p>
          </table:table-cell>
          <table:table-cell table:formula="of:=[$Total.C177]" office:value-type="string" office:string-value="54708277806" calcext:value-type="string">
            <text:p>54708277806</text:p>
          </table:table-cell>
          <table:table-cell table:formula="of:=[$Total.D177]" office:value-type="float" office:value="249" calcext:value-type="float">
            <text:p>249</text:p>
          </table:table-cell>
          <table:table-cell table:formula="of:=IF([.A17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78]" office:value-type="string" office:string-value="159319" calcext:value-type="string">
            <text:p>159319</text:p>
          </table:table-cell>
          <table:table-cell office:value-type="float" office:value="202411" calcext:value-type="float">
            <text:p>202411</text:p>
          </table:table-cell>
          <table:table-cell table:formula="of:=IF([.A177]=&quot;&quot;;&quot;&quot;;4)" office:value-type="float" office:value="4" calcext:value-type="float">
            <text:p>4</text:p>
          </table:table-cell>
          <table:table-cell table:formula="of:=IF([.A177]=&quot;&quot;;&quot;&quot;;5173)" office:value-type="float" office:value="5173" calcext:value-type="float">
            <text:p>5173</text:p>
          </table:table-cell>
          <table:table-cell table:formula="of:=[$Total.C178]" office:value-type="string" office:string-value="22551984874" calcext:value-type="string">
            <text:p>22551984874</text:p>
          </table:table-cell>
          <table:table-cell table:formula="of:=[$Total.D178]" office:value-type="float" office:value="249" calcext:value-type="float">
            <text:p>249</text:p>
          </table:table-cell>
          <table:table-cell table:formula="of:=IF([.A17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79]" office:value-type="string" office:string-value="159392" calcext:value-type="string">
            <text:p>159392</text:p>
          </table:table-cell>
          <table:table-cell office:value-type="float" office:value="202411" calcext:value-type="float">
            <text:p>202411</text:p>
          </table:table-cell>
          <table:table-cell table:formula="of:=IF([.A178]=&quot;&quot;;&quot;&quot;;4)" office:value-type="float" office:value="4" calcext:value-type="float">
            <text:p>4</text:p>
          </table:table-cell>
          <table:table-cell table:formula="of:=IF([.A178]=&quot;&quot;;&quot;&quot;;5173)" office:value-type="float" office:value="5173" calcext:value-type="float">
            <text:p>5173</text:p>
          </table:table-cell>
          <table:table-cell table:formula="of:=[$Total.C179]" office:value-type="string" office:string-value="61978329504" calcext:value-type="string">
            <text:p>61978329504</text:p>
          </table:table-cell>
          <table:table-cell table:formula="of:=[$Total.D179]" office:value-type="float" office:value="249" calcext:value-type="float">
            <text:p>249</text:p>
          </table:table-cell>
          <table:table-cell table:formula="of:=IF([.A17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80]" office:value-type="string" office:string-value="160052" calcext:value-type="string">
            <text:p>160052</text:p>
          </table:table-cell>
          <table:table-cell office:value-type="float" office:value="202411" calcext:value-type="float">
            <text:p>202411</text:p>
          </table:table-cell>
          <table:table-cell table:formula="of:=IF([.A179]=&quot;&quot;;&quot;&quot;;4)" office:value-type="float" office:value="4" calcext:value-type="float">
            <text:p>4</text:p>
          </table:table-cell>
          <table:table-cell table:formula="of:=IF([.A179]=&quot;&quot;;&quot;&quot;;5173)" office:value-type="float" office:value="5173" calcext:value-type="float">
            <text:p>5173</text:p>
          </table:table-cell>
          <table:table-cell table:formula="of:=[$Total.C180]" office:value-type="string" office:string-value="53195085810" calcext:value-type="string">
            <text:p>53195085810</text:p>
          </table:table-cell>
          <table:table-cell table:formula="of:=[$Total.D180]" office:value-type="float" office:value="249" calcext:value-type="float">
            <text:p>249</text:p>
          </table:table-cell>
          <table:table-cell table:formula="of:=IF([.A17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81]" office:value-type="string" office:string-value="160052" calcext:value-type="string">
            <text:p>160052</text:p>
          </table:table-cell>
          <table:table-cell office:value-type="float" office:value="202411" calcext:value-type="float">
            <text:p>202411</text:p>
          </table:table-cell>
          <table:table-cell table:formula="of:=IF([.A180]=&quot;&quot;;&quot;&quot;;4)" office:value-type="float" office:value="4" calcext:value-type="float">
            <text:p>4</text:p>
          </table:table-cell>
          <table:table-cell table:formula="of:=IF([.A180]=&quot;&quot;;&quot;&quot;;5173)" office:value-type="float" office:value="5173" calcext:value-type="float">
            <text:p>5173</text:p>
          </table:table-cell>
          <table:table-cell table:formula="of:=[$Total.C181]" office:value-type="string" office:string-value="04164166835" calcext:value-type="string">
            <text:p>04164166835</text:p>
          </table:table-cell>
          <table:table-cell table:formula="of:=[$Total.D181]" office:value-type="float" office:value="249" calcext:value-type="float">
            <text:p>249</text:p>
          </table:table-cell>
          <table:table-cell table:formula="of:=IF([.A18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82]" office:value-type="string" office:string-value="160264" calcext:value-type="string">
            <text:p>160264</text:p>
          </table:table-cell>
          <table:table-cell office:value-type="float" office:value="202411" calcext:value-type="float">
            <text:p>202411</text:p>
          </table:table-cell>
          <table:table-cell table:formula="of:=IF([.A181]=&quot;&quot;;&quot;&quot;;4)" office:value-type="float" office:value="4" calcext:value-type="float">
            <text:p>4</text:p>
          </table:table-cell>
          <table:table-cell table:formula="of:=IF([.A181]=&quot;&quot;;&quot;&quot;;5173)" office:value-type="float" office:value="5173" calcext:value-type="float">
            <text:p>5173</text:p>
          </table:table-cell>
          <table:table-cell table:formula="of:=[$Total.C182]" office:value-type="string" office:string-value="09588565839" calcext:value-type="string">
            <text:p>09588565839</text:p>
          </table:table-cell>
          <table:table-cell table:formula="of:=[$Total.D182]" office:value-type="float" office:value="249" calcext:value-type="float">
            <text:p>249</text:p>
          </table:table-cell>
          <table:table-cell table:formula="of:=IF([.A18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83]" office:value-type="string" office:string-value="160341" calcext:value-type="string">
            <text:p>160341</text:p>
          </table:table-cell>
          <table:table-cell office:value-type="float" office:value="202411" calcext:value-type="float">
            <text:p>202411</text:p>
          </table:table-cell>
          <table:table-cell table:formula="of:=IF([.A182]=&quot;&quot;;&quot;&quot;;4)" office:value-type="float" office:value="4" calcext:value-type="float">
            <text:p>4</text:p>
          </table:table-cell>
          <table:table-cell table:formula="of:=IF([.A182]=&quot;&quot;;&quot;&quot;;5173)" office:value-type="float" office:value="5173" calcext:value-type="float">
            <text:p>5173</text:p>
          </table:table-cell>
          <table:table-cell table:formula="of:=[$Total.C183]" office:value-type="string" office:string-value="30875599893" calcext:value-type="string">
            <text:p>30875599893</text:p>
          </table:table-cell>
          <table:table-cell table:formula="of:=[$Total.D183]" office:value-type="float" office:value="249" calcext:value-type="float">
            <text:p>249</text:p>
          </table:table-cell>
          <table:table-cell table:formula="of:=IF([.A18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84]" office:value-type="string" office:string-value="160671" calcext:value-type="string">
            <text:p>160671</text:p>
          </table:table-cell>
          <table:table-cell office:value-type="float" office:value="202411" calcext:value-type="float">
            <text:p>202411</text:p>
          </table:table-cell>
          <table:table-cell table:formula="of:=IF([.A183]=&quot;&quot;;&quot;&quot;;4)" office:value-type="float" office:value="4" calcext:value-type="float">
            <text:p>4</text:p>
          </table:table-cell>
          <table:table-cell table:formula="of:=IF([.A183]=&quot;&quot;;&quot;&quot;;5173)" office:value-type="float" office:value="5173" calcext:value-type="float">
            <text:p>5173</text:p>
          </table:table-cell>
          <table:table-cell table:formula="of:=[$Total.C184]" office:value-type="string" office:string-value="09599745809" calcext:value-type="string">
            <text:p>09599745809</text:p>
          </table:table-cell>
          <table:table-cell table:formula="of:=[$Total.D184]" office:value-type="float" office:value="249" calcext:value-type="float">
            <text:p>249</text:p>
          </table:table-cell>
          <table:table-cell table:formula="of:=IF([.A18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85]" office:value-type="string" office:string-value="160732" calcext:value-type="string">
            <text:p>160732</text:p>
          </table:table-cell>
          <table:table-cell office:value-type="float" office:value="202411" calcext:value-type="float">
            <text:p>202411</text:p>
          </table:table-cell>
          <table:table-cell table:formula="of:=IF([.A184]=&quot;&quot;;&quot;&quot;;4)" office:value-type="float" office:value="4" calcext:value-type="float">
            <text:p>4</text:p>
          </table:table-cell>
          <table:table-cell table:formula="of:=IF([.A184]=&quot;&quot;;&quot;&quot;;5173)" office:value-type="float" office:value="5173" calcext:value-type="float">
            <text:p>5173</text:p>
          </table:table-cell>
          <table:table-cell table:formula="of:=[$Total.C185]" office:value-type="string" office:string-value="50821795864" calcext:value-type="string">
            <text:p>50821795864</text:p>
          </table:table-cell>
          <table:table-cell table:formula="of:=[$Total.D185]" office:value-type="float" office:value="249" calcext:value-type="float">
            <text:p>249</text:p>
          </table:table-cell>
          <table:table-cell table:formula="of:=IF([.A18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86]" office:value-type="string" office:string-value="160801" calcext:value-type="string">
            <text:p>160801</text:p>
          </table:table-cell>
          <table:table-cell office:value-type="float" office:value="202411" calcext:value-type="float">
            <text:p>202411</text:p>
          </table:table-cell>
          <table:table-cell table:formula="of:=IF([.A185]=&quot;&quot;;&quot;&quot;;4)" office:value-type="float" office:value="4" calcext:value-type="float">
            <text:p>4</text:p>
          </table:table-cell>
          <table:table-cell table:formula="of:=IF([.A185]=&quot;&quot;;&quot;&quot;;5173)" office:value-type="float" office:value="5173" calcext:value-type="float">
            <text:p>5173</text:p>
          </table:table-cell>
          <table:table-cell table:formula="of:=[$Total.C186]" office:value-type="string" office:string-value="53825852881" calcext:value-type="string">
            <text:p>53825852881</text:p>
          </table:table-cell>
          <table:table-cell table:formula="of:=[$Total.D186]" office:value-type="float" office:value="249" calcext:value-type="float">
            <text:p>249</text:p>
          </table:table-cell>
          <table:table-cell table:formula="of:=IF([.A18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87]" office:value-type="string" office:string-value="160801" calcext:value-type="string">
            <text:p>160801</text:p>
          </table:table-cell>
          <table:table-cell office:value-type="float" office:value="202411" calcext:value-type="float">
            <text:p>202411</text:p>
          </table:table-cell>
          <table:table-cell table:formula="of:=IF([.A186]=&quot;&quot;;&quot;&quot;;4)" office:value-type="float" office:value="4" calcext:value-type="float">
            <text:p>4</text:p>
          </table:table-cell>
          <table:table-cell table:formula="of:=IF([.A186]=&quot;&quot;;&quot;&quot;;5173)" office:value-type="float" office:value="5173" calcext:value-type="float">
            <text:p>5173</text:p>
          </table:table-cell>
          <table:table-cell table:formula="of:=[$Total.C187]" office:value-type="string" office:string-value="34349581855" calcext:value-type="string">
            <text:p>34349581855</text:p>
          </table:table-cell>
          <table:table-cell table:formula="of:=[$Total.D187]" office:value-type="float" office:value="249" calcext:value-type="float">
            <text:p>249</text:p>
          </table:table-cell>
          <table:table-cell table:formula="of:=IF([.A18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88]" office:value-type="string" office:string-value="161097" calcext:value-type="string">
            <text:p>161097</text:p>
          </table:table-cell>
          <table:table-cell office:value-type="float" office:value="202411" calcext:value-type="float">
            <text:p>202411</text:p>
          </table:table-cell>
          <table:table-cell table:formula="of:=IF([.A187]=&quot;&quot;;&quot;&quot;;4)" office:value-type="float" office:value="4" calcext:value-type="float">
            <text:p>4</text:p>
          </table:table-cell>
          <table:table-cell table:formula="of:=IF([.A187]=&quot;&quot;;&quot;&quot;;5173)" office:value-type="float" office:value="5173" calcext:value-type="float">
            <text:p>5173</text:p>
          </table:table-cell>
          <table:table-cell table:formula="of:=[$Total.C188]" office:value-type="string" office:string-value="69600104972" calcext:value-type="string">
            <text:p>69600104972</text:p>
          </table:table-cell>
          <table:table-cell table:formula="of:=[$Total.D188]" office:value-type="float" office:value="249" calcext:value-type="float">
            <text:p>249</text:p>
          </table:table-cell>
          <table:table-cell table:formula="of:=IF([.A18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89]" office:value-type="string" office:string-value="161406" calcext:value-type="string">
            <text:p>161406</text:p>
          </table:table-cell>
          <table:table-cell office:value-type="float" office:value="202411" calcext:value-type="float">
            <text:p>202411</text:p>
          </table:table-cell>
          <table:table-cell table:formula="of:=IF([.A188]=&quot;&quot;;&quot;&quot;;4)" office:value-type="float" office:value="4" calcext:value-type="float">
            <text:p>4</text:p>
          </table:table-cell>
          <table:table-cell table:formula="of:=IF([.A188]=&quot;&quot;;&quot;&quot;;5173)" office:value-type="float" office:value="5173" calcext:value-type="float">
            <text:p>5173</text:p>
          </table:table-cell>
          <table:table-cell table:formula="of:=[$Total.C189]" office:value-type="string" office:string-value="16453789850" calcext:value-type="string">
            <text:p>16453789850</text:p>
          </table:table-cell>
          <table:table-cell table:formula="of:=[$Total.D189]" office:value-type="float" office:value="249" calcext:value-type="float">
            <text:p>249</text:p>
          </table:table-cell>
          <table:table-cell table:formula="of:=IF([.A18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90]" office:value-type="string" office:string-value="161471" calcext:value-type="string">
            <text:p>161471</text:p>
          </table:table-cell>
          <table:table-cell office:value-type="float" office:value="202411" calcext:value-type="float">
            <text:p>202411</text:p>
          </table:table-cell>
          <table:table-cell table:formula="of:=IF([.A189]=&quot;&quot;;&quot;&quot;;4)" office:value-type="float" office:value="4" calcext:value-type="float">
            <text:p>4</text:p>
          </table:table-cell>
          <table:table-cell table:formula="of:=IF([.A189]=&quot;&quot;;&quot;&quot;;5173)" office:value-type="float" office:value="5173" calcext:value-type="float">
            <text:p>5173</text:p>
          </table:table-cell>
          <table:table-cell table:formula="of:=[$Total.C190]" office:value-type="string" office:string-value="04550393807" calcext:value-type="string">
            <text:p>04550393807</text:p>
          </table:table-cell>
          <table:table-cell table:formula="of:=[$Total.D190]" office:value-type="float" office:value="249" calcext:value-type="float">
            <text:p>249</text:p>
          </table:table-cell>
          <table:table-cell table:formula="of:=IF([.A18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91]" office:value-type="string" office:string-value="162027" calcext:value-type="string">
            <text:p>162027</text:p>
          </table:table-cell>
          <table:table-cell office:value-type="float" office:value="202411" calcext:value-type="float">
            <text:p>202411</text:p>
          </table:table-cell>
          <table:table-cell table:formula="of:=IF([.A190]=&quot;&quot;;&quot;&quot;;4)" office:value-type="float" office:value="4" calcext:value-type="float">
            <text:p>4</text:p>
          </table:table-cell>
          <table:table-cell table:formula="of:=IF([.A190]=&quot;&quot;;&quot;&quot;;5173)" office:value-type="float" office:value="5173" calcext:value-type="float">
            <text:p>5173</text:p>
          </table:table-cell>
          <table:table-cell table:formula="of:=[$Total.C191]" office:value-type="string" office:string-value="04524279407" calcext:value-type="string">
            <text:p>04524279407</text:p>
          </table:table-cell>
          <table:table-cell table:formula="of:=[$Total.D191]" office:value-type="float" office:value="249" calcext:value-type="float">
            <text:p>249</text:p>
          </table:table-cell>
          <table:table-cell table:formula="of:=IF([.A19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92]" office:value-type="string" office:string-value="162536" calcext:value-type="string">
            <text:p>162536</text:p>
          </table:table-cell>
          <table:table-cell office:value-type="float" office:value="202411" calcext:value-type="float">
            <text:p>202411</text:p>
          </table:table-cell>
          <table:table-cell table:formula="of:=IF([.A191]=&quot;&quot;;&quot;&quot;;4)" office:value-type="float" office:value="4" calcext:value-type="float">
            <text:p>4</text:p>
          </table:table-cell>
          <table:table-cell table:formula="of:=IF([.A191]=&quot;&quot;;&quot;&quot;;5173)" office:value-type="float" office:value="5173" calcext:value-type="float">
            <text:p>5173</text:p>
          </table:table-cell>
          <table:table-cell table:formula="of:=[$Total.C192]" office:value-type="string" office:string-value="96425652853" calcext:value-type="string">
            <text:p>96425652853</text:p>
          </table:table-cell>
          <table:table-cell table:formula="of:=[$Total.D192]" office:value-type="float" office:value="249" calcext:value-type="float">
            <text:p>249</text:p>
          </table:table-cell>
          <table:table-cell table:formula="of:=IF([.A19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93]" office:value-type="string" office:string-value="162593" calcext:value-type="string">
            <text:p>162593</text:p>
          </table:table-cell>
          <table:table-cell office:value-type="float" office:value="202411" calcext:value-type="float">
            <text:p>202411</text:p>
          </table:table-cell>
          <table:table-cell table:formula="of:=IF([.A192]=&quot;&quot;;&quot;&quot;;4)" office:value-type="float" office:value="4" calcext:value-type="float">
            <text:p>4</text:p>
          </table:table-cell>
          <table:table-cell table:formula="of:=IF([.A192]=&quot;&quot;;&quot;&quot;;5173)" office:value-type="float" office:value="5173" calcext:value-type="float">
            <text:p>5173</text:p>
          </table:table-cell>
          <table:table-cell table:formula="of:=[$Total.C193]" office:value-type="string" office:string-value="26363547865" calcext:value-type="string">
            <text:p>26363547865</text:p>
          </table:table-cell>
          <table:table-cell table:formula="of:=[$Total.D193]" office:value-type="float" office:value="249" calcext:value-type="float">
            <text:p>249</text:p>
          </table:table-cell>
          <table:table-cell table:formula="of:=IF([.A19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94]" office:value-type="string" office:string-value="162687" calcext:value-type="string">
            <text:p>162687</text:p>
          </table:table-cell>
          <table:table-cell office:value-type="float" office:value="202411" calcext:value-type="float">
            <text:p>202411</text:p>
          </table:table-cell>
          <table:table-cell table:formula="of:=IF([.A193]=&quot;&quot;;&quot;&quot;;4)" office:value-type="float" office:value="4" calcext:value-type="float">
            <text:p>4</text:p>
          </table:table-cell>
          <table:table-cell table:formula="of:=IF([.A193]=&quot;&quot;;&quot;&quot;;5173)" office:value-type="float" office:value="5173" calcext:value-type="float">
            <text:p>5173</text:p>
          </table:table-cell>
          <table:table-cell table:formula="of:=[$Total.C194]" office:value-type="string" office:string-value="04823876881" calcext:value-type="string">
            <text:p>04823876881</text:p>
          </table:table-cell>
          <table:table-cell table:formula="of:=[$Total.D194]" office:value-type="float" office:value="249" calcext:value-type="float">
            <text:p>249</text:p>
          </table:table-cell>
          <table:table-cell table:formula="of:=IF([.A19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95]" office:value-type="string" office:string-value="162809" calcext:value-type="string">
            <text:p>162809</text:p>
          </table:table-cell>
          <table:table-cell office:value-type="float" office:value="202411" calcext:value-type="float">
            <text:p>202411</text:p>
          </table:table-cell>
          <table:table-cell table:formula="of:=IF([.A194]=&quot;&quot;;&quot;&quot;;4)" office:value-type="float" office:value="4" calcext:value-type="float">
            <text:p>4</text:p>
          </table:table-cell>
          <table:table-cell table:formula="of:=IF([.A194]=&quot;&quot;;&quot;&quot;;5173)" office:value-type="float" office:value="5173" calcext:value-type="float">
            <text:p>5173</text:p>
          </table:table-cell>
          <table:table-cell table:formula="of:=[$Total.C195]" office:value-type="string" office:string-value="31901326829" calcext:value-type="string">
            <text:p>31901326829</text:p>
          </table:table-cell>
          <table:table-cell table:formula="of:=[$Total.D195]" office:value-type="float" office:value="249" calcext:value-type="float">
            <text:p>249</text:p>
          </table:table-cell>
          <table:table-cell table:formula="of:=IF([.A19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96]" office:value-type="string" office:string-value="163682" calcext:value-type="string">
            <text:p>163682</text:p>
          </table:table-cell>
          <table:table-cell office:value-type="float" office:value="202411" calcext:value-type="float">
            <text:p>202411</text:p>
          </table:table-cell>
          <table:table-cell table:formula="of:=IF([.A195]=&quot;&quot;;&quot;&quot;;4)" office:value-type="float" office:value="4" calcext:value-type="float">
            <text:p>4</text:p>
          </table:table-cell>
          <table:table-cell table:formula="of:=IF([.A195]=&quot;&quot;;&quot;&quot;;5173)" office:value-type="float" office:value="5173" calcext:value-type="float">
            <text:p>5173</text:p>
          </table:table-cell>
          <table:table-cell table:formula="of:=[$Total.C196]" office:value-type="string" office:string-value="47688188890" calcext:value-type="string">
            <text:p>47688188890</text:p>
          </table:table-cell>
          <table:table-cell table:formula="of:=[$Total.D196]" office:value-type="float" office:value="249" calcext:value-type="float">
            <text:p>249</text:p>
          </table:table-cell>
          <table:table-cell table:formula="of:=IF([.A19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97]" office:value-type="string" office:string-value="163955" calcext:value-type="string">
            <text:p>163955</text:p>
          </table:table-cell>
          <table:table-cell office:value-type="float" office:value="202411" calcext:value-type="float">
            <text:p>202411</text:p>
          </table:table-cell>
          <table:table-cell table:formula="of:=IF([.A196]=&quot;&quot;;&quot;&quot;;4)" office:value-type="float" office:value="4" calcext:value-type="float">
            <text:p>4</text:p>
          </table:table-cell>
          <table:table-cell table:formula="of:=IF([.A196]=&quot;&quot;;&quot;&quot;;5173)" office:value-type="float" office:value="5173" calcext:value-type="float">
            <text:p>5173</text:p>
          </table:table-cell>
          <table:table-cell table:formula="of:=[$Total.C197]" office:value-type="string" office:string-value="28464890842" calcext:value-type="string">
            <text:p>28464890842</text:p>
          </table:table-cell>
          <table:table-cell table:formula="of:=[$Total.D197]" office:value-type="float" office:value="249" calcext:value-type="float">
            <text:p>249</text:p>
          </table:table-cell>
          <table:table-cell table:formula="of:=IF([.A19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98]" office:value-type="string" office:string-value="164136" calcext:value-type="string">
            <text:p>164136</text:p>
          </table:table-cell>
          <table:table-cell office:value-type="float" office:value="202411" calcext:value-type="float">
            <text:p>202411</text:p>
          </table:table-cell>
          <table:table-cell table:formula="of:=IF([.A197]=&quot;&quot;;&quot;&quot;;4)" office:value-type="float" office:value="4" calcext:value-type="float">
            <text:p>4</text:p>
          </table:table-cell>
          <table:table-cell table:formula="of:=IF([.A197]=&quot;&quot;;&quot;&quot;;5173)" office:value-type="float" office:value="5173" calcext:value-type="float">
            <text:p>5173</text:p>
          </table:table-cell>
          <table:table-cell table:formula="of:=[$Total.C198]" office:value-type="string" office:string-value="52660579806" calcext:value-type="string">
            <text:p>52660579806</text:p>
          </table:table-cell>
          <table:table-cell table:formula="of:=[$Total.D198]" office:value-type="float" office:value="249" calcext:value-type="float">
            <text:p>249</text:p>
          </table:table-cell>
          <table:table-cell table:formula="of:=IF([.A19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99]" office:value-type="string" office:string-value="164136" calcext:value-type="string">
            <text:p>164136</text:p>
          </table:table-cell>
          <table:table-cell office:value-type="float" office:value="202411" calcext:value-type="float">
            <text:p>202411</text:p>
          </table:table-cell>
          <table:table-cell table:formula="of:=IF([.A198]=&quot;&quot;;&quot;&quot;;4)" office:value-type="float" office:value="4" calcext:value-type="float">
            <text:p>4</text:p>
          </table:table-cell>
          <table:table-cell table:formula="of:=IF([.A198]=&quot;&quot;;&quot;&quot;;5173)" office:value-type="float" office:value="5173" calcext:value-type="float">
            <text:p>5173</text:p>
          </table:table-cell>
          <table:table-cell table:formula="of:=[$Total.C199]" office:value-type="float" office:value="56786055850" calcext:value-type="float">
            <text:p>56786055850</text:p>
          </table:table-cell>
          <table:table-cell table:formula="of:=[$Total.D199]" office:value-type="float" office:value="249" calcext:value-type="float">
            <text:p>249</text:p>
          </table:table-cell>
          <table:table-cell table:formula="of:=IF([.A19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00]" office:value-type="string" office:string-value="164136" calcext:value-type="string">
            <text:p>164136</text:p>
          </table:table-cell>
          <table:table-cell office:value-type="float" office:value="202411" calcext:value-type="float">
            <text:p>202411</text:p>
          </table:table-cell>
          <table:table-cell table:formula="of:=IF([.A199]=&quot;&quot;;&quot;&quot;;4)" office:value-type="float" office:value="4" calcext:value-type="float">
            <text:p>4</text:p>
          </table:table-cell>
          <table:table-cell table:formula="of:=IF([.A199]=&quot;&quot;;&quot;&quot;;5173)" office:value-type="float" office:value="5173" calcext:value-type="float">
            <text:p>5173</text:p>
          </table:table-cell>
          <table:table-cell table:formula="of:=[$Total.C200]" office:value-type="string" office:string-value="27193863835" calcext:value-type="string">
            <text:p>27193863835</text:p>
          </table:table-cell>
          <table:table-cell table:formula="of:=[$Total.D200]" office:value-type="float" office:value="249" calcext:value-type="float">
            <text:p>249</text:p>
          </table:table-cell>
          <table:table-cell table:formula="of:=IF([.A19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01]" office:value-type="string" office:string-value="164152" calcext:value-type="string">
            <text:p>164152</text:p>
          </table:table-cell>
          <table:table-cell office:value-type="float" office:value="202411" calcext:value-type="float">
            <text:p>202411</text:p>
          </table:table-cell>
          <table:table-cell table:formula="of:=IF([.A200]=&quot;&quot;;&quot;&quot;;4)" office:value-type="float" office:value="4" calcext:value-type="float">
            <text:p>4</text:p>
          </table:table-cell>
          <table:table-cell table:formula="of:=IF([.A200]=&quot;&quot;;&quot;&quot;;5173)" office:value-type="float" office:value="5173" calcext:value-type="float">
            <text:p>5173</text:p>
          </table:table-cell>
          <table:table-cell table:formula="of:=[$Total.C201]" office:value-type="string" office:string-value="12344975810" calcext:value-type="string">
            <text:p>12344975810</text:p>
          </table:table-cell>
          <table:table-cell table:formula="of:=[$Total.D201]" office:value-type="float" office:value="249" calcext:value-type="float">
            <text:p>249</text:p>
          </table:table-cell>
          <table:table-cell table:formula="of:=IF([.A20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02]" office:value-type="string" office:string-value="164169" calcext:value-type="string">
            <text:p>164169</text:p>
          </table:table-cell>
          <table:table-cell office:value-type="float" office:value="202411" calcext:value-type="float">
            <text:p>202411</text:p>
          </table:table-cell>
          <table:table-cell table:formula="of:=IF([.A201]=&quot;&quot;;&quot;&quot;;4)" office:value-type="float" office:value="4" calcext:value-type="float">
            <text:p>4</text:p>
          </table:table-cell>
          <table:table-cell table:formula="of:=IF([.A201]=&quot;&quot;;&quot;&quot;;5173)" office:value-type="float" office:value="5173" calcext:value-type="float">
            <text:p>5173</text:p>
          </table:table-cell>
          <table:table-cell table:formula="of:=[$Total.C202]" office:value-type="string" office:string-value="53175254896" calcext:value-type="string">
            <text:p>53175254896</text:p>
          </table:table-cell>
          <table:table-cell table:formula="of:=[$Total.D202]" office:value-type="float" office:value="249" calcext:value-type="float">
            <text:p>249</text:p>
          </table:table-cell>
          <table:table-cell table:formula="of:=IF([.A20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03]" office:value-type="string" office:string-value="164169" calcext:value-type="string">
            <text:p>164169</text:p>
          </table:table-cell>
          <table:table-cell office:value-type="float" office:value="202411" calcext:value-type="float">
            <text:p>202411</text:p>
          </table:table-cell>
          <table:table-cell table:formula="of:=IF([.A202]=&quot;&quot;;&quot;&quot;;4)" office:value-type="float" office:value="4" calcext:value-type="float">
            <text:p>4</text:p>
          </table:table-cell>
          <table:table-cell table:formula="of:=IF([.A202]=&quot;&quot;;&quot;&quot;;5173)" office:value-type="float" office:value="5173" calcext:value-type="float">
            <text:p>5173</text:p>
          </table:table-cell>
          <table:table-cell table:formula="of:=[$Total.C203]" office:value-type="string" office:string-value="05644170845" calcext:value-type="string">
            <text:p>05644170845</text:p>
          </table:table-cell>
          <table:table-cell table:formula="of:=[$Total.D203]" office:value-type="float" office:value="249" calcext:value-type="float">
            <text:p>249</text:p>
          </table:table-cell>
          <table:table-cell table:formula="of:=IF([.A20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04]" office:value-type="string" office:string-value="164193" calcext:value-type="string">
            <text:p>164193</text:p>
          </table:table-cell>
          <table:table-cell office:value-type="float" office:value="202411" calcext:value-type="float">
            <text:p>202411</text:p>
          </table:table-cell>
          <table:table-cell table:formula="of:=IF([.A203]=&quot;&quot;;&quot;&quot;;4)" office:value-type="float" office:value="4" calcext:value-type="float">
            <text:p>4</text:p>
          </table:table-cell>
          <table:table-cell table:formula="of:=IF([.A203]=&quot;&quot;;&quot;&quot;;5173)" office:value-type="float" office:value="5173" calcext:value-type="float">
            <text:p>5173</text:p>
          </table:table-cell>
          <table:table-cell table:formula="of:=[$Total.C204]" office:value-type="string" office:string-value="22822605890" calcext:value-type="string">
            <text:p>22822605890</text:p>
          </table:table-cell>
          <table:table-cell table:formula="of:=[$Total.D204]" office:value-type="float" office:value="249" calcext:value-type="float">
            <text:p>249</text:p>
          </table:table-cell>
          <table:table-cell table:formula="of:=IF([.A20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05]" office:value-type="string" office:string-value="164499" calcext:value-type="string">
            <text:p>164499</text:p>
          </table:table-cell>
          <table:table-cell office:value-type="float" office:value="202411" calcext:value-type="float">
            <text:p>202411</text:p>
          </table:table-cell>
          <table:table-cell table:formula="of:=IF([.A204]=&quot;&quot;;&quot;&quot;;4)" office:value-type="float" office:value="4" calcext:value-type="float">
            <text:p>4</text:p>
          </table:table-cell>
          <table:table-cell table:formula="of:=IF([.A204]=&quot;&quot;;&quot;&quot;;5173)" office:value-type="float" office:value="5173" calcext:value-type="float">
            <text:p>5173</text:p>
          </table:table-cell>
          <table:table-cell table:formula="of:=[$Total.C205]" office:value-type="string" office:string-value="04344781805" calcext:value-type="string">
            <text:p>04344781805</text:p>
          </table:table-cell>
          <table:table-cell table:formula="of:=[$Total.D205]" office:value-type="float" office:value="249" calcext:value-type="float">
            <text:p>249</text:p>
          </table:table-cell>
          <table:table-cell table:formula="of:=IF([.A20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06]" office:value-type="string" office:string-value="164755" calcext:value-type="string">
            <text:p>164755</text:p>
          </table:table-cell>
          <table:table-cell office:value-type="float" office:value="202411" calcext:value-type="float">
            <text:p>202411</text:p>
          </table:table-cell>
          <table:table-cell table:formula="of:=IF([.A205]=&quot;&quot;;&quot;&quot;;4)" office:value-type="float" office:value="4" calcext:value-type="float">
            <text:p>4</text:p>
          </table:table-cell>
          <table:table-cell table:formula="of:=IF([.A205]=&quot;&quot;;&quot;&quot;;5173)" office:value-type="float" office:value="5173" calcext:value-type="float">
            <text:p>5173</text:p>
          </table:table-cell>
          <table:table-cell table:formula="of:=[$Total.C206]" office:value-type="string" office:string-value="15476881816" calcext:value-type="string">
            <text:p>15476881816</text:p>
          </table:table-cell>
          <table:table-cell table:formula="of:=[$Total.D206]" office:value-type="float" office:value="249" calcext:value-type="float">
            <text:p>249</text:p>
          </table:table-cell>
          <table:table-cell table:formula="of:=IF([.A20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07]" office:value-type="string" office:string-value="164808" calcext:value-type="string">
            <text:p>164808</text:p>
          </table:table-cell>
          <table:table-cell office:value-type="float" office:value="202411" calcext:value-type="float">
            <text:p>202411</text:p>
          </table:table-cell>
          <table:table-cell table:formula="of:=IF([.A206]=&quot;&quot;;&quot;&quot;;4)" office:value-type="float" office:value="4" calcext:value-type="float">
            <text:p>4</text:p>
          </table:table-cell>
          <table:table-cell table:formula="of:=IF([.A206]=&quot;&quot;;&quot;&quot;;5173)" office:value-type="float" office:value="5173" calcext:value-type="float">
            <text:p>5173</text:p>
          </table:table-cell>
          <table:table-cell table:formula="of:=[$Total.C207]" office:value-type="string" office:string-value="01881265706" calcext:value-type="string">
            <text:p>01881265706</text:p>
          </table:table-cell>
          <table:table-cell table:formula="of:=[$Total.D207]" office:value-type="float" office:value="249" calcext:value-type="float">
            <text:p>249</text:p>
          </table:table-cell>
          <table:table-cell table:formula="of:=IF([.A20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08]" office:value-type="string" office:string-value="164808" calcext:value-type="string">
            <text:p>164808</text:p>
          </table:table-cell>
          <table:table-cell office:value-type="float" office:value="202411" calcext:value-type="float">
            <text:p>202411</text:p>
          </table:table-cell>
          <table:table-cell table:formula="of:=IF([.A207]=&quot;&quot;;&quot;&quot;;4)" office:value-type="float" office:value="4" calcext:value-type="float">
            <text:p>4</text:p>
          </table:table-cell>
          <table:table-cell table:formula="of:=IF([.A207]=&quot;&quot;;&quot;&quot;;5173)" office:value-type="float" office:value="5173" calcext:value-type="float">
            <text:p>5173</text:p>
          </table:table-cell>
          <table:table-cell table:formula="of:=[$Total.C208]" office:value-type="string" office:string-value="45330995809" calcext:value-type="string">
            <text:p>45330995809</text:p>
          </table:table-cell>
          <table:table-cell table:formula="of:=[$Total.D208]" office:value-type="float" office:value="249" calcext:value-type="float">
            <text:p>249</text:p>
          </table:table-cell>
          <table:table-cell table:formula="of:=IF([.A20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09]" office:value-type="string" office:string-value="164808" calcext:value-type="string">
            <text:p>164808</text:p>
          </table:table-cell>
          <table:table-cell office:value-type="float" office:value="202411" calcext:value-type="float">
            <text:p>202411</text:p>
          </table:table-cell>
          <table:table-cell table:formula="of:=IF([.A208]=&quot;&quot;;&quot;&quot;;4)" office:value-type="float" office:value="4" calcext:value-type="float">
            <text:p>4</text:p>
          </table:table-cell>
          <table:table-cell table:formula="of:=IF([.A208]=&quot;&quot;;&quot;&quot;;5173)" office:value-type="float" office:value="5173" calcext:value-type="float">
            <text:p>5173</text:p>
          </table:table-cell>
          <table:table-cell table:formula="of:=[$Total.C209]" office:value-type="string" office:string-value="45330994837" calcext:value-type="string">
            <text:p>45330994837</text:p>
          </table:table-cell>
          <table:table-cell table:formula="of:=[$Total.D209]" office:value-type="float" office:value="249" calcext:value-type="float">
            <text:p>249</text:p>
          </table:table-cell>
          <table:table-cell table:formula="of:=IF([.A20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10]" office:value-type="string" office:string-value="165054" calcext:value-type="string">
            <text:p>165054</text:p>
          </table:table-cell>
          <table:table-cell office:value-type="float" office:value="202411" calcext:value-type="float">
            <text:p>202411</text:p>
          </table:table-cell>
          <table:table-cell table:formula="of:=IF([.A209]=&quot;&quot;;&quot;&quot;;4)" office:value-type="float" office:value="4" calcext:value-type="float">
            <text:p>4</text:p>
          </table:table-cell>
          <table:table-cell table:formula="of:=IF([.A209]=&quot;&quot;;&quot;&quot;;5173)" office:value-type="float" office:value="5173" calcext:value-type="float">
            <text:p>5173</text:p>
          </table:table-cell>
          <table:table-cell table:formula="of:=[$Total.C210]" office:value-type="string" office:string-value="16790275819" calcext:value-type="string">
            <text:p>16790275819</text:p>
          </table:table-cell>
          <table:table-cell table:formula="of:=[$Total.D210]" office:value-type="float" office:value="249" calcext:value-type="float">
            <text:p>249</text:p>
          </table:table-cell>
          <table:table-cell table:formula="of:=IF([.A20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11]" office:value-type="string" office:string-value="165189" calcext:value-type="string">
            <text:p>165189</text:p>
          </table:table-cell>
          <table:table-cell office:value-type="float" office:value="202411" calcext:value-type="float">
            <text:p>202411</text:p>
          </table:table-cell>
          <table:table-cell table:formula="of:=IF([.A210]=&quot;&quot;;&quot;&quot;;4)" office:value-type="float" office:value="4" calcext:value-type="float">
            <text:p>4</text:p>
          </table:table-cell>
          <table:table-cell table:formula="of:=IF([.A210]=&quot;&quot;;&quot;&quot;;5173)" office:value-type="float" office:value="5173" calcext:value-type="float">
            <text:p>5173</text:p>
          </table:table-cell>
          <table:table-cell table:formula="of:=[$Total.C211]" office:value-type="string" office:string-value="21681291851" calcext:value-type="string">
            <text:p>21681291851</text:p>
          </table:table-cell>
          <table:table-cell table:formula="of:=[$Total.D211]" office:value-type="float" office:value="249" calcext:value-type="float">
            <text:p>249</text:p>
          </table:table-cell>
          <table:table-cell table:formula="of:=IF([.A21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12]" office:value-type="string" office:string-value="165197" calcext:value-type="string">
            <text:p>165197</text:p>
          </table:table-cell>
          <table:table-cell office:value-type="float" office:value="202411" calcext:value-type="float">
            <text:p>202411</text:p>
          </table:table-cell>
          <table:table-cell table:formula="of:=IF([.A211]=&quot;&quot;;&quot;&quot;;4)" office:value-type="float" office:value="4" calcext:value-type="float">
            <text:p>4</text:p>
          </table:table-cell>
          <table:table-cell table:formula="of:=IF([.A211]=&quot;&quot;;&quot;&quot;;5173)" office:value-type="float" office:value="5173" calcext:value-type="float">
            <text:p>5173</text:p>
          </table:table-cell>
          <table:table-cell table:formula="of:=[$Total.C212]" office:value-type="string" office:string-value="52199709841" calcext:value-type="string">
            <text:p>52199709841</text:p>
          </table:table-cell>
          <table:table-cell table:formula="of:=[$Total.D212]" office:value-type="float" office:value="249" calcext:value-type="float">
            <text:p>249</text:p>
          </table:table-cell>
          <table:table-cell table:formula="of:=IF([.A21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13]" office:value-type="string" office:string-value="165197" calcext:value-type="string">
            <text:p>165197</text:p>
          </table:table-cell>
          <table:table-cell office:value-type="float" office:value="202411" calcext:value-type="float">
            <text:p>202411</text:p>
          </table:table-cell>
          <table:table-cell table:formula="of:=IF([.A212]=&quot;&quot;;&quot;&quot;;4)" office:value-type="float" office:value="4" calcext:value-type="float">
            <text:p>4</text:p>
          </table:table-cell>
          <table:table-cell table:formula="of:=IF([.A212]=&quot;&quot;;&quot;&quot;;5173)" office:value-type="float" office:value="5173" calcext:value-type="float">
            <text:p>5173</text:p>
          </table:table-cell>
          <table:table-cell table:formula="of:=[$Total.C213]" office:value-type="string" office:string-value="33520334801" calcext:value-type="string">
            <text:p>33520334801</text:p>
          </table:table-cell>
          <table:table-cell table:formula="of:=[$Total.D213]" office:value-type="float" office:value="249" calcext:value-type="float">
            <text:p>249</text:p>
          </table:table-cell>
          <table:table-cell table:formula="of:=IF([.A21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14]" office:value-type="string" office:string-value="165437" calcext:value-type="string">
            <text:p>165437</text:p>
          </table:table-cell>
          <table:table-cell office:value-type="float" office:value="202411" calcext:value-type="float">
            <text:p>202411</text:p>
          </table:table-cell>
          <table:table-cell table:formula="of:=IF([.A213]=&quot;&quot;;&quot;&quot;;4)" office:value-type="float" office:value="4" calcext:value-type="float">
            <text:p>4</text:p>
          </table:table-cell>
          <table:table-cell table:formula="of:=IF([.A213]=&quot;&quot;;&quot;&quot;;5173)" office:value-type="float" office:value="5173" calcext:value-type="float">
            <text:p>5173</text:p>
          </table:table-cell>
          <table:table-cell table:formula="of:=[$Total.C214]" office:value-type="string" office:string-value="09600262829" calcext:value-type="string">
            <text:p>09600262829</text:p>
          </table:table-cell>
          <table:table-cell table:formula="of:=[$Total.D214]" office:value-type="float" office:value="249" calcext:value-type="float">
            <text:p>249</text:p>
          </table:table-cell>
          <table:table-cell table:formula="of:=IF([.A21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15]" office:value-type="string" office:string-value="165478" calcext:value-type="string">
            <text:p>165478</text:p>
          </table:table-cell>
          <table:table-cell office:value-type="float" office:value="202411" calcext:value-type="float">
            <text:p>202411</text:p>
          </table:table-cell>
          <table:table-cell table:formula="of:=IF([.A214]=&quot;&quot;;&quot;&quot;;4)" office:value-type="float" office:value="4" calcext:value-type="float">
            <text:p>4</text:p>
          </table:table-cell>
          <table:table-cell table:formula="of:=IF([.A214]=&quot;&quot;;&quot;&quot;;5173)" office:value-type="float" office:value="5173" calcext:value-type="float">
            <text:p>5173</text:p>
          </table:table-cell>
          <table:table-cell table:formula="of:=[$Total.C215]" office:value-type="string" office:string-value="56054435850" calcext:value-type="string">
            <text:p>56054435850</text:p>
          </table:table-cell>
          <table:table-cell table:formula="of:=[$Total.D215]" office:value-type="float" office:value="249" calcext:value-type="float">
            <text:p>249</text:p>
          </table:table-cell>
          <table:table-cell table:formula="of:=IF([.A21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16]" office:value-type="string" office:string-value="165478" calcext:value-type="string">
            <text:p>165478</text:p>
          </table:table-cell>
          <table:table-cell office:value-type="float" office:value="202411" calcext:value-type="float">
            <text:p>202411</text:p>
          </table:table-cell>
          <table:table-cell table:formula="of:=IF([.A215]=&quot;&quot;;&quot;&quot;;4)" office:value-type="float" office:value="4" calcext:value-type="float">
            <text:p>4</text:p>
          </table:table-cell>
          <table:table-cell table:formula="of:=IF([.A215]=&quot;&quot;;&quot;&quot;;5173)" office:value-type="float" office:value="5173" calcext:value-type="float">
            <text:p>5173</text:p>
          </table:table-cell>
          <table:table-cell table:formula="of:=[$Total.C216]" office:value-type="string" office:string-value="61217846875" calcext:value-type="string">
            <text:p>61217846875</text:p>
          </table:table-cell>
          <table:table-cell table:formula="of:=[$Total.D216]" office:value-type="float" office:value="249" calcext:value-type="float">
            <text:p>249</text:p>
          </table:table-cell>
          <table:table-cell table:formula="of:=IF([.A21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17]" office:value-type="string" office:string-value="166017" calcext:value-type="string">
            <text:p>166017</text:p>
          </table:table-cell>
          <table:table-cell office:value-type="float" office:value="202411" calcext:value-type="float">
            <text:p>202411</text:p>
          </table:table-cell>
          <table:table-cell table:formula="of:=IF([.A216]=&quot;&quot;;&quot;&quot;;4)" office:value-type="float" office:value="4" calcext:value-type="float">
            <text:p>4</text:p>
          </table:table-cell>
          <table:table-cell table:formula="of:=IF([.A216]=&quot;&quot;;&quot;&quot;;5173)" office:value-type="float" office:value="5173" calcext:value-type="float">
            <text:p>5173</text:p>
          </table:table-cell>
          <table:table-cell table:formula="of:=[$Total.C217]" office:value-type="string" office:string-value="16798042864" calcext:value-type="string">
            <text:p>16798042864</text:p>
          </table:table-cell>
          <table:table-cell table:formula="of:=[$Total.D217]" office:value-type="float" office:value="249" calcext:value-type="float">
            <text:p>249</text:p>
          </table:table-cell>
          <table:table-cell table:formula="of:=IF([.A21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18]" office:value-type="string" office:string-value="166501" calcext:value-type="string">
            <text:p>166501</text:p>
          </table:table-cell>
          <table:table-cell office:value-type="float" office:value="202411" calcext:value-type="float">
            <text:p>202411</text:p>
          </table:table-cell>
          <table:table-cell table:formula="of:=IF([.A217]=&quot;&quot;;&quot;&quot;;4)" office:value-type="float" office:value="4" calcext:value-type="float">
            <text:p>4</text:p>
          </table:table-cell>
          <table:table-cell table:formula="of:=IF([.A217]=&quot;&quot;;&quot;&quot;;5173)" office:value-type="float" office:value="5173" calcext:value-type="float">
            <text:p>5173</text:p>
          </table:table-cell>
          <table:table-cell table:formula="of:=[$Total.C218]" office:value-type="string" office:string-value="07869912832" calcext:value-type="string">
            <text:p>07869912832</text:p>
          </table:table-cell>
          <table:table-cell table:formula="of:=[$Total.D218]" office:value-type="float" office:value="249" calcext:value-type="float">
            <text:p>249</text:p>
          </table:table-cell>
          <table:table-cell table:formula="of:=IF([.A21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19]" office:value-type="string" office:string-value="166917" calcext:value-type="string">
            <text:p>166917</text:p>
          </table:table-cell>
          <table:table-cell office:value-type="float" office:value="202411" calcext:value-type="float">
            <text:p>202411</text:p>
          </table:table-cell>
          <table:table-cell table:formula="of:=IF([.A218]=&quot;&quot;;&quot;&quot;;4)" office:value-type="float" office:value="4" calcext:value-type="float">
            <text:p>4</text:p>
          </table:table-cell>
          <table:table-cell table:formula="of:=IF([.A218]=&quot;&quot;;&quot;&quot;;5173)" office:value-type="float" office:value="5173" calcext:value-type="float">
            <text:p>5173</text:p>
          </table:table-cell>
          <table:table-cell table:formula="of:=[$Total.C219]" office:value-type="string" office:string-value="28730158885" calcext:value-type="string">
            <text:p>28730158885</text:p>
          </table:table-cell>
          <table:table-cell table:formula="of:=[$Total.D219]" office:value-type="float" office:value="249" calcext:value-type="float">
            <text:p>249</text:p>
          </table:table-cell>
          <table:table-cell table:formula="of:=IF([.A21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20]" office:value-type="string" office:string-value="166917" calcext:value-type="string">
            <text:p>166917</text:p>
          </table:table-cell>
          <table:table-cell office:value-type="float" office:value="202411" calcext:value-type="float">
            <text:p>202411</text:p>
          </table:table-cell>
          <table:table-cell table:formula="of:=IF([.A219]=&quot;&quot;;&quot;&quot;;4)" office:value-type="float" office:value="4" calcext:value-type="float">
            <text:p>4</text:p>
          </table:table-cell>
          <table:table-cell table:formula="of:=IF([.A219]=&quot;&quot;;&quot;&quot;;5173)" office:value-type="float" office:value="5173" calcext:value-type="float">
            <text:p>5173</text:p>
          </table:table-cell>
          <table:table-cell table:formula="of:=[$Total.C220]" office:value-type="string" office:string-value="53765136883" calcext:value-type="string">
            <text:p>53765136883</text:p>
          </table:table-cell>
          <table:table-cell table:formula="of:=[$Total.D220]" office:value-type="float" office:value="249" calcext:value-type="float">
            <text:p>249</text:p>
          </table:table-cell>
          <table:table-cell table:formula="of:=IF([.A21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21]" office:value-type="string" office:string-value="166917" calcext:value-type="string">
            <text:p>166917</text:p>
          </table:table-cell>
          <table:table-cell office:value-type="float" office:value="202411" calcext:value-type="float">
            <text:p>202411</text:p>
          </table:table-cell>
          <table:table-cell table:formula="of:=IF([.A220]=&quot;&quot;;&quot;&quot;;4)" office:value-type="float" office:value="4" calcext:value-type="float">
            <text:p>4</text:p>
          </table:table-cell>
          <table:table-cell table:formula="of:=IF([.A220]=&quot;&quot;;&quot;&quot;;5173)" office:value-type="float" office:value="5173" calcext:value-type="float">
            <text:p>5173</text:p>
          </table:table-cell>
          <table:table-cell table:formula="of:=[$Total.C221]" office:value-type="string" office:string-value="54236149885" calcext:value-type="string">
            <text:p>54236149885</text:p>
          </table:table-cell>
          <table:table-cell table:formula="of:=[$Total.D221]" office:value-type="float" office:value="249" calcext:value-type="float">
            <text:p>249</text:p>
          </table:table-cell>
          <table:table-cell table:formula="of:=IF([.A22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22]" office:value-type="string" office:string-value="167078" calcext:value-type="string">
            <text:p>167078</text:p>
          </table:table-cell>
          <table:table-cell office:value-type="float" office:value="202411" calcext:value-type="float">
            <text:p>202411</text:p>
          </table:table-cell>
          <table:table-cell table:formula="of:=IF([.A221]=&quot;&quot;;&quot;&quot;;4)" office:value-type="float" office:value="4" calcext:value-type="float">
            <text:p>4</text:p>
          </table:table-cell>
          <table:table-cell table:formula="of:=IF([.A221]=&quot;&quot;;&quot;&quot;;5173)" office:value-type="float" office:value="5173" calcext:value-type="float">
            <text:p>5173</text:p>
          </table:table-cell>
          <table:table-cell table:formula="of:=[$Total.C222]" office:value-type="string" office:string-value="07884236818" calcext:value-type="string">
            <text:p>07884236818</text:p>
          </table:table-cell>
          <table:table-cell table:formula="of:=[$Total.D222]" office:value-type="float" office:value="249" calcext:value-type="float">
            <text:p>249</text:p>
          </table:table-cell>
          <table:table-cell table:formula="of:=IF([.A22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23]" office:value-type="string" office:string-value="167876" calcext:value-type="string">
            <text:p>167876</text:p>
          </table:table-cell>
          <table:table-cell office:value-type="float" office:value="202411" calcext:value-type="float">
            <text:p>202411</text:p>
          </table:table-cell>
          <table:table-cell table:formula="of:=IF([.A222]=&quot;&quot;;&quot;&quot;;4)" office:value-type="float" office:value="4" calcext:value-type="float">
            <text:p>4</text:p>
          </table:table-cell>
          <table:table-cell table:formula="of:=IF([.A222]=&quot;&quot;;&quot;&quot;;5173)" office:value-type="float" office:value="5173" calcext:value-type="float">
            <text:p>5173</text:p>
          </table:table-cell>
          <table:table-cell table:formula="of:=[$Total.C223]" office:value-type="string" office:string-value="50290900883" calcext:value-type="string">
            <text:p>50290900883</text:p>
          </table:table-cell>
          <table:table-cell table:formula="of:=[$Total.D223]" office:value-type="float" office:value="249" calcext:value-type="float">
            <text:p>249</text:p>
          </table:table-cell>
          <table:table-cell table:formula="of:=IF([.A22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24]" office:value-type="string" office:string-value="168065" calcext:value-type="string">
            <text:p>168065</text:p>
          </table:table-cell>
          <table:table-cell office:value-type="float" office:value="202411" calcext:value-type="float">
            <text:p>202411</text:p>
          </table:table-cell>
          <table:table-cell table:formula="of:=IF([.A223]=&quot;&quot;;&quot;&quot;;4)" office:value-type="float" office:value="4" calcext:value-type="float">
            <text:p>4</text:p>
          </table:table-cell>
          <table:table-cell table:formula="of:=IF([.A223]=&quot;&quot;;&quot;&quot;;5173)" office:value-type="float" office:value="5173" calcext:value-type="float">
            <text:p>5173</text:p>
          </table:table-cell>
          <table:table-cell table:formula="of:=[$Total.C224]" office:value-type="string" office:string-value="03094785883" calcext:value-type="string">
            <text:p>03094785883</text:p>
          </table:table-cell>
          <table:table-cell table:formula="of:=[$Total.D224]" office:value-type="float" office:value="249" calcext:value-type="float">
            <text:p>249</text:p>
          </table:table-cell>
          <table:table-cell table:formula="of:=IF([.A22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25]" office:value-type="string" office:string-value="168321" calcext:value-type="string">
            <text:p>168321</text:p>
          </table:table-cell>
          <table:table-cell office:value-type="float" office:value="202411" calcext:value-type="float">
            <text:p>202411</text:p>
          </table:table-cell>
          <table:table-cell table:formula="of:=IF([.A224]=&quot;&quot;;&quot;&quot;;4)" office:value-type="float" office:value="4" calcext:value-type="float">
            <text:p>4</text:p>
          </table:table-cell>
          <table:table-cell table:formula="of:=IF([.A224]=&quot;&quot;;&quot;&quot;;5173)" office:value-type="float" office:value="5173" calcext:value-type="float">
            <text:p>5173</text:p>
          </table:table-cell>
          <table:table-cell table:formula="of:=[$Total.C225]" office:value-type="string" office:string-value="51279536845" calcext:value-type="string">
            <text:p>51279536845</text:p>
          </table:table-cell>
          <table:table-cell table:formula="of:=[$Total.D225]" office:value-type="float" office:value="249" calcext:value-type="float">
            <text:p>249</text:p>
          </table:table-cell>
          <table:table-cell table:formula="of:=IF([.A22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26]" office:value-type="string" office:string-value="168321" calcext:value-type="string">
            <text:p>168321</text:p>
          </table:table-cell>
          <table:table-cell office:value-type="float" office:value="202411" calcext:value-type="float">
            <text:p>202411</text:p>
          </table:table-cell>
          <table:table-cell table:formula="of:=IF([.A225]=&quot;&quot;;&quot;&quot;;4)" office:value-type="float" office:value="4" calcext:value-type="float">
            <text:p>4</text:p>
          </table:table-cell>
          <table:table-cell table:formula="of:=IF([.A225]=&quot;&quot;;&quot;&quot;;5173)" office:value-type="float" office:value="5173" calcext:value-type="float">
            <text:p>5173</text:p>
          </table:table-cell>
          <table:table-cell table:formula="of:=[$Total.C226]" office:value-type="string" office:string-value="50910350876" calcext:value-type="string">
            <text:p>50910350876</text:p>
          </table:table-cell>
          <table:table-cell table:formula="of:=[$Total.D226]" office:value-type="float" office:value="249" calcext:value-type="float">
            <text:p>249</text:p>
          </table:table-cell>
          <table:table-cell table:formula="of:=IF([.A22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27]" office:value-type="string" office:string-value="168338" calcext:value-type="string">
            <text:p>168338</text:p>
          </table:table-cell>
          <table:table-cell office:value-type="float" office:value="202411" calcext:value-type="float">
            <text:p>202411</text:p>
          </table:table-cell>
          <table:table-cell table:formula="of:=IF([.A226]=&quot;&quot;;&quot;&quot;;4)" office:value-type="float" office:value="4" calcext:value-type="float">
            <text:p>4</text:p>
          </table:table-cell>
          <table:table-cell table:formula="of:=IF([.A226]=&quot;&quot;;&quot;&quot;;5173)" office:value-type="float" office:value="5173" calcext:value-type="float">
            <text:p>5173</text:p>
          </table:table-cell>
          <table:table-cell table:formula="of:=[$Total.C227]" office:value-type="string" office:string-value="47850238800" calcext:value-type="string">
            <text:p>47850238800</text:p>
          </table:table-cell>
          <table:table-cell table:formula="of:=[$Total.D227]" office:value-type="float" office:value="249" calcext:value-type="float">
            <text:p>249</text:p>
          </table:table-cell>
          <table:table-cell table:formula="of:=IF([.A22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28]" office:value-type="string" office:string-value="168338" calcext:value-type="string">
            <text:p>168338</text:p>
          </table:table-cell>
          <table:table-cell office:value-type="float" office:value="202411" calcext:value-type="float">
            <text:p>202411</text:p>
          </table:table-cell>
          <table:table-cell table:formula="of:=IF([.A227]=&quot;&quot;;&quot;&quot;;4)" office:value-type="float" office:value="4" calcext:value-type="float">
            <text:p>4</text:p>
          </table:table-cell>
          <table:table-cell table:formula="of:=IF([.A227]=&quot;&quot;;&quot;&quot;;5173)" office:value-type="float" office:value="5173" calcext:value-type="float">
            <text:p>5173</text:p>
          </table:table-cell>
          <table:table-cell table:formula="of:=[$Total.C228]" office:value-type="string" office:string-value="01849262462" calcext:value-type="string">
            <text:p>01849262462</text:p>
          </table:table-cell>
          <table:table-cell table:formula="of:=[$Total.D228]" office:value-type="float" office:value="249" calcext:value-type="float">
            <text:p>249</text:p>
          </table:table-cell>
          <table:table-cell table:formula="of:=IF([.A22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29]" office:value-type="string" office:string-value="168599" calcext:value-type="string">
            <text:p>168599</text:p>
          </table:table-cell>
          <table:table-cell office:value-type="float" office:value="202411" calcext:value-type="float">
            <text:p>202411</text:p>
          </table:table-cell>
          <table:table-cell table:formula="of:=IF([.A228]=&quot;&quot;;&quot;&quot;;4)" office:value-type="float" office:value="4" calcext:value-type="float">
            <text:p>4</text:p>
          </table:table-cell>
          <table:table-cell table:formula="of:=IF([.A228]=&quot;&quot;;&quot;&quot;;5173)" office:value-type="float" office:value="5173" calcext:value-type="float">
            <text:p>5173</text:p>
          </table:table-cell>
          <table:table-cell table:formula="of:=[$Total.C229]" office:value-type="string" office:string-value="27882840807" calcext:value-type="string">
            <text:p>27882840807</text:p>
          </table:table-cell>
          <table:table-cell table:formula="of:=[$Total.D229]" office:value-type="float" office:value="249" calcext:value-type="float">
            <text:p>249</text:p>
          </table:table-cell>
          <table:table-cell table:formula="of:=IF([.A22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30]" office:value-type="string" office:string-value="169036" calcext:value-type="string">
            <text:p>169036</text:p>
          </table:table-cell>
          <table:table-cell office:value-type="float" office:value="202411" calcext:value-type="float">
            <text:p>202411</text:p>
          </table:table-cell>
          <table:table-cell table:formula="of:=IF([.A229]=&quot;&quot;;&quot;&quot;;4)" office:value-type="float" office:value="4" calcext:value-type="float">
            <text:p>4</text:p>
          </table:table-cell>
          <table:table-cell table:formula="of:=IF([.A229]=&quot;&quot;;&quot;&quot;;5173)" office:value-type="float" office:value="5173" calcext:value-type="float">
            <text:p>5173</text:p>
          </table:table-cell>
          <table:table-cell table:formula="of:=[$Total.C230]" office:value-type="string" office:string-value="12360839896" calcext:value-type="string">
            <text:p>12360839896</text:p>
          </table:table-cell>
          <table:table-cell table:formula="of:=[$Total.D230]" office:value-type="float" office:value="249" calcext:value-type="float">
            <text:p>249</text:p>
          </table:table-cell>
          <table:table-cell table:formula="of:=IF([.A22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31]" office:value-type="string" office:string-value="169121" calcext:value-type="string">
            <text:p>169121</text:p>
          </table:table-cell>
          <table:table-cell office:value-type="float" office:value="202411" calcext:value-type="float">
            <text:p>202411</text:p>
          </table:table-cell>
          <table:table-cell table:formula="of:=IF([.A230]=&quot;&quot;;&quot;&quot;;4)" office:value-type="float" office:value="4" calcext:value-type="float">
            <text:p>4</text:p>
          </table:table-cell>
          <table:table-cell table:formula="of:=IF([.A230]=&quot;&quot;;&quot;&quot;;5173)" office:value-type="float" office:value="5173" calcext:value-type="float">
            <text:p>5173</text:p>
          </table:table-cell>
          <table:table-cell table:formula="of:=[$Total.C231]" office:value-type="string" office:string-value="50282715851" calcext:value-type="string">
            <text:p>50282715851</text:p>
          </table:table-cell>
          <table:table-cell table:formula="of:=[$Total.D231]" office:value-type="float" office:value="249" calcext:value-type="float">
            <text:p>249</text:p>
          </table:table-cell>
          <table:table-cell table:formula="of:=IF([.A23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32]" office:value-type="string" office:string-value="169297" calcext:value-type="string">
            <text:p>169297</text:p>
          </table:table-cell>
          <table:table-cell office:value-type="float" office:value="202411" calcext:value-type="float">
            <text:p>202411</text:p>
          </table:table-cell>
          <table:table-cell table:formula="of:=IF([.A231]=&quot;&quot;;&quot;&quot;;4)" office:value-type="float" office:value="4" calcext:value-type="float">
            <text:p>4</text:p>
          </table:table-cell>
          <table:table-cell table:formula="of:=IF([.A231]=&quot;&quot;;&quot;&quot;;5173)" office:value-type="float" office:value="5173" calcext:value-type="float">
            <text:p>5173</text:p>
          </table:table-cell>
          <table:table-cell table:formula="of:=[$Total.C232]" office:value-type="string" office:string-value="59080140953" calcext:value-type="string">
            <text:p>59080140953</text:p>
          </table:table-cell>
          <table:table-cell table:formula="of:=[$Total.D232]" office:value-type="float" office:value="249" calcext:value-type="float">
            <text:p>249</text:p>
          </table:table-cell>
          <table:table-cell table:formula="of:=IF([.A23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33]" office:value-type="string" office:string-value="169325" calcext:value-type="string">
            <text:p>169325</text:p>
          </table:table-cell>
          <table:table-cell office:value-type="float" office:value="202411" calcext:value-type="float">
            <text:p>202411</text:p>
          </table:table-cell>
          <table:table-cell table:formula="of:=IF([.A232]=&quot;&quot;;&quot;&quot;;4)" office:value-type="float" office:value="4" calcext:value-type="float">
            <text:p>4</text:p>
          </table:table-cell>
          <table:table-cell table:formula="of:=IF([.A232]=&quot;&quot;;&quot;&quot;;5173)" office:value-type="float" office:value="5173" calcext:value-type="float">
            <text:p>5173</text:p>
          </table:table-cell>
          <table:table-cell table:formula="of:=[$Total.C233]" office:value-type="string" office:string-value="26025133859" calcext:value-type="string">
            <text:p>26025133859</text:p>
          </table:table-cell>
          <table:table-cell table:formula="of:=[$Total.D233]" office:value-type="float" office:value="249" calcext:value-type="float">
            <text:p>249</text:p>
          </table:table-cell>
          <table:table-cell table:formula="of:=IF([.A23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34]" office:value-type="string" office:string-value="169325" calcext:value-type="string">
            <text:p>169325</text:p>
          </table:table-cell>
          <table:table-cell office:value-type="float" office:value="202411" calcext:value-type="float">
            <text:p>202411</text:p>
          </table:table-cell>
          <table:table-cell table:formula="of:=IF([.A233]=&quot;&quot;;&quot;&quot;;4)" office:value-type="float" office:value="4" calcext:value-type="float">
            <text:p>4</text:p>
          </table:table-cell>
          <table:table-cell table:formula="of:=IF([.A233]=&quot;&quot;;&quot;&quot;;5173)" office:value-type="float" office:value="5173" calcext:value-type="float">
            <text:p>5173</text:p>
          </table:table-cell>
          <table:table-cell table:formula="of:=[$Total.C234]" office:value-type="string" office:string-value="52617048802" calcext:value-type="string">
            <text:p>52617048802</text:p>
          </table:table-cell>
          <table:table-cell table:formula="of:=[$Total.D234]" office:value-type="float" office:value="249" calcext:value-type="float">
            <text:p>249</text:p>
          </table:table-cell>
          <table:table-cell table:formula="of:=IF([.A23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35]" office:value-type="string" office:string-value="169504" calcext:value-type="string">
            <text:p>169504</text:p>
          </table:table-cell>
          <table:table-cell office:value-type="float" office:value="202411" calcext:value-type="float">
            <text:p>202411</text:p>
          </table:table-cell>
          <table:table-cell table:formula="of:=IF([.A234]=&quot;&quot;;&quot;&quot;;4)" office:value-type="float" office:value="4" calcext:value-type="float">
            <text:p>4</text:p>
          </table:table-cell>
          <table:table-cell table:formula="of:=IF([.A234]=&quot;&quot;;&quot;&quot;;5173)" office:value-type="float" office:value="5173" calcext:value-type="float">
            <text:p>5173</text:p>
          </table:table-cell>
          <table:table-cell table:formula="of:=[$Total.C235]" office:value-type="string" office:string-value="58603013837" calcext:value-type="string">
            <text:p>58603013837</text:p>
          </table:table-cell>
          <table:table-cell table:formula="of:=[$Total.D235]" office:value-type="float" office:value="249" calcext:value-type="float">
            <text:p>249</text:p>
          </table:table-cell>
          <table:table-cell table:formula="of:=IF([.A23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36]" office:value-type="string" office:string-value="169663" calcext:value-type="string">
            <text:p>169663</text:p>
          </table:table-cell>
          <table:table-cell office:value-type="float" office:value="202411" calcext:value-type="float">
            <text:p>202411</text:p>
          </table:table-cell>
          <table:table-cell table:formula="of:=IF([.A235]=&quot;&quot;;&quot;&quot;;4)" office:value-type="float" office:value="4" calcext:value-type="float">
            <text:p>4</text:p>
          </table:table-cell>
          <table:table-cell table:formula="of:=IF([.A235]=&quot;&quot;;&quot;&quot;;5173)" office:value-type="float" office:value="5173" calcext:value-type="float">
            <text:p>5173</text:p>
          </table:table-cell>
          <table:table-cell table:formula="of:=[$Total.C236]" office:value-type="string" office:string-value="33993518870" calcext:value-type="string">
            <text:p>33993518870</text:p>
          </table:table-cell>
          <table:table-cell table:formula="of:=[$Total.D236]" office:value-type="float" office:value="249" calcext:value-type="float">
            <text:p>249</text:p>
          </table:table-cell>
          <table:table-cell table:formula="of:=IF([.A23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37]" office:value-type="string" office:string-value="169716" calcext:value-type="string">
            <text:p>169716</text:p>
          </table:table-cell>
          <table:table-cell office:value-type="float" office:value="202411" calcext:value-type="float">
            <text:p>202411</text:p>
          </table:table-cell>
          <table:table-cell table:formula="of:=IF([.A236]=&quot;&quot;;&quot;&quot;;4)" office:value-type="float" office:value="4" calcext:value-type="float">
            <text:p>4</text:p>
          </table:table-cell>
          <table:table-cell table:formula="of:=IF([.A236]=&quot;&quot;;&quot;&quot;;5173)" office:value-type="float" office:value="5173" calcext:value-type="float">
            <text:p>5173</text:p>
          </table:table-cell>
          <table:table-cell table:formula="of:=[$Total.C237]" office:value-type="string" office:string-value="96460881804" calcext:value-type="string">
            <text:p>96460881804</text:p>
          </table:table-cell>
          <table:table-cell table:formula="of:=[$Total.D237]" office:value-type="float" office:value="249" calcext:value-type="float">
            <text:p>249</text:p>
          </table:table-cell>
          <table:table-cell table:formula="of:=IF([.A23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38]" office:value-type="string" office:string-value="169781" calcext:value-type="string">
            <text:p>169781</text:p>
          </table:table-cell>
          <table:table-cell office:value-type="float" office:value="202411" calcext:value-type="float">
            <text:p>202411</text:p>
          </table:table-cell>
          <table:table-cell table:formula="of:=IF([.A237]=&quot;&quot;;&quot;&quot;;4)" office:value-type="float" office:value="4" calcext:value-type="float">
            <text:p>4</text:p>
          </table:table-cell>
          <table:table-cell table:formula="of:=IF([.A237]=&quot;&quot;;&quot;&quot;;5173)" office:value-type="float" office:value="5173" calcext:value-type="float">
            <text:p>5173</text:p>
          </table:table-cell>
          <table:table-cell table:formula="of:=[$Total.C238]" office:value-type="string" office:string-value="53926671807" calcext:value-type="string">
            <text:p>53926671807</text:p>
          </table:table-cell>
          <table:table-cell table:formula="of:=[$Total.D238]" office:value-type="float" office:value="249" calcext:value-type="float">
            <text:p>249</text:p>
          </table:table-cell>
          <table:table-cell table:formula="of:=IF([.A23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39]" office:value-type="string" office:string-value="169781" calcext:value-type="string">
            <text:p>169781</text:p>
          </table:table-cell>
          <table:table-cell office:value-type="float" office:value="202411" calcext:value-type="float">
            <text:p>202411</text:p>
          </table:table-cell>
          <table:table-cell table:formula="of:=IF([.A238]=&quot;&quot;;&quot;&quot;;4)" office:value-type="float" office:value="4" calcext:value-type="float">
            <text:p>4</text:p>
          </table:table-cell>
          <table:table-cell table:formula="of:=IF([.A238]=&quot;&quot;;&quot;&quot;;5173)" office:value-type="float" office:value="5173" calcext:value-type="float">
            <text:p>5173</text:p>
          </table:table-cell>
          <table:table-cell table:formula="of:=[$Total.C239]" office:value-type="string" office:string-value="27505199854" calcext:value-type="string">
            <text:p>27505199854</text:p>
          </table:table-cell>
          <table:table-cell table:formula="of:=[$Total.D239]" office:value-type="float" office:value="249" calcext:value-type="float">
            <text:p>249</text:p>
          </table:table-cell>
          <table:table-cell table:formula="of:=IF([.A23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40]" office:value-type="string" office:string-value="169781" calcext:value-type="string">
            <text:p>169781</text:p>
          </table:table-cell>
          <table:table-cell office:value-type="float" office:value="202411" calcext:value-type="float">
            <text:p>202411</text:p>
          </table:table-cell>
          <table:table-cell table:formula="of:=IF([.A239]=&quot;&quot;;&quot;&quot;;4)" office:value-type="float" office:value="4" calcext:value-type="float">
            <text:p>4</text:p>
          </table:table-cell>
          <table:table-cell table:formula="of:=IF([.A239]=&quot;&quot;;&quot;&quot;;5173)" office:value-type="float" office:value="5173" calcext:value-type="float">
            <text:p>5173</text:p>
          </table:table-cell>
          <table:table-cell table:formula="of:=[$Total.C240]" office:value-type="string" office:string-value="53926703857" calcext:value-type="string">
            <text:p>53926703857</text:p>
          </table:table-cell>
          <table:table-cell table:formula="of:=[$Total.D240]" office:value-type="float" office:value="249" calcext:value-type="float">
            <text:p>249</text:p>
          </table:table-cell>
          <table:table-cell table:formula="of:=IF([.A23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41]" office:value-type="string" office:string-value="169834" calcext:value-type="string">
            <text:p>169834</text:p>
          </table:table-cell>
          <table:table-cell office:value-type="float" office:value="202411" calcext:value-type="float">
            <text:p>202411</text:p>
          </table:table-cell>
          <table:table-cell table:formula="of:=IF([.A240]=&quot;&quot;;&quot;&quot;;4)" office:value-type="float" office:value="4" calcext:value-type="float">
            <text:p>4</text:p>
          </table:table-cell>
          <table:table-cell table:formula="of:=IF([.A240]=&quot;&quot;;&quot;&quot;;5173)" office:value-type="float" office:value="5173" calcext:value-type="float">
            <text:p>5173</text:p>
          </table:table-cell>
          <table:table-cell table:formula="of:=[$Total.C241]" office:value-type="string" office:string-value="26669257813" calcext:value-type="string">
            <text:p>26669257813</text:p>
          </table:table-cell>
          <table:table-cell table:formula="of:=[$Total.D241]" office:value-type="float" office:value="249" calcext:value-type="float">
            <text:p>249</text:p>
          </table:table-cell>
          <table:table-cell table:formula="of:=IF([.A24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42]" office:value-type="string" office:string-value="169834" calcext:value-type="string">
            <text:p>169834</text:p>
          </table:table-cell>
          <table:table-cell office:value-type="float" office:value="202411" calcext:value-type="float">
            <text:p>202411</text:p>
          </table:table-cell>
          <table:table-cell table:formula="of:=IF([.A241]=&quot;&quot;;&quot;&quot;;4)" office:value-type="float" office:value="4" calcext:value-type="float">
            <text:p>4</text:p>
          </table:table-cell>
          <table:table-cell table:formula="of:=IF([.A241]=&quot;&quot;;&quot;&quot;;5173)" office:value-type="float" office:value="5173" calcext:value-type="float">
            <text:p>5173</text:p>
          </table:table-cell>
          <table:table-cell table:formula="of:=[$Total.C242]" office:value-type="string" office:string-value="45760289870" calcext:value-type="string">
            <text:p>45760289870</text:p>
          </table:table-cell>
          <table:table-cell table:formula="of:=[$Total.D242]" office:value-type="float" office:value="249" calcext:value-type="float">
            <text:p>249</text:p>
          </table:table-cell>
          <table:table-cell table:formula="of:=IF([.A24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43]" office:value-type="string" office:string-value="170389" calcext:value-type="string">
            <text:p>170389</text:p>
          </table:table-cell>
          <table:table-cell office:value-type="float" office:value="202411" calcext:value-type="float">
            <text:p>202411</text:p>
          </table:table-cell>
          <table:table-cell table:formula="of:=IF([.A242]=&quot;&quot;;&quot;&quot;;4)" office:value-type="float" office:value="4" calcext:value-type="float">
            <text:p>4</text:p>
          </table:table-cell>
          <table:table-cell table:formula="of:=IF([.A242]=&quot;&quot;;&quot;&quot;;5173)" office:value-type="float" office:value="5173" calcext:value-type="float">
            <text:p>5173</text:p>
          </table:table-cell>
          <table:table-cell table:formula="of:=[$Total.C243]" office:value-type="string" office:string-value="42093069830" calcext:value-type="string">
            <text:p>42093069830</text:p>
          </table:table-cell>
          <table:table-cell table:formula="of:=[$Total.D243]" office:value-type="float" office:value="249" calcext:value-type="float">
            <text:p>249</text:p>
          </table:table-cell>
          <table:table-cell table:formula="of:=IF([.A24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44]" office:value-type="string" office:string-value="170389" calcext:value-type="string">
            <text:p>170389</text:p>
          </table:table-cell>
          <table:table-cell office:value-type="float" office:value="202411" calcext:value-type="float">
            <text:p>202411</text:p>
          </table:table-cell>
          <table:table-cell table:formula="of:=IF([.A243]=&quot;&quot;;&quot;&quot;;4)" office:value-type="float" office:value="4" calcext:value-type="float">
            <text:p>4</text:p>
          </table:table-cell>
          <table:table-cell table:formula="of:=IF([.A243]=&quot;&quot;;&quot;&quot;;5173)" office:value-type="float" office:value="5173" calcext:value-type="float">
            <text:p>5173</text:p>
          </table:table-cell>
          <table:table-cell table:formula="of:=[$Total.C244]" office:value-type="string" office:string-value="51563310848" calcext:value-type="string">
            <text:p>51563310848</text:p>
          </table:table-cell>
          <table:table-cell table:formula="of:=[$Total.D244]" office:value-type="float" office:value="249" calcext:value-type="float">
            <text:p>249</text:p>
          </table:table-cell>
          <table:table-cell table:formula="of:=IF([.A24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45]" office:value-type="string" office:string-value="170397" calcext:value-type="string">
            <text:p>170397</text:p>
          </table:table-cell>
          <table:table-cell office:value-type="float" office:value="202411" calcext:value-type="float">
            <text:p>202411</text:p>
          </table:table-cell>
          <table:table-cell table:formula="of:=IF([.A244]=&quot;&quot;;&quot;&quot;;4)" office:value-type="float" office:value="4" calcext:value-type="float">
            <text:p>4</text:p>
          </table:table-cell>
          <table:table-cell table:formula="of:=IF([.A244]=&quot;&quot;;&quot;&quot;;5173)" office:value-type="float" office:value="5173" calcext:value-type="float">
            <text:p>5173</text:p>
          </table:table-cell>
          <table:table-cell table:formula="of:=[$Total.C245]" office:value-type="float" office:value="49908300830" calcext:value-type="float">
            <text:p>49908300830</text:p>
          </table:table-cell>
          <table:table-cell table:formula="of:=[$Total.D245]" office:value-type="float" office:value="249" calcext:value-type="float">
            <text:p>249</text:p>
          </table:table-cell>
          <table:table-cell table:formula="of:=IF([.A24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46]" office:value-type="string" office:string-value="170527" calcext:value-type="string">
            <text:p>170527</text:p>
          </table:table-cell>
          <table:table-cell office:value-type="float" office:value="202411" calcext:value-type="float">
            <text:p>202411</text:p>
          </table:table-cell>
          <table:table-cell table:formula="of:=IF([.A245]=&quot;&quot;;&quot;&quot;;4)" office:value-type="float" office:value="4" calcext:value-type="float">
            <text:p>4</text:p>
          </table:table-cell>
          <table:table-cell table:formula="of:=IF([.A245]=&quot;&quot;;&quot;&quot;;5173)" office:value-type="float" office:value="5173" calcext:value-type="float">
            <text:p>5173</text:p>
          </table:table-cell>
          <table:table-cell table:formula="of:=[$Total.C246]" office:value-type="string" office:string-value="46679542804" calcext:value-type="string">
            <text:p>46679542804</text:p>
          </table:table-cell>
          <table:table-cell table:formula="of:=[$Total.D246]" office:value-type="float" office:value="249" calcext:value-type="float">
            <text:p>249</text:p>
          </table:table-cell>
          <table:table-cell table:formula="of:=IF([.A24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47]" office:value-type="string" office:string-value="170527" calcext:value-type="string">
            <text:p>170527</text:p>
          </table:table-cell>
          <table:table-cell office:value-type="float" office:value="202411" calcext:value-type="float">
            <text:p>202411</text:p>
          </table:table-cell>
          <table:table-cell table:formula="of:=IF([.A246]=&quot;&quot;;&quot;&quot;;4)" office:value-type="float" office:value="4" calcext:value-type="float">
            <text:p>4</text:p>
          </table:table-cell>
          <table:table-cell table:formula="of:=IF([.A246]=&quot;&quot;;&quot;&quot;;5173)" office:value-type="float" office:value="5173" calcext:value-type="float">
            <text:p>5173</text:p>
          </table:table-cell>
          <table:table-cell table:formula="of:=[$Total.C247]" office:value-type="string" office:string-value="29142445841" calcext:value-type="string">
            <text:p>29142445841</text:p>
          </table:table-cell>
          <table:table-cell table:formula="of:=[$Total.D247]" office:value-type="float" office:value="249" calcext:value-type="float">
            <text:p>249</text:p>
          </table:table-cell>
          <table:table-cell table:formula="of:=IF([.A24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48]" office:value-type="string" office:string-value="170661" calcext:value-type="string">
            <text:p>170661</text:p>
          </table:table-cell>
          <table:table-cell office:value-type="float" office:value="202411" calcext:value-type="float">
            <text:p>202411</text:p>
          </table:table-cell>
          <table:table-cell table:formula="of:=IF([.A247]=&quot;&quot;;&quot;&quot;;4)" office:value-type="float" office:value="4" calcext:value-type="float">
            <text:p>4</text:p>
          </table:table-cell>
          <table:table-cell table:formula="of:=IF([.A247]=&quot;&quot;;&quot;&quot;;5173)" office:value-type="float" office:value="5173" calcext:value-type="float">
            <text:p>5173</text:p>
          </table:table-cell>
          <table:table-cell table:formula="of:=[$Total.C248]" office:value-type="string" office:string-value="10132055880" calcext:value-type="string">
            <text:p>10132055880</text:p>
          </table:table-cell>
          <table:table-cell table:formula="of:=[$Total.D248]" office:value-type="float" office:value="249" calcext:value-type="float">
            <text:p>249</text:p>
          </table:table-cell>
          <table:table-cell table:formula="of:=IF([.A24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49]" office:value-type="string" office:string-value="170824" calcext:value-type="string">
            <text:p>170824</text:p>
          </table:table-cell>
          <table:table-cell office:value-type="float" office:value="202411" calcext:value-type="float">
            <text:p>202411</text:p>
          </table:table-cell>
          <table:table-cell table:formula="of:=IF([.A248]=&quot;&quot;;&quot;&quot;;4)" office:value-type="float" office:value="4" calcext:value-type="float">
            <text:p>4</text:p>
          </table:table-cell>
          <table:table-cell table:formula="of:=IF([.A248]=&quot;&quot;;&quot;&quot;;5173)" office:value-type="float" office:value="5173" calcext:value-type="float">
            <text:p>5173</text:p>
          </table:table-cell>
          <table:table-cell table:formula="of:=[$Total.C249]" office:value-type="string" office:string-value="57377317825" calcext:value-type="string">
            <text:p>57377317825</text:p>
          </table:table-cell>
          <table:table-cell table:formula="of:=[$Total.D249]" office:value-type="float" office:value="249" calcext:value-type="float">
            <text:p>249</text:p>
          </table:table-cell>
          <table:table-cell table:formula="of:=IF([.A24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50]" office:value-type="string" office:string-value="170824" calcext:value-type="string">
            <text:p>170824</text:p>
          </table:table-cell>
          <table:table-cell office:value-type="float" office:value="202411" calcext:value-type="float">
            <text:p>202411</text:p>
          </table:table-cell>
          <table:table-cell table:formula="of:=IF([.A249]=&quot;&quot;;&quot;&quot;;4)" office:value-type="float" office:value="4" calcext:value-type="float">
            <text:p>4</text:p>
          </table:table-cell>
          <table:table-cell table:formula="of:=IF([.A249]=&quot;&quot;;&quot;&quot;;5173)" office:value-type="float" office:value="5173" calcext:value-type="float">
            <text:p>5173</text:p>
          </table:table-cell>
          <table:table-cell table:formula="of:=[$Total.C250]" office:value-type="string" office:string-value="26753934871" calcext:value-type="string">
            <text:p>26753934871</text:p>
          </table:table-cell>
          <table:table-cell table:formula="of:=[$Total.D250]" office:value-type="float" office:value="249" calcext:value-type="float">
            <text:p>249</text:p>
          </table:table-cell>
          <table:table-cell table:formula="of:=IF([.A24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51]" office:value-type="string" office:string-value="171095" calcext:value-type="string">
            <text:p>171095</text:p>
          </table:table-cell>
          <table:table-cell office:value-type="float" office:value="202411" calcext:value-type="float">
            <text:p>202411</text:p>
          </table:table-cell>
          <table:table-cell table:formula="of:=IF([.A250]=&quot;&quot;;&quot;&quot;;4)" office:value-type="float" office:value="4" calcext:value-type="float">
            <text:p>4</text:p>
          </table:table-cell>
          <table:table-cell table:formula="of:=IF([.A250]=&quot;&quot;;&quot;&quot;;5173)" office:value-type="float" office:value="5173" calcext:value-type="float">
            <text:p>5173</text:p>
          </table:table-cell>
          <table:table-cell table:formula="of:=[$Total.C251]" office:value-type="string" office:string-value="51943683808" calcext:value-type="string">
            <text:p>51943683808</text:p>
          </table:table-cell>
          <table:table-cell table:formula="of:=[$Total.D251]" office:value-type="float" office:value="249" calcext:value-type="float">
            <text:p>249</text:p>
          </table:table-cell>
          <table:table-cell table:formula="of:=IF([.A25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52]" office:value-type="string" office:string-value="171282" calcext:value-type="string">
            <text:p>171282</text:p>
          </table:table-cell>
          <table:table-cell office:value-type="float" office:value="202411" calcext:value-type="float">
            <text:p>202411</text:p>
          </table:table-cell>
          <table:table-cell table:formula="of:=IF([.A251]=&quot;&quot;;&quot;&quot;;4)" office:value-type="float" office:value="4" calcext:value-type="float">
            <text:p>4</text:p>
          </table:table-cell>
          <table:table-cell table:formula="of:=IF([.A251]=&quot;&quot;;&quot;&quot;;5173)" office:value-type="float" office:value="5173" calcext:value-type="float">
            <text:p>5173</text:p>
          </table:table-cell>
          <table:table-cell table:formula="of:=[$Total.C252]" office:value-type="string" office:string-value="01641070889" calcext:value-type="string">
            <text:p>01641070889</text:p>
          </table:table-cell>
          <table:table-cell table:formula="of:=[$Total.D252]" office:value-type="float" office:value="249" calcext:value-type="float">
            <text:p>249</text:p>
          </table:table-cell>
          <table:table-cell table:formula="of:=IF([.A25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53]" office:value-type="string" office:string-value="171478" calcext:value-type="string">
            <text:p>171478</text:p>
          </table:table-cell>
          <table:table-cell office:value-type="float" office:value="202411" calcext:value-type="float">
            <text:p>202411</text:p>
          </table:table-cell>
          <table:table-cell table:formula="of:=IF([.A252]=&quot;&quot;;&quot;&quot;;4)" office:value-type="float" office:value="4" calcext:value-type="float">
            <text:p>4</text:p>
          </table:table-cell>
          <table:table-cell table:formula="of:=IF([.A252]=&quot;&quot;;&quot;&quot;;5173)" office:value-type="float" office:value="5173" calcext:value-type="float">
            <text:p>5173</text:p>
          </table:table-cell>
          <table:table-cell table:formula="of:=[$Total.C253]" office:value-type="string" office:string-value="04999810816" calcext:value-type="string">
            <text:p>04999810816</text:p>
          </table:table-cell>
          <table:table-cell table:formula="of:=[$Total.D253]" office:value-type="float" office:value="249" calcext:value-type="float">
            <text:p>249</text:p>
          </table:table-cell>
          <table:table-cell table:formula="of:=IF([.A25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54]" office:value-type="string" office:string-value="171588" calcext:value-type="string">
            <text:p>171588</text:p>
          </table:table-cell>
          <table:table-cell office:value-type="float" office:value="202411" calcext:value-type="float">
            <text:p>202411</text:p>
          </table:table-cell>
          <table:table-cell table:formula="of:=IF([.A253]=&quot;&quot;;&quot;&quot;;4)" office:value-type="float" office:value="4" calcext:value-type="float">
            <text:p>4</text:p>
          </table:table-cell>
          <table:table-cell table:formula="of:=IF([.A253]=&quot;&quot;;&quot;&quot;;5173)" office:value-type="float" office:value="5173" calcext:value-type="float">
            <text:p>5173</text:p>
          </table:table-cell>
          <table:table-cell table:formula="of:=[$Total.C254]" office:value-type="string" office:string-value="51640956883" calcext:value-type="string">
            <text:p>51640956883</text:p>
          </table:table-cell>
          <table:table-cell table:formula="of:=[$Total.D254]" office:value-type="float" office:value="249" calcext:value-type="float">
            <text:p>249</text:p>
          </table:table-cell>
          <table:table-cell table:formula="of:=IF([.A25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55]" office:value-type="string" office:string-value="171588" calcext:value-type="string">
            <text:p>171588</text:p>
          </table:table-cell>
          <table:table-cell office:value-type="float" office:value="202411" calcext:value-type="float">
            <text:p>202411</text:p>
          </table:table-cell>
          <table:table-cell table:formula="of:=IF([.A254]=&quot;&quot;;&quot;&quot;;4)" office:value-type="float" office:value="4" calcext:value-type="float">
            <text:p>4</text:p>
          </table:table-cell>
          <table:table-cell table:formula="of:=IF([.A254]=&quot;&quot;;&quot;&quot;;5173)" office:value-type="float" office:value="5173" calcext:value-type="float">
            <text:p>5173</text:p>
          </table:table-cell>
          <table:table-cell table:formula="of:=[$Total.C255]" office:value-type="string" office:string-value="31068921889" calcext:value-type="string">
            <text:p>31068921889</text:p>
          </table:table-cell>
          <table:table-cell table:formula="of:=[$Total.D255]" office:value-type="float" office:value="249" calcext:value-type="float">
            <text:p>249</text:p>
          </table:table-cell>
          <table:table-cell table:formula="of:=IF([.A25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56]" office:value-type="string" office:string-value="171596" calcext:value-type="string">
            <text:p>171596</text:p>
          </table:table-cell>
          <table:table-cell office:value-type="float" office:value="202411" calcext:value-type="float">
            <text:p>202411</text:p>
          </table:table-cell>
          <table:table-cell table:formula="of:=IF([.A255]=&quot;&quot;;&quot;&quot;;4)" office:value-type="float" office:value="4" calcext:value-type="float">
            <text:p>4</text:p>
          </table:table-cell>
          <table:table-cell table:formula="of:=IF([.A255]=&quot;&quot;;&quot;&quot;;5173)" office:value-type="float" office:value="5173" calcext:value-type="float">
            <text:p>5173</text:p>
          </table:table-cell>
          <table:table-cell table:formula="of:=[$Total.C256]" office:value-type="string" office:string-value="32209965829" calcext:value-type="string">
            <text:p>32209965829</text:p>
          </table:table-cell>
          <table:table-cell table:formula="of:=[$Total.D256]" office:value-type="float" office:value="249" calcext:value-type="float">
            <text:p>249</text:p>
          </table:table-cell>
          <table:table-cell table:formula="of:=IF([.A25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57]" office:value-type="string" office:string-value="171673" calcext:value-type="string">
            <text:p>171673</text:p>
          </table:table-cell>
          <table:table-cell office:value-type="float" office:value="202411" calcext:value-type="float">
            <text:p>202411</text:p>
          </table:table-cell>
          <table:table-cell table:formula="of:=IF([.A256]=&quot;&quot;;&quot;&quot;;4)" office:value-type="float" office:value="4" calcext:value-type="float">
            <text:p>4</text:p>
          </table:table-cell>
          <table:table-cell table:formula="of:=IF([.A256]=&quot;&quot;;&quot;&quot;;5173)" office:value-type="float" office:value="5173" calcext:value-type="float">
            <text:p>5173</text:p>
          </table:table-cell>
          <table:table-cell table:formula="of:=[$Total.C257]" office:value-type="string" office:string-value="12961535840" calcext:value-type="string">
            <text:p>12961535840</text:p>
          </table:table-cell>
          <table:table-cell table:formula="of:=[$Total.D257]" office:value-type="float" office:value="249" calcext:value-type="float">
            <text:p>249</text:p>
          </table:table-cell>
          <table:table-cell table:formula="of:=IF([.A25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58]" office:value-type="string" office:string-value="171767" calcext:value-type="string">
            <text:p>171767</text:p>
          </table:table-cell>
          <table:table-cell office:value-type="float" office:value="202411" calcext:value-type="float">
            <text:p>202411</text:p>
          </table:table-cell>
          <table:table-cell table:formula="of:=IF([.A257]=&quot;&quot;;&quot;&quot;;4)" office:value-type="float" office:value="4" calcext:value-type="float">
            <text:p>4</text:p>
          </table:table-cell>
          <table:table-cell table:formula="of:=IF([.A257]=&quot;&quot;;&quot;&quot;;5173)" office:value-type="float" office:value="5173" calcext:value-type="float">
            <text:p>5173</text:p>
          </table:table-cell>
          <table:table-cell table:formula="of:=[$Total.C258]" office:value-type="string" office:string-value="02780221895" calcext:value-type="string">
            <text:p>02780221895</text:p>
          </table:table-cell>
          <table:table-cell table:formula="of:=[$Total.D258]" office:value-type="float" office:value="249" calcext:value-type="float">
            <text:p>249</text:p>
          </table:table-cell>
          <table:table-cell table:formula="of:=IF([.A25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59]" office:value-type="string" office:string-value="172135" calcext:value-type="string">
            <text:p>172135</text:p>
          </table:table-cell>
          <table:table-cell office:value-type="float" office:value="202411" calcext:value-type="float">
            <text:p>202411</text:p>
          </table:table-cell>
          <table:table-cell table:formula="of:=IF([.A258]=&quot;&quot;;&quot;&quot;;4)" office:value-type="float" office:value="4" calcext:value-type="float">
            <text:p>4</text:p>
          </table:table-cell>
          <table:table-cell table:formula="of:=IF([.A258]=&quot;&quot;;&quot;&quot;;5173)" office:value-type="float" office:value="5173" calcext:value-type="float">
            <text:p>5173</text:p>
          </table:table-cell>
          <table:table-cell table:formula="of:=[$Total.C259]" office:value-type="string" office:string-value="34939106810" calcext:value-type="string">
            <text:p>34939106810</text:p>
          </table:table-cell>
          <table:table-cell table:formula="of:=[$Total.D259]" office:value-type="float" office:value="249" calcext:value-type="float">
            <text:p>249</text:p>
          </table:table-cell>
          <table:table-cell table:formula="of:=IF([.A25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60]" office:value-type="string" office:string-value="172848" calcext:value-type="string">
            <text:p>172848</text:p>
          </table:table-cell>
          <table:table-cell office:value-type="float" office:value="202411" calcext:value-type="float">
            <text:p>202411</text:p>
          </table:table-cell>
          <table:table-cell table:formula="of:=IF([.A259]=&quot;&quot;;&quot;&quot;;4)" office:value-type="float" office:value="4" calcext:value-type="float">
            <text:p>4</text:p>
          </table:table-cell>
          <table:table-cell table:formula="of:=IF([.A259]=&quot;&quot;;&quot;&quot;;5173)" office:value-type="float" office:value="5173" calcext:value-type="float">
            <text:p>5173</text:p>
          </table:table-cell>
          <table:table-cell table:formula="of:=[$Total.C260]" office:value-type="string" office:string-value="51056115866" calcext:value-type="string">
            <text:p>51056115866</text:p>
          </table:table-cell>
          <table:table-cell table:formula="of:=[$Total.D260]" office:value-type="float" office:value="249" calcext:value-type="float">
            <text:p>249</text:p>
          </table:table-cell>
          <table:table-cell table:formula="of:=IF([.A25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61]" office:value-type="string" office:string-value="172897" calcext:value-type="string">
            <text:p>172897</text:p>
          </table:table-cell>
          <table:table-cell office:value-type="float" office:value="202411" calcext:value-type="float">
            <text:p>202411</text:p>
          </table:table-cell>
          <table:table-cell table:formula="of:=IF([.A260]=&quot;&quot;;&quot;&quot;;4)" office:value-type="float" office:value="4" calcext:value-type="float">
            <text:p>4</text:p>
          </table:table-cell>
          <table:table-cell table:formula="of:=IF([.A260]=&quot;&quot;;&quot;&quot;;5173)" office:value-type="float" office:value="5173" calcext:value-type="float">
            <text:p>5173</text:p>
          </table:table-cell>
          <table:table-cell table:formula="of:=[$Total.C261]" office:value-type="string" office:string-value="51468699873" calcext:value-type="string">
            <text:p>51468699873</text:p>
          </table:table-cell>
          <table:table-cell table:formula="of:=[$Total.D261]" office:value-type="float" office:value="249" calcext:value-type="float">
            <text:p>249</text:p>
          </table:table-cell>
          <table:table-cell table:formula="of:=IF([.A26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62]" office:value-type="string" office:string-value="172897" calcext:value-type="string">
            <text:p>172897</text:p>
          </table:table-cell>
          <table:table-cell office:value-type="float" office:value="202411" calcext:value-type="float">
            <text:p>202411</text:p>
          </table:table-cell>
          <table:table-cell table:formula="of:=IF([.A261]=&quot;&quot;;&quot;&quot;;4)" office:value-type="float" office:value="4" calcext:value-type="float">
            <text:p>4</text:p>
          </table:table-cell>
          <table:table-cell table:formula="of:=IF([.A261]=&quot;&quot;;&quot;&quot;;5173)" office:value-type="float" office:value="5173" calcext:value-type="float">
            <text:p>5173</text:p>
          </table:table-cell>
          <table:table-cell table:formula="of:=[$Total.C262]" office:value-type="string" office:string-value="19212288812" calcext:value-type="string">
            <text:p>19212288812</text:p>
          </table:table-cell>
          <table:table-cell table:formula="of:=[$Total.D262]" office:value-type="float" office:value="249" calcext:value-type="float">
            <text:p>249</text:p>
          </table:table-cell>
          <table:table-cell table:formula="of:=IF([.A26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63]" office:value-type="string" office:string-value="172925" calcext:value-type="string">
            <text:p>172925</text:p>
          </table:table-cell>
          <table:table-cell office:value-type="float" office:value="202411" calcext:value-type="float">
            <text:p>202411</text:p>
          </table:table-cell>
          <table:table-cell table:formula="of:=IF([.A262]=&quot;&quot;;&quot;&quot;;4)" office:value-type="float" office:value="4" calcext:value-type="float">
            <text:p>4</text:p>
          </table:table-cell>
          <table:table-cell table:formula="of:=IF([.A262]=&quot;&quot;;&quot;&quot;;5173)" office:value-type="float" office:value="5173" calcext:value-type="float">
            <text:p>5173</text:p>
          </table:table-cell>
          <table:table-cell table:formula="of:=[$Total.C263]" office:value-type="string" office:string-value="32120712816" calcext:value-type="string">
            <text:p>32120712816</text:p>
          </table:table-cell>
          <table:table-cell table:formula="of:=[$Total.D263]" office:value-type="float" office:value="249" calcext:value-type="float">
            <text:p>249</text:p>
          </table:table-cell>
          <table:table-cell table:formula="of:=IF([.A26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64]" office:value-type="string" office:string-value="172925" calcext:value-type="string">
            <text:p>172925</text:p>
          </table:table-cell>
          <table:table-cell office:value-type="float" office:value="202411" calcext:value-type="float">
            <text:p>202411</text:p>
          </table:table-cell>
          <table:table-cell table:formula="of:=IF([.A263]=&quot;&quot;;&quot;&quot;;4)" office:value-type="float" office:value="4" calcext:value-type="float">
            <text:p>4</text:p>
          </table:table-cell>
          <table:table-cell table:formula="of:=IF([.A263]=&quot;&quot;;&quot;&quot;;5173)" office:value-type="float" office:value="5173" calcext:value-type="float">
            <text:p>5173</text:p>
          </table:table-cell>
          <table:table-cell table:formula="of:=[$Total.C264]" office:value-type="string" office:string-value="52116039827" calcext:value-type="string">
            <text:p>52116039827</text:p>
          </table:table-cell>
          <table:table-cell table:formula="of:=[$Total.D264]" office:value-type="float" office:value="249" calcext:value-type="float">
            <text:p>249</text:p>
          </table:table-cell>
          <table:table-cell table:formula="of:=IF([.A26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65]" office:value-type="string" office:string-value="172974" calcext:value-type="string">
            <text:p>172974</text:p>
          </table:table-cell>
          <table:table-cell office:value-type="float" office:value="202411" calcext:value-type="float">
            <text:p>202411</text:p>
          </table:table-cell>
          <table:table-cell table:formula="of:=IF([.A264]=&quot;&quot;;&quot;&quot;;4)" office:value-type="float" office:value="4" calcext:value-type="float">
            <text:p>4</text:p>
          </table:table-cell>
          <table:table-cell table:formula="of:=IF([.A264]=&quot;&quot;;&quot;&quot;;5173)" office:value-type="float" office:value="5173" calcext:value-type="float">
            <text:p>5173</text:p>
          </table:table-cell>
          <table:table-cell table:formula="of:=[$Total.C265]" office:value-type="string" office:string-value="03965496670" calcext:value-type="string">
            <text:p>03965496670</text:p>
          </table:table-cell>
          <table:table-cell table:formula="of:=[$Total.D265]" office:value-type="float" office:value="249" calcext:value-type="float">
            <text:p>249</text:p>
          </table:table-cell>
          <table:table-cell table:formula="of:=IF([.A26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66]" office:value-type="string" office:string-value="173061" calcext:value-type="string">
            <text:p>173061</text:p>
          </table:table-cell>
          <table:table-cell office:value-type="float" office:value="202411" calcext:value-type="float">
            <text:p>202411</text:p>
          </table:table-cell>
          <table:table-cell table:formula="of:=IF([.A265]=&quot;&quot;;&quot;&quot;;4)" office:value-type="float" office:value="4" calcext:value-type="float">
            <text:p>4</text:p>
          </table:table-cell>
          <table:table-cell table:formula="of:=IF([.A265]=&quot;&quot;;&quot;&quot;;5173)" office:value-type="float" office:value="5173" calcext:value-type="float">
            <text:p>5173</text:p>
          </table:table-cell>
          <table:table-cell table:formula="of:=[$Total.C266]" office:value-type="string" office:string-value="25056578827" calcext:value-type="string">
            <text:p>25056578827</text:p>
          </table:table-cell>
          <table:table-cell table:formula="of:=[$Total.D266]" office:value-type="float" office:value="249" calcext:value-type="float">
            <text:p>249</text:p>
          </table:table-cell>
          <table:table-cell table:formula="of:=IF([.A26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67]" office:value-type="string" office:string-value="173232" calcext:value-type="string">
            <text:p>173232</text:p>
          </table:table-cell>
          <table:table-cell office:value-type="float" office:value="202411" calcext:value-type="float">
            <text:p>202411</text:p>
          </table:table-cell>
          <table:table-cell table:formula="of:=IF([.A266]=&quot;&quot;;&quot;&quot;;4)" office:value-type="float" office:value="4" calcext:value-type="float">
            <text:p>4</text:p>
          </table:table-cell>
          <table:table-cell table:formula="of:=IF([.A266]=&quot;&quot;;&quot;&quot;;5173)" office:value-type="float" office:value="5173" calcext:value-type="float">
            <text:p>5173</text:p>
          </table:table-cell>
          <table:table-cell table:formula="of:=[$Total.C267]" office:value-type="string" office:string-value="27165528865" calcext:value-type="string">
            <text:p>27165528865</text:p>
          </table:table-cell>
          <table:table-cell table:formula="of:=[$Total.D267]" office:value-type="float" office:value="249" calcext:value-type="float">
            <text:p>249</text:p>
          </table:table-cell>
          <table:table-cell table:formula="of:=IF([.A26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68]" office:value-type="string" office:string-value="173232" calcext:value-type="string">
            <text:p>173232</text:p>
          </table:table-cell>
          <table:table-cell office:value-type="float" office:value="202411" calcext:value-type="float">
            <text:p>202411</text:p>
          </table:table-cell>
          <table:table-cell table:formula="of:=IF([.A267]=&quot;&quot;;&quot;&quot;;4)" office:value-type="float" office:value="4" calcext:value-type="float">
            <text:p>4</text:p>
          </table:table-cell>
          <table:table-cell table:formula="of:=IF([.A267]=&quot;&quot;;&quot;&quot;;5173)" office:value-type="float" office:value="5173" calcext:value-type="float">
            <text:p>5173</text:p>
          </table:table-cell>
          <table:table-cell table:formula="of:=[$Total.C268]" office:value-type="string" office:string-value="54403907822" calcext:value-type="string">
            <text:p>54403907822</text:p>
          </table:table-cell>
          <table:table-cell table:formula="of:=[$Total.D268]" office:value-type="float" office:value="249" calcext:value-type="float">
            <text:p>249</text:p>
          </table:table-cell>
          <table:table-cell table:formula="of:=IF([.A26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69]" office:value-type="string" office:string-value="173301" calcext:value-type="string">
            <text:p>173301</text:p>
          </table:table-cell>
          <table:table-cell office:value-type="float" office:value="202411" calcext:value-type="float">
            <text:p>202411</text:p>
          </table:table-cell>
          <table:table-cell table:formula="of:=IF([.A268]=&quot;&quot;;&quot;&quot;;4)" office:value-type="float" office:value="4" calcext:value-type="float">
            <text:p>4</text:p>
          </table:table-cell>
          <table:table-cell table:formula="of:=IF([.A268]=&quot;&quot;;&quot;&quot;;5173)" office:value-type="float" office:value="5173" calcext:value-type="float">
            <text:p>5173</text:p>
          </table:table-cell>
          <table:table-cell table:formula="of:=[$Total.C269]" office:value-type="string" office:string-value="53183842858" calcext:value-type="string">
            <text:p>53183842858</text:p>
          </table:table-cell>
          <table:table-cell table:formula="of:=[$Total.D269]" office:value-type="float" office:value="249" calcext:value-type="float">
            <text:p>249</text:p>
          </table:table-cell>
          <table:table-cell table:formula="of:=IF([.A26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70]" office:value-type="string" office:string-value="173607" calcext:value-type="string">
            <text:p>173607</text:p>
          </table:table-cell>
          <table:table-cell office:value-type="float" office:value="202411" calcext:value-type="float">
            <text:p>202411</text:p>
          </table:table-cell>
          <table:table-cell table:formula="of:=IF([.A269]=&quot;&quot;;&quot;&quot;;4)" office:value-type="float" office:value="4" calcext:value-type="float">
            <text:p>4</text:p>
          </table:table-cell>
          <table:table-cell table:formula="of:=IF([.A269]=&quot;&quot;;&quot;&quot;;5173)" office:value-type="float" office:value="5173" calcext:value-type="float">
            <text:p>5173</text:p>
          </table:table-cell>
          <table:table-cell table:formula="of:=[$Total.C270]" office:value-type="string" office:string-value="48234174886" calcext:value-type="string">
            <text:p>48234174886</text:p>
          </table:table-cell>
          <table:table-cell table:formula="of:=[$Total.D270]" office:value-type="float" office:value="249" calcext:value-type="float">
            <text:p>249</text:p>
          </table:table-cell>
          <table:table-cell table:formula="of:=IF([.A26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71]" office:value-type="string" office:string-value="173607" calcext:value-type="string">
            <text:p>173607</text:p>
          </table:table-cell>
          <table:table-cell office:value-type="float" office:value="202411" calcext:value-type="float">
            <text:p>202411</text:p>
          </table:table-cell>
          <table:table-cell table:formula="of:=IF([.A270]=&quot;&quot;;&quot;&quot;;4)" office:value-type="float" office:value="4" calcext:value-type="float">
            <text:p>4</text:p>
          </table:table-cell>
          <table:table-cell table:formula="of:=IF([.A270]=&quot;&quot;;&quot;&quot;;5173)" office:value-type="float" office:value="5173" calcext:value-type="float">
            <text:p>5173</text:p>
          </table:table-cell>
          <table:table-cell table:formula="of:=[$Total.C271]" office:value-type="string" office:string-value="28516534820" calcext:value-type="string">
            <text:p>28516534820</text:p>
          </table:table-cell>
          <table:table-cell table:formula="of:=[$Total.D271]" office:value-type="float" office:value="249" calcext:value-type="float">
            <text:p>249</text:p>
          </table:table-cell>
          <table:table-cell table:formula="of:=IF([.A27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72]" office:value-type="string" office:string-value="173607" calcext:value-type="string">
            <text:p>173607</text:p>
          </table:table-cell>
          <table:table-cell office:value-type="float" office:value="202411" calcext:value-type="float">
            <text:p>202411</text:p>
          </table:table-cell>
          <table:table-cell table:formula="of:=IF([.A271]=&quot;&quot;;&quot;&quot;;4)" office:value-type="float" office:value="4" calcext:value-type="float">
            <text:p>4</text:p>
          </table:table-cell>
          <table:table-cell table:formula="of:=IF([.A271]=&quot;&quot;;&quot;&quot;;5173)" office:value-type="float" office:value="5173" calcext:value-type="float">
            <text:p>5173</text:p>
          </table:table-cell>
          <table:table-cell table:formula="of:=[$Total.C272]" office:value-type="string" office:string-value="47941611821" calcext:value-type="string">
            <text:p>47941611821</text:p>
          </table:table-cell>
          <table:table-cell table:formula="of:=[$Total.D272]" office:value-type="float" office:value="249" calcext:value-type="float">
            <text:p>249</text:p>
          </table:table-cell>
          <table:table-cell table:formula="of:=IF([.A27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73]" office:value-type="string" office:string-value="173631" calcext:value-type="string">
            <text:p>173631</text:p>
          </table:table-cell>
          <table:table-cell office:value-type="float" office:value="202411" calcext:value-type="float">
            <text:p>202411</text:p>
          </table:table-cell>
          <table:table-cell table:formula="of:=IF([.A272]=&quot;&quot;;&quot;&quot;;4)" office:value-type="float" office:value="4" calcext:value-type="float">
            <text:p>4</text:p>
          </table:table-cell>
          <table:table-cell table:formula="of:=IF([.A272]=&quot;&quot;;&quot;&quot;;5173)" office:value-type="float" office:value="5173" calcext:value-type="float">
            <text:p>5173</text:p>
          </table:table-cell>
          <table:table-cell table:formula="of:=[$Total.C273]" office:value-type="string" office:string-value="35508236813" calcext:value-type="string">
            <text:p>35508236813</text:p>
          </table:table-cell>
          <table:table-cell table:formula="of:=[$Total.D273]" office:value-type="float" office:value="249" calcext:value-type="float">
            <text:p>249</text:p>
          </table:table-cell>
          <table:table-cell table:formula="of:=IF([.A27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74]" office:value-type="string" office:string-value="173802" calcext:value-type="string">
            <text:p>173802</text:p>
          </table:table-cell>
          <table:table-cell office:value-type="float" office:value="202411" calcext:value-type="float">
            <text:p>202411</text:p>
          </table:table-cell>
          <table:table-cell table:formula="of:=IF([.A273]=&quot;&quot;;&quot;&quot;;4)" office:value-type="float" office:value="4" calcext:value-type="float">
            <text:p>4</text:p>
          </table:table-cell>
          <table:table-cell table:formula="of:=IF([.A273]=&quot;&quot;;&quot;&quot;;5173)" office:value-type="float" office:value="5173" calcext:value-type="float">
            <text:p>5173</text:p>
          </table:table-cell>
          <table:table-cell table:formula="of:=[$Total.C274]" office:value-type="string" office:string-value="50348179855" calcext:value-type="string">
            <text:p>50348179855</text:p>
          </table:table-cell>
          <table:table-cell table:formula="of:=[$Total.D274]" office:value-type="float" office:value="249" calcext:value-type="float">
            <text:p>249</text:p>
          </table:table-cell>
          <table:table-cell table:formula="of:=IF([.A27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75]" office:value-type="string" office:string-value="173802" calcext:value-type="string">
            <text:p>173802</text:p>
          </table:table-cell>
          <table:table-cell office:value-type="float" office:value="202411" calcext:value-type="float">
            <text:p>202411</text:p>
          </table:table-cell>
          <table:table-cell table:formula="of:=IF([.A274]=&quot;&quot;;&quot;&quot;;4)" office:value-type="float" office:value="4" calcext:value-type="float">
            <text:p>4</text:p>
          </table:table-cell>
          <table:table-cell table:formula="of:=IF([.A274]=&quot;&quot;;&quot;&quot;;5173)" office:value-type="float" office:value="5173" calcext:value-type="float">
            <text:p>5173</text:p>
          </table:table-cell>
          <table:table-cell table:formula="of:=[$Total.C275]" office:value-type="string" office:string-value="50348157886" calcext:value-type="string">
            <text:p>50348157886</text:p>
          </table:table-cell>
          <table:table-cell table:formula="of:=[$Total.D275]" office:value-type="float" office:value="249" calcext:value-type="float">
            <text:p>249</text:p>
          </table:table-cell>
          <table:table-cell table:formula="of:=IF([.A27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76]" office:value-type="string" office:string-value="173802" calcext:value-type="string">
            <text:p>173802</text:p>
          </table:table-cell>
          <table:table-cell office:value-type="float" office:value="202411" calcext:value-type="float">
            <text:p>202411</text:p>
          </table:table-cell>
          <table:table-cell table:formula="of:=IF([.A275]=&quot;&quot;;&quot;&quot;;4)" office:value-type="float" office:value="4" calcext:value-type="float">
            <text:p>4</text:p>
          </table:table-cell>
          <table:table-cell table:formula="of:=IF([.A275]=&quot;&quot;;&quot;&quot;;5173)" office:value-type="float" office:value="5173" calcext:value-type="float">
            <text:p>5173</text:p>
          </table:table-cell>
          <table:table-cell table:formula="of:=[$Total.C276]" office:value-type="string" office:string-value="34006334885" calcext:value-type="string">
            <text:p>34006334885</text:p>
          </table:table-cell>
          <table:table-cell table:formula="of:=[$Total.D276]" office:value-type="float" office:value="249" calcext:value-type="float">
            <text:p>249</text:p>
          </table:table-cell>
          <table:table-cell table:formula="of:=IF([.A27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77]" office:value-type="string" office:string-value="173843" calcext:value-type="string">
            <text:p>173843</text:p>
          </table:table-cell>
          <table:table-cell office:value-type="float" office:value="202411" calcext:value-type="float">
            <text:p>202411</text:p>
          </table:table-cell>
          <table:table-cell table:formula="of:=IF([.A276]=&quot;&quot;;&quot;&quot;;4)" office:value-type="float" office:value="4" calcext:value-type="float">
            <text:p>4</text:p>
          </table:table-cell>
          <table:table-cell table:formula="of:=IF([.A276]=&quot;&quot;;&quot;&quot;;5173)" office:value-type="float" office:value="5173" calcext:value-type="float">
            <text:p>5173</text:p>
          </table:table-cell>
          <table:table-cell table:formula="of:=[$Total.C277]" office:value-type="string" office:string-value="26049659842" calcext:value-type="string">
            <text:p>26049659842</text:p>
          </table:table-cell>
          <table:table-cell table:formula="of:=[$Total.D277]" office:value-type="float" office:value="249" calcext:value-type="float">
            <text:p>249</text:p>
          </table:table-cell>
          <table:table-cell table:formula="of:=IF([.A27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78]" office:value-type="string" office:string-value="173929" calcext:value-type="string">
            <text:p>173929</text:p>
          </table:table-cell>
          <table:table-cell office:value-type="float" office:value="202411" calcext:value-type="float">
            <text:p>202411</text:p>
          </table:table-cell>
          <table:table-cell table:formula="of:=IF([.A277]=&quot;&quot;;&quot;&quot;;4)" office:value-type="float" office:value="4" calcext:value-type="float">
            <text:p>4</text:p>
          </table:table-cell>
          <table:table-cell table:formula="of:=IF([.A277]=&quot;&quot;;&quot;&quot;;5173)" office:value-type="float" office:value="5173" calcext:value-type="float">
            <text:p>5173</text:p>
          </table:table-cell>
          <table:table-cell table:formula="of:=[$Total.C278]" office:value-type="string" office:string-value="19035755839" calcext:value-type="string">
            <text:p>19035755839</text:p>
          </table:table-cell>
          <table:table-cell table:formula="of:=[$Total.D278]" office:value-type="float" office:value="249" calcext:value-type="float">
            <text:p>249</text:p>
          </table:table-cell>
          <table:table-cell table:formula="of:=IF([.A27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79]" office:value-type="string" office:string-value="173929" calcext:value-type="string">
            <text:p>173929</text:p>
          </table:table-cell>
          <table:table-cell office:value-type="float" office:value="202411" calcext:value-type="float">
            <text:p>202411</text:p>
          </table:table-cell>
          <table:table-cell table:formula="of:=IF([.A278]=&quot;&quot;;&quot;&quot;;4)" office:value-type="float" office:value="4" calcext:value-type="float">
            <text:p>4</text:p>
          </table:table-cell>
          <table:table-cell table:formula="of:=IF([.A278]=&quot;&quot;;&quot;&quot;;5173)" office:value-type="float" office:value="5173" calcext:value-type="float">
            <text:p>5173</text:p>
          </table:table-cell>
          <table:table-cell table:formula="of:=[$Total.C279]" office:value-type="string" office:string-value="51601706855" calcext:value-type="string">
            <text:p>51601706855</text:p>
          </table:table-cell>
          <table:table-cell table:formula="of:=[$Total.D279]" office:value-type="float" office:value="249" calcext:value-type="float">
            <text:p>249</text:p>
          </table:table-cell>
          <table:table-cell table:formula="of:=IF([.A27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80]" office:value-type="string" office:string-value="173929" calcext:value-type="string">
            <text:p>173929</text:p>
          </table:table-cell>
          <table:table-cell office:value-type="float" office:value="202411" calcext:value-type="float">
            <text:p>202411</text:p>
          </table:table-cell>
          <table:table-cell table:formula="of:=IF([.A279]=&quot;&quot;;&quot;&quot;;4)" office:value-type="float" office:value="4" calcext:value-type="float">
            <text:p>4</text:p>
          </table:table-cell>
          <table:table-cell table:formula="of:=IF([.A279]=&quot;&quot;;&quot;&quot;;5173)" office:value-type="float" office:value="5173" calcext:value-type="float">
            <text:p>5173</text:p>
          </table:table-cell>
          <table:table-cell table:formula="of:=[$Total.C280]" office:value-type="string" office:string-value="55245719827" calcext:value-type="string">
            <text:p>55245719827</text:p>
          </table:table-cell>
          <table:table-cell table:formula="of:=[$Total.D280]" office:value-type="float" office:value="249" calcext:value-type="float">
            <text:p>249</text:p>
          </table:table-cell>
          <table:table-cell table:formula="of:=IF([.A27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81]" office:value-type="string" office:string-value="173937" calcext:value-type="string">
            <text:p>173937</text:p>
          </table:table-cell>
          <table:table-cell office:value-type="float" office:value="202411" calcext:value-type="float">
            <text:p>202411</text:p>
          </table:table-cell>
          <table:table-cell table:formula="of:=IF([.A280]=&quot;&quot;;&quot;&quot;;4)" office:value-type="float" office:value="4" calcext:value-type="float">
            <text:p>4</text:p>
          </table:table-cell>
          <table:table-cell table:formula="of:=IF([.A280]=&quot;&quot;;&quot;&quot;;5173)" office:value-type="float" office:value="5173" calcext:value-type="float">
            <text:p>5173</text:p>
          </table:table-cell>
          <table:table-cell table:formula="of:=[$Total.C281]" office:value-type="string" office:string-value="11289167893" calcext:value-type="string">
            <text:p>11289167893</text:p>
          </table:table-cell>
          <table:table-cell table:formula="of:=[$Total.D281]" office:value-type="float" office:value="249" calcext:value-type="float">
            <text:p>249</text:p>
          </table:table-cell>
          <table:table-cell table:formula="of:=IF([.A28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82]" office:value-type="string" office:string-value="173945" calcext:value-type="string">
            <text:p>173945</text:p>
          </table:table-cell>
          <table:table-cell office:value-type="float" office:value="202411" calcext:value-type="float">
            <text:p>202411</text:p>
          </table:table-cell>
          <table:table-cell table:formula="of:=IF([.A281]=&quot;&quot;;&quot;&quot;;4)" office:value-type="float" office:value="4" calcext:value-type="float">
            <text:p>4</text:p>
          </table:table-cell>
          <table:table-cell table:formula="of:=IF([.A281]=&quot;&quot;;&quot;&quot;;5173)" office:value-type="float" office:value="5173" calcext:value-type="float">
            <text:p>5173</text:p>
          </table:table-cell>
          <table:table-cell table:formula="of:=[$Total.C282]" office:value-type="string" office:string-value="38831161814" calcext:value-type="string">
            <text:p>38831161814</text:p>
          </table:table-cell>
          <table:table-cell table:formula="of:=[$Total.D282]" office:value-type="float" office:value="249" calcext:value-type="float">
            <text:p>249</text:p>
          </table:table-cell>
          <table:table-cell table:formula="of:=IF([.A28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83]" office:value-type="string" office:string-value="173945" calcext:value-type="string">
            <text:p>173945</text:p>
          </table:table-cell>
          <table:table-cell office:value-type="float" office:value="202411" calcext:value-type="float">
            <text:p>202411</text:p>
          </table:table-cell>
          <table:table-cell table:formula="of:=IF([.A282]=&quot;&quot;;&quot;&quot;;4)" office:value-type="float" office:value="4" calcext:value-type="float">
            <text:p>4</text:p>
          </table:table-cell>
          <table:table-cell table:formula="of:=IF([.A282]=&quot;&quot;;&quot;&quot;;5173)" office:value-type="float" office:value="5173" calcext:value-type="float">
            <text:p>5173</text:p>
          </table:table-cell>
          <table:table-cell table:formula="of:=[$Total.C283]" office:value-type="string" office:string-value="13960788860" calcext:value-type="string">
            <text:p>13960788860</text:p>
          </table:table-cell>
          <table:table-cell table:formula="of:=[$Total.D283]" office:value-type="float" office:value="249" calcext:value-type="float">
            <text:p>249</text:p>
          </table:table-cell>
          <table:table-cell table:formula="of:=IF([.A28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84]" office:value-type="string" office:string-value="174032" calcext:value-type="string">
            <text:p>174032</text:p>
          </table:table-cell>
          <table:table-cell office:value-type="float" office:value="202411" calcext:value-type="float">
            <text:p>202411</text:p>
          </table:table-cell>
          <table:table-cell table:formula="of:=IF([.A283]=&quot;&quot;;&quot;&quot;;4)" office:value-type="float" office:value="4" calcext:value-type="float">
            <text:p>4</text:p>
          </table:table-cell>
          <table:table-cell table:formula="of:=IF([.A283]=&quot;&quot;;&quot;&quot;;5173)" office:value-type="float" office:value="5173" calcext:value-type="float">
            <text:p>5173</text:p>
          </table:table-cell>
          <table:table-cell table:formula="of:=[$Total.C284]" office:value-type="string" office:string-value="96426802891" calcext:value-type="string">
            <text:p>96426802891</text:p>
          </table:table-cell>
          <table:table-cell table:formula="of:=[$Total.D284]" office:value-type="float" office:value="249" calcext:value-type="float">
            <text:p>249</text:p>
          </table:table-cell>
          <table:table-cell table:formula="of:=IF([.A28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85]" office:value-type="string" office:string-value="174175" calcext:value-type="string">
            <text:p>174175</text:p>
          </table:table-cell>
          <table:table-cell office:value-type="float" office:value="202411" calcext:value-type="float">
            <text:p>202411</text:p>
          </table:table-cell>
          <table:table-cell table:formula="of:=IF([.A284]=&quot;&quot;;&quot;&quot;;4)" office:value-type="float" office:value="4" calcext:value-type="float">
            <text:p>4</text:p>
          </table:table-cell>
          <table:table-cell table:formula="of:=IF([.A284]=&quot;&quot;;&quot;&quot;;5173)" office:value-type="float" office:value="5173" calcext:value-type="float">
            <text:p>5173</text:p>
          </table:table-cell>
          <table:table-cell table:formula="of:=[$Total.C285]" office:value-type="string" office:string-value="01483885828" calcext:value-type="string">
            <text:p>01483885828</text:p>
          </table:table-cell>
          <table:table-cell table:formula="of:=[$Total.D285]" office:value-type="float" office:value="249" calcext:value-type="float">
            <text:p>249</text:p>
          </table:table-cell>
          <table:table-cell table:formula="of:=IF([.A28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86]" office:value-type="string" office:string-value="174517" calcext:value-type="string">
            <text:p>174517</text:p>
          </table:table-cell>
          <table:table-cell office:value-type="float" office:value="202411" calcext:value-type="float">
            <text:p>202411</text:p>
          </table:table-cell>
          <table:table-cell table:formula="of:=IF([.A285]=&quot;&quot;;&quot;&quot;;4)" office:value-type="float" office:value="4" calcext:value-type="float">
            <text:p>4</text:p>
          </table:table-cell>
          <table:table-cell table:formula="of:=IF([.A285]=&quot;&quot;;&quot;&quot;;5173)" office:value-type="float" office:value="5173" calcext:value-type="float">
            <text:p>5173</text:p>
          </table:table-cell>
          <table:table-cell table:formula="of:=[$Total.C286]" office:value-type="string" office:string-value="35252253854" calcext:value-type="string">
            <text:p>35252253854</text:p>
          </table:table-cell>
          <table:table-cell table:formula="of:=[$Total.D286]" office:value-type="float" office:value="249" calcext:value-type="float">
            <text:p>249</text:p>
          </table:table-cell>
          <table:table-cell table:formula="of:=IF([.A28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87]" office:value-type="string" office:string-value="174924" calcext:value-type="string">
            <text:p>174924</text:p>
          </table:table-cell>
          <table:table-cell office:value-type="float" office:value="202411" calcext:value-type="float">
            <text:p>202411</text:p>
          </table:table-cell>
          <table:table-cell table:formula="of:=IF([.A286]=&quot;&quot;;&quot;&quot;;4)" office:value-type="float" office:value="4" calcext:value-type="float">
            <text:p>4</text:p>
          </table:table-cell>
          <table:table-cell table:formula="of:=IF([.A286]=&quot;&quot;;&quot;&quot;;5173)" office:value-type="float" office:value="5173" calcext:value-type="float">
            <text:p>5173</text:p>
          </table:table-cell>
          <table:table-cell table:formula="of:=[$Total.C287]" office:value-type="string" office:string-value="11525836897" calcext:value-type="string">
            <text:p>11525836897</text:p>
          </table:table-cell>
          <table:table-cell table:formula="of:=[$Total.D287]" office:value-type="float" office:value="249" calcext:value-type="float">
            <text:p>249</text:p>
          </table:table-cell>
          <table:table-cell table:formula="of:=IF([.A28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88]" office:value-type="string" office:string-value="175781" calcext:value-type="string">
            <text:p>175781</text:p>
          </table:table-cell>
          <table:table-cell office:value-type="float" office:value="202411" calcext:value-type="float">
            <text:p>202411</text:p>
          </table:table-cell>
          <table:table-cell table:formula="of:=IF([.A287]=&quot;&quot;;&quot;&quot;;4)" office:value-type="float" office:value="4" calcext:value-type="float">
            <text:p>4</text:p>
          </table:table-cell>
          <table:table-cell table:formula="of:=IF([.A287]=&quot;&quot;;&quot;&quot;;5173)" office:value-type="float" office:value="5173" calcext:value-type="float">
            <text:p>5173</text:p>
          </table:table-cell>
          <table:table-cell table:formula="of:=[$Total.C288]" office:value-type="string" office:string-value="44813945953" calcext:value-type="string">
            <text:p>44813945953</text:p>
          </table:table-cell>
          <table:table-cell table:formula="of:=[$Total.D288]" office:value-type="float" office:value="249" calcext:value-type="float">
            <text:p>249</text:p>
          </table:table-cell>
          <table:table-cell table:formula="of:=IF([.A28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89]" office:value-type="string" office:string-value="176015" calcext:value-type="string">
            <text:p>176015</text:p>
          </table:table-cell>
          <table:table-cell office:value-type="float" office:value="202411" calcext:value-type="float">
            <text:p>202411</text:p>
          </table:table-cell>
          <table:table-cell table:formula="of:=IF([.A288]=&quot;&quot;;&quot;&quot;;4)" office:value-type="float" office:value="4" calcext:value-type="float">
            <text:p>4</text:p>
          </table:table-cell>
          <table:table-cell table:formula="of:=IF([.A288]=&quot;&quot;;&quot;&quot;;5173)" office:value-type="float" office:value="5173" calcext:value-type="float">
            <text:p>5173</text:p>
          </table:table-cell>
          <table:table-cell table:formula="of:=[$Total.C289]" office:value-type="string" office:string-value="59549417859" calcext:value-type="string">
            <text:p>59549417859</text:p>
          </table:table-cell>
          <table:table-cell table:formula="of:=[$Total.D289]" office:value-type="float" office:value="249" calcext:value-type="float">
            <text:p>249</text:p>
          </table:table-cell>
          <table:table-cell table:formula="of:=IF([.A28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90]" office:value-type="string" office:string-value="176048" calcext:value-type="string">
            <text:p>176048</text:p>
          </table:table-cell>
          <table:table-cell office:value-type="float" office:value="202411" calcext:value-type="float">
            <text:p>202411</text:p>
          </table:table-cell>
          <table:table-cell table:formula="of:=IF([.A289]=&quot;&quot;;&quot;&quot;;4)" office:value-type="float" office:value="4" calcext:value-type="float">
            <text:p>4</text:p>
          </table:table-cell>
          <table:table-cell table:formula="of:=IF([.A289]=&quot;&quot;;&quot;&quot;;5173)" office:value-type="float" office:value="5173" calcext:value-type="float">
            <text:p>5173</text:p>
          </table:table-cell>
          <table:table-cell table:formula="of:=[$Total.C290]" office:value-type="string" office:string-value="25225821863" calcext:value-type="string">
            <text:p>25225821863</text:p>
          </table:table-cell>
          <table:table-cell table:formula="of:=[$Total.D290]" office:value-type="float" office:value="249" calcext:value-type="float">
            <text:p>249</text:p>
          </table:table-cell>
          <table:table-cell table:formula="of:=IF([.A28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91]" office:value-type="string" office:string-value="176097" calcext:value-type="string">
            <text:p>176097</text:p>
          </table:table-cell>
          <table:table-cell office:value-type="float" office:value="202411" calcext:value-type="float">
            <text:p>202411</text:p>
          </table:table-cell>
          <table:table-cell table:formula="of:=IF([.A290]=&quot;&quot;;&quot;&quot;;4)" office:value-type="float" office:value="4" calcext:value-type="float">
            <text:p>4</text:p>
          </table:table-cell>
          <table:table-cell table:formula="of:=IF([.A290]=&quot;&quot;;&quot;&quot;;5173)" office:value-type="float" office:value="5173" calcext:value-type="float">
            <text:p>5173</text:p>
          </table:table-cell>
          <table:table-cell table:formula="of:=[$Total.C291]" office:value-type="string" office:string-value="04353311832" calcext:value-type="string">
            <text:p>04353311832</text:p>
          </table:table-cell>
          <table:table-cell table:formula="of:=[$Total.D291]" office:value-type="float" office:value="249" calcext:value-type="float">
            <text:p>249</text:p>
          </table:table-cell>
          <table:table-cell table:formula="of:=IF([.A29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92]" office:value-type="string" office:string-value="176227" calcext:value-type="string">
            <text:p>176227</text:p>
          </table:table-cell>
          <table:table-cell office:value-type="float" office:value="202411" calcext:value-type="float">
            <text:p>202411</text:p>
          </table:table-cell>
          <table:table-cell table:formula="of:=IF([.A291]=&quot;&quot;;&quot;&quot;;4)" office:value-type="float" office:value="4" calcext:value-type="float">
            <text:p>4</text:p>
          </table:table-cell>
          <table:table-cell table:formula="of:=IF([.A291]=&quot;&quot;;&quot;&quot;;5173)" office:value-type="float" office:value="5173" calcext:value-type="float">
            <text:p>5173</text:p>
          </table:table-cell>
          <table:table-cell table:formula="of:=[$Total.C292]" office:value-type="string" office:string-value="31142899837" calcext:value-type="string">
            <text:p>31142899837</text:p>
          </table:table-cell>
          <table:table-cell table:formula="of:=[$Total.D292]" office:value-type="float" office:value="249" calcext:value-type="float">
            <text:p>249</text:p>
          </table:table-cell>
          <table:table-cell table:formula="of:=IF([.A29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93]" office:value-type="string" office:string-value="176353" calcext:value-type="string">
            <text:p>176353</text:p>
          </table:table-cell>
          <table:table-cell office:value-type="float" office:value="202411" calcext:value-type="float">
            <text:p>202411</text:p>
          </table:table-cell>
          <table:table-cell table:formula="of:=IF([.A292]=&quot;&quot;;&quot;&quot;;4)" office:value-type="float" office:value="4" calcext:value-type="float">
            <text:p>4</text:p>
          </table:table-cell>
          <table:table-cell table:formula="of:=IF([.A292]=&quot;&quot;;&quot;&quot;;5173)" office:value-type="float" office:value="5173" calcext:value-type="float">
            <text:p>5173</text:p>
          </table:table-cell>
          <table:table-cell table:formula="of:=[$Total.C293]" office:value-type="string" office:string-value="11013070801" calcext:value-type="string">
            <text:p>11013070801</text:p>
          </table:table-cell>
          <table:table-cell table:formula="of:=[$Total.D293]" office:value-type="float" office:value="249" calcext:value-type="float">
            <text:p>249</text:p>
          </table:table-cell>
          <table:table-cell table:formula="of:=IF([.A29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94]" office:value-type="string" office:string-value="176711" calcext:value-type="string">
            <text:p>176711</text:p>
          </table:table-cell>
          <table:table-cell office:value-type="float" office:value="202411" calcext:value-type="float">
            <text:p>202411</text:p>
          </table:table-cell>
          <table:table-cell table:formula="of:=IF([.A293]=&quot;&quot;;&quot;&quot;;4)" office:value-type="float" office:value="4" calcext:value-type="float">
            <text:p>4</text:p>
          </table:table-cell>
          <table:table-cell table:formula="of:=IF([.A293]=&quot;&quot;;&quot;&quot;;5173)" office:value-type="float" office:value="5173" calcext:value-type="float">
            <text:p>5173</text:p>
          </table:table-cell>
          <table:table-cell table:formula="of:=[$Total.C294]" office:value-type="string" office:string-value="11549775871" calcext:value-type="string">
            <text:p>11549775871</text:p>
          </table:table-cell>
          <table:table-cell table:formula="of:=[$Total.D294]" office:value-type="float" office:value="249" calcext:value-type="float">
            <text:p>249</text:p>
          </table:table-cell>
          <table:table-cell table:formula="of:=IF([.A29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95]" office:value-type="string" office:string-value="176846" calcext:value-type="string">
            <text:p>176846</text:p>
          </table:table-cell>
          <table:table-cell office:value-type="float" office:value="202411" calcext:value-type="float">
            <text:p>202411</text:p>
          </table:table-cell>
          <table:table-cell table:formula="of:=IF([.A294]=&quot;&quot;;&quot;&quot;;4)" office:value-type="float" office:value="4" calcext:value-type="float">
            <text:p>4</text:p>
          </table:table-cell>
          <table:table-cell table:formula="of:=IF([.A294]=&quot;&quot;;&quot;&quot;;5173)" office:value-type="float" office:value="5173" calcext:value-type="float">
            <text:p>5173</text:p>
          </table:table-cell>
          <table:table-cell table:formula="of:=[$Total.C295]" office:value-type="string" office:string-value="55423839807" calcext:value-type="string">
            <text:p>55423839807</text:p>
          </table:table-cell>
          <table:table-cell table:formula="of:=[$Total.D295]" office:value-type="float" office:value="249" calcext:value-type="float">
            <text:p>249</text:p>
          </table:table-cell>
          <table:table-cell table:formula="of:=IF([.A29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96]" office:value-type="string" office:string-value="176964" calcext:value-type="string">
            <text:p>176964</text:p>
          </table:table-cell>
          <table:table-cell office:value-type="float" office:value="202411" calcext:value-type="float">
            <text:p>202411</text:p>
          </table:table-cell>
          <table:table-cell table:formula="of:=IF([.A295]=&quot;&quot;;&quot;&quot;;4)" office:value-type="float" office:value="4" calcext:value-type="float">
            <text:p>4</text:p>
          </table:table-cell>
          <table:table-cell table:formula="of:=IF([.A295]=&quot;&quot;;&quot;&quot;;5173)" office:value-type="float" office:value="5173" calcext:value-type="float">
            <text:p>5173</text:p>
          </table:table-cell>
          <table:table-cell table:formula="of:=[$Total.C296]" office:value-type="string" office:string-value="04868431811" calcext:value-type="string">
            <text:p>04868431811</text:p>
          </table:table-cell>
          <table:table-cell table:formula="of:=[$Total.D296]" office:value-type="float" office:value="249" calcext:value-type="float">
            <text:p>249</text:p>
          </table:table-cell>
          <table:table-cell table:formula="of:=IF([.A29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97]" office:value-type="string" office:string-value="177858" calcext:value-type="string">
            <text:p>177858</text:p>
          </table:table-cell>
          <table:table-cell office:value-type="float" office:value="202411" calcext:value-type="float">
            <text:p>202411</text:p>
          </table:table-cell>
          <table:table-cell table:formula="of:=IF([.A296]=&quot;&quot;;&quot;&quot;;4)" office:value-type="float" office:value="4" calcext:value-type="float">
            <text:p>4</text:p>
          </table:table-cell>
          <table:table-cell table:formula="of:=IF([.A296]=&quot;&quot;;&quot;&quot;;5173)" office:value-type="float" office:value="5173" calcext:value-type="float">
            <text:p>5173</text:p>
          </table:table-cell>
          <table:table-cell table:formula="of:=[$Total.C297]" office:value-type="string" office:string-value="13967035867" calcext:value-type="string">
            <text:p>13967035867</text:p>
          </table:table-cell>
          <table:table-cell table:formula="of:=[$Total.D297]" office:value-type="float" office:value="249" calcext:value-type="float">
            <text:p>249</text:p>
          </table:table-cell>
          <table:table-cell table:formula="of:=IF([.A29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98]" office:value-type="string" office:string-value="178242" calcext:value-type="string">
            <text:p>178242</text:p>
          </table:table-cell>
          <table:table-cell office:value-type="float" office:value="202411" calcext:value-type="float">
            <text:p>202411</text:p>
          </table:table-cell>
          <table:table-cell table:formula="of:=IF([.A297]=&quot;&quot;;&quot;&quot;;4)" office:value-type="float" office:value="4" calcext:value-type="float">
            <text:p>4</text:p>
          </table:table-cell>
          <table:table-cell table:formula="of:=IF([.A297]=&quot;&quot;;&quot;&quot;;5173)" office:value-type="float" office:value="5173" calcext:value-type="float">
            <text:p>5173</text:p>
          </table:table-cell>
          <table:table-cell table:formula="of:=[$Total.C298]" office:value-type="string" office:string-value="07874250877" calcext:value-type="string">
            <text:p>07874250877</text:p>
          </table:table-cell>
          <table:table-cell table:formula="of:=[$Total.D298]" office:value-type="float" office:value="249" calcext:value-type="float">
            <text:p>249</text:p>
          </table:table-cell>
          <table:table-cell table:formula="of:=IF([.A29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99]" office:value-type="string" office:string-value="178259" calcext:value-type="string">
            <text:p>178259</text:p>
          </table:table-cell>
          <table:table-cell office:value-type="float" office:value="202411" calcext:value-type="float">
            <text:p>202411</text:p>
          </table:table-cell>
          <table:table-cell table:formula="of:=IF([.A298]=&quot;&quot;;&quot;&quot;;4)" office:value-type="float" office:value="4" calcext:value-type="float">
            <text:p>4</text:p>
          </table:table-cell>
          <table:table-cell table:formula="of:=IF([.A298]=&quot;&quot;;&quot;&quot;;5173)" office:value-type="float" office:value="5173" calcext:value-type="float">
            <text:p>5173</text:p>
          </table:table-cell>
          <table:table-cell table:formula="of:=[$Total.C299]" office:value-type="string" office:string-value="54767848881" calcext:value-type="string">
            <text:p>54767848881</text:p>
          </table:table-cell>
          <table:table-cell table:formula="of:=[$Total.D299]" office:value-type="float" office:value="249" calcext:value-type="float">
            <text:p>249</text:p>
          </table:table-cell>
          <table:table-cell table:formula="of:=IF([.A29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00]" office:value-type="string" office:string-value="178267" calcext:value-type="string">
            <text:p>178267</text:p>
          </table:table-cell>
          <table:table-cell office:value-type="float" office:value="202411" calcext:value-type="float">
            <text:p>202411</text:p>
          </table:table-cell>
          <table:table-cell table:formula="of:=IF([.A299]=&quot;&quot;;&quot;&quot;;4)" office:value-type="float" office:value="4" calcext:value-type="float">
            <text:p>4</text:p>
          </table:table-cell>
          <table:table-cell table:formula="of:=IF([.A299]=&quot;&quot;;&quot;&quot;;5173)" office:value-type="float" office:value="5173" calcext:value-type="float">
            <text:p>5173</text:p>
          </table:table-cell>
          <table:table-cell table:formula="of:=[$Total.C300]" office:value-type="string" office:string-value="56539767846" calcext:value-type="string">
            <text:p>56539767846</text:p>
          </table:table-cell>
          <table:table-cell table:formula="of:=[$Total.D300]" office:value-type="float" office:value="249" calcext:value-type="float">
            <text:p>249</text:p>
          </table:table-cell>
          <table:table-cell table:formula="of:=IF([.A29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01]" office:value-type="string" office:string-value="178267" calcext:value-type="string">
            <text:p>178267</text:p>
          </table:table-cell>
          <table:table-cell office:value-type="float" office:value="202411" calcext:value-type="float">
            <text:p>202411</text:p>
          </table:table-cell>
          <table:table-cell table:formula="of:=IF([.A300]=&quot;&quot;;&quot;&quot;;4)" office:value-type="float" office:value="4" calcext:value-type="float">
            <text:p>4</text:p>
          </table:table-cell>
          <table:table-cell table:formula="of:=IF([.A300]=&quot;&quot;;&quot;&quot;;5173)" office:value-type="float" office:value="5173" calcext:value-type="float">
            <text:p>5173</text:p>
          </table:table-cell>
          <table:table-cell table:formula="of:=[$Total.C301]" office:value-type="string" office:string-value="22559804875" calcext:value-type="string">
            <text:p>22559804875</text:p>
          </table:table-cell>
          <table:table-cell table:formula="of:=[$Total.D301]" office:value-type="float" office:value="249" calcext:value-type="float">
            <text:p>249</text:p>
          </table:table-cell>
          <table:table-cell table:formula="of:=IF([.A30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02]" office:value-type="string" office:string-value="178303" calcext:value-type="string">
            <text:p>178303</text:p>
          </table:table-cell>
          <table:table-cell office:value-type="float" office:value="202411" calcext:value-type="float">
            <text:p>202411</text:p>
          </table:table-cell>
          <table:table-cell table:formula="of:=IF([.A301]=&quot;&quot;;&quot;&quot;;4)" office:value-type="float" office:value="4" calcext:value-type="float">
            <text:p>4</text:p>
          </table:table-cell>
          <table:table-cell table:formula="of:=IF([.A301]=&quot;&quot;;&quot;&quot;;5173)" office:value-type="float" office:value="5173" calcext:value-type="float">
            <text:p>5173</text:p>
          </table:table-cell>
          <table:table-cell table:formula="of:=[$Total.C302]" office:value-type="string" office:string-value="01592525806" calcext:value-type="string">
            <text:p>01592525806</text:p>
          </table:table-cell>
          <table:table-cell table:formula="of:=[$Total.D302]" office:value-type="float" office:value="249" calcext:value-type="float">
            <text:p>249</text:p>
          </table:table-cell>
          <table:table-cell table:formula="of:=IF([.A30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03]" office:value-type="string" office:string-value="178768" calcext:value-type="string">
            <text:p>178768</text:p>
          </table:table-cell>
          <table:table-cell office:value-type="float" office:value="202411" calcext:value-type="float">
            <text:p>202411</text:p>
          </table:table-cell>
          <table:table-cell table:formula="of:=IF([.A302]=&quot;&quot;;&quot;&quot;;4)" office:value-type="float" office:value="4" calcext:value-type="float">
            <text:p>4</text:p>
          </table:table-cell>
          <table:table-cell table:formula="of:=IF([.A302]=&quot;&quot;;&quot;&quot;;5173)" office:value-type="float" office:value="5173" calcext:value-type="float">
            <text:p>5173</text:p>
          </table:table-cell>
          <table:table-cell table:formula="of:=[$Total.C303]" office:value-type="string" office:string-value="21709324880" calcext:value-type="string">
            <text:p>21709324880</text:p>
          </table:table-cell>
          <table:table-cell table:formula="of:=[$Total.D303]" office:value-type="float" office:value="249" calcext:value-type="float">
            <text:p>249</text:p>
          </table:table-cell>
          <table:table-cell table:formula="of:=IF([.A30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04]" office:value-type="string" office:string-value="178768" calcext:value-type="string">
            <text:p>178768</text:p>
          </table:table-cell>
          <table:table-cell office:value-type="float" office:value="202411" calcext:value-type="float">
            <text:p>202411</text:p>
          </table:table-cell>
          <table:table-cell table:formula="of:=IF([.A303]=&quot;&quot;;&quot;&quot;;4)" office:value-type="float" office:value="4" calcext:value-type="float">
            <text:p>4</text:p>
          </table:table-cell>
          <table:table-cell table:formula="of:=IF([.A303]=&quot;&quot;;&quot;&quot;;5173)" office:value-type="float" office:value="5173" calcext:value-type="float">
            <text:p>5173</text:p>
          </table:table-cell>
          <table:table-cell table:formula="of:=[$Total.C304]" office:value-type="string" office:string-value="56788990824" calcext:value-type="string">
            <text:p>56788990824</text:p>
          </table:table-cell>
          <table:table-cell table:formula="of:=[$Total.D304]" office:value-type="float" office:value="249" calcext:value-type="float">
            <text:p>249</text:p>
          </table:table-cell>
          <table:table-cell table:formula="of:=IF([.A30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05]" office:value-type="string" office:string-value="178914" calcext:value-type="string">
            <text:p>178914</text:p>
          </table:table-cell>
          <table:table-cell office:value-type="float" office:value="202411" calcext:value-type="float">
            <text:p>202411</text:p>
          </table:table-cell>
          <table:table-cell table:formula="of:=IF([.A304]=&quot;&quot;;&quot;&quot;;4)" office:value-type="float" office:value="4" calcext:value-type="float">
            <text:p>4</text:p>
          </table:table-cell>
          <table:table-cell table:formula="of:=IF([.A304]=&quot;&quot;;&quot;&quot;;5173)" office:value-type="float" office:value="5173" calcext:value-type="float">
            <text:p>5173</text:p>
          </table:table-cell>
          <table:table-cell table:formula="of:=[$Total.C305]" office:value-type="string" office:string-value="28912544810" calcext:value-type="string">
            <text:p>28912544810</text:p>
          </table:table-cell>
          <table:table-cell table:formula="of:=[$Total.D305]" office:value-type="float" office:value="249" calcext:value-type="float">
            <text:p>249</text:p>
          </table:table-cell>
          <table:table-cell table:formula="of:=IF([.A30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06]" office:value-type="string" office:string-value="178914" calcext:value-type="string">
            <text:p>178914</text:p>
          </table:table-cell>
          <table:table-cell office:value-type="float" office:value="202411" calcext:value-type="float">
            <text:p>202411</text:p>
          </table:table-cell>
          <table:table-cell table:formula="of:=IF([.A305]=&quot;&quot;;&quot;&quot;;4)" office:value-type="float" office:value="4" calcext:value-type="float">
            <text:p>4</text:p>
          </table:table-cell>
          <table:table-cell table:formula="of:=IF([.A305]=&quot;&quot;;&quot;&quot;;5173)" office:value-type="float" office:value="5173" calcext:value-type="float">
            <text:p>5173</text:p>
          </table:table-cell>
          <table:table-cell table:formula="of:=[$Total.C306]" office:value-type="string" office:string-value="51776096851" calcext:value-type="string">
            <text:p>51776096851</text:p>
          </table:table-cell>
          <table:table-cell table:formula="of:=[$Total.D306]" office:value-type="float" office:value="249" calcext:value-type="float">
            <text:p>249</text:p>
          </table:table-cell>
          <table:table-cell table:formula="of:=IF([.A30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07]" office:value-type="string" office:string-value="179645" calcext:value-type="string">
            <text:p>179645</text:p>
          </table:table-cell>
          <table:table-cell office:value-type="float" office:value="202411" calcext:value-type="float">
            <text:p>202411</text:p>
          </table:table-cell>
          <table:table-cell table:formula="of:=IF([.A306]=&quot;&quot;;&quot;&quot;;4)" office:value-type="float" office:value="4" calcext:value-type="float">
            <text:p>4</text:p>
          </table:table-cell>
          <table:table-cell table:formula="of:=IF([.A306]=&quot;&quot;;&quot;&quot;;5173)" office:value-type="float" office:value="5173" calcext:value-type="float">
            <text:p>5173</text:p>
          </table:table-cell>
          <table:table-cell table:formula="of:=[$Total.C307]" office:value-type="string" office:string-value="30973969857" calcext:value-type="string">
            <text:p>30973969857</text:p>
          </table:table-cell>
          <table:table-cell table:formula="of:=[$Total.D307]" office:value-type="float" office:value="249" calcext:value-type="float">
            <text:p>249</text:p>
          </table:table-cell>
          <table:table-cell table:formula="of:=IF([.A30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08]" office:value-type="string" office:string-value="180395" calcext:value-type="string">
            <text:p>180395</text:p>
          </table:table-cell>
          <table:table-cell office:value-type="float" office:value="202411" calcext:value-type="float">
            <text:p>202411</text:p>
          </table:table-cell>
          <table:table-cell table:formula="of:=IF([.A307]=&quot;&quot;;&quot;&quot;;4)" office:value-type="float" office:value="4" calcext:value-type="float">
            <text:p>4</text:p>
          </table:table-cell>
          <table:table-cell table:formula="of:=IF([.A307]=&quot;&quot;;&quot;&quot;;5173)" office:value-type="float" office:value="5173" calcext:value-type="float">
            <text:p>5173</text:p>
          </table:table-cell>
          <table:table-cell table:formula="of:=[$Total.C308]" office:value-type="string" office:string-value="21487462867" calcext:value-type="string">
            <text:p>21487462867</text:p>
          </table:table-cell>
          <table:table-cell table:formula="of:=[$Total.D308]" office:value-type="float" office:value="249" calcext:value-type="float">
            <text:p>249</text:p>
          </table:table-cell>
          <table:table-cell table:formula="of:=IF([.A30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09]" office:value-type="string" office:string-value="181622" calcext:value-type="string">
            <text:p>181622</text:p>
          </table:table-cell>
          <table:table-cell office:value-type="float" office:value="202411" calcext:value-type="float">
            <text:p>202411</text:p>
          </table:table-cell>
          <table:table-cell table:formula="of:=IF([.A308]=&quot;&quot;;&quot;&quot;;4)" office:value-type="float" office:value="4" calcext:value-type="float">
            <text:p>4</text:p>
          </table:table-cell>
          <table:table-cell table:formula="of:=IF([.A308]=&quot;&quot;;&quot;&quot;;5173)" office:value-type="float" office:value="5173" calcext:value-type="float">
            <text:p>5173</text:p>
          </table:table-cell>
          <table:table-cell table:formula="of:=[$Total.C309]" office:value-type="string" office:string-value="37727775894" calcext:value-type="string">
            <text:p>37727775894</text:p>
          </table:table-cell>
          <table:table-cell table:formula="of:=[$Total.D309]" office:value-type="float" office:value="249" calcext:value-type="float">
            <text:p>249</text:p>
          </table:table-cell>
          <table:table-cell table:formula="of:=IF([.A30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10]" office:value-type="string" office:string-value="182089" calcext:value-type="string">
            <text:p>182089</text:p>
          </table:table-cell>
          <table:table-cell office:value-type="float" office:value="202411" calcext:value-type="float">
            <text:p>202411</text:p>
          </table:table-cell>
          <table:table-cell table:formula="of:=IF([.A309]=&quot;&quot;;&quot;&quot;;4)" office:value-type="float" office:value="4" calcext:value-type="float">
            <text:p>4</text:p>
          </table:table-cell>
          <table:table-cell table:formula="of:=IF([.A309]=&quot;&quot;;&quot;&quot;;5173)" office:value-type="float" office:value="5173" calcext:value-type="float">
            <text:p>5173</text:p>
          </table:table-cell>
          <table:table-cell table:formula="of:=[$Total.C310]" office:value-type="string" office:string-value="19035635850" calcext:value-type="string">
            <text:p>19035635850</text:p>
          </table:table-cell>
          <table:table-cell table:formula="of:=[$Total.D310]" office:value-type="float" office:value="249" calcext:value-type="float">
            <text:p>249</text:p>
          </table:table-cell>
          <table:table-cell table:formula="of:=IF([.A30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11]" office:value-type="string" office:string-value="182109" calcext:value-type="string">
            <text:p>182109</text:p>
          </table:table-cell>
          <table:table-cell office:value-type="float" office:value="202411" calcext:value-type="float">
            <text:p>202411</text:p>
          </table:table-cell>
          <table:table-cell table:formula="of:=IF([.A310]=&quot;&quot;;&quot;&quot;;4)" office:value-type="float" office:value="4" calcext:value-type="float">
            <text:p>4</text:p>
          </table:table-cell>
          <table:table-cell table:formula="of:=IF([.A310]=&quot;&quot;;&quot;&quot;;5173)" office:value-type="float" office:value="5173" calcext:value-type="float">
            <text:p>5173</text:p>
          </table:table-cell>
          <table:table-cell table:formula="of:=[$Total.C311]" office:value-type="string" office:string-value="16803330893" calcext:value-type="string">
            <text:p>16803330893</text:p>
          </table:table-cell>
          <table:table-cell table:formula="of:=[$Total.D311]" office:value-type="float" office:value="249" calcext:value-type="float">
            <text:p>249</text:p>
          </table:table-cell>
          <table:table-cell table:formula="of:=IF([.A31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12]" office:value-type="string" office:string-value="182174" calcext:value-type="string">
            <text:p>182174</text:p>
          </table:table-cell>
          <table:table-cell office:value-type="float" office:value="202411" calcext:value-type="float">
            <text:p>202411</text:p>
          </table:table-cell>
          <table:table-cell table:formula="of:=IF([.A311]=&quot;&quot;;&quot;&quot;;4)" office:value-type="float" office:value="4" calcext:value-type="float">
            <text:p>4</text:p>
          </table:table-cell>
          <table:table-cell table:formula="of:=IF([.A311]=&quot;&quot;;&quot;&quot;;5173)" office:value-type="float" office:value="5173" calcext:value-type="float">
            <text:p>5173</text:p>
          </table:table-cell>
          <table:table-cell table:formula="of:=[$Total.C312]" office:value-type="string" office:string-value="12358671886" calcext:value-type="string">
            <text:p>12358671886</text:p>
          </table:table-cell>
          <table:table-cell table:formula="of:=[$Total.D312]" office:value-type="float" office:value="249" calcext:value-type="float">
            <text:p>249</text:p>
          </table:table-cell>
          <table:table-cell table:formula="of:=IF([.A31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13]" office:value-type="string" office:string-value="182202" calcext:value-type="string">
            <text:p>182202</text:p>
          </table:table-cell>
          <table:table-cell office:value-type="float" office:value="202411" calcext:value-type="float">
            <text:p>202411</text:p>
          </table:table-cell>
          <table:table-cell table:formula="of:=IF([.A312]=&quot;&quot;;&quot;&quot;;4)" office:value-type="float" office:value="4" calcext:value-type="float">
            <text:p>4</text:p>
          </table:table-cell>
          <table:table-cell table:formula="of:=IF([.A312]=&quot;&quot;;&quot;&quot;;5173)" office:value-type="float" office:value="5173" calcext:value-type="float">
            <text:p>5173</text:p>
          </table:table-cell>
          <table:table-cell table:formula="of:=[$Total.C313]" office:value-type="string" office:string-value="56292466825" calcext:value-type="string">
            <text:p>56292466825</text:p>
          </table:table-cell>
          <table:table-cell table:formula="of:=[$Total.D313]" office:value-type="float" office:value="249" calcext:value-type="float">
            <text:p>249</text:p>
          </table:table-cell>
          <table:table-cell table:formula="of:=IF([.A31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14]" office:value-type="string" office:string-value="182202" calcext:value-type="string">
            <text:p>182202</text:p>
          </table:table-cell>
          <table:table-cell office:value-type="float" office:value="202411" calcext:value-type="float">
            <text:p>202411</text:p>
          </table:table-cell>
          <table:table-cell table:formula="of:=IF([.A313]=&quot;&quot;;&quot;&quot;;4)" office:value-type="float" office:value="4" calcext:value-type="float">
            <text:p>4</text:p>
          </table:table-cell>
          <table:table-cell table:formula="of:=IF([.A313]=&quot;&quot;;&quot;&quot;;5173)" office:value-type="float" office:value="5173" calcext:value-type="float">
            <text:p>5173</text:p>
          </table:table-cell>
          <table:table-cell table:formula="of:=[$Total.C314]" office:value-type="string" office:string-value="17557939875" calcext:value-type="string">
            <text:p>17557939875</text:p>
          </table:table-cell>
          <table:table-cell table:formula="of:=[$Total.D314]" office:value-type="float" office:value="249" calcext:value-type="float">
            <text:p>249</text:p>
          </table:table-cell>
          <table:table-cell table:formula="of:=IF([.A31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15]" office:value-type="string" office:string-value="182235" calcext:value-type="string">
            <text:p>182235</text:p>
          </table:table-cell>
          <table:table-cell office:value-type="float" office:value="202411" calcext:value-type="float">
            <text:p>202411</text:p>
          </table:table-cell>
          <table:table-cell table:formula="of:=IF([.A314]=&quot;&quot;;&quot;&quot;;4)" office:value-type="float" office:value="4" calcext:value-type="float">
            <text:p>4</text:p>
          </table:table-cell>
          <table:table-cell table:formula="of:=IF([.A314]=&quot;&quot;;&quot;&quot;;5173)" office:value-type="float" office:value="5173" calcext:value-type="float">
            <text:p>5173</text:p>
          </table:table-cell>
          <table:table-cell table:formula="of:=[$Total.C315]" office:value-type="string" office:string-value="47272057858" calcext:value-type="string">
            <text:p>47272057858</text:p>
          </table:table-cell>
          <table:table-cell table:formula="of:=[$Total.D315]" office:value-type="float" office:value="249" calcext:value-type="float">
            <text:p>249</text:p>
          </table:table-cell>
          <table:table-cell table:formula="of:=IF([.A31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16]" office:value-type="string" office:string-value="182235" calcext:value-type="string">
            <text:p>182235</text:p>
          </table:table-cell>
          <table:table-cell office:value-type="float" office:value="202411" calcext:value-type="float">
            <text:p>202411</text:p>
          </table:table-cell>
          <table:table-cell table:formula="of:=IF([.A315]=&quot;&quot;;&quot;&quot;;4)" office:value-type="float" office:value="4" calcext:value-type="float">
            <text:p>4</text:p>
          </table:table-cell>
          <table:table-cell table:formula="of:=IF([.A315]=&quot;&quot;;&quot;&quot;;5173)" office:value-type="float" office:value="5173" calcext:value-type="float">
            <text:p>5173</text:p>
          </table:table-cell>
          <table:table-cell table:formula="of:=[$Total.C316]" office:value-type="string" office:string-value="47272126841" calcext:value-type="string">
            <text:p>47272126841</text:p>
          </table:table-cell>
          <table:table-cell table:formula="of:=[$Total.D316]" office:value-type="float" office:value="249" calcext:value-type="float">
            <text:p>249</text:p>
          </table:table-cell>
          <table:table-cell table:formula="of:=IF([.A31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17]" office:value-type="string" office:string-value="182235" calcext:value-type="string">
            <text:p>182235</text:p>
          </table:table-cell>
          <table:table-cell office:value-type="float" office:value="202411" calcext:value-type="float">
            <text:p>202411</text:p>
          </table:table-cell>
          <table:table-cell table:formula="of:=IF([.A316]=&quot;&quot;;&quot;&quot;;4)" office:value-type="float" office:value="4" calcext:value-type="float">
            <text:p>4</text:p>
          </table:table-cell>
          <table:table-cell table:formula="of:=IF([.A316]=&quot;&quot;;&quot;&quot;;5173)" office:value-type="float" office:value="5173" calcext:value-type="float">
            <text:p>5173</text:p>
          </table:table-cell>
          <table:table-cell table:formula="of:=[$Total.C317]" office:value-type="string" office:string-value="26451880876" calcext:value-type="string">
            <text:p>26451880876</text:p>
          </table:table-cell>
          <table:table-cell table:formula="of:=[$Total.D317]" office:value-type="float" office:value="249" calcext:value-type="float">
            <text:p>249</text:p>
          </table:table-cell>
          <table:table-cell table:formula="of:=IF([.A31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18]" office:value-type="string" office:string-value="182243" calcext:value-type="string">
            <text:p>182243</text:p>
          </table:table-cell>
          <table:table-cell office:value-type="float" office:value="202411" calcext:value-type="float">
            <text:p>202411</text:p>
          </table:table-cell>
          <table:table-cell table:formula="of:=IF([.A317]=&quot;&quot;;&quot;&quot;;4)" office:value-type="float" office:value="4" calcext:value-type="float">
            <text:p>4</text:p>
          </table:table-cell>
          <table:table-cell table:formula="of:=IF([.A317]=&quot;&quot;;&quot;&quot;;5173)" office:value-type="float" office:value="5173" calcext:value-type="float">
            <text:p>5173</text:p>
          </table:table-cell>
          <table:table-cell table:formula="of:=[$Total.C318]" office:value-type="string" office:string-value="28473003845" calcext:value-type="string">
            <text:p>28473003845</text:p>
          </table:table-cell>
          <table:table-cell table:formula="of:=[$Total.D318]" office:value-type="float" office:value="249" calcext:value-type="float">
            <text:p>249</text:p>
          </table:table-cell>
          <table:table-cell table:formula="of:=IF([.A31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19]" office:value-type="string" office:string-value="182378" calcext:value-type="string">
            <text:p>182378</text:p>
          </table:table-cell>
          <table:table-cell office:value-type="float" office:value="202411" calcext:value-type="float">
            <text:p>202411</text:p>
          </table:table-cell>
          <table:table-cell table:formula="of:=IF([.A318]=&quot;&quot;;&quot;&quot;;4)" office:value-type="float" office:value="4" calcext:value-type="float">
            <text:p>4</text:p>
          </table:table-cell>
          <table:table-cell table:formula="of:=IF([.A318]=&quot;&quot;;&quot;&quot;;5173)" office:value-type="float" office:value="5173" calcext:value-type="float">
            <text:p>5173</text:p>
          </table:table-cell>
          <table:table-cell table:formula="of:=[$Total.C319]" office:value-type="string" office:string-value="02495127185" calcext:value-type="string">
            <text:p>02495127185</text:p>
          </table:table-cell>
          <table:table-cell table:formula="of:=[$Total.D319]" office:value-type="float" office:value="249" calcext:value-type="float">
            <text:p>249</text:p>
          </table:table-cell>
          <table:table-cell table:formula="of:=IF([.A31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20]" office:value-type="string" office:string-value="182793" calcext:value-type="string">
            <text:p>182793</text:p>
          </table:table-cell>
          <table:table-cell office:value-type="float" office:value="202411" calcext:value-type="float">
            <text:p>202411</text:p>
          </table:table-cell>
          <table:table-cell table:formula="of:=IF([.A319]=&quot;&quot;;&quot;&quot;;4)" office:value-type="float" office:value="4" calcext:value-type="float">
            <text:p>4</text:p>
          </table:table-cell>
          <table:table-cell table:formula="of:=IF([.A319]=&quot;&quot;;&quot;&quot;;5173)" office:value-type="float" office:value="5173" calcext:value-type="float">
            <text:p>5173</text:p>
          </table:table-cell>
          <table:table-cell table:formula="of:=[$Total.C320]" office:value-type="string" office:string-value="02799415873" calcext:value-type="string">
            <text:p>02799415873</text:p>
          </table:table-cell>
          <table:table-cell table:formula="of:=[$Total.D320]" office:value-type="float" office:value="249" calcext:value-type="float">
            <text:p>249</text:p>
          </table:table-cell>
          <table:table-cell table:formula="of:=IF([.A31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21]" office:value-type="string" office:string-value="182838" calcext:value-type="string">
            <text:p>182838</text:p>
          </table:table-cell>
          <table:table-cell office:value-type="float" office:value="202411" calcext:value-type="float">
            <text:p>202411</text:p>
          </table:table-cell>
          <table:table-cell table:formula="of:=IF([.A320]=&quot;&quot;;&quot;&quot;;4)" office:value-type="float" office:value="4" calcext:value-type="float">
            <text:p>4</text:p>
          </table:table-cell>
          <table:table-cell table:formula="of:=IF([.A320]=&quot;&quot;;&quot;&quot;;5173)" office:value-type="float" office:value="5173" calcext:value-type="float">
            <text:p>5173</text:p>
          </table:table-cell>
          <table:table-cell table:formula="of:=[$Total.C321]" office:value-type="string" office:string-value="26338197880" calcext:value-type="string">
            <text:p>26338197880</text:p>
          </table:table-cell>
          <table:table-cell table:formula="of:=[$Total.D321]" office:value-type="float" office:value="249" calcext:value-type="float">
            <text:p>249</text:p>
          </table:table-cell>
          <table:table-cell table:formula="of:=IF([.A32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22]" office:value-type="string" office:string-value="183076" calcext:value-type="string">
            <text:p>183076</text:p>
          </table:table-cell>
          <table:table-cell office:value-type="float" office:value="202411" calcext:value-type="float">
            <text:p>202411</text:p>
          </table:table-cell>
          <table:table-cell table:formula="of:=IF([.A321]=&quot;&quot;;&quot;&quot;;4)" office:value-type="float" office:value="4" calcext:value-type="float">
            <text:p>4</text:p>
          </table:table-cell>
          <table:table-cell table:formula="of:=IF([.A321]=&quot;&quot;;&quot;&quot;;5173)" office:value-type="float" office:value="5173" calcext:value-type="float">
            <text:p>5173</text:p>
          </table:table-cell>
          <table:table-cell table:formula="of:=[$Total.C322]" office:value-type="string" office:string-value="56934211391" calcext:value-type="string">
            <text:p>56934211391</text:p>
          </table:table-cell>
          <table:table-cell table:formula="of:=[$Total.D322]" office:value-type="float" office:value="249" calcext:value-type="float">
            <text:p>249</text:p>
          </table:table-cell>
          <table:table-cell table:formula="of:=IF([.A32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23]" office:value-type="string" office:string-value="183239" calcext:value-type="string">
            <text:p>183239</text:p>
          </table:table-cell>
          <table:table-cell office:value-type="float" office:value="202411" calcext:value-type="float">
            <text:p>202411</text:p>
          </table:table-cell>
          <table:table-cell table:formula="of:=IF([.A322]=&quot;&quot;;&quot;&quot;;4)" office:value-type="float" office:value="4" calcext:value-type="float">
            <text:p>4</text:p>
          </table:table-cell>
          <table:table-cell table:formula="of:=IF([.A322]=&quot;&quot;;&quot;&quot;;5173)" office:value-type="float" office:value="5173" calcext:value-type="float">
            <text:p>5173</text:p>
          </table:table-cell>
          <table:table-cell table:formula="of:=[$Total.C323]" office:value-type="string" office:string-value="17557472845" calcext:value-type="string">
            <text:p>17557472845</text:p>
          </table:table-cell>
          <table:table-cell table:formula="of:=[$Total.D323]" office:value-type="float" office:value="249" calcext:value-type="float">
            <text:p>249</text:p>
          </table:table-cell>
          <table:table-cell table:formula="of:=IF([.A32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24]" office:value-type="string" office:string-value="183239" calcext:value-type="string">
            <text:p>183239</text:p>
          </table:table-cell>
          <table:table-cell office:value-type="float" office:value="202411" calcext:value-type="float">
            <text:p>202411</text:p>
          </table:table-cell>
          <table:table-cell table:formula="of:=IF([.A323]=&quot;&quot;;&quot;&quot;;4)" office:value-type="float" office:value="4" calcext:value-type="float">
            <text:p>4</text:p>
          </table:table-cell>
          <table:table-cell table:formula="of:=IF([.A323]=&quot;&quot;;&quot;&quot;;5173)" office:value-type="float" office:value="5173" calcext:value-type="float">
            <text:p>5173</text:p>
          </table:table-cell>
          <table:table-cell table:formula="of:=[$Total.C324]" office:value-type="string" office:string-value="43472853883" calcext:value-type="string">
            <text:p>43472853883</text:p>
          </table:table-cell>
          <table:table-cell table:formula="of:=[$Total.D324]" office:value-type="float" office:value="249" calcext:value-type="float">
            <text:p>249</text:p>
          </table:table-cell>
          <table:table-cell table:formula="of:=IF([.A32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25]" office:value-type="string" office:string-value="183475" calcext:value-type="string">
            <text:p>183475</text:p>
          </table:table-cell>
          <table:table-cell office:value-type="float" office:value="202411" calcext:value-type="float">
            <text:p>202411</text:p>
          </table:table-cell>
          <table:table-cell table:formula="of:=IF([.A324]=&quot;&quot;;&quot;&quot;;4)" office:value-type="float" office:value="4" calcext:value-type="float">
            <text:p>4</text:p>
          </table:table-cell>
          <table:table-cell table:formula="of:=IF([.A324]=&quot;&quot;;&quot;&quot;;5173)" office:value-type="float" office:value="5173" calcext:value-type="float">
            <text:p>5173</text:p>
          </table:table-cell>
          <table:table-cell table:formula="of:=[$Total.C325]" office:value-type="string" office:string-value="19688788821" calcext:value-type="string">
            <text:p>19688788821</text:p>
          </table:table-cell>
          <table:table-cell table:formula="of:=[$Total.D325]" office:value-type="float" office:value="249" calcext:value-type="float">
            <text:p>249</text:p>
          </table:table-cell>
          <table:table-cell table:formula="of:=IF([.A32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26]" office:value-type="string" office:string-value="183833" calcext:value-type="string">
            <text:p>183833</text:p>
          </table:table-cell>
          <table:table-cell office:value-type="float" office:value="202411" calcext:value-type="float">
            <text:p>202411</text:p>
          </table:table-cell>
          <table:table-cell table:formula="of:=IF([.A325]=&quot;&quot;;&quot;&quot;;4)" office:value-type="float" office:value="4" calcext:value-type="float">
            <text:p>4</text:p>
          </table:table-cell>
          <table:table-cell table:formula="of:=IF([.A325]=&quot;&quot;;&quot;&quot;;5173)" office:value-type="float" office:value="5173" calcext:value-type="float">
            <text:p>5173</text:p>
          </table:table-cell>
          <table:table-cell table:formula="of:=[$Total.C326]" office:value-type="string" office:string-value="40891706801" calcext:value-type="string">
            <text:p>40891706801</text:p>
          </table:table-cell>
          <table:table-cell table:formula="of:=[$Total.D326]" office:value-type="float" office:value="249" calcext:value-type="float">
            <text:p>249</text:p>
          </table:table-cell>
          <table:table-cell table:formula="of:=IF([.A32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27]" office:value-type="string" office:string-value="184108" calcext:value-type="string">
            <text:p>184108</text:p>
          </table:table-cell>
          <table:table-cell office:value-type="float" office:value="202411" calcext:value-type="float">
            <text:p>202411</text:p>
          </table:table-cell>
          <table:table-cell table:formula="of:=IF([.A326]=&quot;&quot;;&quot;&quot;;4)" office:value-type="float" office:value="4" calcext:value-type="float">
            <text:p>4</text:p>
          </table:table-cell>
          <table:table-cell table:formula="of:=IF([.A326]=&quot;&quot;;&quot;&quot;;5173)" office:value-type="float" office:value="5173" calcext:value-type="float">
            <text:p>5173</text:p>
          </table:table-cell>
          <table:table-cell table:formula="of:=[$Total.C327]" office:value-type="string" office:string-value="28798186809" calcext:value-type="string">
            <text:p>28798186809</text:p>
          </table:table-cell>
          <table:table-cell table:formula="of:=[$Total.D327]" office:value-type="float" office:value="249" calcext:value-type="float">
            <text:p>249</text:p>
          </table:table-cell>
          <table:table-cell table:formula="of:=IF([.A32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28]" office:value-type="string" office:string-value="184108" calcext:value-type="string">
            <text:p>184108</text:p>
          </table:table-cell>
          <table:table-cell office:value-type="float" office:value="202411" calcext:value-type="float">
            <text:p>202411</text:p>
          </table:table-cell>
          <table:table-cell table:formula="of:=IF([.A327]=&quot;&quot;;&quot;&quot;;4)" office:value-type="float" office:value="4" calcext:value-type="float">
            <text:p>4</text:p>
          </table:table-cell>
          <table:table-cell table:formula="of:=IF([.A327]=&quot;&quot;;&quot;&quot;;5173)" office:value-type="float" office:value="5173" calcext:value-type="float">
            <text:p>5173</text:p>
          </table:table-cell>
          <table:table-cell table:formula="of:=[$Total.C328]" office:value-type="string" office:string-value="50189105852" calcext:value-type="string">
            <text:p>50189105852</text:p>
          </table:table-cell>
          <table:table-cell table:formula="of:=[$Total.D328]" office:value-type="float" office:value="249" calcext:value-type="float">
            <text:p>249</text:p>
          </table:table-cell>
          <table:table-cell table:formula="of:=IF([.A32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29]" office:value-type="string" office:string-value="184149" calcext:value-type="string">
            <text:p>184149</text:p>
          </table:table-cell>
          <table:table-cell office:value-type="float" office:value="202411" calcext:value-type="float">
            <text:p>202411</text:p>
          </table:table-cell>
          <table:table-cell table:formula="of:=IF([.A328]=&quot;&quot;;&quot;&quot;;4)" office:value-type="float" office:value="4" calcext:value-type="float">
            <text:p>4</text:p>
          </table:table-cell>
          <table:table-cell table:formula="of:=IF([.A328]=&quot;&quot;;&quot;&quot;;5173)" office:value-type="float" office:value="5173" calcext:value-type="float">
            <text:p>5173</text:p>
          </table:table-cell>
          <table:table-cell table:formula="of:=[$Total.C329]" office:value-type="string" office:string-value="45660635857" calcext:value-type="string">
            <text:p>45660635857</text:p>
          </table:table-cell>
          <table:table-cell table:formula="of:=[$Total.D329]" office:value-type="float" office:value="249" calcext:value-type="float">
            <text:p>249</text:p>
          </table:table-cell>
          <table:table-cell table:formula="of:=IF([.A32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30]" office:value-type="string" office:string-value="184963" calcext:value-type="string">
            <text:p>184963</text:p>
          </table:table-cell>
          <table:table-cell office:value-type="float" office:value="202411" calcext:value-type="float">
            <text:p>202411</text:p>
          </table:table-cell>
          <table:table-cell table:formula="of:=IF([.A329]=&quot;&quot;;&quot;&quot;;4)" office:value-type="float" office:value="4" calcext:value-type="float">
            <text:p>4</text:p>
          </table:table-cell>
          <table:table-cell table:formula="of:=IF([.A329]=&quot;&quot;;&quot;&quot;;5173)" office:value-type="float" office:value="5173" calcext:value-type="float">
            <text:p>5173</text:p>
          </table:table-cell>
          <table:table-cell table:formula="of:=[$Total.C330]" office:value-type="string" office:string-value="82346631868" calcext:value-type="string">
            <text:p>82346631868</text:p>
          </table:table-cell>
          <table:table-cell table:formula="of:=[$Total.D330]" office:value-type="float" office:value="249" calcext:value-type="float">
            <text:p>249</text:p>
          </table:table-cell>
          <table:table-cell table:formula="of:=IF([.A32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31]" office:value-type="string" office:string-value="185111" calcext:value-type="string">
            <text:p>185111</text:p>
          </table:table-cell>
          <table:table-cell office:value-type="float" office:value="202411" calcext:value-type="float">
            <text:p>202411</text:p>
          </table:table-cell>
          <table:table-cell table:formula="of:=IF([.A330]=&quot;&quot;;&quot;&quot;;4)" office:value-type="float" office:value="4" calcext:value-type="float">
            <text:p>4</text:p>
          </table:table-cell>
          <table:table-cell table:formula="of:=IF([.A330]=&quot;&quot;;&quot;&quot;;5173)" office:value-type="float" office:value="5173" calcext:value-type="float">
            <text:p>5173</text:p>
          </table:table-cell>
          <table:table-cell table:formula="of:=[$Total.C331]" office:value-type="string" office:string-value="26176464838" calcext:value-type="string">
            <text:p>26176464838</text:p>
          </table:table-cell>
          <table:table-cell table:formula="of:=[$Total.D331]" office:value-type="float" office:value="249" calcext:value-type="float">
            <text:p>249</text:p>
          </table:table-cell>
          <table:table-cell table:formula="of:=IF([.A33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32]" office:value-type="string" office:string-value="185111" calcext:value-type="string">
            <text:p>185111</text:p>
          </table:table-cell>
          <table:table-cell office:value-type="float" office:value="202411" calcext:value-type="float">
            <text:p>202411</text:p>
          </table:table-cell>
          <table:table-cell table:formula="of:=IF([.A331]=&quot;&quot;;&quot;&quot;;4)" office:value-type="float" office:value="4" calcext:value-type="float">
            <text:p>4</text:p>
          </table:table-cell>
          <table:table-cell table:formula="of:=IF([.A331]=&quot;&quot;;&quot;&quot;;5173)" office:value-type="float" office:value="5173" calcext:value-type="float">
            <text:p>5173</text:p>
          </table:table-cell>
          <table:table-cell table:formula="of:=[$Total.C332]" office:value-type="string" office:string-value="40271397802" calcext:value-type="string">
            <text:p>40271397802</text:p>
          </table:table-cell>
          <table:table-cell table:formula="of:=[$Total.D332]" office:value-type="float" office:value="249" calcext:value-type="float">
            <text:p>249</text:p>
          </table:table-cell>
          <table:table-cell table:formula="of:=IF([.A33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33]" office:value-type="string" office:string-value="185144" calcext:value-type="string">
            <text:p>185144</text:p>
          </table:table-cell>
          <table:table-cell office:value-type="float" office:value="202411" calcext:value-type="float">
            <text:p>202411</text:p>
          </table:table-cell>
          <table:table-cell table:formula="of:=IF([.A332]=&quot;&quot;;&quot;&quot;;4)" office:value-type="float" office:value="4" calcext:value-type="float">
            <text:p>4</text:p>
          </table:table-cell>
          <table:table-cell table:formula="of:=IF([.A332]=&quot;&quot;;&quot;&quot;;5173)" office:value-type="float" office:value="5173" calcext:value-type="float">
            <text:p>5173</text:p>
          </table:table-cell>
          <table:table-cell table:formula="of:=[$Total.C333]" office:value-type="string" office:string-value="25974280873" calcext:value-type="string">
            <text:p>25974280873</text:p>
          </table:table-cell>
          <table:table-cell table:formula="of:=[$Total.D333]" office:value-type="float" office:value="249" calcext:value-type="float">
            <text:p>249</text:p>
          </table:table-cell>
          <table:table-cell table:formula="of:=IF([.A33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34]" office:value-type="string" office:string-value="185185" calcext:value-type="string">
            <text:p>185185</text:p>
          </table:table-cell>
          <table:table-cell office:value-type="float" office:value="202411" calcext:value-type="float">
            <text:p>202411</text:p>
          </table:table-cell>
          <table:table-cell table:formula="of:=IF([.A333]=&quot;&quot;;&quot;&quot;;4)" office:value-type="float" office:value="4" calcext:value-type="float">
            <text:p>4</text:p>
          </table:table-cell>
          <table:table-cell table:formula="of:=IF([.A333]=&quot;&quot;;&quot;&quot;;5173)" office:value-type="float" office:value="5173" calcext:value-type="float">
            <text:p>5173</text:p>
          </table:table-cell>
          <table:table-cell table:formula="of:=[$Total.C334]" office:value-type="string" office:string-value="06287597895" calcext:value-type="string">
            <text:p>06287597895</text:p>
          </table:table-cell>
          <table:table-cell table:formula="of:=[$Total.D334]" office:value-type="float" office:value="249" calcext:value-type="float">
            <text:p>249</text:p>
          </table:table-cell>
          <table:table-cell table:formula="of:=IF([.A33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35]" office:value-type="string" office:string-value="185246" calcext:value-type="string">
            <text:p>185246</text:p>
          </table:table-cell>
          <table:table-cell office:value-type="float" office:value="202411" calcext:value-type="float">
            <text:p>202411</text:p>
          </table:table-cell>
          <table:table-cell table:formula="of:=IF([.A334]=&quot;&quot;;&quot;&quot;;4)" office:value-type="float" office:value="4" calcext:value-type="float">
            <text:p>4</text:p>
          </table:table-cell>
          <table:table-cell table:formula="of:=IF([.A334]=&quot;&quot;;&quot;&quot;;5173)" office:value-type="float" office:value="5173" calcext:value-type="float">
            <text:p>5173</text:p>
          </table:table-cell>
          <table:table-cell table:formula="of:=[$Total.C335]" office:value-type="string" office:string-value="28984404349" calcext:value-type="string">
            <text:p>28984404349</text:p>
          </table:table-cell>
          <table:table-cell table:formula="of:=[$Total.D335]" office:value-type="float" office:value="249" calcext:value-type="float">
            <text:p>249</text:p>
          </table:table-cell>
          <table:table-cell table:formula="of:=IF([.A33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36]" office:value-type="string" office:string-value="185629" calcext:value-type="string">
            <text:p>185629</text:p>
          </table:table-cell>
          <table:table-cell office:value-type="float" office:value="202411" calcext:value-type="float">
            <text:p>202411</text:p>
          </table:table-cell>
          <table:table-cell table:formula="of:=IF([.A335]=&quot;&quot;;&quot;&quot;;4)" office:value-type="float" office:value="4" calcext:value-type="float">
            <text:p>4</text:p>
          </table:table-cell>
          <table:table-cell table:formula="of:=IF([.A335]=&quot;&quot;;&quot;&quot;;5173)" office:value-type="float" office:value="5173" calcext:value-type="float">
            <text:p>5173</text:p>
          </table:table-cell>
          <table:table-cell table:formula="of:=[$Total.C336]" office:value-type="string" office:string-value="27433028870" calcext:value-type="string">
            <text:p>27433028870</text:p>
          </table:table-cell>
          <table:table-cell table:formula="of:=[$Total.D336]" office:value-type="float" office:value="249" calcext:value-type="float">
            <text:p>249</text:p>
          </table:table-cell>
          <table:table-cell table:formula="of:=IF([.A33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37]" office:value-type="string" office:string-value="185637" calcext:value-type="string">
            <text:p>185637</text:p>
          </table:table-cell>
          <table:table-cell office:value-type="float" office:value="202411" calcext:value-type="float">
            <text:p>202411</text:p>
          </table:table-cell>
          <table:table-cell table:formula="of:=IF([.A336]=&quot;&quot;;&quot;&quot;;4)" office:value-type="float" office:value="4" calcext:value-type="float">
            <text:p>4</text:p>
          </table:table-cell>
          <table:table-cell table:formula="of:=IF([.A336]=&quot;&quot;;&quot;&quot;;5173)" office:value-type="float" office:value="5173" calcext:value-type="float">
            <text:p>5173</text:p>
          </table:table-cell>
          <table:table-cell table:formula="of:=[$Total.C337]" office:value-type="string" office:string-value="13945931800" calcext:value-type="string">
            <text:p>13945931800</text:p>
          </table:table-cell>
          <table:table-cell table:formula="of:=[$Total.D337]" office:value-type="float" office:value="249" calcext:value-type="float">
            <text:p>249</text:p>
          </table:table-cell>
          <table:table-cell table:formula="of:=IF([.A33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38]" office:value-type="string" office:string-value="185653" calcext:value-type="string">
            <text:p>185653</text:p>
          </table:table-cell>
          <table:table-cell office:value-type="float" office:value="202411" calcext:value-type="float">
            <text:p>202411</text:p>
          </table:table-cell>
          <table:table-cell table:formula="of:=IF([.A337]=&quot;&quot;;&quot;&quot;;4)" office:value-type="float" office:value="4" calcext:value-type="float">
            <text:p>4</text:p>
          </table:table-cell>
          <table:table-cell table:formula="of:=IF([.A337]=&quot;&quot;;&quot;&quot;;5173)" office:value-type="float" office:value="5173" calcext:value-type="float">
            <text:p>5173</text:p>
          </table:table-cell>
          <table:table-cell table:formula="of:=[$Total.C338]" office:value-type="string" office:string-value="12355423865" calcext:value-type="string">
            <text:p>12355423865</text:p>
          </table:table-cell>
          <table:table-cell table:formula="of:=[$Total.D338]" office:value-type="float" office:value="249" calcext:value-type="float">
            <text:p>249</text:p>
          </table:table-cell>
          <table:table-cell table:formula="of:=IF([.A33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39]" office:value-type="string" office:string-value="186107" calcext:value-type="string">
            <text:p>186107</text:p>
          </table:table-cell>
          <table:table-cell office:value-type="float" office:value="202411" calcext:value-type="float">
            <text:p>202411</text:p>
          </table:table-cell>
          <table:table-cell table:formula="of:=IF([.A338]=&quot;&quot;;&quot;&quot;;4)" office:value-type="float" office:value="4" calcext:value-type="float">
            <text:p>4</text:p>
          </table:table-cell>
          <table:table-cell table:formula="of:=IF([.A338]=&quot;&quot;;&quot;&quot;;5173)" office:value-type="float" office:value="5173" calcext:value-type="float">
            <text:p>5173</text:p>
          </table:table-cell>
          <table:table-cell table:formula="of:=[$Total.C339]" office:value-type="string" office:string-value="17776522864" calcext:value-type="string">
            <text:p>17776522864</text:p>
          </table:table-cell>
          <table:table-cell table:formula="of:=[$Total.D339]" office:value-type="float" office:value="249" calcext:value-type="float">
            <text:p>249</text:p>
          </table:table-cell>
          <table:table-cell table:formula="of:=IF([.A33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40]" office:value-type="string" office:string-value="186107" calcext:value-type="string">
            <text:p>186107</text:p>
          </table:table-cell>
          <table:table-cell office:value-type="float" office:value="202411" calcext:value-type="float">
            <text:p>202411</text:p>
          </table:table-cell>
          <table:table-cell table:formula="of:=IF([.A339]=&quot;&quot;;&quot;&quot;;4)" office:value-type="float" office:value="4" calcext:value-type="float">
            <text:p>4</text:p>
          </table:table-cell>
          <table:table-cell table:formula="of:=IF([.A339]=&quot;&quot;;&quot;&quot;;5173)" office:value-type="float" office:value="5173" calcext:value-type="float">
            <text:p>5173</text:p>
          </table:table-cell>
          <table:table-cell table:formula="of:=[$Total.C340]" office:value-type="string" office:string-value="47940410806" calcext:value-type="string">
            <text:p>47940410806</text:p>
          </table:table-cell>
          <table:table-cell table:formula="of:=[$Total.D340]" office:value-type="float" office:value="249" calcext:value-type="float">
            <text:p>249</text:p>
          </table:table-cell>
          <table:table-cell table:formula="of:=IF([.A33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41]" office:value-type="string" office:string-value="186241" calcext:value-type="string">
            <text:p>186241</text:p>
          </table:table-cell>
          <table:table-cell office:value-type="float" office:value="202411" calcext:value-type="float">
            <text:p>202411</text:p>
          </table:table-cell>
          <table:table-cell table:formula="of:=IF([.A340]=&quot;&quot;;&quot;&quot;;4)" office:value-type="float" office:value="4" calcext:value-type="float">
            <text:p>4</text:p>
          </table:table-cell>
          <table:table-cell table:formula="of:=IF([.A340]=&quot;&quot;;&quot;&quot;;5173)" office:value-type="float" office:value="5173" calcext:value-type="float">
            <text:p>5173</text:p>
          </table:table-cell>
          <table:table-cell table:formula="of:=[$Total.C341]" office:value-type="string" office:string-value="29536258870" calcext:value-type="string">
            <text:p>29536258870</text:p>
          </table:table-cell>
          <table:table-cell table:formula="of:=[$Total.D341]" office:value-type="float" office:value="249" calcext:value-type="float">
            <text:p>249</text:p>
          </table:table-cell>
          <table:table-cell table:formula="of:=IF([.A34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42]" office:value-type="string" office:string-value="186506" calcext:value-type="string">
            <text:p>186506</text:p>
          </table:table-cell>
          <table:table-cell office:value-type="float" office:value="202411" calcext:value-type="float">
            <text:p>202411</text:p>
          </table:table-cell>
          <table:table-cell table:formula="of:=IF([.A341]=&quot;&quot;;&quot;&quot;;4)" office:value-type="float" office:value="4" calcext:value-type="float">
            <text:p>4</text:p>
          </table:table-cell>
          <table:table-cell table:formula="of:=IF([.A341]=&quot;&quot;;&quot;&quot;;5173)" office:value-type="float" office:value="5173" calcext:value-type="float">
            <text:p>5173</text:p>
          </table:table-cell>
          <table:table-cell table:formula="of:=[$Total.C342]" office:value-type="string" office:string-value="06753312854" calcext:value-type="string">
            <text:p>06753312854</text:p>
          </table:table-cell>
          <table:table-cell table:formula="of:=[$Total.D342]" office:value-type="float" office:value="249" calcext:value-type="float">
            <text:p>249</text:p>
          </table:table-cell>
          <table:table-cell table:formula="of:=IF([.A34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43]" office:value-type="string" office:string-value="186539" calcext:value-type="string">
            <text:p>186539</text:p>
          </table:table-cell>
          <table:table-cell office:value-type="float" office:value="202411" calcext:value-type="float">
            <text:p>202411</text:p>
          </table:table-cell>
          <table:table-cell table:formula="of:=IF([.A342]=&quot;&quot;;&quot;&quot;;4)" office:value-type="float" office:value="4" calcext:value-type="float">
            <text:p>4</text:p>
          </table:table-cell>
          <table:table-cell table:formula="of:=IF([.A342]=&quot;&quot;;&quot;&quot;;5173)" office:value-type="float" office:value="5173" calcext:value-type="float">
            <text:p>5173</text:p>
          </table:table-cell>
          <table:table-cell table:formula="of:=[$Total.C343]" office:value-type="string" office:string-value="45477563842" calcext:value-type="string">
            <text:p>45477563842</text:p>
          </table:table-cell>
          <table:table-cell table:formula="of:=[$Total.D343]" office:value-type="float" office:value="249" calcext:value-type="float">
            <text:p>249</text:p>
          </table:table-cell>
          <table:table-cell table:formula="of:=IF([.A34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44]" office:value-type="string" office:string-value="186539" calcext:value-type="string">
            <text:p>186539</text:p>
          </table:table-cell>
          <table:table-cell office:value-type="float" office:value="202411" calcext:value-type="float">
            <text:p>202411</text:p>
          </table:table-cell>
          <table:table-cell table:formula="of:=IF([.A343]=&quot;&quot;;&quot;&quot;;4)" office:value-type="float" office:value="4" calcext:value-type="float">
            <text:p>4</text:p>
          </table:table-cell>
          <table:table-cell table:formula="of:=IF([.A343]=&quot;&quot;;&quot;&quot;;5173)" office:value-type="float" office:value="5173" calcext:value-type="float">
            <text:p>5173</text:p>
          </table:table-cell>
          <table:table-cell table:formula="of:=[$Total.C344]" office:value-type="string" office:string-value="25327176886" calcext:value-type="string">
            <text:p>25327176886</text:p>
          </table:table-cell>
          <table:table-cell table:formula="of:=[$Total.D344]" office:value-type="float" office:value="249" calcext:value-type="float">
            <text:p>249</text:p>
          </table:table-cell>
          <table:table-cell table:formula="of:=IF([.A34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45]" office:value-type="string" office:string-value="186547" calcext:value-type="string">
            <text:p>186547</text:p>
          </table:table-cell>
          <table:table-cell office:value-type="float" office:value="202411" calcext:value-type="float">
            <text:p>202411</text:p>
          </table:table-cell>
          <table:table-cell table:formula="of:=IF([.A344]=&quot;&quot;;&quot;&quot;;4)" office:value-type="float" office:value="4" calcext:value-type="float">
            <text:p>4</text:p>
          </table:table-cell>
          <table:table-cell table:formula="of:=IF([.A344]=&quot;&quot;;&quot;&quot;;5173)" office:value-type="float" office:value="5173" calcext:value-type="float">
            <text:p>5173</text:p>
          </table:table-cell>
          <table:table-cell table:formula="of:=[$Total.C345]" office:value-type="string" office:string-value="49994330870" calcext:value-type="string">
            <text:p>49994330870</text:p>
          </table:table-cell>
          <table:table-cell table:formula="of:=[$Total.D345]" office:value-type="float" office:value="249" calcext:value-type="float">
            <text:p>249</text:p>
          </table:table-cell>
          <table:table-cell table:formula="of:=IF([.A34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46]" office:value-type="string" office:string-value="186885" calcext:value-type="string">
            <text:p>186885</text:p>
          </table:table-cell>
          <table:table-cell office:value-type="float" office:value="202411" calcext:value-type="float">
            <text:p>202411</text:p>
          </table:table-cell>
          <table:table-cell table:formula="of:=IF([.A345]=&quot;&quot;;&quot;&quot;;4)" office:value-type="float" office:value="4" calcext:value-type="float">
            <text:p>4</text:p>
          </table:table-cell>
          <table:table-cell table:formula="of:=IF([.A345]=&quot;&quot;;&quot;&quot;;5173)" office:value-type="float" office:value="5173" calcext:value-type="float">
            <text:p>5173</text:p>
          </table:table-cell>
          <table:table-cell table:formula="of:=[$Total.C346]" office:value-type="string" office:string-value="17763740884" calcext:value-type="string">
            <text:p>17763740884</text:p>
          </table:table-cell>
          <table:table-cell table:formula="of:=[$Total.D346]" office:value-type="float" office:value="249" calcext:value-type="float">
            <text:p>249</text:p>
          </table:table-cell>
          <table:table-cell table:formula="of:=IF([.A34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47]" office:value-type="string" office:string-value="186921" calcext:value-type="string">
            <text:p>186921</text:p>
          </table:table-cell>
          <table:table-cell office:value-type="float" office:value="202411" calcext:value-type="float">
            <text:p>202411</text:p>
          </table:table-cell>
          <table:table-cell table:formula="of:=IF([.A346]=&quot;&quot;;&quot;&quot;;4)" office:value-type="float" office:value="4" calcext:value-type="float">
            <text:p>4</text:p>
          </table:table-cell>
          <table:table-cell table:formula="of:=IF([.A346]=&quot;&quot;;&quot;&quot;;5173)" office:value-type="float" office:value="5173" calcext:value-type="float">
            <text:p>5173</text:p>
          </table:table-cell>
          <table:table-cell table:formula="of:=[$Total.C347]" office:value-type="string" office:string-value="30678279888" calcext:value-type="string">
            <text:p>30678279888</text:p>
          </table:table-cell>
          <table:table-cell table:formula="of:=[$Total.D347]" office:value-type="float" office:value="249" calcext:value-type="float">
            <text:p>249</text:p>
          </table:table-cell>
          <table:table-cell table:formula="of:=IF([.A34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48]" office:value-type="string" office:string-value="186921" calcext:value-type="string">
            <text:p>186921</text:p>
          </table:table-cell>
          <table:table-cell office:value-type="float" office:value="202411" calcext:value-type="float">
            <text:p>202411</text:p>
          </table:table-cell>
          <table:table-cell table:formula="of:=IF([.A347]=&quot;&quot;;&quot;&quot;;4)" office:value-type="float" office:value="4" calcext:value-type="float">
            <text:p>4</text:p>
          </table:table-cell>
          <table:table-cell table:formula="of:=IF([.A347]=&quot;&quot;;&quot;&quot;;5173)" office:value-type="float" office:value="5173" calcext:value-type="float">
            <text:p>5173</text:p>
          </table:table-cell>
          <table:table-cell table:formula="of:=[$Total.C348]" office:value-type="string" office:string-value="52464399841" calcext:value-type="string">
            <text:p>52464399841</text:p>
          </table:table-cell>
          <table:table-cell table:formula="of:=[$Total.D348]" office:value-type="float" office:value="249" calcext:value-type="float">
            <text:p>249</text:p>
          </table:table-cell>
          <table:table-cell table:formula="of:=IF([.A34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49]" office:value-type="string" office:string-value="186921" calcext:value-type="string">
            <text:p>186921</text:p>
          </table:table-cell>
          <table:table-cell office:value-type="float" office:value="202411" calcext:value-type="float">
            <text:p>202411</text:p>
          </table:table-cell>
          <table:table-cell table:formula="of:=IF([.A348]=&quot;&quot;;&quot;&quot;;4)" office:value-type="float" office:value="4" calcext:value-type="float">
            <text:p>4</text:p>
          </table:table-cell>
          <table:table-cell table:formula="of:=IF([.A348]=&quot;&quot;;&quot;&quot;;5173)" office:value-type="float" office:value="5173" calcext:value-type="float">
            <text:p>5173</text:p>
          </table:table-cell>
          <table:table-cell table:formula="of:=[$Total.C349]" office:value-type="string" office:string-value="52464373885" calcext:value-type="string">
            <text:p>52464373885</text:p>
          </table:table-cell>
          <table:table-cell table:formula="of:=[$Total.D349]" office:value-type="float" office:value="249" calcext:value-type="float">
            <text:p>249</text:p>
          </table:table-cell>
          <table:table-cell table:formula="of:=IF([.A34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50]" office:value-type="string" office:string-value="187127" calcext:value-type="string">
            <text:p>187127</text:p>
          </table:table-cell>
          <table:table-cell office:value-type="float" office:value="202411" calcext:value-type="float">
            <text:p>202411</text:p>
          </table:table-cell>
          <table:table-cell table:formula="of:=IF([.A349]=&quot;&quot;;&quot;&quot;;4)" office:value-type="float" office:value="4" calcext:value-type="float">
            <text:p>4</text:p>
          </table:table-cell>
          <table:table-cell table:formula="of:=IF([.A349]=&quot;&quot;;&quot;&quot;;5173)" office:value-type="float" office:value="5173" calcext:value-type="float">
            <text:p>5173</text:p>
          </table:table-cell>
          <table:table-cell table:formula="of:=[$Total.C350]" office:value-type="string" office:string-value="02781780812" calcext:value-type="string">
            <text:p>02781780812</text:p>
          </table:table-cell>
          <table:table-cell table:formula="of:=[$Total.D350]" office:value-type="float" office:value="249" calcext:value-type="float">
            <text:p>249</text:p>
          </table:table-cell>
          <table:table-cell table:formula="of:=IF([.A34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51]" office:value-type="string" office:string-value="187245" calcext:value-type="string">
            <text:p>187245</text:p>
          </table:table-cell>
          <table:table-cell office:value-type="float" office:value="202411" calcext:value-type="float">
            <text:p>202411</text:p>
          </table:table-cell>
          <table:table-cell table:formula="of:=IF([.A350]=&quot;&quot;;&quot;&quot;;4)" office:value-type="float" office:value="4" calcext:value-type="float">
            <text:p>4</text:p>
          </table:table-cell>
          <table:table-cell table:formula="of:=IF([.A350]=&quot;&quot;;&quot;&quot;;5173)" office:value-type="float" office:value="5173" calcext:value-type="float">
            <text:p>5173</text:p>
          </table:table-cell>
          <table:table-cell table:formula="of:=[$Total.C351]" office:value-type="string" office:string-value="06285792844" calcext:value-type="string">
            <text:p>06285792844</text:p>
          </table:table-cell>
          <table:table-cell table:formula="of:=[$Total.D351]" office:value-type="float" office:value="249" calcext:value-type="float">
            <text:p>249</text:p>
          </table:table-cell>
          <table:table-cell table:formula="of:=IF([.A35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52]" office:value-type="string" office:string-value="187261" calcext:value-type="string">
            <text:p>187261</text:p>
          </table:table-cell>
          <table:table-cell office:value-type="float" office:value="202411" calcext:value-type="float">
            <text:p>202411</text:p>
          </table:table-cell>
          <table:table-cell table:formula="of:=IF([.A351]=&quot;&quot;;&quot;&quot;;4)" office:value-type="float" office:value="4" calcext:value-type="float">
            <text:p>4</text:p>
          </table:table-cell>
          <table:table-cell table:formula="of:=IF([.A351]=&quot;&quot;;&quot;&quot;;5173)" office:value-type="float" office:value="5173" calcext:value-type="float">
            <text:p>5173</text:p>
          </table:table-cell>
          <table:table-cell table:formula="of:=[$Total.C352]" office:value-type="string" office:string-value="54851192800" calcext:value-type="string">
            <text:p>54851192800</text:p>
          </table:table-cell>
          <table:table-cell table:formula="of:=[$Total.D352]" office:value-type="float" office:value="249" calcext:value-type="float">
            <text:p>249</text:p>
          </table:table-cell>
          <table:table-cell table:formula="of:=IF([.A35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53]" office:value-type="string" office:string-value="187261" calcext:value-type="string">
            <text:p>187261</text:p>
          </table:table-cell>
          <table:table-cell office:value-type="float" office:value="202411" calcext:value-type="float">
            <text:p>202411</text:p>
          </table:table-cell>
          <table:table-cell table:formula="of:=IF([.A352]=&quot;&quot;;&quot;&quot;;4)" office:value-type="float" office:value="4" calcext:value-type="float">
            <text:p>4</text:p>
          </table:table-cell>
          <table:table-cell table:formula="of:=IF([.A352]=&quot;&quot;;&quot;&quot;;5173)" office:value-type="float" office:value="5173" calcext:value-type="float">
            <text:p>5173</text:p>
          </table:table-cell>
          <table:table-cell table:formula="of:=[$Total.C353]" office:value-type="string" office:string-value="16065005894" calcext:value-type="string">
            <text:p>16065005894</text:p>
          </table:table-cell>
          <table:table-cell table:formula="of:=[$Total.D353]" office:value-type="float" office:value="249" calcext:value-type="float">
            <text:p>249</text:p>
          </table:table-cell>
          <table:table-cell table:formula="of:=IF([.A35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54]" office:value-type="string" office:string-value="187347" calcext:value-type="string">
            <text:p>187347</text:p>
          </table:table-cell>
          <table:table-cell office:value-type="float" office:value="202411" calcext:value-type="float">
            <text:p>202411</text:p>
          </table:table-cell>
          <table:table-cell table:formula="of:=IF([.A353]=&quot;&quot;;&quot;&quot;;4)" office:value-type="float" office:value="4" calcext:value-type="float">
            <text:p>4</text:p>
          </table:table-cell>
          <table:table-cell table:formula="of:=IF([.A353]=&quot;&quot;;&quot;&quot;;5173)" office:value-type="float" office:value="5173" calcext:value-type="float">
            <text:p>5173</text:p>
          </table:table-cell>
          <table:table-cell table:formula="of:=[$Total.C354]" office:value-type="string" office:string-value="54301914854" calcext:value-type="string">
            <text:p>54301914854</text:p>
          </table:table-cell>
          <table:table-cell table:formula="of:=[$Total.D354]" office:value-type="float" office:value="249" calcext:value-type="float">
            <text:p>249</text:p>
          </table:table-cell>
          <table:table-cell table:formula="of:=IF([.A35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55]" office:value-type="string" office:string-value="187363" calcext:value-type="string">
            <text:p>187363</text:p>
          </table:table-cell>
          <table:table-cell office:value-type="float" office:value="202411" calcext:value-type="float">
            <text:p>202411</text:p>
          </table:table-cell>
          <table:table-cell table:formula="of:=IF([.A354]=&quot;&quot;;&quot;&quot;;4)" office:value-type="float" office:value="4" calcext:value-type="float">
            <text:p>4</text:p>
          </table:table-cell>
          <table:table-cell table:formula="of:=IF([.A354]=&quot;&quot;;&quot;&quot;;5173)" office:value-type="float" office:value="5173" calcext:value-type="float">
            <text:p>5173</text:p>
          </table:table-cell>
          <table:table-cell table:formula="of:=[$Total.C355]" office:value-type="string" office:string-value="19033076861" calcext:value-type="string">
            <text:p>19033076861</text:p>
          </table:table-cell>
          <table:table-cell table:formula="of:=[$Total.D355]" office:value-type="float" office:value="249" calcext:value-type="float">
            <text:p>249</text:p>
          </table:table-cell>
          <table:table-cell table:formula="of:=IF([.A35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56]" office:value-type="string" office:string-value="187408" calcext:value-type="string">
            <text:p>187408</text:p>
          </table:table-cell>
          <table:table-cell office:value-type="float" office:value="202411" calcext:value-type="float">
            <text:p>202411</text:p>
          </table:table-cell>
          <table:table-cell table:formula="of:=IF([.A355]=&quot;&quot;;&quot;&quot;;4)" office:value-type="float" office:value="4" calcext:value-type="float">
            <text:p>4</text:p>
          </table:table-cell>
          <table:table-cell table:formula="of:=IF([.A355]=&quot;&quot;;&quot;&quot;;5173)" office:value-type="float" office:value="5173" calcext:value-type="float">
            <text:p>5173</text:p>
          </table:table-cell>
          <table:table-cell table:formula="of:=[$Total.C356]" office:value-type="string" office:string-value="25181792839" calcext:value-type="string">
            <text:p>25181792839</text:p>
          </table:table-cell>
          <table:table-cell table:formula="of:=[$Total.D356]" office:value-type="float" office:value="249" calcext:value-type="float">
            <text:p>249</text:p>
          </table:table-cell>
          <table:table-cell table:formula="of:=IF([.A35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57]" office:value-type="string" office:string-value="187652" calcext:value-type="string">
            <text:p>187652</text:p>
          </table:table-cell>
          <table:table-cell office:value-type="float" office:value="202411" calcext:value-type="float">
            <text:p>202411</text:p>
          </table:table-cell>
          <table:table-cell table:formula="of:=IF([.A356]=&quot;&quot;;&quot;&quot;;4)" office:value-type="float" office:value="4" calcext:value-type="float">
            <text:p>4</text:p>
          </table:table-cell>
          <table:table-cell table:formula="of:=IF([.A356]=&quot;&quot;;&quot;&quot;;5173)" office:value-type="float" office:value="5173" calcext:value-type="float">
            <text:p>5173</text:p>
          </table:table-cell>
          <table:table-cell table:formula="of:=[$Total.C357]" office:value-type="string" office:string-value="02889573850" calcext:value-type="string">
            <text:p>02889573850</text:p>
          </table:table-cell>
          <table:table-cell table:formula="of:=[$Total.D357]" office:value-type="float" office:value="249" calcext:value-type="float">
            <text:p>249</text:p>
          </table:table-cell>
          <table:table-cell table:formula="of:=IF([.A35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58]" office:value-type="string" office:string-value="187738" calcext:value-type="string">
            <text:p>187738</text:p>
          </table:table-cell>
          <table:table-cell office:value-type="float" office:value="202411" calcext:value-type="float">
            <text:p>202411</text:p>
          </table:table-cell>
          <table:table-cell table:formula="of:=IF([.A357]=&quot;&quot;;&quot;&quot;;4)" office:value-type="float" office:value="4" calcext:value-type="float">
            <text:p>4</text:p>
          </table:table-cell>
          <table:table-cell table:formula="of:=IF([.A357]=&quot;&quot;;&quot;&quot;;5173)" office:value-type="float" office:value="5173" calcext:value-type="float">
            <text:p>5173</text:p>
          </table:table-cell>
          <table:table-cell table:formula="of:=[$Total.C358]" office:value-type="string" office:string-value="02527163882" calcext:value-type="string">
            <text:p>02527163882</text:p>
          </table:table-cell>
          <table:table-cell table:formula="of:=[$Total.D358]" office:value-type="float" office:value="249" calcext:value-type="float">
            <text:p>249</text:p>
          </table:table-cell>
          <table:table-cell table:formula="of:=IF([.A35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59]" office:value-type="string" office:string-value="187982" calcext:value-type="string">
            <text:p>187982</text:p>
          </table:table-cell>
          <table:table-cell office:value-type="float" office:value="202411" calcext:value-type="float">
            <text:p>202411</text:p>
          </table:table-cell>
          <table:table-cell table:formula="of:=IF([.A358]=&quot;&quot;;&quot;&quot;;4)" office:value-type="float" office:value="4" calcext:value-type="float">
            <text:p>4</text:p>
          </table:table-cell>
          <table:table-cell table:formula="of:=IF([.A358]=&quot;&quot;;&quot;&quot;;5173)" office:value-type="float" office:value="5173" calcext:value-type="float">
            <text:p>5173</text:p>
          </table:table-cell>
          <table:table-cell table:formula="of:=[$Total.C359]" office:value-type="string" office:string-value="09599734866" calcext:value-type="string">
            <text:p>09599734866</text:p>
          </table:table-cell>
          <table:table-cell table:formula="of:=[$Total.D359]" office:value-type="float" office:value="249" calcext:value-type="float">
            <text:p>249</text:p>
          </table:table-cell>
          <table:table-cell table:formula="of:=IF([.A35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60]" office:value-type="string" office:string-value="189269" calcext:value-type="string">
            <text:p>189269</text:p>
          </table:table-cell>
          <table:table-cell office:value-type="float" office:value="202411" calcext:value-type="float">
            <text:p>202411</text:p>
          </table:table-cell>
          <table:table-cell table:formula="of:=IF([.A359]=&quot;&quot;;&quot;&quot;;4)" office:value-type="float" office:value="4" calcext:value-type="float">
            <text:p>4</text:p>
          </table:table-cell>
          <table:table-cell table:formula="of:=IF([.A359]=&quot;&quot;;&quot;&quot;;5173)" office:value-type="float" office:value="5173" calcext:value-type="float">
            <text:p>5173</text:p>
          </table:table-cell>
          <table:table-cell table:formula="of:=[$Total.C360]" office:value-type="string" office:string-value="03192152885" calcext:value-type="string">
            <text:p>03192152885</text:p>
          </table:table-cell>
          <table:table-cell table:formula="of:=[$Total.D360]" office:value-type="float" office:value="249" calcext:value-type="float">
            <text:p>249</text:p>
          </table:table-cell>
          <table:table-cell table:formula="of:=IF([.A35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61]" office:value-type="string" office:string-value="189362" calcext:value-type="string">
            <text:p>189362</text:p>
          </table:table-cell>
          <table:table-cell office:value-type="float" office:value="202411" calcext:value-type="float">
            <text:p>202411</text:p>
          </table:table-cell>
          <table:table-cell table:formula="of:=IF([.A360]=&quot;&quot;;&quot;&quot;;4)" office:value-type="float" office:value="4" calcext:value-type="float">
            <text:p>4</text:p>
          </table:table-cell>
          <table:table-cell table:formula="of:=IF([.A360]=&quot;&quot;;&quot;&quot;;5173)" office:value-type="float" office:value="5173" calcext:value-type="float">
            <text:p>5173</text:p>
          </table:table-cell>
          <table:table-cell table:formula="of:=[$Total.C361]" office:value-type="string" office:string-value="01645220850" calcext:value-type="string">
            <text:p>01645220850</text:p>
          </table:table-cell>
          <table:table-cell table:formula="of:=[$Total.D361]" office:value-type="float" office:value="249" calcext:value-type="float">
            <text:p>249</text:p>
          </table:table-cell>
          <table:table-cell table:formula="of:=IF([.A36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62]" office:value-type="string" office:string-value="189643" calcext:value-type="string">
            <text:p>189643</text:p>
          </table:table-cell>
          <table:table-cell office:value-type="float" office:value="202411" calcext:value-type="float">
            <text:p>202411</text:p>
          </table:table-cell>
          <table:table-cell table:formula="of:=IF([.A361]=&quot;&quot;;&quot;&quot;;4)" office:value-type="float" office:value="4" calcext:value-type="float">
            <text:p>4</text:p>
          </table:table-cell>
          <table:table-cell table:formula="of:=IF([.A361]=&quot;&quot;;&quot;&quot;;5173)" office:value-type="float" office:value="5173" calcext:value-type="float">
            <text:p>5173</text:p>
          </table:table-cell>
          <table:table-cell table:formula="of:=[$Total.C362]" office:value-type="string" office:string-value="01862463824" calcext:value-type="string">
            <text:p>01862463824</text:p>
          </table:table-cell>
          <table:table-cell table:formula="of:=[$Total.D362]" office:value-type="float" office:value="249" calcext:value-type="float">
            <text:p>249</text:p>
          </table:table-cell>
          <table:table-cell table:formula="of:=IF([.A36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63]" office:value-type="string" office:string-value="189668" calcext:value-type="string">
            <text:p>189668</text:p>
          </table:table-cell>
          <table:table-cell office:value-type="float" office:value="202411" calcext:value-type="float">
            <text:p>202411</text:p>
          </table:table-cell>
          <table:table-cell table:formula="of:=IF([.A362]=&quot;&quot;;&quot;&quot;;4)" office:value-type="float" office:value="4" calcext:value-type="float">
            <text:p>4</text:p>
          </table:table-cell>
          <table:table-cell table:formula="of:=IF([.A362]=&quot;&quot;;&quot;&quot;;5173)" office:value-type="float" office:value="5173" calcext:value-type="float">
            <text:p>5173</text:p>
          </table:table-cell>
          <table:table-cell table:formula="of:=[$Total.C363]" office:value-type="string" office:string-value="02798960851" calcext:value-type="string">
            <text:p>02798960851</text:p>
          </table:table-cell>
          <table:table-cell table:formula="of:=[$Total.D363]" office:value-type="float" office:value="249" calcext:value-type="float">
            <text:p>249</text:p>
          </table:table-cell>
          <table:table-cell table:formula="of:=IF([.A36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64]" office:value-type="string" office:string-value="189668" calcext:value-type="string">
            <text:p>189668</text:p>
          </table:table-cell>
          <table:table-cell office:value-type="float" office:value="202411" calcext:value-type="float">
            <text:p>202411</text:p>
          </table:table-cell>
          <table:table-cell table:formula="of:=IF([.A363]=&quot;&quot;;&quot;&quot;;4)" office:value-type="float" office:value="4" calcext:value-type="float">
            <text:p>4</text:p>
          </table:table-cell>
          <table:table-cell table:formula="of:=IF([.A363]=&quot;&quot;;&quot;&quot;;5173)" office:value-type="float" office:value="5173" calcext:value-type="float">
            <text:p>5173</text:p>
          </table:table-cell>
          <table:table-cell table:formula="of:=[$Total.C364]" office:value-type="string" office:string-value="54078364837" calcext:value-type="string">
            <text:p>54078364837</text:p>
          </table:table-cell>
          <table:table-cell table:formula="of:=[$Total.D364]" office:value-type="float" office:value="249" calcext:value-type="float">
            <text:p>249</text:p>
          </table:table-cell>
          <table:table-cell table:formula="of:=IF([.A36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65]" office:value-type="string" office:string-value="190242" calcext:value-type="string">
            <text:p>190242</text:p>
          </table:table-cell>
          <table:table-cell office:value-type="float" office:value="202411" calcext:value-type="float">
            <text:p>202411</text:p>
          </table:table-cell>
          <table:table-cell table:formula="of:=IF([.A364]=&quot;&quot;;&quot;&quot;;4)" office:value-type="float" office:value="4" calcext:value-type="float">
            <text:p>4</text:p>
          </table:table-cell>
          <table:table-cell table:formula="of:=IF([.A364]=&quot;&quot;;&quot;&quot;;5173)" office:value-type="float" office:value="5173" calcext:value-type="float">
            <text:p>5173</text:p>
          </table:table-cell>
          <table:table-cell table:formula="of:=[$Total.C365]" office:value-type="string" office:string-value="13945992850" calcext:value-type="string">
            <text:p>13945992850</text:p>
          </table:table-cell>
          <table:table-cell table:formula="of:=[$Total.D365]" office:value-type="float" office:value="249" calcext:value-type="float">
            <text:p>249</text:p>
          </table:table-cell>
          <table:table-cell table:formula="of:=IF([.A36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66]" office:value-type="string" office:string-value="190523" calcext:value-type="string">
            <text:p>190523</text:p>
          </table:table-cell>
          <table:table-cell office:value-type="float" office:value="202411" calcext:value-type="float">
            <text:p>202411</text:p>
          </table:table-cell>
          <table:table-cell table:formula="of:=IF([.A365]=&quot;&quot;;&quot;&quot;;4)" office:value-type="float" office:value="4" calcext:value-type="float">
            <text:p>4</text:p>
          </table:table-cell>
          <table:table-cell table:formula="of:=IF([.A365]=&quot;&quot;;&quot;&quot;;5173)" office:value-type="float" office:value="5173" calcext:value-type="float">
            <text:p>5173</text:p>
          </table:table-cell>
          <table:table-cell table:formula="of:=[$Total.C366]" office:value-type="string" office:string-value="17166222808" calcext:value-type="string">
            <text:p>17166222808</text:p>
          </table:table-cell>
          <table:table-cell table:formula="of:=[$Total.D366]" office:value-type="float" office:value="249" calcext:value-type="float">
            <text:p>249</text:p>
          </table:table-cell>
          <table:table-cell table:formula="of:=IF([.A36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67]" office:value-type="string" office:string-value="190548" calcext:value-type="string">
            <text:p>190548</text:p>
          </table:table-cell>
          <table:table-cell office:value-type="float" office:value="202411" calcext:value-type="float">
            <text:p>202411</text:p>
          </table:table-cell>
          <table:table-cell table:formula="of:=IF([.A366]=&quot;&quot;;&quot;&quot;;4)" office:value-type="float" office:value="4" calcext:value-type="float">
            <text:p>4</text:p>
          </table:table-cell>
          <table:table-cell table:formula="of:=IF([.A366]=&quot;&quot;;&quot;&quot;;5173)" office:value-type="float" office:value="5173" calcext:value-type="float">
            <text:p>5173</text:p>
          </table:table-cell>
          <table:table-cell table:formula="of:=[$Total.C367]" office:value-type="string" office:string-value="14589688808" calcext:value-type="string">
            <text:p>14589688808</text:p>
          </table:table-cell>
          <table:table-cell table:formula="of:=[$Total.D367]" office:value-type="float" office:value="249" calcext:value-type="float">
            <text:p>249</text:p>
          </table:table-cell>
          <table:table-cell table:formula="of:=IF([.A36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68]" office:value-type="string" office:string-value="190548" calcext:value-type="string">
            <text:p>190548</text:p>
          </table:table-cell>
          <table:table-cell office:value-type="float" office:value="202411" calcext:value-type="float">
            <text:p>202411</text:p>
          </table:table-cell>
          <table:table-cell table:formula="of:=IF([.A367]=&quot;&quot;;&quot;&quot;;4)" office:value-type="float" office:value="4" calcext:value-type="float">
            <text:p>4</text:p>
          </table:table-cell>
          <table:table-cell table:formula="of:=IF([.A367]=&quot;&quot;;&quot;&quot;;5173)" office:value-type="float" office:value="5173" calcext:value-type="float">
            <text:p>5173</text:p>
          </table:table-cell>
          <table:table-cell table:formula="of:=[$Total.C368]" office:value-type="string" office:string-value="52379377804" calcext:value-type="string">
            <text:p>52379377804</text:p>
          </table:table-cell>
          <table:table-cell table:formula="of:=[$Total.D368]" office:value-type="float" office:value="249" calcext:value-type="float">
            <text:p>249</text:p>
          </table:table-cell>
          <table:table-cell table:formula="of:=IF([.A36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69]" office:value-type="string" office:string-value="190548" calcext:value-type="string">
            <text:p>190548</text:p>
          </table:table-cell>
          <table:table-cell office:value-type="float" office:value="202411" calcext:value-type="float">
            <text:p>202411</text:p>
          </table:table-cell>
          <table:table-cell table:formula="of:=IF([.A368]=&quot;&quot;;&quot;&quot;;4)" office:value-type="float" office:value="4" calcext:value-type="float">
            <text:p>4</text:p>
          </table:table-cell>
          <table:table-cell table:formula="of:=IF([.A368]=&quot;&quot;;&quot;&quot;;5173)" office:value-type="float" office:value="5173" calcext:value-type="float">
            <text:p>5173</text:p>
          </table:table-cell>
          <table:table-cell table:formula="of:=[$Total.C369]" office:value-type="string" office:string-value="52379322821" calcext:value-type="string">
            <text:p>52379322821</text:p>
          </table:table-cell>
          <table:table-cell table:formula="of:=[$Total.D369]" office:value-type="float" office:value="249" calcext:value-type="float">
            <text:p>249</text:p>
          </table:table-cell>
          <table:table-cell table:formula="of:=IF([.A36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70]" office:value-type="string" office:string-value="190658" calcext:value-type="string">
            <text:p>190658</text:p>
          </table:table-cell>
          <table:table-cell office:value-type="float" office:value="202411" calcext:value-type="float">
            <text:p>202411</text:p>
          </table:table-cell>
          <table:table-cell table:formula="of:=IF([.A369]=&quot;&quot;;&quot;&quot;;4)" office:value-type="float" office:value="4" calcext:value-type="float">
            <text:p>4</text:p>
          </table:table-cell>
          <table:table-cell table:formula="of:=IF([.A369]=&quot;&quot;;&quot;&quot;;5173)" office:value-type="float" office:value="5173" calcext:value-type="float">
            <text:p>5173</text:p>
          </table:table-cell>
          <table:table-cell table:formula="of:=[$Total.C370]" office:value-type="string" office:string-value="06846022880" calcext:value-type="string">
            <text:p>06846022880</text:p>
          </table:table-cell>
          <table:table-cell table:formula="of:=[$Total.D370]" office:value-type="float" office:value="249" calcext:value-type="float">
            <text:p>249</text:p>
          </table:table-cell>
          <table:table-cell table:formula="of:=IF([.A36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71]" office:value-type="string" office:string-value="190743" calcext:value-type="string">
            <text:p>190743</text:p>
          </table:table-cell>
          <table:table-cell office:value-type="float" office:value="202411" calcext:value-type="float">
            <text:p>202411</text:p>
          </table:table-cell>
          <table:table-cell table:formula="of:=IF([.A370]=&quot;&quot;;&quot;&quot;;4)" office:value-type="float" office:value="4" calcext:value-type="float">
            <text:p>4</text:p>
          </table:table-cell>
          <table:table-cell table:formula="of:=IF([.A370]=&quot;&quot;;&quot;&quot;;5173)" office:value-type="float" office:value="5173" calcext:value-type="float">
            <text:p>5173</text:p>
          </table:table-cell>
          <table:table-cell table:formula="of:=[$Total.C371]" office:value-type="string" office:string-value="11517949882" calcext:value-type="string">
            <text:p>11517949882</text:p>
          </table:table-cell>
          <table:table-cell table:formula="of:=[$Total.D371]" office:value-type="float" office:value="249" calcext:value-type="float">
            <text:p>249</text:p>
          </table:table-cell>
          <table:table-cell table:formula="of:=IF([.A37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72]" office:value-type="string" office:string-value="190751" calcext:value-type="string">
            <text:p>190751</text:p>
          </table:table-cell>
          <table:table-cell office:value-type="float" office:value="202411" calcext:value-type="float">
            <text:p>202411</text:p>
          </table:table-cell>
          <table:table-cell table:formula="of:=IF([.A371]=&quot;&quot;;&quot;&quot;;4)" office:value-type="float" office:value="4" calcext:value-type="float">
            <text:p>4</text:p>
          </table:table-cell>
          <table:table-cell table:formula="of:=IF([.A371]=&quot;&quot;;&quot;&quot;;5173)" office:value-type="float" office:value="5173" calcext:value-type="float">
            <text:p>5173</text:p>
          </table:table-cell>
          <table:table-cell table:formula="of:=[$Total.C372]" office:value-type="string" office:string-value="11008061808" calcext:value-type="string">
            <text:p>11008061808</text:p>
          </table:table-cell>
          <table:table-cell table:formula="of:=[$Total.D372]" office:value-type="float" office:value="249" calcext:value-type="float">
            <text:p>249</text:p>
          </table:table-cell>
          <table:table-cell table:formula="of:=IF([.A37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73]" office:value-type="string" office:string-value="191262" calcext:value-type="string">
            <text:p>191262</text:p>
          </table:table-cell>
          <table:table-cell office:value-type="float" office:value="202411" calcext:value-type="float">
            <text:p>202411</text:p>
          </table:table-cell>
          <table:table-cell table:formula="of:=IF([.A372]=&quot;&quot;;&quot;&quot;;4)" office:value-type="float" office:value="4" calcext:value-type="float">
            <text:p>4</text:p>
          </table:table-cell>
          <table:table-cell table:formula="of:=IF([.A372]=&quot;&quot;;&quot;&quot;;5173)" office:value-type="float" office:value="5173" calcext:value-type="float">
            <text:p>5173</text:p>
          </table:table-cell>
          <table:table-cell table:formula="of:=[$Total.C373]" office:value-type="string" office:string-value="51476158819" calcext:value-type="string">
            <text:p>51476158819</text:p>
          </table:table-cell>
          <table:table-cell table:formula="of:=[$Total.D373]" office:value-type="float" office:value="249" calcext:value-type="float">
            <text:p>249</text:p>
          </table:table-cell>
          <table:table-cell table:formula="of:=IF([.A37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74]" office:value-type="string" office:string-value="191568" calcext:value-type="string">
            <text:p>191568</text:p>
          </table:table-cell>
          <table:table-cell office:value-type="float" office:value="202411" calcext:value-type="float">
            <text:p>202411</text:p>
          </table:table-cell>
          <table:table-cell table:formula="of:=IF([.A373]=&quot;&quot;;&quot;&quot;;4)" office:value-type="float" office:value="4" calcext:value-type="float">
            <text:p>4</text:p>
          </table:table-cell>
          <table:table-cell table:formula="of:=IF([.A373]=&quot;&quot;;&quot;&quot;;5173)" office:value-type="float" office:value="5173" calcext:value-type="float">
            <text:p>5173</text:p>
          </table:table-cell>
          <table:table-cell table:formula="of:=[$Total.C374]" office:value-type="string" office:string-value="59169712816" calcext:value-type="string">
            <text:p>59169712816</text:p>
          </table:table-cell>
          <table:table-cell table:formula="of:=[$Total.D374]" office:value-type="float" office:value="249" calcext:value-type="float">
            <text:p>249</text:p>
          </table:table-cell>
          <table:table-cell table:formula="of:=IF([.A37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75]" office:value-type="string" office:string-value="191637" calcext:value-type="string">
            <text:p>191637</text:p>
          </table:table-cell>
          <table:table-cell office:value-type="float" office:value="202411" calcext:value-type="float">
            <text:p>202411</text:p>
          </table:table-cell>
          <table:table-cell table:formula="of:=IF([.A374]=&quot;&quot;;&quot;&quot;;4)" office:value-type="float" office:value="4" calcext:value-type="float">
            <text:p>4</text:p>
          </table:table-cell>
          <table:table-cell table:formula="of:=IF([.A374]=&quot;&quot;;&quot;&quot;;5173)" office:value-type="float" office:value="5173" calcext:value-type="float">
            <text:p>5173</text:p>
          </table:table-cell>
          <table:table-cell table:formula="of:=[$Total.C375]" office:value-type="string" office:string-value="57084979808" calcext:value-type="string">
            <text:p>57084979808</text:p>
          </table:table-cell>
          <table:table-cell table:formula="of:=[$Total.D375]" office:value-type="float" office:value="249" calcext:value-type="float">
            <text:p>249</text:p>
          </table:table-cell>
          <table:table-cell table:formula="of:=IF([.A37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76]" office:value-type="string" office:string-value="191959" calcext:value-type="string">
            <text:p>191959</text:p>
          </table:table-cell>
          <table:table-cell office:value-type="float" office:value="202411" calcext:value-type="float">
            <text:p>202411</text:p>
          </table:table-cell>
          <table:table-cell table:formula="of:=IF([.A375]=&quot;&quot;;&quot;&quot;;4)" office:value-type="float" office:value="4" calcext:value-type="float">
            <text:p>4</text:p>
          </table:table-cell>
          <table:table-cell table:formula="of:=IF([.A375]=&quot;&quot;;&quot;&quot;;5173)" office:value-type="float" office:value="5173" calcext:value-type="float">
            <text:p>5173</text:p>
          </table:table-cell>
          <table:table-cell table:formula="of:=[$Total.C376]" office:value-type="string" office:string-value="57685021811" calcext:value-type="string">
            <text:p>57685021811</text:p>
          </table:table-cell>
          <table:table-cell table:formula="of:=[$Total.D376]" office:value-type="float" office:value="249" calcext:value-type="float">
            <text:p>249</text:p>
          </table:table-cell>
          <table:table-cell table:formula="of:=IF([.A37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77]" office:value-type="string" office:string-value="192156" calcext:value-type="string">
            <text:p>192156</text:p>
          </table:table-cell>
          <table:table-cell office:value-type="float" office:value="202411" calcext:value-type="float">
            <text:p>202411</text:p>
          </table:table-cell>
          <table:table-cell table:formula="of:=IF([.A376]=&quot;&quot;;&quot;&quot;;4)" office:value-type="float" office:value="4" calcext:value-type="float">
            <text:p>4</text:p>
          </table:table-cell>
          <table:table-cell table:formula="of:=IF([.A376]=&quot;&quot;;&quot;&quot;;5173)" office:value-type="float" office:value="5173" calcext:value-type="float">
            <text:p>5173</text:p>
          </table:table-cell>
          <table:table-cell table:formula="of:=[$Total.C377]" office:value-type="string" office:string-value="57592493802" calcext:value-type="string">
            <text:p>57592493802</text:p>
          </table:table-cell>
          <table:table-cell table:formula="of:=[$Total.D377]" office:value-type="float" office:value="249" calcext:value-type="float">
            <text:p>249</text:p>
          </table:table-cell>
          <table:table-cell table:formula="of:=IF([.A37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78]" office:value-type="string" office:string-value="192156" calcext:value-type="string">
            <text:p>192156</text:p>
          </table:table-cell>
          <table:table-cell office:value-type="float" office:value="202411" calcext:value-type="float">
            <text:p>202411</text:p>
          </table:table-cell>
          <table:table-cell table:formula="of:=IF([.A377]=&quot;&quot;;&quot;&quot;;4)" office:value-type="float" office:value="4" calcext:value-type="float">
            <text:p>4</text:p>
          </table:table-cell>
          <table:table-cell table:formula="of:=IF([.A377]=&quot;&quot;;&quot;&quot;;5173)" office:value-type="float" office:value="5173" calcext:value-type="float">
            <text:p>5173</text:p>
          </table:table-cell>
          <table:table-cell table:formula="of:=[$Total.C378]" office:value-type="string" office:string-value="30877755841" calcext:value-type="string">
            <text:p>30877755841</text:p>
          </table:table-cell>
          <table:table-cell table:formula="of:=[$Total.D378]" office:value-type="float" office:value="249" calcext:value-type="float">
            <text:p>249</text:p>
          </table:table-cell>
          <table:table-cell table:formula="of:=IF([.A37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79]" office:value-type="string" office:string-value="193253" calcext:value-type="string">
            <text:p>193253</text:p>
          </table:table-cell>
          <table:table-cell office:value-type="float" office:value="202411" calcext:value-type="float">
            <text:p>202411</text:p>
          </table:table-cell>
          <table:table-cell table:formula="of:=IF([.A378]=&quot;&quot;;&quot;&quot;;4)" office:value-type="float" office:value="4" calcext:value-type="float">
            <text:p>4</text:p>
          </table:table-cell>
          <table:table-cell table:formula="of:=IF([.A378]=&quot;&quot;;&quot;&quot;;5173)" office:value-type="float" office:value="5173" calcext:value-type="float">
            <text:p>5173</text:p>
          </table:table-cell>
          <table:table-cell table:formula="of:=[$Total.C379]" office:value-type="string" office:string-value="58808832805" calcext:value-type="string">
            <text:p>58808832805</text:p>
          </table:table-cell>
          <table:table-cell table:formula="of:=[$Total.D379]" office:value-type="float" office:value="249" calcext:value-type="float">
            <text:p>249</text:p>
          </table:table-cell>
          <table:table-cell table:formula="of:=IF([.A37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80]" office:value-type="string" office:string-value="193253" calcext:value-type="string">
            <text:p>193253</text:p>
          </table:table-cell>
          <table:table-cell office:value-type="float" office:value="202411" calcext:value-type="float">
            <text:p>202411</text:p>
          </table:table-cell>
          <table:table-cell table:formula="of:=IF([.A379]=&quot;&quot;;&quot;&quot;;4)" office:value-type="float" office:value="4" calcext:value-type="float">
            <text:p>4</text:p>
          </table:table-cell>
          <table:table-cell table:formula="of:=IF([.A379]=&quot;&quot;;&quot;&quot;;5173)" office:value-type="float" office:value="5173" calcext:value-type="float">
            <text:p>5173</text:p>
          </table:table-cell>
          <table:table-cell table:formula="of:=[$Total.C380]" office:value-type="string" office:string-value="31907670840" calcext:value-type="string">
            <text:p>31907670840</text:p>
          </table:table-cell>
          <table:table-cell table:formula="of:=[$Total.D380]" office:value-type="float" office:value="249" calcext:value-type="float">
            <text:p>249</text:p>
          </table:table-cell>
          <table:table-cell table:formula="of:=IF([.A37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81]" office:value-type="string" office:string-value="193416" calcext:value-type="string">
            <text:p>193416</text:p>
          </table:table-cell>
          <table:table-cell office:value-type="float" office:value="202411" calcext:value-type="float">
            <text:p>202411</text:p>
          </table:table-cell>
          <table:table-cell table:formula="of:=IF([.A380]=&quot;&quot;;&quot;&quot;;4)" office:value-type="float" office:value="4" calcext:value-type="float">
            <text:p>4</text:p>
          </table:table-cell>
          <table:table-cell table:formula="of:=IF([.A380]=&quot;&quot;;&quot;&quot;;5173)" office:value-type="float" office:value="5173" calcext:value-type="float">
            <text:p>5173</text:p>
          </table:table-cell>
          <table:table-cell table:formula="of:=[$Total.C381]" office:value-type="string" office:string-value="56528177805" calcext:value-type="string">
            <text:p>56528177805</text:p>
          </table:table-cell>
          <table:table-cell table:formula="of:=[$Total.D381]" office:value-type="float" office:value="249" calcext:value-type="float">
            <text:p>249</text:p>
          </table:table-cell>
          <table:table-cell table:formula="of:=IF([.A38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82]" office:value-type="string" office:string-value="193416" calcext:value-type="string">
            <text:p>193416</text:p>
          </table:table-cell>
          <table:table-cell office:value-type="float" office:value="202411" calcext:value-type="float">
            <text:p>202411</text:p>
          </table:table-cell>
          <table:table-cell table:formula="of:=IF([.A381]=&quot;&quot;;&quot;&quot;;4)" office:value-type="float" office:value="4" calcext:value-type="float">
            <text:p>4</text:p>
          </table:table-cell>
          <table:table-cell table:formula="of:=IF([.A381]=&quot;&quot;;&quot;&quot;;5173)" office:value-type="float" office:value="5173" calcext:value-type="float">
            <text:p>5173</text:p>
          </table:table-cell>
          <table:table-cell table:formula="of:=[$Total.C382]" office:value-type="string" office:string-value="52229501828" calcext:value-type="string">
            <text:p>52229501828</text:p>
          </table:table-cell>
          <table:table-cell table:formula="of:=[$Total.D382]" office:value-type="float" office:value="249" calcext:value-type="float">
            <text:p>249</text:p>
          </table:table-cell>
          <table:table-cell table:formula="of:=IF([.A38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83]" office:value-type="string" office:string-value="193652" calcext:value-type="string">
            <text:p>193652</text:p>
          </table:table-cell>
          <table:table-cell office:value-type="float" office:value="202411" calcext:value-type="float">
            <text:p>202411</text:p>
          </table:table-cell>
          <table:table-cell table:formula="of:=IF([.A382]=&quot;&quot;;&quot;&quot;;4)" office:value-type="float" office:value="4" calcext:value-type="float">
            <text:p>4</text:p>
          </table:table-cell>
          <table:table-cell table:formula="of:=IF([.A382]=&quot;&quot;;&quot;&quot;;5173)" office:value-type="float" office:value="5173" calcext:value-type="float">
            <text:p>5173</text:p>
          </table:table-cell>
          <table:table-cell table:formula="of:=[$Total.C383]" office:value-type="string" office:string-value="33905829835" calcext:value-type="string">
            <text:p>33905829835</text:p>
          </table:table-cell>
          <table:table-cell table:formula="of:=[$Total.D383]" office:value-type="float" office:value="249" calcext:value-type="float">
            <text:p>249</text:p>
          </table:table-cell>
          <table:table-cell table:formula="of:=IF([.A38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84]" office:value-type="string" office:string-value="193693" calcext:value-type="string">
            <text:p>193693</text:p>
          </table:table-cell>
          <table:table-cell office:value-type="float" office:value="202411" calcext:value-type="float">
            <text:p>202411</text:p>
          </table:table-cell>
          <table:table-cell table:formula="of:=IF([.A383]=&quot;&quot;;&quot;&quot;;4)" office:value-type="float" office:value="4" calcext:value-type="float">
            <text:p>4</text:p>
          </table:table-cell>
          <table:table-cell table:formula="of:=IF([.A383]=&quot;&quot;;&quot;&quot;;5173)" office:value-type="float" office:value="5173" calcext:value-type="float">
            <text:p>5173</text:p>
          </table:table-cell>
          <table:table-cell table:formula="of:=[$Total.C384]" office:value-type="string" office:string-value="31883334802" calcext:value-type="string">
            <text:p>31883334802</text:p>
          </table:table-cell>
          <table:table-cell table:formula="of:=[$Total.D384]" office:value-type="float" office:value="249" calcext:value-type="float">
            <text:p>249</text:p>
          </table:table-cell>
          <table:table-cell table:formula="of:=IF([.A38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85]" office:value-type="string" office:string-value="193762" calcext:value-type="string">
            <text:p>193762</text:p>
          </table:table-cell>
          <table:table-cell office:value-type="float" office:value="202411" calcext:value-type="float">
            <text:p>202411</text:p>
          </table:table-cell>
          <table:table-cell table:formula="of:=IF([.A384]=&quot;&quot;;&quot;&quot;;4)" office:value-type="float" office:value="4" calcext:value-type="float">
            <text:p>4</text:p>
          </table:table-cell>
          <table:table-cell table:formula="of:=IF([.A384]=&quot;&quot;;&quot;&quot;;5173)" office:value-type="float" office:value="5173" calcext:value-type="float">
            <text:p>5173</text:p>
          </table:table-cell>
          <table:table-cell table:formula="of:=[$Total.C385]" office:value-type="string" office:string-value="03869219890" calcext:value-type="string">
            <text:p>03869219890</text:p>
          </table:table-cell>
          <table:table-cell table:formula="of:=[$Total.D385]" office:value-type="float" office:value="249" calcext:value-type="float">
            <text:p>249</text:p>
          </table:table-cell>
          <table:table-cell table:formula="of:=IF([.A38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86]" office:value-type="string" office:string-value="193856" calcext:value-type="string">
            <text:p>193856</text:p>
          </table:table-cell>
          <table:table-cell office:value-type="float" office:value="202411" calcext:value-type="float">
            <text:p>202411</text:p>
          </table:table-cell>
          <table:table-cell table:formula="of:=IF([.A385]=&quot;&quot;;&quot;&quot;;4)" office:value-type="float" office:value="4" calcext:value-type="float">
            <text:p>4</text:p>
          </table:table-cell>
          <table:table-cell table:formula="of:=IF([.A385]=&quot;&quot;;&quot;&quot;;5173)" office:value-type="float" office:value="5173" calcext:value-type="float">
            <text:p>5173</text:p>
          </table:table-cell>
          <table:table-cell table:formula="of:=[$Total.C386]" office:value-type="string" office:string-value="25868452852" calcext:value-type="string">
            <text:p>25868452852</text:p>
          </table:table-cell>
          <table:table-cell table:formula="of:=[$Total.D386]" office:value-type="float" office:value="249" calcext:value-type="float">
            <text:p>249</text:p>
          </table:table-cell>
          <table:table-cell table:formula="of:=IF([.A38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87]" office:value-type="string" office:string-value="194232" calcext:value-type="string">
            <text:p>194232</text:p>
          </table:table-cell>
          <table:table-cell office:value-type="float" office:value="202411" calcext:value-type="float">
            <text:p>202411</text:p>
          </table:table-cell>
          <table:table-cell table:formula="of:=IF([.A386]=&quot;&quot;;&quot;&quot;;4)" office:value-type="float" office:value="4" calcext:value-type="float">
            <text:p>4</text:p>
          </table:table-cell>
          <table:table-cell table:formula="of:=IF([.A386]=&quot;&quot;;&quot;&quot;;5173)" office:value-type="float" office:value="5173" calcext:value-type="float">
            <text:p>5173</text:p>
          </table:table-cell>
          <table:table-cell table:formula="of:=[$Total.C387]" office:value-type="string" office:string-value="34259610805" calcext:value-type="string">
            <text:p>34259610805</text:p>
          </table:table-cell>
          <table:table-cell table:formula="of:=[$Total.D387]" office:value-type="float" office:value="249" calcext:value-type="float">
            <text:p>249</text:p>
          </table:table-cell>
          <table:table-cell table:formula="of:=IF([.A38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88]" office:value-type="string" office:string-value="194562" calcext:value-type="string">
            <text:p>194562</text:p>
          </table:table-cell>
          <table:table-cell office:value-type="float" office:value="202411" calcext:value-type="float">
            <text:p>202411</text:p>
          </table:table-cell>
          <table:table-cell table:formula="of:=IF([.A387]=&quot;&quot;;&quot;&quot;;4)" office:value-type="float" office:value="4" calcext:value-type="float">
            <text:p>4</text:p>
          </table:table-cell>
          <table:table-cell table:formula="of:=IF([.A387]=&quot;&quot;;&quot;&quot;;5173)" office:value-type="float" office:value="5173" calcext:value-type="float">
            <text:p>5173</text:p>
          </table:table-cell>
          <table:table-cell table:formula="of:=[$Total.C388]" office:value-type="string" office:string-value="55560936871" calcext:value-type="string">
            <text:p>55560936871</text:p>
          </table:table-cell>
          <table:table-cell table:formula="of:=[$Total.D388]" office:value-type="float" office:value="249" calcext:value-type="float">
            <text:p>249</text:p>
          </table:table-cell>
          <table:table-cell table:formula="of:=IF([.A38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89]" office:value-type="string" office:string-value="195057" calcext:value-type="string">
            <text:p>195057</text:p>
          </table:table-cell>
          <table:table-cell office:value-type="float" office:value="202411" calcext:value-type="float">
            <text:p>202411</text:p>
          </table:table-cell>
          <table:table-cell table:formula="of:=IF([.A388]=&quot;&quot;;&quot;&quot;;4)" office:value-type="float" office:value="4" calcext:value-type="float">
            <text:p>4</text:p>
          </table:table-cell>
          <table:table-cell table:formula="of:=IF([.A388]=&quot;&quot;;&quot;&quot;;5173)" office:value-type="float" office:value="5173" calcext:value-type="float">
            <text:p>5173</text:p>
          </table:table-cell>
          <table:table-cell table:formula="of:=[$Total.C389]" office:value-type="string" office:string-value="11544182864" calcext:value-type="string">
            <text:p>11544182864</text:p>
          </table:table-cell>
          <table:table-cell table:formula="of:=[$Total.D389]" office:value-type="float" office:value="249" calcext:value-type="float">
            <text:p>249</text:p>
          </table:table-cell>
          <table:table-cell table:formula="of:=IF([.A38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90]" office:value-type="string" office:string-value="195269" calcext:value-type="string">
            <text:p>195269</text:p>
          </table:table-cell>
          <table:table-cell office:value-type="float" office:value="202411" calcext:value-type="float">
            <text:p>202411</text:p>
          </table:table-cell>
          <table:table-cell table:formula="of:=IF([.A389]=&quot;&quot;;&quot;&quot;;4)" office:value-type="float" office:value="4" calcext:value-type="float">
            <text:p>4</text:p>
          </table:table-cell>
          <table:table-cell table:formula="of:=IF([.A389]=&quot;&quot;;&quot;&quot;;5173)" office:value-type="float" office:value="5173" calcext:value-type="float">
            <text:p>5173</text:p>
          </table:table-cell>
          <table:table-cell table:formula="of:=[$Total.C390]" office:value-type="string" office:string-value="58926465802" calcext:value-type="string">
            <text:p>58926465802</text:p>
          </table:table-cell>
          <table:table-cell table:formula="of:=[$Total.D390]" office:value-type="float" office:value="249" calcext:value-type="float">
            <text:p>249</text:p>
          </table:table-cell>
          <table:table-cell table:formula="of:=IF([.A38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91]" office:value-type="string" office:string-value="195472" calcext:value-type="string">
            <text:p>195472</text:p>
          </table:table-cell>
          <table:table-cell office:value-type="float" office:value="202411" calcext:value-type="float">
            <text:p>202411</text:p>
          </table:table-cell>
          <table:table-cell table:formula="of:=IF([.A390]=&quot;&quot;;&quot;&quot;;4)" office:value-type="float" office:value="4" calcext:value-type="float">
            <text:p>4</text:p>
          </table:table-cell>
          <table:table-cell table:formula="of:=IF([.A390]=&quot;&quot;;&quot;&quot;;5173)" office:value-type="float" office:value="5173" calcext:value-type="float">
            <text:p>5173</text:p>
          </table:table-cell>
          <table:table-cell table:formula="of:=[$Total.C391]" office:value-type="string" office:string-value="12344234802" calcext:value-type="string">
            <text:p>12344234802</text:p>
          </table:table-cell>
          <table:table-cell table:formula="of:=[$Total.D391]" office:value-type="float" office:value="249" calcext:value-type="float">
            <text:p>249</text:p>
          </table:table-cell>
          <table:table-cell table:formula="of:=IF([.A39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92]" office:value-type="string" office:string-value="195525" calcext:value-type="string">
            <text:p>195525</text:p>
          </table:table-cell>
          <table:table-cell office:value-type="float" office:value="202411" calcext:value-type="float">
            <text:p>202411</text:p>
          </table:table-cell>
          <table:table-cell table:formula="of:=IF([.A391]=&quot;&quot;;&quot;&quot;;4)" office:value-type="float" office:value="4" calcext:value-type="float">
            <text:p>4</text:p>
          </table:table-cell>
          <table:table-cell table:formula="of:=IF([.A391]=&quot;&quot;;&quot;&quot;;5173)" office:value-type="float" office:value="5173" calcext:value-type="float">
            <text:p>5173</text:p>
          </table:table-cell>
          <table:table-cell table:formula="of:=[$Total.C392]" office:value-type="string" office:string-value="50868830836" calcext:value-type="string">
            <text:p>50868830836</text:p>
          </table:table-cell>
          <table:table-cell table:formula="of:=[$Total.D392]" office:value-type="float" office:value="249" calcext:value-type="float">
            <text:p>249</text:p>
          </table:table-cell>
          <table:table-cell table:formula="of:=IF([.A39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93]" office:value-type="string" office:string-value="195525" calcext:value-type="string">
            <text:p>195525</text:p>
          </table:table-cell>
          <table:table-cell office:value-type="float" office:value="202411" calcext:value-type="float">
            <text:p>202411</text:p>
          </table:table-cell>
          <table:table-cell table:formula="of:=IF([.A392]=&quot;&quot;;&quot;&quot;;4)" office:value-type="float" office:value="4" calcext:value-type="float">
            <text:p>4</text:p>
          </table:table-cell>
          <table:table-cell table:formula="of:=IF([.A392]=&quot;&quot;;&quot;&quot;;5173)" office:value-type="float" office:value="5173" calcext:value-type="float">
            <text:p>5173</text:p>
          </table:table-cell>
          <table:table-cell table:formula="of:=[$Total.C393]" office:value-type="string" office:string-value="06535578500" calcext:value-type="string">
            <text:p>06535578500</text:p>
          </table:table-cell>
          <table:table-cell table:formula="of:=[$Total.D393]" office:value-type="float" office:value="249" calcext:value-type="float">
            <text:p>249</text:p>
          </table:table-cell>
          <table:table-cell table:formula="of:=IF([.A39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94]" office:value-type="string" office:string-value="195599" calcext:value-type="string">
            <text:p>195599</text:p>
          </table:table-cell>
          <table:table-cell office:value-type="float" office:value="202411" calcext:value-type="float">
            <text:p>202411</text:p>
          </table:table-cell>
          <table:table-cell table:formula="of:=IF([.A393]=&quot;&quot;;&quot;&quot;;4)" office:value-type="float" office:value="4" calcext:value-type="float">
            <text:p>4</text:p>
          </table:table-cell>
          <table:table-cell table:formula="of:=IF([.A393]=&quot;&quot;;&quot;&quot;;5173)" office:value-type="float" office:value="5173" calcext:value-type="float">
            <text:p>5173</text:p>
          </table:table-cell>
          <table:table-cell table:formula="of:=[$Total.C394]" office:value-type="string" office:string-value="16908834808" calcext:value-type="string">
            <text:p>16908834808</text:p>
          </table:table-cell>
          <table:table-cell table:formula="of:=[$Total.D394]" office:value-type="float" office:value="249" calcext:value-type="float">
            <text:p>249</text:p>
          </table:table-cell>
          <table:table-cell table:formula="of:=IF([.A39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95]" office:value-type="string" office:string-value="195635" calcext:value-type="string">
            <text:p>195635</text:p>
          </table:table-cell>
          <table:table-cell office:value-type="float" office:value="202411" calcext:value-type="float">
            <text:p>202411</text:p>
          </table:table-cell>
          <table:table-cell table:formula="of:=IF([.A394]=&quot;&quot;;&quot;&quot;;4)" office:value-type="float" office:value="4" calcext:value-type="float">
            <text:p>4</text:p>
          </table:table-cell>
          <table:table-cell table:formula="of:=IF([.A394]=&quot;&quot;;&quot;&quot;;5173)" office:value-type="float" office:value="5173" calcext:value-type="float">
            <text:p>5173</text:p>
          </table:table-cell>
          <table:table-cell table:formula="of:=[$Total.C395]" office:value-type="string" office:string-value="05208474824" calcext:value-type="string">
            <text:p>05208474824</text:p>
          </table:table-cell>
          <table:table-cell table:formula="of:=[$Total.D395]" office:value-type="float" office:value="249" calcext:value-type="float">
            <text:p>249</text:p>
          </table:table-cell>
          <table:table-cell table:formula="of:=IF([.A39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96]" office:value-type="string" office:string-value="195643" calcext:value-type="string">
            <text:p>195643</text:p>
          </table:table-cell>
          <table:table-cell office:value-type="float" office:value="202411" calcext:value-type="float">
            <text:p>202411</text:p>
          </table:table-cell>
          <table:table-cell table:formula="of:=IF([.A395]=&quot;&quot;;&quot;&quot;;4)" office:value-type="float" office:value="4" calcext:value-type="float">
            <text:p>4</text:p>
          </table:table-cell>
          <table:table-cell table:formula="of:=IF([.A395]=&quot;&quot;;&quot;&quot;;5173)" office:value-type="float" office:value="5173" calcext:value-type="float">
            <text:p>5173</text:p>
          </table:table-cell>
          <table:table-cell table:formula="of:=[$Total.C396]" office:value-type="string" office:string-value="13960994842" calcext:value-type="string">
            <text:p>13960994842</text:p>
          </table:table-cell>
          <table:table-cell table:formula="of:=[$Total.D396]" office:value-type="float" office:value="249" calcext:value-type="float">
            <text:p>249</text:p>
          </table:table-cell>
          <table:table-cell table:formula="of:=IF([.A39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97]" office:value-type="string" office:string-value="195855" calcext:value-type="string">
            <text:p>195855</text:p>
          </table:table-cell>
          <table:table-cell office:value-type="float" office:value="202411" calcext:value-type="float">
            <text:p>202411</text:p>
          </table:table-cell>
          <table:table-cell table:formula="of:=IF([.A396]=&quot;&quot;;&quot;&quot;;4)" office:value-type="float" office:value="4" calcext:value-type="float">
            <text:p>4</text:p>
          </table:table-cell>
          <table:table-cell table:formula="of:=IF([.A396]=&quot;&quot;;&quot;&quot;;5173)" office:value-type="float" office:value="5173" calcext:value-type="float">
            <text:p>5173</text:p>
          </table:table-cell>
          <table:table-cell table:formula="of:=[$Total.C397]" office:value-type="string" office:string-value="55661976801" calcext:value-type="string">
            <text:p>55661976801</text:p>
          </table:table-cell>
          <table:table-cell table:formula="of:=[$Total.D397]" office:value-type="float" office:value="249" calcext:value-type="float">
            <text:p>249</text:p>
          </table:table-cell>
          <table:table-cell table:formula="of:=IF([.A39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98]" office:value-type="string" office:string-value="195863" calcext:value-type="string">
            <text:p>195863</text:p>
          </table:table-cell>
          <table:table-cell office:value-type="float" office:value="202411" calcext:value-type="float">
            <text:p>202411</text:p>
          </table:table-cell>
          <table:table-cell table:formula="of:=IF([.A397]=&quot;&quot;;&quot;&quot;;4)" office:value-type="float" office:value="4" calcext:value-type="float">
            <text:p>4</text:p>
          </table:table-cell>
          <table:table-cell table:formula="of:=IF([.A397]=&quot;&quot;;&quot;&quot;;5173)" office:value-type="float" office:value="5173" calcext:value-type="float">
            <text:p>5173</text:p>
          </table:table-cell>
          <table:table-cell table:formula="of:=[$Total.C398]" office:value-type="string" office:string-value="51199081876" calcext:value-type="string">
            <text:p>51199081876</text:p>
          </table:table-cell>
          <table:table-cell table:formula="of:=[$Total.D398]" office:value-type="float" office:value="249" calcext:value-type="float">
            <text:p>249</text:p>
          </table:table-cell>
          <table:table-cell table:formula="of:=IF([.A39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99]" office:value-type="string" office:string-value="195863" calcext:value-type="string">
            <text:p>195863</text:p>
          </table:table-cell>
          <table:table-cell office:value-type="float" office:value="202411" calcext:value-type="float">
            <text:p>202411</text:p>
          </table:table-cell>
          <table:table-cell table:formula="of:=IF([.A398]=&quot;&quot;;&quot;&quot;;4)" office:value-type="float" office:value="4" calcext:value-type="float">
            <text:p>4</text:p>
          </table:table-cell>
          <table:table-cell table:formula="of:=IF([.A398]=&quot;&quot;;&quot;&quot;;5173)" office:value-type="float" office:value="5173" calcext:value-type="float">
            <text:p>5173</text:p>
          </table:table-cell>
          <table:table-cell table:formula="of:=[$Total.C399]" office:value-type="string" office:string-value="27868283840" calcext:value-type="string">
            <text:p>27868283840</text:p>
          </table:table-cell>
          <table:table-cell table:formula="of:=[$Total.D399]" office:value-type="float" office:value="249" calcext:value-type="float">
            <text:p>249</text:p>
          </table:table-cell>
          <table:table-cell table:formula="of:=IF([.A39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00]" office:value-type="string" office:string-value="196195" calcext:value-type="string">
            <text:p>196195</text:p>
          </table:table-cell>
          <table:table-cell office:value-type="float" office:value="202411" calcext:value-type="float">
            <text:p>202411</text:p>
          </table:table-cell>
          <table:table-cell table:formula="of:=IF([.A399]=&quot;&quot;;&quot;&quot;;4)" office:value-type="float" office:value="4" calcext:value-type="float">
            <text:p>4</text:p>
          </table:table-cell>
          <table:table-cell table:formula="of:=IF([.A399]=&quot;&quot;;&quot;&quot;;5173)" office:value-type="float" office:value="5173" calcext:value-type="float">
            <text:p>5173</text:p>
          </table:table-cell>
          <table:table-cell table:formula="of:=[$Total.C400]" office:value-type="string" office:string-value="10584483821" calcext:value-type="string">
            <text:p>10584483821</text:p>
          </table:table-cell>
          <table:table-cell table:formula="of:=[$Total.D400]" office:value-type="float" office:value="249" calcext:value-type="float">
            <text:p>249</text:p>
          </table:table-cell>
          <table:table-cell table:formula="of:=IF([.A39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01]" office:value-type="string" office:string-value="196451" calcext:value-type="string">
            <text:p>196451</text:p>
          </table:table-cell>
          <table:table-cell office:value-type="float" office:value="202411" calcext:value-type="float">
            <text:p>202411</text:p>
          </table:table-cell>
          <table:table-cell table:formula="of:=IF([.A400]=&quot;&quot;;&quot;&quot;;4)" office:value-type="float" office:value="4" calcext:value-type="float">
            <text:p>4</text:p>
          </table:table-cell>
          <table:table-cell table:formula="of:=IF([.A400]=&quot;&quot;;&quot;&quot;;5173)" office:value-type="float" office:value="5173" calcext:value-type="float">
            <text:p>5173</text:p>
          </table:table-cell>
          <table:table-cell table:formula="of:=[$Total.C401]" office:value-type="string" office:string-value="13967869881" calcext:value-type="string">
            <text:p>13967869881</text:p>
          </table:table-cell>
          <table:table-cell table:formula="of:=[$Total.D401]" office:value-type="float" office:value="249" calcext:value-type="float">
            <text:p>249</text:p>
          </table:table-cell>
          <table:table-cell table:formula="of:=IF([.A40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02]" office:value-type="string" office:string-value="196529" calcext:value-type="string">
            <text:p>196529</text:p>
          </table:table-cell>
          <table:table-cell office:value-type="float" office:value="202411" calcext:value-type="float">
            <text:p>202411</text:p>
          </table:table-cell>
          <table:table-cell table:formula="of:=IF([.A401]=&quot;&quot;;&quot;&quot;;4)" office:value-type="float" office:value="4" calcext:value-type="float">
            <text:p>4</text:p>
          </table:table-cell>
          <table:table-cell table:formula="of:=IF([.A401]=&quot;&quot;;&quot;&quot;;5173)" office:value-type="float" office:value="5173" calcext:value-type="float">
            <text:p>5173</text:p>
          </table:table-cell>
          <table:table-cell table:formula="of:=[$Total.C402]" office:value-type="string" office:string-value="49372365807" calcext:value-type="string">
            <text:p>49372365807</text:p>
          </table:table-cell>
          <table:table-cell table:formula="of:=[$Total.D402]" office:value-type="float" office:value="249" calcext:value-type="float">
            <text:p>249</text:p>
          </table:table-cell>
          <table:table-cell table:formula="of:=IF([.A40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03]" office:value-type="string" office:string-value="196529" calcext:value-type="string">
            <text:p>196529</text:p>
          </table:table-cell>
          <table:table-cell office:value-type="float" office:value="202411" calcext:value-type="float">
            <text:p>202411</text:p>
          </table:table-cell>
          <table:table-cell table:formula="of:=IF([.A402]=&quot;&quot;;&quot;&quot;;4)" office:value-type="float" office:value="4" calcext:value-type="float">
            <text:p>4</text:p>
          </table:table-cell>
          <table:table-cell table:formula="of:=IF([.A402]=&quot;&quot;;&quot;&quot;;5173)" office:value-type="float" office:value="5173" calcext:value-type="float">
            <text:p>5173</text:p>
          </table:table-cell>
          <table:table-cell table:formula="of:=[$Total.C403]" office:value-type="string" office:string-value="06730288876" calcext:value-type="string">
            <text:p>06730288876</text:p>
          </table:table-cell>
          <table:table-cell table:formula="of:=[$Total.D403]" office:value-type="float" office:value="249" calcext:value-type="float">
            <text:p>249</text:p>
          </table:table-cell>
          <table:table-cell table:formula="of:=IF([.A40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04]" office:value-type="string" office:string-value="197117" calcext:value-type="string">
            <text:p>197117</text:p>
          </table:table-cell>
          <table:table-cell office:value-type="float" office:value="202411" calcext:value-type="float">
            <text:p>202411</text:p>
          </table:table-cell>
          <table:table-cell table:formula="of:=IF([.A403]=&quot;&quot;;&quot;&quot;;4)" office:value-type="float" office:value="4" calcext:value-type="float">
            <text:p>4</text:p>
          </table:table-cell>
          <table:table-cell table:formula="of:=IF([.A403]=&quot;&quot;;&quot;&quot;;5173)" office:value-type="float" office:value="5173" calcext:value-type="float">
            <text:p>5173</text:p>
          </table:table-cell>
          <table:table-cell table:formula="of:=[$Total.C404]" office:value-type="string" office:string-value="00212215884" calcext:value-type="string">
            <text:p>00212215884</text:p>
          </table:table-cell>
          <table:table-cell table:formula="of:=[$Total.D404]" office:value-type="float" office:value="249" calcext:value-type="float">
            <text:p>249</text:p>
          </table:table-cell>
          <table:table-cell table:formula="of:=IF([.A40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05]" office:value-type="string" office:string-value="197251" calcext:value-type="string">
            <text:p>197251</text:p>
          </table:table-cell>
          <table:table-cell office:value-type="float" office:value="202411" calcext:value-type="float">
            <text:p>202411</text:p>
          </table:table-cell>
          <table:table-cell table:formula="of:=IF([.A404]=&quot;&quot;;&quot;&quot;;4)" office:value-type="float" office:value="4" calcext:value-type="float">
            <text:p>4</text:p>
          </table:table-cell>
          <table:table-cell table:formula="of:=IF([.A404]=&quot;&quot;;&quot;&quot;;5173)" office:value-type="float" office:value="5173" calcext:value-type="float">
            <text:p>5173</text:p>
          </table:table-cell>
          <table:table-cell table:formula="of:=[$Total.C405]" office:value-type="string" office:string-value="01594956871" calcext:value-type="string">
            <text:p>01594956871</text:p>
          </table:table-cell>
          <table:table-cell table:formula="of:=[$Total.D405]" office:value-type="float" office:value="249" calcext:value-type="float">
            <text:p>249</text:p>
          </table:table-cell>
          <table:table-cell table:formula="of:=IF([.A40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06]" office:value-type="string" office:string-value="198308" calcext:value-type="string">
            <text:p>198308</text:p>
          </table:table-cell>
          <table:table-cell office:value-type="float" office:value="202411" calcext:value-type="float">
            <text:p>202411</text:p>
          </table:table-cell>
          <table:table-cell table:formula="of:=IF([.A405]=&quot;&quot;;&quot;&quot;;4)" office:value-type="float" office:value="4" calcext:value-type="float">
            <text:p>4</text:p>
          </table:table-cell>
          <table:table-cell table:formula="of:=IF([.A405]=&quot;&quot;;&quot;&quot;;5173)" office:value-type="float" office:value="5173" calcext:value-type="float">
            <text:p>5173</text:p>
          </table:table-cell>
          <table:table-cell table:formula="of:=[$Total.C406]" office:value-type="string" office:string-value="26864412830" calcext:value-type="string">
            <text:p>26864412830</text:p>
          </table:table-cell>
          <table:table-cell table:formula="of:=[$Total.D406]" office:value-type="float" office:value="249" calcext:value-type="float">
            <text:p>249</text:p>
          </table:table-cell>
          <table:table-cell table:formula="of:=IF([.A40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07]" office:value-type="string" office:string-value="198308" calcext:value-type="string">
            <text:p>198308</text:p>
          </table:table-cell>
          <table:table-cell office:value-type="float" office:value="202411" calcext:value-type="float">
            <text:p>202411</text:p>
          </table:table-cell>
          <table:table-cell table:formula="of:=IF([.A406]=&quot;&quot;;&quot;&quot;;4)" office:value-type="float" office:value="4" calcext:value-type="float">
            <text:p>4</text:p>
          </table:table-cell>
          <table:table-cell table:formula="of:=IF([.A406]=&quot;&quot;;&quot;&quot;;5173)" office:value-type="float" office:value="5173" calcext:value-type="float">
            <text:p>5173</text:p>
          </table:table-cell>
          <table:table-cell table:formula="of:=[$Total.C407]" office:value-type="string" office:string-value="51945097825" calcext:value-type="string">
            <text:p>51945097825</text:p>
          </table:table-cell>
          <table:table-cell table:formula="of:=[$Total.D407]" office:value-type="float" office:value="249" calcext:value-type="float">
            <text:p>249</text:p>
          </table:table-cell>
          <table:table-cell table:formula="of:=IF([.A40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08]" office:value-type="string" office:string-value="198308" calcext:value-type="string">
            <text:p>198308</text:p>
          </table:table-cell>
          <table:table-cell office:value-type="float" office:value="202411" calcext:value-type="float">
            <text:p>202411</text:p>
          </table:table-cell>
          <table:table-cell table:formula="of:=IF([.A407]=&quot;&quot;;&quot;&quot;;4)" office:value-type="float" office:value="4" calcext:value-type="float">
            <text:p>4</text:p>
          </table:table-cell>
          <table:table-cell table:formula="of:=IF([.A407]=&quot;&quot;;&quot;&quot;;5173)" office:value-type="float" office:value="5173" calcext:value-type="float">
            <text:p>5173</text:p>
          </table:table-cell>
          <table:table-cell table:formula="of:=[$Total.C408]" office:value-type="string" office:string-value="51945035803" calcext:value-type="string">
            <text:p>51945035803</text:p>
          </table:table-cell>
          <table:table-cell table:formula="of:=[$Total.D408]" office:value-type="float" office:value="249" calcext:value-type="float">
            <text:p>249</text:p>
          </table:table-cell>
          <table:table-cell table:formula="of:=IF([.A40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09]" office:value-type="string" office:string-value="198398" calcext:value-type="string">
            <text:p>198398</text:p>
          </table:table-cell>
          <table:table-cell office:value-type="float" office:value="202411" calcext:value-type="float">
            <text:p>202411</text:p>
          </table:table-cell>
          <table:table-cell table:formula="of:=IF([.A408]=&quot;&quot;;&quot;&quot;;4)" office:value-type="float" office:value="4" calcext:value-type="float">
            <text:p>4</text:p>
          </table:table-cell>
          <table:table-cell table:formula="of:=IF([.A408]=&quot;&quot;;&quot;&quot;;5173)" office:value-type="float" office:value="5173" calcext:value-type="float">
            <text:p>5173</text:p>
          </table:table-cell>
          <table:table-cell table:formula="of:=[$Total.C409]" office:value-type="string" office:string-value="27956854857" calcext:value-type="string">
            <text:p>27956854857</text:p>
          </table:table-cell>
          <table:table-cell table:formula="of:=[$Total.D409]" office:value-type="float" office:value="249" calcext:value-type="float">
            <text:p>249</text:p>
          </table:table-cell>
          <table:table-cell table:formula="of:=IF([.A40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10]" office:value-type="string" office:string-value="198401" calcext:value-type="string">
            <text:p>198401</text:p>
          </table:table-cell>
          <table:table-cell office:value-type="float" office:value="202411" calcext:value-type="float">
            <text:p>202411</text:p>
          </table:table-cell>
          <table:table-cell table:formula="of:=IF([.A409]=&quot;&quot;;&quot;&quot;;4)" office:value-type="float" office:value="4" calcext:value-type="float">
            <text:p>4</text:p>
          </table:table-cell>
          <table:table-cell table:formula="of:=IF([.A409]=&quot;&quot;;&quot;&quot;;5173)" office:value-type="float" office:value="5173" calcext:value-type="float">
            <text:p>5173</text:p>
          </table:table-cell>
          <table:table-cell table:formula="of:=[$Total.C410]" office:value-type="string" office:string-value="35965159803" calcext:value-type="string">
            <text:p>35965159803</text:p>
          </table:table-cell>
          <table:table-cell table:formula="of:=[$Total.D410]" office:value-type="float" office:value="249" calcext:value-type="float">
            <text:p>249</text:p>
          </table:table-cell>
          <table:table-cell table:formula="of:=IF([.A40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11]" office:value-type="string" office:string-value="199063" calcext:value-type="string">
            <text:p>199063</text:p>
          </table:table-cell>
          <table:table-cell office:value-type="float" office:value="202411" calcext:value-type="float">
            <text:p>202411</text:p>
          </table:table-cell>
          <table:table-cell table:formula="of:=IF([.A410]=&quot;&quot;;&quot;&quot;;4)" office:value-type="float" office:value="4" calcext:value-type="float">
            <text:p>4</text:p>
          </table:table-cell>
          <table:table-cell table:formula="of:=IF([.A410]=&quot;&quot;;&quot;&quot;;5173)" office:value-type="float" office:value="5173" calcext:value-type="float">
            <text:p>5173</text:p>
          </table:table-cell>
          <table:table-cell table:formula="of:=[$Total.C411]" office:value-type="string" office:string-value="58731485898" calcext:value-type="string">
            <text:p>58731485898</text:p>
          </table:table-cell>
          <table:table-cell table:formula="of:=[$Total.D411]" office:value-type="float" office:value="249" calcext:value-type="float">
            <text:p>249</text:p>
          </table:table-cell>
          <table:table-cell table:formula="of:=IF([.A41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12]" office:value-type="string" office:string-value="199063" calcext:value-type="string">
            <text:p>199063</text:p>
          </table:table-cell>
          <table:table-cell office:value-type="float" office:value="202411" calcext:value-type="float">
            <text:p>202411</text:p>
          </table:table-cell>
          <table:table-cell table:formula="of:=IF([.A411]=&quot;&quot;;&quot;&quot;;4)" office:value-type="float" office:value="4" calcext:value-type="float">
            <text:p>4</text:p>
          </table:table-cell>
          <table:table-cell table:formula="of:=IF([.A411]=&quot;&quot;;&quot;&quot;;5173)" office:value-type="float" office:value="5173" calcext:value-type="float">
            <text:p>5173</text:p>
          </table:table-cell>
          <table:table-cell table:formula="of:=[$Total.C412]" office:value-type="string" office:string-value="22376277892" calcext:value-type="string">
            <text:p>22376277892</text:p>
          </table:table-cell>
          <table:table-cell table:formula="of:=[$Total.D412]" office:value-type="float" office:value="249" calcext:value-type="float">
            <text:p>249</text:p>
          </table:table-cell>
          <table:table-cell table:formula="of:=IF([.A41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13]" office:value-type="string" office:string-value="199218" calcext:value-type="string">
            <text:p>199218</text:p>
          </table:table-cell>
          <table:table-cell office:value-type="float" office:value="202411" calcext:value-type="float">
            <text:p>202411</text:p>
          </table:table-cell>
          <table:table-cell table:formula="of:=IF([.A412]=&quot;&quot;;&quot;&quot;;4)" office:value-type="float" office:value="4" calcext:value-type="float">
            <text:p>4</text:p>
          </table:table-cell>
          <table:table-cell table:formula="of:=IF([.A412]=&quot;&quot;;&quot;&quot;;5173)" office:value-type="float" office:value="5173" calcext:value-type="float">
            <text:p>5173</text:p>
          </table:table-cell>
          <table:table-cell table:formula="of:=[$Total.C413]" office:value-type="string" office:string-value="56438347825" calcext:value-type="string">
            <text:p>56438347825</text:p>
          </table:table-cell>
          <table:table-cell table:formula="of:=[$Total.D413]" office:value-type="float" office:value="249" calcext:value-type="float">
            <text:p>249</text:p>
          </table:table-cell>
          <table:table-cell table:formula="of:=IF([.A41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14]" office:value-type="string" office:string-value="199218" calcext:value-type="string">
            <text:p>199218</text:p>
          </table:table-cell>
          <table:table-cell office:value-type="float" office:value="202411" calcext:value-type="float">
            <text:p>202411</text:p>
          </table:table-cell>
          <table:table-cell table:formula="of:=IF([.A413]=&quot;&quot;;&quot;&quot;;4)" office:value-type="float" office:value="4" calcext:value-type="float">
            <text:p>4</text:p>
          </table:table-cell>
          <table:table-cell table:formula="of:=IF([.A413]=&quot;&quot;;&quot;&quot;;5173)" office:value-type="float" office:value="5173" calcext:value-type="float">
            <text:p>5173</text:p>
          </table:table-cell>
          <table:table-cell table:formula="of:=[$Total.C414]" office:value-type="string" office:string-value="30528392840" calcext:value-type="string">
            <text:p>30528392840</text:p>
          </table:table-cell>
          <table:table-cell table:formula="of:=[$Total.D414]" office:value-type="float" office:value="249" calcext:value-type="float">
            <text:p>249</text:p>
          </table:table-cell>
          <table:table-cell table:formula="of:=IF([.A41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15]" office:value-type="string" office:string-value="199303" calcext:value-type="string">
            <text:p>199303</text:p>
          </table:table-cell>
          <table:table-cell office:value-type="float" office:value="202411" calcext:value-type="float">
            <text:p>202411</text:p>
          </table:table-cell>
          <table:table-cell table:formula="of:=IF([.A414]=&quot;&quot;;&quot;&quot;;4)" office:value-type="float" office:value="4" calcext:value-type="float">
            <text:p>4</text:p>
          </table:table-cell>
          <table:table-cell table:formula="of:=IF([.A414]=&quot;&quot;;&quot;&quot;;5173)" office:value-type="float" office:value="5173" calcext:value-type="float">
            <text:p>5173</text:p>
          </table:table-cell>
          <table:table-cell table:formula="of:=[$Total.C415]" office:value-type="string" office:string-value="33742127861" calcext:value-type="string">
            <text:p>33742127861</text:p>
          </table:table-cell>
          <table:table-cell table:formula="of:=[$Total.D415]" office:value-type="float" office:value="249" calcext:value-type="float">
            <text:p>249</text:p>
          </table:table-cell>
          <table:table-cell table:formula="of:=IF([.A41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16]" office:value-type="string" office:string-value="199303" calcext:value-type="string">
            <text:p>199303</text:p>
          </table:table-cell>
          <table:table-cell office:value-type="float" office:value="202411" calcext:value-type="float">
            <text:p>202411</text:p>
          </table:table-cell>
          <table:table-cell table:formula="of:=IF([.A415]=&quot;&quot;;&quot;&quot;;4)" office:value-type="float" office:value="4" calcext:value-type="float">
            <text:p>4</text:p>
          </table:table-cell>
          <table:table-cell table:formula="of:=IF([.A415]=&quot;&quot;;&quot;&quot;;5173)" office:value-type="float" office:value="5173" calcext:value-type="float">
            <text:p>5173</text:p>
          </table:table-cell>
          <table:table-cell table:formula="of:=[$Total.C416]" office:value-type="string" office:string-value="58737492802" calcext:value-type="string">
            <text:p>58737492802</text:p>
          </table:table-cell>
          <table:table-cell table:formula="of:=[$Total.D416]" office:value-type="float" office:value="249" calcext:value-type="float">
            <text:p>249</text:p>
          </table:table-cell>
          <table:table-cell table:formula="of:=IF([.A41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17]" office:value-type="string" office:string-value="199328" calcext:value-type="string">
            <text:p>199328</text:p>
          </table:table-cell>
          <table:table-cell office:value-type="float" office:value="202411" calcext:value-type="float">
            <text:p>202411</text:p>
          </table:table-cell>
          <table:table-cell table:formula="of:=IF([.A416]=&quot;&quot;;&quot;&quot;;4)" office:value-type="float" office:value="4" calcext:value-type="float">
            <text:p>4</text:p>
          </table:table-cell>
          <table:table-cell table:formula="of:=IF([.A416]=&quot;&quot;;&quot;&quot;;5173)" office:value-type="float" office:value="5173" calcext:value-type="float">
            <text:p>5173</text:p>
          </table:table-cell>
          <table:table-cell table:formula="of:=[$Total.C417]" office:value-type="string" office:string-value="03755229803" calcext:value-type="string">
            <text:p>03755229803</text:p>
          </table:table-cell>
          <table:table-cell table:formula="of:=[$Total.D417]" office:value-type="float" office:value="249" calcext:value-type="float">
            <text:p>249</text:p>
          </table:table-cell>
          <table:table-cell table:formula="of:=IF([.A41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18]" office:value-type="string" office:string-value="199572" calcext:value-type="string">
            <text:p>199572</text:p>
          </table:table-cell>
          <table:table-cell office:value-type="float" office:value="202411" calcext:value-type="float">
            <text:p>202411</text:p>
          </table:table-cell>
          <table:table-cell table:formula="of:=IF([.A417]=&quot;&quot;;&quot;&quot;;4)" office:value-type="float" office:value="4" calcext:value-type="float">
            <text:p>4</text:p>
          </table:table-cell>
          <table:table-cell table:formula="of:=IF([.A417]=&quot;&quot;;&quot;&quot;;5173)" office:value-type="float" office:value="5173" calcext:value-type="float">
            <text:p>5173</text:p>
          </table:table-cell>
          <table:table-cell table:formula="of:=[$Total.C418]" office:value-type="string" office:string-value="20860145468" calcext:value-type="string">
            <text:p>20860145468</text:p>
          </table:table-cell>
          <table:table-cell table:formula="of:=[$Total.D418]" office:value-type="float" office:value="249" calcext:value-type="float">
            <text:p>249</text:p>
          </table:table-cell>
          <table:table-cell table:formula="of:=IF([.A41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19]" office:value-type="string" office:string-value="199633" calcext:value-type="string">
            <text:p>199633</text:p>
          </table:table-cell>
          <table:table-cell office:value-type="float" office:value="202411" calcext:value-type="float">
            <text:p>202411</text:p>
          </table:table-cell>
          <table:table-cell table:formula="of:=IF([.A418]=&quot;&quot;;&quot;&quot;;4)" office:value-type="float" office:value="4" calcext:value-type="float">
            <text:p>4</text:p>
          </table:table-cell>
          <table:table-cell table:formula="of:=IF([.A418]=&quot;&quot;;&quot;&quot;;5173)" office:value-type="float" office:value="5173" calcext:value-type="float">
            <text:p>5173</text:p>
          </table:table-cell>
          <table:table-cell table:formula="of:=[$Total.C419]" office:value-type="string" office:string-value="17152825823" calcext:value-type="string">
            <text:p>17152825823</text:p>
          </table:table-cell>
          <table:table-cell table:formula="of:=[$Total.D419]" office:value-type="float" office:value="249" calcext:value-type="float">
            <text:p>249</text:p>
          </table:table-cell>
          <table:table-cell table:formula="of:=IF([.A41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20]" office:value-type="string" office:string-value="199894" calcext:value-type="string">
            <text:p>199894</text:p>
          </table:table-cell>
          <table:table-cell office:value-type="float" office:value="202411" calcext:value-type="float">
            <text:p>202411</text:p>
          </table:table-cell>
          <table:table-cell table:formula="of:=IF([.A419]=&quot;&quot;;&quot;&quot;;4)" office:value-type="float" office:value="4" calcext:value-type="float">
            <text:p>4</text:p>
          </table:table-cell>
          <table:table-cell table:formula="of:=IF([.A419]=&quot;&quot;;&quot;&quot;;5173)" office:value-type="float" office:value="5173" calcext:value-type="float">
            <text:p>5173</text:p>
          </table:table-cell>
          <table:table-cell table:formula="of:=[$Total.C420]" office:value-type="string" office:string-value="04496751810" calcext:value-type="string">
            <text:p>04496751810</text:p>
          </table:table-cell>
          <table:table-cell table:formula="of:=[$Total.D420]" office:value-type="float" office:value="249" calcext:value-type="float">
            <text:p>249</text:p>
          </table:table-cell>
          <table:table-cell table:formula="of:=IF([.A41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21]" office:value-type="string" office:string-value="200000" calcext:value-type="string">
            <text:p>200000</text:p>
          </table:table-cell>
          <table:table-cell office:value-type="float" office:value="202411" calcext:value-type="float">
            <text:p>202411</text:p>
          </table:table-cell>
          <table:table-cell table:formula="of:=IF([.A420]=&quot;&quot;;&quot;&quot;;4)" office:value-type="float" office:value="4" calcext:value-type="float">
            <text:p>4</text:p>
          </table:table-cell>
          <table:table-cell table:formula="of:=IF([.A420]=&quot;&quot;;&quot;&quot;;5173)" office:value-type="float" office:value="5173" calcext:value-type="float">
            <text:p>5173</text:p>
          </table:table-cell>
          <table:table-cell table:formula="of:=[$Total.C421]" office:value-type="string" office:string-value="07748587884" calcext:value-type="string">
            <text:p>07748587884</text:p>
          </table:table-cell>
          <table:table-cell table:formula="of:=[$Total.D421]" office:value-type="float" office:value="249" calcext:value-type="float">
            <text:p>249</text:p>
          </table:table-cell>
          <table:table-cell table:formula="of:=IF([.A42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22]" office:value-type="string" office:string-value="200115" calcext:value-type="string">
            <text:p>200115</text:p>
          </table:table-cell>
          <table:table-cell office:value-type="float" office:value="202411" calcext:value-type="float">
            <text:p>202411</text:p>
          </table:table-cell>
          <table:table-cell table:formula="of:=IF([.A421]=&quot;&quot;;&quot;&quot;;4)" office:value-type="float" office:value="4" calcext:value-type="float">
            <text:p>4</text:p>
          </table:table-cell>
          <table:table-cell table:formula="of:=IF([.A421]=&quot;&quot;;&quot;&quot;;5173)" office:value-type="float" office:value="5173" calcext:value-type="float">
            <text:p>5173</text:p>
          </table:table-cell>
          <table:table-cell table:formula="of:=[$Total.C422]" office:value-type="string" office:string-value="53055923804" calcext:value-type="string">
            <text:p>53055923804</text:p>
          </table:table-cell>
          <table:table-cell table:formula="of:=[$Total.D422]" office:value-type="float" office:value="249" calcext:value-type="float">
            <text:p>249</text:p>
          </table:table-cell>
          <table:table-cell table:formula="of:=IF([.A42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23]" office:value-type="string" office:string-value="200174" calcext:value-type="string">
            <text:p>200174</text:p>
          </table:table-cell>
          <table:table-cell office:value-type="float" office:value="202411" calcext:value-type="float">
            <text:p>202411</text:p>
          </table:table-cell>
          <table:table-cell table:formula="of:=IF([.A422]=&quot;&quot;;&quot;&quot;;4)" office:value-type="float" office:value="4" calcext:value-type="float">
            <text:p>4</text:p>
          </table:table-cell>
          <table:table-cell table:formula="of:=IF([.A422]=&quot;&quot;;&quot;&quot;;5173)" office:value-type="float" office:value="5173" calcext:value-type="float">
            <text:p>5173</text:p>
          </table:table-cell>
          <table:table-cell table:formula="of:=[$Total.C423]" office:value-type="string" office:string-value="44180246899" calcext:value-type="string">
            <text:p>44180246899</text:p>
          </table:table-cell>
          <table:table-cell table:formula="of:=[$Total.D423]" office:value-type="float" office:value="249" calcext:value-type="float">
            <text:p>249</text:p>
          </table:table-cell>
          <table:table-cell table:formula="of:=IF([.A42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24]" office:value-type="string" office:string-value="200174" calcext:value-type="string">
            <text:p>200174</text:p>
          </table:table-cell>
          <table:table-cell office:value-type="float" office:value="202411" calcext:value-type="float">
            <text:p>202411</text:p>
          </table:table-cell>
          <table:table-cell table:formula="of:=IF([.A423]=&quot;&quot;;&quot;&quot;;4)" office:value-type="float" office:value="4" calcext:value-type="float">
            <text:p>4</text:p>
          </table:table-cell>
          <table:table-cell table:formula="of:=IF([.A423]=&quot;&quot;;&quot;&quot;;5173)" office:value-type="float" office:value="5173" calcext:value-type="float">
            <text:p>5173</text:p>
          </table:table-cell>
          <table:table-cell table:formula="of:=[$Total.C424]" office:value-type="string" office:string-value="61092465812" calcext:value-type="string">
            <text:p>61092465812</text:p>
          </table:table-cell>
          <table:table-cell table:formula="of:=[$Total.D424]" office:value-type="float" office:value="249" calcext:value-type="float">
            <text:p>249</text:p>
          </table:table-cell>
          <table:table-cell table:formula="of:=IF([.A42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25]" office:value-type="string" office:string-value="200255" calcext:value-type="string">
            <text:p>200255</text:p>
          </table:table-cell>
          <table:table-cell office:value-type="float" office:value="202411" calcext:value-type="float">
            <text:p>202411</text:p>
          </table:table-cell>
          <table:table-cell table:formula="of:=IF([.A424]=&quot;&quot;;&quot;&quot;;4)" office:value-type="float" office:value="4" calcext:value-type="float">
            <text:p>4</text:p>
          </table:table-cell>
          <table:table-cell table:formula="of:=IF([.A424]=&quot;&quot;;&quot;&quot;;5173)" office:value-type="float" office:value="5173" calcext:value-type="float">
            <text:p>5173</text:p>
          </table:table-cell>
          <table:table-cell table:formula="of:=[$Total.C425]" office:value-type="string" office:string-value="56394441856" calcext:value-type="string">
            <text:p>56394441856</text:p>
          </table:table-cell>
          <table:table-cell table:formula="of:=[$Total.D425]" office:value-type="float" office:value="249" calcext:value-type="float">
            <text:p>249</text:p>
          </table:table-cell>
          <table:table-cell table:formula="of:=IF([.A42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26]" office:value-type="string" office:string-value="200409" calcext:value-type="string">
            <text:p>200409</text:p>
          </table:table-cell>
          <table:table-cell office:value-type="float" office:value="202411" calcext:value-type="float">
            <text:p>202411</text:p>
          </table:table-cell>
          <table:table-cell table:formula="of:=IF([.A425]=&quot;&quot;;&quot;&quot;;4)" office:value-type="float" office:value="4" calcext:value-type="float">
            <text:p>4</text:p>
          </table:table-cell>
          <table:table-cell table:formula="of:=IF([.A425]=&quot;&quot;;&quot;&quot;;5173)" office:value-type="float" office:value="5173" calcext:value-type="float">
            <text:p>5173</text:p>
          </table:table-cell>
          <table:table-cell table:formula="of:=[$Total.C426]" office:value-type="string" office:string-value="54840666890" calcext:value-type="string">
            <text:p>54840666890</text:p>
          </table:table-cell>
          <table:table-cell table:formula="of:=[$Total.D426]" office:value-type="float" office:value="249" calcext:value-type="float">
            <text:p>249</text:p>
          </table:table-cell>
          <table:table-cell table:formula="of:=IF([.A42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27]" office:value-type="string" office:string-value="200409" calcext:value-type="string">
            <text:p>200409</text:p>
          </table:table-cell>
          <table:table-cell office:value-type="float" office:value="202411" calcext:value-type="float">
            <text:p>202411</text:p>
          </table:table-cell>
          <table:table-cell table:formula="of:=IF([.A426]=&quot;&quot;;&quot;&quot;;4)" office:value-type="float" office:value="4" calcext:value-type="float">
            <text:p>4</text:p>
          </table:table-cell>
          <table:table-cell table:formula="of:=IF([.A426]=&quot;&quot;;&quot;&quot;;5173)" office:value-type="float" office:value="5173" calcext:value-type="float">
            <text:p>5173</text:p>
          </table:table-cell>
          <table:table-cell table:formula="of:=[$Total.C427]" office:value-type="string" office:string-value="50777480808" calcext:value-type="string">
            <text:p>50777480808</text:p>
          </table:table-cell>
          <table:table-cell table:formula="of:=[$Total.D427]" office:value-type="float" office:value="249" calcext:value-type="float">
            <text:p>249</text:p>
          </table:table-cell>
          <table:table-cell table:formula="of:=IF([.A42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28]" office:value-type="string" office:string-value="200581" calcext:value-type="string">
            <text:p>200581</text:p>
          </table:table-cell>
          <table:table-cell office:value-type="float" office:value="202411" calcext:value-type="float">
            <text:p>202411</text:p>
          </table:table-cell>
          <table:table-cell table:formula="of:=IF([.A427]=&quot;&quot;;&quot;&quot;;4)" office:value-type="float" office:value="4" calcext:value-type="float">
            <text:p>4</text:p>
          </table:table-cell>
          <table:table-cell table:formula="of:=IF([.A427]=&quot;&quot;;&quot;&quot;;5173)" office:value-type="float" office:value="5173" calcext:value-type="float">
            <text:p>5173</text:p>
          </table:table-cell>
          <table:table-cell table:formula="of:=[$Total.C428]" office:value-type="string" office:string-value="00272703605" calcext:value-type="string">
            <text:p>00272703605</text:p>
          </table:table-cell>
          <table:table-cell table:formula="of:=[$Total.D428]" office:value-type="float" office:value="249" calcext:value-type="float">
            <text:p>249</text:p>
          </table:table-cell>
          <table:table-cell table:formula="of:=IF([.A42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29]" office:value-type="string" office:string-value="201308" calcext:value-type="string">
            <text:p>201308</text:p>
          </table:table-cell>
          <table:table-cell office:value-type="float" office:value="202411" calcext:value-type="float">
            <text:p>202411</text:p>
          </table:table-cell>
          <table:table-cell table:formula="of:=IF([.A428]=&quot;&quot;;&quot;&quot;;4)" office:value-type="float" office:value="4" calcext:value-type="float">
            <text:p>4</text:p>
          </table:table-cell>
          <table:table-cell table:formula="of:=IF([.A428]=&quot;&quot;;&quot;&quot;;5173)" office:value-type="float" office:value="5173" calcext:value-type="float">
            <text:p>5173</text:p>
          </table:table-cell>
          <table:table-cell table:formula="of:=[$Total.C429]" office:value-type="string" office:string-value="06285810842" calcext:value-type="string">
            <text:p>06285810842</text:p>
          </table:table-cell>
          <table:table-cell table:formula="of:=[$Total.D429]" office:value-type="float" office:value="249" calcext:value-type="float">
            <text:p>249</text:p>
          </table:table-cell>
          <table:table-cell table:formula="of:=IF([.A42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30]" office:value-type="string" office:string-value="201715" calcext:value-type="string">
            <text:p>201715</text:p>
          </table:table-cell>
          <table:table-cell office:value-type="float" office:value="202411" calcext:value-type="float">
            <text:p>202411</text:p>
          </table:table-cell>
          <table:table-cell table:formula="of:=IF([.A429]=&quot;&quot;;&quot;&quot;;4)" office:value-type="float" office:value="4" calcext:value-type="float">
            <text:p>4</text:p>
          </table:table-cell>
          <table:table-cell table:formula="of:=IF([.A429]=&quot;&quot;;&quot;&quot;;5173)" office:value-type="float" office:value="5173" calcext:value-type="float">
            <text:p>5173</text:p>
          </table:table-cell>
          <table:table-cell table:formula="of:=[$Total.C430]" office:value-type="string" office:string-value="53521414892" calcext:value-type="string">
            <text:p>53521414892</text:p>
          </table:table-cell>
          <table:table-cell table:formula="of:=[$Total.D430]" office:value-type="float" office:value="249" calcext:value-type="float">
            <text:p>249</text:p>
          </table:table-cell>
          <table:table-cell table:formula="of:=IF([.A42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31]" office:value-type="string" office:string-value="201715" calcext:value-type="string">
            <text:p>201715</text:p>
          </table:table-cell>
          <table:table-cell office:value-type="float" office:value="202411" calcext:value-type="float">
            <text:p>202411</text:p>
          </table:table-cell>
          <table:table-cell table:formula="of:=IF([.A430]=&quot;&quot;;&quot;&quot;;4)" office:value-type="float" office:value="4" calcext:value-type="float">
            <text:p>4</text:p>
          </table:table-cell>
          <table:table-cell table:formula="of:=IF([.A430]=&quot;&quot;;&quot;&quot;;5173)" office:value-type="float" office:value="5173" calcext:value-type="float">
            <text:p>5173</text:p>
          </table:table-cell>
          <table:table-cell table:formula="of:=[$Total.C431]" office:value-type="string" office:string-value="21580255817" calcext:value-type="string">
            <text:p>21580255817</text:p>
          </table:table-cell>
          <table:table-cell table:formula="of:=[$Total.D431]" office:value-type="float" office:value="249" calcext:value-type="float">
            <text:p>249</text:p>
          </table:table-cell>
          <table:table-cell table:formula="of:=IF([.A43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32]" office:value-type="string" office:string-value="201804" calcext:value-type="string">
            <text:p>201804</text:p>
          </table:table-cell>
          <table:table-cell office:value-type="float" office:value="202411" calcext:value-type="float">
            <text:p>202411</text:p>
          </table:table-cell>
          <table:table-cell table:formula="of:=IF([.A431]=&quot;&quot;;&quot;&quot;;4)" office:value-type="float" office:value="4" calcext:value-type="float">
            <text:p>4</text:p>
          </table:table-cell>
          <table:table-cell table:formula="of:=IF([.A431]=&quot;&quot;;&quot;&quot;;5173)" office:value-type="float" office:value="5173" calcext:value-type="float">
            <text:p>5173</text:p>
          </table:table-cell>
          <table:table-cell table:formula="of:=[$Total.C432]" office:value-type="string" office:string-value="04401002830" calcext:value-type="string">
            <text:p>04401002830</text:p>
          </table:table-cell>
          <table:table-cell table:formula="of:=[$Total.D432]" office:value-type="float" office:value="249" calcext:value-type="float">
            <text:p>249</text:p>
          </table:table-cell>
          <table:table-cell table:formula="of:=IF([.A43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33]" office:value-type="string" office:string-value="202304" calcext:value-type="string">
            <text:p>202304</text:p>
          </table:table-cell>
          <table:table-cell office:value-type="float" office:value="202411" calcext:value-type="float">
            <text:p>202411</text:p>
          </table:table-cell>
          <table:table-cell table:formula="of:=IF([.A432]=&quot;&quot;;&quot;&quot;;4)" office:value-type="float" office:value="4" calcext:value-type="float">
            <text:p>4</text:p>
          </table:table-cell>
          <table:table-cell table:formula="of:=IF([.A432]=&quot;&quot;;&quot;&quot;;5173)" office:value-type="float" office:value="5173" calcext:value-type="float">
            <text:p>5173</text:p>
          </table:table-cell>
          <table:table-cell table:formula="of:=[$Total.C433]" office:value-type="string" office:string-value="04835745892" calcext:value-type="string">
            <text:p>04835745892</text:p>
          </table:table-cell>
          <table:table-cell table:formula="of:=[$Total.D433]" office:value-type="float" office:value="249" calcext:value-type="float">
            <text:p>249</text:p>
          </table:table-cell>
          <table:table-cell table:formula="of:=IF([.A43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34]" office:value-type="string" office:string-value="202401" calcext:value-type="string">
            <text:p>202401</text:p>
          </table:table-cell>
          <table:table-cell office:value-type="float" office:value="202411" calcext:value-type="float">
            <text:p>202411</text:p>
          </table:table-cell>
          <table:table-cell table:formula="of:=IF([.A433]=&quot;&quot;;&quot;&quot;;4)" office:value-type="float" office:value="4" calcext:value-type="float">
            <text:p>4</text:p>
          </table:table-cell>
          <table:table-cell table:formula="of:=IF([.A433]=&quot;&quot;;&quot;&quot;;5173)" office:value-type="float" office:value="5173" calcext:value-type="float">
            <text:p>5173</text:p>
          </table:table-cell>
          <table:table-cell table:formula="of:=[$Total.C434]" office:value-type="string" office:string-value="45326951800" calcext:value-type="string">
            <text:p>45326951800</text:p>
          </table:table-cell>
          <table:table-cell table:formula="of:=[$Total.D434]" office:value-type="float" office:value="249" calcext:value-type="float">
            <text:p>249</text:p>
          </table:table-cell>
          <table:table-cell table:formula="of:=IF([.A43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35]" office:value-type="string" office:string-value="202452" calcext:value-type="string">
            <text:p>202452</text:p>
          </table:table-cell>
          <table:table-cell office:value-type="float" office:value="202411" calcext:value-type="float">
            <text:p>202411</text:p>
          </table:table-cell>
          <table:table-cell table:formula="of:=IF([.A434]=&quot;&quot;;&quot;&quot;;4)" office:value-type="float" office:value="4" calcext:value-type="float">
            <text:p>4</text:p>
          </table:table-cell>
          <table:table-cell table:formula="of:=IF([.A434]=&quot;&quot;;&quot;&quot;;5173)" office:value-type="float" office:value="5173" calcext:value-type="float">
            <text:p>5173</text:p>
          </table:table-cell>
          <table:table-cell table:formula="of:=[$Total.C435]" office:value-type="string" office:string-value="03642299180" calcext:value-type="string">
            <text:p>03642299180</text:p>
          </table:table-cell>
          <table:table-cell table:formula="of:=[$Total.D435]" office:value-type="float" office:value="249" calcext:value-type="float">
            <text:p>249</text:p>
          </table:table-cell>
          <table:table-cell table:formula="of:=IF([.A43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36]" office:value-type="string" office:string-value="202487" calcext:value-type="string">
            <text:p>202487</text:p>
          </table:table-cell>
          <table:table-cell office:value-type="float" office:value="202411" calcext:value-type="float">
            <text:p>202411</text:p>
          </table:table-cell>
          <table:table-cell table:formula="of:=IF([.A435]=&quot;&quot;;&quot;&quot;;4)" office:value-type="float" office:value="4" calcext:value-type="float">
            <text:p>4</text:p>
          </table:table-cell>
          <table:table-cell table:formula="of:=IF([.A435]=&quot;&quot;;&quot;&quot;;5173)" office:value-type="float" office:value="5173" calcext:value-type="float">
            <text:p>5173</text:p>
          </table:table-cell>
          <table:table-cell table:formula="of:=[$Total.C436]" office:value-type="string" office:string-value="54509829841" calcext:value-type="string">
            <text:p>54509829841</text:p>
          </table:table-cell>
          <table:table-cell table:formula="of:=[$Total.D436]" office:value-type="float" office:value="249" calcext:value-type="float">
            <text:p>249</text:p>
          </table:table-cell>
          <table:table-cell table:formula="of:=IF([.A43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37]" office:value-type="string" office:string-value="202487" calcext:value-type="string">
            <text:p>202487</text:p>
          </table:table-cell>
          <table:table-cell office:value-type="float" office:value="202411" calcext:value-type="float">
            <text:p>202411</text:p>
          </table:table-cell>
          <table:table-cell table:formula="of:=IF([.A436]=&quot;&quot;;&quot;&quot;;4)" office:value-type="float" office:value="4" calcext:value-type="float">
            <text:p>4</text:p>
          </table:table-cell>
          <table:table-cell table:formula="of:=IF([.A436]=&quot;&quot;;&quot;&quot;;5173)" office:value-type="float" office:value="5173" calcext:value-type="float">
            <text:p>5173</text:p>
          </table:table-cell>
          <table:table-cell table:formula="of:=[$Total.C437]" office:value-type="string" office:string-value="60819269824" calcext:value-type="string">
            <text:p>60819269824</text:p>
          </table:table-cell>
          <table:table-cell table:formula="of:=[$Total.D437]" office:value-type="float" office:value="249" calcext:value-type="float">
            <text:p>249</text:p>
          </table:table-cell>
          <table:table-cell table:formula="of:=IF([.A43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38]" office:value-type="string" office:string-value="202738" calcext:value-type="string">
            <text:p>202738</text:p>
          </table:table-cell>
          <table:table-cell office:value-type="float" office:value="202411" calcext:value-type="float">
            <text:p>202411</text:p>
          </table:table-cell>
          <table:table-cell table:formula="of:=IF([.A437]=&quot;&quot;;&quot;&quot;;4)" office:value-type="float" office:value="4" calcext:value-type="float">
            <text:p>4</text:p>
          </table:table-cell>
          <table:table-cell table:formula="of:=IF([.A437]=&quot;&quot;;&quot;&quot;;5173)" office:value-type="float" office:value="5173" calcext:value-type="float">
            <text:p>5173</text:p>
          </table:table-cell>
          <table:table-cell table:formula="of:=[$Total.C438]" office:value-type="string" office:string-value="28687621825" calcext:value-type="string">
            <text:p>28687621825</text:p>
          </table:table-cell>
          <table:table-cell table:formula="of:=[$Total.D438]" office:value-type="float" office:value="249" calcext:value-type="float">
            <text:p>249</text:p>
          </table:table-cell>
          <table:table-cell table:formula="of:=IF([.A43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39]" office:value-type="string" office:string-value="202762" calcext:value-type="string">
            <text:p>202762</text:p>
          </table:table-cell>
          <table:table-cell office:value-type="float" office:value="202411" calcext:value-type="float">
            <text:p>202411</text:p>
          </table:table-cell>
          <table:table-cell table:formula="of:=IF([.A438]=&quot;&quot;;&quot;&quot;;4)" office:value-type="float" office:value="4" calcext:value-type="float">
            <text:p>4</text:p>
          </table:table-cell>
          <table:table-cell table:formula="of:=IF([.A438]=&quot;&quot;;&quot;&quot;;5173)" office:value-type="float" office:value="5173" calcext:value-type="float">
            <text:p>5173</text:p>
          </table:table-cell>
          <table:table-cell table:formula="of:=[$Total.C439]" office:value-type="string" office:string-value="09595642843" calcext:value-type="string">
            <text:p>09595642843</text:p>
          </table:table-cell>
          <table:table-cell table:formula="of:=[$Total.D439]" office:value-type="float" office:value="249" calcext:value-type="float">
            <text:p>249</text:p>
          </table:table-cell>
          <table:table-cell table:formula="of:=IF([.A43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40]" office:value-type="string" office:string-value="203009" calcext:value-type="string">
            <text:p>203009</text:p>
          </table:table-cell>
          <table:table-cell office:value-type="float" office:value="202411" calcext:value-type="float">
            <text:p>202411</text:p>
          </table:table-cell>
          <table:table-cell table:formula="of:=IF([.A439]=&quot;&quot;;&quot;&quot;;4)" office:value-type="float" office:value="4" calcext:value-type="float">
            <text:p>4</text:p>
          </table:table-cell>
          <table:table-cell table:formula="of:=IF([.A439]=&quot;&quot;;&quot;&quot;;5173)" office:value-type="float" office:value="5173" calcext:value-type="float">
            <text:p>5173</text:p>
          </table:table-cell>
          <table:table-cell table:formula="of:=[$Total.C440]" office:value-type="string" office:string-value="10635052830" calcext:value-type="string">
            <text:p>10635052830</text:p>
          </table:table-cell>
          <table:table-cell table:formula="of:=[$Total.D440]" office:value-type="float" office:value="249" calcext:value-type="float">
            <text:p>249</text:p>
          </table:table-cell>
          <table:table-cell table:formula="of:=IF([.A43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41]" office:value-type="string" office:string-value="203084" calcext:value-type="string">
            <text:p>203084</text:p>
          </table:table-cell>
          <table:table-cell office:value-type="float" office:value="202411" calcext:value-type="float">
            <text:p>202411</text:p>
          </table:table-cell>
          <table:table-cell table:formula="of:=IF([.A440]=&quot;&quot;;&quot;&quot;;4)" office:value-type="float" office:value="4" calcext:value-type="float">
            <text:p>4</text:p>
          </table:table-cell>
          <table:table-cell table:formula="of:=IF([.A440]=&quot;&quot;;&quot;&quot;;5173)" office:value-type="float" office:value="5173" calcext:value-type="float">
            <text:p>5173</text:p>
          </table:table-cell>
          <table:table-cell table:formula="of:=[$Total.C441]" office:value-type="string" office:string-value="38867445820" calcext:value-type="string">
            <text:p>38867445820</text:p>
          </table:table-cell>
          <table:table-cell table:formula="of:=[$Total.D441]" office:value-type="float" office:value="249" calcext:value-type="float">
            <text:p>249</text:p>
          </table:table-cell>
          <table:table-cell table:formula="of:=IF([.A44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42]" office:value-type="string" office:string-value="203084" calcext:value-type="string">
            <text:p>203084</text:p>
          </table:table-cell>
          <table:table-cell office:value-type="float" office:value="202411" calcext:value-type="float">
            <text:p>202411</text:p>
          </table:table-cell>
          <table:table-cell table:formula="of:=IF([.A441]=&quot;&quot;;&quot;&quot;;4)" office:value-type="float" office:value="4" calcext:value-type="float">
            <text:p>4</text:p>
          </table:table-cell>
          <table:table-cell table:formula="of:=IF([.A441]=&quot;&quot;;&quot;&quot;;5173)" office:value-type="float" office:value="5173" calcext:value-type="float">
            <text:p>5173</text:p>
          </table:table-cell>
          <table:table-cell table:formula="of:=[$Total.C442]" office:value-type="string" office:string-value="46260594810" calcext:value-type="string">
            <text:p>46260594810</text:p>
          </table:table-cell>
          <table:table-cell table:formula="of:=[$Total.D442]" office:value-type="float" office:value="249" calcext:value-type="float">
            <text:p>249</text:p>
          </table:table-cell>
          <table:table-cell table:formula="of:=IF([.A44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43]" office:value-type="string" office:string-value="203084" calcext:value-type="string">
            <text:p>203084</text:p>
          </table:table-cell>
          <table:table-cell office:value-type="float" office:value="202411" calcext:value-type="float">
            <text:p>202411</text:p>
          </table:table-cell>
          <table:table-cell table:formula="of:=IF([.A442]=&quot;&quot;;&quot;&quot;;4)" office:value-type="float" office:value="4" calcext:value-type="float">
            <text:p>4</text:p>
          </table:table-cell>
          <table:table-cell table:formula="of:=IF([.A442]=&quot;&quot;;&quot;&quot;;5173)" office:value-type="float" office:value="5173" calcext:value-type="float">
            <text:p>5173</text:p>
          </table:table-cell>
          <table:table-cell table:formula="of:=[$Total.C443]" office:value-type="string" office:string-value="52517654875" calcext:value-type="string">
            <text:p>52517654875</text:p>
          </table:table-cell>
          <table:table-cell table:formula="of:=[$Total.D443]" office:value-type="float" office:value="249" calcext:value-type="float">
            <text:p>249</text:p>
          </table:table-cell>
          <table:table-cell table:formula="of:=IF([.A44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44]" office:value-type="string" office:string-value="203130" calcext:value-type="string">
            <text:p>203130</text:p>
          </table:table-cell>
          <table:table-cell office:value-type="float" office:value="202411" calcext:value-type="float">
            <text:p>202411</text:p>
          </table:table-cell>
          <table:table-cell table:formula="of:=IF([.A443]=&quot;&quot;;&quot;&quot;;4)" office:value-type="float" office:value="4" calcext:value-type="float">
            <text:p>4</text:p>
          </table:table-cell>
          <table:table-cell table:formula="of:=IF([.A443]=&quot;&quot;;&quot;&quot;;5173)" office:value-type="float" office:value="5173" calcext:value-type="float">
            <text:p>5173</text:p>
          </table:table-cell>
          <table:table-cell table:formula="of:=[$Total.C444]" office:value-type="string" office:string-value="26819741863" calcext:value-type="string">
            <text:p>26819741863</text:p>
          </table:table-cell>
          <table:table-cell table:formula="of:=[$Total.D444]" office:value-type="float" office:value="249" calcext:value-type="float">
            <text:p>249</text:p>
          </table:table-cell>
          <table:table-cell table:formula="of:=IF([.A44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45]" office:value-type="string" office:string-value="203726" calcext:value-type="string">
            <text:p>203726</text:p>
          </table:table-cell>
          <table:table-cell office:value-type="float" office:value="202411" calcext:value-type="float">
            <text:p>202411</text:p>
          </table:table-cell>
          <table:table-cell table:formula="of:=IF([.A444]=&quot;&quot;;&quot;&quot;;4)" office:value-type="float" office:value="4" calcext:value-type="float">
            <text:p>4</text:p>
          </table:table-cell>
          <table:table-cell table:formula="of:=IF([.A444]=&quot;&quot;;&quot;&quot;;5173)" office:value-type="float" office:value="5173" calcext:value-type="float">
            <text:p>5173</text:p>
          </table:table-cell>
          <table:table-cell table:formula="of:=[$Total.C445]" office:value-type="string" office:string-value="30477584845" calcext:value-type="string">
            <text:p>30477584845</text:p>
          </table:table-cell>
          <table:table-cell table:formula="of:=[$Total.D445]" office:value-type="float" office:value="249" calcext:value-type="float">
            <text:p>249</text:p>
          </table:table-cell>
          <table:table-cell table:formula="of:=IF([.A44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46]" office:value-type="string" office:string-value="203726" calcext:value-type="string">
            <text:p>203726</text:p>
          </table:table-cell>
          <table:table-cell office:value-type="float" office:value="202411" calcext:value-type="float">
            <text:p>202411</text:p>
          </table:table-cell>
          <table:table-cell table:formula="of:=IF([.A445]=&quot;&quot;;&quot;&quot;;4)" office:value-type="float" office:value="4" calcext:value-type="float">
            <text:p>4</text:p>
          </table:table-cell>
          <table:table-cell table:formula="of:=IF([.A445]=&quot;&quot;;&quot;&quot;;5173)" office:value-type="float" office:value="5173" calcext:value-type="float">
            <text:p>5173</text:p>
          </table:table-cell>
          <table:table-cell table:formula="of:=[$Total.C446]" office:value-type="string" office:string-value="49881632889" calcext:value-type="string">
            <text:p>49881632889</text:p>
          </table:table-cell>
          <table:table-cell table:formula="of:=[$Total.D446]" office:value-type="float" office:value="249" calcext:value-type="float">
            <text:p>249</text:p>
          </table:table-cell>
          <table:table-cell table:formula="of:=IF([.A44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47]" office:value-type="string" office:string-value="203947" calcext:value-type="string">
            <text:p>203947</text:p>
          </table:table-cell>
          <table:table-cell office:value-type="float" office:value="202411" calcext:value-type="float">
            <text:p>202411</text:p>
          </table:table-cell>
          <table:table-cell table:formula="of:=IF([.A446]=&quot;&quot;;&quot;&quot;;4)" office:value-type="float" office:value="4" calcext:value-type="float">
            <text:p>4</text:p>
          </table:table-cell>
          <table:table-cell table:formula="of:=IF([.A446]=&quot;&quot;;&quot;&quot;;5173)" office:value-type="float" office:value="5173" calcext:value-type="float">
            <text:p>5173</text:p>
          </table:table-cell>
          <table:table-cell table:formula="of:=[$Total.C447]" office:value-type="string" office:string-value="29601942840" calcext:value-type="string">
            <text:p>29601942840</text:p>
          </table:table-cell>
          <table:table-cell table:formula="of:=[$Total.D447]" office:value-type="float" office:value="249" calcext:value-type="float">
            <text:p>249</text:p>
          </table:table-cell>
          <table:table-cell table:formula="of:=IF([.A44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48]" office:value-type="string" office:string-value="204072" calcext:value-type="string">
            <text:p>204072</text:p>
          </table:table-cell>
          <table:table-cell office:value-type="float" office:value="202411" calcext:value-type="float">
            <text:p>202411</text:p>
          </table:table-cell>
          <table:table-cell table:formula="of:=IF([.A447]=&quot;&quot;;&quot;&quot;;4)" office:value-type="float" office:value="4" calcext:value-type="float">
            <text:p>4</text:p>
          </table:table-cell>
          <table:table-cell table:formula="of:=IF([.A447]=&quot;&quot;;&quot;&quot;;5173)" office:value-type="float" office:value="5173" calcext:value-type="float">
            <text:p>5173</text:p>
          </table:table-cell>
          <table:table-cell table:formula="of:=[$Total.C448]" office:value-type="string" office:string-value="55097396812" calcext:value-type="string">
            <text:p>55097396812</text:p>
          </table:table-cell>
          <table:table-cell table:formula="of:=[$Total.D448]" office:value-type="float" office:value="249" calcext:value-type="float">
            <text:p>249</text:p>
          </table:table-cell>
          <table:table-cell table:formula="of:=IF([.A44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49]" office:value-type="string" office:string-value="204072" calcext:value-type="string">
            <text:p>204072</text:p>
          </table:table-cell>
          <table:table-cell office:value-type="float" office:value="202411" calcext:value-type="float">
            <text:p>202411</text:p>
          </table:table-cell>
          <table:table-cell table:formula="of:=IF([.A448]=&quot;&quot;;&quot;&quot;;4)" office:value-type="float" office:value="4" calcext:value-type="float">
            <text:p>4</text:p>
          </table:table-cell>
          <table:table-cell table:formula="of:=IF([.A448]=&quot;&quot;;&quot;&quot;;5173)" office:value-type="float" office:value="5173" calcext:value-type="float">
            <text:p>5173</text:p>
          </table:table-cell>
          <table:table-cell table:formula="of:=[$Total.C449]" office:value-type="string" office:string-value="22504376880" calcext:value-type="string">
            <text:p>22504376880</text:p>
          </table:table-cell>
          <table:table-cell table:formula="of:=[$Total.D449]" office:value-type="float" office:value="249" calcext:value-type="float">
            <text:p>249</text:p>
          </table:table-cell>
          <table:table-cell table:formula="of:=IF([.A44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50]" office:value-type="string" office:string-value="204552" calcext:value-type="string">
            <text:p>204552</text:p>
          </table:table-cell>
          <table:table-cell office:value-type="float" office:value="202411" calcext:value-type="float">
            <text:p>202411</text:p>
          </table:table-cell>
          <table:table-cell table:formula="of:=IF([.A449]=&quot;&quot;;&quot;&quot;;4)" office:value-type="float" office:value="4" calcext:value-type="float">
            <text:p>4</text:p>
          </table:table-cell>
          <table:table-cell table:formula="of:=IF([.A449]=&quot;&quot;;&quot;&quot;;5173)" office:value-type="float" office:value="5173" calcext:value-type="float">
            <text:p>5173</text:p>
          </table:table-cell>
          <table:table-cell table:formula="of:=[$Total.C450]" office:value-type="string" office:string-value="06075944893" calcext:value-type="string">
            <text:p>06075944893</text:p>
          </table:table-cell>
          <table:table-cell table:formula="of:=[$Total.D450]" office:value-type="float" office:value="249" calcext:value-type="float">
            <text:p>249</text:p>
          </table:table-cell>
          <table:table-cell table:formula="of:=IF([.A44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51]" office:value-type="string" office:string-value="204803" calcext:value-type="string">
            <text:p>204803</text:p>
          </table:table-cell>
          <table:table-cell office:value-type="float" office:value="202411" calcext:value-type="float">
            <text:p>202411</text:p>
          </table:table-cell>
          <table:table-cell table:formula="of:=IF([.A450]=&quot;&quot;;&quot;&quot;;4)" office:value-type="float" office:value="4" calcext:value-type="float">
            <text:p>4</text:p>
          </table:table-cell>
          <table:table-cell table:formula="of:=IF([.A450]=&quot;&quot;;&quot;&quot;;5173)" office:value-type="float" office:value="5173" calcext:value-type="float">
            <text:p>5173</text:p>
          </table:table-cell>
          <table:table-cell table:formula="of:=[$Total.C451]" office:value-type="string" office:string-value="28326179809" calcext:value-type="string">
            <text:p>28326179809</text:p>
          </table:table-cell>
          <table:table-cell table:formula="of:=[$Total.D451]" office:value-type="float" office:value="249" calcext:value-type="float">
            <text:p>249</text:p>
          </table:table-cell>
          <table:table-cell table:formula="of:=IF([.A45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52]" office:value-type="string" office:string-value="204803" calcext:value-type="string">
            <text:p>204803</text:p>
          </table:table-cell>
          <table:table-cell office:value-type="float" office:value="202411" calcext:value-type="float">
            <text:p>202411</text:p>
          </table:table-cell>
          <table:table-cell table:formula="of:=IF([.A451]=&quot;&quot;;&quot;&quot;;4)" office:value-type="float" office:value="4" calcext:value-type="float">
            <text:p>4</text:p>
          </table:table-cell>
          <table:table-cell table:formula="of:=IF([.A451]=&quot;&quot;;&quot;&quot;;5173)" office:value-type="float" office:value="5173" calcext:value-type="float">
            <text:p>5173</text:p>
          </table:table-cell>
          <table:table-cell table:formula="of:=[$Total.C452]" office:value-type="string" office:string-value="50422209848" calcext:value-type="string">
            <text:p>50422209848</text:p>
          </table:table-cell>
          <table:table-cell table:formula="of:=[$Total.D452]" office:value-type="float" office:value="249" calcext:value-type="float">
            <text:p>249</text:p>
          </table:table-cell>
          <table:table-cell table:formula="of:=IF([.A45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53]" office:value-type="string" office:string-value="204900" calcext:value-type="string">
            <text:p>204900</text:p>
          </table:table-cell>
          <table:table-cell office:value-type="float" office:value="202411" calcext:value-type="float">
            <text:p>202411</text:p>
          </table:table-cell>
          <table:table-cell table:formula="of:=IF([.A452]=&quot;&quot;;&quot;&quot;;4)" office:value-type="float" office:value="4" calcext:value-type="float">
            <text:p>4</text:p>
          </table:table-cell>
          <table:table-cell table:formula="of:=IF([.A452]=&quot;&quot;;&quot;&quot;;5173)" office:value-type="float" office:value="5173" calcext:value-type="float">
            <text:p>5173</text:p>
          </table:table-cell>
          <table:table-cell table:formula="of:=[$Total.C453]" office:value-type="string" office:string-value="54534833857" calcext:value-type="string">
            <text:p>54534833857</text:p>
          </table:table-cell>
          <table:table-cell table:formula="of:=[$Total.D453]" office:value-type="float" office:value="249" calcext:value-type="float">
            <text:p>249</text:p>
          </table:table-cell>
          <table:table-cell table:formula="of:=IF([.A45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54]" office:value-type="string" office:string-value="206628" calcext:value-type="string">
            <text:p>206628</text:p>
          </table:table-cell>
          <table:table-cell office:value-type="float" office:value="202411" calcext:value-type="float">
            <text:p>202411</text:p>
          </table:table-cell>
          <table:table-cell table:formula="of:=IF([.A453]=&quot;&quot;;&quot;&quot;;4)" office:value-type="float" office:value="4" calcext:value-type="float">
            <text:p>4</text:p>
          </table:table-cell>
          <table:table-cell table:formula="of:=IF([.A453]=&quot;&quot;;&quot;&quot;;5173)" office:value-type="float" office:value="5173" calcext:value-type="float">
            <text:p>5173</text:p>
          </table:table-cell>
          <table:table-cell table:formula="of:=[$Total.C454]" office:value-type="string" office:string-value="15164541890" calcext:value-type="string">
            <text:p>15164541890</text:p>
          </table:table-cell>
          <table:table-cell table:formula="of:=[$Total.D454]" office:value-type="float" office:value="249" calcext:value-type="float">
            <text:p>249</text:p>
          </table:table-cell>
          <table:table-cell table:formula="of:=IF([.A45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55]" office:value-type="string" office:string-value="206695" calcext:value-type="string">
            <text:p>206695</text:p>
          </table:table-cell>
          <table:table-cell office:value-type="float" office:value="202411" calcext:value-type="float">
            <text:p>202411</text:p>
          </table:table-cell>
          <table:table-cell table:formula="of:=IF([.A454]=&quot;&quot;;&quot;&quot;;4)" office:value-type="float" office:value="4" calcext:value-type="float">
            <text:p>4</text:p>
          </table:table-cell>
          <table:table-cell table:formula="of:=IF([.A454]=&quot;&quot;;&quot;&quot;;5173)" office:value-type="float" office:value="5173" calcext:value-type="float">
            <text:p>5173</text:p>
          </table:table-cell>
          <table:table-cell table:formula="of:=[$Total.C455]" office:value-type="string" office:string-value="88791874653" calcext:value-type="string">
            <text:p>88791874653</text:p>
          </table:table-cell>
          <table:table-cell table:formula="of:=[$Total.D455]" office:value-type="float" office:value="249" calcext:value-type="float">
            <text:p>249</text:p>
          </table:table-cell>
          <table:table-cell table:formula="of:=IF([.A45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56]" office:value-type="string" office:string-value="206695" calcext:value-type="string">
            <text:p>206695</text:p>
          </table:table-cell>
          <table:table-cell office:value-type="float" office:value="202411" calcext:value-type="float">
            <text:p>202411</text:p>
          </table:table-cell>
          <table:table-cell table:formula="of:=IF([.A455]=&quot;&quot;;&quot;&quot;;4)" office:value-type="float" office:value="4" calcext:value-type="float">
            <text:p>4</text:p>
          </table:table-cell>
          <table:table-cell table:formula="of:=IF([.A455]=&quot;&quot;;&quot;&quot;;5173)" office:value-type="float" office:value="5173" calcext:value-type="float">
            <text:p>5173</text:p>
          </table:table-cell>
          <table:table-cell table:formula="of:=[$Total.C456]" office:value-type="string" office:string-value="42421394899" calcext:value-type="string">
            <text:p>42421394899</text:p>
          </table:table-cell>
          <table:table-cell table:formula="of:=[$Total.D456]" office:value-type="float" office:value="249" calcext:value-type="float">
            <text:p>249</text:p>
          </table:table-cell>
          <table:table-cell table:formula="of:=IF([.A45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57]" office:value-type="string" office:string-value="206903" calcext:value-type="string">
            <text:p>206903</text:p>
          </table:table-cell>
          <table:table-cell office:value-type="float" office:value="202411" calcext:value-type="float">
            <text:p>202411</text:p>
          </table:table-cell>
          <table:table-cell table:formula="of:=IF([.A456]=&quot;&quot;;&quot;&quot;;4)" office:value-type="float" office:value="4" calcext:value-type="float">
            <text:p>4</text:p>
          </table:table-cell>
          <table:table-cell table:formula="of:=IF([.A456]=&quot;&quot;;&quot;&quot;;5173)" office:value-type="float" office:value="5173" calcext:value-type="float">
            <text:p>5173</text:p>
          </table:table-cell>
          <table:table-cell table:formula="of:=[$Total.C457]" office:value-type="string" office:string-value="51415753814" calcext:value-type="string">
            <text:p>51415753814</text:p>
          </table:table-cell>
          <table:table-cell table:formula="of:=[$Total.D457]" office:value-type="float" office:value="249" calcext:value-type="float">
            <text:p>249</text:p>
          </table:table-cell>
          <table:table-cell table:formula="of:=IF([.A45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58]" office:value-type="string" office:string-value="206903" calcext:value-type="string">
            <text:p>206903</text:p>
          </table:table-cell>
          <table:table-cell office:value-type="float" office:value="202411" calcext:value-type="float">
            <text:p>202411</text:p>
          </table:table-cell>
          <table:table-cell table:formula="of:=IF([.A457]=&quot;&quot;;&quot;&quot;;4)" office:value-type="float" office:value="4" calcext:value-type="float">
            <text:p>4</text:p>
          </table:table-cell>
          <table:table-cell table:formula="of:=IF([.A457]=&quot;&quot;;&quot;&quot;;5173)" office:value-type="float" office:value="5173" calcext:value-type="float">
            <text:p>5173</text:p>
          </table:table-cell>
          <table:table-cell table:formula="of:=[$Total.C458]" office:value-type="string" office:string-value="33318291889" calcext:value-type="string">
            <text:p>33318291889</text:p>
          </table:table-cell>
          <table:table-cell table:formula="of:=[$Total.D458]" office:value-type="float" office:value="249" calcext:value-type="float">
            <text:p>249</text:p>
          </table:table-cell>
          <table:table-cell table:formula="of:=IF([.A45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59]" office:value-type="string" office:string-value="206903" calcext:value-type="string">
            <text:p>206903</text:p>
          </table:table-cell>
          <table:table-cell office:value-type="float" office:value="202411" calcext:value-type="float">
            <text:p>202411</text:p>
          </table:table-cell>
          <table:table-cell table:formula="of:=IF([.A458]=&quot;&quot;;&quot;&quot;;4)" office:value-type="float" office:value="4" calcext:value-type="float">
            <text:p>4</text:p>
          </table:table-cell>
          <table:table-cell table:formula="of:=IF([.A458]=&quot;&quot;;&quot;&quot;;5173)" office:value-type="float" office:value="5173" calcext:value-type="float">
            <text:p>5173</text:p>
          </table:table-cell>
          <table:table-cell table:formula="of:=[$Total.C459]" office:value-type="string" office:string-value="58041420893" calcext:value-type="string">
            <text:p>58041420893</text:p>
          </table:table-cell>
          <table:table-cell table:formula="of:=[$Total.D459]" office:value-type="float" office:value="249" calcext:value-type="float">
            <text:p>249</text:p>
          </table:table-cell>
          <table:table-cell table:formula="of:=IF([.A45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60]" office:value-type="string" office:string-value="206903" calcext:value-type="string">
            <text:p>206903</text:p>
          </table:table-cell>
          <table:table-cell office:value-type="float" office:value="202411" calcext:value-type="float">
            <text:p>202411</text:p>
          </table:table-cell>
          <table:table-cell table:formula="of:=IF([.A459]=&quot;&quot;;&quot;&quot;;4)" office:value-type="float" office:value="4" calcext:value-type="float">
            <text:p>4</text:p>
          </table:table-cell>
          <table:table-cell table:formula="of:=IF([.A459]=&quot;&quot;;&quot;&quot;;5173)" office:value-type="float" office:value="5173" calcext:value-type="float">
            <text:p>5173</text:p>
          </table:table-cell>
          <table:table-cell table:formula="of:=[$Total.C460]" office:value-type="string" office:string-value="60819195871" calcext:value-type="string">
            <text:p>60819195871</text:p>
          </table:table-cell>
          <table:table-cell table:formula="of:=[$Total.D460]" office:value-type="float" office:value="249" calcext:value-type="float">
            <text:p>249</text:p>
          </table:table-cell>
          <table:table-cell table:formula="of:=IF([.A45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61]" office:value-type="string" office:string-value="206903" calcext:value-type="string">
            <text:p>206903</text:p>
          </table:table-cell>
          <table:table-cell office:value-type="float" office:value="202411" calcext:value-type="float">
            <text:p>202411</text:p>
          </table:table-cell>
          <table:table-cell table:formula="of:=IF([.A460]=&quot;&quot;;&quot;&quot;;4)" office:value-type="float" office:value="4" calcext:value-type="float">
            <text:p>4</text:p>
          </table:table-cell>
          <table:table-cell table:formula="of:=IF([.A460]=&quot;&quot;;&quot;&quot;;5173)" office:value-type="float" office:value="5173" calcext:value-type="float">
            <text:p>5173</text:p>
          </table:table-cell>
          <table:table-cell table:formula="of:=[$Total.C461]" office:value-type="string" office:string-value="54640226861" calcext:value-type="string">
            <text:p>54640226861</text:p>
          </table:table-cell>
          <table:table-cell table:formula="of:=[$Total.D461]" office:value-type="float" office:value="249" calcext:value-type="float">
            <text:p>249</text:p>
          </table:table-cell>
          <table:table-cell table:formula="of:=IF([.A46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62]" office:value-type="string" office:string-value="207284" calcext:value-type="string">
            <text:p>207284</text:p>
          </table:table-cell>
          <table:table-cell office:value-type="float" office:value="202411" calcext:value-type="float">
            <text:p>202411</text:p>
          </table:table-cell>
          <table:table-cell table:formula="of:=IF([.A461]=&quot;&quot;;&quot;&quot;;4)" office:value-type="float" office:value="4" calcext:value-type="float">
            <text:p>4</text:p>
          </table:table-cell>
          <table:table-cell table:formula="of:=IF([.A461]=&quot;&quot;;&quot;&quot;;5173)" office:value-type="float" office:value="5173" calcext:value-type="float">
            <text:p>5173</text:p>
          </table:table-cell>
          <table:table-cell table:formula="of:=[$Total.C462]" office:value-type="string" office:string-value="06765093800" calcext:value-type="string">
            <text:p>06765093800</text:p>
          </table:table-cell>
          <table:table-cell table:formula="of:=[$Total.D462]" office:value-type="float" office:value="249" calcext:value-type="float">
            <text:p>249</text:p>
          </table:table-cell>
          <table:table-cell table:formula="of:=IF([.A46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63]" office:value-type="string" office:string-value="207519" calcext:value-type="string">
            <text:p>207519</text:p>
          </table:table-cell>
          <table:table-cell office:value-type="float" office:value="202411" calcext:value-type="float">
            <text:p>202411</text:p>
          </table:table-cell>
          <table:table-cell table:formula="of:=IF([.A462]=&quot;&quot;;&quot;&quot;;4)" office:value-type="float" office:value="4" calcext:value-type="float">
            <text:p>4</text:p>
          </table:table-cell>
          <table:table-cell table:formula="of:=IF([.A462]=&quot;&quot;;&quot;&quot;;5173)" office:value-type="float" office:value="5173" calcext:value-type="float">
            <text:p>5173</text:p>
          </table:table-cell>
          <table:table-cell table:formula="of:=[$Total.C463]" office:value-type="string" office:string-value="16068195856" calcext:value-type="string">
            <text:p>16068195856</text:p>
          </table:table-cell>
          <table:table-cell table:formula="of:=[$Total.D463]" office:value-type="float" office:value="249" calcext:value-type="float">
            <text:p>249</text:p>
          </table:table-cell>
          <table:table-cell table:formula="of:=IF([.A46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64]" office:value-type="string" office:string-value="207721" calcext:value-type="string">
            <text:p>207721</text:p>
          </table:table-cell>
          <table:table-cell office:value-type="float" office:value="202411" calcext:value-type="float">
            <text:p>202411</text:p>
          </table:table-cell>
          <table:table-cell table:formula="of:=IF([.A463]=&quot;&quot;;&quot;&quot;;4)" office:value-type="float" office:value="4" calcext:value-type="float">
            <text:p>4</text:p>
          </table:table-cell>
          <table:table-cell table:formula="of:=IF([.A463]=&quot;&quot;;&quot;&quot;;5173)" office:value-type="float" office:value="5173" calcext:value-type="float">
            <text:p>5173</text:p>
          </table:table-cell>
          <table:table-cell table:formula="of:=[$Total.C464]" office:value-type="string" office:string-value="06771031829" calcext:value-type="string">
            <text:p>06771031829</text:p>
          </table:table-cell>
          <table:table-cell table:formula="of:=[$Total.D464]" office:value-type="float" office:value="249" calcext:value-type="float">
            <text:p>249</text:p>
          </table:table-cell>
          <table:table-cell table:formula="of:=IF([.A46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65]" office:value-type="string" office:string-value="208272" calcext:value-type="string">
            <text:p>208272</text:p>
          </table:table-cell>
          <table:table-cell office:value-type="float" office:value="202411" calcext:value-type="float">
            <text:p>202411</text:p>
          </table:table-cell>
          <table:table-cell table:formula="of:=IF([.A464]=&quot;&quot;;&quot;&quot;;4)" office:value-type="float" office:value="4" calcext:value-type="float">
            <text:p>4</text:p>
          </table:table-cell>
          <table:table-cell table:formula="of:=IF([.A464]=&quot;&quot;;&quot;&quot;;5173)" office:value-type="float" office:value="5173" calcext:value-type="float">
            <text:p>5173</text:p>
          </table:table-cell>
          <table:table-cell table:formula="of:=[$Total.C465]" office:value-type="string" office:string-value="27729344890" calcext:value-type="string">
            <text:p>27729344890</text:p>
          </table:table-cell>
          <table:table-cell table:formula="of:=[$Total.D465]" office:value-type="float" office:value="249" calcext:value-type="float">
            <text:p>249</text:p>
          </table:table-cell>
          <table:table-cell table:formula="of:=IF([.A46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66]" office:value-type="string" office:string-value="208949" calcext:value-type="string">
            <text:p>208949</text:p>
          </table:table-cell>
          <table:table-cell office:value-type="float" office:value="202411" calcext:value-type="float">
            <text:p>202411</text:p>
          </table:table-cell>
          <table:table-cell table:formula="of:=IF([.A465]=&quot;&quot;;&quot;&quot;;4)" office:value-type="float" office:value="4" calcext:value-type="float">
            <text:p>4</text:p>
          </table:table-cell>
          <table:table-cell table:formula="of:=IF([.A465]=&quot;&quot;;&quot;&quot;;5173)" office:value-type="float" office:value="5173" calcext:value-type="float">
            <text:p>5173</text:p>
          </table:table-cell>
          <table:table-cell table:formula="of:=[$Total.C466]" office:value-type="string" office:string-value="77071670668" calcext:value-type="string">
            <text:p>77071670668</text:p>
          </table:table-cell>
          <table:table-cell table:formula="of:=[$Total.D466]" office:value-type="float" office:value="249" calcext:value-type="float">
            <text:p>249</text:p>
          </table:table-cell>
          <table:table-cell table:formula="of:=IF([.A46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67]" office:value-type="string" office:string-value="209244" calcext:value-type="string">
            <text:p>209244</text:p>
          </table:table-cell>
          <table:table-cell office:value-type="float" office:value="202411" calcext:value-type="float">
            <text:p>202411</text:p>
          </table:table-cell>
          <table:table-cell table:formula="of:=IF([.A466]=&quot;&quot;;&quot;&quot;;4)" office:value-type="float" office:value="4" calcext:value-type="float">
            <text:p>4</text:p>
          </table:table-cell>
          <table:table-cell table:formula="of:=IF([.A466]=&quot;&quot;;&quot;&quot;;5173)" office:value-type="float" office:value="5173" calcext:value-type="float">
            <text:p>5173</text:p>
          </table:table-cell>
          <table:table-cell table:formula="of:=[$Total.C467]" office:value-type="string" office:string-value="55682795865" calcext:value-type="string">
            <text:p>55682795865</text:p>
          </table:table-cell>
          <table:table-cell table:formula="of:=[$Total.D467]" office:value-type="float" office:value="249" calcext:value-type="float">
            <text:p>249</text:p>
          </table:table-cell>
          <table:table-cell table:formula="of:=IF([.A46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68]" office:value-type="string" office:string-value="209538" calcext:value-type="string">
            <text:p>209538</text:p>
          </table:table-cell>
          <table:table-cell office:value-type="float" office:value="202411" calcext:value-type="float">
            <text:p>202411</text:p>
          </table:table-cell>
          <table:table-cell table:formula="of:=IF([.A467]=&quot;&quot;;&quot;&quot;;4)" office:value-type="float" office:value="4" calcext:value-type="float">
            <text:p>4</text:p>
          </table:table-cell>
          <table:table-cell table:formula="of:=IF([.A467]=&quot;&quot;;&quot;&quot;;5173)" office:value-type="float" office:value="5173" calcext:value-type="float">
            <text:p>5173</text:p>
          </table:table-cell>
          <table:table-cell table:formula="of:=[$Total.C468]" office:value-type="string" office:string-value="28774731807" calcext:value-type="string">
            <text:p>28774731807</text:p>
          </table:table-cell>
          <table:table-cell table:formula="of:=[$Total.D468]" office:value-type="float" office:value="249" calcext:value-type="float">
            <text:p>249</text:p>
          </table:table-cell>
          <table:table-cell table:formula="of:=IF([.A46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69]" office:value-type="string" office:string-value="209538" calcext:value-type="string">
            <text:p>209538</text:p>
          </table:table-cell>
          <table:table-cell office:value-type="float" office:value="202411" calcext:value-type="float">
            <text:p>202411</text:p>
          </table:table-cell>
          <table:table-cell table:formula="of:=IF([.A468]=&quot;&quot;;&quot;&quot;;4)" office:value-type="float" office:value="4" calcext:value-type="float">
            <text:p>4</text:p>
          </table:table-cell>
          <table:table-cell table:formula="of:=IF([.A468]=&quot;&quot;;&quot;&quot;;5173)" office:value-type="float" office:value="5173" calcext:value-type="float">
            <text:p>5173</text:p>
          </table:table-cell>
          <table:table-cell table:formula="of:=[$Total.C469]" office:value-type="string" office:string-value="52946313859" calcext:value-type="string">
            <text:p>52946313859</text:p>
          </table:table-cell>
          <table:table-cell table:formula="of:=[$Total.D469]" office:value-type="float" office:value="249" calcext:value-type="float">
            <text:p>249</text:p>
          </table:table-cell>
          <table:table-cell table:formula="of:=IF([.A46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70]" office:value-type="string" office:string-value="209600" calcext:value-type="string">
            <text:p>209600</text:p>
          </table:table-cell>
          <table:table-cell office:value-type="float" office:value="202411" calcext:value-type="float">
            <text:p>202411</text:p>
          </table:table-cell>
          <table:table-cell table:formula="of:=IF([.A469]=&quot;&quot;;&quot;&quot;;4)" office:value-type="float" office:value="4" calcext:value-type="float">
            <text:p>4</text:p>
          </table:table-cell>
          <table:table-cell table:formula="of:=IF([.A469]=&quot;&quot;;&quot;&quot;;5173)" office:value-type="float" office:value="5173" calcext:value-type="float">
            <text:p>5173</text:p>
          </table:table-cell>
          <table:table-cell table:formula="of:=[$Total.C470]" office:value-type="string" office:string-value="55525824892" calcext:value-type="string">
            <text:p>55525824892</text:p>
          </table:table-cell>
          <table:table-cell table:formula="of:=[$Total.D470]" office:value-type="float" office:value="249" calcext:value-type="float">
            <text:p>249</text:p>
          </table:table-cell>
          <table:table-cell table:formula="of:=IF([.A46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71]" office:value-type="string" office:string-value="209600" calcext:value-type="string">
            <text:p>209600</text:p>
          </table:table-cell>
          <table:table-cell office:value-type="float" office:value="202411" calcext:value-type="float">
            <text:p>202411</text:p>
          </table:table-cell>
          <table:table-cell table:formula="of:=IF([.A470]=&quot;&quot;;&quot;&quot;;4)" office:value-type="float" office:value="4" calcext:value-type="float">
            <text:p>4</text:p>
          </table:table-cell>
          <table:table-cell table:formula="of:=IF([.A470]=&quot;&quot;;&quot;&quot;;5173)" office:value-type="float" office:value="5173" calcext:value-type="float">
            <text:p>5173</text:p>
          </table:table-cell>
          <table:table-cell table:formula="of:=[$Total.C471]" office:value-type="string" office:string-value="27890474806" calcext:value-type="string">
            <text:p>27890474806</text:p>
          </table:table-cell>
          <table:table-cell table:formula="of:=[$Total.D471]" office:value-type="float" office:value="249" calcext:value-type="float">
            <text:p>249</text:p>
          </table:table-cell>
          <table:table-cell table:formula="of:=IF([.A47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72]" office:value-type="string" office:string-value="209813" calcext:value-type="string">
            <text:p>209813</text:p>
          </table:table-cell>
          <table:table-cell office:value-type="float" office:value="202411" calcext:value-type="float">
            <text:p>202411</text:p>
          </table:table-cell>
          <table:table-cell table:formula="of:=IF([.A471]=&quot;&quot;;&quot;&quot;;4)" office:value-type="float" office:value="4" calcext:value-type="float">
            <text:p>4</text:p>
          </table:table-cell>
          <table:table-cell table:formula="of:=IF([.A471]=&quot;&quot;;&quot;&quot;;5173)" office:value-type="float" office:value="5173" calcext:value-type="float">
            <text:p>5173</text:p>
          </table:table-cell>
          <table:table-cell table:formula="of:=[$Total.C472]" office:value-type="string" office:string-value="12339760879" calcext:value-type="string">
            <text:p>12339760879</text:p>
          </table:table-cell>
          <table:table-cell table:formula="of:=[$Total.D472]" office:value-type="float" office:value="249" calcext:value-type="float">
            <text:p>249</text:p>
          </table:table-cell>
          <table:table-cell table:formula="of:=IF([.A47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73]" office:value-type="string" office:string-value="210315" calcext:value-type="string">
            <text:p>210315</text:p>
          </table:table-cell>
          <table:table-cell office:value-type="float" office:value="202411" calcext:value-type="float">
            <text:p>202411</text:p>
          </table:table-cell>
          <table:table-cell table:formula="of:=IF([.A472]=&quot;&quot;;&quot;&quot;;4)" office:value-type="float" office:value="4" calcext:value-type="float">
            <text:p>4</text:p>
          </table:table-cell>
          <table:table-cell table:formula="of:=IF([.A472]=&quot;&quot;;&quot;&quot;;5173)" office:value-type="float" office:value="5173" calcext:value-type="float">
            <text:p>5173</text:p>
          </table:table-cell>
          <table:table-cell table:formula="of:=[$Total.C473]" office:value-type="string" office:string-value="17576034840" calcext:value-type="string">
            <text:p>17576034840</text:p>
          </table:table-cell>
          <table:table-cell table:formula="of:=[$Total.D473]" office:value-type="float" office:value="249" calcext:value-type="float">
            <text:p>249</text:p>
          </table:table-cell>
          <table:table-cell table:formula="of:=IF([.A47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74]" office:value-type="string" office:string-value="210331" calcext:value-type="string">
            <text:p>210331</text:p>
          </table:table-cell>
          <table:table-cell office:value-type="float" office:value="202411" calcext:value-type="float">
            <text:p>202411</text:p>
          </table:table-cell>
          <table:table-cell table:formula="of:=IF([.A473]=&quot;&quot;;&quot;&quot;;4)" office:value-type="float" office:value="4" calcext:value-type="float">
            <text:p>4</text:p>
          </table:table-cell>
          <table:table-cell table:formula="of:=IF([.A473]=&quot;&quot;;&quot;&quot;;5173)" office:value-type="float" office:value="5173" calcext:value-type="float">
            <text:p>5173</text:p>
          </table:table-cell>
          <table:table-cell table:formula="of:=[$Total.C474]" office:value-type="string" office:string-value="17765817841" calcext:value-type="string">
            <text:p>17765817841</text:p>
          </table:table-cell>
          <table:table-cell table:formula="of:=[$Total.D474]" office:value-type="float" office:value="249" calcext:value-type="float">
            <text:p>249</text:p>
          </table:table-cell>
          <table:table-cell table:formula="of:=IF([.A47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75]" office:value-type="string" office:string-value="210595" calcext:value-type="string">
            <text:p>210595</text:p>
          </table:table-cell>
          <table:table-cell office:value-type="float" office:value="202411" calcext:value-type="float">
            <text:p>202411</text:p>
          </table:table-cell>
          <table:table-cell table:formula="of:=IF([.A474]=&quot;&quot;;&quot;&quot;;4)" office:value-type="float" office:value="4" calcext:value-type="float">
            <text:p>4</text:p>
          </table:table-cell>
          <table:table-cell table:formula="of:=IF([.A474]=&quot;&quot;;&quot;&quot;;5173)" office:value-type="float" office:value="5173" calcext:value-type="float">
            <text:p>5173</text:p>
          </table:table-cell>
          <table:table-cell table:formula="of:=[$Total.C475]" office:value-type="string" office:string-value="13113147689" calcext:value-type="string">
            <text:p>13113147689</text:p>
          </table:table-cell>
          <table:table-cell table:formula="of:=[$Total.D475]" office:value-type="float" office:value="249" calcext:value-type="float">
            <text:p>249</text:p>
          </table:table-cell>
          <table:table-cell table:formula="of:=IF([.A47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76]" office:value-type="string" office:string-value="211265" calcext:value-type="string">
            <text:p>211265</text:p>
          </table:table-cell>
          <table:table-cell office:value-type="float" office:value="202411" calcext:value-type="float">
            <text:p>202411</text:p>
          </table:table-cell>
          <table:table-cell table:formula="of:=IF([.A475]=&quot;&quot;;&quot;&quot;;4)" office:value-type="float" office:value="4" calcext:value-type="float">
            <text:p>4</text:p>
          </table:table-cell>
          <table:table-cell table:formula="of:=IF([.A475]=&quot;&quot;;&quot;&quot;;5173)" office:value-type="float" office:value="5173" calcext:value-type="float">
            <text:p>5173</text:p>
          </table:table-cell>
          <table:table-cell table:formula="of:=[$Total.C476]" office:value-type="string" office:string-value="60266968813" calcext:value-type="string">
            <text:p>60266968813</text:p>
          </table:table-cell>
          <table:table-cell table:formula="of:=[$Total.D476]" office:value-type="float" office:value="249" calcext:value-type="float">
            <text:p>249</text:p>
          </table:table-cell>
          <table:table-cell table:formula="of:=IF([.A47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77]" office:value-type="string" office:string-value="211265" calcext:value-type="string">
            <text:p>211265</text:p>
          </table:table-cell>
          <table:table-cell office:value-type="float" office:value="202411" calcext:value-type="float">
            <text:p>202411</text:p>
          </table:table-cell>
          <table:table-cell table:formula="of:=IF([.A476]=&quot;&quot;;&quot;&quot;;4)" office:value-type="float" office:value="4" calcext:value-type="float">
            <text:p>4</text:p>
          </table:table-cell>
          <table:table-cell table:formula="of:=IF([.A476]=&quot;&quot;;&quot;&quot;;5173)" office:value-type="float" office:value="5173" calcext:value-type="float">
            <text:p>5173</text:p>
          </table:table-cell>
          <table:table-cell table:formula="of:=[$Total.C477]" office:value-type="string" office:string-value="35654774824" calcext:value-type="string">
            <text:p>35654774824</text:p>
          </table:table-cell>
          <table:table-cell table:formula="of:=[$Total.D477]" office:value-type="float" office:value="249" calcext:value-type="float">
            <text:p>249</text:p>
          </table:table-cell>
          <table:table-cell table:formula="of:=IF([.A47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78]" office:value-type="string" office:string-value="211273" calcext:value-type="string">
            <text:p>211273</text:p>
          </table:table-cell>
          <table:table-cell office:value-type="float" office:value="202411" calcext:value-type="float">
            <text:p>202411</text:p>
          </table:table-cell>
          <table:table-cell table:formula="of:=IF([.A477]=&quot;&quot;;&quot;&quot;;4)" office:value-type="float" office:value="4" calcext:value-type="float">
            <text:p>4</text:p>
          </table:table-cell>
          <table:table-cell table:formula="of:=IF([.A477]=&quot;&quot;;&quot;&quot;;5173)" office:value-type="float" office:value="5173" calcext:value-type="float">
            <text:p>5173</text:p>
          </table:table-cell>
          <table:table-cell table:formula="of:=[$Total.C478]" office:value-type="string" office:string-value="07645853808" calcext:value-type="string">
            <text:p>07645853808</text:p>
          </table:table-cell>
          <table:table-cell table:formula="of:=[$Total.D478]" office:value-type="float" office:value="249" calcext:value-type="float">
            <text:p>249</text:p>
          </table:table-cell>
          <table:table-cell table:formula="of:=IF([.A47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79]" office:value-type="string" office:string-value="211362" calcext:value-type="string">
            <text:p>211362</text:p>
          </table:table-cell>
          <table:table-cell office:value-type="float" office:value="202411" calcext:value-type="float">
            <text:p>202411</text:p>
          </table:table-cell>
          <table:table-cell table:formula="of:=IF([.A478]=&quot;&quot;;&quot;&quot;;4)" office:value-type="float" office:value="4" calcext:value-type="float">
            <text:p>4</text:p>
          </table:table-cell>
          <table:table-cell table:formula="of:=IF([.A478]=&quot;&quot;;&quot;&quot;;5173)" office:value-type="float" office:value="5173" calcext:value-type="float">
            <text:p>5173</text:p>
          </table:table-cell>
          <table:table-cell table:formula="of:=[$Total.C479]" office:value-type="string" office:string-value="33348954835" calcext:value-type="string">
            <text:p>33348954835</text:p>
          </table:table-cell>
          <table:table-cell table:formula="of:=[$Total.D479]" office:value-type="float" office:value="249" calcext:value-type="float">
            <text:p>249</text:p>
          </table:table-cell>
          <table:table-cell table:formula="of:=IF([.A47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80]" office:value-type="string" office:string-value="211397" calcext:value-type="string">
            <text:p>211397</text:p>
          </table:table-cell>
          <table:table-cell office:value-type="float" office:value="202411" calcext:value-type="float">
            <text:p>202411</text:p>
          </table:table-cell>
          <table:table-cell table:formula="of:=IF([.A479]=&quot;&quot;;&quot;&quot;;4)" office:value-type="float" office:value="4" calcext:value-type="float">
            <text:p>4</text:p>
          </table:table-cell>
          <table:table-cell table:formula="of:=IF([.A479]=&quot;&quot;;&quot;&quot;;5173)" office:value-type="float" office:value="5173" calcext:value-type="float">
            <text:p>5173</text:p>
          </table:table-cell>
          <table:table-cell table:formula="of:=[$Total.C480]" office:value-type="string" office:string-value="07885007839" calcext:value-type="string">
            <text:p>07885007839</text:p>
          </table:table-cell>
          <table:table-cell table:formula="of:=[$Total.D480]" office:value-type="float" office:value="249" calcext:value-type="float">
            <text:p>249</text:p>
          </table:table-cell>
          <table:table-cell table:formula="of:=IF([.A47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81]" office:value-type="string" office:string-value="211443" calcext:value-type="string">
            <text:p>211443</text:p>
          </table:table-cell>
          <table:table-cell office:value-type="float" office:value="202411" calcext:value-type="float">
            <text:p>202411</text:p>
          </table:table-cell>
          <table:table-cell table:formula="of:=IF([.A480]=&quot;&quot;;&quot;&quot;;4)" office:value-type="float" office:value="4" calcext:value-type="float">
            <text:p>4</text:p>
          </table:table-cell>
          <table:table-cell table:formula="of:=IF([.A480]=&quot;&quot;;&quot;&quot;;5173)" office:value-type="float" office:value="5173" calcext:value-type="float">
            <text:p>5173</text:p>
          </table:table-cell>
          <table:table-cell table:formula="of:=[$Total.C481]" office:value-type="string" office:string-value="12720857831" calcext:value-type="string">
            <text:p>12720857831</text:p>
          </table:table-cell>
          <table:table-cell table:formula="of:=[$Total.D481]" office:value-type="float" office:value="249" calcext:value-type="float">
            <text:p>249</text:p>
          </table:table-cell>
          <table:table-cell table:formula="of:=IF([.A48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82]" office:value-type="string" office:string-value="211494" calcext:value-type="string">
            <text:p>211494</text:p>
          </table:table-cell>
          <table:table-cell office:value-type="float" office:value="202411" calcext:value-type="float">
            <text:p>202411</text:p>
          </table:table-cell>
          <table:table-cell table:formula="of:=IF([.A481]=&quot;&quot;;&quot;&quot;;4)" office:value-type="float" office:value="4" calcext:value-type="float">
            <text:p>4</text:p>
          </table:table-cell>
          <table:table-cell table:formula="of:=IF([.A481]=&quot;&quot;;&quot;&quot;;5173)" office:value-type="float" office:value="5173" calcext:value-type="float">
            <text:p>5173</text:p>
          </table:table-cell>
          <table:table-cell table:formula="of:=[$Total.C482]" office:value-type="string" office:string-value="04808628856" calcext:value-type="string">
            <text:p>04808628856</text:p>
          </table:table-cell>
          <table:table-cell table:formula="of:=[$Total.D482]" office:value-type="float" office:value="249" calcext:value-type="float">
            <text:p>249</text:p>
          </table:table-cell>
          <table:table-cell table:formula="of:=IF([.A48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83]" office:value-type="string" office:string-value="211664" calcext:value-type="string">
            <text:p>211664</text:p>
          </table:table-cell>
          <table:table-cell office:value-type="float" office:value="202411" calcext:value-type="float">
            <text:p>202411</text:p>
          </table:table-cell>
          <table:table-cell table:formula="of:=IF([.A482]=&quot;&quot;;&quot;&quot;;4)" office:value-type="float" office:value="4" calcext:value-type="float">
            <text:p>4</text:p>
          </table:table-cell>
          <table:table-cell table:formula="of:=IF([.A482]=&quot;&quot;;&quot;&quot;;5173)" office:value-type="float" office:value="5173" calcext:value-type="float">
            <text:p>5173</text:p>
          </table:table-cell>
          <table:table-cell table:formula="of:=[$Total.C483]" office:value-type="string" office:string-value="05622009839" calcext:value-type="string">
            <text:p>05622009839</text:p>
          </table:table-cell>
          <table:table-cell table:formula="of:=[$Total.D483]" office:value-type="float" office:value="249" calcext:value-type="float">
            <text:p>249</text:p>
          </table:table-cell>
          <table:table-cell table:formula="of:=IF([.A48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84]" office:value-type="string" office:string-value="212130" calcext:value-type="string">
            <text:p>212130</text:p>
          </table:table-cell>
          <table:table-cell office:value-type="float" office:value="202411" calcext:value-type="float">
            <text:p>202411</text:p>
          </table:table-cell>
          <table:table-cell table:formula="of:=IF([.A483]=&quot;&quot;;&quot;&quot;;4)" office:value-type="float" office:value="4" calcext:value-type="float">
            <text:p>4</text:p>
          </table:table-cell>
          <table:table-cell table:formula="of:=IF([.A483]=&quot;&quot;;&quot;&quot;;5173)" office:value-type="float" office:value="5173" calcext:value-type="float">
            <text:p>5173</text:p>
          </table:table-cell>
          <table:table-cell table:formula="of:=[$Total.C484]" office:value-type="string" office:string-value="27783626653" calcext:value-type="string">
            <text:p>27783626653</text:p>
          </table:table-cell>
          <table:table-cell table:formula="of:=[$Total.D484]" office:value-type="float" office:value="249" calcext:value-type="float">
            <text:p>249</text:p>
          </table:table-cell>
          <table:table-cell table:formula="of:=IF([.A48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85]" office:value-type="string" office:string-value="212768" calcext:value-type="string">
            <text:p>212768</text:p>
          </table:table-cell>
          <table:table-cell office:value-type="float" office:value="202411" calcext:value-type="float">
            <text:p>202411</text:p>
          </table:table-cell>
          <table:table-cell table:formula="of:=IF([.A484]=&quot;&quot;;&quot;&quot;;4)" office:value-type="float" office:value="4" calcext:value-type="float">
            <text:p>4</text:p>
          </table:table-cell>
          <table:table-cell table:formula="of:=IF([.A484]=&quot;&quot;;&quot;&quot;;5173)" office:value-type="float" office:value="5173" calcext:value-type="float">
            <text:p>5173</text:p>
          </table:table-cell>
          <table:table-cell table:formula="of:=[$Total.C485]" office:value-type="string" office:string-value="60533874874" calcext:value-type="string">
            <text:p>60533874874</text:p>
          </table:table-cell>
          <table:table-cell table:formula="of:=[$Total.D485]" office:value-type="float" office:value="249" calcext:value-type="float">
            <text:p>249</text:p>
          </table:table-cell>
          <table:table-cell table:formula="of:=IF([.A48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86]" office:value-type="string" office:string-value="212768" calcext:value-type="string">
            <text:p>212768</text:p>
          </table:table-cell>
          <table:table-cell office:value-type="float" office:value="202411" calcext:value-type="float">
            <text:p>202411</text:p>
          </table:table-cell>
          <table:table-cell table:formula="of:=IF([.A485]=&quot;&quot;;&quot;&quot;;4)" office:value-type="float" office:value="4" calcext:value-type="float">
            <text:p>4</text:p>
          </table:table-cell>
          <table:table-cell table:formula="of:=IF([.A485]=&quot;&quot;;&quot;&quot;;5173)" office:value-type="float" office:value="5173" calcext:value-type="float">
            <text:p>5173</text:p>
          </table:table-cell>
          <table:table-cell table:formula="of:=[$Total.C486]" office:value-type="string" office:string-value="57343801805" calcext:value-type="string">
            <text:p>57343801805</text:p>
          </table:table-cell>
          <table:table-cell table:formula="of:=[$Total.D486]" office:value-type="float" office:value="249" calcext:value-type="float">
            <text:p>249</text:p>
          </table:table-cell>
          <table:table-cell table:formula="of:=IF([.A48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87]" office:value-type="string" office:string-value="212768" calcext:value-type="string">
            <text:p>212768</text:p>
          </table:table-cell>
          <table:table-cell office:value-type="float" office:value="202411" calcext:value-type="float">
            <text:p>202411</text:p>
          </table:table-cell>
          <table:table-cell table:formula="of:=IF([.A486]=&quot;&quot;;&quot;&quot;;4)" office:value-type="float" office:value="4" calcext:value-type="float">
            <text:p>4</text:p>
          </table:table-cell>
          <table:table-cell table:formula="of:=IF([.A486]=&quot;&quot;;&quot;&quot;;5173)" office:value-type="float" office:value="5173" calcext:value-type="float">
            <text:p>5173</text:p>
          </table:table-cell>
          <table:table-cell table:formula="of:=[$Total.C487]" office:value-type="string" office:string-value="38278823898" calcext:value-type="string">
            <text:p>38278823898</text:p>
          </table:table-cell>
          <table:table-cell table:formula="of:=[$Total.D487]" office:value-type="float" office:value="249" calcext:value-type="float">
            <text:p>249</text:p>
          </table:table-cell>
          <table:table-cell table:formula="of:=IF([.A48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88]" office:value-type="string" office:string-value="213691" calcext:value-type="string">
            <text:p>213691</text:p>
          </table:table-cell>
          <table:table-cell office:value-type="float" office:value="202411" calcext:value-type="float">
            <text:p>202411</text:p>
          </table:table-cell>
          <table:table-cell table:formula="of:=IF([.A487]=&quot;&quot;;&quot;&quot;;4)" office:value-type="float" office:value="4" calcext:value-type="float">
            <text:p>4</text:p>
          </table:table-cell>
          <table:table-cell table:formula="of:=IF([.A487]=&quot;&quot;;&quot;&quot;;5173)" office:value-type="float" office:value="5173" calcext:value-type="float">
            <text:p>5173</text:p>
          </table:table-cell>
          <table:table-cell table:formula="of:=[$Total.C488]" office:value-type="string" office:string-value="10993780873" calcext:value-type="string">
            <text:p>10993780873</text:p>
          </table:table-cell>
          <table:table-cell table:formula="of:=[$Total.D488]" office:value-type="float" office:value="249" calcext:value-type="float">
            <text:p>249</text:p>
          </table:table-cell>
          <table:table-cell table:formula="of:=IF([.A48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89]" office:value-type="string" office:string-value="213772" calcext:value-type="string">
            <text:p>213772</text:p>
          </table:table-cell>
          <table:table-cell office:value-type="float" office:value="202411" calcext:value-type="float">
            <text:p>202411</text:p>
          </table:table-cell>
          <table:table-cell table:formula="of:=IF([.A488]=&quot;&quot;;&quot;&quot;;4)" office:value-type="float" office:value="4" calcext:value-type="float">
            <text:p>4</text:p>
          </table:table-cell>
          <table:table-cell table:formula="of:=IF([.A488]=&quot;&quot;;&quot;&quot;;5173)" office:value-type="float" office:value="5173" calcext:value-type="float">
            <text:p>5173</text:p>
          </table:table-cell>
          <table:table-cell table:formula="of:=[$Total.C489]" office:value-type="string" office:string-value="86746502872" calcext:value-type="string">
            <text:p>86746502872</text:p>
          </table:table-cell>
          <table:table-cell table:formula="of:=[$Total.D489]" office:value-type="float" office:value="249" calcext:value-type="float">
            <text:p>249</text:p>
          </table:table-cell>
          <table:table-cell table:formula="of:=IF([.A48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90]" office:value-type="string" office:string-value="214434" calcext:value-type="string">
            <text:p>214434</text:p>
          </table:table-cell>
          <table:table-cell office:value-type="float" office:value="202411" calcext:value-type="float">
            <text:p>202411</text:p>
          </table:table-cell>
          <table:table-cell table:formula="of:=IF([.A489]=&quot;&quot;;&quot;&quot;;4)" office:value-type="float" office:value="4" calcext:value-type="float">
            <text:p>4</text:p>
          </table:table-cell>
          <table:table-cell table:formula="of:=IF([.A489]=&quot;&quot;;&quot;&quot;;5173)" office:value-type="float" office:value="5173" calcext:value-type="float">
            <text:p>5173</text:p>
          </table:table-cell>
          <table:table-cell table:formula="of:=[$Total.C490]" office:value-type="string" office:string-value="06282072808" calcext:value-type="string">
            <text:p>06282072808</text:p>
          </table:table-cell>
          <table:table-cell table:formula="of:=[$Total.D490]" office:value-type="float" office:value="249" calcext:value-type="float">
            <text:p>249</text:p>
          </table:table-cell>
          <table:table-cell table:formula="of:=IF([.A48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91]" office:value-type="string" office:string-value="214884" calcext:value-type="string">
            <text:p>214884</text:p>
          </table:table-cell>
          <table:table-cell office:value-type="float" office:value="202411" calcext:value-type="float">
            <text:p>202411</text:p>
          </table:table-cell>
          <table:table-cell table:formula="of:=IF([.A490]=&quot;&quot;;&quot;&quot;;4)" office:value-type="float" office:value="4" calcext:value-type="float">
            <text:p>4</text:p>
          </table:table-cell>
          <table:table-cell table:formula="of:=IF([.A490]=&quot;&quot;;&quot;&quot;;5173)" office:value-type="float" office:value="5173" calcext:value-type="float">
            <text:p>5173</text:p>
          </table:table-cell>
          <table:table-cell table:formula="of:=[$Total.C491]" office:value-type="string" office:string-value="28167193837" calcext:value-type="string">
            <text:p>28167193837</text:p>
          </table:table-cell>
          <table:table-cell table:formula="of:=[$Total.D491]" office:value-type="float" office:value="249" calcext:value-type="float">
            <text:p>249</text:p>
          </table:table-cell>
          <table:table-cell table:formula="of:=IF([.A49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92]" office:value-type="string" office:string-value="215104" calcext:value-type="string">
            <text:p>215104</text:p>
          </table:table-cell>
          <table:table-cell office:value-type="float" office:value="202411" calcext:value-type="float">
            <text:p>202411</text:p>
          </table:table-cell>
          <table:table-cell table:formula="of:=IF([.A491]=&quot;&quot;;&quot;&quot;;4)" office:value-type="float" office:value="4" calcext:value-type="float">
            <text:p>4</text:p>
          </table:table-cell>
          <table:table-cell table:formula="of:=IF([.A491]=&quot;&quot;;&quot;&quot;;5173)" office:value-type="float" office:value="5173" calcext:value-type="float">
            <text:p>5173</text:p>
          </table:table-cell>
          <table:table-cell table:formula="of:=[$Total.C492]" office:value-type="string" office:string-value="50117433810" calcext:value-type="string">
            <text:p>50117433810</text:p>
          </table:table-cell>
          <table:table-cell table:formula="of:=[$Total.D492]" office:value-type="float" office:value="249" calcext:value-type="float">
            <text:p>249</text:p>
          </table:table-cell>
          <table:table-cell table:formula="of:=IF([.A49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93]" office:value-type="string" office:string-value="215171" calcext:value-type="string">
            <text:p>215171</text:p>
          </table:table-cell>
          <table:table-cell office:value-type="float" office:value="202411" calcext:value-type="float">
            <text:p>202411</text:p>
          </table:table-cell>
          <table:table-cell table:formula="of:=IF([.A492]=&quot;&quot;;&quot;&quot;;4)" office:value-type="float" office:value="4" calcext:value-type="float">
            <text:p>4</text:p>
          </table:table-cell>
          <table:table-cell table:formula="of:=IF([.A492]=&quot;&quot;;&quot;&quot;;5173)" office:value-type="float" office:value="5173" calcext:value-type="float">
            <text:p>5173</text:p>
          </table:table-cell>
          <table:table-cell table:formula="of:=[$Total.C493]" office:value-type="string" office:string-value="51832751813" calcext:value-type="string">
            <text:p>51832751813</text:p>
          </table:table-cell>
          <table:table-cell table:formula="of:=[$Total.D493]" office:value-type="float" office:value="249" calcext:value-type="float">
            <text:p>249</text:p>
          </table:table-cell>
          <table:table-cell table:formula="of:=IF([.A49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94]" office:value-type="string" office:string-value="215708" calcext:value-type="string">
            <text:p>215708</text:p>
          </table:table-cell>
          <table:table-cell office:value-type="float" office:value="202411" calcext:value-type="float">
            <text:p>202411</text:p>
          </table:table-cell>
          <table:table-cell table:formula="of:=IF([.A493]=&quot;&quot;;&quot;&quot;;4)" office:value-type="float" office:value="4" calcext:value-type="float">
            <text:p>4</text:p>
          </table:table-cell>
          <table:table-cell table:formula="of:=IF([.A493]=&quot;&quot;;&quot;&quot;;5173)" office:value-type="float" office:value="5173" calcext:value-type="float">
            <text:p>5173</text:p>
          </table:table-cell>
          <table:table-cell table:formula="of:=[$Total.C494]" office:value-type="string" office:string-value="22205789848" calcext:value-type="string">
            <text:p>22205789848</text:p>
          </table:table-cell>
          <table:table-cell table:formula="of:=[$Total.D494]" office:value-type="float" office:value="249" calcext:value-type="float">
            <text:p>249</text:p>
          </table:table-cell>
          <table:table-cell table:formula="of:=IF([.A49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95]" office:value-type="string" office:string-value="215732" calcext:value-type="string">
            <text:p>215732</text:p>
          </table:table-cell>
          <table:table-cell office:value-type="float" office:value="202411" calcext:value-type="float">
            <text:p>202411</text:p>
          </table:table-cell>
          <table:table-cell table:formula="of:=IF([.A494]=&quot;&quot;;&quot;&quot;;4)" office:value-type="float" office:value="4" calcext:value-type="float">
            <text:p>4</text:p>
          </table:table-cell>
          <table:table-cell table:formula="of:=IF([.A494]=&quot;&quot;;&quot;&quot;;5173)" office:value-type="float" office:value="5173" calcext:value-type="float">
            <text:p>5173</text:p>
          </table:table-cell>
          <table:table-cell table:formula="of:=[$Total.C495]" office:value-type="string" office:string-value="21757970827" calcext:value-type="string">
            <text:p>21757970827</text:p>
          </table:table-cell>
          <table:table-cell table:formula="of:=[$Total.D495]" office:value-type="float" office:value="249" calcext:value-type="float">
            <text:p>249</text:p>
          </table:table-cell>
          <table:table-cell table:formula="of:=IF([.A49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96]" office:value-type="string" office:string-value="215848" calcext:value-type="string">
            <text:p>215848</text:p>
          </table:table-cell>
          <table:table-cell office:value-type="float" office:value="202411" calcext:value-type="float">
            <text:p>202411</text:p>
          </table:table-cell>
          <table:table-cell table:formula="of:=IF([.A495]=&quot;&quot;;&quot;&quot;;4)" office:value-type="float" office:value="4" calcext:value-type="float">
            <text:p>4</text:p>
          </table:table-cell>
          <table:table-cell table:formula="of:=IF([.A495]=&quot;&quot;;&quot;&quot;;5173)" office:value-type="float" office:value="5173" calcext:value-type="float">
            <text:p>5173</text:p>
          </table:table-cell>
          <table:table-cell table:formula="of:=[$Total.C496]" office:value-type="string" office:string-value="05683981816" calcext:value-type="string">
            <text:p>05683981816</text:p>
          </table:table-cell>
          <table:table-cell table:formula="of:=[$Total.D496]" office:value-type="float" office:value="249" calcext:value-type="float">
            <text:p>249</text:p>
          </table:table-cell>
          <table:table-cell table:formula="of:=IF([.A49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97]" office:value-type="string" office:string-value="216020" calcext:value-type="string">
            <text:p>216020</text:p>
          </table:table-cell>
          <table:table-cell office:value-type="float" office:value="202411" calcext:value-type="float">
            <text:p>202411</text:p>
          </table:table-cell>
          <table:table-cell table:formula="of:=IF([.A496]=&quot;&quot;;&quot;&quot;;4)" office:value-type="float" office:value="4" calcext:value-type="float">
            <text:p>4</text:p>
          </table:table-cell>
          <table:table-cell table:formula="of:=IF([.A496]=&quot;&quot;;&quot;&quot;;5173)" office:value-type="float" office:value="5173" calcext:value-type="float">
            <text:p>5173</text:p>
          </table:table-cell>
          <table:table-cell table:formula="of:=[$Total.C497]" office:value-type="string" office:string-value="49091969865" calcext:value-type="string">
            <text:p>49091969865</text:p>
          </table:table-cell>
          <table:table-cell table:formula="of:=[$Total.D497]" office:value-type="float" office:value="249" calcext:value-type="float">
            <text:p>249</text:p>
          </table:table-cell>
          <table:table-cell table:formula="of:=IF([.A49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98]" office:value-type="string" office:string-value="216089" calcext:value-type="string">
            <text:p>216089</text:p>
          </table:table-cell>
          <table:table-cell office:value-type="float" office:value="202411" calcext:value-type="float">
            <text:p>202411</text:p>
          </table:table-cell>
          <table:table-cell table:formula="of:=IF([.A497]=&quot;&quot;;&quot;&quot;;4)" office:value-type="float" office:value="4" calcext:value-type="float">
            <text:p>4</text:p>
          </table:table-cell>
          <table:table-cell table:formula="of:=IF([.A497]=&quot;&quot;;&quot;&quot;;5173)" office:value-type="float" office:value="5173" calcext:value-type="float">
            <text:p>5173</text:p>
          </table:table-cell>
          <table:table-cell table:formula="of:=[$Total.C498]" office:value-type="string" office:string-value="17566821865" calcext:value-type="string">
            <text:p>17566821865</text:p>
          </table:table-cell>
          <table:table-cell table:formula="of:=[$Total.D498]" office:value-type="float" office:value="249" calcext:value-type="float">
            <text:p>249</text:p>
          </table:table-cell>
          <table:table-cell table:formula="of:=IF([.A49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99]" office:value-type="string" office:string-value="216135" calcext:value-type="string">
            <text:p>216135</text:p>
          </table:table-cell>
          <table:table-cell office:value-type="float" office:value="202411" calcext:value-type="float">
            <text:p>202411</text:p>
          </table:table-cell>
          <table:table-cell table:formula="of:=IF([.A498]=&quot;&quot;;&quot;&quot;;4)" office:value-type="float" office:value="4" calcext:value-type="float">
            <text:p>4</text:p>
          </table:table-cell>
          <table:table-cell table:formula="of:=IF([.A498]=&quot;&quot;;&quot;&quot;;5173)" office:value-type="float" office:value="5173" calcext:value-type="float">
            <text:p>5173</text:p>
          </table:table-cell>
          <table:table-cell table:formula="of:=[$Total.C499]" office:value-type="string" office:string-value="11526058871" calcext:value-type="string">
            <text:p>11526058871</text:p>
          </table:table-cell>
          <table:table-cell table:formula="of:=[$Total.D499]" office:value-type="float" office:value="249" calcext:value-type="float">
            <text:p>249</text:p>
          </table:table-cell>
          <table:table-cell table:formula="of:=IF([.A49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00]" office:value-type="string" office:string-value="216135" calcext:value-type="string">
            <text:p>216135</text:p>
          </table:table-cell>
          <table:table-cell office:value-type="float" office:value="202411" calcext:value-type="float">
            <text:p>202411</text:p>
          </table:table-cell>
          <table:table-cell table:formula="of:=IF([.A499]=&quot;&quot;;&quot;&quot;;4)" office:value-type="float" office:value="4" calcext:value-type="float">
            <text:p>4</text:p>
          </table:table-cell>
          <table:table-cell table:formula="of:=IF([.A499]=&quot;&quot;;&quot;&quot;;5173)" office:value-type="float" office:value="5173" calcext:value-type="float">
            <text:p>5173</text:p>
          </table:table-cell>
          <table:table-cell table:formula="of:=[$Total.C500]" office:value-type="string" office:string-value="46718705845" calcext:value-type="string">
            <text:p>46718705845</text:p>
          </table:table-cell>
          <table:table-cell table:formula="of:=[$Total.D500]" office:value-type="float" office:value="249" calcext:value-type="float">
            <text:p>249</text:p>
          </table:table-cell>
          <table:table-cell table:formula="of:=IF([.A49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01]" office:value-type="string" office:string-value="216356" calcext:value-type="string">
            <text:p>216356</text:p>
          </table:table-cell>
          <table:table-cell office:value-type="float" office:value="202411" calcext:value-type="float">
            <text:p>202411</text:p>
          </table:table-cell>
          <table:table-cell table:formula="of:=IF([.A500]=&quot;&quot;;&quot;&quot;;4)" office:value-type="float" office:value="4" calcext:value-type="float">
            <text:p>4</text:p>
          </table:table-cell>
          <table:table-cell table:formula="of:=IF([.A500]=&quot;&quot;;&quot;&quot;;5173)" office:value-type="float" office:value="5173" calcext:value-type="float">
            <text:p>5173</text:p>
          </table:table-cell>
          <table:table-cell table:formula="of:=[$Total.C501]" office:value-type="string" office:string-value="10994281811" calcext:value-type="string">
            <text:p>10994281811</text:p>
          </table:table-cell>
          <table:table-cell table:formula="of:=[$Total.D501]" office:value-type="float" office:value="249" calcext:value-type="float">
            <text:p>249</text:p>
          </table:table-cell>
          <table:table-cell table:formula="of:=IF([.A50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02]" office:value-type="string" office:string-value="216372" calcext:value-type="string">
            <text:p>216372</text:p>
          </table:table-cell>
          <table:table-cell office:value-type="float" office:value="202411" calcext:value-type="float">
            <text:p>202411</text:p>
          </table:table-cell>
          <table:table-cell table:formula="of:=IF([.A501]=&quot;&quot;;&quot;&quot;;4)" office:value-type="float" office:value="4" calcext:value-type="float">
            <text:p>4</text:p>
          </table:table-cell>
          <table:table-cell table:formula="of:=IF([.A501]=&quot;&quot;;&quot;&quot;;5173)" office:value-type="float" office:value="5173" calcext:value-type="float">
            <text:p>5173</text:p>
          </table:table-cell>
          <table:table-cell table:formula="of:=[$Total.C502]" office:value-type="string" office:string-value="18911184802" calcext:value-type="string">
            <text:p>18911184802</text:p>
          </table:table-cell>
          <table:table-cell table:formula="of:=[$Total.D502]" office:value-type="float" office:value="249" calcext:value-type="float">
            <text:p>249</text:p>
          </table:table-cell>
          <table:table-cell table:formula="of:=IF([.A50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03]" office:value-type="string" office:string-value="217115" calcext:value-type="string">
            <text:p>217115</text:p>
          </table:table-cell>
          <table:table-cell office:value-type="float" office:value="202411" calcext:value-type="float">
            <text:p>202411</text:p>
          </table:table-cell>
          <table:table-cell table:formula="of:=IF([.A502]=&quot;&quot;;&quot;&quot;;4)" office:value-type="float" office:value="4" calcext:value-type="float">
            <text:p>4</text:p>
          </table:table-cell>
          <table:table-cell table:formula="of:=IF([.A502]=&quot;&quot;;&quot;&quot;;5173)" office:value-type="float" office:value="5173" calcext:value-type="float">
            <text:p>5173</text:p>
          </table:table-cell>
          <table:table-cell table:formula="of:=[$Total.C503]" office:value-type="string" office:string-value="09583936804" calcext:value-type="string">
            <text:p>09583936804</text:p>
          </table:table-cell>
          <table:table-cell table:formula="of:=[$Total.D503]" office:value-type="float" office:value="249" calcext:value-type="float">
            <text:p>249</text:p>
          </table:table-cell>
          <table:table-cell table:formula="of:=IF([.A50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04]" office:value-type="string" office:string-value="217980" calcext:value-type="string">
            <text:p>217980</text:p>
          </table:table-cell>
          <table:table-cell office:value-type="float" office:value="202411" calcext:value-type="float">
            <text:p>202411</text:p>
          </table:table-cell>
          <table:table-cell table:formula="of:=IF([.A503]=&quot;&quot;;&quot;&quot;;4)" office:value-type="float" office:value="4" calcext:value-type="float">
            <text:p>4</text:p>
          </table:table-cell>
          <table:table-cell table:formula="of:=IF([.A503]=&quot;&quot;;&quot;&quot;;5173)" office:value-type="float" office:value="5173" calcext:value-type="float">
            <text:p>5173</text:p>
          </table:table-cell>
          <table:table-cell table:formula="of:=[$Total.C504]" office:value-type="string" office:string-value="17765456806" calcext:value-type="string">
            <text:p>17765456806</text:p>
          </table:table-cell>
          <table:table-cell table:formula="of:=[$Total.D504]" office:value-type="float" office:value="249" calcext:value-type="float">
            <text:p>249</text:p>
          </table:table-cell>
          <table:table-cell table:formula="of:=IF([.A50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05]" office:value-type="string" office:string-value="217980" calcext:value-type="string">
            <text:p>217980</text:p>
          </table:table-cell>
          <table:table-cell office:value-type="float" office:value="202411" calcext:value-type="float">
            <text:p>202411</text:p>
          </table:table-cell>
          <table:table-cell table:formula="of:=IF([.A504]=&quot;&quot;;&quot;&quot;;4)" office:value-type="float" office:value="4" calcext:value-type="float">
            <text:p>4</text:p>
          </table:table-cell>
          <table:table-cell table:formula="of:=IF([.A504]=&quot;&quot;;&quot;&quot;;5173)" office:value-type="float" office:value="5173" calcext:value-type="float">
            <text:p>5173</text:p>
          </table:table-cell>
          <table:table-cell table:formula="of:=[$Total.C505]" office:value-type="string" office:string-value="56770175827" calcext:value-type="string">
            <text:p>56770175827</text:p>
          </table:table-cell>
          <table:table-cell table:formula="of:=[$Total.D505]" office:value-type="float" office:value="249" calcext:value-type="float">
            <text:p>249</text:p>
          </table:table-cell>
          <table:table-cell table:formula="of:=IF([.A50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06]" office:value-type="string" office:string-value="217980" calcext:value-type="string">
            <text:p>217980</text:p>
          </table:table-cell>
          <table:table-cell office:value-type="float" office:value="202411" calcext:value-type="float">
            <text:p>202411</text:p>
          </table:table-cell>
          <table:table-cell table:formula="of:=IF([.A505]=&quot;&quot;;&quot;&quot;;4)" office:value-type="float" office:value="4" calcext:value-type="float">
            <text:p>4</text:p>
          </table:table-cell>
          <table:table-cell table:formula="of:=IF([.A505]=&quot;&quot;;&quot;&quot;;5173)" office:value-type="float" office:value="5173" calcext:value-type="float">
            <text:p>5173</text:p>
          </table:table-cell>
          <table:table-cell table:formula="of:=[$Total.C506]" office:value-type="string" office:string-value="51585603821" calcext:value-type="string">
            <text:p>51585603821</text:p>
          </table:table-cell>
          <table:table-cell table:formula="of:=[$Total.D506]" office:value-type="float" office:value="249" calcext:value-type="float">
            <text:p>249</text:p>
          </table:table-cell>
          <table:table-cell table:formula="of:=IF([.A50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07]" office:value-type="string" office:string-value="218421" calcext:value-type="string">
            <text:p>218421</text:p>
          </table:table-cell>
          <table:table-cell office:value-type="float" office:value="202411" calcext:value-type="float">
            <text:p>202411</text:p>
          </table:table-cell>
          <table:table-cell table:formula="of:=IF([.A506]=&quot;&quot;;&quot;&quot;;4)" office:value-type="float" office:value="4" calcext:value-type="float">
            <text:p>4</text:p>
          </table:table-cell>
          <table:table-cell table:formula="of:=IF([.A506]=&quot;&quot;;&quot;&quot;;5173)" office:value-type="float" office:value="5173" calcext:value-type="float">
            <text:p>5173</text:p>
          </table:table-cell>
          <table:table-cell table:formula="of:=[$Total.C507]" office:value-type="string" office:string-value="22309904899" calcext:value-type="string">
            <text:p>22309904899</text:p>
          </table:table-cell>
          <table:table-cell table:formula="of:=[$Total.D507]" office:value-type="float" office:value="249" calcext:value-type="float">
            <text:p>249</text:p>
          </table:table-cell>
          <table:table-cell table:formula="of:=IF([.A50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08]" office:value-type="string" office:string-value="218421" calcext:value-type="string">
            <text:p>218421</text:p>
          </table:table-cell>
          <table:table-cell office:value-type="float" office:value="202411" calcext:value-type="float">
            <text:p>202411</text:p>
          </table:table-cell>
          <table:table-cell table:formula="of:=IF([.A507]=&quot;&quot;;&quot;&quot;;4)" office:value-type="float" office:value="4" calcext:value-type="float">
            <text:p>4</text:p>
          </table:table-cell>
          <table:table-cell table:formula="of:=IF([.A507]=&quot;&quot;;&quot;&quot;;5173)" office:value-type="float" office:value="5173" calcext:value-type="float">
            <text:p>5173</text:p>
          </table:table-cell>
          <table:table-cell table:formula="of:=[$Total.C508]" office:value-type="string" office:string-value="03633597883" calcext:value-type="string">
            <text:p>03633597883</text:p>
          </table:table-cell>
          <table:table-cell table:formula="of:=[$Total.D508]" office:value-type="float" office:value="249" calcext:value-type="float">
            <text:p>249</text:p>
          </table:table-cell>
          <table:table-cell table:formula="of:=IF([.A50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09]" office:value-type="string" office:string-value="218790" calcext:value-type="string">
            <text:p>218790</text:p>
          </table:table-cell>
          <table:table-cell office:value-type="float" office:value="202411" calcext:value-type="float">
            <text:p>202411</text:p>
          </table:table-cell>
          <table:table-cell table:formula="of:=IF([.A508]=&quot;&quot;;&quot;&quot;;4)" office:value-type="float" office:value="4" calcext:value-type="float">
            <text:p>4</text:p>
          </table:table-cell>
          <table:table-cell table:formula="of:=IF([.A508]=&quot;&quot;;&quot;&quot;;5173)" office:value-type="float" office:value="5173" calcext:value-type="float">
            <text:p>5173</text:p>
          </table:table-cell>
          <table:table-cell table:formula="of:=[$Total.C509]" office:value-type="string" office:string-value="50153549831" calcext:value-type="string">
            <text:p>50153549831</text:p>
          </table:table-cell>
          <table:table-cell table:formula="of:=[$Total.D509]" office:value-type="float" office:value="249" calcext:value-type="float">
            <text:p>249</text:p>
          </table:table-cell>
          <table:table-cell table:formula="of:=IF([.A50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10]" office:value-type="string" office:string-value="219010" calcext:value-type="string">
            <text:p>219010</text:p>
          </table:table-cell>
          <table:table-cell office:value-type="float" office:value="202411" calcext:value-type="float">
            <text:p>202411</text:p>
          </table:table-cell>
          <table:table-cell table:formula="of:=IF([.A509]=&quot;&quot;;&quot;&quot;;4)" office:value-type="float" office:value="4" calcext:value-type="float">
            <text:p>4</text:p>
          </table:table-cell>
          <table:table-cell table:formula="of:=IF([.A509]=&quot;&quot;;&quot;&quot;;5173)" office:value-type="float" office:value="5173" calcext:value-type="float">
            <text:p>5173</text:p>
          </table:table-cell>
          <table:table-cell table:formula="of:=[$Total.C510]" office:value-type="string" office:string-value="05155602866" calcext:value-type="string">
            <text:p>05155602866</text:p>
          </table:table-cell>
          <table:table-cell table:formula="of:=[$Total.D510]" office:value-type="float" office:value="249" calcext:value-type="float">
            <text:p>249</text:p>
          </table:table-cell>
          <table:table-cell table:formula="of:=IF([.A50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11]" office:value-type="string" office:string-value="219010" calcext:value-type="string">
            <text:p>219010</text:p>
          </table:table-cell>
          <table:table-cell office:value-type="float" office:value="202411" calcext:value-type="float">
            <text:p>202411</text:p>
          </table:table-cell>
          <table:table-cell table:formula="of:=IF([.A510]=&quot;&quot;;&quot;&quot;;4)" office:value-type="float" office:value="4" calcext:value-type="float">
            <text:p>4</text:p>
          </table:table-cell>
          <table:table-cell table:formula="of:=IF([.A510]=&quot;&quot;;&quot;&quot;;5173)" office:value-type="float" office:value="5173" calcext:value-type="float">
            <text:p>5173</text:p>
          </table:table-cell>
          <table:table-cell table:formula="of:=[$Total.C511]" office:value-type="string" office:string-value="47776416860" calcext:value-type="string">
            <text:p>47776416860</text:p>
          </table:table-cell>
          <table:table-cell table:formula="of:=[$Total.D511]" office:value-type="float" office:value="249" calcext:value-type="float">
            <text:p>249</text:p>
          </table:table-cell>
          <table:table-cell table:formula="of:=IF([.A51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12]" office:value-type="string" office:string-value="219010" calcext:value-type="string">
            <text:p>219010</text:p>
          </table:table-cell>
          <table:table-cell office:value-type="float" office:value="202411" calcext:value-type="float">
            <text:p>202411</text:p>
          </table:table-cell>
          <table:table-cell table:formula="of:=IF([.A511]=&quot;&quot;;&quot;&quot;;4)" office:value-type="float" office:value="4" calcext:value-type="float">
            <text:p>4</text:p>
          </table:table-cell>
          <table:table-cell table:formula="of:=IF([.A511]=&quot;&quot;;&quot;&quot;;5173)" office:value-type="float" office:value="5173" calcext:value-type="float">
            <text:p>5173</text:p>
          </table:table-cell>
          <table:table-cell table:formula="of:=[$Total.C512]" office:value-type="string" office:string-value="47776377864" calcext:value-type="string">
            <text:p>47776377864</text:p>
          </table:table-cell>
          <table:table-cell table:formula="of:=[$Total.D512]" office:value-type="float" office:value="249" calcext:value-type="float">
            <text:p>249</text:p>
          </table:table-cell>
          <table:table-cell table:formula="of:=IF([.A51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13]" office:value-type="string" office:string-value="219070" calcext:value-type="string">
            <text:p>219070</text:p>
          </table:table-cell>
          <table:table-cell office:value-type="float" office:value="202411" calcext:value-type="float">
            <text:p>202411</text:p>
          </table:table-cell>
          <table:table-cell table:formula="of:=IF([.A512]=&quot;&quot;;&quot;&quot;;4)" office:value-type="float" office:value="4" calcext:value-type="float">
            <text:p>4</text:p>
          </table:table-cell>
          <table:table-cell table:formula="of:=IF([.A512]=&quot;&quot;;&quot;&quot;;5173)" office:value-type="float" office:value="5173" calcext:value-type="float">
            <text:p>5173</text:p>
          </table:table-cell>
          <table:table-cell table:formula="of:=[$Total.C513]" office:value-type="string" office:string-value="07867454870" calcext:value-type="string">
            <text:p>07867454870</text:p>
          </table:table-cell>
          <table:table-cell table:formula="of:=[$Total.D513]" office:value-type="float" office:value="249" calcext:value-type="float">
            <text:p>249</text:p>
          </table:table-cell>
          <table:table-cell table:formula="of:=IF([.A51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14]" office:value-type="string" office:string-value="219231" calcext:value-type="string">
            <text:p>219231</text:p>
          </table:table-cell>
          <table:table-cell office:value-type="float" office:value="202411" calcext:value-type="float">
            <text:p>202411</text:p>
          </table:table-cell>
          <table:table-cell table:formula="of:=IF([.A513]=&quot;&quot;;&quot;&quot;;4)" office:value-type="float" office:value="4" calcext:value-type="float">
            <text:p>4</text:p>
          </table:table-cell>
          <table:table-cell table:formula="of:=IF([.A513]=&quot;&quot;;&quot;&quot;;5173)" office:value-type="float" office:value="5173" calcext:value-type="float">
            <text:p>5173</text:p>
          </table:table-cell>
          <table:table-cell table:formula="of:=[$Total.C514]" office:value-type="string" office:string-value="59374704862" calcext:value-type="string">
            <text:p>59374704862</text:p>
          </table:table-cell>
          <table:table-cell table:formula="of:=[$Total.D514]" office:value-type="float" office:value="249" calcext:value-type="float">
            <text:p>249</text:p>
          </table:table-cell>
          <table:table-cell table:formula="of:=IF([.A51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15]" office:value-type="string" office:string-value="219231" calcext:value-type="string">
            <text:p>219231</text:p>
          </table:table-cell>
          <table:table-cell office:value-type="float" office:value="202411" calcext:value-type="float">
            <text:p>202411</text:p>
          </table:table-cell>
          <table:table-cell table:formula="of:=IF([.A514]=&quot;&quot;;&quot;&quot;;4)" office:value-type="float" office:value="4" calcext:value-type="float">
            <text:p>4</text:p>
          </table:table-cell>
          <table:table-cell table:formula="of:=IF([.A514]=&quot;&quot;;&quot;&quot;;5173)" office:value-type="float" office:value="5173" calcext:value-type="float">
            <text:p>5173</text:p>
          </table:table-cell>
          <table:table-cell table:formula="of:=[$Total.C515]" office:value-type="string" office:string-value="39534621803" calcext:value-type="string">
            <text:p>39534621803</text:p>
          </table:table-cell>
          <table:table-cell table:formula="of:=[$Total.D515]" office:value-type="float" office:value="249" calcext:value-type="float">
            <text:p>249</text:p>
          </table:table-cell>
          <table:table-cell table:formula="of:=IF([.A51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16]" office:value-type="string" office:string-value="219266" calcext:value-type="string">
            <text:p>219266</text:p>
          </table:table-cell>
          <table:table-cell office:value-type="float" office:value="202411" calcext:value-type="float">
            <text:p>202411</text:p>
          </table:table-cell>
          <table:table-cell table:formula="of:=IF([.A515]=&quot;&quot;;&quot;&quot;;4)" office:value-type="float" office:value="4" calcext:value-type="float">
            <text:p>4</text:p>
          </table:table-cell>
          <table:table-cell table:formula="of:=IF([.A515]=&quot;&quot;;&quot;&quot;;5173)" office:value-type="float" office:value="5173" calcext:value-type="float">
            <text:p>5173</text:p>
          </table:table-cell>
          <table:table-cell table:formula="of:=[$Total.C516]" office:value-type="string" office:string-value="42515330894" calcext:value-type="string">
            <text:p>42515330894</text:p>
          </table:table-cell>
          <table:table-cell table:formula="of:=[$Total.D516]" office:value-type="float" office:value="249" calcext:value-type="float">
            <text:p>249</text:p>
          </table:table-cell>
          <table:table-cell table:formula="of:=IF([.A51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17]" office:value-type="string" office:string-value="219339" calcext:value-type="string">
            <text:p>219339</text:p>
          </table:table-cell>
          <table:table-cell office:value-type="float" office:value="202411" calcext:value-type="float">
            <text:p>202411</text:p>
          </table:table-cell>
          <table:table-cell table:formula="of:=IF([.A516]=&quot;&quot;;&quot;&quot;;4)" office:value-type="float" office:value="4" calcext:value-type="float">
            <text:p>4</text:p>
          </table:table-cell>
          <table:table-cell table:formula="of:=IF([.A516]=&quot;&quot;;&quot;&quot;;5173)" office:value-type="float" office:value="5173" calcext:value-type="float">
            <text:p>5173</text:p>
          </table:table-cell>
          <table:table-cell table:formula="of:=[$Total.C517]" office:value-type="string" office:string-value="57809478800" calcext:value-type="string">
            <text:p>57809478800</text:p>
          </table:table-cell>
          <table:table-cell table:formula="of:=[$Total.D517]" office:value-type="float" office:value="249" calcext:value-type="float">
            <text:p>249</text:p>
          </table:table-cell>
          <table:table-cell table:formula="of:=IF([.A51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18]" office:value-type="string" office:string-value="219878" calcext:value-type="string">
            <text:p>219878</text:p>
          </table:table-cell>
          <table:table-cell office:value-type="float" office:value="202411" calcext:value-type="float">
            <text:p>202411</text:p>
          </table:table-cell>
          <table:table-cell table:formula="of:=IF([.A517]=&quot;&quot;;&quot;&quot;;4)" office:value-type="float" office:value="4" calcext:value-type="float">
            <text:p>4</text:p>
          </table:table-cell>
          <table:table-cell table:formula="of:=IF([.A517]=&quot;&quot;;&quot;&quot;;5173)" office:value-type="float" office:value="5173" calcext:value-type="float">
            <text:p>5173</text:p>
          </table:table-cell>
          <table:table-cell table:formula="of:=[$Total.C518]" office:value-type="string" office:string-value="30374762813" calcext:value-type="string">
            <text:p>30374762813</text:p>
          </table:table-cell>
          <table:table-cell table:formula="of:=[$Total.D518]" office:value-type="float" office:value="249" calcext:value-type="float">
            <text:p>249</text:p>
          </table:table-cell>
          <table:table-cell table:formula="of:=IF([.A51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19]" office:value-type="string" office:string-value="219940" calcext:value-type="string">
            <text:p>219940</text:p>
          </table:table-cell>
          <table:table-cell office:value-type="float" office:value="202411" calcext:value-type="float">
            <text:p>202411</text:p>
          </table:table-cell>
          <table:table-cell table:formula="of:=IF([.A518]=&quot;&quot;;&quot;&quot;;4)" office:value-type="float" office:value="4" calcext:value-type="float">
            <text:p>4</text:p>
          </table:table-cell>
          <table:table-cell table:formula="of:=IF([.A518]=&quot;&quot;;&quot;&quot;;5173)" office:value-type="float" office:value="5173" calcext:value-type="float">
            <text:p>5173</text:p>
          </table:table-cell>
          <table:table-cell table:formula="of:=[$Total.C519]" office:value-type="string" office:string-value="25170016859" calcext:value-type="string">
            <text:p>25170016859</text:p>
          </table:table-cell>
          <table:table-cell table:formula="of:=[$Total.D519]" office:value-type="float" office:value="249" calcext:value-type="float">
            <text:p>249</text:p>
          </table:table-cell>
          <table:table-cell table:formula="of:=IF([.A51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20]" office:value-type="string" office:string-value="219975" calcext:value-type="string">
            <text:p>219975</text:p>
          </table:table-cell>
          <table:table-cell office:value-type="float" office:value="202411" calcext:value-type="float">
            <text:p>202411</text:p>
          </table:table-cell>
          <table:table-cell table:formula="of:=IF([.A519]=&quot;&quot;;&quot;&quot;;4)" office:value-type="float" office:value="4" calcext:value-type="float">
            <text:p>4</text:p>
          </table:table-cell>
          <table:table-cell table:formula="of:=IF([.A519]=&quot;&quot;;&quot;&quot;;5173)" office:value-type="float" office:value="5173" calcext:value-type="float">
            <text:p>5173</text:p>
          </table:table-cell>
          <table:table-cell table:formula="of:=[$Total.C520]" office:value-type="string" office:string-value="37718733807" calcext:value-type="string">
            <text:p>37718733807</text:p>
          </table:table-cell>
          <table:table-cell table:formula="of:=[$Total.D520]" office:value-type="float" office:value="249" calcext:value-type="float">
            <text:p>249</text:p>
          </table:table-cell>
          <table:table-cell table:formula="of:=IF([.A51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21]" office:value-type="string" office:string-value="219975" calcext:value-type="string">
            <text:p>219975</text:p>
          </table:table-cell>
          <table:table-cell office:value-type="float" office:value="202411" calcext:value-type="float">
            <text:p>202411</text:p>
          </table:table-cell>
          <table:table-cell table:formula="of:=IF([.A520]=&quot;&quot;;&quot;&quot;;4)" office:value-type="float" office:value="4" calcext:value-type="float">
            <text:p>4</text:p>
          </table:table-cell>
          <table:table-cell table:formula="of:=IF([.A520]=&quot;&quot;;&quot;&quot;;5173)" office:value-type="float" office:value="5173" calcext:value-type="float">
            <text:p>5173</text:p>
          </table:table-cell>
          <table:table-cell table:formula="of:=[$Total.C521]" office:value-type="string" office:string-value="11546445889" calcext:value-type="string">
            <text:p>11546445889</text:p>
          </table:table-cell>
          <table:table-cell table:formula="of:=[$Total.D521]" office:value-type="float" office:value="249" calcext:value-type="float">
            <text:p>249</text:p>
          </table:table-cell>
          <table:table-cell table:formula="of:=IF([.A52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22]" office:value-type="string" office:string-value="219975" calcext:value-type="string">
            <text:p>219975</text:p>
          </table:table-cell>
          <table:table-cell office:value-type="float" office:value="202411" calcext:value-type="float">
            <text:p>202411</text:p>
          </table:table-cell>
          <table:table-cell table:formula="of:=IF([.A521]=&quot;&quot;;&quot;&quot;;4)" office:value-type="float" office:value="4" calcext:value-type="float">
            <text:p>4</text:p>
          </table:table-cell>
          <table:table-cell table:formula="of:=IF([.A521]=&quot;&quot;;&quot;&quot;;5173)" office:value-type="float" office:value="5173" calcext:value-type="float">
            <text:p>5173</text:p>
          </table:table-cell>
          <table:table-cell table:formula="of:=[$Total.C522]" office:value-type="string" office:string-value="37718739830" calcext:value-type="string">
            <text:p>37718739830</text:p>
          </table:table-cell>
          <table:table-cell table:formula="of:=[$Total.D522]" office:value-type="float" office:value="249" calcext:value-type="float">
            <text:p>249</text:p>
          </table:table-cell>
          <table:table-cell table:formula="of:=IF([.A52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23]" office:value-type="string" office:string-value="220027" calcext:value-type="string">
            <text:p>220027</text:p>
          </table:table-cell>
          <table:table-cell office:value-type="float" office:value="202411" calcext:value-type="float">
            <text:p>202411</text:p>
          </table:table-cell>
          <table:table-cell table:formula="of:=IF([.A522]=&quot;&quot;;&quot;&quot;;4)" office:value-type="float" office:value="4" calcext:value-type="float">
            <text:p>4</text:p>
          </table:table-cell>
          <table:table-cell table:formula="of:=IF([.A522]=&quot;&quot;;&quot;&quot;;5173)" office:value-type="float" office:value="5173" calcext:value-type="float">
            <text:p>5173</text:p>
          </table:table-cell>
          <table:table-cell table:formula="of:=[$Total.C523]" office:value-type="string" office:string-value="05299332840" calcext:value-type="string">
            <text:p>05299332840</text:p>
          </table:table-cell>
          <table:table-cell table:formula="of:=[$Total.D523]" office:value-type="float" office:value="249" calcext:value-type="float">
            <text:p>249</text:p>
          </table:table-cell>
          <table:table-cell table:formula="of:=IF([.A52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24]" office:value-type="string" office:string-value="220078" calcext:value-type="string">
            <text:p>220078</text:p>
          </table:table-cell>
          <table:table-cell office:value-type="float" office:value="202411" calcext:value-type="float">
            <text:p>202411</text:p>
          </table:table-cell>
          <table:table-cell table:formula="of:=IF([.A523]=&quot;&quot;;&quot;&quot;;4)" office:value-type="float" office:value="4" calcext:value-type="float">
            <text:p>4</text:p>
          </table:table-cell>
          <table:table-cell table:formula="of:=IF([.A523]=&quot;&quot;;&quot;&quot;;5173)" office:value-type="float" office:value="5173" calcext:value-type="float">
            <text:p>5173</text:p>
          </table:table-cell>
          <table:table-cell table:formula="of:=[$Total.C524]" office:value-type="string" office:string-value="49667382885" calcext:value-type="string">
            <text:p>49667382885</text:p>
          </table:table-cell>
          <table:table-cell table:formula="of:=[$Total.D524]" office:value-type="float" office:value="249" calcext:value-type="float">
            <text:p>249</text:p>
          </table:table-cell>
          <table:table-cell table:formula="of:=IF([.A52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25]" office:value-type="string" office:string-value="220396" calcext:value-type="string">
            <text:p>220396</text:p>
          </table:table-cell>
          <table:table-cell office:value-type="float" office:value="202411" calcext:value-type="float">
            <text:p>202411</text:p>
          </table:table-cell>
          <table:table-cell table:formula="of:=IF([.A524]=&quot;&quot;;&quot;&quot;;4)" office:value-type="float" office:value="4" calcext:value-type="float">
            <text:p>4</text:p>
          </table:table-cell>
          <table:table-cell table:formula="of:=IF([.A524]=&quot;&quot;;&quot;&quot;;5173)" office:value-type="float" office:value="5173" calcext:value-type="float">
            <text:p>5173</text:p>
          </table:table-cell>
          <table:table-cell table:formula="of:=[$Total.C525]" office:value-type="string" office:string-value="51124017887" calcext:value-type="string">
            <text:p>51124017887</text:p>
          </table:table-cell>
          <table:table-cell table:formula="of:=[$Total.D525]" office:value-type="float" office:value="249" calcext:value-type="float">
            <text:p>249</text:p>
          </table:table-cell>
          <table:table-cell table:formula="of:=IF([.A52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26]" office:value-type="string" office:string-value="220477" calcext:value-type="string">
            <text:p>220477</text:p>
          </table:table-cell>
          <table:table-cell office:value-type="float" office:value="202411" calcext:value-type="float">
            <text:p>202411</text:p>
          </table:table-cell>
          <table:table-cell table:formula="of:=IF([.A525]=&quot;&quot;;&quot;&quot;;4)" office:value-type="float" office:value="4" calcext:value-type="float">
            <text:p>4</text:p>
          </table:table-cell>
          <table:table-cell table:formula="of:=IF([.A525]=&quot;&quot;;&quot;&quot;;5173)" office:value-type="float" office:value="5173" calcext:value-type="float">
            <text:p>5173</text:p>
          </table:table-cell>
          <table:table-cell table:formula="of:=[$Total.C526]" office:value-type="string" office:string-value="34869504871" calcext:value-type="string">
            <text:p>34869504871</text:p>
          </table:table-cell>
          <table:table-cell table:formula="of:=[$Total.D526]" office:value-type="float" office:value="249" calcext:value-type="float">
            <text:p>249</text:p>
          </table:table-cell>
          <table:table-cell table:formula="of:=IF([.A52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27]" office:value-type="string" office:string-value="220663" calcext:value-type="string">
            <text:p>220663</text:p>
          </table:table-cell>
          <table:table-cell office:value-type="float" office:value="202411" calcext:value-type="float">
            <text:p>202411</text:p>
          </table:table-cell>
          <table:table-cell table:formula="of:=IF([.A526]=&quot;&quot;;&quot;&quot;;4)" office:value-type="float" office:value="4" calcext:value-type="float">
            <text:p>4</text:p>
          </table:table-cell>
          <table:table-cell table:formula="of:=IF([.A526]=&quot;&quot;;&quot;&quot;;5173)" office:value-type="float" office:value="5173" calcext:value-type="float">
            <text:p>5173</text:p>
          </table:table-cell>
          <table:table-cell table:formula="of:=[$Total.C527]" office:value-type="string" office:string-value="34480593829" calcext:value-type="string">
            <text:p>34480593829</text:p>
          </table:table-cell>
          <table:table-cell table:formula="of:=[$Total.D527]" office:value-type="float" office:value="249" calcext:value-type="float">
            <text:p>249</text:p>
          </table:table-cell>
          <table:table-cell table:formula="of:=IF([.A52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28]" office:value-type="string" office:string-value="220914" calcext:value-type="string">
            <text:p>220914</text:p>
          </table:table-cell>
          <table:table-cell office:value-type="float" office:value="202411" calcext:value-type="float">
            <text:p>202411</text:p>
          </table:table-cell>
          <table:table-cell table:formula="of:=IF([.A527]=&quot;&quot;;&quot;&quot;;4)" office:value-type="float" office:value="4" calcext:value-type="float">
            <text:p>4</text:p>
          </table:table-cell>
          <table:table-cell table:formula="of:=IF([.A527]=&quot;&quot;;&quot;&quot;;5173)" office:value-type="float" office:value="5173" calcext:value-type="float">
            <text:p>5173</text:p>
          </table:table-cell>
          <table:table-cell table:formula="of:=[$Total.C528]" office:value-type="string" office:string-value="46566663860" calcext:value-type="string">
            <text:p>46566663860</text:p>
          </table:table-cell>
          <table:table-cell table:formula="of:=[$Total.D528]" office:value-type="float" office:value="249" calcext:value-type="float">
            <text:p>249</text:p>
          </table:table-cell>
          <table:table-cell table:formula="of:=IF([.A52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29]" office:value-type="string" office:string-value="221058" calcext:value-type="string">
            <text:p>221058</text:p>
          </table:table-cell>
          <table:table-cell office:value-type="float" office:value="202411" calcext:value-type="float">
            <text:p>202411</text:p>
          </table:table-cell>
          <table:table-cell table:formula="of:=IF([.A528]=&quot;&quot;;&quot;&quot;;4)" office:value-type="float" office:value="4" calcext:value-type="float">
            <text:p>4</text:p>
          </table:table-cell>
          <table:table-cell table:formula="of:=IF([.A528]=&quot;&quot;;&quot;&quot;;5173)" office:value-type="float" office:value="5173" calcext:value-type="float">
            <text:p>5173</text:p>
          </table:table-cell>
          <table:table-cell table:formula="of:=[$Total.C529]" office:value-type="string" office:string-value="15818740811" calcext:value-type="string">
            <text:p>15818740811</text:p>
          </table:table-cell>
          <table:table-cell table:formula="of:=[$Total.D529]" office:value-type="float" office:value="249" calcext:value-type="float">
            <text:p>249</text:p>
          </table:table-cell>
          <table:table-cell table:formula="of:=IF([.A52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30]" office:value-type="string" office:string-value="221120" calcext:value-type="string">
            <text:p>221120</text:p>
          </table:table-cell>
          <table:table-cell office:value-type="float" office:value="202411" calcext:value-type="float">
            <text:p>202411</text:p>
          </table:table-cell>
          <table:table-cell table:formula="of:=IF([.A529]=&quot;&quot;;&quot;&quot;;4)" office:value-type="float" office:value="4" calcext:value-type="float">
            <text:p>4</text:p>
          </table:table-cell>
          <table:table-cell table:formula="of:=IF([.A529]=&quot;&quot;;&quot;&quot;;5173)" office:value-type="float" office:value="5173" calcext:value-type="float">
            <text:p>5173</text:p>
          </table:table-cell>
          <table:table-cell table:formula="of:=[$Total.C530]" office:value-type="string" office:string-value="11006784845" calcext:value-type="string">
            <text:p>11006784845</text:p>
          </table:table-cell>
          <table:table-cell table:formula="of:=[$Total.D530]" office:value-type="float" office:value="249" calcext:value-type="float">
            <text:p>249</text:p>
          </table:table-cell>
          <table:table-cell table:formula="of:=IF([.A52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31]" office:value-type="string" office:string-value="221120" calcext:value-type="string">
            <text:p>221120</text:p>
          </table:table-cell>
          <table:table-cell office:value-type="float" office:value="202411" calcext:value-type="float">
            <text:p>202411</text:p>
          </table:table-cell>
          <table:table-cell table:formula="of:=IF([.A530]=&quot;&quot;;&quot;&quot;;4)" office:value-type="float" office:value="4" calcext:value-type="float">
            <text:p>4</text:p>
          </table:table-cell>
          <table:table-cell table:formula="of:=IF([.A530]=&quot;&quot;;&quot;&quot;;5173)" office:value-type="float" office:value="5173" calcext:value-type="float">
            <text:p>5173</text:p>
          </table:table-cell>
          <table:table-cell table:formula="of:=[$Total.C531]" office:value-type="string" office:string-value="50009868810" calcext:value-type="string">
            <text:p>50009868810</text:p>
          </table:table-cell>
          <table:table-cell table:formula="of:=[$Total.D531]" office:value-type="float" office:value="249" calcext:value-type="float">
            <text:p>249</text:p>
          </table:table-cell>
          <table:table-cell table:formula="of:=IF([.A53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32]" office:value-type="string" office:string-value="221449" calcext:value-type="string">
            <text:p>221449</text:p>
          </table:table-cell>
          <table:table-cell office:value-type="float" office:value="202411" calcext:value-type="float">
            <text:p>202411</text:p>
          </table:table-cell>
          <table:table-cell table:formula="of:=IF([.A531]=&quot;&quot;;&quot;&quot;;4)" office:value-type="float" office:value="4" calcext:value-type="float">
            <text:p>4</text:p>
          </table:table-cell>
          <table:table-cell table:formula="of:=IF([.A531]=&quot;&quot;;&quot;&quot;;5173)" office:value-type="float" office:value="5173" calcext:value-type="float">
            <text:p>5173</text:p>
          </table:table-cell>
          <table:table-cell table:formula="of:=[$Total.C532]" office:value-type="string" office:string-value="11016214863" calcext:value-type="string">
            <text:p>11016214863</text:p>
          </table:table-cell>
          <table:table-cell table:formula="of:=[$Total.D532]" office:value-type="float" office:value="249" calcext:value-type="float">
            <text:p>249</text:p>
          </table:table-cell>
          <table:table-cell table:formula="of:=IF([.A53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33]" office:value-type="string" office:string-value="221597" calcext:value-type="string">
            <text:p>221597</text:p>
          </table:table-cell>
          <table:table-cell office:value-type="float" office:value="202411" calcext:value-type="float">
            <text:p>202411</text:p>
          </table:table-cell>
          <table:table-cell table:formula="of:=IF([.A532]=&quot;&quot;;&quot;&quot;;4)" office:value-type="float" office:value="4" calcext:value-type="float">
            <text:p>4</text:p>
          </table:table-cell>
          <table:table-cell table:formula="of:=IF([.A532]=&quot;&quot;;&quot;&quot;;5173)" office:value-type="float" office:value="5173" calcext:value-type="float">
            <text:p>5173</text:p>
          </table:table-cell>
          <table:table-cell table:formula="of:=[$Total.C533]" office:value-type="string" office:string-value="11555463851" calcext:value-type="string">
            <text:p>11555463851</text:p>
          </table:table-cell>
          <table:table-cell table:formula="of:=[$Total.D533]" office:value-type="float" office:value="249" calcext:value-type="float">
            <text:p>249</text:p>
          </table:table-cell>
          <table:table-cell table:formula="of:=IF([.A53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34]" office:value-type="string" office:string-value="222615" calcext:value-type="string">
            <text:p>222615</text:p>
          </table:table-cell>
          <table:table-cell office:value-type="float" office:value="202411" calcext:value-type="float">
            <text:p>202411</text:p>
          </table:table-cell>
          <table:table-cell table:formula="of:=IF([.A533]=&quot;&quot;;&quot;&quot;;4)" office:value-type="float" office:value="4" calcext:value-type="float">
            <text:p>4</text:p>
          </table:table-cell>
          <table:table-cell table:formula="of:=IF([.A533]=&quot;&quot;;&quot;&quot;;5173)" office:value-type="float" office:value="5173" calcext:value-type="float">
            <text:p>5173</text:p>
          </table:table-cell>
          <table:table-cell table:formula="of:=[$Total.C534]" office:value-type="string" office:string-value="25845911893" calcext:value-type="string">
            <text:p>25845911893</text:p>
          </table:table-cell>
          <table:table-cell table:formula="of:=[$Total.D534]" office:value-type="float" office:value="249" calcext:value-type="float">
            <text:p>249</text:p>
          </table:table-cell>
          <table:table-cell table:formula="of:=IF([.A53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35]" office:value-type="string" office:string-value="222615" calcext:value-type="string">
            <text:p>222615</text:p>
          </table:table-cell>
          <table:table-cell office:value-type="float" office:value="202411" calcext:value-type="float">
            <text:p>202411</text:p>
          </table:table-cell>
          <table:table-cell table:formula="of:=IF([.A534]=&quot;&quot;;&quot;&quot;;4)" office:value-type="float" office:value="4" calcext:value-type="float">
            <text:p>4</text:p>
          </table:table-cell>
          <table:table-cell table:formula="of:=IF([.A534]=&quot;&quot;;&quot;&quot;;5173)" office:value-type="float" office:value="5173" calcext:value-type="float">
            <text:p>5173</text:p>
          </table:table-cell>
          <table:table-cell table:formula="of:=[$Total.C535]" office:value-type="string" office:string-value="50007835817" calcext:value-type="string">
            <text:p>50007835817</text:p>
          </table:table-cell>
          <table:table-cell table:formula="of:=[$Total.D535]" office:value-type="float" office:value="249" calcext:value-type="float">
            <text:p>249</text:p>
          </table:table-cell>
          <table:table-cell table:formula="of:=IF([.A53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36]" office:value-type="string" office:string-value="222755" calcext:value-type="string">
            <text:p>222755</text:p>
          </table:table-cell>
          <table:table-cell office:value-type="float" office:value="202411" calcext:value-type="float">
            <text:p>202411</text:p>
          </table:table-cell>
          <table:table-cell table:formula="of:=IF([.A535]=&quot;&quot;;&quot;&quot;;4)" office:value-type="float" office:value="4" calcext:value-type="float">
            <text:p>4</text:p>
          </table:table-cell>
          <table:table-cell table:formula="of:=IF([.A535]=&quot;&quot;;&quot;&quot;;5173)" office:value-type="float" office:value="5173" calcext:value-type="float">
            <text:p>5173</text:p>
          </table:table-cell>
          <table:table-cell table:formula="of:=[$Total.C536]" office:value-type="string" office:string-value="26659983864" calcext:value-type="string">
            <text:p>26659983864</text:p>
          </table:table-cell>
          <table:table-cell table:formula="of:=[$Total.D536]" office:value-type="float" office:value="249" calcext:value-type="float">
            <text:p>249</text:p>
          </table:table-cell>
          <table:table-cell table:formula="of:=IF([.A53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37]" office:value-type="string" office:string-value="223980" calcext:value-type="string">
            <text:p>223980</text:p>
          </table:table-cell>
          <table:table-cell office:value-type="float" office:value="202411" calcext:value-type="float">
            <text:p>202411</text:p>
          </table:table-cell>
          <table:table-cell table:formula="of:=IF([.A536]=&quot;&quot;;&quot;&quot;;4)" office:value-type="float" office:value="4" calcext:value-type="float">
            <text:p>4</text:p>
          </table:table-cell>
          <table:table-cell table:formula="of:=IF([.A536]=&quot;&quot;;&quot;&quot;;5173)" office:value-type="float" office:value="5173" calcext:value-type="float">
            <text:p>5173</text:p>
          </table:table-cell>
          <table:table-cell table:formula="of:=[$Total.C537]" office:value-type="string" office:string-value="12641607808" calcext:value-type="string">
            <text:p>12641607808</text:p>
          </table:table-cell>
          <table:table-cell table:formula="of:=[$Total.D537]" office:value-type="float" office:value="249" calcext:value-type="float">
            <text:p>249</text:p>
          </table:table-cell>
          <table:table-cell table:formula="of:=IF([.A53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38]" office:value-type="string" office:string-value="224448" calcext:value-type="string">
            <text:p>224448</text:p>
          </table:table-cell>
          <table:table-cell office:value-type="float" office:value="202411" calcext:value-type="float">
            <text:p>202411</text:p>
          </table:table-cell>
          <table:table-cell table:formula="of:=IF([.A537]=&quot;&quot;;&quot;&quot;;4)" office:value-type="float" office:value="4" calcext:value-type="float">
            <text:p>4</text:p>
          </table:table-cell>
          <table:table-cell table:formula="of:=IF([.A537]=&quot;&quot;;&quot;&quot;;5173)" office:value-type="float" office:value="5173" calcext:value-type="float">
            <text:p>5173</text:p>
          </table:table-cell>
          <table:table-cell table:formula="of:=[$Total.C538]" office:value-type="string" office:string-value="24542700801" calcext:value-type="string">
            <text:p>24542700801</text:p>
          </table:table-cell>
          <table:table-cell table:formula="of:=[$Total.D538]" office:value-type="float" office:value="249" calcext:value-type="float">
            <text:p>249</text:p>
          </table:table-cell>
          <table:table-cell table:formula="of:=IF([.A53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39]" office:value-type="string" office:string-value="224472" calcext:value-type="string">
            <text:p>224472</text:p>
          </table:table-cell>
          <table:table-cell office:value-type="float" office:value="202411" calcext:value-type="float">
            <text:p>202411</text:p>
          </table:table-cell>
          <table:table-cell table:formula="of:=IF([.A538]=&quot;&quot;;&quot;&quot;;4)" office:value-type="float" office:value="4" calcext:value-type="float">
            <text:p>4</text:p>
          </table:table-cell>
          <table:table-cell table:formula="of:=IF([.A538]=&quot;&quot;;&quot;&quot;;5173)" office:value-type="float" office:value="5173" calcext:value-type="float">
            <text:p>5173</text:p>
          </table:table-cell>
          <table:table-cell table:formula="of:=[$Total.C539]" office:value-type="string" office:string-value="07876923879" calcext:value-type="string">
            <text:p>07876923879</text:p>
          </table:table-cell>
          <table:table-cell table:formula="of:=[$Total.D539]" office:value-type="float" office:value="249" calcext:value-type="float">
            <text:p>249</text:p>
          </table:table-cell>
          <table:table-cell table:formula="of:=IF([.A53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40]" office:value-type="string" office:string-value="224740" calcext:value-type="string">
            <text:p>224740</text:p>
          </table:table-cell>
          <table:table-cell office:value-type="float" office:value="202411" calcext:value-type="float">
            <text:p>202411</text:p>
          </table:table-cell>
          <table:table-cell table:formula="of:=IF([.A539]=&quot;&quot;;&quot;&quot;;4)" office:value-type="float" office:value="4" calcext:value-type="float">
            <text:p>4</text:p>
          </table:table-cell>
          <table:table-cell table:formula="of:=IF([.A539]=&quot;&quot;;&quot;&quot;;5173)" office:value-type="float" office:value="5173" calcext:value-type="float">
            <text:p>5173</text:p>
          </table:table-cell>
          <table:table-cell table:formula="of:=[$Total.C540]" office:value-type="string" office:string-value="49628260855" calcext:value-type="string">
            <text:p>49628260855</text:p>
          </table:table-cell>
          <table:table-cell table:formula="of:=[$Total.D540]" office:value-type="float" office:value="249" calcext:value-type="float">
            <text:p>249</text:p>
          </table:table-cell>
          <table:table-cell table:formula="of:=IF([.A53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41]" office:value-type="string" office:string-value="227234" calcext:value-type="string">
            <text:p>227234</text:p>
          </table:table-cell>
          <table:table-cell office:value-type="float" office:value="202411" calcext:value-type="float">
            <text:p>202411</text:p>
          </table:table-cell>
          <table:table-cell table:formula="of:=IF([.A540]=&quot;&quot;;&quot;&quot;;4)" office:value-type="float" office:value="4" calcext:value-type="float">
            <text:p>4</text:p>
          </table:table-cell>
          <table:table-cell table:formula="of:=IF([.A540]=&quot;&quot;;&quot;&quot;;5173)" office:value-type="float" office:value="5173" calcext:value-type="float">
            <text:p>5173</text:p>
          </table:table-cell>
          <table:table-cell table:formula="of:=[$Total.C541]" office:value-type="string" office:string-value="38068929894" calcext:value-type="string">
            <text:p>38068929894</text:p>
          </table:table-cell>
          <table:table-cell table:formula="of:=[$Total.D541]" office:value-type="float" office:value="249" calcext:value-type="float">
            <text:p>249</text:p>
          </table:table-cell>
          <table:table-cell table:formula="of:=IF([.A54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42]" office:value-type="string" office:string-value="227463" calcext:value-type="string">
            <text:p>227463</text:p>
          </table:table-cell>
          <table:table-cell office:value-type="float" office:value="202411" calcext:value-type="float">
            <text:p>202411</text:p>
          </table:table-cell>
          <table:table-cell table:formula="of:=IF([.A541]=&quot;&quot;;&quot;&quot;;4)" office:value-type="float" office:value="4" calcext:value-type="float">
            <text:p>4</text:p>
          </table:table-cell>
          <table:table-cell table:formula="of:=IF([.A541]=&quot;&quot;;&quot;&quot;;5173)" office:value-type="float" office:value="5173" calcext:value-type="float">
            <text:p>5173</text:p>
          </table:table-cell>
          <table:table-cell table:formula="of:=[$Total.C542]" office:value-type="string" office:string-value="11544050879" calcext:value-type="string">
            <text:p>11544050879</text:p>
          </table:table-cell>
          <table:table-cell table:formula="of:=[$Total.D542]" office:value-type="float" office:value="249" calcext:value-type="float">
            <text:p>249</text:p>
          </table:table-cell>
          <table:table-cell table:formula="of:=IF([.A54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43]" office:value-type="string" office:string-value="227471" calcext:value-type="string">
            <text:p>227471</text:p>
          </table:table-cell>
          <table:table-cell office:value-type="float" office:value="202411" calcext:value-type="float">
            <text:p>202411</text:p>
          </table:table-cell>
          <table:table-cell table:formula="of:=IF([.A542]=&quot;&quot;;&quot;&quot;;4)" office:value-type="float" office:value="4" calcext:value-type="float">
            <text:p>4</text:p>
          </table:table-cell>
          <table:table-cell table:formula="of:=IF([.A542]=&quot;&quot;;&quot;&quot;;5173)" office:value-type="float" office:value="5173" calcext:value-type="float">
            <text:p>5173</text:p>
          </table:table-cell>
          <table:table-cell table:formula="of:=[$Total.C543]" office:value-type="string" office:string-value="33849131831" calcext:value-type="string">
            <text:p>33849131831</text:p>
          </table:table-cell>
          <table:table-cell table:formula="of:=[$Total.D543]" office:value-type="float" office:value="249" calcext:value-type="float">
            <text:p>249</text:p>
          </table:table-cell>
          <table:table-cell table:formula="of:=IF([.A54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44]" office:value-type="string" office:string-value="227803" calcext:value-type="string">
            <text:p>227803</text:p>
          </table:table-cell>
          <table:table-cell office:value-type="float" office:value="202411" calcext:value-type="float">
            <text:p>202411</text:p>
          </table:table-cell>
          <table:table-cell table:formula="of:=IF([.A543]=&quot;&quot;;&quot;&quot;;4)" office:value-type="float" office:value="4" calcext:value-type="float">
            <text:p>4</text:p>
          </table:table-cell>
          <table:table-cell table:formula="of:=IF([.A543]=&quot;&quot;;&quot;&quot;;5173)" office:value-type="float" office:value="5173" calcext:value-type="float">
            <text:p>5173</text:p>
          </table:table-cell>
          <table:table-cell table:formula="of:=[$Total.C544]" office:value-type="string" office:string-value="49908925857" calcext:value-type="string">
            <text:p>49908925857</text:p>
          </table:table-cell>
          <table:table-cell table:formula="of:=[$Total.D544]" office:value-type="float" office:value="249" calcext:value-type="float">
            <text:p>249</text:p>
          </table:table-cell>
          <table:table-cell table:formula="of:=IF([.A54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45]" office:value-type="string" office:string-value="228060" calcext:value-type="string">
            <text:p>228060</text:p>
          </table:table-cell>
          <table:table-cell office:value-type="float" office:value="202411" calcext:value-type="float">
            <text:p>202411</text:p>
          </table:table-cell>
          <table:table-cell table:formula="of:=IF([.A544]=&quot;&quot;;&quot;&quot;;4)" office:value-type="float" office:value="4" calcext:value-type="float">
            <text:p>4</text:p>
          </table:table-cell>
          <table:table-cell table:formula="of:=IF([.A544]=&quot;&quot;;&quot;&quot;;5173)" office:value-type="float" office:value="5173" calcext:value-type="float">
            <text:p>5173</text:p>
          </table:table-cell>
          <table:table-cell table:formula="of:=[$Total.C545]" office:value-type="string" office:string-value="02394412810" calcext:value-type="string">
            <text:p>02394412810</text:p>
          </table:table-cell>
          <table:table-cell table:formula="of:=[$Total.D545]" office:value-type="float" office:value="249" calcext:value-type="float">
            <text:p>249</text:p>
          </table:table-cell>
          <table:table-cell table:formula="of:=IF([.A54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46]" office:value-type="string" office:string-value="228222" calcext:value-type="string">
            <text:p>228222</text:p>
          </table:table-cell>
          <table:table-cell office:value-type="float" office:value="202411" calcext:value-type="float">
            <text:p>202411</text:p>
          </table:table-cell>
          <table:table-cell table:formula="of:=IF([.A545]=&quot;&quot;;&quot;&quot;;4)" office:value-type="float" office:value="4" calcext:value-type="float">
            <text:p>4</text:p>
          </table:table-cell>
          <table:table-cell table:formula="of:=IF([.A545]=&quot;&quot;;&quot;&quot;;5173)" office:value-type="float" office:value="5173" calcext:value-type="float">
            <text:p>5173</text:p>
          </table:table-cell>
          <table:table-cell table:formula="of:=[$Total.C546]" office:value-type="string" office:string-value="11275274870" calcext:value-type="string">
            <text:p>11275274870</text:p>
          </table:table-cell>
          <table:table-cell table:formula="of:=[$Total.D546]" office:value-type="float" office:value="249" calcext:value-type="float">
            <text:p>249</text:p>
          </table:table-cell>
          <table:table-cell table:formula="of:=IF([.A54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47]" office:value-type="string" office:string-value="228630" calcext:value-type="string">
            <text:p>228630</text:p>
          </table:table-cell>
          <table:table-cell office:value-type="float" office:value="202411" calcext:value-type="float">
            <text:p>202411</text:p>
          </table:table-cell>
          <table:table-cell table:formula="of:=IF([.A546]=&quot;&quot;;&quot;&quot;;4)" office:value-type="float" office:value="4" calcext:value-type="float">
            <text:p>4</text:p>
          </table:table-cell>
          <table:table-cell table:formula="of:=IF([.A546]=&quot;&quot;;&quot;&quot;;5173)" office:value-type="float" office:value="5173" calcext:value-type="float">
            <text:p>5173</text:p>
          </table:table-cell>
          <table:table-cell table:formula="of:=[$Total.C547]" office:value-type="string" office:string-value="17765391844" calcext:value-type="string">
            <text:p>17765391844</text:p>
          </table:table-cell>
          <table:table-cell table:formula="of:=[$Total.D547]" office:value-type="float" office:value="249" calcext:value-type="float">
            <text:p>249</text:p>
          </table:table-cell>
          <table:table-cell table:formula="of:=IF([.A54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48]" office:value-type="string" office:string-value="228737" calcext:value-type="string">
            <text:p>228737</text:p>
          </table:table-cell>
          <table:table-cell office:value-type="float" office:value="202411" calcext:value-type="float">
            <text:p>202411</text:p>
          </table:table-cell>
          <table:table-cell table:formula="of:=IF([.A547]=&quot;&quot;;&quot;&quot;;4)" office:value-type="float" office:value="4" calcext:value-type="float">
            <text:p>4</text:p>
          </table:table-cell>
          <table:table-cell table:formula="of:=IF([.A547]=&quot;&quot;;&quot;&quot;;5173)" office:value-type="float" office:value="5173" calcext:value-type="float">
            <text:p>5173</text:p>
          </table:table-cell>
          <table:table-cell table:formula="of:=[$Total.C548]" office:value-type="string" office:string-value="20251095800" calcext:value-type="string">
            <text:p>20251095800</text:p>
          </table:table-cell>
          <table:table-cell table:formula="of:=[$Total.D548]" office:value-type="float" office:value="249" calcext:value-type="float">
            <text:p>249</text:p>
          </table:table-cell>
          <table:table-cell table:formula="of:=IF([.A54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49]" office:value-type="string" office:string-value="228761" calcext:value-type="string">
            <text:p>228761</text:p>
          </table:table-cell>
          <table:table-cell office:value-type="float" office:value="202411" calcext:value-type="float">
            <text:p>202411</text:p>
          </table:table-cell>
          <table:table-cell table:formula="of:=IF([.A548]=&quot;&quot;;&quot;&quot;;4)" office:value-type="float" office:value="4" calcext:value-type="float">
            <text:p>4</text:p>
          </table:table-cell>
          <table:table-cell table:formula="of:=IF([.A548]=&quot;&quot;;&quot;&quot;;5173)" office:value-type="float" office:value="5173" calcext:value-type="float">
            <text:p>5173</text:p>
          </table:table-cell>
          <table:table-cell table:formula="of:=[$Total.C549]" office:value-type="string" office:string-value="25914098890" calcext:value-type="string">
            <text:p>25914098890</text:p>
          </table:table-cell>
          <table:table-cell table:formula="of:=[$Total.D549]" office:value-type="float" office:value="249" calcext:value-type="float">
            <text:p>249</text:p>
          </table:table-cell>
          <table:table-cell table:formula="of:=IF([.A54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50]" office:value-type="string" office:string-value="229300" calcext:value-type="string">
            <text:p>229300</text:p>
          </table:table-cell>
          <table:table-cell office:value-type="float" office:value="202411" calcext:value-type="float">
            <text:p>202411</text:p>
          </table:table-cell>
          <table:table-cell table:formula="of:=IF([.A549]=&quot;&quot;;&quot;&quot;;4)" office:value-type="float" office:value="4" calcext:value-type="float">
            <text:p>4</text:p>
          </table:table-cell>
          <table:table-cell table:formula="of:=IF([.A549]=&quot;&quot;;&quot;&quot;;5173)" office:value-type="float" office:value="5173" calcext:value-type="float">
            <text:p>5173</text:p>
          </table:table-cell>
          <table:table-cell table:formula="of:=[$Total.C550]" office:value-type="string" office:string-value="35057042882" calcext:value-type="string">
            <text:p>35057042882</text:p>
          </table:table-cell>
          <table:table-cell table:formula="of:=[$Total.D550]" office:value-type="float" office:value="249" calcext:value-type="float">
            <text:p>249</text:p>
          </table:table-cell>
          <table:table-cell table:formula="of:=IF([.A54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51]" office:value-type="string" office:string-value="229415" calcext:value-type="string">
            <text:p>229415</text:p>
          </table:table-cell>
          <table:table-cell office:value-type="float" office:value="202411" calcext:value-type="float">
            <text:p>202411</text:p>
          </table:table-cell>
          <table:table-cell table:formula="of:=IF([.A550]=&quot;&quot;;&quot;&quot;;4)" office:value-type="float" office:value="4" calcext:value-type="float">
            <text:p>4</text:p>
          </table:table-cell>
          <table:table-cell table:formula="of:=IF([.A550]=&quot;&quot;;&quot;&quot;;5173)" office:value-type="float" office:value="5173" calcext:value-type="float">
            <text:p>5173</text:p>
          </table:table-cell>
          <table:table-cell table:formula="of:=[$Total.C551]" office:value-type="string" office:string-value="21433729814" calcext:value-type="string">
            <text:p>21433729814</text:p>
          </table:table-cell>
          <table:table-cell table:formula="of:=[$Total.D551]" office:value-type="float" office:value="249" calcext:value-type="float">
            <text:p>249</text:p>
          </table:table-cell>
          <table:table-cell table:formula="of:=IF([.A55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52]" office:value-type="string" office:string-value="229466" calcext:value-type="string">
            <text:p>229466</text:p>
          </table:table-cell>
          <table:table-cell office:value-type="float" office:value="202411" calcext:value-type="float">
            <text:p>202411</text:p>
          </table:table-cell>
          <table:table-cell table:formula="of:=IF([.A551]=&quot;&quot;;&quot;&quot;;4)" office:value-type="float" office:value="4" calcext:value-type="float">
            <text:p>4</text:p>
          </table:table-cell>
          <table:table-cell table:formula="of:=IF([.A551]=&quot;&quot;;&quot;&quot;;5173)" office:value-type="float" office:value="5173" calcext:value-type="float">
            <text:p>5173</text:p>
          </table:table-cell>
          <table:table-cell table:formula="of:=[$Total.C552]" office:value-type="string" office:string-value="34986621807" calcext:value-type="string">
            <text:p>34986621807</text:p>
          </table:table-cell>
          <table:table-cell table:formula="of:=[$Total.D552]" office:value-type="float" office:value="249" calcext:value-type="float">
            <text:p>249</text:p>
          </table:table-cell>
          <table:table-cell table:formula="of:=IF([.A55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53]" office:value-type="string" office:string-value="229482" calcext:value-type="string">
            <text:p>229482</text:p>
          </table:table-cell>
          <table:table-cell office:value-type="float" office:value="202411" calcext:value-type="float">
            <text:p>202411</text:p>
          </table:table-cell>
          <table:table-cell table:formula="of:=IF([.A552]=&quot;&quot;;&quot;&quot;;4)" office:value-type="float" office:value="4" calcext:value-type="float">
            <text:p>4</text:p>
          </table:table-cell>
          <table:table-cell table:formula="of:=IF([.A552]=&quot;&quot;;&quot;&quot;;5173)" office:value-type="float" office:value="5173" calcext:value-type="float">
            <text:p>5173</text:p>
          </table:table-cell>
          <table:table-cell table:formula="of:=[$Total.C553]" office:value-type="string" office:string-value="50070846898" calcext:value-type="string">
            <text:p>50070846898</text:p>
          </table:table-cell>
          <table:table-cell table:formula="of:=[$Total.D553]" office:value-type="float" office:value="249" calcext:value-type="float">
            <text:p>249</text:p>
          </table:table-cell>
          <table:table-cell table:formula="of:=IF([.A55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54]" office:value-type="string" office:string-value="229814" calcext:value-type="string">
            <text:p>229814</text:p>
          </table:table-cell>
          <table:table-cell office:value-type="float" office:value="202411" calcext:value-type="float">
            <text:p>202411</text:p>
          </table:table-cell>
          <table:table-cell table:formula="of:=IF([.A553]=&quot;&quot;;&quot;&quot;;4)" office:value-type="float" office:value="4" calcext:value-type="float">
            <text:p>4</text:p>
          </table:table-cell>
          <table:table-cell table:formula="of:=IF([.A553]=&quot;&quot;;&quot;&quot;;5173)" office:value-type="float" office:value="5173" calcext:value-type="float">
            <text:p>5173</text:p>
          </table:table-cell>
          <table:table-cell table:formula="of:=[$Total.C554]" office:value-type="string" office:string-value="50848968468" calcext:value-type="string">
            <text:p>50848968468</text:p>
          </table:table-cell>
          <table:table-cell table:formula="of:=[$Total.D554]" office:value-type="float" office:value="249" calcext:value-type="float">
            <text:p>249</text:p>
          </table:table-cell>
          <table:table-cell table:formula="of:=IF([.A55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55]" office:value-type="string" office:string-value="231428" calcext:value-type="string">
            <text:p>231428</text:p>
          </table:table-cell>
          <table:table-cell office:value-type="float" office:value="202411" calcext:value-type="float">
            <text:p>202411</text:p>
          </table:table-cell>
          <table:table-cell table:formula="of:=IF([.A554]=&quot;&quot;;&quot;&quot;;4)" office:value-type="float" office:value="4" calcext:value-type="float">
            <text:p>4</text:p>
          </table:table-cell>
          <table:table-cell table:formula="of:=IF([.A554]=&quot;&quot;;&quot;&quot;;5173)" office:value-type="float" office:value="5173" calcext:value-type="float">
            <text:p>5173</text:p>
          </table:table-cell>
          <table:table-cell table:formula="of:=[$Total.C555]" office:value-type="string" office:string-value="27945239889" calcext:value-type="string">
            <text:p>27945239889</text:p>
          </table:table-cell>
          <table:table-cell table:formula="of:=[$Total.D555]" office:value-type="float" office:value="249" calcext:value-type="float">
            <text:p>249</text:p>
          </table:table-cell>
          <table:table-cell table:formula="of:=IF([.A55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56]" office:value-type="string" office:string-value="231614" calcext:value-type="string">
            <text:p>231614</text:p>
          </table:table-cell>
          <table:table-cell office:value-type="float" office:value="202411" calcext:value-type="float">
            <text:p>202411</text:p>
          </table:table-cell>
          <table:table-cell table:formula="of:=IF([.A555]=&quot;&quot;;&quot;&quot;;4)" office:value-type="float" office:value="4" calcext:value-type="float">
            <text:p>4</text:p>
          </table:table-cell>
          <table:table-cell table:formula="of:=IF([.A555]=&quot;&quot;;&quot;&quot;;5173)" office:value-type="float" office:value="5173" calcext:value-type="float">
            <text:p>5173</text:p>
          </table:table-cell>
          <table:table-cell table:formula="of:=[$Total.C556]" office:value-type="string" office:string-value="06771916855" calcext:value-type="string">
            <text:p>06771916855</text:p>
          </table:table-cell>
          <table:table-cell table:formula="of:=[$Total.D556]" office:value-type="float" office:value="249" calcext:value-type="float">
            <text:p>249</text:p>
          </table:table-cell>
          <table:table-cell table:formula="of:=IF([.A55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57]" office:value-type="string" office:string-value="231878" calcext:value-type="string">
            <text:p>231878</text:p>
          </table:table-cell>
          <table:table-cell office:value-type="float" office:value="202411" calcext:value-type="float">
            <text:p>202411</text:p>
          </table:table-cell>
          <table:table-cell table:formula="of:=IF([.A556]=&quot;&quot;;&quot;&quot;;4)" office:value-type="float" office:value="4" calcext:value-type="float">
            <text:p>4</text:p>
          </table:table-cell>
          <table:table-cell table:formula="of:=IF([.A556]=&quot;&quot;;&quot;&quot;;5173)" office:value-type="float" office:value="5173" calcext:value-type="float">
            <text:p>5173</text:p>
          </table:table-cell>
          <table:table-cell table:formula="of:=[$Total.C557]" office:value-type="string" office:string-value="38535616837" calcext:value-type="string">
            <text:p>38535616837</text:p>
          </table:table-cell>
          <table:table-cell table:formula="of:=[$Total.D557]" office:value-type="float" office:value="249" calcext:value-type="float">
            <text:p>249</text:p>
          </table:table-cell>
          <table:table-cell table:formula="of:=IF([.A55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58]" office:value-type="string" office:string-value="232122" calcext:value-type="string">
            <text:p>232122</text:p>
          </table:table-cell>
          <table:table-cell office:value-type="float" office:value="202411" calcext:value-type="float">
            <text:p>202411</text:p>
          </table:table-cell>
          <table:table-cell table:formula="of:=IF([.A557]=&quot;&quot;;&quot;&quot;;4)" office:value-type="float" office:value="4" calcext:value-type="float">
            <text:p>4</text:p>
          </table:table-cell>
          <table:table-cell table:formula="of:=IF([.A557]=&quot;&quot;;&quot;&quot;;5173)" office:value-type="float" office:value="5173" calcext:value-type="float">
            <text:p>5173</text:p>
          </table:table-cell>
          <table:table-cell table:formula="of:=[$Total.C558]" office:value-type="string" office:string-value="05581277893" calcext:value-type="string">
            <text:p>05581277893</text:p>
          </table:table-cell>
          <table:table-cell table:formula="of:=[$Total.D558]" office:value-type="float" office:value="249" calcext:value-type="float">
            <text:p>249</text:p>
          </table:table-cell>
          <table:table-cell table:formula="of:=IF([.A55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59]" office:value-type="string" office:string-value="232521" calcext:value-type="string">
            <text:p>232521</text:p>
          </table:table-cell>
          <table:table-cell office:value-type="float" office:value="202411" calcext:value-type="float">
            <text:p>202411</text:p>
          </table:table-cell>
          <table:table-cell table:formula="of:=IF([.A558]=&quot;&quot;;&quot;&quot;;4)" office:value-type="float" office:value="4" calcext:value-type="float">
            <text:p>4</text:p>
          </table:table-cell>
          <table:table-cell table:formula="of:=IF([.A558]=&quot;&quot;;&quot;&quot;;5173)" office:value-type="float" office:value="5173" calcext:value-type="float">
            <text:p>5173</text:p>
          </table:table-cell>
          <table:table-cell table:formula="of:=[$Total.C559]" office:value-type="string" office:string-value="03952299871" calcext:value-type="string">
            <text:p>03952299871</text:p>
          </table:table-cell>
          <table:table-cell table:formula="of:=[$Total.D559]" office:value-type="float" office:value="249" calcext:value-type="float">
            <text:p>249</text:p>
          </table:table-cell>
          <table:table-cell table:formula="of:=IF([.A55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60]" office:value-type="string" office:string-value="232521" calcext:value-type="string">
            <text:p>232521</text:p>
          </table:table-cell>
          <table:table-cell office:value-type="float" office:value="202411" calcext:value-type="float">
            <text:p>202411</text:p>
          </table:table-cell>
          <table:table-cell table:formula="of:=IF([.A559]=&quot;&quot;;&quot;&quot;;4)" office:value-type="float" office:value="4" calcext:value-type="float">
            <text:p>4</text:p>
          </table:table-cell>
          <table:table-cell table:formula="of:=IF([.A559]=&quot;&quot;;&quot;&quot;;5173)" office:value-type="float" office:value="5173" calcext:value-type="float">
            <text:p>5173</text:p>
          </table:table-cell>
          <table:table-cell table:formula="of:=[$Total.C560]" office:value-type="string" office:string-value="46636703857" calcext:value-type="string">
            <text:p>46636703857</text:p>
          </table:table-cell>
          <table:table-cell table:formula="of:=[$Total.D560]" office:value-type="float" office:value="249" calcext:value-type="float">
            <text:p>249</text:p>
          </table:table-cell>
          <table:table-cell table:formula="of:=IF([.A55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61]" office:value-type="string" office:string-value="232726" calcext:value-type="string">
            <text:p>232726</text:p>
          </table:table-cell>
          <table:table-cell office:value-type="float" office:value="202411" calcext:value-type="float">
            <text:p>202411</text:p>
          </table:table-cell>
          <table:table-cell table:formula="of:=IF([.A560]=&quot;&quot;;&quot;&quot;;4)" office:value-type="float" office:value="4" calcext:value-type="float">
            <text:p>4</text:p>
          </table:table-cell>
          <table:table-cell table:formula="of:=IF([.A560]=&quot;&quot;;&quot;&quot;;5173)" office:value-type="float" office:value="5173" calcext:value-type="float">
            <text:p>5173</text:p>
          </table:table-cell>
          <table:table-cell table:formula="of:=[$Total.C561]" office:value-type="string" office:string-value="89498984972" calcext:value-type="string">
            <text:p>89498984972</text:p>
          </table:table-cell>
          <table:table-cell table:formula="of:=[$Total.D561]" office:value-type="float" office:value="249" calcext:value-type="float">
            <text:p>249</text:p>
          </table:table-cell>
          <table:table-cell table:formula="of:=IF([.A56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62]" office:value-type="string" office:string-value="232726" calcext:value-type="string">
            <text:p>232726</text:p>
          </table:table-cell>
          <table:table-cell office:value-type="float" office:value="202411" calcext:value-type="float">
            <text:p>202411</text:p>
          </table:table-cell>
          <table:table-cell table:formula="of:=IF([.A561]=&quot;&quot;;&quot;&quot;;4)" office:value-type="float" office:value="4" calcext:value-type="float">
            <text:p>4</text:p>
          </table:table-cell>
          <table:table-cell table:formula="of:=IF([.A561]=&quot;&quot;;&quot;&quot;;5173)" office:value-type="float" office:value="5173" calcext:value-type="float">
            <text:p>5173</text:p>
          </table:table-cell>
          <table:table-cell table:formula="of:=[$Total.C562]" office:value-type="string" office:string-value="49911808807" calcext:value-type="string">
            <text:p>49911808807</text:p>
          </table:table-cell>
          <table:table-cell table:formula="of:=[$Total.D562]" office:value-type="float" office:value="249" calcext:value-type="float">
            <text:p>249</text:p>
          </table:table-cell>
          <table:table-cell table:formula="of:=IF([.A56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63]" office:value-type="string" office:string-value="232890" calcext:value-type="string">
            <text:p>232890</text:p>
          </table:table-cell>
          <table:table-cell office:value-type="float" office:value="202411" calcext:value-type="float">
            <text:p>202411</text:p>
          </table:table-cell>
          <table:table-cell table:formula="of:=IF([.A562]=&quot;&quot;;&quot;&quot;;4)" office:value-type="float" office:value="4" calcext:value-type="float">
            <text:p>4</text:p>
          </table:table-cell>
          <table:table-cell table:formula="of:=IF([.A562]=&quot;&quot;;&quot;&quot;;5173)" office:value-type="float" office:value="5173" calcext:value-type="float">
            <text:p>5173</text:p>
          </table:table-cell>
          <table:table-cell table:formula="of:=[$Total.C563]" office:value-type="string" office:string-value="19162432826" calcext:value-type="string">
            <text:p>19162432826</text:p>
          </table:table-cell>
          <table:table-cell table:formula="of:=[$Total.D563]" office:value-type="float" office:value="249" calcext:value-type="float">
            <text:p>249</text:p>
          </table:table-cell>
          <table:table-cell table:formula="of:=IF([.A56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64]" office:value-type="string" office:string-value="232890" calcext:value-type="string">
            <text:p>232890</text:p>
          </table:table-cell>
          <table:table-cell office:value-type="float" office:value="202411" calcext:value-type="float">
            <text:p>202411</text:p>
          </table:table-cell>
          <table:table-cell table:formula="of:=IF([.A563]=&quot;&quot;;&quot;&quot;;4)" office:value-type="float" office:value="4" calcext:value-type="float">
            <text:p>4</text:p>
          </table:table-cell>
          <table:table-cell table:formula="of:=IF([.A563]=&quot;&quot;;&quot;&quot;;5173)" office:value-type="float" office:value="5173" calcext:value-type="float">
            <text:p>5173</text:p>
          </table:table-cell>
          <table:table-cell table:formula="of:=[$Total.C564]" office:value-type="string" office:string-value="40552573841" calcext:value-type="string">
            <text:p>40552573841</text:p>
          </table:table-cell>
          <table:table-cell table:formula="of:=[$Total.D564]" office:value-type="float" office:value="249" calcext:value-type="float">
            <text:p>249</text:p>
          </table:table-cell>
          <table:table-cell table:formula="of:=IF([.A56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65]" office:value-type="string" office:string-value="233528" calcext:value-type="string">
            <text:p>233528</text:p>
          </table:table-cell>
          <table:table-cell office:value-type="float" office:value="202411" calcext:value-type="float">
            <text:p>202411</text:p>
          </table:table-cell>
          <table:table-cell table:formula="of:=IF([.A564]=&quot;&quot;;&quot;&quot;;4)" office:value-type="float" office:value="4" calcext:value-type="float">
            <text:p>4</text:p>
          </table:table-cell>
          <table:table-cell table:formula="of:=IF([.A564]=&quot;&quot;;&quot;&quot;;5173)" office:value-type="float" office:value="5173" calcext:value-type="float">
            <text:p>5173</text:p>
          </table:table-cell>
          <table:table-cell table:formula="of:=[$Total.C565]" office:value-type="string" office:string-value="09876347632" calcext:value-type="string">
            <text:p>09876347632</text:p>
          </table:table-cell>
          <table:table-cell table:formula="of:=[$Total.D565]" office:value-type="float" office:value="249" calcext:value-type="float">
            <text:p>249</text:p>
          </table:table-cell>
          <table:table-cell table:formula="of:=IF([.A56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66]" office:value-type="string" office:string-value="233820" calcext:value-type="string">
            <text:p>233820</text:p>
          </table:table-cell>
          <table:table-cell office:value-type="float" office:value="202411" calcext:value-type="float">
            <text:p>202411</text:p>
          </table:table-cell>
          <table:table-cell table:formula="of:=IF([.A565]=&quot;&quot;;&quot;&quot;;4)" office:value-type="float" office:value="4" calcext:value-type="float">
            <text:p>4</text:p>
          </table:table-cell>
          <table:table-cell table:formula="of:=IF([.A565]=&quot;&quot;;&quot;&quot;;5173)" office:value-type="float" office:value="5173" calcext:value-type="float">
            <text:p>5173</text:p>
          </table:table-cell>
          <table:table-cell table:formula="of:=[$Total.C566]" office:value-type="string" office:string-value="28805884804" calcext:value-type="string">
            <text:p>28805884804</text:p>
          </table:table-cell>
          <table:table-cell table:formula="of:=[$Total.D566]" office:value-type="float" office:value="249" calcext:value-type="float">
            <text:p>249</text:p>
          </table:table-cell>
          <table:table-cell table:formula="of:=IF([.A56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67]" office:value-type="string" office:string-value="234770" calcext:value-type="string">
            <text:p>234770</text:p>
          </table:table-cell>
          <table:table-cell office:value-type="float" office:value="202411" calcext:value-type="float">
            <text:p>202411</text:p>
          </table:table-cell>
          <table:table-cell table:formula="of:=IF([.A566]=&quot;&quot;;&quot;&quot;;4)" office:value-type="float" office:value="4" calcext:value-type="float">
            <text:p>4</text:p>
          </table:table-cell>
          <table:table-cell table:formula="of:=IF([.A566]=&quot;&quot;;&quot;&quot;;5173)" office:value-type="float" office:value="5173" calcext:value-type="float">
            <text:p>5173</text:p>
          </table:table-cell>
          <table:table-cell table:formula="of:=[$Total.C567]" office:value-type="string" office:string-value="30930620801" calcext:value-type="string">
            <text:p>30930620801</text:p>
          </table:table-cell>
          <table:table-cell table:formula="of:=[$Total.D567]" office:value-type="float" office:value="249" calcext:value-type="float">
            <text:p>249</text:p>
          </table:table-cell>
          <table:table-cell table:formula="of:=IF([.A56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68]" office:value-type="string" office:string-value="236039" calcext:value-type="string">
            <text:p>236039</text:p>
          </table:table-cell>
          <table:table-cell office:value-type="float" office:value="202411" calcext:value-type="float">
            <text:p>202411</text:p>
          </table:table-cell>
          <table:table-cell table:formula="of:=IF([.A567]=&quot;&quot;;&quot;&quot;;4)" office:value-type="float" office:value="4" calcext:value-type="float">
            <text:p>4</text:p>
          </table:table-cell>
          <table:table-cell table:formula="of:=IF([.A567]=&quot;&quot;;&quot;&quot;;5173)" office:value-type="float" office:value="5173" calcext:value-type="float">
            <text:p>5173</text:p>
          </table:table-cell>
          <table:table-cell table:formula="of:=[$Total.C568]" office:value-type="string" office:string-value="28182224861" calcext:value-type="string">
            <text:p>28182224861</text:p>
          </table:table-cell>
          <table:table-cell table:formula="of:=[$Total.D568]" office:value-type="float" office:value="249" calcext:value-type="float">
            <text:p>249</text:p>
          </table:table-cell>
          <table:table-cell table:formula="of:=IF([.A56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69]" office:value-type="string" office:string-value="236039" calcext:value-type="string">
            <text:p>236039</text:p>
          </table:table-cell>
          <table:table-cell office:value-type="float" office:value="202411" calcext:value-type="float">
            <text:p>202411</text:p>
          </table:table-cell>
          <table:table-cell table:formula="of:=IF([.A568]=&quot;&quot;;&quot;&quot;;4)" office:value-type="float" office:value="4" calcext:value-type="float">
            <text:p>4</text:p>
          </table:table-cell>
          <table:table-cell table:formula="of:=IF([.A568]=&quot;&quot;;&quot;&quot;;5173)" office:value-type="float" office:value="5173" calcext:value-type="float">
            <text:p>5173</text:p>
          </table:table-cell>
          <table:table-cell table:formula="of:=[$Total.C569]" office:value-type="string" office:string-value="55396567848" calcext:value-type="string">
            <text:p>55396567848</text:p>
          </table:table-cell>
          <table:table-cell table:formula="of:=[$Total.D569]" office:value-type="float" office:value="249" calcext:value-type="float">
            <text:p>249</text:p>
          </table:table-cell>
          <table:table-cell table:formula="of:=IF([.A56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70]" office:value-type="string" office:string-value="236209" calcext:value-type="string">
            <text:p>236209</text:p>
          </table:table-cell>
          <table:table-cell office:value-type="float" office:value="202411" calcext:value-type="float">
            <text:p>202411</text:p>
          </table:table-cell>
          <table:table-cell table:formula="of:=IF([.A569]=&quot;&quot;;&quot;&quot;;4)" office:value-type="float" office:value="4" calcext:value-type="float">
            <text:p>4</text:p>
          </table:table-cell>
          <table:table-cell table:formula="of:=IF([.A569]=&quot;&quot;;&quot;&quot;;5173)" office:value-type="float" office:value="5173" calcext:value-type="float">
            <text:p>5173</text:p>
          </table:table-cell>
          <table:table-cell table:formula="of:=[$Total.C570]" office:value-type="string" office:string-value="14420826827" calcext:value-type="string">
            <text:p>14420826827</text:p>
          </table:table-cell>
          <table:table-cell table:formula="of:=[$Total.D570]" office:value-type="float" office:value="249" calcext:value-type="float">
            <text:p>249</text:p>
          </table:table-cell>
          <table:table-cell table:formula="of:=IF([.A56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71]" office:value-type="string" office:string-value="236349" calcext:value-type="string">
            <text:p>236349</text:p>
          </table:table-cell>
          <table:table-cell office:value-type="float" office:value="202411" calcext:value-type="float">
            <text:p>202411</text:p>
          </table:table-cell>
          <table:table-cell table:formula="of:=IF([.A570]=&quot;&quot;;&quot;&quot;;4)" office:value-type="float" office:value="4" calcext:value-type="float">
            <text:p>4</text:p>
          </table:table-cell>
          <table:table-cell table:formula="of:=IF([.A570]=&quot;&quot;;&quot;&quot;;5173)" office:value-type="float" office:value="5173" calcext:value-type="float">
            <text:p>5173</text:p>
          </table:table-cell>
          <table:table-cell table:formula="of:=[$Total.C571]" office:value-type="string" office:string-value="03738575863" calcext:value-type="string">
            <text:p>03738575863</text:p>
          </table:table-cell>
          <table:table-cell table:formula="of:=[$Total.D571]" office:value-type="float" office:value="249" calcext:value-type="float">
            <text:p>249</text:p>
          </table:table-cell>
          <table:table-cell table:formula="of:=IF([.A57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72]" office:value-type="string" office:string-value="237060" calcext:value-type="string">
            <text:p>237060</text:p>
          </table:table-cell>
          <table:table-cell office:value-type="float" office:value="202411" calcext:value-type="float">
            <text:p>202411</text:p>
          </table:table-cell>
          <table:table-cell table:formula="of:=IF([.A571]=&quot;&quot;;&quot;&quot;;4)" office:value-type="float" office:value="4" calcext:value-type="float">
            <text:p>4</text:p>
          </table:table-cell>
          <table:table-cell table:formula="of:=IF([.A571]=&quot;&quot;;&quot;&quot;;5173)" office:value-type="float" office:value="5173" calcext:value-type="float">
            <text:p>5173</text:p>
          </table:table-cell>
          <table:table-cell table:formula="of:=[$Total.C572]" office:value-type="string" office:string-value="02729778888" calcext:value-type="string">
            <text:p>02729778888</text:p>
          </table:table-cell>
          <table:table-cell table:formula="of:=[$Total.D572]" office:value-type="float" office:value="249" calcext:value-type="float">
            <text:p>249</text:p>
          </table:table-cell>
          <table:table-cell table:formula="of:=IF([.A57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73]" office:value-type="string" office:string-value="237353" calcext:value-type="string">
            <text:p>237353</text:p>
          </table:table-cell>
          <table:table-cell office:value-type="float" office:value="202411" calcext:value-type="float">
            <text:p>202411</text:p>
          </table:table-cell>
          <table:table-cell table:formula="of:=IF([.A572]=&quot;&quot;;&quot;&quot;;4)" office:value-type="float" office:value="4" calcext:value-type="float">
            <text:p>4</text:p>
          </table:table-cell>
          <table:table-cell table:formula="of:=IF([.A572]=&quot;&quot;;&quot;&quot;;5173)" office:value-type="float" office:value="5173" calcext:value-type="float">
            <text:p>5173</text:p>
          </table:table-cell>
          <table:table-cell table:formula="of:=[$Total.C573]" office:value-type="string" office:string-value="21590181808" calcext:value-type="string">
            <text:p>21590181808</text:p>
          </table:table-cell>
          <table:table-cell table:formula="of:=[$Total.D573]" office:value-type="float" office:value="249" calcext:value-type="float">
            <text:p>249</text:p>
          </table:table-cell>
          <table:table-cell table:formula="of:=IF([.A57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74]" office:value-type="string" office:string-value="237485" calcext:value-type="string">
            <text:p>237485</text:p>
          </table:table-cell>
          <table:table-cell office:value-type="float" office:value="202411" calcext:value-type="float">
            <text:p>202411</text:p>
          </table:table-cell>
          <table:table-cell table:formula="of:=IF([.A573]=&quot;&quot;;&quot;&quot;;4)" office:value-type="float" office:value="4" calcext:value-type="float">
            <text:p>4</text:p>
          </table:table-cell>
          <table:table-cell table:formula="of:=IF([.A573]=&quot;&quot;;&quot;&quot;;5173)" office:value-type="float" office:value="5173" calcext:value-type="float">
            <text:p>5173</text:p>
          </table:table-cell>
          <table:table-cell table:formula="of:=[$Total.C574]" office:value-type="string" office:string-value="53806211809" calcext:value-type="string">
            <text:p>53806211809</text:p>
          </table:table-cell>
          <table:table-cell table:formula="of:=[$Total.D574]" office:value-type="float" office:value="249" calcext:value-type="float">
            <text:p>249</text:p>
          </table:table-cell>
          <table:table-cell table:formula="of:=IF([.A57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75]" office:value-type="string" office:string-value="237787" calcext:value-type="string">
            <text:p>237787</text:p>
          </table:table-cell>
          <table:table-cell office:value-type="float" office:value="202411" calcext:value-type="float">
            <text:p>202411</text:p>
          </table:table-cell>
          <table:table-cell table:formula="of:=IF([.A574]=&quot;&quot;;&quot;&quot;;4)" office:value-type="float" office:value="4" calcext:value-type="float">
            <text:p>4</text:p>
          </table:table-cell>
          <table:table-cell table:formula="of:=IF([.A574]=&quot;&quot;;&quot;&quot;;5173)" office:value-type="float" office:value="5173" calcext:value-type="float">
            <text:p>5173</text:p>
          </table:table-cell>
          <table:table-cell table:formula="of:=[$Total.C575]" office:value-type="string" office:string-value="41077825811" calcext:value-type="string">
            <text:p>41077825811</text:p>
          </table:table-cell>
          <table:table-cell table:formula="of:=[$Total.D575]" office:value-type="float" office:value="249" calcext:value-type="float">
            <text:p>249</text:p>
          </table:table-cell>
          <table:table-cell table:formula="of:=IF([.A57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76]" office:value-type="string" office:string-value="237876" calcext:value-type="string">
            <text:p>237876</text:p>
          </table:table-cell>
          <table:table-cell office:value-type="float" office:value="202411" calcext:value-type="float">
            <text:p>202411</text:p>
          </table:table-cell>
          <table:table-cell table:formula="of:=IF([.A575]=&quot;&quot;;&quot;&quot;;4)" office:value-type="float" office:value="4" calcext:value-type="float">
            <text:p>4</text:p>
          </table:table-cell>
          <table:table-cell table:formula="of:=IF([.A575]=&quot;&quot;;&quot;&quot;;5173)" office:value-type="float" office:value="5173" calcext:value-type="float">
            <text:p>5173</text:p>
          </table:table-cell>
          <table:table-cell table:formula="of:=[$Total.C576]" office:value-type="string" office:string-value="38905633846" calcext:value-type="string">
            <text:p>38905633846</text:p>
          </table:table-cell>
          <table:table-cell table:formula="of:=[$Total.D576]" office:value-type="float" office:value="249" calcext:value-type="float">
            <text:p>249</text:p>
          </table:table-cell>
          <table:table-cell table:formula="of:=IF([.A57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77]" office:value-type="string" office:string-value="237876" calcext:value-type="string">
            <text:p>237876</text:p>
          </table:table-cell>
          <table:table-cell office:value-type="float" office:value="202411" calcext:value-type="float">
            <text:p>202411</text:p>
          </table:table-cell>
          <table:table-cell table:formula="of:=IF([.A576]=&quot;&quot;;&quot;&quot;;4)" office:value-type="float" office:value="4" calcext:value-type="float">
            <text:p>4</text:p>
          </table:table-cell>
          <table:table-cell table:formula="of:=IF([.A576]=&quot;&quot;;&quot;&quot;;5173)" office:value-type="float" office:value="5173" calcext:value-type="float">
            <text:p>5173</text:p>
          </table:table-cell>
          <table:table-cell table:formula="of:=[$Total.C577]" office:value-type="string" office:string-value="57818122885" calcext:value-type="string">
            <text:p>57818122885</text:p>
          </table:table-cell>
          <table:table-cell table:formula="of:=[$Total.D577]" office:value-type="float" office:value="249" calcext:value-type="float">
            <text:p>249</text:p>
          </table:table-cell>
          <table:table-cell table:formula="of:=IF([.A57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78]" office:value-type="string" office:string-value="239666" calcext:value-type="string">
            <text:p>239666</text:p>
          </table:table-cell>
          <table:table-cell office:value-type="float" office:value="202411" calcext:value-type="float">
            <text:p>202411</text:p>
          </table:table-cell>
          <table:table-cell table:formula="of:=IF([.A577]=&quot;&quot;;&quot;&quot;;4)" office:value-type="float" office:value="4" calcext:value-type="float">
            <text:p>4</text:p>
          </table:table-cell>
          <table:table-cell table:formula="of:=IF([.A577]=&quot;&quot;;&quot;&quot;;5173)" office:value-type="float" office:value="5173" calcext:value-type="float">
            <text:p>5173</text:p>
          </table:table-cell>
          <table:table-cell table:formula="of:=[$Total.C578]" office:value-type="string" office:string-value="34595038828" calcext:value-type="string">
            <text:p>34595038828</text:p>
          </table:table-cell>
          <table:table-cell table:formula="of:=[$Total.D578]" office:value-type="float" office:value="249" calcext:value-type="float">
            <text:p>249</text:p>
          </table:table-cell>
          <table:table-cell table:formula="of:=IF([.A57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79]" office:value-type="string" office:string-value="239682" calcext:value-type="string">
            <text:p>239682</text:p>
          </table:table-cell>
          <table:table-cell office:value-type="float" office:value="202411" calcext:value-type="float">
            <text:p>202411</text:p>
          </table:table-cell>
          <table:table-cell table:formula="of:=IF([.A578]=&quot;&quot;;&quot;&quot;;4)" office:value-type="float" office:value="4" calcext:value-type="float">
            <text:p>4</text:p>
          </table:table-cell>
          <table:table-cell table:formula="of:=IF([.A578]=&quot;&quot;;&quot;&quot;;5173)" office:value-type="float" office:value="5173" calcext:value-type="float">
            <text:p>5173</text:p>
          </table:table-cell>
          <table:table-cell table:formula="of:=[$Total.C579]" office:value-type="string" office:string-value="27637016803" calcext:value-type="string">
            <text:p>27637016803</text:p>
          </table:table-cell>
          <table:table-cell table:formula="of:=[$Total.D579]" office:value-type="float" office:value="249" calcext:value-type="float">
            <text:p>249</text:p>
          </table:table-cell>
          <table:table-cell table:formula="of:=IF([.A57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80]" office:value-type="string" office:string-value="240192" calcext:value-type="string">
            <text:p>240192</text:p>
          </table:table-cell>
          <table:table-cell office:value-type="float" office:value="202411" calcext:value-type="float">
            <text:p>202411</text:p>
          </table:table-cell>
          <table:table-cell table:formula="of:=IF([.A579]=&quot;&quot;;&quot;&quot;;4)" office:value-type="float" office:value="4" calcext:value-type="float">
            <text:p>4</text:p>
          </table:table-cell>
          <table:table-cell table:formula="of:=IF([.A579]=&quot;&quot;;&quot;&quot;;5173)" office:value-type="float" office:value="5173" calcext:value-type="float">
            <text:p>5173</text:p>
          </table:table-cell>
          <table:table-cell table:formula="of:=[$Total.C580]" office:value-type="string" office:string-value="57966000877" calcext:value-type="string">
            <text:p>57966000877</text:p>
          </table:table-cell>
          <table:table-cell table:formula="of:=[$Total.D580]" office:value-type="float" office:value="249" calcext:value-type="float">
            <text:p>249</text:p>
          </table:table-cell>
          <table:table-cell table:formula="of:=IF([.A57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81]" office:value-type="string" office:string-value="241261" calcext:value-type="string">
            <text:p>241261</text:p>
          </table:table-cell>
          <table:table-cell office:value-type="float" office:value="202411" calcext:value-type="float">
            <text:p>202411</text:p>
          </table:table-cell>
          <table:table-cell table:formula="of:=IF([.A580]=&quot;&quot;;&quot;&quot;;4)" office:value-type="float" office:value="4" calcext:value-type="float">
            <text:p>4</text:p>
          </table:table-cell>
          <table:table-cell table:formula="of:=IF([.A580]=&quot;&quot;;&quot;&quot;;5173)" office:value-type="float" office:value="5173" calcext:value-type="float">
            <text:p>5173</text:p>
          </table:table-cell>
          <table:table-cell table:formula="of:=[$Total.C581]" office:value-type="string" office:string-value="21522697802" calcext:value-type="string">
            <text:p>21522697802</text:p>
          </table:table-cell>
          <table:table-cell table:formula="of:=[$Total.D581]" office:value-type="float" office:value="249" calcext:value-type="float">
            <text:p>249</text:p>
          </table:table-cell>
          <table:table-cell table:formula="of:=IF([.A58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82]" office:value-type="string" office:string-value="241784" calcext:value-type="string">
            <text:p>241784</text:p>
          </table:table-cell>
          <table:table-cell office:value-type="float" office:value="202411" calcext:value-type="float">
            <text:p>202411</text:p>
          </table:table-cell>
          <table:table-cell table:formula="of:=IF([.A581]=&quot;&quot;;&quot;&quot;;4)" office:value-type="float" office:value="4" calcext:value-type="float">
            <text:p>4</text:p>
          </table:table-cell>
          <table:table-cell table:formula="of:=IF([.A581]=&quot;&quot;;&quot;&quot;;5173)" office:value-type="float" office:value="5173" calcext:value-type="float">
            <text:p>5173</text:p>
          </table:table-cell>
          <table:table-cell table:formula="of:=[$Total.C582]" office:value-type="string" office:string-value="36839511847" calcext:value-type="string">
            <text:p>36839511847</text:p>
          </table:table-cell>
          <table:table-cell table:formula="of:=[$Total.D582]" office:value-type="float" office:value="249" calcext:value-type="float">
            <text:p>249</text:p>
          </table:table-cell>
          <table:table-cell table:formula="of:=IF([.A58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83]" office:value-type="string" office:string-value="242560" calcext:value-type="string">
            <text:p>242560</text:p>
          </table:table-cell>
          <table:table-cell office:value-type="float" office:value="202411" calcext:value-type="float">
            <text:p>202411</text:p>
          </table:table-cell>
          <table:table-cell table:formula="of:=IF([.A582]=&quot;&quot;;&quot;&quot;;4)" office:value-type="float" office:value="4" calcext:value-type="float">
            <text:p>4</text:p>
          </table:table-cell>
          <table:table-cell table:formula="of:=IF([.A582]=&quot;&quot;;&quot;&quot;;5173)" office:value-type="float" office:value="5173" calcext:value-type="float">
            <text:p>5173</text:p>
          </table:table-cell>
          <table:table-cell table:formula="of:=[$Total.C583]" office:value-type="string" office:string-value="01937186857" calcext:value-type="string">
            <text:p>01937186857</text:p>
          </table:table-cell>
          <table:table-cell table:formula="of:=[$Total.D583]" office:value-type="float" office:value="249" calcext:value-type="float">
            <text:p>249</text:p>
          </table:table-cell>
          <table:table-cell table:formula="of:=IF([.A58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84]" office:value-type="string" office:string-value="242560" calcext:value-type="string">
            <text:p>242560</text:p>
          </table:table-cell>
          <table:table-cell office:value-type="float" office:value="202411" calcext:value-type="float">
            <text:p>202411</text:p>
          </table:table-cell>
          <table:table-cell table:formula="of:=IF([.A583]=&quot;&quot;;&quot;&quot;;4)" office:value-type="float" office:value="4" calcext:value-type="float">
            <text:p>4</text:p>
          </table:table-cell>
          <table:table-cell table:formula="of:=IF([.A583]=&quot;&quot;;&quot;&quot;;5173)" office:value-type="float" office:value="5173" calcext:value-type="float">
            <text:p>5173</text:p>
          </table:table-cell>
          <table:table-cell table:formula="of:=[$Total.C584]" office:value-type="string" office:string-value="33990196880" calcext:value-type="string">
            <text:p>33990196880</text:p>
          </table:table-cell>
          <table:table-cell table:formula="of:=[$Total.D584]" office:value-type="float" office:value="249" calcext:value-type="float">
            <text:p>249</text:p>
          </table:table-cell>
          <table:table-cell table:formula="of:=IF([.A58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85]" office:value-type="string" office:string-value="242560" calcext:value-type="string">
            <text:p>242560</text:p>
          </table:table-cell>
          <table:table-cell office:value-type="float" office:value="202411" calcext:value-type="float">
            <text:p>202411</text:p>
          </table:table-cell>
          <table:table-cell table:formula="of:=IF([.A584]=&quot;&quot;;&quot;&quot;;4)" office:value-type="float" office:value="4" calcext:value-type="float">
            <text:p>4</text:p>
          </table:table-cell>
          <table:table-cell table:formula="of:=IF([.A584]=&quot;&quot;;&quot;&quot;;5173)" office:value-type="float" office:value="5173" calcext:value-type="float">
            <text:p>5173</text:p>
          </table:table-cell>
          <table:table-cell table:formula="of:=[$Total.C585]" office:value-type="string" office:string-value="01937174840" calcext:value-type="string">
            <text:p>01937174840</text:p>
          </table:table-cell>
          <table:table-cell table:formula="of:=[$Total.D585]" office:value-type="float" office:value="249" calcext:value-type="float">
            <text:p>249</text:p>
          </table:table-cell>
          <table:table-cell table:formula="of:=IF([.A58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86]" office:value-type="string" office:string-value="242780" calcext:value-type="string">
            <text:p>242780</text:p>
          </table:table-cell>
          <table:table-cell office:value-type="float" office:value="202411" calcext:value-type="float">
            <text:p>202411</text:p>
          </table:table-cell>
          <table:table-cell table:formula="of:=IF([.A585]=&quot;&quot;;&quot;&quot;;4)" office:value-type="float" office:value="4" calcext:value-type="float">
            <text:p>4</text:p>
          </table:table-cell>
          <table:table-cell table:formula="of:=IF([.A585]=&quot;&quot;;&quot;&quot;;5173)" office:value-type="float" office:value="5173" calcext:value-type="float">
            <text:p>5173</text:p>
          </table:table-cell>
          <table:table-cell table:formula="of:=[$Total.C586]" office:value-type="string" office:string-value="41814337814" calcext:value-type="string">
            <text:p>41814337814</text:p>
          </table:table-cell>
          <table:table-cell table:formula="of:=[$Total.D586]" office:value-type="float" office:value="249" calcext:value-type="float">
            <text:p>249</text:p>
          </table:table-cell>
          <table:table-cell table:formula="of:=IF([.A58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87]" office:value-type="string" office:string-value="243892" calcext:value-type="string">
            <text:p>243892</text:p>
          </table:table-cell>
          <table:table-cell office:value-type="float" office:value="202411" calcext:value-type="float">
            <text:p>202411</text:p>
          </table:table-cell>
          <table:table-cell table:formula="of:=IF([.A586]=&quot;&quot;;&quot;&quot;;4)" office:value-type="float" office:value="4" calcext:value-type="float">
            <text:p>4</text:p>
          </table:table-cell>
          <table:table-cell table:formula="of:=IF([.A586]=&quot;&quot;;&quot;&quot;;5173)" office:value-type="float" office:value="5173" calcext:value-type="float">
            <text:p>5173</text:p>
          </table:table-cell>
          <table:table-cell table:formula="of:=[$Total.C587]" office:value-type="string" office:string-value="41865652873" calcext:value-type="string">
            <text:p>41865652873</text:p>
          </table:table-cell>
          <table:table-cell table:formula="of:=[$Total.D587]" office:value-type="float" office:value="249" calcext:value-type="float">
            <text:p>249</text:p>
          </table:table-cell>
          <table:table-cell table:formula="of:=IF([.A58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88]" office:value-type="string" office:string-value="244139" calcext:value-type="string">
            <text:p>244139</text:p>
          </table:table-cell>
          <table:table-cell office:value-type="float" office:value="202411" calcext:value-type="float">
            <text:p>202411</text:p>
          </table:table-cell>
          <table:table-cell table:formula="of:=IF([.A587]=&quot;&quot;;&quot;&quot;;4)" office:value-type="float" office:value="4" calcext:value-type="float">
            <text:p>4</text:p>
          </table:table-cell>
          <table:table-cell table:formula="of:=IF([.A587]=&quot;&quot;;&quot;&quot;;5173)" office:value-type="float" office:value="5173" calcext:value-type="float">
            <text:p>5173</text:p>
          </table:table-cell>
          <table:table-cell table:formula="of:=[$Total.C588]" office:value-type="string" office:string-value="19200244840" calcext:value-type="string">
            <text:p>19200244840</text:p>
          </table:table-cell>
          <table:table-cell table:formula="of:=[$Total.D588]" office:value-type="float" office:value="249" calcext:value-type="float">
            <text:p>249</text:p>
          </table:table-cell>
          <table:table-cell table:formula="of:=IF([.A58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89]" office:value-type="string" office:string-value="244139" calcext:value-type="string">
            <text:p>244139</text:p>
          </table:table-cell>
          <table:table-cell office:value-type="float" office:value="202411" calcext:value-type="float">
            <text:p>202411</text:p>
          </table:table-cell>
          <table:table-cell table:formula="of:=IF([.A588]=&quot;&quot;;&quot;&quot;;4)" office:value-type="float" office:value="4" calcext:value-type="float">
            <text:p>4</text:p>
          </table:table-cell>
          <table:table-cell table:formula="of:=IF([.A588]=&quot;&quot;;&quot;&quot;;5173)" office:value-type="float" office:value="5173" calcext:value-type="float">
            <text:p>5173</text:p>
          </table:table-cell>
          <table:table-cell table:formula="of:=[$Total.C589]" office:value-type="string" office:string-value="46386171829" calcext:value-type="string">
            <text:p>46386171829</text:p>
          </table:table-cell>
          <table:table-cell table:formula="of:=[$Total.D589]" office:value-type="float" office:value="249" calcext:value-type="float">
            <text:p>249</text:p>
          </table:table-cell>
          <table:table-cell table:formula="of:=IF([.A58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90]" office:value-type="string" office:string-value="244171" calcext:value-type="string">
            <text:p>244171</text:p>
          </table:table-cell>
          <table:table-cell office:value-type="float" office:value="202411" calcext:value-type="float">
            <text:p>202411</text:p>
          </table:table-cell>
          <table:table-cell table:formula="of:=IF([.A589]=&quot;&quot;;&quot;&quot;;4)" office:value-type="float" office:value="4" calcext:value-type="float">
            <text:p>4</text:p>
          </table:table-cell>
          <table:table-cell table:formula="of:=IF([.A589]=&quot;&quot;;&quot;&quot;;5173)" office:value-type="float" office:value="5173" calcext:value-type="float">
            <text:p>5173</text:p>
          </table:table-cell>
          <table:table-cell table:formula="of:=[$Total.C590]" office:value-type="string" office:string-value="01721952845" calcext:value-type="string">
            <text:p>01721952845</text:p>
          </table:table-cell>
          <table:table-cell table:formula="of:=[$Total.D590]" office:value-type="float" office:value="249" calcext:value-type="float">
            <text:p>249</text:p>
          </table:table-cell>
          <table:table-cell table:formula="of:=IF([.A58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91]" office:value-type="string" office:string-value="244457" calcext:value-type="string">
            <text:p>244457</text:p>
          </table:table-cell>
          <table:table-cell office:value-type="float" office:value="202411" calcext:value-type="float">
            <text:p>202411</text:p>
          </table:table-cell>
          <table:table-cell table:formula="of:=IF([.A590]=&quot;&quot;;&quot;&quot;;4)" office:value-type="float" office:value="4" calcext:value-type="float">
            <text:p>4</text:p>
          </table:table-cell>
          <table:table-cell table:formula="of:=IF([.A590]=&quot;&quot;;&quot;&quot;;5173)" office:value-type="float" office:value="5173" calcext:value-type="float">
            <text:p>5173</text:p>
          </table:table-cell>
          <table:table-cell table:formula="of:=[$Total.C591]" office:value-type="string" office:string-value="21393030831" calcext:value-type="string">
            <text:p>21393030831</text:p>
          </table:table-cell>
          <table:table-cell table:formula="of:=[$Total.D591]" office:value-type="float" office:value="249" calcext:value-type="float">
            <text:p>249</text:p>
          </table:table-cell>
          <table:table-cell table:formula="of:=IF([.A59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92]" office:value-type="string" office:string-value="244597" calcext:value-type="string">
            <text:p>244597</text:p>
          </table:table-cell>
          <table:table-cell office:value-type="float" office:value="202411" calcext:value-type="float">
            <text:p>202411</text:p>
          </table:table-cell>
          <table:table-cell table:formula="of:=IF([.A591]=&quot;&quot;;&quot;&quot;;4)" office:value-type="float" office:value="4" calcext:value-type="float">
            <text:p>4</text:p>
          </table:table-cell>
          <table:table-cell table:formula="of:=IF([.A591]=&quot;&quot;;&quot;&quot;;5173)" office:value-type="float" office:value="5173" calcext:value-type="float">
            <text:p>5173</text:p>
          </table:table-cell>
          <table:table-cell table:formula="of:=[$Total.C592]" office:value-type="string" office:string-value="54442249849" calcext:value-type="string">
            <text:p>54442249849</text:p>
          </table:table-cell>
          <table:table-cell table:formula="of:=[$Total.D592]" office:value-type="float" office:value="249" calcext:value-type="float">
            <text:p>249</text:p>
          </table:table-cell>
          <table:table-cell table:formula="of:=IF([.A59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93]" office:value-type="string" office:string-value="244805" calcext:value-type="string">
            <text:p>244805</text:p>
          </table:table-cell>
          <table:table-cell office:value-type="float" office:value="202411" calcext:value-type="float">
            <text:p>202411</text:p>
          </table:table-cell>
          <table:table-cell table:formula="of:=IF([.A592]=&quot;&quot;;&quot;&quot;;4)" office:value-type="float" office:value="4" calcext:value-type="float">
            <text:p>4</text:p>
          </table:table-cell>
          <table:table-cell table:formula="of:=IF([.A592]=&quot;&quot;;&quot;&quot;;5173)" office:value-type="float" office:value="5173" calcext:value-type="float">
            <text:p>5173</text:p>
          </table:table-cell>
          <table:table-cell table:formula="of:=[$Total.C593]" office:value-type="string" office:string-value="54887517858" calcext:value-type="string">
            <text:p>54887517858</text:p>
          </table:table-cell>
          <table:table-cell table:formula="of:=[$Total.D593]" office:value-type="float" office:value="249" calcext:value-type="float">
            <text:p>249</text:p>
          </table:table-cell>
          <table:table-cell table:formula="of:=IF([.A59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94]" office:value-type="string" office:string-value="244805" calcext:value-type="string">
            <text:p>244805</text:p>
          </table:table-cell>
          <table:table-cell office:value-type="float" office:value="202411" calcext:value-type="float">
            <text:p>202411</text:p>
          </table:table-cell>
          <table:table-cell table:formula="of:=IF([.A593]=&quot;&quot;;&quot;&quot;;4)" office:value-type="float" office:value="4" calcext:value-type="float">
            <text:p>4</text:p>
          </table:table-cell>
          <table:table-cell table:formula="of:=IF([.A593]=&quot;&quot;;&quot;&quot;;5173)" office:value-type="float" office:value="5173" calcext:value-type="float">
            <text:p>5173</text:p>
          </table:table-cell>
          <table:table-cell table:formula="of:=[$Total.C594]" office:value-type="string" office:string-value="60393406814" calcext:value-type="string">
            <text:p>60393406814</text:p>
          </table:table-cell>
          <table:table-cell table:formula="of:=[$Total.D594]" office:value-type="float" office:value="249" calcext:value-type="float">
            <text:p>249</text:p>
          </table:table-cell>
          <table:table-cell table:formula="of:=IF([.A59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95]" office:value-type="string" office:string-value="245224" calcext:value-type="string">
            <text:p>245224</text:p>
          </table:table-cell>
          <table:table-cell office:value-type="float" office:value="202411" calcext:value-type="float">
            <text:p>202411</text:p>
          </table:table-cell>
          <table:table-cell table:formula="of:=IF([.A594]=&quot;&quot;;&quot;&quot;;4)" office:value-type="float" office:value="4" calcext:value-type="float">
            <text:p>4</text:p>
          </table:table-cell>
          <table:table-cell table:formula="of:=IF([.A594]=&quot;&quot;;&quot;&quot;;5173)" office:value-type="float" office:value="5173" calcext:value-type="float">
            <text:p>5173</text:p>
          </table:table-cell>
          <table:table-cell table:formula="of:=[$Total.C595]" office:value-type="string" office:string-value="51379559812" calcext:value-type="string">
            <text:p>51379559812</text:p>
          </table:table-cell>
          <table:table-cell table:formula="of:=[$Total.D595]" office:value-type="float" office:value="249" calcext:value-type="float">
            <text:p>249</text:p>
          </table:table-cell>
          <table:table-cell table:formula="of:=IF([.A59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96]" office:value-type="string" office:string-value="246999" calcext:value-type="string">
            <text:p>246999</text:p>
          </table:table-cell>
          <table:table-cell office:value-type="float" office:value="202411" calcext:value-type="float">
            <text:p>202411</text:p>
          </table:table-cell>
          <table:table-cell table:formula="of:=IF([.A595]=&quot;&quot;;&quot;&quot;;4)" office:value-type="float" office:value="4" calcext:value-type="float">
            <text:p>4</text:p>
          </table:table-cell>
          <table:table-cell table:formula="of:=IF([.A595]=&quot;&quot;;&quot;&quot;;5173)" office:value-type="float" office:value="5173" calcext:value-type="float">
            <text:p>5173</text:p>
          </table:table-cell>
          <table:table-cell table:formula="of:=[$Total.C596]" office:value-type="string" office:string-value="44537633875" calcext:value-type="string">
            <text:p>44537633875</text:p>
          </table:table-cell>
          <table:table-cell table:formula="of:=[$Total.D596]" office:value-type="float" office:value="249" calcext:value-type="float">
            <text:p>249</text:p>
          </table:table-cell>
          <table:table-cell table:formula="of:=IF([.A59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97]" office:value-type="string" office:string-value="247014" calcext:value-type="string">
            <text:p>247014</text:p>
          </table:table-cell>
          <table:table-cell office:value-type="float" office:value="202411" calcext:value-type="float">
            <text:p>202411</text:p>
          </table:table-cell>
          <table:table-cell table:formula="of:=IF([.A596]=&quot;&quot;;&quot;&quot;;4)" office:value-type="float" office:value="4" calcext:value-type="float">
            <text:p>4</text:p>
          </table:table-cell>
          <table:table-cell table:formula="of:=IF([.A596]=&quot;&quot;;&quot;&quot;;5173)" office:value-type="float" office:value="5173" calcext:value-type="float">
            <text:p>5173</text:p>
          </table:table-cell>
          <table:table-cell table:formula="of:=[$Total.C597]" office:value-type="string" office:string-value="26924391800" calcext:value-type="string">
            <text:p>26924391800</text:p>
          </table:table-cell>
          <table:table-cell table:formula="of:=[$Total.D597]" office:value-type="float" office:value="249" calcext:value-type="float">
            <text:p>249</text:p>
          </table:table-cell>
          <table:table-cell table:formula="of:=IF([.A59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98]" office:value-type="string" office:string-value="247014" calcext:value-type="string">
            <text:p>247014</text:p>
          </table:table-cell>
          <table:table-cell office:value-type="float" office:value="202411" calcext:value-type="float">
            <text:p>202411</text:p>
          </table:table-cell>
          <table:table-cell table:formula="of:=IF([.A597]=&quot;&quot;;&quot;&quot;;4)" office:value-type="float" office:value="4" calcext:value-type="float">
            <text:p>4</text:p>
          </table:table-cell>
          <table:table-cell table:formula="of:=IF([.A597]=&quot;&quot;;&quot;&quot;;5173)" office:value-type="float" office:value="5173" calcext:value-type="float">
            <text:p>5173</text:p>
          </table:table-cell>
          <table:table-cell table:formula="of:=[$Total.C598]" office:value-type="string" office:string-value="44831586862" calcext:value-type="string">
            <text:p>44831586862</text:p>
          </table:table-cell>
          <table:table-cell table:formula="of:=[$Total.D598]" office:value-type="float" office:value="249" calcext:value-type="float">
            <text:p>249</text:p>
          </table:table-cell>
          <table:table-cell table:formula="of:=IF([.A59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99]" office:value-type="string" office:string-value="247057" calcext:value-type="string">
            <text:p>247057</text:p>
          </table:table-cell>
          <table:table-cell office:value-type="float" office:value="202411" calcext:value-type="float">
            <text:p>202411</text:p>
          </table:table-cell>
          <table:table-cell table:formula="of:=IF([.A598]=&quot;&quot;;&quot;&quot;;4)" office:value-type="float" office:value="4" calcext:value-type="float">
            <text:p>4</text:p>
          </table:table-cell>
          <table:table-cell table:formula="of:=IF([.A598]=&quot;&quot;;&quot;&quot;;5173)" office:value-type="float" office:value="5173" calcext:value-type="float">
            <text:p>5173</text:p>
          </table:table-cell>
          <table:table-cell table:formula="of:=[$Total.C599]" office:value-type="string" office:string-value="47829130876" calcext:value-type="string">
            <text:p>47829130876</text:p>
          </table:table-cell>
          <table:table-cell table:formula="of:=[$Total.D599]" office:value-type="float" office:value="249" calcext:value-type="float">
            <text:p>249</text:p>
          </table:table-cell>
          <table:table-cell table:formula="of:=IF([.A59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00]" office:value-type="string" office:string-value="247189" calcext:value-type="string">
            <text:p>247189</text:p>
          </table:table-cell>
          <table:table-cell office:value-type="float" office:value="202411" calcext:value-type="float">
            <text:p>202411</text:p>
          </table:table-cell>
          <table:table-cell table:formula="of:=IF([.A599]=&quot;&quot;;&quot;&quot;;4)" office:value-type="float" office:value="4" calcext:value-type="float">
            <text:p>4</text:p>
          </table:table-cell>
          <table:table-cell table:formula="of:=IF([.A599]=&quot;&quot;;&quot;&quot;;5173)" office:value-type="float" office:value="5173" calcext:value-type="float">
            <text:p>5173</text:p>
          </table:table-cell>
          <table:table-cell table:formula="of:=[$Total.C600]" office:value-type="string" office:string-value="21719002886" calcext:value-type="string">
            <text:p>21719002886</text:p>
          </table:table-cell>
          <table:table-cell table:formula="of:=[$Total.D600]" office:value-type="float" office:value="249" calcext:value-type="float">
            <text:p>249</text:p>
          </table:table-cell>
          <table:table-cell table:formula="of:=IF([.A59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01]" office:value-type="string" office:string-value="247600" calcext:value-type="string">
            <text:p>247600</text:p>
          </table:table-cell>
          <table:table-cell office:value-type="float" office:value="202411" calcext:value-type="float">
            <text:p>202411</text:p>
          </table:table-cell>
          <table:table-cell table:formula="of:=IF([.A600]=&quot;&quot;;&quot;&quot;;4)" office:value-type="float" office:value="4" calcext:value-type="float">
            <text:p>4</text:p>
          </table:table-cell>
          <table:table-cell table:formula="of:=IF([.A600]=&quot;&quot;;&quot;&quot;;5173)" office:value-type="float" office:value="5173" calcext:value-type="float">
            <text:p>5173</text:p>
          </table:table-cell>
          <table:table-cell table:formula="of:=[$Total.C601]" office:value-type="string" office:string-value="48888074856" calcext:value-type="string">
            <text:p>48888074856</text:p>
          </table:table-cell>
          <table:table-cell table:formula="of:=[$Total.D601]" office:value-type="float" office:value="249" calcext:value-type="float">
            <text:p>249</text:p>
          </table:table-cell>
          <table:table-cell table:formula="of:=IF([.A60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02]" office:value-type="string" office:string-value="247766" calcext:value-type="string">
            <text:p>247766</text:p>
          </table:table-cell>
          <table:table-cell office:value-type="float" office:value="202411" calcext:value-type="float">
            <text:p>202411</text:p>
          </table:table-cell>
          <table:table-cell table:formula="of:=IF([.A601]=&quot;&quot;;&quot;&quot;;4)" office:value-type="float" office:value="4" calcext:value-type="float">
            <text:p>4</text:p>
          </table:table-cell>
          <table:table-cell table:formula="of:=IF([.A601]=&quot;&quot;;&quot;&quot;;5173)" office:value-type="float" office:value="5173" calcext:value-type="float">
            <text:p>5173</text:p>
          </table:table-cell>
          <table:table-cell table:formula="of:=[$Total.C602]" office:value-type="string" office:string-value="10713014890" calcext:value-type="string">
            <text:p>10713014890</text:p>
          </table:table-cell>
          <table:table-cell table:formula="of:=[$Total.D602]" office:value-type="float" office:value="249" calcext:value-type="float">
            <text:p>249</text:p>
          </table:table-cell>
          <table:table-cell table:formula="of:=IF([.A60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03]" office:value-type="string" office:string-value="248100" calcext:value-type="string">
            <text:p>248100</text:p>
          </table:table-cell>
          <table:table-cell office:value-type="float" office:value="202411" calcext:value-type="float">
            <text:p>202411</text:p>
          </table:table-cell>
          <table:table-cell table:formula="of:=IF([.A602]=&quot;&quot;;&quot;&quot;;4)" office:value-type="float" office:value="4" calcext:value-type="float">
            <text:p>4</text:p>
          </table:table-cell>
          <table:table-cell table:formula="of:=IF([.A602]=&quot;&quot;;&quot;&quot;;5173)" office:value-type="float" office:value="5173" calcext:value-type="float">
            <text:p>5173</text:p>
          </table:table-cell>
          <table:table-cell table:formula="of:=[$Total.C603]" office:value-type="string" office:string-value="59872290814" calcext:value-type="string">
            <text:p>59872290814</text:p>
          </table:table-cell>
          <table:table-cell table:formula="of:=[$Total.D603]" office:value-type="float" office:value="249" calcext:value-type="float">
            <text:p>249</text:p>
          </table:table-cell>
          <table:table-cell table:formula="of:=IF([.A60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04]" office:value-type="string" office:string-value="248185" calcext:value-type="string">
            <text:p>248185</text:p>
          </table:table-cell>
          <table:table-cell office:value-type="float" office:value="202411" calcext:value-type="float">
            <text:p>202411</text:p>
          </table:table-cell>
          <table:table-cell table:formula="of:=IF([.A603]=&quot;&quot;;&quot;&quot;;4)" office:value-type="float" office:value="4" calcext:value-type="float">
            <text:p>4</text:p>
          </table:table-cell>
          <table:table-cell table:formula="of:=IF([.A603]=&quot;&quot;;&quot;&quot;;5173)" office:value-type="float" office:value="5173" calcext:value-type="float">
            <text:p>5173</text:p>
          </table:table-cell>
          <table:table-cell table:formula="of:=[$Total.C604]" office:value-type="string" office:string-value="47443200234" calcext:value-type="string">
            <text:p>47443200234</text:p>
          </table:table-cell>
          <table:table-cell table:formula="of:=[$Total.D604]" office:value-type="float" office:value="249" calcext:value-type="float">
            <text:p>249</text:p>
          </table:table-cell>
          <table:table-cell table:formula="of:=IF([.A60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05]" office:value-type="string" office:string-value="248584" calcext:value-type="string">
            <text:p>248584</text:p>
          </table:table-cell>
          <table:table-cell office:value-type="float" office:value="202411" calcext:value-type="float">
            <text:p>202411</text:p>
          </table:table-cell>
          <table:table-cell table:formula="of:=IF([.A604]=&quot;&quot;;&quot;&quot;;4)" office:value-type="float" office:value="4" calcext:value-type="float">
            <text:p>4</text:p>
          </table:table-cell>
          <table:table-cell table:formula="of:=IF([.A604]=&quot;&quot;;&quot;&quot;;5173)" office:value-type="float" office:value="5173" calcext:value-type="float">
            <text:p>5173</text:p>
          </table:table-cell>
          <table:table-cell table:formula="of:=[$Total.C605]" office:value-type="string" office:string-value="22022908856" calcext:value-type="string">
            <text:p>22022908856</text:p>
          </table:table-cell>
          <table:table-cell table:formula="of:=[$Total.D605]" office:value-type="float" office:value="249" calcext:value-type="float">
            <text:p>249</text:p>
          </table:table-cell>
          <table:table-cell table:formula="of:=IF([.A60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06]" office:value-type="string" office:string-value="248584" calcext:value-type="string">
            <text:p>248584</text:p>
          </table:table-cell>
          <table:table-cell office:value-type="float" office:value="202411" calcext:value-type="float">
            <text:p>202411</text:p>
          </table:table-cell>
          <table:table-cell table:formula="of:=IF([.A605]=&quot;&quot;;&quot;&quot;;4)" office:value-type="float" office:value="4" calcext:value-type="float">
            <text:p>4</text:p>
          </table:table-cell>
          <table:table-cell table:formula="of:=IF([.A605]=&quot;&quot;;&quot;&quot;;5173)" office:value-type="float" office:value="5173" calcext:value-type="float">
            <text:p>5173</text:p>
          </table:table-cell>
          <table:table-cell table:formula="of:=[$Total.C606]" office:value-type="string" office:string-value="04916033809" calcext:value-type="string">
            <text:p>04916033809</text:p>
          </table:table-cell>
          <table:table-cell table:formula="of:=[$Total.D606]" office:value-type="float" office:value="249" calcext:value-type="float">
            <text:p>249</text:p>
          </table:table-cell>
          <table:table-cell table:formula="of:=IF([.A60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07]" office:value-type="string" office:string-value="248894" calcext:value-type="string">
            <text:p>248894</text:p>
          </table:table-cell>
          <table:table-cell office:value-type="float" office:value="202411" calcext:value-type="float">
            <text:p>202411</text:p>
          </table:table-cell>
          <table:table-cell table:formula="of:=IF([.A606]=&quot;&quot;;&quot;&quot;;4)" office:value-type="float" office:value="4" calcext:value-type="float">
            <text:p>4</text:p>
          </table:table-cell>
          <table:table-cell table:formula="of:=IF([.A606]=&quot;&quot;;&quot;&quot;;5173)" office:value-type="float" office:value="5173" calcext:value-type="float">
            <text:p>5173</text:p>
          </table:table-cell>
          <table:table-cell table:formula="of:=[$Total.C607]" office:value-type="string" office:string-value="41559188898" calcext:value-type="string">
            <text:p>41559188898</text:p>
          </table:table-cell>
          <table:table-cell table:formula="of:=[$Total.D607]" office:value-type="float" office:value="249" calcext:value-type="float">
            <text:p>249</text:p>
          </table:table-cell>
          <table:table-cell table:formula="of:=IF([.A60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08]" office:value-type="string" office:string-value="248967" calcext:value-type="string">
            <text:p>248967</text:p>
          </table:table-cell>
          <table:table-cell office:value-type="float" office:value="202411" calcext:value-type="float">
            <text:p>202411</text:p>
          </table:table-cell>
          <table:table-cell table:formula="of:=IF([.A607]=&quot;&quot;;&quot;&quot;;4)" office:value-type="float" office:value="4" calcext:value-type="float">
            <text:p>4</text:p>
          </table:table-cell>
          <table:table-cell table:formula="of:=IF([.A607]=&quot;&quot;;&quot;&quot;;5173)" office:value-type="float" office:value="5173" calcext:value-type="float">
            <text:p>5173</text:p>
          </table:table-cell>
          <table:table-cell table:formula="of:=[$Total.C608]" office:value-type="string" office:string-value="25535759805" calcext:value-type="string">
            <text:p>25535759805</text:p>
          </table:table-cell>
          <table:table-cell table:formula="of:=[$Total.D608]" office:value-type="float" office:value="249" calcext:value-type="float">
            <text:p>249</text:p>
          </table:table-cell>
          <table:table-cell table:formula="of:=IF([.A60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09]" office:value-type="string" office:string-value="249262" calcext:value-type="string">
            <text:p>249262</text:p>
          </table:table-cell>
          <table:table-cell office:value-type="float" office:value="202411" calcext:value-type="float">
            <text:p>202411</text:p>
          </table:table-cell>
          <table:table-cell table:formula="of:=IF([.A608]=&quot;&quot;;&quot;&quot;;4)" office:value-type="float" office:value="4" calcext:value-type="float">
            <text:p>4</text:p>
          </table:table-cell>
          <table:table-cell table:formula="of:=IF([.A608]=&quot;&quot;;&quot;&quot;;5173)" office:value-type="float" office:value="5173" calcext:value-type="float">
            <text:p>5173</text:p>
          </table:table-cell>
          <table:table-cell table:formula="of:=[$Total.C609]" office:value-type="string" office:string-value="29856229804" calcext:value-type="string">
            <text:p>29856229804</text:p>
          </table:table-cell>
          <table:table-cell table:formula="of:=[$Total.D609]" office:value-type="float" office:value="249" calcext:value-type="float">
            <text:p>249</text:p>
          </table:table-cell>
          <table:table-cell table:formula="of:=IF([.A60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10]" office:value-type="string" office:string-value="249769" calcext:value-type="string">
            <text:p>249769</text:p>
          </table:table-cell>
          <table:table-cell office:value-type="float" office:value="202411" calcext:value-type="float">
            <text:p>202411</text:p>
          </table:table-cell>
          <table:table-cell table:formula="of:=IF([.A609]=&quot;&quot;;&quot;&quot;;4)" office:value-type="float" office:value="4" calcext:value-type="float">
            <text:p>4</text:p>
          </table:table-cell>
          <table:table-cell table:formula="of:=IF([.A609]=&quot;&quot;;&quot;&quot;;5173)" office:value-type="float" office:value="5173" calcext:value-type="float">
            <text:p>5173</text:p>
          </table:table-cell>
          <table:table-cell table:formula="of:=[$Total.C610]" office:value-type="string" office:string-value="36912967850" calcext:value-type="string">
            <text:p>36912967850</text:p>
          </table:table-cell>
          <table:table-cell table:formula="of:=[$Total.D610]" office:value-type="float" office:value="249" calcext:value-type="float">
            <text:p>249</text:p>
          </table:table-cell>
          <table:table-cell table:formula="of:=IF([.A60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11]" office:value-type="string" office:string-value="250074" calcext:value-type="string">
            <text:p>250074</text:p>
          </table:table-cell>
          <table:table-cell office:value-type="float" office:value="202411" calcext:value-type="float">
            <text:p>202411</text:p>
          </table:table-cell>
          <table:table-cell table:formula="of:=IF([.A610]=&quot;&quot;;&quot;&quot;;4)" office:value-type="float" office:value="4" calcext:value-type="float">
            <text:p>4</text:p>
          </table:table-cell>
          <table:table-cell table:formula="of:=IF([.A610]=&quot;&quot;;&quot;&quot;;5173)" office:value-type="float" office:value="5173" calcext:value-type="float">
            <text:p>5173</text:p>
          </table:table-cell>
          <table:table-cell table:formula="of:=[$Total.C611]" office:value-type="string" office:string-value="23695515856" calcext:value-type="string">
            <text:p>23695515856</text:p>
          </table:table-cell>
          <table:table-cell table:formula="of:=[$Total.D611]" office:value-type="float" office:value="249" calcext:value-type="float">
            <text:p>249</text:p>
          </table:table-cell>
          <table:table-cell table:formula="of:=IF([.A61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12]" office:value-type="string" office:string-value="250082" calcext:value-type="string">
            <text:p>250082</text:p>
          </table:table-cell>
          <table:table-cell office:value-type="float" office:value="202411" calcext:value-type="float">
            <text:p>202411</text:p>
          </table:table-cell>
          <table:table-cell table:formula="of:=IF([.A611]=&quot;&quot;;&quot;&quot;;4)" office:value-type="float" office:value="4" calcext:value-type="float">
            <text:p>4</text:p>
          </table:table-cell>
          <table:table-cell table:formula="of:=IF([.A611]=&quot;&quot;;&quot;&quot;;5173)" office:value-type="float" office:value="5173" calcext:value-type="float">
            <text:p>5173</text:p>
          </table:table-cell>
          <table:table-cell table:formula="of:=[$Total.C612]" office:value-type="string" office:string-value="97351458049" calcext:value-type="string">
            <text:p>97351458049</text:p>
          </table:table-cell>
          <table:table-cell table:formula="of:=[$Total.D612]" office:value-type="float" office:value="249" calcext:value-type="float">
            <text:p>249</text:p>
          </table:table-cell>
          <table:table-cell table:formula="of:=IF([.A61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13]" office:value-type="string" office:string-value="250546" calcext:value-type="string">
            <text:p>250546</text:p>
          </table:table-cell>
          <table:table-cell office:value-type="float" office:value="202411" calcext:value-type="float">
            <text:p>202411</text:p>
          </table:table-cell>
          <table:table-cell table:formula="of:=IF([.A612]=&quot;&quot;;&quot;&quot;;4)" office:value-type="float" office:value="4" calcext:value-type="float">
            <text:p>4</text:p>
          </table:table-cell>
          <table:table-cell table:formula="of:=IF([.A612]=&quot;&quot;;&quot;&quot;;5173)" office:value-type="float" office:value="5173" calcext:value-type="float">
            <text:p>5173</text:p>
          </table:table-cell>
          <table:table-cell table:formula="of:=[$Total.C613]" office:value-type="string" office:string-value="57844892838" calcext:value-type="string">
            <text:p>57844892838</text:p>
          </table:table-cell>
          <table:table-cell table:formula="of:=[$Total.D613]" office:value-type="float" office:value="249" calcext:value-type="float">
            <text:p>249</text:p>
          </table:table-cell>
          <table:table-cell table:formula="of:=IF([.A61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14]" office:value-type="string" office:string-value="250546" calcext:value-type="string">
            <text:p>250546</text:p>
          </table:table-cell>
          <table:table-cell office:value-type="float" office:value="202411" calcext:value-type="float">
            <text:p>202411</text:p>
          </table:table-cell>
          <table:table-cell table:formula="of:=IF([.A613]=&quot;&quot;;&quot;&quot;;4)" office:value-type="float" office:value="4" calcext:value-type="float">
            <text:p>4</text:p>
          </table:table-cell>
          <table:table-cell table:formula="of:=IF([.A613]=&quot;&quot;;&quot;&quot;;5173)" office:value-type="float" office:value="5173" calcext:value-type="float">
            <text:p>5173</text:p>
          </table:table-cell>
          <table:table-cell table:formula="of:=[$Total.C614]" office:value-type="string" office:string-value="59585680866" calcext:value-type="string">
            <text:p>59585680866</text:p>
          </table:table-cell>
          <table:table-cell table:formula="of:=[$Total.D614]" office:value-type="float" office:value="249" calcext:value-type="float">
            <text:p>249</text:p>
          </table:table-cell>
          <table:table-cell table:formula="of:=IF([.A61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15]" office:value-type="string" office:string-value="252514" calcext:value-type="string">
            <text:p>252514</text:p>
          </table:table-cell>
          <table:table-cell office:value-type="float" office:value="202411" calcext:value-type="float">
            <text:p>202411</text:p>
          </table:table-cell>
          <table:table-cell table:formula="of:=IF([.A614]=&quot;&quot;;&quot;&quot;;4)" office:value-type="float" office:value="4" calcext:value-type="float">
            <text:p>4</text:p>
          </table:table-cell>
          <table:table-cell table:formula="of:=IF([.A614]=&quot;&quot;;&quot;&quot;;5173)" office:value-type="float" office:value="5173" calcext:value-type="float">
            <text:p>5173</text:p>
          </table:table-cell>
          <table:table-cell table:formula="of:=[$Total.C615]" office:value-type="string" office:string-value="25678312820" calcext:value-type="string">
            <text:p>25678312820</text:p>
          </table:table-cell>
          <table:table-cell table:formula="of:=[$Total.D615]" office:value-type="float" office:value="249" calcext:value-type="float">
            <text:p>249</text:p>
          </table:table-cell>
          <table:table-cell table:formula="of:=IF([.A61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16]" office:value-type="string" office:string-value="252611" calcext:value-type="string">
            <text:p>252611</text:p>
          </table:table-cell>
          <table:table-cell office:value-type="float" office:value="202411" calcext:value-type="float">
            <text:p>202411</text:p>
          </table:table-cell>
          <table:table-cell table:formula="of:=IF([.A615]=&quot;&quot;;&quot;&quot;;4)" office:value-type="float" office:value="4" calcext:value-type="float">
            <text:p>4</text:p>
          </table:table-cell>
          <table:table-cell table:formula="of:=IF([.A615]=&quot;&quot;;&quot;&quot;;5173)" office:value-type="float" office:value="5173" calcext:value-type="float">
            <text:p>5173</text:p>
          </table:table-cell>
          <table:table-cell table:formula="of:=[$Total.C616]" office:value-type="string" office:string-value="19206594800" calcext:value-type="string">
            <text:p>19206594800</text:p>
          </table:table-cell>
          <table:table-cell table:formula="of:=[$Total.D616]" office:value-type="float" office:value="249" calcext:value-type="float">
            <text:p>249</text:p>
          </table:table-cell>
          <table:table-cell table:formula="of:=IF([.A61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17]" office:value-type="string" office:string-value="253340" calcext:value-type="string">
            <text:p>253340</text:p>
          </table:table-cell>
          <table:table-cell office:value-type="float" office:value="202411" calcext:value-type="float">
            <text:p>202411</text:p>
          </table:table-cell>
          <table:table-cell table:formula="of:=IF([.A616]=&quot;&quot;;&quot;&quot;;4)" office:value-type="float" office:value="4" calcext:value-type="float">
            <text:p>4</text:p>
          </table:table-cell>
          <table:table-cell table:formula="of:=IF([.A616]=&quot;&quot;;&quot;&quot;;5173)" office:value-type="float" office:value="5173" calcext:value-type="float">
            <text:p>5173</text:p>
          </table:table-cell>
          <table:table-cell table:formula="of:=[$Total.C617]" office:value-type="string" office:string-value="05246319997" calcext:value-type="string">
            <text:p>05246319997</text:p>
          </table:table-cell>
          <table:table-cell table:formula="of:=[$Total.D617]" office:value-type="float" office:value="249" calcext:value-type="float">
            <text:p>249</text:p>
          </table:table-cell>
          <table:table-cell table:formula="of:=IF([.A61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18]" office:value-type="string" office:string-value="253502" calcext:value-type="string">
            <text:p>253502</text:p>
          </table:table-cell>
          <table:table-cell office:value-type="float" office:value="202411" calcext:value-type="float">
            <text:p>202411</text:p>
          </table:table-cell>
          <table:table-cell table:formula="of:=IF([.A617]=&quot;&quot;;&quot;&quot;;4)" office:value-type="float" office:value="4" calcext:value-type="float">
            <text:p>4</text:p>
          </table:table-cell>
          <table:table-cell table:formula="of:=IF([.A617]=&quot;&quot;;&quot;&quot;;5173)" office:value-type="float" office:value="5173" calcext:value-type="float">
            <text:p>5173</text:p>
          </table:table-cell>
          <table:table-cell table:formula="of:=[$Total.C618]" office:value-type="string" office:string-value="47762200835" calcext:value-type="string">
            <text:p>47762200835</text:p>
          </table:table-cell>
          <table:table-cell table:formula="of:=[$Total.D618]" office:value-type="float" office:value="249" calcext:value-type="float">
            <text:p>249</text:p>
          </table:table-cell>
          <table:table-cell table:formula="of:=IF([.A61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19]" office:value-type="string" office:string-value="253502" calcext:value-type="string">
            <text:p>253502</text:p>
          </table:table-cell>
          <table:table-cell office:value-type="float" office:value="202411" calcext:value-type="float">
            <text:p>202411</text:p>
          </table:table-cell>
          <table:table-cell table:formula="of:=IF([.A618]=&quot;&quot;;&quot;&quot;;4)" office:value-type="float" office:value="4" calcext:value-type="float">
            <text:p>4</text:p>
          </table:table-cell>
          <table:table-cell table:formula="of:=IF([.A618]=&quot;&quot;;&quot;&quot;;5173)" office:value-type="float" office:value="5173" calcext:value-type="float">
            <text:p>5173</text:p>
          </table:table-cell>
          <table:table-cell table:formula="of:=[$Total.C619]" office:value-type="string" office:string-value="47762158880" calcext:value-type="string">
            <text:p>47762158880</text:p>
          </table:table-cell>
          <table:table-cell table:formula="of:=[$Total.D619]" office:value-type="float" office:value="249" calcext:value-type="float">
            <text:p>249</text:p>
          </table:table-cell>
          <table:table-cell table:formula="of:=IF([.A61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20]" office:value-type="string" office:string-value="258431" calcext:value-type="string">
            <text:p>258431</text:p>
          </table:table-cell>
          <table:table-cell office:value-type="float" office:value="202411" calcext:value-type="float">
            <text:p>202411</text:p>
          </table:table-cell>
          <table:table-cell table:formula="of:=IF([.A619]=&quot;&quot;;&quot;&quot;;4)" office:value-type="float" office:value="4" calcext:value-type="float">
            <text:p>4</text:p>
          </table:table-cell>
          <table:table-cell table:formula="of:=IF([.A619]=&quot;&quot;;&quot;&quot;;5173)" office:value-type="float" office:value="5173" calcext:value-type="float">
            <text:p>5173</text:p>
          </table:table-cell>
          <table:table-cell table:formula="of:=[$Total.C620]" office:value-type="string" office:string-value="12641539888" calcext:value-type="string">
            <text:p>12641539888</text:p>
          </table:table-cell>
          <table:table-cell table:formula="of:=[$Total.D620]" office:value-type="float" office:value="249" calcext:value-type="float">
            <text:p>249</text:p>
          </table:table-cell>
          <table:table-cell table:formula="of:=IF([.A61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21]" office:value-type="string" office:string-value="259292" calcext:value-type="string">
            <text:p>259292</text:p>
          </table:table-cell>
          <table:table-cell office:value-type="float" office:value="202411" calcext:value-type="float">
            <text:p>202411</text:p>
          </table:table-cell>
          <table:table-cell table:formula="of:=IF([.A620]=&quot;&quot;;&quot;&quot;;4)" office:value-type="float" office:value="4" calcext:value-type="float">
            <text:p>4</text:p>
          </table:table-cell>
          <table:table-cell table:formula="of:=IF([.A620]=&quot;&quot;;&quot;&quot;;5173)" office:value-type="float" office:value="5173" calcext:value-type="float">
            <text:p>5173</text:p>
          </table:table-cell>
          <table:table-cell table:formula="of:=[$Total.C621]" office:value-type="string" office:string-value="02419027892" calcext:value-type="string">
            <text:p>02419027892</text:p>
          </table:table-cell>
          <table:table-cell table:formula="of:=[$Total.D621]" office:value-type="float" office:value="249" calcext:value-type="float">
            <text:p>249</text:p>
          </table:table-cell>
          <table:table-cell table:formula="of:=IF([.A62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22]" office:value-type="string" office:string-value="259292" calcext:value-type="string">
            <text:p>259292</text:p>
          </table:table-cell>
          <table:table-cell office:value-type="float" office:value="202411" calcext:value-type="float">
            <text:p>202411</text:p>
          </table:table-cell>
          <table:table-cell table:formula="of:=IF([.A621]=&quot;&quot;;&quot;&quot;;4)" office:value-type="float" office:value="4" calcext:value-type="float">
            <text:p>4</text:p>
          </table:table-cell>
          <table:table-cell table:formula="of:=IF([.A621]=&quot;&quot;;&quot;&quot;;5173)" office:value-type="float" office:value="5173" calcext:value-type="float">
            <text:p>5173</text:p>
          </table:table-cell>
          <table:table-cell table:formula="of:=[$Total.C622]" office:value-type="string" office:string-value="36255375838" calcext:value-type="string">
            <text:p>36255375838</text:p>
          </table:table-cell>
          <table:table-cell table:formula="of:=[$Total.D622]" office:value-type="float" office:value="249" calcext:value-type="float">
            <text:p>249</text:p>
          </table:table-cell>
          <table:table-cell table:formula="of:=IF([.A62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23]" office:value-type="string" office:string-value="259713" calcext:value-type="string">
            <text:p>259713</text:p>
          </table:table-cell>
          <table:table-cell office:value-type="float" office:value="202411" calcext:value-type="float">
            <text:p>202411</text:p>
          </table:table-cell>
          <table:table-cell table:formula="of:=IF([.A622]=&quot;&quot;;&quot;&quot;;4)" office:value-type="float" office:value="4" calcext:value-type="float">
            <text:p>4</text:p>
          </table:table-cell>
          <table:table-cell table:formula="of:=IF([.A622]=&quot;&quot;;&quot;&quot;;5173)" office:value-type="float" office:value="5173" calcext:value-type="float">
            <text:p>5173</text:p>
          </table:table-cell>
          <table:table-cell table:formula="of:=[$Total.C623]" office:value-type="string" office:string-value="70009404686" calcext:value-type="string">
            <text:p>70009404686</text:p>
          </table:table-cell>
          <table:table-cell table:formula="of:=[$Total.D623]" office:value-type="float" office:value="249" calcext:value-type="float">
            <text:p>249</text:p>
          </table:table-cell>
          <table:table-cell table:formula="of:=IF([.A62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24]" office:value-type="string" office:string-value="259713" calcext:value-type="string">
            <text:p>259713</text:p>
          </table:table-cell>
          <table:table-cell office:value-type="float" office:value="202411" calcext:value-type="float">
            <text:p>202411</text:p>
          </table:table-cell>
          <table:table-cell table:formula="of:=IF([.A623]=&quot;&quot;;&quot;&quot;;4)" office:value-type="float" office:value="4" calcext:value-type="float">
            <text:p>4</text:p>
          </table:table-cell>
          <table:table-cell table:formula="of:=IF([.A623]=&quot;&quot;;&quot;&quot;;5173)" office:value-type="float" office:value="5173" calcext:value-type="float">
            <text:p>5173</text:p>
          </table:table-cell>
          <table:table-cell table:formula="of:=[$Total.C624]" office:value-type="string" office:string-value="04309248870" calcext:value-type="string">
            <text:p>04309248870</text:p>
          </table:table-cell>
          <table:table-cell table:formula="of:=[$Total.D624]" office:value-type="float" office:value="249" calcext:value-type="float">
            <text:p>249</text:p>
          </table:table-cell>
          <table:table-cell table:formula="of:=IF([.A62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25]" office:value-type="string" office:string-value="259829" calcext:value-type="string">
            <text:p>259829</text:p>
          </table:table-cell>
          <table:table-cell office:value-type="float" office:value="202411" calcext:value-type="float">
            <text:p>202411</text:p>
          </table:table-cell>
          <table:table-cell table:formula="of:=IF([.A624]=&quot;&quot;;&quot;&quot;;4)" office:value-type="float" office:value="4" calcext:value-type="float">
            <text:p>4</text:p>
          </table:table-cell>
          <table:table-cell table:formula="of:=IF([.A624]=&quot;&quot;;&quot;&quot;;5173)" office:value-type="float" office:value="5173" calcext:value-type="float">
            <text:p>5173</text:p>
          </table:table-cell>
          <table:table-cell table:formula="of:=[$Total.C625]" office:value-type="string" office:string-value="42345446803" calcext:value-type="string">
            <text:p>42345446803</text:p>
          </table:table-cell>
          <table:table-cell table:formula="of:=[$Total.D625]" office:value-type="float" office:value="249" calcext:value-type="float">
            <text:p>249</text:p>
          </table:table-cell>
          <table:table-cell table:formula="of:=IF([.A62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26]" office:value-type="string" office:string-value="260401" calcext:value-type="string">
            <text:p>260401</text:p>
          </table:table-cell>
          <table:table-cell office:value-type="float" office:value="202411" calcext:value-type="float">
            <text:p>202411</text:p>
          </table:table-cell>
          <table:table-cell table:formula="of:=IF([.A625]=&quot;&quot;;&quot;&quot;;4)" office:value-type="float" office:value="4" calcext:value-type="float">
            <text:p>4</text:p>
          </table:table-cell>
          <table:table-cell table:formula="of:=IF([.A625]=&quot;&quot;;&quot;&quot;;5173)" office:value-type="float" office:value="5173" calcext:value-type="float">
            <text:p>5173</text:p>
          </table:table-cell>
          <table:table-cell table:formula="of:=[$Total.C626]" office:value-type="string" office:string-value="47175467842" calcext:value-type="string">
            <text:p>47175467842</text:p>
          </table:table-cell>
          <table:table-cell table:formula="of:=[$Total.D626]" office:value-type="float" office:value="249" calcext:value-type="float">
            <text:p>249</text:p>
          </table:table-cell>
          <table:table-cell table:formula="of:=IF([.A62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27]" office:value-type="string" office:string-value="260401" calcext:value-type="string">
            <text:p>260401</text:p>
          </table:table-cell>
          <table:table-cell office:value-type="float" office:value="202411" calcext:value-type="float">
            <text:p>202411</text:p>
          </table:table-cell>
          <table:table-cell table:formula="of:=IF([.A626]=&quot;&quot;;&quot;&quot;;4)" office:value-type="float" office:value="4" calcext:value-type="float">
            <text:p>4</text:p>
          </table:table-cell>
          <table:table-cell table:formula="of:=IF([.A626]=&quot;&quot;;&quot;&quot;;5173)" office:value-type="float" office:value="5173" calcext:value-type="float">
            <text:p>5173</text:p>
          </table:table-cell>
          <table:table-cell table:formula="of:=[$Total.C627]" office:value-type="string" office:string-value="47175483880" calcext:value-type="string">
            <text:p>47175483880</text:p>
          </table:table-cell>
          <table:table-cell table:formula="of:=[$Total.D627]" office:value-type="float" office:value="249" calcext:value-type="float">
            <text:p>249</text:p>
          </table:table-cell>
          <table:table-cell table:formula="of:=IF([.A62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28]" office:value-type="string" office:string-value="260495" calcext:value-type="string">
            <text:p>260495</text:p>
          </table:table-cell>
          <table:table-cell office:value-type="float" office:value="202411" calcext:value-type="float">
            <text:p>202411</text:p>
          </table:table-cell>
          <table:table-cell table:formula="of:=IF([.A627]=&quot;&quot;;&quot;&quot;;4)" office:value-type="float" office:value="4" calcext:value-type="float">
            <text:p>4</text:p>
          </table:table-cell>
          <table:table-cell table:formula="of:=IF([.A627]=&quot;&quot;;&quot;&quot;;5173)" office:value-type="float" office:value="5173" calcext:value-type="float">
            <text:p>5173</text:p>
          </table:table-cell>
          <table:table-cell table:formula="of:=[$Total.C628]" office:value-type="string" office:string-value="49216922893" calcext:value-type="string">
            <text:p>49216922893</text:p>
          </table:table-cell>
          <table:table-cell table:formula="of:=[$Total.D628]" office:value-type="float" office:value="249" calcext:value-type="float">
            <text:p>249</text:p>
          </table:table-cell>
          <table:table-cell table:formula="of:=IF([.A62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29]" office:value-type="string" office:string-value="262170" calcext:value-type="string">
            <text:p>262170</text:p>
          </table:table-cell>
          <table:table-cell office:value-type="float" office:value="202411" calcext:value-type="float">
            <text:p>202411</text:p>
          </table:table-cell>
          <table:table-cell table:formula="of:=IF([.A628]=&quot;&quot;;&quot;&quot;;4)" office:value-type="float" office:value="4" calcext:value-type="float">
            <text:p>4</text:p>
          </table:table-cell>
          <table:table-cell table:formula="of:=IF([.A628]=&quot;&quot;;&quot;&quot;;5173)" office:value-type="float" office:value="5173" calcext:value-type="float">
            <text:p>5173</text:p>
          </table:table-cell>
          <table:table-cell table:formula="of:=[$Total.C629]" office:value-type="string" office:string-value="28197774811" calcext:value-type="string">
            <text:p>28197774811</text:p>
          </table:table-cell>
          <table:table-cell table:formula="of:=[$Total.D629]" office:value-type="float" office:value="249" calcext:value-type="float">
            <text:p>249</text:p>
          </table:table-cell>
          <table:table-cell table:formula="of:=IF([.A62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30]" office:value-type="string" office:string-value="262358" calcext:value-type="string">
            <text:p>262358</text:p>
          </table:table-cell>
          <table:table-cell office:value-type="float" office:value="202411" calcext:value-type="float">
            <text:p>202411</text:p>
          </table:table-cell>
          <table:table-cell table:formula="of:=IF([.A629]=&quot;&quot;;&quot;&quot;;4)" office:value-type="float" office:value="4" calcext:value-type="float">
            <text:p>4</text:p>
          </table:table-cell>
          <table:table-cell table:formula="of:=IF([.A629]=&quot;&quot;;&quot;&quot;;5173)" office:value-type="float" office:value="5173" calcext:value-type="float">
            <text:p>5173</text:p>
          </table:table-cell>
          <table:table-cell table:formula="of:=[$Total.C630]" office:value-type="string" office:string-value="34141924890" calcext:value-type="string">
            <text:p>34141924890</text:p>
          </table:table-cell>
          <table:table-cell table:formula="of:=[$Total.D630]" office:value-type="float" office:value="249" calcext:value-type="float">
            <text:p>249</text:p>
          </table:table-cell>
          <table:table-cell table:formula="of:=IF([.A62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31]" office:value-type="string" office:string-value="262439" calcext:value-type="string">
            <text:p>262439</text:p>
          </table:table-cell>
          <table:table-cell office:value-type="float" office:value="202411" calcext:value-type="float">
            <text:p>202411</text:p>
          </table:table-cell>
          <table:table-cell table:formula="of:=IF([.A630]=&quot;&quot;;&quot;&quot;;4)" office:value-type="float" office:value="4" calcext:value-type="float">
            <text:p>4</text:p>
          </table:table-cell>
          <table:table-cell table:formula="of:=IF([.A630]=&quot;&quot;;&quot;&quot;;5173)" office:value-type="float" office:value="5173" calcext:value-type="float">
            <text:p>5173</text:p>
          </table:table-cell>
          <table:table-cell table:formula="of:=[$Total.C631]" office:value-type="string" office:string-value="22056493888" calcext:value-type="string">
            <text:p>22056493888</text:p>
          </table:table-cell>
          <table:table-cell table:formula="of:=[$Total.D631]" office:value-type="float" office:value="249" calcext:value-type="float">
            <text:p>249</text:p>
          </table:table-cell>
          <table:table-cell table:formula="of:=IF([.A63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32]" office:value-type="string" office:string-value="262447" calcext:value-type="string">
            <text:p>262447</text:p>
          </table:table-cell>
          <table:table-cell office:value-type="float" office:value="202411" calcext:value-type="float">
            <text:p>202411</text:p>
          </table:table-cell>
          <table:table-cell table:formula="of:=IF([.A631]=&quot;&quot;;&quot;&quot;;4)" office:value-type="float" office:value="4" calcext:value-type="float">
            <text:p>4</text:p>
          </table:table-cell>
          <table:table-cell table:formula="of:=IF([.A631]=&quot;&quot;;&quot;&quot;;5173)" office:value-type="float" office:value="5173" calcext:value-type="float">
            <text:p>5173</text:p>
          </table:table-cell>
          <table:table-cell table:formula="of:=[$Total.C632]" office:value-type="string" office:string-value="09600011826" calcext:value-type="string">
            <text:p>09600011826</text:p>
          </table:table-cell>
          <table:table-cell table:formula="of:=[$Total.D632]" office:value-type="float" office:value="249" calcext:value-type="float">
            <text:p>249</text:p>
          </table:table-cell>
          <table:table-cell table:formula="of:=IF([.A63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33]" office:value-type="string" office:string-value="262790" calcext:value-type="string">
            <text:p>262790</text:p>
          </table:table-cell>
          <table:table-cell office:value-type="float" office:value="202411" calcext:value-type="float">
            <text:p>202411</text:p>
          </table:table-cell>
          <table:table-cell table:formula="of:=IF([.A632]=&quot;&quot;;&quot;&quot;;4)" office:value-type="float" office:value="4" calcext:value-type="float">
            <text:p>4</text:p>
          </table:table-cell>
          <table:table-cell table:formula="of:=IF([.A632]=&quot;&quot;;&quot;&quot;;5173)" office:value-type="float" office:value="5173" calcext:value-type="float">
            <text:p>5173</text:p>
          </table:table-cell>
          <table:table-cell table:formula="of:=[$Total.C633]" office:value-type="string" office:string-value="04868958828" calcext:value-type="string">
            <text:p>04868958828</text:p>
          </table:table-cell>
          <table:table-cell table:formula="of:=[$Total.D633]" office:value-type="float" office:value="249" calcext:value-type="float">
            <text:p>249</text:p>
          </table:table-cell>
          <table:table-cell table:formula="of:=IF([.A63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34]" office:value-type="string" office:string-value="262994" calcext:value-type="string">
            <text:p>262994</text:p>
          </table:table-cell>
          <table:table-cell office:value-type="float" office:value="202411" calcext:value-type="float">
            <text:p>202411</text:p>
          </table:table-cell>
          <table:table-cell table:formula="of:=IF([.A633]=&quot;&quot;;&quot;&quot;;4)" office:value-type="float" office:value="4" calcext:value-type="float">
            <text:p>4</text:p>
          </table:table-cell>
          <table:table-cell table:formula="of:=IF([.A633]=&quot;&quot;;&quot;&quot;;5173)" office:value-type="float" office:value="5173" calcext:value-type="float">
            <text:p>5173</text:p>
          </table:table-cell>
          <table:table-cell table:formula="of:=[$Total.C634]" office:value-type="string" office:string-value="36157361840" calcext:value-type="string">
            <text:p>36157361840</text:p>
          </table:table-cell>
          <table:table-cell table:formula="of:=[$Total.D634]" office:value-type="float" office:value="249" calcext:value-type="float">
            <text:p>249</text:p>
          </table:table-cell>
          <table:table-cell table:formula="of:=IF([.A63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35]" office:value-type="string" office:string-value="263036" calcext:value-type="string">
            <text:p>263036</text:p>
          </table:table-cell>
          <table:table-cell office:value-type="float" office:value="202411" calcext:value-type="float">
            <text:p>202411</text:p>
          </table:table-cell>
          <table:table-cell table:formula="of:=IF([.A634]=&quot;&quot;;&quot;&quot;;4)" office:value-type="float" office:value="4" calcext:value-type="float">
            <text:p>4</text:p>
          </table:table-cell>
          <table:table-cell table:formula="of:=IF([.A634]=&quot;&quot;;&quot;&quot;;5173)" office:value-type="float" office:value="5173" calcext:value-type="float">
            <text:p>5173</text:p>
          </table:table-cell>
          <table:table-cell table:formula="of:=[$Total.C635]" office:value-type="string" office:string-value="12330659806" calcext:value-type="string">
            <text:p>12330659806</text:p>
          </table:table-cell>
          <table:table-cell table:formula="of:=[$Total.D635]" office:value-type="float" office:value="249" calcext:value-type="float">
            <text:p>249</text:p>
          </table:table-cell>
          <table:table-cell table:formula="of:=IF([.A63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36]" office:value-type="string" office:string-value="263559" calcext:value-type="string">
            <text:p>263559</text:p>
          </table:table-cell>
          <table:table-cell office:value-type="float" office:value="202411" calcext:value-type="float">
            <text:p>202411</text:p>
          </table:table-cell>
          <table:table-cell table:formula="of:=IF([.A635]=&quot;&quot;;&quot;&quot;;4)" office:value-type="float" office:value="4" calcext:value-type="float">
            <text:p>4</text:p>
          </table:table-cell>
          <table:table-cell table:formula="of:=IF([.A635]=&quot;&quot;;&quot;&quot;;5173)" office:value-type="float" office:value="5173" calcext:value-type="float">
            <text:p>5173</text:p>
          </table:table-cell>
          <table:table-cell table:formula="of:=[$Total.C636]" office:value-type="string" office:string-value="44393724810" calcext:value-type="string">
            <text:p>44393724810</text:p>
          </table:table-cell>
          <table:table-cell table:formula="of:=[$Total.D636]" office:value-type="float" office:value="249" calcext:value-type="float">
            <text:p>249</text:p>
          </table:table-cell>
          <table:table-cell table:formula="of:=IF([.A63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37]" office:value-type="string" office:string-value="263559" calcext:value-type="string">
            <text:p>263559</text:p>
          </table:table-cell>
          <table:table-cell office:value-type="float" office:value="202411" calcext:value-type="float">
            <text:p>202411</text:p>
          </table:table-cell>
          <table:table-cell table:formula="of:=IF([.A636]=&quot;&quot;;&quot;&quot;;4)" office:value-type="float" office:value="4" calcext:value-type="float">
            <text:p>4</text:p>
          </table:table-cell>
          <table:table-cell table:formula="of:=IF([.A636]=&quot;&quot;;&quot;&quot;;5173)" office:value-type="float" office:value="5173" calcext:value-type="float">
            <text:p>5173</text:p>
          </table:table-cell>
          <table:table-cell table:formula="of:=[$Total.C637]" office:value-type="string" office:string-value="44393685814" calcext:value-type="string">
            <text:p>44393685814</text:p>
          </table:table-cell>
          <table:table-cell table:formula="of:=[$Total.D637]" office:value-type="float" office:value="249" calcext:value-type="float">
            <text:p>249</text:p>
          </table:table-cell>
          <table:table-cell table:formula="of:=IF([.A63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38]" office:value-type="string" office:string-value="263559" calcext:value-type="string">
            <text:p>263559</text:p>
          </table:table-cell>
          <table:table-cell office:value-type="float" office:value="202411" calcext:value-type="float">
            <text:p>202411</text:p>
          </table:table-cell>
          <table:table-cell table:formula="of:=IF([.A637]=&quot;&quot;;&quot;&quot;;4)" office:value-type="float" office:value="4" calcext:value-type="float">
            <text:p>4</text:p>
          </table:table-cell>
          <table:table-cell table:formula="of:=IF([.A637]=&quot;&quot;;&quot;&quot;;5173)" office:value-type="float" office:value="5173" calcext:value-type="float">
            <text:p>5173</text:p>
          </table:table-cell>
          <table:table-cell table:formula="of:=[$Total.C638]" office:value-type="string" office:string-value="26991580899" calcext:value-type="string">
            <text:p>26991580899</text:p>
          </table:table-cell>
          <table:table-cell table:formula="of:=[$Total.D638]" office:value-type="float" office:value="249" calcext:value-type="float">
            <text:p>249</text:p>
          </table:table-cell>
          <table:table-cell table:formula="of:=IF([.A63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39]" office:value-type="string" office:string-value="263761" calcext:value-type="string">
            <text:p>263761</text:p>
          </table:table-cell>
          <table:table-cell office:value-type="float" office:value="202411" calcext:value-type="float">
            <text:p>202411</text:p>
          </table:table-cell>
          <table:table-cell table:formula="of:=IF([.A638]=&quot;&quot;;&quot;&quot;;4)" office:value-type="float" office:value="4" calcext:value-type="float">
            <text:p>4</text:p>
          </table:table-cell>
          <table:table-cell table:formula="of:=IF([.A638]=&quot;&quot;;&quot;&quot;;5173)" office:value-type="float" office:value="5173" calcext:value-type="float">
            <text:p>5173</text:p>
          </table:table-cell>
          <table:table-cell table:formula="of:=[$Total.C639]" office:value-type="string" office:string-value="08457550802" calcext:value-type="string">
            <text:p>08457550802</text:p>
          </table:table-cell>
          <table:table-cell table:formula="of:=[$Total.D639]" office:value-type="float" office:value="249" calcext:value-type="float">
            <text:p>249</text:p>
          </table:table-cell>
          <table:table-cell table:formula="of:=IF([.A63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40]" office:value-type="string" office:string-value="264415" calcext:value-type="string">
            <text:p>264415</text:p>
          </table:table-cell>
          <table:table-cell office:value-type="float" office:value="202411" calcext:value-type="float">
            <text:p>202411</text:p>
          </table:table-cell>
          <table:table-cell table:formula="of:=IF([.A639]=&quot;&quot;;&quot;&quot;;4)" office:value-type="float" office:value="4" calcext:value-type="float">
            <text:p>4</text:p>
          </table:table-cell>
          <table:table-cell table:formula="of:=IF([.A639]=&quot;&quot;;&quot;&quot;;5173)" office:value-type="float" office:value="5173" calcext:value-type="float">
            <text:p>5173</text:p>
          </table:table-cell>
          <table:table-cell table:formula="of:=[$Total.C640]" office:value-type="string" office:string-value="16790371885" calcext:value-type="string">
            <text:p>16790371885</text:p>
          </table:table-cell>
          <table:table-cell table:formula="of:=[$Total.D640]" office:value-type="float" office:value="249" calcext:value-type="float">
            <text:p>249</text:p>
          </table:table-cell>
          <table:table-cell table:formula="of:=IF([.A63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41]" office:value-type="string" office:string-value="264598" calcext:value-type="string">
            <text:p>264598</text:p>
          </table:table-cell>
          <table:table-cell office:value-type="float" office:value="202411" calcext:value-type="float">
            <text:p>202411</text:p>
          </table:table-cell>
          <table:table-cell table:formula="of:=IF([.A640]=&quot;&quot;;&quot;&quot;;4)" office:value-type="float" office:value="4" calcext:value-type="float">
            <text:p>4</text:p>
          </table:table-cell>
          <table:table-cell table:formula="of:=IF([.A640]=&quot;&quot;;&quot;&quot;;5173)" office:value-type="float" office:value="5173" calcext:value-type="float">
            <text:p>5173</text:p>
          </table:table-cell>
          <table:table-cell table:formula="of:=[$Total.C641]" office:value-type="string" office:string-value="24041940893" calcext:value-type="string">
            <text:p>24041940893</text:p>
          </table:table-cell>
          <table:table-cell table:formula="of:=[$Total.D641]" office:value-type="float" office:value="249" calcext:value-type="float">
            <text:p>249</text:p>
          </table:table-cell>
          <table:table-cell table:formula="of:=IF([.A64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42]" office:value-type="string" office:string-value="264849" calcext:value-type="string">
            <text:p>264849</text:p>
          </table:table-cell>
          <table:table-cell office:value-type="float" office:value="202411" calcext:value-type="float">
            <text:p>202411</text:p>
          </table:table-cell>
          <table:table-cell table:formula="of:=IF([.A641]=&quot;&quot;;&quot;&quot;;4)" office:value-type="float" office:value="4" calcext:value-type="float">
            <text:p>4</text:p>
          </table:table-cell>
          <table:table-cell table:formula="of:=IF([.A641]=&quot;&quot;;&quot;&quot;;5173)" office:value-type="float" office:value="5173" calcext:value-type="float">
            <text:p>5173</text:p>
          </table:table-cell>
          <table:table-cell table:formula="of:=[$Total.C642]" office:value-type="string" office:string-value="28402310850" calcext:value-type="string">
            <text:p>28402310850</text:p>
          </table:table-cell>
          <table:table-cell table:formula="of:=[$Total.D642]" office:value-type="float" office:value="249" calcext:value-type="float">
            <text:p>249</text:p>
          </table:table-cell>
          <table:table-cell table:formula="of:=IF([.A64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43]" office:value-type="string" office:string-value="265160" calcext:value-type="string">
            <text:p>265160</text:p>
          </table:table-cell>
          <table:table-cell office:value-type="float" office:value="202411" calcext:value-type="float">
            <text:p>202411</text:p>
          </table:table-cell>
          <table:table-cell table:formula="of:=IF([.A642]=&quot;&quot;;&quot;&quot;;4)" office:value-type="float" office:value="4" calcext:value-type="float">
            <text:p>4</text:p>
          </table:table-cell>
          <table:table-cell table:formula="of:=IF([.A642]=&quot;&quot;;&quot;&quot;;5173)" office:value-type="float" office:value="5173" calcext:value-type="float">
            <text:p>5173</text:p>
          </table:table-cell>
          <table:table-cell table:formula="of:=[$Total.C643]" office:value-type="string" office:string-value="54144476839" calcext:value-type="string">
            <text:p>54144476839</text:p>
          </table:table-cell>
          <table:table-cell table:formula="of:=[$Total.D643]" office:value-type="float" office:value="249" calcext:value-type="float">
            <text:p>249</text:p>
          </table:table-cell>
          <table:table-cell table:formula="of:=IF([.A64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44]" office:value-type="string" office:string-value="265330" calcext:value-type="string">
            <text:p>265330</text:p>
          </table:table-cell>
          <table:table-cell office:value-type="float" office:value="202411" calcext:value-type="float">
            <text:p>202411</text:p>
          </table:table-cell>
          <table:table-cell table:formula="of:=IF([.A643]=&quot;&quot;;&quot;&quot;;4)" office:value-type="float" office:value="4" calcext:value-type="float">
            <text:p>4</text:p>
          </table:table-cell>
          <table:table-cell table:formula="of:=IF([.A643]=&quot;&quot;;&quot;&quot;;5173)" office:value-type="float" office:value="5173" calcext:value-type="float">
            <text:p>5173</text:p>
          </table:table-cell>
          <table:table-cell table:formula="of:=[$Total.C644]" office:value-type="string" office:string-value="87053829634" calcext:value-type="string">
            <text:p>87053829634</text:p>
          </table:table-cell>
          <table:table-cell table:formula="of:=[$Total.D644]" office:value-type="float" office:value="249" calcext:value-type="float">
            <text:p>249</text:p>
          </table:table-cell>
          <table:table-cell table:formula="of:=IF([.A64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45]" office:value-type="string" office:string-value="265330" calcext:value-type="string">
            <text:p>265330</text:p>
          </table:table-cell>
          <table:table-cell office:value-type="float" office:value="202411" calcext:value-type="float">
            <text:p>202411</text:p>
          </table:table-cell>
          <table:table-cell table:formula="of:=IF([.A644]=&quot;&quot;;&quot;&quot;;4)" office:value-type="float" office:value="4" calcext:value-type="float">
            <text:p>4</text:p>
          </table:table-cell>
          <table:table-cell table:formula="of:=IF([.A644]=&quot;&quot;;&quot;&quot;;5173)" office:value-type="float" office:value="5173" calcext:value-type="float">
            <text:p>5173</text:p>
          </table:table-cell>
          <table:table-cell table:formula="of:=[$Total.C645]" office:value-type="string" office:string-value="45086596831" calcext:value-type="string">
            <text:p>45086596831</text:p>
          </table:table-cell>
          <table:table-cell table:formula="of:=[$Total.D645]" office:value-type="float" office:value="249" calcext:value-type="float">
            <text:p>249</text:p>
          </table:table-cell>
          <table:table-cell table:formula="of:=IF([.A64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46]" office:value-type="string" office:string-value="265586" calcext:value-type="string">
            <text:p>265586</text:p>
          </table:table-cell>
          <table:table-cell office:value-type="float" office:value="202411" calcext:value-type="float">
            <text:p>202411</text:p>
          </table:table-cell>
          <table:table-cell table:formula="of:=IF([.A645]=&quot;&quot;;&quot;&quot;;4)" office:value-type="float" office:value="4" calcext:value-type="float">
            <text:p>4</text:p>
          </table:table-cell>
          <table:table-cell table:formula="of:=IF([.A645]=&quot;&quot;;&quot;&quot;;5173)" office:value-type="float" office:value="5173" calcext:value-type="float">
            <text:p>5173</text:p>
          </table:table-cell>
          <table:table-cell table:formula="of:=[$Total.C646]" office:value-type="string" office:string-value="52190388856" calcext:value-type="string">
            <text:p>52190388856</text:p>
          </table:table-cell>
          <table:table-cell table:formula="of:=[$Total.D646]" office:value-type="float" office:value="249" calcext:value-type="float">
            <text:p>249</text:p>
          </table:table-cell>
          <table:table-cell table:formula="of:=IF([.A64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47]" office:value-type="string" office:string-value="265799" calcext:value-type="string">
            <text:p>265799</text:p>
          </table:table-cell>
          <table:table-cell office:value-type="float" office:value="202411" calcext:value-type="float">
            <text:p>202411</text:p>
          </table:table-cell>
          <table:table-cell table:formula="of:=IF([.A646]=&quot;&quot;;&quot;&quot;;4)" office:value-type="float" office:value="4" calcext:value-type="float">
            <text:p>4</text:p>
          </table:table-cell>
          <table:table-cell table:formula="of:=IF([.A646]=&quot;&quot;;&quot;&quot;;5173)" office:value-type="float" office:value="5173" calcext:value-type="float">
            <text:p>5173</text:p>
          </table:table-cell>
          <table:table-cell table:formula="of:=[$Total.C647]" office:value-type="string" office:string-value="08326319813" calcext:value-type="string">
            <text:p>08326319813</text:p>
          </table:table-cell>
          <table:table-cell table:formula="of:=[$Total.D647]" office:value-type="float" office:value="249" calcext:value-type="float">
            <text:p>249</text:p>
          </table:table-cell>
          <table:table-cell table:formula="of:=IF([.A64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48]" office:value-type="string" office:string-value="265810" calcext:value-type="string">
            <text:p>265810</text:p>
          </table:table-cell>
          <table:table-cell office:value-type="float" office:value="202411" calcext:value-type="float">
            <text:p>202411</text:p>
          </table:table-cell>
          <table:table-cell table:formula="of:=IF([.A647]=&quot;&quot;;&quot;&quot;;4)" office:value-type="float" office:value="4" calcext:value-type="float">
            <text:p>4</text:p>
          </table:table-cell>
          <table:table-cell table:formula="of:=IF([.A647]=&quot;&quot;;&quot;&quot;;5173)" office:value-type="float" office:value="5173" calcext:value-type="float">
            <text:p>5173</text:p>
          </table:table-cell>
          <table:table-cell table:formula="of:=[$Total.C648]" office:value-type="string" office:string-value="53344582801" calcext:value-type="string">
            <text:p>53344582801</text:p>
          </table:table-cell>
          <table:table-cell table:formula="of:=[$Total.D648]" office:value-type="float" office:value="249" calcext:value-type="float">
            <text:p>249</text:p>
          </table:table-cell>
          <table:table-cell table:formula="of:=IF([.A64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49]" office:value-type="string" office:string-value="265810" calcext:value-type="string">
            <text:p>265810</text:p>
          </table:table-cell>
          <table:table-cell office:value-type="float" office:value="202411" calcext:value-type="float">
            <text:p>202411</text:p>
          </table:table-cell>
          <table:table-cell table:formula="of:=IF([.A648]=&quot;&quot;;&quot;&quot;;4)" office:value-type="float" office:value="4" calcext:value-type="float">
            <text:p>4</text:p>
          </table:table-cell>
          <table:table-cell table:formula="of:=IF([.A648]=&quot;&quot;;&quot;&quot;;5173)" office:value-type="float" office:value="5173" calcext:value-type="float">
            <text:p>5173</text:p>
          </table:table-cell>
          <table:table-cell table:formula="of:=[$Total.C649]" office:value-type="string" office:string-value="26049386854" calcext:value-type="string">
            <text:p>26049386854</text:p>
          </table:table-cell>
          <table:table-cell table:formula="of:=[$Total.D649]" office:value-type="float" office:value="249" calcext:value-type="float">
            <text:p>249</text:p>
          </table:table-cell>
          <table:table-cell table:formula="of:=IF([.A64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50]" office:value-type="string" office:string-value="266116" calcext:value-type="string">
            <text:p>266116</text:p>
          </table:table-cell>
          <table:table-cell office:value-type="float" office:value="202411" calcext:value-type="float">
            <text:p>202411</text:p>
          </table:table-cell>
          <table:table-cell table:formula="of:=IF([.A649]=&quot;&quot;;&quot;&quot;;4)" office:value-type="float" office:value="4" calcext:value-type="float">
            <text:p>4</text:p>
          </table:table-cell>
          <table:table-cell table:formula="of:=IF([.A649]=&quot;&quot;;&quot;&quot;;5173)" office:value-type="float" office:value="5173" calcext:value-type="float">
            <text:p>5173</text:p>
          </table:table-cell>
          <table:table-cell table:formula="of:=[$Total.C650]" office:value-type="string" office:string-value="29748421864" calcext:value-type="string">
            <text:p>29748421864</text:p>
          </table:table-cell>
          <table:table-cell table:formula="of:=[$Total.D650]" office:value-type="float" office:value="249" calcext:value-type="float">
            <text:p>249</text:p>
          </table:table-cell>
          <table:table-cell table:formula="of:=IF([.A64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51]" office:value-type="string" office:string-value="266345" calcext:value-type="string">
            <text:p>266345</text:p>
          </table:table-cell>
          <table:table-cell office:value-type="float" office:value="202411" calcext:value-type="float">
            <text:p>202411</text:p>
          </table:table-cell>
          <table:table-cell table:formula="of:=IF([.A650]=&quot;&quot;;&quot;&quot;;4)" office:value-type="float" office:value="4" calcext:value-type="float">
            <text:p>4</text:p>
          </table:table-cell>
          <table:table-cell table:formula="of:=IF([.A650]=&quot;&quot;;&quot;&quot;;5173)" office:value-type="float" office:value="5173" calcext:value-type="float">
            <text:p>5173</text:p>
          </table:table-cell>
          <table:table-cell table:formula="of:=[$Total.C651]" office:value-type="string" office:string-value="09547458841" calcext:value-type="string">
            <text:p>09547458841</text:p>
          </table:table-cell>
          <table:table-cell table:formula="of:=[$Total.D651]" office:value-type="float" office:value="249" calcext:value-type="float">
            <text:p>249</text:p>
          </table:table-cell>
          <table:table-cell table:formula="of:=IF([.A65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52]" office:value-type="string" office:string-value="266400" calcext:value-type="string">
            <text:p>266400</text:p>
          </table:table-cell>
          <table:table-cell office:value-type="float" office:value="202411" calcext:value-type="float">
            <text:p>202411</text:p>
          </table:table-cell>
          <table:table-cell table:formula="of:=IF([.A651]=&quot;&quot;;&quot;&quot;;4)" office:value-type="float" office:value="4" calcext:value-type="float">
            <text:p>4</text:p>
          </table:table-cell>
          <table:table-cell table:formula="of:=IF([.A651]=&quot;&quot;;&quot;&quot;;5173)" office:value-type="float" office:value="5173" calcext:value-type="float">
            <text:p>5173</text:p>
          </table:table-cell>
          <table:table-cell table:formula="of:=[$Total.C652]" office:value-type="string" office:string-value="44733853882" calcext:value-type="string">
            <text:p>44733853882</text:p>
          </table:table-cell>
          <table:table-cell table:formula="of:=[$Total.D652]" office:value-type="float" office:value="249" calcext:value-type="float">
            <text:p>249</text:p>
          </table:table-cell>
          <table:table-cell table:formula="of:=IF([.A65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53]" office:value-type="string" office:string-value="266507" calcext:value-type="string">
            <text:p>266507</text:p>
          </table:table-cell>
          <table:table-cell office:value-type="float" office:value="202411" calcext:value-type="float">
            <text:p>202411</text:p>
          </table:table-cell>
          <table:table-cell table:formula="of:=IF([.A652]=&quot;&quot;;&quot;&quot;;4)" office:value-type="float" office:value="4" calcext:value-type="float">
            <text:p>4</text:p>
          </table:table-cell>
          <table:table-cell table:formula="of:=IF([.A652]=&quot;&quot;;&quot;&quot;;5173)" office:value-type="float" office:value="5173" calcext:value-type="float">
            <text:p>5173</text:p>
          </table:table-cell>
          <table:table-cell table:formula="of:=[$Total.C653]" office:value-type="string" office:string-value="56199178866" calcext:value-type="string">
            <text:p>56199178866</text:p>
          </table:table-cell>
          <table:table-cell table:formula="of:=[$Total.D653]" office:value-type="float" office:value="249" calcext:value-type="float">
            <text:p>249</text:p>
          </table:table-cell>
          <table:table-cell table:formula="of:=IF([.A65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54]" office:value-type="string" office:string-value="268577" calcext:value-type="string">
            <text:p>268577</text:p>
          </table:table-cell>
          <table:table-cell office:value-type="float" office:value="202411" calcext:value-type="float">
            <text:p>202411</text:p>
          </table:table-cell>
          <table:table-cell table:formula="of:=IF([.A653]=&quot;&quot;;&quot;&quot;;4)" office:value-type="float" office:value="4" calcext:value-type="float">
            <text:p>4</text:p>
          </table:table-cell>
          <table:table-cell table:formula="of:=IF([.A653]=&quot;&quot;;&quot;&quot;;5173)" office:value-type="float" office:value="5173" calcext:value-type="float">
            <text:p>5173</text:p>
          </table:table-cell>
          <table:table-cell table:formula="of:=[$Total.C654]" office:value-type="string" office:string-value="25243653870" calcext:value-type="string">
            <text:p>25243653870</text:p>
          </table:table-cell>
          <table:table-cell table:formula="of:=[$Total.D654]" office:value-type="float" office:value="249" calcext:value-type="float">
            <text:p>249</text:p>
          </table:table-cell>
          <table:table-cell table:formula="of:=IF([.A65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55]" office:value-type="string" office:string-value="268577" calcext:value-type="string">
            <text:p>268577</text:p>
          </table:table-cell>
          <table:table-cell office:value-type="float" office:value="202411" calcext:value-type="float">
            <text:p>202411</text:p>
          </table:table-cell>
          <table:table-cell table:formula="of:=IF([.A654]=&quot;&quot;;&quot;&quot;;4)" office:value-type="float" office:value="4" calcext:value-type="float">
            <text:p>4</text:p>
          </table:table-cell>
          <table:table-cell table:formula="of:=IF([.A654]=&quot;&quot;;&quot;&quot;;5173)" office:value-type="float" office:value="5173" calcext:value-type="float">
            <text:p>5173</text:p>
          </table:table-cell>
          <table:table-cell table:formula="of:=[$Total.C655]" office:value-type="string" office:string-value="49745617822" calcext:value-type="string">
            <text:p>49745617822</text:p>
          </table:table-cell>
          <table:table-cell table:formula="of:=[$Total.D655]" office:value-type="float" office:value="249" calcext:value-type="float">
            <text:p>249</text:p>
          </table:table-cell>
          <table:table-cell table:formula="of:=IF([.A65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56]" office:value-type="string" office:string-value="268755" calcext:value-type="string">
            <text:p>268755</text:p>
          </table:table-cell>
          <table:table-cell office:value-type="float" office:value="202411" calcext:value-type="float">
            <text:p>202411</text:p>
          </table:table-cell>
          <table:table-cell table:formula="of:=IF([.A655]=&quot;&quot;;&quot;&quot;;4)" office:value-type="float" office:value="4" calcext:value-type="float">
            <text:p>4</text:p>
          </table:table-cell>
          <table:table-cell table:formula="of:=IF([.A655]=&quot;&quot;;&quot;&quot;;5173)" office:value-type="float" office:value="5173" calcext:value-type="float">
            <text:p>5173</text:p>
          </table:table-cell>
          <table:table-cell table:formula="of:=[$Total.C656]" office:value-type="string" office:string-value="19678907810" calcext:value-type="string">
            <text:p>19678907810</text:p>
          </table:table-cell>
          <table:table-cell table:formula="of:=[$Total.D656]" office:value-type="float" office:value="249" calcext:value-type="float">
            <text:p>249</text:p>
          </table:table-cell>
          <table:table-cell table:formula="of:=IF([.A65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57]" office:value-type="string" office:string-value="269468" calcext:value-type="string">
            <text:p>269468</text:p>
          </table:table-cell>
          <table:table-cell office:value-type="float" office:value="202411" calcext:value-type="float">
            <text:p>202411</text:p>
          </table:table-cell>
          <table:table-cell table:formula="of:=IF([.A656]=&quot;&quot;;&quot;&quot;;4)" office:value-type="float" office:value="4" calcext:value-type="float">
            <text:p>4</text:p>
          </table:table-cell>
          <table:table-cell table:formula="of:=IF([.A656]=&quot;&quot;;&quot;&quot;;5173)" office:value-type="float" office:value="5173" calcext:value-type="float">
            <text:p>5173</text:p>
          </table:table-cell>
          <table:table-cell table:formula="of:=[$Total.C657]" office:value-type="string" office:string-value="03253462838" calcext:value-type="string">
            <text:p>03253462838</text:p>
          </table:table-cell>
          <table:table-cell table:formula="of:=[$Total.D657]" office:value-type="float" office:value="249" calcext:value-type="float">
            <text:p>249</text:p>
          </table:table-cell>
          <table:table-cell table:formula="of:=IF([.A65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58]" office:value-type="string" office:string-value="269557" calcext:value-type="string">
            <text:p>269557</text:p>
          </table:table-cell>
          <table:table-cell office:value-type="float" office:value="202411" calcext:value-type="float">
            <text:p>202411</text:p>
          </table:table-cell>
          <table:table-cell table:formula="of:=IF([.A657]=&quot;&quot;;&quot;&quot;;4)" office:value-type="float" office:value="4" calcext:value-type="float">
            <text:p>4</text:p>
          </table:table-cell>
          <table:table-cell table:formula="of:=IF([.A657]=&quot;&quot;;&quot;&quot;;5173)" office:value-type="float" office:value="5173" calcext:value-type="float">
            <text:p>5173</text:p>
          </table:table-cell>
          <table:table-cell table:formula="of:=[$Total.C658]" office:value-type="string" office:string-value="52463466847" calcext:value-type="string">
            <text:p>52463466847</text:p>
          </table:table-cell>
          <table:table-cell table:formula="of:=[$Total.D658]" office:value-type="float" office:value="249" calcext:value-type="float">
            <text:p>249</text:p>
          </table:table-cell>
          <table:table-cell table:formula="of:=IF([.A65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59]" office:value-type="string" office:string-value="269590" calcext:value-type="string">
            <text:p>269590</text:p>
          </table:table-cell>
          <table:table-cell office:value-type="float" office:value="202411" calcext:value-type="float">
            <text:p>202411</text:p>
          </table:table-cell>
          <table:table-cell table:formula="of:=IF([.A658]=&quot;&quot;;&quot;&quot;;4)" office:value-type="float" office:value="4" calcext:value-type="float">
            <text:p>4</text:p>
          </table:table-cell>
          <table:table-cell table:formula="of:=IF([.A658]=&quot;&quot;;&quot;&quot;;5173)" office:value-type="float" office:value="5173" calcext:value-type="float">
            <text:p>5173</text:p>
          </table:table-cell>
          <table:table-cell table:formula="of:=[$Total.C659]" office:value-type="string" office:string-value="26259180802" calcext:value-type="string">
            <text:p>26259180802</text:p>
          </table:table-cell>
          <table:table-cell table:formula="of:=[$Total.D659]" office:value-type="float" office:value="249" calcext:value-type="float">
            <text:p>249</text:p>
          </table:table-cell>
          <table:table-cell table:formula="of:=IF([.A65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60]" office:value-type="string" office:string-value="269808" calcext:value-type="string">
            <text:p>269808</text:p>
          </table:table-cell>
          <table:table-cell office:value-type="float" office:value="202411" calcext:value-type="float">
            <text:p>202411</text:p>
          </table:table-cell>
          <table:table-cell table:formula="of:=IF([.A659]=&quot;&quot;;&quot;&quot;;4)" office:value-type="float" office:value="4" calcext:value-type="float">
            <text:p>4</text:p>
          </table:table-cell>
          <table:table-cell table:formula="of:=IF([.A659]=&quot;&quot;;&quot;&quot;;5173)" office:value-type="float" office:value="5173" calcext:value-type="float">
            <text:p>5173</text:p>
          </table:table-cell>
          <table:table-cell table:formula="of:=[$Total.C660]" office:value-type="string" office:string-value="54083931949" calcext:value-type="string">
            <text:p>54083931949</text:p>
          </table:table-cell>
          <table:table-cell table:formula="of:=[$Total.D660]" office:value-type="float" office:value="249" calcext:value-type="float">
            <text:p>249</text:p>
          </table:table-cell>
          <table:table-cell table:formula="of:=IF([.A65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61]" office:value-type="string" office:string-value="270555" calcext:value-type="string">
            <text:p>270555</text:p>
          </table:table-cell>
          <table:table-cell office:value-type="float" office:value="202411" calcext:value-type="float">
            <text:p>202411</text:p>
          </table:table-cell>
          <table:table-cell table:formula="of:=IF([.A660]=&quot;&quot;;&quot;&quot;;4)" office:value-type="float" office:value="4" calcext:value-type="float">
            <text:p>4</text:p>
          </table:table-cell>
          <table:table-cell table:formula="of:=IF([.A660]=&quot;&quot;;&quot;&quot;;5173)" office:value-type="float" office:value="5173" calcext:value-type="float">
            <text:p>5173</text:p>
          </table:table-cell>
          <table:table-cell table:formula="of:=[$Total.C661]" office:value-type="string" office:string-value="34672145840" calcext:value-type="string">
            <text:p>34672145840</text:p>
          </table:table-cell>
          <table:table-cell table:formula="of:=[$Total.D661]" office:value-type="float" office:value="249" calcext:value-type="float">
            <text:p>249</text:p>
          </table:table-cell>
          <table:table-cell table:formula="of:=IF([.A66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62]" office:value-type="string" office:string-value="270911" calcext:value-type="string">
            <text:p>270911</text:p>
          </table:table-cell>
          <table:table-cell office:value-type="float" office:value="202411" calcext:value-type="float">
            <text:p>202411</text:p>
          </table:table-cell>
          <table:table-cell table:formula="of:=IF([.A661]=&quot;&quot;;&quot;&quot;;4)" office:value-type="float" office:value="4" calcext:value-type="float">
            <text:p>4</text:p>
          </table:table-cell>
          <table:table-cell table:formula="of:=IF([.A661]=&quot;&quot;;&quot;&quot;;5173)" office:value-type="float" office:value="5173" calcext:value-type="float">
            <text:p>5173</text:p>
          </table:table-cell>
          <table:table-cell table:formula="of:=[$Total.C662]" office:value-type="string" office:string-value="96643250820" calcext:value-type="string">
            <text:p>96643250820</text:p>
          </table:table-cell>
          <table:table-cell table:formula="of:=[$Total.D662]" office:value-type="float" office:value="249" calcext:value-type="float">
            <text:p>249</text:p>
          </table:table-cell>
          <table:table-cell table:formula="of:=IF([.A66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63]" office:value-type="string" office:string-value="271454" calcext:value-type="string">
            <text:p>271454</text:p>
          </table:table-cell>
          <table:table-cell office:value-type="float" office:value="202411" calcext:value-type="float">
            <text:p>202411</text:p>
          </table:table-cell>
          <table:table-cell table:formula="of:=IF([.A662]=&quot;&quot;;&quot;&quot;;4)" office:value-type="float" office:value="4" calcext:value-type="float">
            <text:p>4</text:p>
          </table:table-cell>
          <table:table-cell table:formula="of:=IF([.A662]=&quot;&quot;;&quot;&quot;;5173)" office:value-type="float" office:value="5173" calcext:value-type="float">
            <text:p>5173</text:p>
          </table:table-cell>
          <table:table-cell table:formula="of:=[$Total.C663]" office:value-type="string" office:string-value="48659891880" calcext:value-type="string">
            <text:p>48659891880</text:p>
          </table:table-cell>
          <table:table-cell table:formula="of:=[$Total.D663]" office:value-type="float" office:value="249" calcext:value-type="float">
            <text:p>249</text:p>
          </table:table-cell>
          <table:table-cell table:formula="of:=IF([.A66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64]" office:value-type="string" office:string-value="271454" calcext:value-type="string">
            <text:p>271454</text:p>
          </table:table-cell>
          <table:table-cell office:value-type="float" office:value="202411" calcext:value-type="float">
            <text:p>202411</text:p>
          </table:table-cell>
          <table:table-cell table:formula="of:=IF([.A663]=&quot;&quot;;&quot;&quot;;4)" office:value-type="float" office:value="4" calcext:value-type="float">
            <text:p>4</text:p>
          </table:table-cell>
          <table:table-cell table:formula="of:=IF([.A663]=&quot;&quot;;&quot;&quot;;5173)" office:value-type="float" office:value="5173" calcext:value-type="float">
            <text:p>5173</text:p>
          </table:table-cell>
          <table:table-cell table:formula="of:=[$Total.C664]" office:value-type="string" office:string-value="48797861871" calcext:value-type="string">
            <text:p>48797861871</text:p>
          </table:table-cell>
          <table:table-cell table:formula="of:=[$Total.D664]" office:value-type="float" office:value="249" calcext:value-type="float">
            <text:p>249</text:p>
          </table:table-cell>
          <table:table-cell table:formula="of:=IF([.A66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65]" office:value-type="string" office:string-value="271934" calcext:value-type="string">
            <text:p>271934</text:p>
          </table:table-cell>
          <table:table-cell office:value-type="float" office:value="202411" calcext:value-type="float">
            <text:p>202411</text:p>
          </table:table-cell>
          <table:table-cell table:formula="of:=IF([.A664]=&quot;&quot;;&quot;&quot;;4)" office:value-type="float" office:value="4" calcext:value-type="float">
            <text:p>4</text:p>
          </table:table-cell>
          <table:table-cell table:formula="of:=IF([.A664]=&quot;&quot;;&quot;&quot;;5173)" office:value-type="float" office:value="5173" calcext:value-type="float">
            <text:p>5173</text:p>
          </table:table-cell>
          <table:table-cell table:formula="of:=[$Total.C665]" office:value-type="string" office:string-value="31716280826" calcext:value-type="string">
            <text:p>31716280826</text:p>
          </table:table-cell>
          <table:table-cell table:formula="of:=[$Total.D665]" office:value-type="float" office:value="249" calcext:value-type="float">
            <text:p>249</text:p>
          </table:table-cell>
          <table:table-cell table:formula="of:=IF([.A66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66]" office:value-type="string" office:string-value="271934" calcext:value-type="string">
            <text:p>271934</text:p>
          </table:table-cell>
          <table:table-cell office:value-type="float" office:value="202411" calcext:value-type="float">
            <text:p>202411</text:p>
          </table:table-cell>
          <table:table-cell table:formula="of:=IF([.A665]=&quot;&quot;;&quot;&quot;;4)" office:value-type="float" office:value="4" calcext:value-type="float">
            <text:p>4</text:p>
          </table:table-cell>
          <table:table-cell table:formula="of:=IF([.A665]=&quot;&quot;;&quot;&quot;;5173)" office:value-type="float" office:value="5173" calcext:value-type="float">
            <text:p>5173</text:p>
          </table:table-cell>
          <table:table-cell table:formula="of:=[$Total.C666]" office:value-type="string" office:string-value="01983261815" calcext:value-type="string">
            <text:p>01983261815</text:p>
          </table:table-cell>
          <table:table-cell table:formula="of:=[$Total.D666]" office:value-type="float" office:value="249" calcext:value-type="float">
            <text:p>249</text:p>
          </table:table-cell>
          <table:table-cell table:formula="of:=IF([.A66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67]" office:value-type="string" office:string-value="272086" calcext:value-type="string">
            <text:p>272086</text:p>
          </table:table-cell>
          <table:table-cell office:value-type="float" office:value="202411" calcext:value-type="float">
            <text:p>202411</text:p>
          </table:table-cell>
          <table:table-cell table:formula="of:=IF([.A666]=&quot;&quot;;&quot;&quot;;4)" office:value-type="float" office:value="4" calcext:value-type="float">
            <text:p>4</text:p>
          </table:table-cell>
          <table:table-cell table:formula="of:=IF([.A666]=&quot;&quot;;&quot;&quot;;5173)" office:value-type="float" office:value="5173" calcext:value-type="float">
            <text:p>5173</text:p>
          </table:table-cell>
          <table:table-cell table:formula="of:=[$Total.C667]" office:value-type="string" office:string-value="19032923870" calcext:value-type="string">
            <text:p>19032923870</text:p>
          </table:table-cell>
          <table:table-cell table:formula="of:=[$Total.D667]" office:value-type="float" office:value="249" calcext:value-type="float">
            <text:p>249</text:p>
          </table:table-cell>
          <table:table-cell table:formula="of:=IF([.A66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68]" office:value-type="string" office:string-value="272310" calcext:value-type="string">
            <text:p>272310</text:p>
          </table:table-cell>
          <table:table-cell office:value-type="float" office:value="202411" calcext:value-type="float">
            <text:p>202411</text:p>
          </table:table-cell>
          <table:table-cell table:formula="of:=IF([.A667]=&quot;&quot;;&quot;&quot;;4)" office:value-type="float" office:value="4" calcext:value-type="float">
            <text:p>4</text:p>
          </table:table-cell>
          <table:table-cell table:formula="of:=IF([.A667]=&quot;&quot;;&quot;&quot;;5173)" office:value-type="float" office:value="5173" calcext:value-type="float">
            <text:p>5173</text:p>
          </table:table-cell>
          <table:table-cell table:formula="of:=[$Total.C668]" office:value-type="string" office:string-value="34879075850" calcext:value-type="string">
            <text:p>34879075850</text:p>
          </table:table-cell>
          <table:table-cell table:formula="of:=[$Total.D668]" office:value-type="float" office:value="249" calcext:value-type="float">
            <text:p>249</text:p>
          </table:table-cell>
          <table:table-cell table:formula="of:=IF([.A66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69]" office:value-type="string" office:string-value="272434" calcext:value-type="string">
            <text:p>272434</text:p>
          </table:table-cell>
          <table:table-cell office:value-type="float" office:value="202411" calcext:value-type="float">
            <text:p>202411</text:p>
          </table:table-cell>
          <table:table-cell table:formula="of:=IF([.A668]=&quot;&quot;;&quot;&quot;;4)" office:value-type="float" office:value="4" calcext:value-type="float">
            <text:p>4</text:p>
          </table:table-cell>
          <table:table-cell table:formula="of:=IF([.A668]=&quot;&quot;;&quot;&quot;;5173)" office:value-type="float" office:value="5173" calcext:value-type="float">
            <text:p>5173</text:p>
          </table:table-cell>
          <table:table-cell table:formula="of:=[$Total.C669]" office:value-type="string" office:string-value="44372706812" calcext:value-type="string">
            <text:p>44372706812</text:p>
          </table:table-cell>
          <table:table-cell table:formula="of:=[$Total.D669]" office:value-type="float" office:value="249" calcext:value-type="float">
            <text:p>249</text:p>
          </table:table-cell>
          <table:table-cell table:formula="of:=IF([.A66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70]" office:value-type="string" office:string-value="273244" calcext:value-type="string">
            <text:p>273244</text:p>
          </table:table-cell>
          <table:table-cell office:value-type="float" office:value="202411" calcext:value-type="float">
            <text:p>202411</text:p>
          </table:table-cell>
          <table:table-cell table:formula="of:=IF([.A669]=&quot;&quot;;&quot;&quot;;4)" office:value-type="float" office:value="4" calcext:value-type="float">
            <text:p>4</text:p>
          </table:table-cell>
          <table:table-cell table:formula="of:=IF([.A669]=&quot;&quot;;&quot;&quot;;5173)" office:value-type="float" office:value="5173" calcext:value-type="float">
            <text:p>5173</text:p>
          </table:table-cell>
          <table:table-cell table:formula="of:=[$Total.C670]" office:value-type="string" office:string-value="31272130851" calcext:value-type="string">
            <text:p>31272130851</text:p>
          </table:table-cell>
          <table:table-cell table:formula="of:=[$Total.D670]" office:value-type="float" office:value="249" calcext:value-type="float">
            <text:p>249</text:p>
          </table:table-cell>
          <table:table-cell table:formula="of:=IF([.A66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71]" office:value-type="string" office:string-value="273287" calcext:value-type="string">
            <text:p>273287</text:p>
          </table:table-cell>
          <table:table-cell office:value-type="float" office:value="202411" calcext:value-type="float">
            <text:p>202411</text:p>
          </table:table-cell>
          <table:table-cell table:formula="of:=IF([.A670]=&quot;&quot;;&quot;&quot;;4)" office:value-type="float" office:value="4" calcext:value-type="float">
            <text:p>4</text:p>
          </table:table-cell>
          <table:table-cell table:formula="of:=IF([.A670]=&quot;&quot;;&quot;&quot;;5173)" office:value-type="float" office:value="5173" calcext:value-type="float">
            <text:p>5173</text:p>
          </table:table-cell>
          <table:table-cell table:formula="of:=[$Total.C671]" office:value-type="string" office:string-value="22698356898" calcext:value-type="string">
            <text:p>22698356898</text:p>
          </table:table-cell>
          <table:table-cell table:formula="of:=[$Total.D671]" office:value-type="float" office:value="249" calcext:value-type="float">
            <text:p>249</text:p>
          </table:table-cell>
          <table:table-cell table:formula="of:=IF([.A67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72]" office:value-type="string" office:string-value="273678" calcext:value-type="string">
            <text:p>273678</text:p>
          </table:table-cell>
          <table:table-cell office:value-type="float" office:value="202411" calcext:value-type="float">
            <text:p>202411</text:p>
          </table:table-cell>
          <table:table-cell table:formula="of:=IF([.A671]=&quot;&quot;;&quot;&quot;;4)" office:value-type="float" office:value="4" calcext:value-type="float">
            <text:p>4</text:p>
          </table:table-cell>
          <table:table-cell table:formula="of:=IF([.A671]=&quot;&quot;;&quot;&quot;;5173)" office:value-type="float" office:value="5173" calcext:value-type="float">
            <text:p>5173</text:p>
          </table:table-cell>
          <table:table-cell table:formula="of:=[$Total.C672]" office:value-type="string" office:string-value="25987642850" calcext:value-type="string">
            <text:p>25987642850</text:p>
          </table:table-cell>
          <table:table-cell table:formula="of:=[$Total.D672]" office:value-type="float" office:value="249" calcext:value-type="float">
            <text:p>249</text:p>
          </table:table-cell>
          <table:table-cell table:formula="of:=IF([.A67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73]" office:value-type="string" office:string-value="273953" calcext:value-type="string">
            <text:p>273953</text:p>
          </table:table-cell>
          <table:table-cell office:value-type="float" office:value="202411" calcext:value-type="float">
            <text:p>202411</text:p>
          </table:table-cell>
          <table:table-cell table:formula="of:=IF([.A672]=&quot;&quot;;&quot;&quot;;4)" office:value-type="float" office:value="4" calcext:value-type="float">
            <text:p>4</text:p>
          </table:table-cell>
          <table:table-cell table:formula="of:=IF([.A672]=&quot;&quot;;&quot;&quot;;5173)" office:value-type="float" office:value="5173" calcext:value-type="float">
            <text:p>5173</text:p>
          </table:table-cell>
          <table:table-cell table:formula="of:=[$Total.C673]" office:value-type="string" office:string-value="06727805857" calcext:value-type="string">
            <text:p>06727805857</text:p>
          </table:table-cell>
          <table:table-cell table:formula="of:=[$Total.D673]" office:value-type="float" office:value="249" calcext:value-type="float">
            <text:p>249</text:p>
          </table:table-cell>
          <table:table-cell table:formula="of:=IF([.A67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74]" office:value-type="string" office:string-value="274348" calcext:value-type="string">
            <text:p>274348</text:p>
          </table:table-cell>
          <table:table-cell office:value-type="float" office:value="202411" calcext:value-type="float">
            <text:p>202411</text:p>
          </table:table-cell>
          <table:table-cell table:formula="of:=IF([.A673]=&quot;&quot;;&quot;&quot;;4)" office:value-type="float" office:value="4" calcext:value-type="float">
            <text:p>4</text:p>
          </table:table-cell>
          <table:table-cell table:formula="of:=IF([.A673]=&quot;&quot;;&quot;&quot;;5173)" office:value-type="float" office:value="5173" calcext:value-type="float">
            <text:p>5173</text:p>
          </table:table-cell>
          <table:table-cell table:formula="of:=[$Total.C674]" office:value-type="string" office:string-value="34222735817" calcext:value-type="string">
            <text:p>34222735817</text:p>
          </table:table-cell>
          <table:table-cell table:formula="of:=[$Total.D674]" office:value-type="float" office:value="249" calcext:value-type="float">
            <text:p>249</text:p>
          </table:table-cell>
          <table:table-cell table:formula="of:=IF([.A67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75]" office:value-type="string" office:string-value="274348" calcext:value-type="string">
            <text:p>274348</text:p>
          </table:table-cell>
          <table:table-cell office:value-type="float" office:value="202411" calcext:value-type="float">
            <text:p>202411</text:p>
          </table:table-cell>
          <table:table-cell table:formula="of:=IF([.A674]=&quot;&quot;;&quot;&quot;;4)" office:value-type="float" office:value="4" calcext:value-type="float">
            <text:p>4</text:p>
          </table:table-cell>
          <table:table-cell table:formula="of:=IF([.A674]=&quot;&quot;;&quot;&quot;;5173)" office:value-type="float" office:value="5173" calcext:value-type="float">
            <text:p>5173</text:p>
          </table:table-cell>
          <table:table-cell table:formula="of:=[$Total.C675]" office:value-type="string" office:string-value="50135690870" calcext:value-type="string">
            <text:p>50135690870</text:p>
          </table:table-cell>
          <table:table-cell table:formula="of:=[$Total.D675]" office:value-type="float" office:value="249" calcext:value-type="float">
            <text:p>249</text:p>
          </table:table-cell>
          <table:table-cell table:formula="of:=IF([.A67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76]" office:value-type="string" office:string-value="274348" calcext:value-type="string">
            <text:p>274348</text:p>
          </table:table-cell>
          <table:table-cell office:value-type="float" office:value="202411" calcext:value-type="float">
            <text:p>202411</text:p>
          </table:table-cell>
          <table:table-cell table:formula="of:=IF([.A675]=&quot;&quot;;&quot;&quot;;4)" office:value-type="float" office:value="4" calcext:value-type="float">
            <text:p>4</text:p>
          </table:table-cell>
          <table:table-cell table:formula="of:=IF([.A675]=&quot;&quot;;&quot;&quot;;5173)" office:value-type="float" office:value="5173" calcext:value-type="float">
            <text:p>5173</text:p>
          </table:table-cell>
          <table:table-cell table:formula="of:=[$Total.C676]" office:value-type="string" office:string-value="52130870864" calcext:value-type="string">
            <text:p>52130870864</text:p>
          </table:table-cell>
          <table:table-cell table:formula="of:=[$Total.D676]" office:value-type="float" office:value="249" calcext:value-type="float">
            <text:p>249</text:p>
          </table:table-cell>
          <table:table-cell table:formula="of:=IF([.A67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77]" office:value-type="string" office:string-value="275603" calcext:value-type="string">
            <text:p>275603</text:p>
          </table:table-cell>
          <table:table-cell office:value-type="float" office:value="202411" calcext:value-type="float">
            <text:p>202411</text:p>
          </table:table-cell>
          <table:table-cell table:formula="of:=IF([.A676]=&quot;&quot;;&quot;&quot;;4)" office:value-type="float" office:value="4" calcext:value-type="float">
            <text:p>4</text:p>
          </table:table-cell>
          <table:table-cell table:formula="of:=IF([.A676]=&quot;&quot;;&quot;&quot;;5173)" office:value-type="float" office:value="5173" calcext:value-type="float">
            <text:p>5173</text:p>
          </table:table-cell>
          <table:table-cell table:formula="of:=[$Total.C677]" office:value-type="string" office:string-value="09577992846" calcext:value-type="string">
            <text:p>09577992846</text:p>
          </table:table-cell>
          <table:table-cell table:formula="of:=[$Total.D677]" office:value-type="float" office:value="249" calcext:value-type="float">
            <text:p>249</text:p>
          </table:table-cell>
          <table:table-cell table:formula="of:=IF([.A67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78]" office:value-type="string" office:string-value="275824" calcext:value-type="string">
            <text:p>275824</text:p>
          </table:table-cell>
          <table:table-cell office:value-type="float" office:value="202411" calcext:value-type="float">
            <text:p>202411</text:p>
          </table:table-cell>
          <table:table-cell table:formula="of:=IF([.A677]=&quot;&quot;;&quot;&quot;;4)" office:value-type="float" office:value="4" calcext:value-type="float">
            <text:p>4</text:p>
          </table:table-cell>
          <table:table-cell table:formula="of:=IF([.A677]=&quot;&quot;;&quot;&quot;;5173)" office:value-type="float" office:value="5173" calcext:value-type="float">
            <text:p>5173</text:p>
          </table:table-cell>
          <table:table-cell table:formula="of:=[$Total.C678]" office:value-type="string" office:string-value="15065566801" calcext:value-type="string">
            <text:p>15065566801</text:p>
          </table:table-cell>
          <table:table-cell table:formula="of:=[$Total.D678]" office:value-type="float" office:value="249" calcext:value-type="float">
            <text:p>249</text:p>
          </table:table-cell>
          <table:table-cell table:formula="of:=IF([.A67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79]" office:value-type="string" office:string-value="276014" calcext:value-type="string">
            <text:p>276014</text:p>
          </table:table-cell>
          <table:table-cell office:value-type="float" office:value="202411" calcext:value-type="float">
            <text:p>202411</text:p>
          </table:table-cell>
          <table:table-cell table:formula="of:=IF([.A678]=&quot;&quot;;&quot;&quot;;4)" office:value-type="float" office:value="4" calcext:value-type="float">
            <text:p>4</text:p>
          </table:table-cell>
          <table:table-cell table:formula="of:=IF([.A678]=&quot;&quot;;&quot;&quot;;5173)" office:value-type="float" office:value="5173" calcext:value-type="float">
            <text:p>5173</text:p>
          </table:table-cell>
          <table:table-cell table:formula="of:=[$Total.C679]" office:value-type="string" office:string-value="01855410702" calcext:value-type="string">
            <text:p>01855410702</text:p>
          </table:table-cell>
          <table:table-cell table:formula="of:=[$Total.D679]" office:value-type="float" office:value="249" calcext:value-type="float">
            <text:p>249</text:p>
          </table:table-cell>
          <table:table-cell table:formula="of:=IF([.A67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80]" office:value-type="string" office:string-value="276081" calcext:value-type="string">
            <text:p>276081</text:p>
          </table:table-cell>
          <table:table-cell office:value-type="float" office:value="202411" calcext:value-type="float">
            <text:p>202411</text:p>
          </table:table-cell>
          <table:table-cell table:formula="of:=IF([.A679]=&quot;&quot;;&quot;&quot;;4)" office:value-type="float" office:value="4" calcext:value-type="float">
            <text:p>4</text:p>
          </table:table-cell>
          <table:table-cell table:formula="of:=IF([.A679]=&quot;&quot;;&quot;&quot;;5173)" office:value-type="float" office:value="5173" calcext:value-type="float">
            <text:p>5173</text:p>
          </table:table-cell>
          <table:table-cell table:formula="of:=[$Total.C680]" office:value-type="string" office:string-value="12528011733" calcext:value-type="string">
            <text:p>12528011733</text:p>
          </table:table-cell>
          <table:table-cell table:formula="of:=[$Total.D680]" office:value-type="float" office:value="249" calcext:value-type="float">
            <text:p>249</text:p>
          </table:table-cell>
          <table:table-cell table:formula="of:=IF([.A67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81]" office:value-type="string" office:string-value="276081" calcext:value-type="string">
            <text:p>276081</text:p>
          </table:table-cell>
          <table:table-cell office:value-type="float" office:value="202411" calcext:value-type="float">
            <text:p>202411</text:p>
          </table:table-cell>
          <table:table-cell table:formula="of:=IF([.A680]=&quot;&quot;;&quot;&quot;;4)" office:value-type="float" office:value="4" calcext:value-type="float">
            <text:p>4</text:p>
          </table:table-cell>
          <table:table-cell table:formula="of:=IF([.A680]=&quot;&quot;;&quot;&quot;;5173)" office:value-type="float" office:value="5173" calcext:value-type="float">
            <text:p>5173</text:p>
          </table:table-cell>
          <table:table-cell table:formula="of:=[$Total.C681]" office:value-type="string" office:string-value="60231520824" calcext:value-type="string">
            <text:p>60231520824</text:p>
          </table:table-cell>
          <table:table-cell table:formula="of:=[$Total.D681]" office:value-type="float" office:value="249" calcext:value-type="float">
            <text:p>249</text:p>
          </table:table-cell>
          <table:table-cell table:formula="of:=IF([.A68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82]" office:value-type="string" office:string-value="276111" calcext:value-type="string">
            <text:p>276111</text:p>
          </table:table-cell>
          <table:table-cell office:value-type="float" office:value="202411" calcext:value-type="float">
            <text:p>202411</text:p>
          </table:table-cell>
          <table:table-cell table:formula="of:=IF([.A681]=&quot;&quot;;&quot;&quot;;4)" office:value-type="float" office:value="4" calcext:value-type="float">
            <text:p>4</text:p>
          </table:table-cell>
          <table:table-cell table:formula="of:=IF([.A681]=&quot;&quot;;&quot;&quot;;5173)" office:value-type="float" office:value="5173" calcext:value-type="float">
            <text:p>5173</text:p>
          </table:table-cell>
          <table:table-cell table:formula="of:=[$Total.C682]" office:value-type="string" office:string-value="49573919800" calcext:value-type="string">
            <text:p>49573919800</text:p>
          </table:table-cell>
          <table:table-cell table:formula="of:=[$Total.D682]" office:value-type="float" office:value="249" calcext:value-type="float">
            <text:p>249</text:p>
          </table:table-cell>
          <table:table-cell table:formula="of:=IF([.A68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83]" office:value-type="string" office:string-value="276154" calcext:value-type="string">
            <text:p>276154</text:p>
          </table:table-cell>
          <table:table-cell office:value-type="float" office:value="202411" calcext:value-type="float">
            <text:p>202411</text:p>
          </table:table-cell>
          <table:table-cell table:formula="of:=IF([.A682]=&quot;&quot;;&quot;&quot;;4)" office:value-type="float" office:value="4" calcext:value-type="float">
            <text:p>4</text:p>
          </table:table-cell>
          <table:table-cell table:formula="of:=IF([.A682]=&quot;&quot;;&quot;&quot;;5173)" office:value-type="float" office:value="5173" calcext:value-type="float">
            <text:p>5173</text:p>
          </table:table-cell>
          <table:table-cell table:formula="of:=[$Total.C683]" office:value-type="string" office:string-value="30219642818" calcext:value-type="string">
            <text:p>30219642818</text:p>
          </table:table-cell>
          <table:table-cell table:formula="of:=[$Total.D683]" office:value-type="float" office:value="249" calcext:value-type="float">
            <text:p>249</text:p>
          </table:table-cell>
          <table:table-cell table:formula="of:=IF([.A68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84]" office:value-type="string" office:string-value="276200" calcext:value-type="string">
            <text:p>276200</text:p>
          </table:table-cell>
          <table:table-cell office:value-type="float" office:value="202411" calcext:value-type="float">
            <text:p>202411</text:p>
          </table:table-cell>
          <table:table-cell table:formula="of:=IF([.A683]=&quot;&quot;;&quot;&quot;;4)" office:value-type="float" office:value="4" calcext:value-type="float">
            <text:p>4</text:p>
          </table:table-cell>
          <table:table-cell table:formula="of:=IF([.A683]=&quot;&quot;;&quot;&quot;;5173)" office:value-type="float" office:value="5173" calcext:value-type="float">
            <text:p>5173</text:p>
          </table:table-cell>
          <table:table-cell table:formula="of:=[$Total.C684]" office:value-type="string" office:string-value="59690078895" calcext:value-type="string">
            <text:p>59690078895</text:p>
          </table:table-cell>
          <table:table-cell table:formula="of:=[$Total.D684]" office:value-type="float" office:value="249" calcext:value-type="float">
            <text:p>249</text:p>
          </table:table-cell>
          <table:table-cell table:formula="of:=IF([.A68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85]" office:value-type="string" office:string-value="276340" calcext:value-type="string">
            <text:p>276340</text:p>
          </table:table-cell>
          <table:table-cell office:value-type="float" office:value="202411" calcext:value-type="float">
            <text:p>202411</text:p>
          </table:table-cell>
          <table:table-cell table:formula="of:=IF([.A684]=&quot;&quot;;&quot;&quot;;4)" office:value-type="float" office:value="4" calcext:value-type="float">
            <text:p>4</text:p>
          </table:table-cell>
          <table:table-cell table:formula="of:=IF([.A684]=&quot;&quot;;&quot;&quot;;5173)" office:value-type="float" office:value="5173" calcext:value-type="float">
            <text:p>5173</text:p>
          </table:table-cell>
          <table:table-cell table:formula="of:=[$Total.C685]" office:value-type="string" office:string-value="44488844812" calcext:value-type="string">
            <text:p>44488844812</text:p>
          </table:table-cell>
          <table:table-cell table:formula="of:=[$Total.D685]" office:value-type="float" office:value="249" calcext:value-type="float">
            <text:p>249</text:p>
          </table:table-cell>
          <table:table-cell table:formula="of:=IF([.A68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86]" office:value-type="string" office:string-value="276960" calcext:value-type="string">
            <text:p>276960</text:p>
          </table:table-cell>
          <table:table-cell office:value-type="float" office:value="202411" calcext:value-type="float">
            <text:p>202411</text:p>
          </table:table-cell>
          <table:table-cell table:formula="of:=IF([.A685]=&quot;&quot;;&quot;&quot;;4)" office:value-type="float" office:value="4" calcext:value-type="float">
            <text:p>4</text:p>
          </table:table-cell>
          <table:table-cell table:formula="of:=IF([.A685]=&quot;&quot;;&quot;&quot;;5173)" office:value-type="float" office:value="5173" calcext:value-type="float">
            <text:p>5173</text:p>
          </table:table-cell>
          <table:table-cell table:formula="of:=[$Total.C686]" office:value-type="string" office:string-value="27409196890" calcext:value-type="string">
            <text:p>27409196890</text:p>
          </table:table-cell>
          <table:table-cell table:formula="of:=[$Total.D686]" office:value-type="float" office:value="249" calcext:value-type="float">
            <text:p>249</text:p>
          </table:table-cell>
          <table:table-cell table:formula="of:=IF([.A68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87]" office:value-type="string" office:string-value="277703" calcext:value-type="string">
            <text:p>277703</text:p>
          </table:table-cell>
          <table:table-cell office:value-type="float" office:value="202411" calcext:value-type="float">
            <text:p>202411</text:p>
          </table:table-cell>
          <table:table-cell table:formula="of:=IF([.A686]=&quot;&quot;;&quot;&quot;;4)" office:value-type="float" office:value="4" calcext:value-type="float">
            <text:p>4</text:p>
          </table:table-cell>
          <table:table-cell table:formula="of:=IF([.A686]=&quot;&quot;;&quot;&quot;;5173)" office:value-type="float" office:value="5173" calcext:value-type="float">
            <text:p>5173</text:p>
          </table:table-cell>
          <table:table-cell table:formula="of:=[$Total.C687]" office:value-type="string" office:string-value="47664234883" calcext:value-type="string">
            <text:p>47664234883</text:p>
          </table:table-cell>
          <table:table-cell table:formula="of:=[$Total.D687]" office:value-type="float" office:value="249" calcext:value-type="float">
            <text:p>249</text:p>
          </table:table-cell>
          <table:table-cell table:formula="of:=IF([.A68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88]" office:value-type="string" office:string-value="277797" calcext:value-type="string">
            <text:p>277797</text:p>
          </table:table-cell>
          <table:table-cell office:value-type="float" office:value="202411" calcext:value-type="float">
            <text:p>202411</text:p>
          </table:table-cell>
          <table:table-cell table:formula="of:=IF([.A687]=&quot;&quot;;&quot;&quot;;4)" office:value-type="float" office:value="4" calcext:value-type="float">
            <text:p>4</text:p>
          </table:table-cell>
          <table:table-cell table:formula="of:=IF([.A687]=&quot;&quot;;&quot;&quot;;5173)" office:value-type="float" office:value="5173" calcext:value-type="float">
            <text:p>5173</text:p>
          </table:table-cell>
          <table:table-cell table:formula="of:=[$Total.C688]" office:value-type="string" office:string-value="82868840604" calcext:value-type="string">
            <text:p>82868840604</text:p>
          </table:table-cell>
          <table:table-cell table:formula="of:=[$Total.D688]" office:value-type="float" office:value="249" calcext:value-type="float">
            <text:p>249</text:p>
          </table:table-cell>
          <table:table-cell table:formula="of:=IF([.A68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89]" office:value-type="string" office:string-value="277851" calcext:value-type="string">
            <text:p>277851</text:p>
          </table:table-cell>
          <table:table-cell office:value-type="float" office:value="202411" calcext:value-type="float">
            <text:p>202411</text:p>
          </table:table-cell>
          <table:table-cell table:formula="of:=IF([.A688]=&quot;&quot;;&quot;&quot;;4)" office:value-type="float" office:value="4" calcext:value-type="float">
            <text:p>4</text:p>
          </table:table-cell>
          <table:table-cell table:formula="of:=IF([.A688]=&quot;&quot;;&quot;&quot;;5173)" office:value-type="float" office:value="5173" calcext:value-type="float">
            <text:p>5173</text:p>
          </table:table-cell>
          <table:table-cell table:formula="of:=[$Total.C689]" office:value-type="string" office:string-value="41300518812" calcext:value-type="string">
            <text:p>41300518812</text:p>
          </table:table-cell>
          <table:table-cell table:formula="of:=[$Total.D689]" office:value-type="float" office:value="249" calcext:value-type="float">
            <text:p>249</text:p>
          </table:table-cell>
          <table:table-cell table:formula="of:=IF([.A68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90]" office:value-type="string" office:string-value="278009" calcext:value-type="string">
            <text:p>278009</text:p>
          </table:table-cell>
          <table:table-cell office:value-type="float" office:value="202411" calcext:value-type="float">
            <text:p>202411</text:p>
          </table:table-cell>
          <table:table-cell table:formula="of:=IF([.A689]=&quot;&quot;;&quot;&quot;;4)" office:value-type="float" office:value="4" calcext:value-type="float">
            <text:p>4</text:p>
          </table:table-cell>
          <table:table-cell table:formula="of:=IF([.A689]=&quot;&quot;;&quot;&quot;;5173)" office:value-type="float" office:value="5173" calcext:value-type="float">
            <text:p>5173</text:p>
          </table:table-cell>
          <table:table-cell table:formula="of:=[$Total.C690]" office:value-type="string" office:string-value="54800762804" calcext:value-type="string">
            <text:p>54800762804</text:p>
          </table:table-cell>
          <table:table-cell table:formula="of:=[$Total.D690]" office:value-type="float" office:value="249" calcext:value-type="float">
            <text:p>249</text:p>
          </table:table-cell>
          <table:table-cell table:formula="of:=IF([.A68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91]" office:value-type="string" office:string-value="278009" calcext:value-type="string">
            <text:p>278009</text:p>
          </table:table-cell>
          <table:table-cell office:value-type="float" office:value="202411" calcext:value-type="float">
            <text:p>202411</text:p>
          </table:table-cell>
          <table:table-cell table:formula="of:=IF([.A690]=&quot;&quot;;&quot;&quot;;4)" office:value-type="float" office:value="4" calcext:value-type="float">
            <text:p>4</text:p>
          </table:table-cell>
          <table:table-cell table:formula="of:=IF([.A690]=&quot;&quot;;&quot;&quot;;5173)" office:value-type="float" office:value="5173" calcext:value-type="float">
            <text:p>5173</text:p>
          </table:table-cell>
          <table:table-cell table:formula="of:=[$Total.C691]" office:value-type="string" office:string-value="24724852801" calcext:value-type="string">
            <text:p>24724852801</text:p>
          </table:table-cell>
          <table:table-cell table:formula="of:=[$Total.D691]" office:value-type="float" office:value="249" calcext:value-type="float">
            <text:p>249</text:p>
          </table:table-cell>
          <table:table-cell table:formula="of:=IF([.A69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92]" office:value-type="string" office:string-value="278378" calcext:value-type="string">
            <text:p>278378</text:p>
          </table:table-cell>
          <table:table-cell office:value-type="float" office:value="202411" calcext:value-type="float">
            <text:p>202411</text:p>
          </table:table-cell>
          <table:table-cell table:formula="of:=IF([.A691]=&quot;&quot;;&quot;&quot;;4)" office:value-type="float" office:value="4" calcext:value-type="float">
            <text:p>4</text:p>
          </table:table-cell>
          <table:table-cell table:formula="of:=IF([.A691]=&quot;&quot;;&quot;&quot;;5173)" office:value-type="float" office:value="5173" calcext:value-type="float">
            <text:p>5173</text:p>
          </table:table-cell>
          <table:table-cell table:formula="of:=[$Total.C692]" office:value-type="string" office:string-value="41871826837" calcext:value-type="string">
            <text:p>41871826837</text:p>
          </table:table-cell>
          <table:table-cell table:formula="of:=[$Total.D692]" office:value-type="float" office:value="249" calcext:value-type="float">
            <text:p>249</text:p>
          </table:table-cell>
          <table:table-cell table:formula="of:=IF([.A69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93]" office:value-type="string" office:string-value="278378" calcext:value-type="string">
            <text:p>278378</text:p>
          </table:table-cell>
          <table:table-cell office:value-type="float" office:value="202411" calcext:value-type="float">
            <text:p>202411</text:p>
          </table:table-cell>
          <table:table-cell table:formula="of:=IF([.A692]=&quot;&quot;;&quot;&quot;;4)" office:value-type="float" office:value="4" calcext:value-type="float">
            <text:p>4</text:p>
          </table:table-cell>
          <table:table-cell table:formula="of:=IF([.A692]=&quot;&quot;;&quot;&quot;;5173)" office:value-type="float" office:value="5173" calcext:value-type="float">
            <text:p>5173</text:p>
          </table:table-cell>
          <table:table-cell table:formula="of:=[$Total.C693]" office:value-type="string" office:string-value="59420828808" calcext:value-type="string">
            <text:p>59420828808</text:p>
          </table:table-cell>
          <table:table-cell table:formula="of:=[$Total.D693]" office:value-type="float" office:value="249" calcext:value-type="float">
            <text:p>249</text:p>
          </table:table-cell>
          <table:table-cell table:formula="of:=IF([.A69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94]" office:value-type="string" office:string-value="278459" calcext:value-type="string">
            <text:p>278459</text:p>
          </table:table-cell>
          <table:table-cell office:value-type="float" office:value="202411" calcext:value-type="float">
            <text:p>202411</text:p>
          </table:table-cell>
          <table:table-cell table:formula="of:=IF([.A693]=&quot;&quot;;&quot;&quot;;4)" office:value-type="float" office:value="4" calcext:value-type="float">
            <text:p>4</text:p>
          </table:table-cell>
          <table:table-cell table:formula="of:=IF([.A693]=&quot;&quot;;&quot;&quot;;5173)" office:value-type="float" office:value="5173" calcext:value-type="float">
            <text:p>5173</text:p>
          </table:table-cell>
          <table:table-cell table:formula="of:=[$Total.C694]" office:value-type="string" office:string-value="96634600830" calcext:value-type="string">
            <text:p>96634600830</text:p>
          </table:table-cell>
          <table:table-cell table:formula="of:=[$Total.D694]" office:value-type="float" office:value="249" calcext:value-type="float">
            <text:p>249</text:p>
          </table:table-cell>
          <table:table-cell table:formula="of:=IF([.A69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95]" office:value-type="string" office:string-value="278483" calcext:value-type="string">
            <text:p>278483</text:p>
          </table:table-cell>
          <table:table-cell office:value-type="float" office:value="202411" calcext:value-type="float">
            <text:p>202411</text:p>
          </table:table-cell>
          <table:table-cell table:formula="of:=IF([.A694]=&quot;&quot;;&quot;&quot;;4)" office:value-type="float" office:value="4" calcext:value-type="float">
            <text:p>4</text:p>
          </table:table-cell>
          <table:table-cell table:formula="of:=IF([.A694]=&quot;&quot;;&quot;&quot;;5173)" office:value-type="float" office:value="5173" calcext:value-type="float">
            <text:p>5173</text:p>
          </table:table-cell>
          <table:table-cell table:formula="of:=[$Total.C695]" office:value-type="string" office:string-value="01498990843" calcext:value-type="string">
            <text:p>01498990843</text:p>
          </table:table-cell>
          <table:table-cell table:formula="of:=[$Total.D695]" office:value-type="float" office:value="249" calcext:value-type="float">
            <text:p>249</text:p>
          </table:table-cell>
          <table:table-cell table:formula="of:=IF([.A69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96]" office:value-type="string" office:string-value="278483" calcext:value-type="string">
            <text:p>278483</text:p>
          </table:table-cell>
          <table:table-cell office:value-type="float" office:value="202411" calcext:value-type="float">
            <text:p>202411</text:p>
          </table:table-cell>
          <table:table-cell table:formula="of:=IF([.A695]=&quot;&quot;;&quot;&quot;;4)" office:value-type="float" office:value="4" calcext:value-type="float">
            <text:p>4</text:p>
          </table:table-cell>
          <table:table-cell table:formula="of:=IF([.A695]=&quot;&quot;;&quot;&quot;;5173)" office:value-type="float" office:value="5173" calcext:value-type="float">
            <text:p>5173</text:p>
          </table:table-cell>
          <table:table-cell table:formula="of:=[$Total.C696]" office:value-type="string" office:string-value="38375239852" calcext:value-type="string">
            <text:p>38375239852</text:p>
          </table:table-cell>
          <table:table-cell table:formula="of:=[$Total.D696]" office:value-type="float" office:value="249" calcext:value-type="float">
            <text:p>249</text:p>
          </table:table-cell>
          <table:table-cell table:formula="of:=IF([.A69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97]" office:value-type="string" office:string-value="278513" calcext:value-type="string">
            <text:p>278513</text:p>
          </table:table-cell>
          <table:table-cell office:value-type="float" office:value="202411" calcext:value-type="float">
            <text:p>202411</text:p>
          </table:table-cell>
          <table:table-cell table:formula="of:=IF([.A696]=&quot;&quot;;&quot;&quot;;4)" office:value-type="float" office:value="4" calcext:value-type="float">
            <text:p>4</text:p>
          </table:table-cell>
          <table:table-cell table:formula="of:=IF([.A696]=&quot;&quot;;&quot;&quot;;5173)" office:value-type="float" office:value="5173" calcext:value-type="float">
            <text:p>5173</text:p>
          </table:table-cell>
          <table:table-cell table:formula="of:=[$Total.C697]" office:value-type="string" office:string-value="19170234809" calcext:value-type="string">
            <text:p>19170234809</text:p>
          </table:table-cell>
          <table:table-cell table:formula="of:=[$Total.D697]" office:value-type="float" office:value="249" calcext:value-type="float">
            <text:p>249</text:p>
          </table:table-cell>
          <table:table-cell table:formula="of:=IF([.A69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98]" office:value-type="string" office:string-value="278831" calcext:value-type="string">
            <text:p>278831</text:p>
          </table:table-cell>
          <table:table-cell office:value-type="float" office:value="202411" calcext:value-type="float">
            <text:p>202411</text:p>
          </table:table-cell>
          <table:table-cell table:formula="of:=IF([.A697]=&quot;&quot;;&quot;&quot;;4)" office:value-type="float" office:value="4" calcext:value-type="float">
            <text:p>4</text:p>
          </table:table-cell>
          <table:table-cell table:formula="of:=IF([.A697]=&quot;&quot;;&quot;&quot;;5173)" office:value-type="float" office:value="5173" calcext:value-type="float">
            <text:p>5173</text:p>
          </table:table-cell>
          <table:table-cell table:formula="of:=[$Total.C698]" office:value-type="string" office:string-value="04410078801" calcext:value-type="string">
            <text:p>04410078801</text:p>
          </table:table-cell>
          <table:table-cell table:formula="of:=[$Total.D698]" office:value-type="float" office:value="249" calcext:value-type="float">
            <text:p>249</text:p>
          </table:table-cell>
          <table:table-cell table:formula="of:=IF([.A69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99]" office:value-type="string" office:string-value="278831" calcext:value-type="string">
            <text:p>278831</text:p>
          </table:table-cell>
          <table:table-cell office:value-type="float" office:value="202411" calcext:value-type="float">
            <text:p>202411</text:p>
          </table:table-cell>
          <table:table-cell table:formula="of:=IF([.A698]=&quot;&quot;;&quot;&quot;;4)" office:value-type="float" office:value="4" calcext:value-type="float">
            <text:p>4</text:p>
          </table:table-cell>
          <table:table-cell table:formula="of:=IF([.A698]=&quot;&quot;;&quot;&quot;;5173)" office:value-type="float" office:value="5173" calcext:value-type="float">
            <text:p>5173</text:p>
          </table:table-cell>
          <table:table-cell table:formula="of:=[$Total.C699]" office:value-type="string" office:string-value="50935082840" calcext:value-type="string">
            <text:p>50935082840</text:p>
          </table:table-cell>
          <table:table-cell table:formula="of:=[$Total.D699]" office:value-type="float" office:value="249" calcext:value-type="float">
            <text:p>249</text:p>
          </table:table-cell>
          <table:table-cell table:formula="of:=IF([.A69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00]" office:value-type="string" office:string-value="278890" calcext:value-type="string">
            <text:p>278890</text:p>
          </table:table-cell>
          <table:table-cell office:value-type="float" office:value="202411" calcext:value-type="float">
            <text:p>202411</text:p>
          </table:table-cell>
          <table:table-cell table:formula="of:=IF([.A699]=&quot;&quot;;&quot;&quot;;4)" office:value-type="float" office:value="4" calcext:value-type="float">
            <text:p>4</text:p>
          </table:table-cell>
          <table:table-cell table:formula="of:=IF([.A699]=&quot;&quot;;&quot;&quot;;5173)" office:value-type="float" office:value="5173" calcext:value-type="float">
            <text:p>5173</text:p>
          </table:table-cell>
          <table:table-cell table:formula="of:=[$Total.C700]" office:value-type="string" office:string-value="40776842854" calcext:value-type="string">
            <text:p>40776842854</text:p>
          </table:table-cell>
          <table:table-cell table:formula="of:=[$Total.D700]" office:value-type="float" office:value="249" calcext:value-type="float">
            <text:p>249</text:p>
          </table:table-cell>
          <table:table-cell table:formula="of:=IF([.A69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01]" office:value-type="string" office:string-value="278971" calcext:value-type="string">
            <text:p>278971</text:p>
          </table:table-cell>
          <table:table-cell office:value-type="float" office:value="202411" calcext:value-type="float">
            <text:p>202411</text:p>
          </table:table-cell>
          <table:table-cell table:formula="of:=IF([.A700]=&quot;&quot;;&quot;&quot;;4)" office:value-type="float" office:value="4" calcext:value-type="float">
            <text:p>4</text:p>
          </table:table-cell>
          <table:table-cell table:formula="of:=IF([.A700]=&quot;&quot;;&quot;&quot;;5173)" office:value-type="float" office:value="5173" calcext:value-type="float">
            <text:p>5173</text:p>
          </table:table-cell>
          <table:table-cell table:formula="of:=[$Total.C701]" office:value-type="string" office:string-value="04203189926" calcext:value-type="string">
            <text:p>04203189926</text:p>
          </table:table-cell>
          <table:table-cell table:formula="of:=[$Total.D701]" office:value-type="float" office:value="249" calcext:value-type="float">
            <text:p>249</text:p>
          </table:table-cell>
          <table:table-cell table:formula="of:=IF([.A70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02]" office:value-type="string" office:string-value="280178" calcext:value-type="string">
            <text:p>280178</text:p>
          </table:table-cell>
          <table:table-cell office:value-type="float" office:value="202411" calcext:value-type="float">
            <text:p>202411</text:p>
          </table:table-cell>
          <table:table-cell table:formula="of:=IF([.A701]=&quot;&quot;;&quot;&quot;;4)" office:value-type="float" office:value="4" calcext:value-type="float">
            <text:p>4</text:p>
          </table:table-cell>
          <table:table-cell table:formula="of:=IF([.A701]=&quot;&quot;;&quot;&quot;;5173)" office:value-type="float" office:value="5173" calcext:value-type="float">
            <text:p>5173</text:p>
          </table:table-cell>
          <table:table-cell table:formula="of:=[$Total.C702]" office:value-type="string" office:string-value="32181617899" calcext:value-type="string">
            <text:p>32181617899</text:p>
          </table:table-cell>
          <table:table-cell table:formula="of:=[$Total.D702]" office:value-type="float" office:value="249" calcext:value-type="float">
            <text:p>249</text:p>
          </table:table-cell>
          <table:table-cell table:formula="of:=IF([.A70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03]" office:value-type="string" office:string-value="280828" calcext:value-type="string">
            <text:p>280828</text:p>
          </table:table-cell>
          <table:table-cell office:value-type="float" office:value="202411" calcext:value-type="float">
            <text:p>202411</text:p>
          </table:table-cell>
          <table:table-cell table:formula="of:=IF([.A702]=&quot;&quot;;&quot;&quot;;4)" office:value-type="float" office:value="4" calcext:value-type="float">
            <text:p>4</text:p>
          </table:table-cell>
          <table:table-cell table:formula="of:=IF([.A702]=&quot;&quot;;&quot;&quot;;5173)" office:value-type="float" office:value="5173" calcext:value-type="float">
            <text:p>5173</text:p>
          </table:table-cell>
          <table:table-cell table:formula="of:=[$Total.C703]" office:value-type="string" office:string-value="25664835826" calcext:value-type="string">
            <text:p>25664835826</text:p>
          </table:table-cell>
          <table:table-cell table:formula="of:=[$Total.D703]" office:value-type="float" office:value="249" calcext:value-type="float">
            <text:p>249</text:p>
          </table:table-cell>
          <table:table-cell table:formula="of:=IF([.A70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04]" office:value-type="string" office:string-value="280828" calcext:value-type="string">
            <text:p>280828</text:p>
          </table:table-cell>
          <table:table-cell office:value-type="float" office:value="202411" calcext:value-type="float">
            <text:p>202411</text:p>
          </table:table-cell>
          <table:table-cell table:formula="of:=IF([.A703]=&quot;&quot;;&quot;&quot;;4)" office:value-type="float" office:value="4" calcext:value-type="float">
            <text:p>4</text:p>
          </table:table-cell>
          <table:table-cell table:formula="of:=IF([.A703]=&quot;&quot;;&quot;&quot;;5173)" office:value-type="float" office:value="5173" calcext:value-type="float">
            <text:p>5173</text:p>
          </table:table-cell>
          <table:table-cell table:formula="of:=[$Total.C704]" office:value-type="string" office:string-value="55548320831" calcext:value-type="string">
            <text:p>55548320831</text:p>
          </table:table-cell>
          <table:table-cell table:formula="of:=[$Total.D704]" office:value-type="float" office:value="249" calcext:value-type="float">
            <text:p>249</text:p>
          </table:table-cell>
          <table:table-cell table:formula="of:=IF([.A70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05]" office:value-type="string" office:string-value="280828" calcext:value-type="string">
            <text:p>280828</text:p>
          </table:table-cell>
          <table:table-cell office:value-type="float" office:value="202411" calcext:value-type="float">
            <text:p>202411</text:p>
          </table:table-cell>
          <table:table-cell table:formula="of:=IF([.A704]=&quot;&quot;;&quot;&quot;;4)" office:value-type="float" office:value="4" calcext:value-type="float">
            <text:p>4</text:p>
          </table:table-cell>
          <table:table-cell table:formula="of:=IF([.A704]=&quot;&quot;;&quot;&quot;;5173)" office:value-type="float" office:value="5173" calcext:value-type="float">
            <text:p>5173</text:p>
          </table:table-cell>
          <table:table-cell table:formula="of:=[$Total.C705]" office:value-type="string" office:string-value="55548367803" calcext:value-type="string">
            <text:p>55548367803</text:p>
          </table:table-cell>
          <table:table-cell table:formula="of:=[$Total.D705]" office:value-type="float" office:value="249" calcext:value-type="float">
            <text:p>249</text:p>
          </table:table-cell>
          <table:table-cell table:formula="of:=IF([.A70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06]" office:value-type="string" office:string-value="281468" calcext:value-type="string">
            <text:p>281468</text:p>
          </table:table-cell>
          <table:table-cell office:value-type="float" office:value="202411" calcext:value-type="float">
            <text:p>202411</text:p>
          </table:table-cell>
          <table:table-cell table:formula="of:=IF([.A705]=&quot;&quot;;&quot;&quot;;4)" office:value-type="float" office:value="4" calcext:value-type="float">
            <text:p>4</text:p>
          </table:table-cell>
          <table:table-cell table:formula="of:=IF([.A705]=&quot;&quot;;&quot;&quot;;5173)" office:value-type="float" office:value="5173" calcext:value-type="float">
            <text:p>5173</text:p>
          </table:table-cell>
          <table:table-cell table:formula="of:=[$Total.C706]" office:value-type="string" office:string-value="04958210636" calcext:value-type="string">
            <text:p>04958210636</text:p>
          </table:table-cell>
          <table:table-cell table:formula="of:=[$Total.D706]" office:value-type="float" office:value="249" calcext:value-type="float">
            <text:p>249</text:p>
          </table:table-cell>
          <table:table-cell table:formula="of:=IF([.A70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07]" office:value-type="string" office:string-value="281514" calcext:value-type="string">
            <text:p>281514</text:p>
          </table:table-cell>
          <table:table-cell office:value-type="float" office:value="202411" calcext:value-type="float">
            <text:p>202411</text:p>
          </table:table-cell>
          <table:table-cell table:formula="of:=IF([.A706]=&quot;&quot;;&quot;&quot;;4)" office:value-type="float" office:value="4" calcext:value-type="float">
            <text:p>4</text:p>
          </table:table-cell>
          <table:table-cell table:formula="of:=IF([.A706]=&quot;&quot;;&quot;&quot;;5173)" office:value-type="float" office:value="5173" calcext:value-type="float">
            <text:p>5173</text:p>
          </table:table-cell>
          <table:table-cell table:formula="of:=[$Total.C707]" office:value-type="string" office:string-value="26076901888" calcext:value-type="string">
            <text:p>26076901888</text:p>
          </table:table-cell>
          <table:table-cell table:formula="of:=[$Total.D707]" office:value-type="float" office:value="249" calcext:value-type="float">
            <text:p>249</text:p>
          </table:table-cell>
          <table:table-cell table:formula="of:=IF([.A70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08]" office:value-type="string" office:string-value="282006" calcext:value-type="string">
            <text:p>282006</text:p>
          </table:table-cell>
          <table:table-cell office:value-type="float" office:value="202411" calcext:value-type="float">
            <text:p>202411</text:p>
          </table:table-cell>
          <table:table-cell table:formula="of:=IF([.A707]=&quot;&quot;;&quot;&quot;;4)" office:value-type="float" office:value="4" calcext:value-type="float">
            <text:p>4</text:p>
          </table:table-cell>
          <table:table-cell table:formula="of:=IF([.A707]=&quot;&quot;;&quot;&quot;;5173)" office:value-type="float" office:value="5173" calcext:value-type="float">
            <text:p>5173</text:p>
          </table:table-cell>
          <table:table-cell table:formula="of:=[$Total.C708]" office:value-type="string" office:string-value="39557436832" calcext:value-type="string">
            <text:p>39557436832</text:p>
          </table:table-cell>
          <table:table-cell table:formula="of:=[$Total.D708]" office:value-type="float" office:value="249" calcext:value-type="float">
            <text:p>249</text:p>
          </table:table-cell>
          <table:table-cell table:formula="of:=IF([.A70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09]" office:value-type="string" office:string-value="282596" calcext:value-type="string">
            <text:p>282596</text:p>
          </table:table-cell>
          <table:table-cell office:value-type="float" office:value="202411" calcext:value-type="float">
            <text:p>202411</text:p>
          </table:table-cell>
          <table:table-cell table:formula="of:=IF([.A708]=&quot;&quot;;&quot;&quot;;4)" office:value-type="float" office:value="4" calcext:value-type="float">
            <text:p>4</text:p>
          </table:table-cell>
          <table:table-cell table:formula="of:=IF([.A708]=&quot;&quot;;&quot;&quot;;5173)" office:value-type="float" office:value="5173" calcext:value-type="float">
            <text:p>5173</text:p>
          </table:table-cell>
          <table:table-cell table:formula="of:=[$Total.C709]" office:value-type="string" office:string-value="10761798439" calcext:value-type="string">
            <text:p>10761798439</text:p>
          </table:table-cell>
          <table:table-cell table:formula="of:=[$Total.D709]" office:value-type="float" office:value="249" calcext:value-type="float">
            <text:p>249</text:p>
          </table:table-cell>
          <table:table-cell table:formula="of:=IF([.A70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10]" office:value-type="string" office:string-value="282740" calcext:value-type="string">
            <text:p>282740</text:p>
          </table:table-cell>
          <table:table-cell office:value-type="float" office:value="202411" calcext:value-type="float">
            <text:p>202411</text:p>
          </table:table-cell>
          <table:table-cell table:formula="of:=IF([.A709]=&quot;&quot;;&quot;&quot;;4)" office:value-type="float" office:value="4" calcext:value-type="float">
            <text:p>4</text:p>
          </table:table-cell>
          <table:table-cell table:formula="of:=IF([.A709]=&quot;&quot;;&quot;&quot;;5173)" office:value-type="float" office:value="5173" calcext:value-type="float">
            <text:p>5173</text:p>
          </table:table-cell>
          <table:table-cell table:formula="of:=[$Total.C710]" office:value-type="string" office:string-value="11795545828" calcext:value-type="string">
            <text:p>11795545828</text:p>
          </table:table-cell>
          <table:table-cell table:formula="of:=[$Total.D710]" office:value-type="float" office:value="249" calcext:value-type="float">
            <text:p>249</text:p>
          </table:table-cell>
          <table:table-cell table:formula="of:=IF([.A70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11]" office:value-type="string" office:string-value="282871" calcext:value-type="string">
            <text:p>282871</text:p>
          </table:table-cell>
          <table:table-cell office:value-type="float" office:value="202411" calcext:value-type="float">
            <text:p>202411</text:p>
          </table:table-cell>
          <table:table-cell table:formula="of:=IF([.A710]=&quot;&quot;;&quot;&quot;;4)" office:value-type="float" office:value="4" calcext:value-type="float">
            <text:p>4</text:p>
          </table:table-cell>
          <table:table-cell table:formula="of:=IF([.A710]=&quot;&quot;;&quot;&quot;;5173)" office:value-type="float" office:value="5173" calcext:value-type="float">
            <text:p>5173</text:p>
          </table:table-cell>
          <table:table-cell table:formula="of:=[$Total.C711]" office:value-type="string" office:string-value="28960865877" calcext:value-type="string">
            <text:p>28960865877</text:p>
          </table:table-cell>
          <table:table-cell table:formula="of:=[$Total.D711]" office:value-type="float" office:value="249" calcext:value-type="float">
            <text:p>249</text:p>
          </table:table-cell>
          <table:table-cell table:formula="of:=IF([.A71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12]" office:value-type="string" office:string-value="284130" calcext:value-type="string">
            <text:p>284130</text:p>
          </table:table-cell>
          <table:table-cell office:value-type="float" office:value="202411" calcext:value-type="float">
            <text:p>202411</text:p>
          </table:table-cell>
          <table:table-cell table:formula="of:=IF([.A711]=&quot;&quot;;&quot;&quot;;4)" office:value-type="float" office:value="4" calcext:value-type="float">
            <text:p>4</text:p>
          </table:table-cell>
          <table:table-cell table:formula="of:=IF([.A711]=&quot;&quot;;&quot;&quot;;5173)" office:value-type="float" office:value="5173" calcext:value-type="float">
            <text:p>5173</text:p>
          </table:table-cell>
          <table:table-cell table:formula="of:=[$Total.C712]" office:value-type="string" office:string-value="37305057851" calcext:value-type="string">
            <text:p>37305057851</text:p>
          </table:table-cell>
          <table:table-cell table:formula="of:=[$Total.D712]" office:value-type="float" office:value="249" calcext:value-type="float">
            <text:p>249</text:p>
          </table:table-cell>
          <table:table-cell table:formula="of:=IF([.A71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13]" office:value-type="string" office:string-value="284149" calcext:value-type="string">
            <text:p>284149</text:p>
          </table:table-cell>
          <table:table-cell office:value-type="float" office:value="202411" calcext:value-type="float">
            <text:p>202411</text:p>
          </table:table-cell>
          <table:table-cell table:formula="of:=IF([.A712]=&quot;&quot;;&quot;&quot;;4)" office:value-type="float" office:value="4" calcext:value-type="float">
            <text:p>4</text:p>
          </table:table-cell>
          <table:table-cell table:formula="of:=IF([.A712]=&quot;&quot;;&quot;&quot;;5173)" office:value-type="float" office:value="5173" calcext:value-type="float">
            <text:p>5173</text:p>
          </table:table-cell>
          <table:table-cell table:formula="of:=[$Total.C713]" office:value-type="string" office:string-value="51062320824" calcext:value-type="string">
            <text:p>51062320824</text:p>
          </table:table-cell>
          <table:table-cell table:formula="of:=[$Total.D713]" office:value-type="float" office:value="249" calcext:value-type="float">
            <text:p>249</text:p>
          </table:table-cell>
          <table:table-cell table:formula="of:=IF([.A71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14]" office:value-type="string" office:string-value="284149" calcext:value-type="string">
            <text:p>284149</text:p>
          </table:table-cell>
          <table:table-cell office:value-type="float" office:value="202411" calcext:value-type="float">
            <text:p>202411</text:p>
          </table:table-cell>
          <table:table-cell table:formula="of:=IF([.A713]=&quot;&quot;;&quot;&quot;;4)" office:value-type="float" office:value="4" calcext:value-type="float">
            <text:p>4</text:p>
          </table:table-cell>
          <table:table-cell table:formula="of:=IF([.A713]=&quot;&quot;;&quot;&quot;;5173)" office:value-type="float" office:value="5173" calcext:value-type="float">
            <text:p>5173</text:p>
          </table:table-cell>
          <table:table-cell table:formula="of:=[$Total.C714]" office:value-type="string" office:string-value="11006209824" calcext:value-type="string">
            <text:p>11006209824</text:p>
          </table:table-cell>
          <table:table-cell table:formula="of:=[$Total.D714]" office:value-type="float" office:value="249" calcext:value-type="float">
            <text:p>249</text:p>
          </table:table-cell>
          <table:table-cell table:formula="of:=IF([.A71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15]" office:value-type="string" office:string-value="284149" calcext:value-type="string">
            <text:p>284149</text:p>
          </table:table-cell>
          <table:table-cell office:value-type="float" office:value="202411" calcext:value-type="float">
            <text:p>202411</text:p>
          </table:table-cell>
          <table:table-cell table:formula="of:=IF([.A714]=&quot;&quot;;&quot;&quot;;4)" office:value-type="float" office:value="4" calcext:value-type="float">
            <text:p>4</text:p>
          </table:table-cell>
          <table:table-cell table:formula="of:=IF([.A714]=&quot;&quot;;&quot;&quot;;5173)" office:value-type="float" office:value="5173" calcext:value-type="float">
            <text:p>5173</text:p>
          </table:table-cell>
          <table:table-cell table:formula="of:=[$Total.C715]" office:value-type="string" office:string-value="51062365844" calcext:value-type="string">
            <text:p>51062365844</text:p>
          </table:table-cell>
          <table:table-cell table:formula="of:=[$Total.D715]" office:value-type="float" office:value="249" calcext:value-type="float">
            <text:p>249</text:p>
          </table:table-cell>
          <table:table-cell table:formula="of:=IF([.A71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16]" office:value-type="string" office:string-value="284246" calcext:value-type="string">
            <text:p>284246</text:p>
          </table:table-cell>
          <table:table-cell office:value-type="float" office:value="202411" calcext:value-type="float">
            <text:p>202411</text:p>
          </table:table-cell>
          <table:table-cell table:formula="of:=IF([.A715]=&quot;&quot;;&quot;&quot;;4)" office:value-type="float" office:value="4" calcext:value-type="float">
            <text:p>4</text:p>
          </table:table-cell>
          <table:table-cell table:formula="of:=IF([.A715]=&quot;&quot;;&quot;&quot;;5173)" office:value-type="float" office:value="5173" calcext:value-type="float">
            <text:p>5173</text:p>
          </table:table-cell>
          <table:table-cell table:formula="of:=[$Total.C716]" office:value-type="string" office:string-value="47821003883" calcext:value-type="string">
            <text:p>47821003883</text:p>
          </table:table-cell>
          <table:table-cell table:formula="of:=[$Total.D716]" office:value-type="float" office:value="249" calcext:value-type="float">
            <text:p>249</text:p>
          </table:table-cell>
          <table:table-cell table:formula="of:=IF([.A71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17]" office:value-type="string" office:string-value="284408" calcext:value-type="string">
            <text:p>284408</text:p>
          </table:table-cell>
          <table:table-cell office:value-type="float" office:value="202411" calcext:value-type="float">
            <text:p>202411</text:p>
          </table:table-cell>
          <table:table-cell table:formula="of:=IF([.A716]=&quot;&quot;;&quot;&quot;;4)" office:value-type="float" office:value="4" calcext:value-type="float">
            <text:p>4</text:p>
          </table:table-cell>
          <table:table-cell table:formula="of:=IF([.A716]=&quot;&quot;;&quot;&quot;;5173)" office:value-type="float" office:value="5173" calcext:value-type="float">
            <text:p>5173</text:p>
          </table:table-cell>
          <table:table-cell table:formula="of:=[$Total.C717]" office:value-type="string" office:string-value="22270792823" calcext:value-type="string">
            <text:p>22270792823</text:p>
          </table:table-cell>
          <table:table-cell table:formula="of:=[$Total.D717]" office:value-type="float" office:value="249" calcext:value-type="float">
            <text:p>249</text:p>
          </table:table-cell>
          <table:table-cell table:formula="of:=IF([.A71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18]" office:value-type="string" office:string-value="284408" calcext:value-type="string">
            <text:p>284408</text:p>
          </table:table-cell>
          <table:table-cell office:value-type="float" office:value="202411" calcext:value-type="float">
            <text:p>202411</text:p>
          </table:table-cell>
          <table:table-cell table:formula="of:=IF([.A717]=&quot;&quot;;&quot;&quot;;4)" office:value-type="float" office:value="4" calcext:value-type="float">
            <text:p>4</text:p>
          </table:table-cell>
          <table:table-cell table:formula="of:=IF([.A717]=&quot;&quot;;&quot;&quot;;5173)" office:value-type="float" office:value="5173" calcext:value-type="float">
            <text:p>5173</text:p>
          </table:table-cell>
          <table:table-cell table:formula="of:=[$Total.C718]" office:value-type="string" office:string-value="57070401884" calcext:value-type="string">
            <text:p>57070401884</text:p>
          </table:table-cell>
          <table:table-cell table:formula="of:=[$Total.D718]" office:value-type="float" office:value="249" calcext:value-type="float">
            <text:p>249</text:p>
          </table:table-cell>
          <table:table-cell table:formula="of:=IF([.A71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19]" office:value-type="string" office:string-value="285030" calcext:value-type="string">
            <text:p>285030</text:p>
          </table:table-cell>
          <table:table-cell office:value-type="float" office:value="202411" calcext:value-type="float">
            <text:p>202411</text:p>
          </table:table-cell>
          <table:table-cell table:formula="of:=IF([.A718]=&quot;&quot;;&quot;&quot;;4)" office:value-type="float" office:value="4" calcext:value-type="float">
            <text:p>4</text:p>
          </table:table-cell>
          <table:table-cell table:formula="of:=IF([.A718]=&quot;&quot;;&quot;&quot;;5173)" office:value-type="float" office:value="5173" calcext:value-type="float">
            <text:p>5173</text:p>
          </table:table-cell>
          <table:table-cell table:formula="of:=[$Total.C719]" office:value-type="string" office:string-value="11524671827" calcext:value-type="string">
            <text:p>11524671827</text:p>
          </table:table-cell>
          <table:table-cell table:formula="of:=[$Total.D719]" office:value-type="float" office:value="249" calcext:value-type="float">
            <text:p>249</text:p>
          </table:table-cell>
          <table:table-cell table:formula="of:=IF([.A71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20]" office:value-type="string" office:string-value="285358" calcext:value-type="string">
            <text:p>285358</text:p>
          </table:table-cell>
          <table:table-cell office:value-type="float" office:value="202411" calcext:value-type="float">
            <text:p>202411</text:p>
          </table:table-cell>
          <table:table-cell table:formula="of:=IF([.A719]=&quot;&quot;;&quot;&quot;;4)" office:value-type="float" office:value="4" calcext:value-type="float">
            <text:p>4</text:p>
          </table:table-cell>
          <table:table-cell table:formula="of:=IF([.A719]=&quot;&quot;;&quot;&quot;;5173)" office:value-type="float" office:value="5173" calcext:value-type="float">
            <text:p>5173</text:p>
          </table:table-cell>
          <table:table-cell table:formula="of:=[$Total.C720]" office:value-type="string" office:string-value="13126846823" calcext:value-type="string">
            <text:p>13126846823</text:p>
          </table:table-cell>
          <table:table-cell table:formula="of:=[$Total.D720]" office:value-type="float" office:value="249" calcext:value-type="float">
            <text:p>249</text:p>
          </table:table-cell>
          <table:table-cell table:formula="of:=IF([.A71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21]" office:value-type="string" office:string-value="286079" calcext:value-type="string">
            <text:p>286079</text:p>
          </table:table-cell>
          <table:table-cell office:value-type="float" office:value="202411" calcext:value-type="float">
            <text:p>202411</text:p>
          </table:table-cell>
          <table:table-cell table:formula="of:=IF([.A720]=&quot;&quot;;&quot;&quot;;4)" office:value-type="float" office:value="4" calcext:value-type="float">
            <text:p>4</text:p>
          </table:table-cell>
          <table:table-cell table:formula="of:=IF([.A720]=&quot;&quot;;&quot;&quot;;5173)" office:value-type="float" office:value="5173" calcext:value-type="float">
            <text:p>5173</text:p>
          </table:table-cell>
          <table:table-cell table:formula="of:=[$Total.C721]" office:value-type="string" office:string-value="36961524800" calcext:value-type="string">
            <text:p>36961524800</text:p>
          </table:table-cell>
          <table:table-cell table:formula="of:=[$Total.D721]" office:value-type="float" office:value="249" calcext:value-type="float">
            <text:p>249</text:p>
          </table:table-cell>
          <table:table-cell table:formula="of:=IF([.A72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22]" office:value-type="string" office:string-value="286079" calcext:value-type="string">
            <text:p>286079</text:p>
          </table:table-cell>
          <table:table-cell office:value-type="float" office:value="202411" calcext:value-type="float">
            <text:p>202411</text:p>
          </table:table-cell>
          <table:table-cell table:formula="of:=IF([.A721]=&quot;&quot;;&quot;&quot;;4)" office:value-type="float" office:value="4" calcext:value-type="float">
            <text:p>4</text:p>
          </table:table-cell>
          <table:table-cell table:formula="of:=IF([.A721]=&quot;&quot;;&quot;&quot;;5173)" office:value-type="float" office:value="5173" calcext:value-type="float">
            <text:p>5173</text:p>
          </table:table-cell>
          <table:table-cell table:formula="of:=[$Total.C722]" office:value-type="string" office:string-value="56377077823" calcext:value-type="string">
            <text:p>56377077823</text:p>
          </table:table-cell>
          <table:table-cell table:formula="of:=[$Total.D722]" office:value-type="float" office:value="249" calcext:value-type="float">
            <text:p>249</text:p>
          </table:table-cell>
          <table:table-cell table:formula="of:=IF([.A72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23]" office:value-type="string" office:string-value="286079" calcext:value-type="string">
            <text:p>286079</text:p>
          </table:table-cell>
          <table:table-cell office:value-type="float" office:value="202411" calcext:value-type="float">
            <text:p>202411</text:p>
          </table:table-cell>
          <table:table-cell table:formula="of:=IF([.A722]=&quot;&quot;;&quot;&quot;;4)" office:value-type="float" office:value="4" calcext:value-type="float">
            <text:p>4</text:p>
          </table:table-cell>
          <table:table-cell table:formula="of:=IF([.A722]=&quot;&quot;;&quot;&quot;;5173)" office:value-type="float" office:value="5173" calcext:value-type="float">
            <text:p>5173</text:p>
          </table:table-cell>
          <table:table-cell table:formula="of:=[$Total.C723]" office:value-type="string" office:string-value="60886787807" calcext:value-type="string">
            <text:p>60886787807</text:p>
          </table:table-cell>
          <table:table-cell table:formula="of:=[$Total.D723]" office:value-type="float" office:value="249" calcext:value-type="float">
            <text:p>249</text:p>
          </table:table-cell>
          <table:table-cell table:formula="of:=IF([.A72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24]" office:value-type="string" office:string-value="286249" calcext:value-type="string">
            <text:p>286249</text:p>
          </table:table-cell>
          <table:table-cell office:value-type="float" office:value="202411" calcext:value-type="float">
            <text:p>202411</text:p>
          </table:table-cell>
          <table:table-cell table:formula="of:=IF([.A723]=&quot;&quot;;&quot;&quot;;4)" office:value-type="float" office:value="4" calcext:value-type="float">
            <text:p>4</text:p>
          </table:table-cell>
          <table:table-cell table:formula="of:=IF([.A723]=&quot;&quot;;&quot;&quot;;5173)" office:value-type="float" office:value="5173" calcext:value-type="float">
            <text:p>5173</text:p>
          </table:table-cell>
          <table:table-cell table:formula="of:=[$Total.C724]" office:value-type="string" office:string-value="51080445854" calcext:value-type="string">
            <text:p>51080445854</text:p>
          </table:table-cell>
          <table:table-cell table:formula="of:=[$Total.D724]" office:value-type="float" office:value="249" calcext:value-type="float">
            <text:p>249</text:p>
          </table:table-cell>
          <table:table-cell table:formula="of:=IF([.A72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25]" office:value-type="string" office:string-value="286249" calcext:value-type="string">
            <text:p>286249</text:p>
          </table:table-cell>
          <table:table-cell office:value-type="float" office:value="202411" calcext:value-type="float">
            <text:p>202411</text:p>
          </table:table-cell>
          <table:table-cell table:formula="of:=IF([.A724]=&quot;&quot;;&quot;&quot;;4)" office:value-type="float" office:value="4" calcext:value-type="float">
            <text:p>4</text:p>
          </table:table-cell>
          <table:table-cell table:formula="of:=IF([.A724]=&quot;&quot;;&quot;&quot;;5173)" office:value-type="float" office:value="5173" calcext:value-type="float">
            <text:p>5173</text:p>
          </table:table-cell>
          <table:table-cell table:formula="of:=[$Total.C725]" office:value-type="string" office:string-value="26020592855" calcext:value-type="string">
            <text:p>26020592855</text:p>
          </table:table-cell>
          <table:table-cell table:formula="of:=[$Total.D725]" office:value-type="float" office:value="249" calcext:value-type="float">
            <text:p>249</text:p>
          </table:table-cell>
          <table:table-cell table:formula="of:=IF([.A72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26]" office:value-type="string" office:string-value="286320" calcext:value-type="string">
            <text:p>286320</text:p>
          </table:table-cell>
          <table:table-cell office:value-type="float" office:value="202411" calcext:value-type="float">
            <text:p>202411</text:p>
          </table:table-cell>
          <table:table-cell table:formula="of:=IF([.A725]=&quot;&quot;;&quot;&quot;;4)" office:value-type="float" office:value="4" calcext:value-type="float">
            <text:p>4</text:p>
          </table:table-cell>
          <table:table-cell table:formula="of:=IF([.A725]=&quot;&quot;;&quot;&quot;;5173)" office:value-type="float" office:value="5173" calcext:value-type="float">
            <text:p>5173</text:p>
          </table:table-cell>
          <table:table-cell table:formula="of:=[$Total.C726]" office:value-type="string" office:string-value="56911646863" calcext:value-type="string">
            <text:p>56911646863</text:p>
          </table:table-cell>
          <table:table-cell table:formula="of:=[$Total.D726]" office:value-type="float" office:value="249" calcext:value-type="float">
            <text:p>249</text:p>
          </table:table-cell>
          <table:table-cell table:formula="of:=IF([.A72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27]" office:value-type="string" office:string-value="286320" calcext:value-type="string">
            <text:p>286320</text:p>
          </table:table-cell>
          <table:table-cell office:value-type="float" office:value="202411" calcext:value-type="float">
            <text:p>202411</text:p>
          </table:table-cell>
          <table:table-cell table:formula="of:=IF([.A726]=&quot;&quot;;&quot;&quot;;4)" office:value-type="float" office:value="4" calcext:value-type="float">
            <text:p>4</text:p>
          </table:table-cell>
          <table:table-cell table:formula="of:=IF([.A726]=&quot;&quot;;&quot;&quot;;5173)" office:value-type="float" office:value="5173" calcext:value-type="float">
            <text:p>5173</text:p>
          </table:table-cell>
          <table:table-cell table:formula="of:=[$Total.C727]" office:value-type="string" office:string-value="15314491826" calcext:value-type="string">
            <text:p>15314491826</text:p>
          </table:table-cell>
          <table:table-cell table:formula="of:=[$Total.D727]" office:value-type="float" office:value="249" calcext:value-type="float">
            <text:p>249</text:p>
          </table:table-cell>
          <table:table-cell table:formula="of:=IF([.A72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28]" office:value-type="string" office:string-value="286320" calcext:value-type="string">
            <text:p>286320</text:p>
          </table:table-cell>
          <table:table-cell office:value-type="float" office:value="202411" calcext:value-type="float">
            <text:p>202411</text:p>
          </table:table-cell>
          <table:table-cell table:formula="of:=IF([.A727]=&quot;&quot;;&quot;&quot;;4)" office:value-type="float" office:value="4" calcext:value-type="float">
            <text:p>4</text:p>
          </table:table-cell>
          <table:table-cell table:formula="of:=IF([.A727]=&quot;&quot;;&quot;&quot;;5173)" office:value-type="float" office:value="5173" calcext:value-type="float">
            <text:p>5173</text:p>
          </table:table-cell>
          <table:table-cell table:formula="of:=[$Total.C728]" office:value-type="string" office:string-value="56911691818" calcext:value-type="string">
            <text:p>56911691818</text:p>
          </table:table-cell>
          <table:table-cell table:formula="of:=[$Total.D728]" office:value-type="float" office:value="249" calcext:value-type="float">
            <text:p>249</text:p>
          </table:table-cell>
          <table:table-cell table:formula="of:=IF([.A72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29]" office:value-type="string" office:string-value="286648" calcext:value-type="string">
            <text:p>286648</text:p>
          </table:table-cell>
          <table:table-cell office:value-type="float" office:value="202411" calcext:value-type="float">
            <text:p>202411</text:p>
          </table:table-cell>
          <table:table-cell table:formula="of:=IF([.A728]=&quot;&quot;;&quot;&quot;;4)" office:value-type="float" office:value="4" calcext:value-type="float">
            <text:p>4</text:p>
          </table:table-cell>
          <table:table-cell table:formula="of:=IF([.A728]=&quot;&quot;;&quot;&quot;;5173)" office:value-type="float" office:value="5173" calcext:value-type="float">
            <text:p>5173</text:p>
          </table:table-cell>
          <table:table-cell table:formula="of:=[$Total.C729]" office:value-type="string" office:string-value="23000778845" calcext:value-type="string">
            <text:p>23000778845</text:p>
          </table:table-cell>
          <table:table-cell table:formula="of:=[$Total.D729]" office:value-type="float" office:value="249" calcext:value-type="float">
            <text:p>249</text:p>
          </table:table-cell>
          <table:table-cell table:formula="of:=IF([.A72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30]" office:value-type="string" office:string-value="286648" calcext:value-type="string">
            <text:p>286648</text:p>
          </table:table-cell>
          <table:table-cell office:value-type="float" office:value="202411" calcext:value-type="float">
            <text:p>202411</text:p>
          </table:table-cell>
          <table:table-cell table:formula="of:=IF([.A729]=&quot;&quot;;&quot;&quot;;4)" office:value-type="float" office:value="4" calcext:value-type="float">
            <text:p>4</text:p>
          </table:table-cell>
          <table:table-cell table:formula="of:=IF([.A729]=&quot;&quot;;&quot;&quot;;5173)" office:value-type="float" office:value="5173" calcext:value-type="float">
            <text:p>5173</text:p>
          </table:table-cell>
          <table:table-cell table:formula="of:=[$Total.C730]" office:value-type="string" office:string-value="59728158858" calcext:value-type="string">
            <text:p>59728158858</text:p>
          </table:table-cell>
          <table:table-cell table:formula="of:=[$Total.D730]" office:value-type="float" office:value="249" calcext:value-type="float">
            <text:p>249</text:p>
          </table:table-cell>
          <table:table-cell table:formula="of:=IF([.A72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31]" office:value-type="string" office:string-value="286648" calcext:value-type="string">
            <text:p>286648</text:p>
          </table:table-cell>
          <table:table-cell office:value-type="float" office:value="202411" calcext:value-type="float">
            <text:p>202411</text:p>
          </table:table-cell>
          <table:table-cell table:formula="of:=IF([.A730]=&quot;&quot;;&quot;&quot;;4)" office:value-type="float" office:value="4" calcext:value-type="float">
            <text:p>4</text:p>
          </table:table-cell>
          <table:table-cell table:formula="of:=IF([.A730]=&quot;&quot;;&quot;&quot;;5173)" office:value-type="float" office:value="5173" calcext:value-type="float">
            <text:p>5173</text:p>
          </table:table-cell>
          <table:table-cell table:formula="of:=[$Total.C731]" office:value-type="string" office:string-value="51838264809" calcext:value-type="string">
            <text:p>51838264809</text:p>
          </table:table-cell>
          <table:table-cell table:formula="of:=[$Total.D731]" office:value-type="float" office:value="249" calcext:value-type="float">
            <text:p>249</text:p>
          </table:table-cell>
          <table:table-cell table:formula="of:=IF([.A73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32]" office:value-type="string" office:string-value="286753" calcext:value-type="string">
            <text:p>286753</text:p>
          </table:table-cell>
          <table:table-cell office:value-type="float" office:value="202411" calcext:value-type="float">
            <text:p>202411</text:p>
          </table:table-cell>
          <table:table-cell table:formula="of:=IF([.A731]=&quot;&quot;;&quot;&quot;;4)" office:value-type="float" office:value="4" calcext:value-type="float">
            <text:p>4</text:p>
          </table:table-cell>
          <table:table-cell table:formula="of:=IF([.A731]=&quot;&quot;;&quot;&quot;;5173)" office:value-type="float" office:value="5173" calcext:value-type="float">
            <text:p>5173</text:p>
          </table:table-cell>
          <table:table-cell table:formula="of:=[$Total.C732]" office:value-type="string" office:string-value="56165964850" calcext:value-type="string">
            <text:p>56165964850</text:p>
          </table:table-cell>
          <table:table-cell table:formula="of:=[$Total.D732]" office:value-type="float" office:value="249" calcext:value-type="float">
            <text:p>249</text:p>
          </table:table-cell>
          <table:table-cell table:formula="of:=IF([.A73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33]" office:value-type="string" office:string-value="288110" calcext:value-type="string">
            <text:p>288110</text:p>
          </table:table-cell>
          <table:table-cell office:value-type="float" office:value="202411" calcext:value-type="float">
            <text:p>202411</text:p>
          </table:table-cell>
          <table:table-cell table:formula="of:=IF([.A732]=&quot;&quot;;&quot;&quot;;4)" office:value-type="float" office:value="4" calcext:value-type="float">
            <text:p>4</text:p>
          </table:table-cell>
          <table:table-cell table:formula="of:=IF([.A732]=&quot;&quot;;&quot;&quot;;5173)" office:value-type="float" office:value="5173" calcext:value-type="float">
            <text:p>5173</text:p>
          </table:table-cell>
          <table:table-cell table:formula="of:=[$Total.C733]" office:value-type="string" office:string-value="40689839847" calcext:value-type="string">
            <text:p>40689839847</text:p>
          </table:table-cell>
          <table:table-cell table:formula="of:=[$Total.D733]" office:value-type="float" office:value="249" calcext:value-type="float">
            <text:p>249</text:p>
          </table:table-cell>
          <table:table-cell table:formula="of:=IF([.A73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34]" office:value-type="string" office:string-value="288578" calcext:value-type="string">
            <text:p>288578</text:p>
          </table:table-cell>
          <table:table-cell office:value-type="float" office:value="202411" calcext:value-type="float">
            <text:p>202411</text:p>
          </table:table-cell>
          <table:table-cell table:formula="of:=IF([.A733]=&quot;&quot;;&quot;&quot;;4)" office:value-type="float" office:value="4" calcext:value-type="float">
            <text:p>4</text:p>
          </table:table-cell>
          <table:table-cell table:formula="of:=IF([.A733]=&quot;&quot;;&quot;&quot;;5173)" office:value-type="float" office:value="5173" calcext:value-type="float">
            <text:p>5173</text:p>
          </table:table-cell>
          <table:table-cell table:formula="of:=[$Total.C734]" office:value-type="string" office:string-value="51176701835" calcext:value-type="string">
            <text:p>51176701835</text:p>
          </table:table-cell>
          <table:table-cell table:formula="of:=[$Total.D734]" office:value-type="float" office:value="249" calcext:value-type="float">
            <text:p>249</text:p>
          </table:table-cell>
          <table:table-cell table:formula="of:=IF([.A73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35]" office:value-type="string" office:string-value="288756" calcext:value-type="string">
            <text:p>288756</text:p>
          </table:table-cell>
          <table:table-cell office:value-type="float" office:value="202411" calcext:value-type="float">
            <text:p>202411</text:p>
          </table:table-cell>
          <table:table-cell table:formula="of:=IF([.A734]=&quot;&quot;;&quot;&quot;;4)" office:value-type="float" office:value="4" calcext:value-type="float">
            <text:p>4</text:p>
          </table:table-cell>
          <table:table-cell table:formula="of:=IF([.A734]=&quot;&quot;;&quot;&quot;;5173)" office:value-type="float" office:value="5173" calcext:value-type="float">
            <text:p>5173</text:p>
          </table:table-cell>
          <table:table-cell table:formula="of:=[$Total.C735]" office:value-type="string" office:string-value="26168572864" calcext:value-type="string">
            <text:p>26168572864</text:p>
          </table:table-cell>
          <table:table-cell table:formula="of:=[$Total.D735]" office:value-type="float" office:value="249" calcext:value-type="float">
            <text:p>249</text:p>
          </table:table-cell>
          <table:table-cell table:formula="of:=IF([.A73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36]" office:value-type="string" office:string-value="288772" calcext:value-type="string">
            <text:p>288772</text:p>
          </table:table-cell>
          <table:table-cell office:value-type="float" office:value="202411" calcext:value-type="float">
            <text:p>202411</text:p>
          </table:table-cell>
          <table:table-cell table:formula="of:=IF([.A735]=&quot;&quot;;&quot;&quot;;4)" office:value-type="float" office:value="4" calcext:value-type="float">
            <text:p>4</text:p>
          </table:table-cell>
          <table:table-cell table:formula="of:=IF([.A735]=&quot;&quot;;&quot;&quot;;5173)" office:value-type="float" office:value="5173" calcext:value-type="float">
            <text:p>5173</text:p>
          </table:table-cell>
          <table:table-cell table:formula="of:=[$Total.C736]" office:value-type="string" office:string-value="01297414934" calcext:value-type="string">
            <text:p>01297414934</text:p>
          </table:table-cell>
          <table:table-cell table:formula="of:=[$Total.D736]" office:value-type="float" office:value="249" calcext:value-type="float">
            <text:p>249</text:p>
          </table:table-cell>
          <table:table-cell table:formula="of:=IF([.A73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37]" office:value-type="string" office:string-value="288926" calcext:value-type="string">
            <text:p>288926</text:p>
          </table:table-cell>
          <table:table-cell office:value-type="float" office:value="202411" calcext:value-type="float">
            <text:p>202411</text:p>
          </table:table-cell>
          <table:table-cell table:formula="of:=IF([.A736]=&quot;&quot;;&quot;&quot;;4)" office:value-type="float" office:value="4" calcext:value-type="float">
            <text:p>4</text:p>
          </table:table-cell>
          <table:table-cell table:formula="of:=IF([.A736]=&quot;&quot;;&quot;&quot;;5173)" office:value-type="float" office:value="5173" calcext:value-type="float">
            <text:p>5173</text:p>
          </table:table-cell>
          <table:table-cell table:formula="of:=[$Total.C737]" office:value-type="string" office:string-value="52476856878" calcext:value-type="string">
            <text:p>52476856878</text:p>
          </table:table-cell>
          <table:table-cell table:formula="of:=[$Total.D737]" office:value-type="float" office:value="249" calcext:value-type="float">
            <text:p>249</text:p>
          </table:table-cell>
          <table:table-cell table:formula="of:=IF([.A73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38]" office:value-type="string" office:string-value="290904" calcext:value-type="string">
            <text:p>290904</text:p>
          </table:table-cell>
          <table:table-cell office:value-type="float" office:value="202411" calcext:value-type="float">
            <text:p>202411</text:p>
          </table:table-cell>
          <table:table-cell table:formula="of:=IF([.A737]=&quot;&quot;;&quot;&quot;;4)" office:value-type="float" office:value="4" calcext:value-type="float">
            <text:p>4</text:p>
          </table:table-cell>
          <table:table-cell table:formula="of:=IF([.A737]=&quot;&quot;;&quot;&quot;;5173)" office:value-type="float" office:value="5173" calcext:value-type="float">
            <text:p>5173</text:p>
          </table:table-cell>
          <table:table-cell table:formula="of:=[$Total.C738]" office:value-type="string" office:string-value="01712924800" calcext:value-type="string">
            <text:p>01712924800</text:p>
          </table:table-cell>
          <table:table-cell table:formula="of:=[$Total.D738]" office:value-type="float" office:value="249" calcext:value-type="float">
            <text:p>249</text:p>
          </table:table-cell>
          <table:table-cell table:formula="of:=IF([.A73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39]" office:value-type="string" office:string-value="290971" calcext:value-type="string">
            <text:p>290971</text:p>
          </table:table-cell>
          <table:table-cell office:value-type="float" office:value="202411" calcext:value-type="float">
            <text:p>202411</text:p>
          </table:table-cell>
          <table:table-cell table:formula="of:=IF([.A738]=&quot;&quot;;&quot;&quot;;4)" office:value-type="float" office:value="4" calcext:value-type="float">
            <text:p>4</text:p>
          </table:table-cell>
          <table:table-cell table:formula="of:=IF([.A738]=&quot;&quot;;&quot;&quot;;5173)" office:value-type="float" office:value="5173" calcext:value-type="float">
            <text:p>5173</text:p>
          </table:table-cell>
          <table:table-cell table:formula="of:=[$Total.C739]" office:value-type="string" office:string-value="04738801481" calcext:value-type="string">
            <text:p>04738801481</text:p>
          </table:table-cell>
          <table:table-cell table:formula="of:=[$Total.D739]" office:value-type="float" office:value="249" calcext:value-type="float">
            <text:p>249</text:p>
          </table:table-cell>
          <table:table-cell table:formula="of:=IF([.A73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40]" office:value-type="string" office:string-value="291218" calcext:value-type="string">
            <text:p>291218</text:p>
          </table:table-cell>
          <table:table-cell office:value-type="float" office:value="202411" calcext:value-type="float">
            <text:p>202411</text:p>
          </table:table-cell>
          <table:table-cell table:formula="of:=IF([.A739]=&quot;&quot;;&quot;&quot;;4)" office:value-type="float" office:value="4" calcext:value-type="float">
            <text:p>4</text:p>
          </table:table-cell>
          <table:table-cell table:formula="of:=IF([.A739]=&quot;&quot;;&quot;&quot;;5173)" office:value-type="float" office:value="5173" calcext:value-type="float">
            <text:p>5173</text:p>
          </table:table-cell>
          <table:table-cell table:formula="of:=[$Total.C740]" office:value-type="string" office:string-value="60345072863" calcext:value-type="string">
            <text:p>60345072863</text:p>
          </table:table-cell>
          <table:table-cell table:formula="of:=[$Total.D740]" office:value-type="float" office:value="249" calcext:value-type="float">
            <text:p>249</text:p>
          </table:table-cell>
          <table:table-cell table:formula="of:=IF([.A73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41]" office:value-type="string" office:string-value="291501" calcext:value-type="string">
            <text:p>291501</text:p>
          </table:table-cell>
          <table:table-cell office:value-type="float" office:value="202411" calcext:value-type="float">
            <text:p>202411</text:p>
          </table:table-cell>
          <table:table-cell table:formula="of:=IF([.A740]=&quot;&quot;;&quot;&quot;;4)" office:value-type="float" office:value="4" calcext:value-type="float">
            <text:p>4</text:p>
          </table:table-cell>
          <table:table-cell table:formula="of:=IF([.A740]=&quot;&quot;;&quot;&quot;;5173)" office:value-type="float" office:value="5173" calcext:value-type="float">
            <text:p>5173</text:p>
          </table:table-cell>
          <table:table-cell table:formula="of:=[$Total.C741]" office:value-type="string" office:string-value="18085795779" calcext:value-type="string">
            <text:p>18085795779</text:p>
          </table:table-cell>
          <table:table-cell table:formula="of:=[$Total.D741]" office:value-type="float" office:value="249" calcext:value-type="float">
            <text:p>249</text:p>
          </table:table-cell>
          <table:table-cell table:formula="of:=IF([.A74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42]" office:value-type="string" office:string-value="291501" calcext:value-type="string">
            <text:p>291501</text:p>
          </table:table-cell>
          <table:table-cell office:value-type="float" office:value="202411" calcext:value-type="float">
            <text:p>202411</text:p>
          </table:table-cell>
          <table:table-cell table:formula="of:=IF([.A741]=&quot;&quot;;&quot;&quot;;4)" office:value-type="float" office:value="4" calcext:value-type="float">
            <text:p>4</text:p>
          </table:table-cell>
          <table:table-cell table:formula="of:=IF([.A741]=&quot;&quot;;&quot;&quot;;5173)" office:value-type="float" office:value="5173" calcext:value-type="float">
            <text:p>5173</text:p>
          </table:table-cell>
          <table:table-cell table:formula="of:=[$Total.C742]" office:value-type="string" office:string-value="03138452710" calcext:value-type="string">
            <text:p>03138452710</text:p>
          </table:table-cell>
          <table:table-cell table:formula="of:=[$Total.D742]" office:value-type="float" office:value="249" calcext:value-type="float">
            <text:p>249</text:p>
          </table:table-cell>
          <table:table-cell table:formula="of:=IF([.A74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43]" office:value-type="string" office:string-value="291749" calcext:value-type="string">
            <text:p>291749</text:p>
          </table:table-cell>
          <table:table-cell office:value-type="float" office:value="202411" calcext:value-type="float">
            <text:p>202411</text:p>
          </table:table-cell>
          <table:table-cell table:formula="of:=IF([.A742]=&quot;&quot;;&quot;&quot;;4)" office:value-type="float" office:value="4" calcext:value-type="float">
            <text:p>4</text:p>
          </table:table-cell>
          <table:table-cell table:formula="of:=IF([.A742]=&quot;&quot;;&quot;&quot;;5173)" office:value-type="float" office:value="5173" calcext:value-type="float">
            <text:p>5173</text:p>
          </table:table-cell>
          <table:table-cell table:formula="of:=[$Total.C743]" office:value-type="string" office:string-value="33880090823" calcext:value-type="string">
            <text:p>33880090823</text:p>
          </table:table-cell>
          <table:table-cell table:formula="of:=[$Total.D743]" office:value-type="float" office:value="249" calcext:value-type="float">
            <text:p>249</text:p>
          </table:table-cell>
          <table:table-cell table:formula="of:=IF([.A74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44]" office:value-type="string" office:string-value="87056" calcext:value-type="string">
            <text:p>87056</text:p>
          </table:table-cell>
          <table:table-cell office:value-type="float" office:value="202411" calcext:value-type="float">
            <text:p>202411</text:p>
          </table:table-cell>
          <table:table-cell table:formula="of:=IF([.A743]=&quot;&quot;;&quot;&quot;;4)" office:value-type="float" office:value="4" calcext:value-type="float">
            <text:p>4</text:p>
          </table:table-cell>
          <table:table-cell table:formula="of:=IF([.A743]=&quot;&quot;;&quot;&quot;;5173)" office:value-type="float" office:value="5173" calcext:value-type="float">
            <text:p>5173</text:p>
          </table:table-cell>
          <table:table-cell table:formula="of:=[$Total.C744]" office:value-type="string" office:string-value="19207848880" calcext:value-type="string">
            <text:p>19207848880</text:p>
          </table:table-cell>
          <table:table-cell table:formula="of:=[$Total.D744]" office:value-type="float" office:value="249" calcext:value-type="float">
            <text:p>249</text:p>
          </table:table-cell>
          <table:table-cell table:formula="of:=IF([.A74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45]" office:value-type="string" office:string-value="87109" calcext:value-type="string">
            <text:p>87109</text:p>
          </table:table-cell>
          <table:table-cell office:value-type="float" office:value="202411" calcext:value-type="float">
            <text:p>202411</text:p>
          </table:table-cell>
          <table:table-cell table:formula="of:=IF([.A744]=&quot;&quot;;&quot;&quot;;4)" office:value-type="float" office:value="4" calcext:value-type="float">
            <text:p>4</text:p>
          </table:table-cell>
          <table:table-cell table:formula="of:=IF([.A744]=&quot;&quot;;&quot;&quot;;5173)" office:value-type="float" office:value="5173" calcext:value-type="float">
            <text:p>5173</text:p>
          </table:table-cell>
          <table:table-cell table:formula="of:=[$Total.C745]" office:value-type="string" office:string-value="06753999809" calcext:value-type="string">
            <text:p>06753999809</text:p>
          </table:table-cell>
          <table:table-cell table:formula="of:=[$Total.D745]" office:value-type="float" office:value="249" calcext:value-type="float">
            <text:p>249</text:p>
          </table:table-cell>
          <table:table-cell table:formula="of:=IF([.A74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46]" office:value-type="string" office:string-value="87182" calcext:value-type="string">
            <text:p>87182</text:p>
          </table:table-cell>
          <table:table-cell office:value-type="float" office:value="202411" calcext:value-type="float">
            <text:p>202411</text:p>
          </table:table-cell>
          <table:table-cell table:formula="of:=IF([.A745]=&quot;&quot;;&quot;&quot;;4)" office:value-type="float" office:value="4" calcext:value-type="float">
            <text:p>4</text:p>
          </table:table-cell>
          <table:table-cell table:formula="of:=IF([.A745]=&quot;&quot;;&quot;&quot;;5173)" office:value-type="float" office:value="5173" calcext:value-type="float">
            <text:p>5173</text:p>
          </table:table-cell>
          <table:table-cell table:formula="of:=[$Total.C746]" office:value-type="string" office:string-value="05580891865" calcext:value-type="string">
            <text:p>05580891865</text:p>
          </table:table-cell>
          <table:table-cell table:formula="of:=[$Total.D746]" office:value-type="float" office:value="249" calcext:value-type="float">
            <text:p>249</text:p>
          </table:table-cell>
          <table:table-cell table:formula="of:=IF([.A74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47]" office:value-type="string" office:string-value="908649" calcext:value-type="string">
            <text:p>908649</text:p>
          </table:table-cell>
          <table:table-cell office:value-type="float" office:value="202411" calcext:value-type="float">
            <text:p>202411</text:p>
          </table:table-cell>
          <table:table-cell table:formula="of:=IF([.A746]=&quot;&quot;;&quot;&quot;;4)" office:value-type="float" office:value="4" calcext:value-type="float">
            <text:p>4</text:p>
          </table:table-cell>
          <table:table-cell table:formula="of:=IF([.A746]=&quot;&quot;;&quot;&quot;;5173)" office:value-type="float" office:value="5173" calcext:value-type="float">
            <text:p>5173</text:p>
          </table:table-cell>
          <table:table-cell table:formula="of:=[$Total.C747]" office:value-type="string" office:string-value="19207383802" calcext:value-type="string">
            <text:p>19207383802</text:p>
          </table:table-cell>
          <table:table-cell table:formula="of:=[$Total.D747]" office:value-type="float" office:value="249" calcext:value-type="float">
            <text:p>249</text:p>
          </table:table-cell>
          <table:table-cell table:formula="of:=IF([.A74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48]" office:value-type="string" office:string-value="909017" calcext:value-type="string">
            <text:p>909017</text:p>
          </table:table-cell>
          <table:table-cell office:value-type="float" office:value="202411" calcext:value-type="float">
            <text:p>202411</text:p>
          </table:table-cell>
          <table:table-cell table:formula="of:=IF([.A747]=&quot;&quot;;&quot;&quot;;4)" office:value-type="float" office:value="4" calcext:value-type="float">
            <text:p>4</text:p>
          </table:table-cell>
          <table:table-cell table:formula="of:=IF([.A747]=&quot;&quot;;&quot;&quot;;5173)" office:value-type="float" office:value="5173" calcext:value-type="float">
            <text:p>5173</text:p>
          </table:table-cell>
          <table:table-cell table:formula="of:=[$Total.C748]" office:value-type="string" office:string-value="08370707831" calcext:value-type="string">
            <text:p>08370707831</text:p>
          </table:table-cell>
          <table:table-cell table:formula="of:=[$Total.D748]" office:value-type="float" office:value="249" calcext:value-type="float">
            <text:p>249</text:p>
          </table:table-cell>
          <table:table-cell table:formula="of:=IF([.A74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49]" office:value-type="string" office:string-value="910333" calcext:value-type="string">
            <text:p>910333</text:p>
          </table:table-cell>
          <table:table-cell office:value-type="float" office:value="202411" calcext:value-type="float">
            <text:p>202411</text:p>
          </table:table-cell>
          <table:table-cell table:formula="of:=IF([.A748]=&quot;&quot;;&quot;&quot;;4)" office:value-type="float" office:value="4" calcext:value-type="float">
            <text:p>4</text:p>
          </table:table-cell>
          <table:table-cell table:formula="of:=IF([.A748]=&quot;&quot;;&quot;&quot;;5173)" office:value-type="float" office:value="5173" calcext:value-type="float">
            <text:p>5173</text:p>
          </table:table-cell>
          <table:table-cell table:formula="of:=[$Total.C749]" office:value-type="string" office:string-value="01594674892" calcext:value-type="string">
            <text:p>01594674892</text:p>
          </table:table-cell>
          <table:table-cell table:formula="of:=[$Total.D749]" office:value-type="float" office:value="249" calcext:value-type="float">
            <text:p>249</text:p>
          </table:table-cell>
          <table:table-cell table:formula="of:=IF([.A74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50]" office:value-type="string" office:string-value="910686" calcext:value-type="string">
            <text:p>910686</text:p>
          </table:table-cell>
          <table:table-cell office:value-type="float" office:value="202411" calcext:value-type="float">
            <text:p>202411</text:p>
          </table:table-cell>
          <table:table-cell table:formula="of:=IF([.A749]=&quot;&quot;;&quot;&quot;;4)" office:value-type="float" office:value="4" calcext:value-type="float">
            <text:p>4</text:p>
          </table:table-cell>
          <table:table-cell table:formula="of:=IF([.A749]=&quot;&quot;;&quot;&quot;;5173)" office:value-type="float" office:value="5173" calcext:value-type="float">
            <text:p>5173</text:p>
          </table:table-cell>
          <table:table-cell table:formula="of:=[$Total.C750]" office:value-type="string" office:string-value="11550243896" calcext:value-type="string">
            <text:p>11550243896</text:p>
          </table:table-cell>
          <table:table-cell table:formula="of:=[$Total.D750]" office:value-type="float" office:value="249" calcext:value-type="float">
            <text:p>249</text:p>
          </table:table-cell>
          <table:table-cell table:formula="of:=IF([.A74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51]" office:value-type="string" office:string-value="910813" calcext:value-type="string">
            <text:p>910813</text:p>
          </table:table-cell>
          <table:table-cell office:value-type="float" office:value="202411" calcext:value-type="float">
            <text:p>202411</text:p>
          </table:table-cell>
          <table:table-cell table:formula="of:=IF([.A750]=&quot;&quot;;&quot;&quot;;4)" office:value-type="float" office:value="4" calcext:value-type="float">
            <text:p>4</text:p>
          </table:table-cell>
          <table:table-cell table:formula="of:=IF([.A750]=&quot;&quot;;&quot;&quot;;5173)" office:value-type="float" office:value="5173" calcext:value-type="float">
            <text:p>5173</text:p>
          </table:table-cell>
          <table:table-cell table:formula="of:=[$Total.C751]" office:value-type="string" office:string-value="04250030865" calcext:value-type="string">
            <text:p>04250030865</text:p>
          </table:table-cell>
          <table:table-cell table:formula="of:=[$Total.D751]" office:value-type="float" office:value="249" calcext:value-type="float">
            <text:p>249</text:p>
          </table:table-cell>
          <table:table-cell table:formula="of:=IF([.A75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52]" office:value-type="string" office:string-value="910902" calcext:value-type="string">
            <text:p>910902</text:p>
          </table:table-cell>
          <table:table-cell office:value-type="float" office:value="202411" calcext:value-type="float">
            <text:p>202411</text:p>
          </table:table-cell>
          <table:table-cell table:formula="of:=IF([.A751]=&quot;&quot;;&quot;&quot;;4)" office:value-type="float" office:value="4" calcext:value-type="float">
            <text:p>4</text:p>
          </table:table-cell>
          <table:table-cell table:formula="of:=IF([.A751]=&quot;&quot;;&quot;&quot;;5173)" office:value-type="float" office:value="5173" calcext:value-type="float">
            <text:p>5173</text:p>
          </table:table-cell>
          <table:table-cell table:formula="of:=[$Total.C752]" office:value-type="string" office:string-value="44650126835" calcext:value-type="string">
            <text:p>44650126835</text:p>
          </table:table-cell>
          <table:table-cell table:formula="of:=[$Total.D752]" office:value-type="float" office:value="249" calcext:value-type="float">
            <text:p>249</text:p>
          </table:table-cell>
          <table:table-cell table:formula="of:=IF([.A75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53]" office:value-type="string" office:string-value="911461" calcext:value-type="string">
            <text:p>911461</text:p>
          </table:table-cell>
          <table:table-cell office:value-type="float" office:value="202411" calcext:value-type="float">
            <text:p>202411</text:p>
          </table:table-cell>
          <table:table-cell table:formula="of:=IF([.A752]=&quot;&quot;;&quot;&quot;;4)" office:value-type="float" office:value="4" calcext:value-type="float">
            <text:p>4</text:p>
          </table:table-cell>
          <table:table-cell table:formula="of:=IF([.A752]=&quot;&quot;;&quot;&quot;;5173)" office:value-type="float" office:value="5173" calcext:value-type="float">
            <text:p>5173</text:p>
          </table:table-cell>
          <table:table-cell table:formula="of:=[$Total.C753]" office:value-type="string" office:string-value="47751867876" calcext:value-type="string">
            <text:p>47751867876</text:p>
          </table:table-cell>
          <table:table-cell table:formula="of:=[$Total.D753]" office:value-type="float" office:value="249" calcext:value-type="float">
            <text:p>249</text:p>
          </table:table-cell>
          <table:table-cell table:formula="of:=IF([.A75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54]" office:value-type="string" office:string-value="911461" calcext:value-type="string">
            <text:p>911461</text:p>
          </table:table-cell>
          <table:table-cell office:value-type="float" office:value="202411" calcext:value-type="float">
            <text:p>202411</text:p>
          </table:table-cell>
          <table:table-cell table:formula="of:=IF([.A753]=&quot;&quot;;&quot;&quot;;4)" office:value-type="float" office:value="4" calcext:value-type="float">
            <text:p>4</text:p>
          </table:table-cell>
          <table:table-cell table:formula="of:=IF([.A753]=&quot;&quot;;&quot;&quot;;5173)" office:value-type="float" office:value="5173" calcext:value-type="float">
            <text:p>5173</text:p>
          </table:table-cell>
          <table:table-cell table:formula="of:=[$Total.C754]" office:value-type="string" office:string-value="27593382826" calcext:value-type="string">
            <text:p>27593382826</text:p>
          </table:table-cell>
          <table:table-cell table:formula="of:=[$Total.D754]" office:value-type="float" office:value="249" calcext:value-type="float">
            <text:p>249</text:p>
          </table:table-cell>
          <table:table-cell table:formula="of:=IF([.A75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55]" office:value-type="string" office:string-value="91712" calcext:value-type="string">
            <text:p>91712</text:p>
          </table:table-cell>
          <table:table-cell office:value-type="float" office:value="202411" calcext:value-type="float">
            <text:p>202411</text:p>
          </table:table-cell>
          <table:table-cell table:formula="of:=IF([.A754]=&quot;&quot;;&quot;&quot;;4)" office:value-type="float" office:value="4" calcext:value-type="float">
            <text:p>4</text:p>
          </table:table-cell>
          <table:table-cell table:formula="of:=IF([.A754]=&quot;&quot;;&quot;&quot;;5173)" office:value-type="float" office:value="5173" calcext:value-type="float">
            <text:p>5173</text:p>
          </table:table-cell>
          <table:table-cell table:formula="of:=[$Total.C755]" office:value-type="string" office:string-value="21487982860" calcext:value-type="string">
            <text:p>21487982860</text:p>
          </table:table-cell>
          <table:table-cell table:formula="of:=[$Total.D755]" office:value-type="float" office:value="249" calcext:value-type="float">
            <text:p>249</text:p>
          </table:table-cell>
          <table:table-cell table:formula="of:=IF([.A75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56]" office:value-type="string" office:string-value="97299" calcext:value-type="string">
            <text:p>97299</text:p>
          </table:table-cell>
          <table:table-cell office:value-type="float" office:value="202411" calcext:value-type="float">
            <text:p>202411</text:p>
          </table:table-cell>
          <table:table-cell table:formula="of:=IF([.A755]=&quot;&quot;;&quot;&quot;;4)" office:value-type="float" office:value="4" calcext:value-type="float">
            <text:p>4</text:p>
          </table:table-cell>
          <table:table-cell table:formula="of:=IF([.A755]=&quot;&quot;;&quot;&quot;;5173)" office:value-type="float" office:value="5173" calcext:value-type="float">
            <text:p>5173</text:p>
          </table:table-cell>
          <table:table-cell table:formula="of:=[$Total.C756]" office:value-type="string" office:string-value="11004620829" calcext:value-type="string">
            <text:p>11004620829</text:p>
          </table:table-cell>
          <table:table-cell table:formula="of:=[$Total.D756]" office:value-type="float" office:value="249" calcext:value-type="float">
            <text:p>249</text:p>
          </table:table-cell>
          <table:table-cell table:formula="of:=IF([.A75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57]" office:value-type="string" office:string-value="99224" calcext:value-type="string">
            <text:p>99224</text:p>
          </table:table-cell>
          <table:table-cell office:value-type="float" office:value="202411" calcext:value-type="float">
            <text:p>202411</text:p>
          </table:table-cell>
          <table:table-cell table:formula="of:=IF([.A756]=&quot;&quot;;&quot;&quot;;4)" office:value-type="float" office:value="4" calcext:value-type="float">
            <text:p>4</text:p>
          </table:table-cell>
          <table:table-cell table:formula="of:=IF([.A756]=&quot;&quot;;&quot;&quot;;5173)" office:value-type="float" office:value="5173" calcext:value-type="float">
            <text:p>5173</text:p>
          </table:table-cell>
          <table:table-cell table:formula="of:=[$Total.C757]" office:value-type="string" office:string-value="09578506899" calcext:value-type="string">
            <text:p>09578506899</text:p>
          </table:table-cell>
          <table:table-cell table:formula="of:=[$Total.D757]" office:value-type="float" office:value="249" calcext:value-type="float">
            <text:p>249</text:p>
          </table:table-cell>
          <table:table-cell table:formula="of:=IF([.A756]=&quot;&quot;;&quot;&quot;;1)" office:value-type="float" office:value="1" calcext:value-type="float">
            <text:p>1</text:p>
          </table:table-cell>
        </table:table-row>
        <table:table-row table:style-name="ro1" table:number-rows-repeated="183">
          <table:table-cell table:style-name="ce2"/>
          <table:table-cell table:number-columns-repeated="6"/>
        </table:table-row>
        <table:table-row table:style-name="ro1" table:number-rows-repeated="104763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n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RENTESCO</text:p>
          </table:table-cell>
          <table:table-cell office:value-type="string" calcext:value-type="string">
            <text:p>NOME_BENEF</text:p>
          </table:table-cell>
          <table:table-cell office:value-type="string" calcext:value-type="string">
            <text:p>Soma - VALOR</text:p>
          </table:table-cell>
        </table:table-row>
        <table:table-row table:style-name="ro1">
          <table:table-cell office:value-type="string" calcext:value-type="string">
            <text:p>COMPANHEIRO</text:p>
          </table:table-cell>
          <table:table-cell office:value-type="string" calcext:value-type="string">
            <text:p>ADANS ALBERTO ROC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ESSANDRO COSTA MAGUE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LUCIA ALVARENG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TONIO MA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ENEDITO BERNARDINO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IANKA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RUNO VENANCIO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MILLA NOEL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LOS ALBERTO LUCAS 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RANCISCO ESTEFANO BAJNOK FERRY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RANCISCO JOSE TAVAR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LAUCE CRISTINA PIAGIO VARG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EANE SILVA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ILSON FELIPE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AN CARLOS HERRE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TIA MARIA MAZ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APARECIDA BEZERRA GOFF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APARECIDA GOMES DE LI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BENEDITA SOUSA CORRE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CLEIDE LEME VIOL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URO GRUPP FI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EIRE HELLEN APARECIDA FER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ILSON OSHIK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TRICIA CANTARELLI MACCH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GINA MARIA RIBEIRO DE OLIVEIRA BRANDAO DA CO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BSON DA CONCEICAO BORG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DRIGO CASTIL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ANGELA APARECIDA CHRISTOFOL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ANGELA ILECH LI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EMEIRE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DIR APARECIDO GA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ABE DA SILVA MA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EMIR PAPETTI GOMES RODRIG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ENILSON JOSE NOVAI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ILSON CONTIE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ILSON FRANCISCO PRUDEN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RIANA APARECIDA GIACOMASSI DA CO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RIANA DA SILVA TELL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GNALDO JOSE PIL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GNALDO MASCARIM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GUINALDO DE OLIVEIRA DALMAS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CIONE APARECIDA REAME GANE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DEIR SANTA R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ESSANDRO BASSINEL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ETHEIA KARINA SANCHES DE SETA BATI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EX FERNANDO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EXANDRE CORRE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EXANDRE FELL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EXANDRE JOSE DE GODOY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INE MARIA CORRER JOLY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ISON LEANDRO PAP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ISTON MOCHA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YSON AKIRA MIYAMO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MAURI ANTONIO DE ALMEI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CLAUDIA ALMEIDA ROCHELLE DAVIL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CLAUDIA SOARES ORS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LUCIA MONTEIRO CORRE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PAULA CANTARELLI SOAV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PAULA PRADO TOLEDO PIZA BERTAZZO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ERSON CLAUDEMIR CAMARG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ERSON ROGERIO RODRIGUE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ERSON ZEM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 LUIS CANAL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 LUIS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 LUIS POSSEB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 MARQUES DE GODO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A ALVES PEREIRA ROBER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A APARECIDA TOTTI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IA APARECIDA DE BARROS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IA CAMPOS BORTOLET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GELA BEATRIZ PREVIA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GELA SIMONE FREITAG LI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IELLE PAULA PIRATELLI DE SOUZA BERNARD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SELMO MARTINS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TONIA BENTO FISCHE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TONIO CARLOS ARTILLIA FI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TONIO CARLOS MENGATTO NASA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TONIO DE JESUS SOARES GOM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TONIO DUARTE TANE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TONIO LEITE PEDROSO SOBRIN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TONIO MESSIAS RAMOS PE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TONIO ROGERIO EMILIANO RUIV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PRIGIO DE ALMEIDA JUNIO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RIANE CRISTINE BRAND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RIOVALDO JOAO TRAPA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RNALDO BATISTA FARI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RY ALEXANDRE DE ALMEIDA MELEK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UREO DUARTE YAMANAK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ENEDITO ANTONIO FI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ENICIO ARAUJO FI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RUNO ALEGR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RUNO GARCIA FREDERI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RUNO RAMOS GONC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IO DEODATO DOS SANTOS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MILA GARCIA LUIZ SIL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LOS ALBERTO CASTILHA JUNIO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LOS APARECIDO TOBALD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LOS EDUARDO MIO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LOS OTAVIO DIDON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LOS ROBERTO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LOS ROBERTO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LOS ROBERTO LOP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LOS ROBERTO SANCH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MEM LUIZA ARNONI CARLET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OLINA SPOTO MALUF SARRUG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ELIA APARECIDA BREV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ELINA MARIA HENRIQUE FORT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ELSO HENRIQUE MENDES ALVES FER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ESAR AUGUSTO TREVISA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ESAR AUGUSTO VI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ESAR HENRIQUE VALERIO CAMPREGHE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HRISTIAN CESAR MENEG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IBELE MARIN VERD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ICERO BEZERR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ILMARA DE SOUZA ANNICCH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ILSO DOS ANJOS GARC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EMIR BENEDITO RAM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ENICE DOMINGUES FER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IA DA SILVA SANTANA VI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IA HELENA POMPEU CARVA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INEI VITALINO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YTON GOMES LEI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EITON BIANCH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EVERSON BER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RISTIANO FERRER VE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RISTINA GODOY ALVIM MARUK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RISTINA MONTEIRO DE ALMEIDA PRA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LVA RODRIGUES PIN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NIEL DE BARROS DE MEDEIR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NIEL TIBURC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NIELA MENEGON GUTIEREZ BEG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NIELE CRISTINA CHIQUI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NILO ALVES TEIXEIRA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NILO CARVALHO DE OLIVEIRA DOR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RCILINO ESTEVAM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RLANE DOS SANTOS PEREIRA CAVALCAN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ECIO STENI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ENISE APARECIDA RAFAE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EYVID WILLIANS VI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IANA SABRINA CAMPAGNOL DIAS CIGAN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IVALDO AUGUSTI FI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OMINGOS SAVIO DE FAR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ILSON CARLOS FERRA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IVALDO ANTONIO TOLE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IVALDO GOS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MAR NUNES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MILSON ROBERTO BARB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NA NUNE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NILSON DE ARAUJ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SON BROSSI JUNIO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SON CARLOS MARI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SON FERNANDO VEL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SON MAURICIO ZANAT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UARDO ANTONIO DA CUN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UARDO EUGENIO DA CO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UARDO PNIEWSK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UARDO THORSTENSEN SABUG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UARDO YUKIO I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AINE CELIA OLAYA BELEM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EANDRO DE LIMA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 JOSE NE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ANA MONTEIRO DE MELO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ANE DE LOURDES ROMANINI SIQU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EL WAGNER FABE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SABETE RIBEIRO DA SILVA BLASIG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SETE APARECIDA FERREIRA PER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SMAR PEREIRA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MERSON ANTONIO ARCHANGELO FAR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NEIAS FERREIR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RICA APARECIDA SETTEN PEDRON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RICA CILENE DAS NEVES AMERI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VANDRO GIMEN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VELISE EMIL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BIANA CRISTINA BORTOLAZZO BEZER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BIANA CRISTINA DUARTE MONTEIRO PE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BIO ALEXANDRE SPOLIDO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BIO MARQUES CORRE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BIO PIR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BIO ROGERIO DE QUEIRO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BIO ZAMPIERI OBROWNICK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BRICIO CARLOS JARDINA PEN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BRICIO CIPRIA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BRICIO RODRIGO MEND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TIMA APARECIDA LEM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LIPE CORREA NOGU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LIPE DOS SANTOS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LIPE LUCAS CHE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LIPE ROBERTO STURION MACHA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A BRAULIO DE CARVALHO GAWRYSZEWSK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A CAETANO LORENTI DE REZEND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A DUARTE DUTRA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O ANTONIO VIEIRA DE ALMEI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O APARECIDO VERDERAM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O CESAR FRONE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O CEZAR ARTHUS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O CLAUDINO 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O DEFAVA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O FERREIR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O SABADIN GAT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LAVIO ANTONIO GI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LAVIO AUGUSTO PINHEIRO MACHA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LAVIO TEODORO MO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RANCISCA MARCIA ANTUNES FER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EDIAEL DE MOURA GONC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ENIVAN CAETANO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ERALDO CHRISTOFOL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LBERTO DIAS NOGUEIRO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LMARA GERALDINI VI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LSON ANTONIO SALDIBAS ALONS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LSON MANGABA VALERIA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LSSANE ZANATTA MAZZE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RLANE DA SILVA BRITO REI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SELE DOS SANTOS AMORIM PRESOT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LAUCO AGEU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REICE INHOTA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REYCE BACCHINI MAGANHA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UILHERME CAVAGIONI MEND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UILHERME FERRAZ TOLE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USTAVO ANTEZANA FAJAR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USTAVO HENRIQUE TEIX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HENRIQUE CARPANEZI BARB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HUGO VINICIUS ALCANTARA MACHA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DALINO JOSE MARTIN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LDOMAR COSTANZO JUNIO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NES APARECIDA GRANJA PRESOTTO CASTEL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SABELA DA SILVA FREIRE DE CARVA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SABELA VASQ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SABELLA HELENA ALVES CRAVEIRO LI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SRAEL APARECIDO SIMO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VAN CALDERA CHITOLI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VAN SAMIR SETTE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VAN SANTIAGO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VETE LOPES MACHA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ACQUELINE CARNEIRO BELLA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AINE LUCIA DO NASCIMENTO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AIRO MORAES DE ARAUJ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AMES HORN CABRAL VEIG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ANAINA NEGRAO DE TOLE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ANE RIBEIRO DE CARVALHO BARB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AQUELINE ROBERTA TEIXEIRA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ESUS PEREIR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O APARECIDO MANTUA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O BOSCO ESCOBAR MEDI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O GILBERTO VENDRAM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O JOSE ANANI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O JOSE GIMEN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O PEDRO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O VAGNER BERTOL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EL APARECIDO DE SIQUEIRA ALVES DE LI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NAS RODRIGUES DE MORAI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RGE BOIANI JUNIO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RGE HENRIQUE RIBEIRO DE CAMP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RGE LEANDRO DE GO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RGE LUIZ NEG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ANGELO PAVANEL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ANTONIO PEREIRA CASA NO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APARECIDO DE GO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BENEDICTO IGNAC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CARLOS AVER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CARLOS PEDROZA ARTHU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CLAUDINEI RUBB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FRANCISCO ESTEVES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GALDINO DE LI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GERALDO RIZZ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LUIZ MARTIM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MARIA MELATTO BRASI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RICARDO MONTEBEL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ROBERTO VENE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ROMUALDO SE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TARD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VALDIR LOPES JUNIO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MIR TADEU BENEDITO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A APARECIDA SANCHES ZEM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A MACARIO FERRA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O BENEDITO PAGGIA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O CESAR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O CESAR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O CESAR MAIST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RAILDO NASCIMENTO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REN ALVES DE SOUZA CORDASS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ELLY MARTINS BIANCH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ANDRO APARECIDO PRA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CIR CAROBA NE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ONARDO GOMES FERNANDES VIAN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ONICE MARTIN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ILIAN FRANCISCO DE ALMEI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ILIAN MARQUES DA SILVA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AS ADEMIR BANDORIA HONOR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 CRISTINA DEGASPARI LACOR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 CRISTINA FRANC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A LUCENA SANTOS ESPIN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A POSSATO CARREGA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O CORREIA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MARA LOPES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MARA SANTOS DE CARVALHO JORG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RECIO ANTONIO BARBIE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S ALEXANDRE PATRICIO DE CAMARG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S ANTONIO RAM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S ANTONIO SIQUEIRA JUNIO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S AUGUSTO CARLIM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S CESAR MODO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S FABIO PELLEGR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S HENRIQUE CORREA BARB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S HENRIQUE DE MATOS ANNIBA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S ORLANDO CARNEIRO PERF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S OTAVIO SIQU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S ROBERTO ANTONIOLL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S WAGNER LOURENCO DE ASSI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Z DE OLIVEIRA FI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Z EDUARDO DE CASTRO VASCONCELL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Z HENRIQUE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Z MARCELO FOLE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Z ROBERTO VAZA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NOEL INACIO LIRA BESER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NOELINA APARECIDA DE MORAES FELIC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EL GUAR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EL LUIS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ELINO EVANGELI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ELO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ELO DA SILVA CARDOS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ELO GAMBARO BARELL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ELO GOMES CASTI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ELO LIBARD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ELO MANOEL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ELO RODRIGUES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O ARZOLA STIPP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O FERNANDO SOR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O GALLI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O ROBERTO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O ANTONIO RIBEI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OS CESAR CO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OS DE PAUL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OS GARCIA PREVITALL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OS ROGERIO SABADI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ANGELA DA COSTA BAS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ANTONIA CAMPOS CO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APARECIDA DE OLIVEIRA DOMING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DE FATIMA LIMA GODOY CHRISTOFOL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INES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LEA PIRES RODRIG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VERONICA DO NASCIMENTO GONCALO FRAG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NA PAOLA SILVA PE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NA LUCIANA ABREU DE ME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O FRANCISCO PINTO DE CAMARG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O SERGIO PETTA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THEUS DE CASTRO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THEUS LOPES MAIST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URICIO AARAO DE ALMEI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URICIO CARLOS VARG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URICIO CLETO DA SILVA JUNIO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URICIO HENRIQUE FER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URICIO LOUREN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URO PE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URO SERGIO NAR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YCON ROBERTO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EIRE IZABEL SILVEIRA SCHIAVUZZ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GUEL FERNANDE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LENE MOSSIM BERTA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URILO GERALDELI CARDOS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ADEIA DORASSI QUEIRO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ATANIEL FRANCISCO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ATHALY MURIEL FERREYRA VACCH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EDILSON CALASANS DE CAMARG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EIVA PEREIRA REBEQU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ELCY ANTONIO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ELMA FERNANDA SANCIN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EUSA DE ALMEIDA VIANA CO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ILSON DA SILVA JUNIO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ILSON JOSE DEL NERY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ILSON RAIMUNDO PE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ILTON CELSO FERRA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ILTON CESAR FONSEC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ORBERTO PANDOLF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ODAIR ANTONIO MARCH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ODAIR STO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ORLANDO ANTON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ORMAN FORTUN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OSEA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OSEIAS DE FREITAS JARDIN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OSMARINO VI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OSMIR DOMINGOS DE ANDRAD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OSVALDO JESUS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OSWALDO CALCIDONI JUNIO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OZIEL DE OLIVEIRA AUGUS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TRICIA APARECIDA DORTA MAGALHAES ARIED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TRICIA MOV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ULO CESAR DE MEDEIR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ULO CESAR MARIANO DUAR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ULO MANTELATTO PECORA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EDRO BARB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EDRO CIPRIA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EDRO HENRIQUE FERRAZ DE TOLE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EDRO HENRIQUE LOPES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EDRO LUIS DE ME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EDRO LUIZ SEVER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EDRO RODRIGUES DINI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ETER AMSTALDEN HERNAND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IERRE GUIDIN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LINIO URIZZ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FAEL TELL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FAEL TONIN DINI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FAEL VERNILL DE BARR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GIANE FERREIRA TRUPPEL BRANCALI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GINALDO MILL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INALDO BLUMER PREZOT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INALDO NARDI NE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INALDO PEREIRA DA SILVA JUNIO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INALDO QUILL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INALDO VIEIRA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NATO CALDEIRA DO AMARA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NATO DA SILVA CAMP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NATO JOSE CASAGRAND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ICARDO CERIO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ICARDO MALDONADO RIBEI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BERTO DE SOUZA ROC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BERTO GOLCALVES PIN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BINSON DUAR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BSON JAQUES SER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BSON JOSE CHIQUI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DRIGO ALEXANDRE DE TOLEDO GI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DRIGO CESAR CARPIM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GERIO ALEXANDRE 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GERIO BALBINO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GERIO DA COSTA LI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GERIO DE CAST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GERIO DE OLIVEIRA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NALDO HENRIQUE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NALDO JUAREZ PETTA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ANGELA APARECIDA PASCHOAL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ANGELA SOARES SAMPA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ELAINE APARECIDA TEODORO CARDOZ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EMEIRE ALINE CARRERA OCCHIUZZ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UDINEY DIHE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NDRO DONIZETTI BORTOLE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EBASTIAO ROBERTO APARECIDO MEYE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ERGIO AMARO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ERGIO JOSE MARTIM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DNEI RODRIGUES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IA REGINA CASARIM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IA REGINA DA SILVA FILHIN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RINEU APARECIDO CORRE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OLIDEIA MAGRI DA CRU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ONIA DE FATIMA TREVISA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OPHIA DUNAMIS FER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TEVENSON MOSCHINI CARL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UELLEN KATHIANE FERNANDES VILAS BO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USI MARTINS ROC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ELMI ANATASHI KAWAGO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HAIS APARECIDA TEIXEIRA STOC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HIAGO CHERPINSK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HIAGO GIBI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HIAGO SARTO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HIAGO VICENTE BO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IAGO MARTINS BRANCA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DECI DA SIL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DECIR DEMARCH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DECIR MICHELO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DINESSA CRISTINA SIMO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DIR ANTONIO DA CRU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DIR TUR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DIRENE APARECIDA PIRES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ENTIM MATHEU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ERIA SEVERINO JACOB ANGEL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TER LUIS LAMATRI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NDEREZ VIEIRA CARDOS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NDERLEI MAXIMO JOAQUIM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NDO CARDOSO CANNAVI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NILDA ARAUJO BERTOLINI PARIZOT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NUSA DA SILVA VALADA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NUSKA SHEYLA LIMA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ERA LUCIA DOS SANTOS FERNAND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ERA LUCIA MENDE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CTOR FONTABELL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TOR LIMA FELICIA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WAGNER ALEXANDRE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WAGNER ALVES CORRE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WAGNER DE OLIVEIRA PE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WAGNER RENATO BERTONSEL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WALTER LUIS GONCALVES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WASHINGTON FELICIANO DE BARR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WELLINGTON CORREIA MARTIN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WESLEY COSTA DA SILVA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WILSON FRANCIS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WILSON JESUS SAR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YASMIN MAGALHAES MELHA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ZAQUEU MOREIR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THERYN MOVIO PIR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EVIN MOVIO PIR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TORIA DE ARAUJO ZAMBEL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IME FILHINHO VALVERD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EXANDRE JOLY MEDI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ICE CORNELIO RUIV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ICE LOPES HONOR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ICE MONTAGNER GONC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ICE ORSINI MALUF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MANDA FERNANDA GUENZ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BEATRIZ DO NASCIMENTO FRAG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CAROLINA MANESCO LA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CECILIA MONTANHERE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JAQUELINE MONDINI LUI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JULIA MORGAN CASTI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 DE PAUL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 FRANCO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NA JULIA DE BRITO 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TONELLA HERNANDEZ DO CARM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TONIO CARLOS BENTO FISCHE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RTHUR ANTONIO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RTHUR CAMARGOS DE ANDRAD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RTHUR MINATTI CANNAVI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UGUSTO PENATI MEND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UGUSTO ROBERTO STOCCO DE SANTA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ARBARA ISADORA KAWAGOE DE BRI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EATRIZ PEREIRA ROBER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ENICIO FUZATTO PEN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ENJAMIM JORGE BARBOSA VI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ENJAMIN FRANCA DA CO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ENTO SOAVE RODRIG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ERNARDO JORGE BARBOSA VI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IANCA MENEGON GUTIEREZ BEG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IANCA ROVINA CASTIL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IANCA VITORIA BATISTA FELIX GONC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IO BUENO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IO GARCIA MEND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IO PAGOTTO PONC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IO VINICIUS GONZALEZ FAZENA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MILA MARIA STOCCO DE SANTA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TARINA OLIVEIRA FIGUEIRE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TARINA ROSSET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TARINNE CRIVELLARI FELL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THARINA SAYURI DE QUEIROZ UEMU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UE FILHINHO VALVERD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ECILIA MACHADO RI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ECILIA NARVAL DIDON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ECILIA ROMANO MEDEIR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ELINA MARIA MELO LOP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NTE COLTURATO MONTENEG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VI BRUZASCO DE OLIVEIRA BARR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VI CALASANS DE CAMARG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VI MALUF SARRUG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VI MARTINS VIEIRA PIN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VI ROCHELLE DAVIL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VI TERAOKA ALEGR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VI TRUPPEL BRANCALI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EBORA CORREIA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EBORA GOMES DE OLIVEIRA AUGUS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EBORA REGIS ROCHA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UARDO FRANCISCO MACIEL PRUDEN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SA MARIA FERRAZ SAMPA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SA OURIVES MORA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SE FATOBEN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SE MARIA NICOLAU CYPRIA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OA CRISTINA SANTIAGO BERGAM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MILLY ALLANA BORTOLIN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MILLY EMANUELLY NUNES SOAR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MILY BERNARDO MA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NRICO NEGRI BARB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NRICO SANTIAGO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NZO MARTINATTI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NZO MENDE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RICK AZEVEDO TEIXEIRA FRAN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TTORE OBROWNICK ZAMPIE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VELLYN MARTINATTI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BIANA GRANDINO GIMEN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LIPE ALEXANDRE OSTROVSKY LOREN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LIPE FATOBEN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LIPE JOAQUIM SOUZA BARROS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LIPE JOSE BRECHOTTE ALMEI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LIPE MARIN VERD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LIPE PAVANELLO ZEM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LIPE PEREIRA ROBER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LIPE RAFAEL DUAR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A GRANDINO GIMEN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O FORMIGONI SODR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RANCISCO INHOTA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ABRIEL ARCHANGELO FAR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ABRIEL CAPPELL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ABRIEL DUCATI FAC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ABRIEL GARCIA LUIZ SIL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ABRIELA CARVALHO GAWRYSZEWSK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ABRIELLE SAMPAIO ANDR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ABRIELY BERNARDO MA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AEL PRUDENTE DE CAMARG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EOVANA CASTILHO ABE DE MEDEIROS BARB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OVANNA VOLPATO 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OVANNI CERIO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ULIA ANNICCH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ULIA GERALDINI VI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UILHERME GABRIEL GODINHO MEND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UILHERME OSTROVSKY LOREN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HEITOR HENRIQUE MEDEIROS 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HELENA BORTOLOTI SABADI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HELENA LIMA FERREIRA PEDRASSA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HELENA LOPES VI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HELENA NEGRI FONTABELL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HELENA QUEROBINO OLIVEIRA TAVAR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HELENNA DORASSI QUEIRO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HELOISA FLORENTINO PRA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HENRI BENJAMIM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HENRIQUE GUSTAVO CANAL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GOR BENEDITO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SABELA DOS SANTOS NE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SABELA HENRIQUE FORT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SABELA OSELIERO GERALDEL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SABELLA FABIANA RODRIGUE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SABELLA GARCIA LUIZ SIL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SABELLA GREGOR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SABELLA MORGAN CASTI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SABELLI SIVIERO PAGGIA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SIS FERREYRA VACCH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SIS ROVEROTTO BARELL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NA SANCHES DE SETA BATI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O GUILHERME DE SOUZA CANET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O LUCAS DA CRUZ PE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O MONTAGNER GONC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O PAULO JOLY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O PREVITALLI DE TOLE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O VITOR ALBINO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O VITOR MONDINI LUI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QUIM CIPRIA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 ALVIM MARUK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 BRUZASCO DE OLIVEIRA BARR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 CRISTINO MEKARU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 DE SOUZA NAR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 MARCON FRAN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 SCHMIDT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A COSTA DE OLIVEIRA TOLE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IS DE MORAES SCHIAVINA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IS DE SOUZA NAR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RA MACHADO TUR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RA MORAES ROC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RA ROCHELLE DAVIL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RISSA THOMAZIELLO MARI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URA BORDIN VI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URA CASARIN DE PAU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URA DECHEN CHITOLI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URA FRANCO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URA FURLAN BORTOLUCC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URA SILVEIRA SCHIAVUZZ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VINIA MODESTO GRANA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IA BERALDI TELL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ONARDO HENRIQUE FORT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ONARDO MARCELO RODRIG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TICIA BOVE GALLI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VI COSTA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IVIA DE OLIVEIRA FISCHE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IVIA DE SOUZA CANET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IVIA MARIA DE CAMPOS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OIS SILVEIRA MELLO LORE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ORENA NOVELLO RIC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ORENZO BARREIROS RODRIG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ORENZO BERTO BUENO DE ALMEI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ORENZO CORREA CONTIE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ORENZO FURLAN BORTOLUCC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ANA TOTTI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AS ALEXANDRINO SELVAGG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AS ANTONIO DIAS MA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AS HENRIQUE DA SILVA KIMU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AS LOPES MAIST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AS MALUF SARRUG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AS NAPONUCENO DE FAR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AS NOBRE CONCEICA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CA BONATTI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CA FIRMINO FORA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GI DECHEN CHITOLI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SA CAROLINE DE ASSI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SA FERRAZ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Z HENRIQUE MELO LOP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ZA MARIN VERD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MA OLIVEIRA CIFER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ISA MUNIZ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NOELLA JULIANA RODRIGUE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NUELA AGUIAR FREDERI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NUELLA LUISA ANTUN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ELO CAPPELLETTI JUNIO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ELO RIBEIRO BARB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CLARA DE GO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CLARA GOMES DE ANDRAD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CLARA SILVA DE LI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EDUARDA ASSINE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EDUARDA DIAS LUI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EDUARDA SALVIANO FARI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EDUARDA VASCONCELOS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ELOISA SOUZA GAIAD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FERNANDA TOLEDO PIZA BERTAZZO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GABRIELA NAPONUCENO DE FAR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JULIA ASSINE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JULIA BORTOLETO CASTIL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LUISA TOLEDO PIZA BERTAZZO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PAULA PETTA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ROSA VERDINASSI GALA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TERESA INHOTA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NA GONCALVES DE CAMP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NA MARTINS NOGU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NA RAFAEL BERAL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NA SANTA R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NA NOVELLO RIC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TINA TANCREDO PENA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YANNA RIBEIRO BARB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THEUS BERTOLI SER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THEUS GUIMARAES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THEUS TERAOKA ALEGR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THIAS BARROS ARTILL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TTEO MARTINS POMPEU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ELISSA RODRIGUES NUN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GUEL HENRIQUE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GUEL QUEROBINO OLIVEIRA TAVAR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LENA QUEIROZ SEDA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ICOLAS DE TOLEDO GI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ICOLE ZANGIROLAMI DE FRANCIS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ICOLY SOUZA DE OLIVEIR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OAH OSTROVSKY LORENTI DE REZEND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OLIVIA DE ALMEIDA 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OTAVIO GERMINIANI OSHIK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TRICIA CAMARGO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ULO HENRIQUE PERES ROVERO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EDRO HENRIQUE ALVES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EDRO HENRIQUE VALERIO RONCA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EDRO LIMA FERREIRA PEDRASSA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EDRO MAIANI TOLE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EDRO PENATI MEND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EDRO PREVITALLI DE TOLE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FAEL COSTA DE OLIVEIRA TOLE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FAEL OSTROVSKY LORENTI DE REZEND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FAEL VEDOVATO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PHAEL BONACHELA JUNIO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UL VICTOR DA SILVA GODO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BECA COSTA FRANZO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MUEL BORTOLOTI SABADI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RAH DE ALMEIDA FER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RAH GUIMARAES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RAH MARTINS ROC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IO MIGUEL FERRER LOUREN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OFIA DE JESUS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OFIA PADUA FABE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OPHIA COSTA FRANCIS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OPHIA DOS REIS RISSATTO CLE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OPHIA ZUCHINI FONTABELL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TELA MORATO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TELLA DORASSI QUEIRO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TEPHANIE SOUZA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HAIS DANIELLE CAPPELL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HEO BONATTI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HOMAS EDUARDO CAVALCAN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IAGO THOMAZIELLO MARI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ENTINA BRANDINI DE BARR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ENTINA FERREIRA VENDRAM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ENTINE LUIZE LACERDA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CENTE RODRIGUES JUL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CTOR HUGO CAMARGOS DE ANDRAD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NICIUS BERTOLI SER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TOR LUIS LAMATRI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TORIA DOS SANTOS RAMALHA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TORIA NASCIMENTO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WILLIAM MIRANDA VITAL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ZAHARA VIANA PAUL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BDAEL ANDREUS RODRIG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BIGAIL CELINA LOP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BILIO CEZAR BORTOLE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A HENRIQUE DE SOUZA ROMUAL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ALGIZA PEDROSO RAM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ALMI APARECIDA ANGELI CHRISTOFOL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ELAIDE ALINE GOZZO BARB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ELVANA BARBOSA CARVALHO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ENISIO ANGEL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ILSON JOSE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ILSON RUDINEI MARCHEZO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LICOEL MARIA MONACO SIQU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RIANA APARECID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RIANA APARECIDA DE SOUSA CRU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RIANA APARECIDA GODOY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RIANA BENEDITA CAMARGO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RIANA CHRISTOFOLETTI TAVAR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RIANA CORREA GODOY FOLE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RIANA DE ALMEIDA GRUPP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RIANA GALLINA PAES MASCARIM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RIANA GORG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RIANA HENRIQ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RIANA MARIA NICOLAU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RIANA PETRICA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RIANA RAINHA MARTIN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RIANA ROLIM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RIANA SERIMARCO MIGUE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RIANA TEIXEIRA FRAN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RIANA VARGAS MEND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RIANO JOSE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RIANO PERES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RIANO SBRAVA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DVANIA BARBOSA DE CAST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GATHA CAROLINA BASSA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GUIDA MARIA DA SILVA OTREMB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ANA CARVALHO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BERTINA APARECIDA DE SOUZA CARNEI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BERTO WAGNER COMITR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CEMAR REGINA PER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CILENE ISABEL OCON VARGAS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ESSANDRA APARECIDA PANSERI LOP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ESSANDRA BARBARROSSA NUN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ESSANDRA GUIMARAES ROVEROTTO BARELL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ESSANDRA HELENA FERREIRA HERLING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ESSANDRA NATALIA MAINARDES DE MORA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ESSANDRA ROCHA VICENTE DE ARAUJ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ESSANDRA ROLIM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ESSANDRA SABRINA DA SILVA EVANGELI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ESSANDRO JOSE NUNE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EXANDRE BRAIDOTTI VERD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EXANDRE DA SILVA TOBI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EXANDRE ESPINEIRA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EXANDRE JOSE DE BRI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EXANDRE OSTROVSKY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EXANDRE PACHECO BARB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EXANDRE RAFAEL NERY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ICIA SOBRAL DE CARVA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INE APARECIDA BRITO BESER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INE CINTHIA SEGA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INE CRISTINE DO NASCIMENTO SANTIAG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INE DE SOUZA BARROS FISCHE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INE DOS REIS DE FRANC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INE FERNANDA MORAE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INE JULIANA JORGE SOARES BARBOSA VI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INE LETICIA COLTURA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INE MIRANDA PAMPOL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INE STEFANI SILVA GONC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INE SUELLEN DA SILVA OURIVES MORA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ISON EVELINE PADUA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LAN OSHI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LYSSON MATHEUS LACERDA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MANAI DE PAUL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MANDA APARECIDA GRACIA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MANDA FOR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MANDA KAREN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MANDA NEGRI FONTABELL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MANDA RAMOS GOM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MANDA RODRIG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BEATRIZ CANTO KRAID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CARLA REZENDE FALCE DE SOUZA E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CAROLINA CORNELIO RUIV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CAROLINA POZZ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CECILIA DE MORAES FER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CHRISTIANE JAC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CLAUDIA AMERICO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CLAUDIA ARGENT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CLAUDIA LOPES VI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CLAUDIA MATTOS GONC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CLAUDIA TREVIZAM MARTINS POMPEU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CRISTINA CORRER VI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ELISA OLIVEIRA FIGUEIRE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FLAVIA DA CRUZ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FLAVIA MARTIN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JULIA DE FAR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KARINA FURLANE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KATE MILANE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LUCIA JUNQUE NARD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LUCIA MAESTRO PREZOT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LUCIA MATRI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LUCIA ZARATI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LUIZA DA COSTA RAMOS GONC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LYDIA COSTA GOUVE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MARIA CAMPOLIM MONTEI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MARIA SOARES ARAUJ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MARIA SOUZA FONSEC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PAOLA NEG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PAULA DE ALVARENGA TER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PAULA PEREIRA CUN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PAULA PIRES RAIZE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PAULA PREVITALLI DE TOLE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PAULA TAMBORIM MICHELO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PAULA VIDOY RIBEI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 TEREZINHA DE ALMEIDA PEDROS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I VIVIANE SILVA FEREZ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LIA MENDES TRINDAD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AMARIA BUZATO VILLARON XAVIE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ERSON CORREIA DE CAMP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 CORREA MOT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 LUIS BARB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 LUIS PED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 LUIS TONI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 LUIZ BERTA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 SILVA DE PAUL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A CRISTIANE DE MORAES TABA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A CRISTINA MARTINATTI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A CRISTINA MESSI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A CRISTINA PELEGR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A DE SOUZA FRONE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A JERONIMO DA SILVA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A REGINA DA SILVA SPOLIDO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A RENATA DO VALL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A VOLPA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A ZA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IA CARDOSO SPA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IA CLEMEN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IA CLEMENTINO SOAR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IA VEDOVATO PE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SA NUNEZ GARCIA MEND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SSA FABIANA ZA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SSA SANTOS DE JESU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SSA SILVA MARCA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EZA RIBEIRO FERRA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DRINE PEREIRA DOS SANTOS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GELA CAMARGOS MO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GELA LAGOA CIRINO FRAN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GELA MARIA GOM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GELICA MARISA AVANSI AVER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GELICA RODRIGUES MACIE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GELICA SILVA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GELITA RIBEIRO DO PRA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NE CAROLINE ANDREA MULLER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TONIO CARLOS FIRMINO FI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TONIO NADIR RODRIG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TONIO ROBERTO ALFA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NTONIO SALVADOR CASTEL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RIADNE LOPES FER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RIANE APARECIDA ROCHA FERRA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RIANE TONON SOAVE RODRIG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RIOVALDO ROGERIO MO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RMINDA APARECIDA DOMING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RYANE DE ALMEIDA BORTOLE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UDREY BAPTISTA ARCHANGELO FAR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UGUSTO CESAR PRESOTTO SCHUBERT SOU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UGUSTO ELIAS FERNANDES LOBA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UGUSTO PEREIRA RESEND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UREA DE OLIVEIRA FERNAND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UREA OSCARLINA CHISSINI SAR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URELITA VIDAL DO NASCIMENTO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AUREO VITALINO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EATRIZ MONTEIRO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EATRIZ PARGA ARAUJ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EATRIZ SANTOS DA CO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IANCA DO AMARAL CARVA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IANCA MACIEL BARROZO BO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IANCA REGINA TOMAIOLO CAPPELL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RUNA ARTHUR BARELL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RUNA BOVI GARC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RUNA CARNEIRO POSSEB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RUNA CAROLINE DE MACEDO MIYAMO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RUNA CRISTINA GIANO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RUNA GERALDINI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RUNA SILVA CALAZAN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RUNO FRANCISCO SARACENE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RUNO HENRIQUE MOLINA SARRUG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RUNO MAG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RUNO ROBERTO ARIED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MILA APARECIDA SOARES SAMPA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MILA BRUZASCO DE OLIVEIRA BARR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MILA DANELLON GIMEN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MILA DELPHINO MARCELL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MILA GIANGROSSI MELEK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MILA MACHADO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MILA OTREMB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MILA RAFAELA LEM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MILA REGIN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MILA RODRIGUES DE JESU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MILLA XAVIER MEND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NDIDA FERNANDA SAMPAIO MAT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LA BATISTA DE SOUZ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LA CRISTINA SILVA CASTOR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LA MAGALI SANTOS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LA REGINA JULIAO BARB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LA ROBERTA FURLA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LOS ALBERTO ALESSI CARLET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LOS ALBERTO CASADE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LOS EDUARDO BOSCARIO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LOS EUGENIO BORTOLET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LOS ROBERTO BIANCH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LOS WAGNER GONCALVES JUNIO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MEM VALQUIRIA CARVALHO LIMA SOU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MEN BERMEJO RECAMA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MEN LUCIA CABRERA NE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OLINA BOSCARIO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OLINA CRISTINA BEN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OLINA CRIVELLARI CAMARG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OLINA GUED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OLINA JUNQUEIRA GUIMARAES TORNIZIELLO GRANUZZ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OLINA MOSCH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OLINE CAMPREGHE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ROLINE CRISTINA FRANCO DE MEDEIR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SSIA CRISTIANA LOPES MARTIN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SSIA MANTOVANI MOSS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SSIA MARIA DE SOUZA ALMEI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SSIA MARIA RODRIG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ASSIA REGINA WIRGUES MARTIN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ELESTE CRISTINA GIUSTI SIQU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ELIA CRISTINA BONI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ELSO GOMES QUEIRO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ELSO LIBARDI FRUCTUOZ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HRISTIANE COL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HRISTINA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ILENE DE CASSIA PEREIRA DOS SANTOS DI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ILENE JOANA GABRIE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INTIA KARINA GODOY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INTIA MARCELA ROSA DA CO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INTIA MARIA MANES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INTIA RAQUEL ZANIN DE QUEIRO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INTIA SALES DA SILVA MACIE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IRIO PEREIRA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EMIR BATISTA LEA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ETE MARIA CONCEICAO GUASTALLI BARBIE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IA ANDREIA PEREIRA DE GO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IA AZEVEDO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IA CHIARINI MONTEIRO LI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IA DA SILVA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IA DANIELE SALVADOR MONTEBEL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IA DAS GRACAS ASSINE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IA HELENA BABO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IA LUCIA CAMPANELL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IA MARIA CONTAR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IA MARIA RODRIGUES GARC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IA MARINA MAFORT PNIEWSK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IA PALLONE BASSINEL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IA PEREIRA DA SILVA MACIE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IA REGINA CAMILLI CALZOLA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IA RENATA GRANDINO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IA ROSSITTI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IA VALERIA POMPEO GARC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INEI JOSE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INEIA APARECIDA FERREIR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INEIA DE CAMPOS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IO JOSE VALVERDE OCAN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IO RODRIGUES DO NASCIMEN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UDIO SERGIO GUASS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AYTON DE JESUS SPADO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EBER ALEXANDRE MARIA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ECIO BARBOSA TEIX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EIA MARCIA DA SILVA CAMARG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EIDE MOTA JURADO MARTINS DA ROC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EISON PREVIA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EONICE DE ALMEIDA ZAMBIAN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EONICE GOMES LI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EONICE STENI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EVELI GUTIERREZ DINI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LOVIS CARMEZ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ONCEICAO RODRIGUES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REUSA DE FATIMA LEVANDOSCK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REUSA SANTOS BARBOSA FERRA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RISLAINE DA SILVA POR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RISTIANA TEODO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RISTIANE ANGELA DA ROSA NUN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RISTIANE BARBOSA VASCONCELL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RISTIANE DE ALMEI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RISTIANE DE LOURDES PRUDEN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RISTIANE DENISE MODOLO SIQU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RISTIANE GOMES DE OLIVEIRA AUGUS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RISTIANE MARIA TREMOCOLD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RISTIANE MARTIN CAMPOS DE GODOY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RISTIANE REGIS ROC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RISTIANE VIEIRA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RISTIANO CARBONI DE CAMP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RISTIELE CAVALCANTI DOLF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RISTINA DOS SANTOS SIL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RISTINA MARIA TREVISA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CYNTHIA DANIELA SOARES DE LIM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IANA LOPES MORA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IANA ROS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IANA VIEIRA VALE ANNIBA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IANE ANTUN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IANE APARECIDA FREIRE DE CARVA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IANE BORTOLIN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IANE GONCALVE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IANE OLIVEIRA DE MOU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IANE PRISCILA PACKER PERI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ISY APARECIDA IZIDO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LCIA REGINA GOULARTH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LILA FERNANDA FER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LTON GONCALVES VA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LVA CONCEICAO OSTE RIZZ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LVA KARINA FERREIRA PIR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NIEL FERNANDO RAMALHA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NIEL KOSHIMIZU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NIELA APARECIDA DE ASSIS ESPA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NIELA APARECIDA FAULIM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NIELA APARECIDA LOPES MAIST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NIELA BERGAMO MARTINS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NIELA BERJAN PECORA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NIELA CRISTINA LONGO BIANCH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NIELA DA ROCHA LUIZ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NIELA DONIZETE RODRIGUES YAMANAK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NIELA GOMES CASTELAZ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NIELA MUNIZ MARTIM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NIELA PEROSSI HASEGAW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NIELA TOLEDO DE AGUIA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NIELE CRISTINA DE MORA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NIELE MARTINS VIEIRA PIN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NILA LEME DE SOUZA CANAL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NUSA CONCEICA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RCI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RLENE APARECIDA BARBOSA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VI DAS NEVES CALM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AYANA TELES DE ALMEI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EBORA CAGAL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EBORA CRISTINA MARTIN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EBORA CRISTINA OSELIE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EBORA VILAS BO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EISE GONCALVES MEDEIR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EISE JULIANA FORTUNATO BIANCH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ELCINEIA FERNANDA FABRETTI BER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ELMA RAQUEL BUENO CASTI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ENIS NUNES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ENISE CAMARGO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ENISE CANDIDA MALAQUIAS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ENISE DE FATIMA ALVES RUBB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ENISE GUEDES FORTUNATO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ENISE RAMOS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EOLINA MARIA BARROS DE ANDRAD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EOSDETE LOPE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IEGO CORDASS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IMAS APARECIDO VI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INAIR GONCALVES 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IOGO OLIVEIRA R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IVINO GABRIEL ELESBAO GOMES DE ANDRAD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JILNEISBI MARTINIANO OBROWNICK ZAMPIE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ORIVAL FALETTI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OUGLAS RAFAEL BELLA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RIELE ALVES DE ARAUJ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ULCENETE DOS SANTOS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DYANNE MARTINS MARQ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CIDIR APARECIDO PRUDENTE FER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IBERTO BERTAZZO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ILEINE DE OLIVEIRA CAMP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ILENE DOS SANTOS NE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ILENE MICHELE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ILEUSA YOSHIOKA DOS SANTOS PE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INEA SERVIJA SEVER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ISON JOSE ROSS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ISON MARTINS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ITE VIEIRA SILVA DE CAMP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IVANDRO BLUME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IVANIA DE OLIVEIRA BISPO NUN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IZETE LUCIANA CALDERAN MARTIM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MAR MESSIA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MARA CANE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NA MARIA NEPOMUCENO CASA NO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NEA NASCIMENTO FERREIRA TOLE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SON EIJI YAMAGU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SON HIROSHI MEKARU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SON LUIZ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SON MARCOLINO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UARDO ALVAREZ FI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UARDO FERRAIOLI DUCA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UARDO GASPAR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DVAN ALVE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AINE BIGAT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AINE CINTIA PISSINATO AMSTALDE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AINE CRISTINA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AINE CRISTINA VITTI BORG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AINE ESMERIA DA CUNHA FOGANHO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AINE FERREIRA DE ARAUJO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AINE RENATA OLIVEIRA TEIX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CIO QUEIROZ COU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EN CRISTIANE FOR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EN PEREIRA DA SILVA CAS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ENI CUNHA CALD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ENICE TANIA DE ANDRADE VEIG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ENNARA DIAS MARTIN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EONORA DO NASCIMENTO DI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ANA APARECIDA BERRETTA ANTON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ANA APARECIDA DE GODOY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ANA APARECIDA FERREIRA LAMATRI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ANA CRISTINA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ANA CRISTINA SIQU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ANA REIS BARBOSA MOURA CRU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ANE APARECIDA MINATTI CANNAVI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ANE APARECIDA SBRAVATTI DE FAR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ANE GRANDINO GIMEN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ANE LIPE RIBEI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ANE OLIVEIRA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ANE PRISCILA BENAT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ANE REGINA COGO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AS FER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ETE APARECIDA BARREIROS PAULA RODRIG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NA FABIANA STOC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NEIA GONCALVES DIA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S CRISTINA MOND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SA BITTENCOURT DE MARQ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SA CARLOTA COLEONE LI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SABETE GUIMARAES ESPOS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SABETE LUC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SABETH APARECIDA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SALDO APARECIDO SIQU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SANGELA BETTE DO ROSARIO MORE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SANGELA CRISTINA DA SILVA NUN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SETE APARECIDA MARTINS BAPTI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SETE FIDELIS RAMOS GONC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SETE SOARES GOM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SEU NABAS GONCALVE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ZABETE BERTOL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ZABETE GONCALVE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IZANDRA FERREIRA PRAZER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LEN ALVES DA SILVA CO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LEN ROBERTA CAMARGO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OA CALASANS DE CAMARG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OISA DE JESUS PINS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SON MEDEIROS BARB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LUANA RONTANI ALCANTA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MERSON DA SILVA VACCH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MERSON DE TOLE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MERSON FRANCISCO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MERSON RUDINALDO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MMANUELLE ARAUJO DE SOUZ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NRIQUE CIPRIANO SILVA NUNES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RICA APARECIDA OLAIA DE MORA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RICA FERNANDA DA CO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RICA FERNANDA VERISSIM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RICA GONC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RICA GONCALVES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RICA LETICIA CARDOSO FER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RICK TEDESCO GIMENE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RIKA ALMEIDA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RIKA SEMMLER DE CAMPOS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RIVALDO CELESTINO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RMISSON FRANCISCO SOAR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SMERALDA LEME HUNGRIA DA CUN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SRON LUIZ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STELA MARIA DA COSTA PIN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STELA MARIA FERRAZ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UNICE NUNES MUNI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VA BEZERRA MOREIR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VELISE MONCAIO MO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VELLIN CARVA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VELYN FERREIRA RIBEI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VELYN MORATO DO AMARA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VELYN NOVELLO RIC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VELYN SCHEIBE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VERTON AMARO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VERTON FERREIRA DE JESU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VERTON GUSTAVO DE ME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ZILDE DENISE PRESSUTTO VI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BIANA APARECIDA ROSA DE ALMEI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BIANA CASTILHO ARI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BIANA CRISTINA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BIANA FIDENCIO FARI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BIANA GOMES NASCIMEN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BIANA VENANCIO DA COSTA MALOSS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BIANE NEGRET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BIANE SIVIERO PAGGIA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BIO ALESSANDRO OLIVEIR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BIO ALEXANDRE ZEM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BIO DE OLIVEIRA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BIO LUIS SIMO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BIO UNGARETTI RIC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BIOLA FIDELIS SANTIAGO DE LI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BRICIO LIBARD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GNER ALEXANDRE RIBEI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ATIMA DOS REIS GONC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LIPE LINO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LIPE VITTI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A ALVES BIROL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A DE OLIVEIRA JOS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A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A FERREIRA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A GRISOT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A LEI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A MARIA ROVAI BA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A MARTINELL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A MORAES CAMP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A MORE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A NARD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A OZORES POLACOW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A PECCI LARA GAT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A POMPEU LEI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A POMPOL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A RIBEIRO FERNAND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A SANTOS MARIA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A SCHIAV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A TELES BONATTO DOR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O ARDIAN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O CHIARINI MONTEI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O DOS REI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O JOSE DO NASCIMEN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O LAMATRI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O OLIVEIRA DA CRU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ERNANDO PRESOT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HEOLA CHRISTINE AVILA CO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LAVIA ALMEIDA SER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LAVIA BEATRIZ CASARINI BONACHEL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LAVIA FERNANDA ESCAVAS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LAVIA GOBET DE AGUIAR PELLEGR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LAVIA HELENA VOLPA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LAVIA REGINA DA COSTA BICU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LAVIA REGINE DE JESUS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LAVIA RENATA RI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LAVIA STO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ORTUNATO VENDRAM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RANCARLOS RAMOS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RANCIELE DE JESU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RANCIELLE MACHADO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RANCIELY CRISTINA XAVIER GUAR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RANCINE BARB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RANCINE DA SILVA BERGA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RANCINE TREVISAN AUGUSTI BE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RANCISCO DORIVAL DE ARRU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RANCISCO MONTEI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RANCISCO RENATO SILVEIRA BANDEIRA DE MELLO CAMP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RAUKFLOR SILMARA CARDOSO DE CAMARG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FRIDA METZGE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ABRIEL BONDER GAWRYSZEWSK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ABRIEL CORRER VI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ABRIELA GLADYS SAENZ BEN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ABRIELA HENRIQUES DE MA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ABRIELA MANABE TEIX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ABRIELA SANTOS RIBEIRO DE CARVA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ABRIELA TOSTE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ABRIELE FOR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EISON ANTONIO PIRES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ENTIL BENEDITO CANUTO JUNIO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ENY MOURA NASA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ERSON ROBERTO MARQ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ERSON RODRIGUES DA ROC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ANE SANTOS SILVA BARR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L MARCIO DE PAU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LBERTO FERREIRA LI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LSON BORGES FER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LSON NEVES CARVA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OVANA BEATRIZ DE CAMARG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OVANA DECHEN CHITOLI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OVANA MARQUES MARIA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OVANNA VITORIA RODRIGUES LOP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SELDA DURACENKO RAM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SELE ADAO MIRANDA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SELE APARECIDA DINIZ ANTON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SELE DOS SANTOS TO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SELE RODRIGUES LIMA CASAR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SELE SPAGNOL BERALDI TELL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SELE VIANA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SELI LUZIA CASTILHO ALONCO SALLA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SELLE FERREIR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SELLY THALITA BOSCHE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SLAINE APARECIDA FRASSET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SLAINE APARECIDA THOMAZ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SLENE NICOLAU MILL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SSON AMORIM CO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ULY RICCI DO CARMO HERNANDE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IZELI CRISTINA DA SILVA GREGOR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LAUCIA APARECIDA VILODRES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LAUCIA FERNANDA GALANI GASPAR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LAUCIANA MALDONADO GANDA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RACA MARGARETE RIBEI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RACIETE DE MARIA VIEIRA CO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RAZIELA CONCEICAO DE OLIVEIRA DORTA RIBEI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RAZIELA CRISTINA VICCINO PETTA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RAZIELA FERRER CORREA LOUREN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UILHERME CARDOSO FONTABELLI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UILHERME CASSOLI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UILHERME SANTIAGO BERTOL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GUSTAVO CORRE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HANANIAH TARDIVO QUINTA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HELEN DE OLIVEIRA SCREMI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HELEN PACHECO SPADO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HELENA APARECIDA MARTIN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HELENA DE FRANCA LOUREN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HELENA DO VALLE FRAN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HELOISE FRANCINE GRONO GIBI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HENRIQUE HASHIZUME BAPTI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HENRIQUE JORGE SOBRIN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HENRIQUE JOSE DOMINGUES CASTI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HENRIQUE MAZZINI AFONS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HERIKA LUCIA MACHA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HIELRY MELLISSA IGNAC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HUGO AUGUSTO LEITE PEIXO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AGO RAMIRE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LZA APARECIDA DO AMARA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NGRID GARCIA MIGUE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NGRID RIBEIRO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RACILDA REGINA DE ARRU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RACILDES MARIA PEREZ DEMARCH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RANI MARQUES BORTOLE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RENE MARIA QUEIROZ PEIXOTO NOGUEIRO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RINEIA DA SILVA KIMU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SABEL CRISTINA DI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SABEL CRISTINA FRANCO DE MEDEIR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SABELA BONIFACIO MARTINS NOGU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SABELA MARQ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SABELA ROC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SABELA VI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SABELLA MARIA GIANGROSSI FERNANDES FOR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SADORA CRUZ LOP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SAEL MARI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SAURA STENI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SRAEL RODRIG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STADEU NOGUEIRA MEND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TAMILSON LEITE DOS REI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VAN CASSIO CHIARINI DE BARR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VAN CESAR CANET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VAN GRELL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VAN JOSE ZOTELL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VAN REIS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VANIA CRISTINA FIRMINO FORA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VANILDA BORBA DA SILVA KOMATSU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VANILDE APARECIDA CARRARA DIHE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VANILDE DIAS DE NOGU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VONE MARIA QUEIROZ SEDA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IVONE PAES DE CAMARGO DINI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ACKELINE MAURICIO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ACKELINE MURBACH VIEIRA LIGO GOLDSCHMIDT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ACQUELINE BOVE GALLI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ACQUELINE CAMARGO SPOLIDORO 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ACQUELINE CRISTINA VALER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ACQUELINE GASPARI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ACQUELINE ZANUCCI MANTUA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AIANE RODRIGUES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AMIL MARIANO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AMILE MARTIN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ANAINA BER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ANAINA BOSCARIO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ANAINA NATALIA MASS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ANE APARECIDA DA SILVA DOMING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ANE FRANCO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ANINE DIORIO FELICIA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AQUELINE SOUZA CERQUEIRA DE LI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EANE BOSCO RUF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EANE RIZZI DE MOU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ENIFER GUIMARAES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ESIEL CARLOS GUTIEREZ BEG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ESSICA CRISTOFOLETTI DE CAST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ESSICA ELAINE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HULYENE PAULINO SILVA CARDOS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O BATISTA CORDEIRO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O BATISTA CORREA NE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O BATISTA LOP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O CARLOS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O CARLOS FERNANDES FRAN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O CRISTIANO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O ERASMO DE OLIVEIRA E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O JACINTO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O JUNIOR MOVIO DA CRU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O MIGUEL SEDA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O PAUL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O VICTOR PINHEIRO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AO WESLEY ANDR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ELMA RAMALHEI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ENICE SOARES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RCENITA MARI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RGE ANTONIO CACHOEIRA HENRIQUE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RGE EDUARDO SABADIN DA CO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ANA ROCHA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CLAUDIO BEGNOSS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CRISTOVAM GOMES DA CO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DE ARIMATEIA SILVA JUNIO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EDUARDO CANHA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JOAQUIM NUNES GUERRA JUNIO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LEANDRO MARCA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LUIS COU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LUIZ RIBEIRO DE CARVA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MARIO SIMOES DE AGUIRR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ROBERTO ALEXANDR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ROBERTO NEGRISO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 VANDERVALDO CORRE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AN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ANE SIMONE CASARI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FA NATIVIDADE COSTA FRANCIS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FA RIBEIRO TEODOS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ELIA COSTA FRANZO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SIELEN FROIS DE MORAI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YCE DANIELE SIQU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CIANE GONC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CIMARA LOPES CO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 CHIODI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 FERRER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 MACHADO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 PICININI HORT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A APARECIDA BRAGA DE ALMEI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A BARROS MARIANO ARTILL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A CHIARAN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A CHIARANDA DE ALMEI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A CORDEIRO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A DE ALMEIDA 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A DE FATIMA TARTA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A DE LOURDES PENATI MEND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A DE SOUZA NAR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A ELISABETE BRECHOTTE ALMEI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A GIACOMINI BARB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A LOPES GONCALVES DE AZEVE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A MARIA BAPTISTA SANTIAGO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A MARIA DANIEL VEL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A MARTINS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A MARTINS DINI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A MORAES E SILVA ROC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A PEREIRA TEIX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A REGINA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A ROBERTA PARA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A RODRIGUES FER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A ROSA CAMP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E CRISTINA TANCREDO PENA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ANO BALIONI NUN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O CESAR CARREGA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O CESAR DALTROS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LIO CESAR RODRIGUES DE MENEZ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NIA FERREIRA RODRIG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URACY HELENA BETIM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MILA ANDREA RAMOS DE CARVA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RANI CRISTINA PANZARI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RINA APARECIDA MARCH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RINA AVANC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RINA BRANCALI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RINA CANO SANCH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RINA CORREA CONTIE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RINA DOS REIS RISSATTO CLE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RINA FRANCIANE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RINA MENEGUELLI PASCHOA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RINA ZANDO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RINE DE LIM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RINE SARCHIS IO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RLA JANAINA DE CIL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RLA PINHEIRO DE SOUZA DE FRANC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RLA SANTOS RIBEI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ROLINE PINTO NEVES BOSCARDI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TIA CILENE PEDROZA ARTHU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TIA CRISTINA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TIA CRISTINA FISCHE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TIA CRISTINA PE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TIA CRISTINA SOARES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TIA DONINI ARTHUS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TIA FRISQUIN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TIA GARCIA RIBEI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TIA KARINA ROSENDO TOBALD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TIA KATACHINSKY BIANCH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TIA SILENE DE OLIVEIRA BARR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ATIUSCIA PATRICIA DE TOLEDO GI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EILA DE ALMEI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EISLI GABRIELE D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ELLI ALEXANDRA JACOB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ELLY CECILIA DA SILVA SIMOES MONTEI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ELLY CO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ELLY CRISTINA 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ELLY CRISTINA BATISTA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ELLY CRISTINA DE SENA LA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ELLY CRISTINA NOVELLO FER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ELLY RIBEIRO ALVES DE JESU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KENIA AIANDRA SILVA RUI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ERTE PADILHA JUNIO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IS DA SILVA PASS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IS DUARTE SALA LEM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IS ELENA MALAGOLI MODO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IS FERRAZ DE CAMARG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IS QUELEN FEITO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ISE COSTA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NA RENATA LOPES DA ROC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RISSA APARECIDA GONC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RISSA DE ALMEIDA MIRANDA MIO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RISSA ERLO SARTO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RISSA FURO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RISSA GABRIELE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RISSA RODRIG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RISSA SPADOT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URA ER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URA FIRMINO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URA ICHIMARU DALLOC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AURO NILTON PIRES CARDOZ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ANDRA APARECIDA MIGUEL TOLEDO DE ASSI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ANDRO DE OLIVEIRA DE ALMEI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ANDRO MARQ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ANDRO MORAES FURLA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ANDRO RODRIG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ANDRO SOROCABA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ILA PAULA KANTOVIT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ILA POLIANA SANTO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ILA RACHEL DE LIMA MATHEU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IVA APARECIDA TONELL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NISE MARIA CORAL MARTIN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ONARDO RODRIGUES DA SILVA LEI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TICIA BARBOSA LIMA DE CAST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TICIA DE ALMEIDA CAMARG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TICIA HELENA CASTILHO AB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TICIA LUCIANO LANGO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TICIA MANUELA TEIXEIRA GONSAL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TICIA PINHEIRO DE CAMARG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TICIA SANABIO REG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TICIA TORREZAN PAVANEL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TICIA VIEIRA ARBEX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EYTICIA ALVES TEIXEIRA RODRIG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IDIANE CRISTINA TEIXEIRA FURLA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IDIANE VANESSA AZEVE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IGIA MARIA GONSAL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ILIA PEDROSO BARB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ILIAN BERTA RIHS PERIAN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ILIAN CRISTINA FORMIGONI PE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ILIAN CRISTINA VICENTE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ILIAN MIEKO MIN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ILIAN NUNES ELI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ILIANE MODESTO DE ARAUJO GRANA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INDALVA LUCIANA RAV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IVIA AMARAL BEZER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IVIA PAULILLO PIETROB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IVIA ROCHA MARTIN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IVIA VANISSI ALEXANDRINO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OREM CAMARGO DE LI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OROANA DOS SANTOS FER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ANA ADELINA CANDIDA LIMA MARCH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ANA BORDIN VI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ANA MARCELA OLIVEIRA ANTON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ANDA CRISTINA MORGAN CASTI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AS BATISTA VACCH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AS GIACHETTO DE ARAUJ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AS HURBANO BOMFIM MORE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ELIA BRAGA MA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 CRISTINA BISSIOLI DE OLIVEIRA GONC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 CRISTINA LARA NEGREIROS AVIL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 CRISTINA ROCHA MORA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 DE CAMARGO DEL NERY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 MARI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 REGINA DE MEL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A ALMEIDA TONDA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A APARECIDA CORREIA MACHA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A APARECIDA MORA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A BEATRIZ DE ARAUJ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A CERVELLINI THOMAZIELLO MARI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A CRISTINA MARTINS DESIDER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A DA COSTA MEL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A DA CRUZ RIBEIRO JORG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A DE ARAUJO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A DE FATIMA SANT AN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A DE MELO FURLA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A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A DI BENE RIZZI SCARLASSA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A FORNAZA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A FRI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A GONCALVES LEME CHA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A LIMA DA SILVA YAMAGU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A MARIA DA SILVA GA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A MARIA RICARDO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A OVIDIO DE LIMA DO AMARA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A ROVINA CASTIL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A SANTOS JANUAR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E ANDRESSA DA SILVA LIMA VALERIA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E BERNARDINO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E CRISTINA MACARI DE QUEIRO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E CRISTINA SILVA TOVA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E HELENA DE CARVALHO DOMENEGHI CARPIM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E MENDES BOIA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E PINTO DE CARVA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ANO CANUTO TELLE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DALVA BARROS DE OLIVEIRA DA CUN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ENE CHINELATO SIL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LENA BORGE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LENE ANDREIA DE MORA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LENE BAL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LENE CRISTINA BRAGA FAB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LENE GIMENEZ CASTILHO DE GO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LENE REGINA RIBEI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LENE ROSA DE MELO GOM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MAR APARECIDA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NARA MARTINS DE ARAUJO ALMEI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NEIA LIMA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CINEIA TEREZINHA NAB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DEMAR VI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S ALBERTO MAZZE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S ANTONIO APARECIDO DONIZETI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S ANTONIO GIMENES ALB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S ANTONIO NASCIMEN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S CARLOS CANUTO DE BARR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S CARLOS RUB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S CARLOS ZANAR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S EDSON DE BARR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S FERNANDO JOLY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S GUSTAVO FAC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S GUSTAVO SOLEDAD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S RENATO ANDRADE FISCHE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Z CARLOS FELIC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Z GUSTAVO MALUF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Z MATTIAZZO FI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IZA BARROS PE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LUZIA VANI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GALI BELTRAM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GALI CRISTINA BANZA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GALI PEREIRA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IRA DUARTE NOVA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IRA KEYLA GARCIA LOZAP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IRA LUCIA ASSIS CASAGRAND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IRA RIBEIRO DA SILVA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NOEL INACIO PEREIRA DUAR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NUEL HILARIO ADA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NUEL NALESSIO FERRAZ DE CAMP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AISA ALVES DE REZEND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EL VARELLA PIR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ELA TESCAROLO DI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ELA ZANDONA VAN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ELO DE ALMEIDA LEM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ELO JOSE KERCHES ANNICCH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ELO PEREIRA BARB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ELO RIBEI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ELO VILAS BOAS DO ROSAR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A ALVES DE MA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A APARECIDA PINTO CORRE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A CONCILIA BARROS BERTOL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A CRISTINA DE BARR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A CRISTINA DUCA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A DA SILVA LEI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A DA SILVA TELE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A MARIA AILT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A MARIA ALBINO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A MARIA BETTI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A MOREIRA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A REGINA BORTOLETO CASTIL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A REGINA CRISTOFOL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A REGIN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A REGINA DE BARROS MATHEU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A REGINA DE MORAES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A REGINA FER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A REGINA SANTOS DE SOUZA ANDRAD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A RIBEIRO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A SANCHES WIEGE MARTIN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A SANTOS DE ARAUJ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A VERIDIANA STENICO ANTONIOLL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O ANDRADE FELIP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O ANTONIO MARUK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IO JOSE DE CAMP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O ANTONIO DE LI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O ANTONIO PEDRON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OS ANTONIO DOMING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OS ANTONIO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OS ANTONIO TENORIO LEM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OS ANTONIO VAILATTI DO PRA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OS AUGUSTO FER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OS DEGASPA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OS HENRIQUE DE OLIVEIRA DOR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OS JOSE SIMO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COS PAULO SILVA LI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GARETE MARIA MOREIRA NOGU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GARETE ORLANDINI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AMARA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ANGELICA BARB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ANGELICA SCARPELI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ANGELICA SPIRONEL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APARECIDA DA SILVA MOV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APARECIDA DE FARI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APARECIDA DOS SANTOS CO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APARECIDA MACE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APARECIDA VIEIRA DA CRUZ PE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AUGUSTA CORREA HERNAND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BEATRIZ ABREU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CECILIA CHINELATO BORTOLE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CLARA POLESEL TACLA FRAN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CLAUDIA PE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CLAUDIA SANTOS SAMPA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CRISTIANA ROC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DA LAPA LOPES FIGUEIRO VA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DAS ANGUSTIAS RODRIGUES DE ME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DAS GRACAS NASCIMENTO SOUZ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DAS GRACAS SANCHES DANT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DE LOURDES FRAZAO VI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DE LOURDES SOUZA R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DE LURDES VITTI STO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DO CARMO ALVES SILVA CARVA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DO CARMO TUNUSS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DO ROSSIU GOMES SE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DRESSA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ELENA BONAS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ELISA ASSARICCI BARB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EMILIA MONTAGNE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EULIDIA DE MIRANDA RODRIG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FATIMA DA SILVA BROSS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FERNANDA DOS SANTOS SIL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INES CLAUDINO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INES FAVARIM GI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IRMA PELAES DALMAS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ISABEL DA SILVEIRA NUN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IVETE ARAUJO MARCOL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IVONE DOS SANTOS CHIQUI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JOSE CAMPOS PIACENT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JOSE DA SILVA CAMARG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LUCIENE DO CARM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LUCINEI XAVIE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LUIZA ALLEO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LUIZA GUEDES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LUZ CASSELLA SORNSEN ZAMPOL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NEUZA MARINHO DA SILVA DE SOU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OLIVEIRA DE SATEL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OSMARINA LEI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RODRIGUES DE CAMP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ROSELI SANJUA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TERESA BUZATO ROSS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THERESA SARTORELLI SERRA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 VITALINA DE GOES DANT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NA APARECIDA BAPTIST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NA CAMARGO FRAN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NA CARLA DE MOURA VALENTIM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NA CRISTINA TROV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NA DE CAMP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NA FABIO CIPRIA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NA FRANCOIA NATIVIDADE SABINO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NA JOSINA PE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NA ROMANINI SIQU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NA TONINI DE CAMARG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NA VERDI LOP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NE BORTOLE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NE CARDOSO FRANCA DA CO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NE CRISTINA GARC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ANGELA DAVANSO VARG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ELA MACHADO CRESTANA CANTARELLI BERTONSEL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ELE VALERIO BORG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LDA PEREIRA GOM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LENE APARECIDA DO CARM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LENE PEREIRA FROIS DE MORAI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LIA REGINA NARESSI GUTZLAFF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NA ARCHANGELO FREA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NA COSTA FERNANDES SALMAZZ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NA MASSELANI BAS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NALDA MARRETTO HELMEISTE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NALVA SANTOS SANTA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O ANTONIO MARTINS DE PAUL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O EDSON FERRAREZ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SA APARECIDA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SA DE ALMEIDA LEM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SA FERNANDA MOR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SA GIUS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ISSOL SANCHES BER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LENE DAS GRACAS BISCALCHIM SALVADO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LENE SANTOS CAETA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LI ALDAIZA PANSIERA DE LI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LI VERGINIA ASSALI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LIANE VASCONCELOS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LUCI RAQUEL BERTOLO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TA ALEXANDRA FERRO RODRIG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TA CRISTINA DE ALMEIDA LEM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TA DA MOT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TA DOS SANTOS BAHIA MO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TA IRIS BARROS DOS REI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RTHA MARIA JOLY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TEUS GENTINI RI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THEUS ANTONIO DE PAULA CABRA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URICI LUIS SCARPA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URICIO FERNANDO STENICO BERAL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URICIO JOSE BRANCALI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X ALENCAR OBLADE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XWELL PIVESSO MARTIN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AYARA ARAUJO DE LI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EIRE BARROS LOP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ELIANE FERNANDA MONTANHERE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ELISSA MONTEIRO LI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ELISSA PINTO FER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ERCIANA CRISTINA SALVADO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CAEL BATISTA FERNAND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CHELA CRISTINA CRISTOFOL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CHELE ANTUNES DELVAJ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CHELE ARAUJO GOMES TEOL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CHELE FERNANDA DA CONCEICAO CARDOS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CHELE FERNANDA THOMA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CHELE FERNANDES DA SILVA GONC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CHELE FUZAT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CHELE LUIZ ALBA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CHELE SIL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CHELE TAKISSITA GUARES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CHELLE ALINE DE LIMA MENDES MORA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CHELLE AMARAL GRANATO BRASILEI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CHELLE CRISTIANE ORTI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CHELLE FABIANA DO AMARA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LENA BARBOSA DE LI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LENA CARVALHO DA SILVA DE CAMARG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LENA CEZAR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LENA GUERREIRO DE CERQU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LENA SILVEIRA DE PADU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LENE CLARINDO LINARES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LENE CYPRIANO FELICIANO JUDIC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RELA ZANGIROLAM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RIAM BEZERRA TIMB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RIAM ELISABETE DONATELI PAES DE CAMARG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RIAN RODRIGUES BONA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IRTES MARIET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OACIR JOSE MARQ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OACIR PEREIRA ALENCAR JUNIO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ONICA DUCA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ONIKA DOS SANTOS MAG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ONIKA JACKELINE CARVALHO SALES COSTANZ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ONIQUE VIEIRA STIPP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ONISE MACIEL PRUDEN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URILO FRUTUOSO DE AZEVE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ADIR DE FREITA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ADJA MARIA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AIARA QUEIROZ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ARA ELISA HARTUNG CAMP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ARZI ALVES NOVA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ATALE MARIO SOAVE NE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ATALIA MENIN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ATALIA VALERIA ALVES DO AMARA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ATALLI APARECIDA HENRIQUE FIGUEIRE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ATANAEL DOS SANTOS CESA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ATHALIA ROMERO LOPES HONOR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ATHALY MOURA DOS SANTOS BORG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ATUZA SIMOES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AYANA CAROLINE BERNARDO MA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AYARA FERREIRA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EIRE CRISTINA RODRIGUES PONC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ELI APARECIDA DE CAMP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ELI GONCALVES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EUSA BUE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ILCE DO AMARAL DI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ILZA MARIA FERNANDES CASTRO DE BARR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IVALDO JOSE DE PAUL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IVALDO LUCIO DE MOU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OE JOSE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ORIMAR APARECIDA DO CARMO TOG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NORMELIA DOS SANTOS CO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ODILEIA FERREIR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ODILEIA SALVIANO FARI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ODILIA PEREIRA DO NASCIMEN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OLAIR MACHA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ORIVALDO RIBEI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OSMAIR GABRIEL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OSWALDO BELARMINO VALADAO JUNIO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OTAMIL RAMOS SABA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OTAVIO AUGUSTO CHAGAS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OZELIA DUARTE DE MIRANDA VITAL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MELA CRISTINA CAMARGO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TRICIA ALESSANDRA PAL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TRICIA APARECIDA RAGAZZI SANCHE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TRICIA BOLZAN AGNELL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TRICIA CRISTINA WESOLOWSKI TAVAR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TRICIA DA SILVA ORTOLA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TRICIA DE SOUZA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TRICIA ERICA PITON PANDOLF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TRICIA FERNANDA PER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TRICIA JULIANA DE SOUZA PE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TRICIA MASSAE KOMATSU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TRICIA PEREIRA DE BARR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TRICIA PONT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TRICIA RAFAELA RODRIGUES DE MORAIS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TRICIA RIZZO GUIMARAES FER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TRICIA ROMA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TRICIA ZAMB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ULA ADRIAN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ULA CENDROWICZ DE SOUZA MATI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ULA CRISTINA VALESIN MORAI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ULA LINO MENDES DA CRU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ULA OKUDA DE ARAUJ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ULA ROBERTA TRINDAD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ULO CESAR CAVALCAN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ULO CESAR FORTUNATO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ULO CESAR SCHIAVUZZ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ULO CESAR STORE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ULO CEZAR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ULO EDUARDO FERNANDES LACOR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ULO FRANCO JUNIO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ULO HENRIQUE GUAR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ULO MATHEUS ROME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ULO RICARDO ESTEVAM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ULO ROBERTO CO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ULO ROBERTO LARA NEGREIROS DAVIL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ULO ROBERTO PER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ULO SERGIO BERAL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AULO SERGIO LOZA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EDRO GUILHERME BALDIM PE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ERSIE APARECIDA ALVES FERRA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IERRE RODRIGUE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OLYANA ANDRESSA SANCH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RICILA DO ESPIRITO SAN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RISCILA BARB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RISCILA BATINGA ROTA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RISCILA BENATTO LIBERA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RISCILA CRISTINA PEREIRA GARC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RISCILA DE PAUL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RISCILA DE QUEIROZ PE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RISCILA FATOBEN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RISCILA LIMA FER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RISCILA MENDONCA CERSOSIM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RISCILA PAVANELLO ZEM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RISCILA REGINA FRAN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RISCILA ROBERTA FRASSE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RISCILA SOUZA DE AMARAL MENEZ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RISCILA TATIANE DE PAULA VITAL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RISCILA VERGINIO GOM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PRISCILLA CILENE JORGE SOARES BARB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DINE ELIZABETH FESSEL NEM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FAEL DE MEDEIROS CAST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FAEL DO NASCIMENTO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FAEL FEREZ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FAEL SILVA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FAELA AGRA DE CAST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FAELA CRISTINA VIEIRA VIA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FAELA DA SILVA FRAN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FAELA DO ESPIRITO SAN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FAELA MOSSARELLI PENE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FAELA PARIZOT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FAELA TATIANE OLIVEIRA NEI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FAELA TAVERNARO FAIJ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FAELE CRISTINA MARTINS PEDRO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FIKI ZAKI PAUL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ISSA BOMBO PIR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ISSA CARVALHO MARIN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ISSA FERREIRA MORAI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ISSA SARAN SARTO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MON PITTIZER MO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QUEL APARECIDA ANIBA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QUEL DE FATIMA MATTOS GERMINIA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QUEL MACHADO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QUEL PEIXOTO DE CARVA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QUEL PRA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QUEL TAVARES FERREIRA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QUEL THEREZA MONTEIRO DI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UL FRANCISCO CARDOSO GARI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AUL NAVE PRA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BECA CAMPOS DE ANDRAD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GIANE APARECIDA TEIXEIRA NUN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GIANE DOS SANTOS VIEIRA SETTE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GIANE VANIN LIBARD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GIELE CRISTINE CORTE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GINA APARECIDA AMELIA DE SOUZA SILVA BRAG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GINA APARECIDA DE AGUIA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GINA DOS SANTOS URIZZ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GINA LEX ENGE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GINA SANTOS DE SOUZA DO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GINA STOC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GINALDO COSME RODRIG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GINALDO HENRIQUE FOR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GINALDO SILVA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INALDO DI GIACOMO FIDELI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JANE ELISA TREVISAN CORRE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JANE MARIA TOGNI GOS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NAN DE SOUSA DUAR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NATA CAMPOS CO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NATA CARVALHO MEYE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NATA CRISTINA CAMPIO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NATA CRISTINA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NATA DE MORAES ZANUZZ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NATA ELISABETE CONCEICAO PIN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NATA FERNANDA FRAN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NATA FER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NATA LI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NATA LUCIANE VALERIO RONCA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NATA SILVEIRA MELLO LORE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NATA TONELLI PERF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NATO DONIZETE SAMPA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NATO LEITAO RONS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NATO LINO LEITE CALZOLA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NATO MARCELLUS ROBER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NATO ROCHA BATI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ENATO TAVEIRA AMANCIO BORGONOV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ICARDO ALEXANDRE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ICARDO DE MORAES FI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ICARDO LU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ICARDO MAGANHA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ICARDO MENDES BEZER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ICARDO PIT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ICARDO TAKUMI YOKOYA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ITA DE CASSIA BISA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ITA ELI FLORENTINO PRA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BERT WAGNER PERDO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BERTA LOPE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BERTA TERESA STOC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BERTO GOMES ROC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BSON FELIPE BERNARD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DINEI ROBERTO FERNAND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DOLFO GERNER JUNIO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DRIGO DE GODOY DI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GERIO ALVARES FORT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GERIO DE LIMA OCCHIUZZ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GERIO JOAO CONSTANT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GERIO MUNIA CORRE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MULO BLASIG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NALDO LUIS PARIZOT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NEI ANTONIO RUI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NEI JOSE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OSVETH BRITO BOTE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A CRISTINA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A JOAQUINA FREITAS DE MELLO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A MARIA CASARIM ZANAT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A MARIA DE SOUZA CAMP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A MARIA DEFANTI AUGUS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A MARIA SILVEIRA NICOLAU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ANA ANTONIO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ANA CLEIDE ALEIXO SILVA DUAR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ANA DE PAULA ARRU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ANA FIGUEIREDO CUN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ANA SOLE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ANA VIEIRA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ANE MARGARETH HUSS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ANGELA APARECIDA CORRE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ANGELA APARECIDA MORAES BATISTA FELIX GONC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ANGELA DE CASTRO REZENDE PE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ANGELA DE FATIMA BENTO BOMBACH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ANGELA GONCALVES DE ALMEIDA NEG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ANGELA RODRIGUE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ANI GRUBE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E MARY QUEIROZ GALD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ELAINE MARIA CORRE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ELEINE DE FATIMA ROCH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ELENA CRISTIANE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ELI APARECIDA GODIN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ELI APARECIDA PIZELLI MASCARI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ELI APARECIDA POLISEL ESPOS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ELI CHRISTOFOLL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ELI DA COSTA DANT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ELI DE FATIMA CORRE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ELI FARIA SIMOE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ELI MARIA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ELIS DE MOURA CRU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EMARY CRISTINA BELLO BORTOLET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EMEIRE CRISTIANE MARTINS LOPES GONC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EMEIRE DA COSTA DANT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EMEIRE SILVESTRE GONC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ENI DE FATIMA ANTON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ENORA REBELO GONCALVES FONSEC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IANE DE ARAUJO SOUZ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IANE ROCH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ILENE ROCH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IMEIRE CAPOBIANCO PAP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INEI NAPONUCENO DE FAR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IRIS DOS SANTOS GONC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OSSANA FABIANA DE SOUZA RODRIGUES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UBIA LIDIA SAMPA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UTE ALESSANDRA DA SILVA NOBR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RUTILENE FONSECA MARANHAO GUIDIN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BRINA DE JESUS BARREIR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BRINA DORIZOTTO CORRE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BRYNA CARDOSO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LETE APARECIDA DA ROC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LVANDIR ALEX DA SILVA HERMENEGIL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MANTHA TAMBASCHIA AFFONSO MENK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MELA MIGUEL MACHADO BRANCA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MIRA STURI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MUEL JOSE CIGAN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NDRA APARECIDA 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NDRA APARECIDA LOURENCO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NDRA GIOVANONI TRAPA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NDRA HELENA NUNES RODRIGUES PREVITALL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NDRA MARIA SILVA LI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NDRA REGINA DA COSTA PIL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NDRA REGINA DE OLIVEIRA FRAN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NDRA REGINA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NDRA REGINA GONCALVES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NDRA REGINA MARICONI BARB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RA ROBERTA MORAES CORDEI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RAH PEREIRA DA PEN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RAH SOLER MONTEBELO DE LI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RITA HELENA CASTILHO GARBI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UL BRUNO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AULO BARBOSA MOR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ELMA BUENO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ELMA CRISTINA URIZZI TRAJA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ELMA MASSETO DE ARAUJO BOSCARIO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HIRLEINE NAZARE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HIRLEY APARECIDA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HIRLEY DONIZETE R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HIRLEY FERREIR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DNEY JULIO SANROMAN BERNARD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ENE SILVA FRANC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MARA CRISTINA AFFONSO CERIO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MARA CRISTINA SILVA SANTA R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ANA DE FATIMA LOPES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ANA DE JESUS SOUZA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ANA DE MA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ANA DOS SANTOS FER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ANA MALUF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IA CRISTOFOLETTI DE CAST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IA DANIELE MARCON FRAN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IA DE ABREU MAIANI SIMO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IA HELENA BONFA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IA HELENA CLEMENTE CAROB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IA LETICIA APARECIDA CASSIMIRO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IA LETICIA DA SILVA DUAR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IA MARIA BATOCCH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IA MARIA COELHO DE MORA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IA MAXIM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IA REGINA AVANCINI PASSERI RAM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IA REGINA COELHO PRAT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IA REGIN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IA REGINA DA SILVA COE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IA REGINA ESTEVAM DA SILVA CORRE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IA REGINA GUSTINELL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IA REGINA ROC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IA REGINA SEVERINO CHIQUI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IA RITA MAGALHA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LVIO LOPES BATI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MONE ANGELA DA ROSA NUN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MONE APARECIDA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MONE CEZAR DO AMARA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MONE CRISTINA BERALDO SALDIBAS ALONS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MONE FUZAT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MONIA APARECID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RINEIA FERRATTO I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RLENE DE FATIMA ALEXANDRE CAVALCAN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RLENE FERREIRA DO NASCIMEN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IRLENE RAYMUNDO VAZA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OLANGE ANDRAD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OLANGE APARECI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OLANGE DO NASCIMEN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OLANGE MENDES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OLANGE REGINA RUBIM DOS REI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ONIA REGINA GRILLO CALCIDO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ORAIA DE FATIMA BUENO PETTA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TELLA DE OLIVEIRA REIS E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TELLA MARIS CRAVO SANCH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UELEN MAC FADDEN NEG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UELI DRESSA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UELI ORDONH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UELI SUZETE MORETTO TANED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UELLEN CRISTINA FER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UMARA FERNANDA CHIEU FERRER VE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USANA DE FATIMA MEYER TIBURC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USANA DE QUEIROZ ELI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USANE KARINA TORRES GANEO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UZANA DO ROSARIO CALDEIRA GONC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UZY HELENA DE PAUL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ADEU DE JESUS RODRIG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AIS DA SILVA LI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AIS DE LIMA PRUDEN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AIS YURI OTSUK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ALITA KAWAAI PEREIRA CARVALH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AMARA FERNANDA LOPES SILVA BARB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AMNY MAYR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ANIA BUSCH MOLON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ANIA CANTEIRO RIBEIRO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ANIA MARA LUCAS JANUAR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ANIA REGINA DE MORAES MAXIM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ATIANA CARNEIRO DA ROC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ATIANA PEDROSO TEL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ATIANA PENATI ALVARENG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ATIANA SANTOS TORNISIEL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ATIANA STOCO TERAOKA ALEGR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ATIANE CARLA PALM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ATIANE DA SILVA 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ATIANE GOBBO RODRIGUES MEDI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ATIANE MARCELINO DE NEG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ATIANE PRISCILA CA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ATIANE SOUZA QUERUBINO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ATIANI BERTO PIR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AUANA DEL MONT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ELMA APARECIDA DE ALMEIDA TARD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ELMA MARIA LICERRE PE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ERCIO PORTO AGUIA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ERESINHA VALENTIM FERNANDE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EREZA CRISTINA AMARAL RAM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EREZINHA DE FATIMA MUNHO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HAINY KAROLINI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HAIS CORREIA MARTIN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HAIS DELANGELICA BELARDI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HAIS FERNANDA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HAIS GRANADO MER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HAIS HELENA DE BRI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HAIS SARAN SARTO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HALES OLITTA BASS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HALITA CERQUEIRA REQUEN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HALITA RUBA CARPANEZI BARBOS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HALITA SOUZA QUERUBINO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HALITA YAMAGUCHI CAMP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HIAGO ABREU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HIAGO DE CASTRO DI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HIAGO DOS SANTOS SIL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HIAGO MILANEZ STOC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THOMAZ HENRIQUE YAMAGUCHI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UMBERTO CHRISTOFOLETT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GNER DE OLIVEIRA FERR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DEREZ DE CASSIA JOANONI STOC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DIR BELEM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DIR JOSE GANE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DIRENE ALVE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ERIA APARECIDA DOIM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ERIA MAGALHAE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ERIA SINHORETTI VERDINASSI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ERIA TOZI STIEVA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ESCA RODRIGUES LOD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KIRIA CILENE CHIEREGATTI VERDERAM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QUIRIA APARECIDA FERNANDES DE BARR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QUIRIA RAMOS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TER DA SILVA GODO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LTER ROSA DE CAMP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NDERLEI BENEDITO BAS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NDERLEI EMIDIO ROSA JUNIO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NDERLEIA DE FATIMA PAULI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NDERLETE SOUSA SANTOS DA COS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NESSA ADRIANA PAGOTTO PONC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NESSA APARECIDA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NESSA APARECIDA VIEIRA PIN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NESSA CHILIANO TEIX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NESSA CRISTIANE BORDIN VI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NESSA CRISTINA SOUTO STURI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NESSA DE CASSIA DINIZ MENEG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NESSA ELOISA ASSARIC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NESSA MARDEGA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NESSA MARTINS MUSSIN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NIA LUCIA MARIAN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ANUSA ALVES RAIMUND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ERA CLELIA DALMEIDA CAPELL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ERA LUCIA BORTOLOTI SABADI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ERA LUCIA DANELON CORRE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ERA LUCIA FREIR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ERA LUCIA GALANTI VERONEZ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ERA LUCIA RIBEIRO DOS SANTOS PORFIR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ERA LUCIA RODRIGUE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ERIDIANA ESPERANCA BUZZ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ERIDIANA IZABEL BRAGAGNOLO FARAH ZEMI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CTOR APARECIDO PALMER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CTORIA PEREIRA ALV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LSON RICARDO NAB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NICIUS GOMES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VIAN CORREIA LIM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VIAN CRISTINA BARBOSA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VIAN VENANC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VIANE ALVES PAOLIER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VIANE APARECIDA DA SILVA GODO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VIANE APARECIDA DE OLIVEIRA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VIANE BALBINO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VIANE BALTHAZAR BRESSA DE OLIVEI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VIANE CRISTINA DA SILVA MARTIN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VIANE CRISTINA MESSIAS DA MO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VIANE LIM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VIANE MARIA GONZALEZ ROSSET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VIANE PER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VIANE SAMPAIO RAFAEL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VIVIANE SANTOS JANUARI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WAGNER LESSA REI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WALKIRIA CARCAGNOLO NARVAL DIDON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WANDERLEIA REGINA ROCH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WANDRE LUIS TEIXEIRA FRAN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WELLINGTON CORREIA PRAG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WELLINGTON FELIPE SILVA DOS SANT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WELLINGTON RODRIGUES BONAM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WESLEY BATISTA DE CAMPO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WESLEY VIEIRA DE SOUZ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WILLIAN JOSE SANTOS JUNIO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WILSON EDUARDO DA COSTA BRIT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WILSON ROBERTO RODRIG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WLIANY SOUZA ROCHA LAM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YARA LANNA FERREIRA DA SILV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YARA LETICIA CARNAUB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YASMIN SALATI GONZALEZ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YNAE MARQUE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ZELIA DOS REI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ZILDA COELHO FRANCO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ZILDA FERREIRA ROCHA</text:p>
          </table:table-cell>
          <table:table-cell office:value-type="float" office:value="249" calcext:value-type="float">
            <text:p>249</text:p>
          </table:table-cell>
        </table:table-row>
      </table:table>
      <table:table table:name="Total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7"/>
        <table:table-column table:style-name="co11" table:default-cell-style-name="Default"/>
        <table:table-row table:style-name="ro1">
          <table:table-cell office:value-type="string" calcext:value-type="string">
            <text:p>CÓDIGO_FUNCIONÁRIO</text:p>
          </table:table-cell>
          <table:table-cell office:value-type="string" calcext:value-type="string">
            <text:p>BENEFICIÁRIO</text:p>
          </table:table-cell>
          <table:table-cell table:style-name="ce13" office:value-type="string" calcext:value-type="string">
            <text:p>CPF</text:p>
          </table:table-cell>
          <table:table-cell office:value-type="string" calcext:value-type="string">
            <text:p>Soma - VALOR</text:p>
          </table:table-cell>
        </table:table-row>
        <table:table-row table:style-name="ro1">
          <table:table-cell table:style-name="ce5" office:value-type="float" office:value="193779" calcext:value-type="float">
            <text:p>193779</text:p>
          </table:table-cell>
          <table:table-cell table:style-name="ce5" office:value-type="string" calcext:value-type="string">
            <text:p>WILSON JESUS SARTO</text:p>
          </table:table-cell>
          <table:table-cell table:style-name="ce14" office:value-type="string" calcext:value-type="string">
            <text:p>44132808815</text:p>
          </table:table-cell>
          <table:table-cell table:formula="of:=INDEX([$Men.$A$1:$Men.$C$1048576];MATCH([.$B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float" office:value="292079" calcext:value-type="float">
            <text:p>292079</text:p>
          </table:table-cell>
          <table:table-cell table:style-name="ce5" office:value-type="string" calcext:value-type="string">
            <text:p>MARIANA PAOLA SILVA PEREIRA</text:p>
          </table:table-cell>
          <table:table-cell table:style-name="ce14" office:value-type="string" calcext:value-type="string">
            <text:p>46665312895</text:p>
          </table:table-cell>
          <table:table-cell table:formula="of:=INDEX([$Men.$A$1:$Men.$C$1048576];MATCH([.$B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float" office:value="292710" calcext:value-type="float">
            <text:p>292710</text:p>
          </table:table-cell>
          <table:table-cell table:style-name="ce9" office:value-type="string" calcext:value-type="string">
            <text:p>ZAQUEU MOREIRA DA SILVA</text:p>
          </table:table-cell>
          <table:table-cell table:style-name="ce14" office:value-type="string" calcext:value-type="string">
            <text:p>19025843840</text:p>
          </table:table-cell>
          <table:table-cell table:formula="of:=INDEX([$Men.$A$1:$Men.$C$1048576];MATCH([.$B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float" office:value="911780" calcext:value-type="float">
            <text:p>911780</text:p>
          </table:table-cell>
          <table:table-cell table:style-name="ce5" office:value-type="string" calcext:value-type="string">
            <text:p>NILTON CELSO FERRAZ</text:p>
          </table:table-cell>
          <table:table-cell table:style-name="ce14" office:value-type="string" calcext:value-type="string">
            <text:p>11543947867</text:p>
          </table:table-cell>
          <table:table-cell table:formula="of:=INDEX([$Men.$A$1:$Men.$C$1048576];MATCH([.$B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068405</text:p>
          </table:table-cell>
          <table:table-cell table:style-name="ce5" office:value-type="string" calcext:value-type="string">
            <text:p>ROSANGELA APARECIDA CHRISTOFOLETTI</text:p>
          </table:table-cell>
          <table:table-cell table:style-name="ce14" office:value-type="string" calcext:value-type="string">
            <text:p>11549227823</text:p>
          </table:table-cell>
          <table:table-cell table:formula="of:=INDEX([$Men.$A$1:$Men.$C$1048576];MATCH([.$B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00454</text:p>
          </table:table-cell>
          <table:table-cell table:style-name="ce5" office:value-type="string" calcext:value-type="string">
            <text:p>ANA PAULA PRADO TOLEDO PIZA BERTAZZONI</text:p>
          </table:table-cell>
          <table:table-cell table:style-name="ce14" office:value-type="string" calcext:value-type="string">
            <text:p>22479903800</text:p>
          </table:table-cell>
          <table:table-cell table:formula="of:=INDEX([$Men.$A$1:$Men.$C$1048576];MATCH([.$B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00454</text:p>
          </table:table-cell>
          <table:table-cell table:style-name="ce5" office:value-type="string" calcext:value-type="string">
            <text:p>MARIA FERNANDA TOLEDO PIZA BERTAZZONI</text:p>
          </table:table-cell>
          <table:table-cell table:style-name="ce14" office:value-type="string" calcext:value-type="string">
            <text:p>02431518884</text:p>
          </table:table-cell>
          <table:table-cell table:formula="of:=INDEX([$Men.$A$1:$Men.$C$1048576];MATCH([.$B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00454</text:p>
          </table:table-cell>
          <table:table-cell table:style-name="ce5" office:value-type="string" calcext:value-type="string">
            <text:p>MARIA LUISA TOLEDO PIZA BERTAZZONI</text:p>
          </table:table-cell>
          <table:table-cell table:style-name="ce14" office:value-type="string" calcext:value-type="string">
            <text:p>46761147883</text:p>
          </table:table-cell>
          <table:table-cell table:formula="of:=INDEX([$Men.$A$1:$Men.$C$1048576];MATCH([.$B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00743</text:p>
          </table:table-cell>
          <table:table-cell table:style-name="ce5" office:value-type="string" calcext:value-type="string">
            <text:p>BIANCA ROVINA CASTILHA</text:p>
          </table:table-cell>
          <table:table-cell table:style-name="ce14" office:value-type="string" calcext:value-type="string">
            <text:p>45486110880</text:p>
          </table:table-cell>
          <table:table-cell table:formula="of:=INDEX([$Men.$A$1:$Men.$C$1048576];MATCH([.$B1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00743</text:p>
          </table:table-cell>
          <table:table-cell table:style-name="ce5" office:value-type="string" calcext:value-type="string">
            <text:p>CARLOS ALBERTO CASTILHA JUNIOR</text:p>
          </table:table-cell>
          <table:table-cell table:style-name="ce14" office:value-type="string" calcext:value-type="string">
            <text:p>15489138807</text:p>
          </table:table-cell>
          <table:table-cell table:formula="of:=INDEX([$Men.$A$1:$Men.$C$1048576];MATCH([.$B1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00939</text:p>
          </table:table-cell>
          <table:table-cell table:style-name="ce5" office:value-type="string" calcext:value-type="string">
            <text:p>LEONICE MARTINS DA SILVA</text:p>
          </table:table-cell>
          <table:table-cell table:style-name="ce14" office:value-type="string" calcext:value-type="string">
            <text:p>19207317842</text:p>
          </table:table-cell>
          <table:table-cell table:formula="of:=INDEX([$Men.$A$1:$Men.$C$1048576];MATCH([.$B1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01433</text:p>
          </table:table-cell>
          <table:table-cell table:style-name="ce5" office:value-type="string" calcext:value-type="string">
            <text:p>SILVIA REGINA CASARIM</text:p>
          </table:table-cell>
          <table:table-cell table:style-name="ce14" office:value-type="string" calcext:value-type="string">
            <text:p>08481263869</text:p>
          </table:table-cell>
          <table:table-cell table:formula="of:=INDEX([$Men.$A$1:$Men.$C$1048576];MATCH([.$B1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01808</text:p>
          </table:table-cell>
          <table:table-cell table:style-name="ce5" office:value-type="string" calcext:value-type="string">
            <text:p>GILSSANE ZANATTA MAZZERO</text:p>
          </table:table-cell>
          <table:table-cell table:style-name="ce14" office:value-type="string" calcext:value-type="string">
            <text:p>17773867801</text:p>
          </table:table-cell>
          <table:table-cell table:formula="of:=INDEX([$Men.$A$1:$Men.$C$1048576];MATCH([.$B1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02836</text:p>
          </table:table-cell>
          <table:table-cell table:style-name="ce5" office:value-type="string" calcext:value-type="string">
            <text:p>CECILIA ROMANO MEDEIROS</text:p>
          </table:table-cell>
          <table:table-cell table:style-name="ce14" office:value-type="string" calcext:value-type="string">
            <text:p>53564266828</text:p>
          </table:table-cell>
          <table:table-cell table:formula="of:=INDEX([$Men.$A$1:$Men.$C$1048576];MATCH([.$B1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02836</text:p>
          </table:table-cell>
          <table:table-cell table:style-name="ce5" office:value-type="string" calcext:value-type="string">
            <text:p>DANIEL DE BARROS DE MEDEIROS</text:p>
          </table:table-cell>
          <table:table-cell table:style-name="ce14" office:value-type="string" calcext:value-type="string">
            <text:p>04751016776</text:p>
          </table:table-cell>
          <table:table-cell table:formula="of:=INDEX([$Men.$A$1:$Men.$C$1048576];MATCH([.$B1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03432</text:p>
          </table:table-cell>
          <table:table-cell table:style-name="ce5" office:value-type="string" calcext:value-type="string">
            <text:p>VERA LUCIA MENDES DA SILVA</text:p>
          </table:table-cell>
          <table:table-cell table:style-name="ce14" office:value-type="string" calcext:value-type="string">
            <text:p>21844901807</text:p>
          </table:table-cell>
          <table:table-cell table:formula="of:=INDEX([$Men.$A$1:$Men.$C$1048576];MATCH([.$B1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04086</text:p>
          </table:table-cell>
          <table:table-cell table:style-name="ce5" office:value-type="string" calcext:value-type="string">
            <text:p>CLAUDIA DA SILVA SANTANA VITTI</text:p>
          </table:table-cell>
          <table:table-cell table:style-name="ce14" office:value-type="string" calcext:value-type="string">
            <text:p>12354670826</text:p>
          </table:table-cell>
          <table:table-cell table:formula="of:=INDEX([$Men.$A$1:$Men.$C$1048576];MATCH([.$B1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04436</text:p>
          </table:table-cell>
          <table:table-cell table:style-name="ce5" office:value-type="string" calcext:value-type="string">
            <text:p>JEANE SILVA SANTOS</text:p>
          </table:table-cell>
          <table:table-cell table:style-name="ce14" office:value-type="string" calcext:value-type="string">
            <text:p>05651268812</text:p>
          </table:table-cell>
          <table:table-cell table:formula="of:=INDEX([$Men.$A$1:$Men.$C$1048576];MATCH([.$B1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04436</text:p>
          </table:table-cell>
          <table:table-cell table:style-name="ce5" office:value-type="string" calcext:value-type="string">
            <text:p>VITORIA DE ARAUJO ZAMBELLO</text:p>
          </table:table-cell>
          <table:table-cell table:style-name="ce14" office:value-type="string" calcext:value-type="string">
            <text:p>52399976835</text:p>
          </table:table-cell>
          <table:table-cell table:formula="of:=INDEX([$Men.$A$1:$Men.$C$1048576];MATCH([.$B2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04986</text:p>
          </table:table-cell>
          <table:table-cell table:style-name="ce5" office:value-type="string" calcext:value-type="string">
            <text:p>IVETE LOPES MACHADO</text:p>
          </table:table-cell>
          <table:table-cell table:style-name="ce14" office:value-type="string" calcext:value-type="string">
            <text:p>09578284896</text:p>
          </table:table-cell>
          <table:table-cell table:formula="of:=INDEX([$Men.$A$1:$Men.$C$1048576];MATCH([.$B2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05032</text:p>
          </table:table-cell>
          <table:table-cell table:style-name="ce5" office:value-type="string" calcext:value-type="string">
            <text:p>ROSANGELA SOARES SAMPAIO</text:p>
          </table:table-cell>
          <table:table-cell table:style-name="ce14" office:value-type="string" calcext:value-type="string">
            <text:p>06764536864</text:p>
          </table:table-cell>
          <table:table-cell table:formula="of:=INDEX([$Men.$A$1:$Men.$C$1048576];MATCH([.$B2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05126</text:p>
          </table:table-cell>
          <table:table-cell table:style-name="ce5" office:value-type="string" calcext:value-type="string">
            <text:p>MARIA LEA PIRES RODRIGUES</text:p>
          </table:table-cell>
          <table:table-cell table:style-name="ce14" office:value-type="string" calcext:value-type="string">
            <text:p>28360663858</text:p>
          </table:table-cell>
          <table:table-cell table:formula="of:=INDEX([$Men.$A$1:$Men.$C$1048576];MATCH([.$B2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05981</text:p>
          </table:table-cell>
          <table:table-cell table:style-name="ce5" office:value-type="string" calcext:value-type="string">
            <text:p>AIME FILHINHO VALVERDE</text:p>
          </table:table-cell>
          <table:table-cell table:style-name="ce14" office:value-type="string" calcext:value-type="string">
            <text:p>52618454839</text:p>
          </table:table-cell>
          <table:table-cell table:formula="of:=INDEX([$Men.$A$1:$Men.$C$1048576];MATCH([.$B2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05981</text:p>
          </table:table-cell>
          <table:table-cell table:style-name="ce5" office:value-type="string" calcext:value-type="string">
            <text:p>CAUE FILHINHO VALVERDE</text:p>
          </table:table-cell>
          <table:table-cell table:style-name="ce14" office:value-type="string" calcext:value-type="string">
            <text:p>52618559851</text:p>
          </table:table-cell>
          <table:table-cell table:formula="of:=INDEX([$Men.$A$1:$Men.$C$1048576];MATCH([.$B2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05981</text:p>
          </table:table-cell>
          <table:table-cell table:style-name="ce5" office:value-type="string" calcext:value-type="string">
            <text:p>SILVIA REGINA DA SILVA FILHINHO</text:p>
          </table:table-cell>
          <table:table-cell table:style-name="ce14" office:value-type="string" calcext:value-type="string">
            <text:p>24796114858</text:p>
          </table:table-cell>
          <table:table-cell table:formula="of:=INDEX([$Men.$A$1:$Men.$C$1048576];MATCH([.$B2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06256</text:p>
          </table:table-cell>
          <table:table-cell table:style-name="ce5" office:value-type="string" calcext:value-type="string">
            <text:p>VANDEREZ VIEIRA CARDOSO</text:p>
          </table:table-cell>
          <table:table-cell table:style-name="ce14" office:value-type="string" calcext:value-type="string">
            <text:p>28367713800</text:p>
          </table:table-cell>
          <table:table-cell table:formula="of:=INDEX([$Men.$A$1:$Men.$C$1048576];MATCH([.$B2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06724</text:p>
          </table:table-cell>
          <table:table-cell table:style-name="ce5" office:value-type="string" calcext:value-type="string">
            <text:p>ROSELAINE APARECIDA TEODORO CARDOZO</text:p>
          </table:table-cell>
          <table:table-cell table:style-name="ce14" office:value-type="string" calcext:value-type="string">
            <text:p>17158262804</text:p>
          </table:table-cell>
          <table:table-cell table:formula="of:=INDEX([$Men.$A$1:$Men.$C$1048576];MATCH([.$B2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06798</text:p>
          </table:table-cell>
          <table:table-cell table:style-name="ce5" office:value-type="string" calcext:value-type="string">
            <text:p>FRANCISCA MARCIA ANTUNES FERREIRA</text:p>
          </table:table-cell>
          <table:table-cell table:style-name="ce14" office:value-type="string" calcext:value-type="string">
            <text:p>00437937623</text:p>
          </table:table-cell>
          <table:table-cell table:formula="of:=INDEX([$Men.$A$1:$Men.$C$1048576];MATCH([.$B2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07089</text:p>
          </table:table-cell>
          <table:table-cell table:style-name="ce5" office:value-type="string" calcext:value-type="string">
            <text:p>PATRICIA CANTARELLI MACCHI</text:p>
          </table:table-cell>
          <table:table-cell table:style-name="ce14" office:value-type="string" calcext:value-type="string">
            <text:p>25061554817</text:p>
          </table:table-cell>
          <table:table-cell table:formula="of:=INDEX([$Men.$A$1:$Men.$C$1048576];MATCH([.$B3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09666</text:p>
          </table:table-cell>
          <table:table-cell table:style-name="ce5" office:value-type="string" calcext:value-type="string">
            <text:p>LAURA SILVEIRA SCHIAVUZZO</text:p>
          </table:table-cell>
          <table:table-cell table:style-name="ce14" office:value-type="string" calcext:value-type="string">
            <text:p>47231010806</text:p>
          </table:table-cell>
          <table:table-cell table:formula="of:=INDEX([$Men.$A$1:$Men.$C$1048576];MATCH([.$B3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09666</text:p>
          </table:table-cell>
          <table:table-cell table:style-name="ce5" office:value-type="string" calcext:value-type="string">
            <text:p>MEIRE IZABEL SILVEIRA SCHIAVUZZO</text:p>
          </table:table-cell>
          <table:table-cell table:style-name="ce14" office:value-type="string" calcext:value-type="string">
            <text:p>10292937830</text:p>
          </table:table-cell>
          <table:table-cell table:formula="of:=INDEX([$Men.$A$1:$Men.$C$1048576];MATCH([.$B3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10587</text:p>
          </table:table-cell>
          <table:table-cell table:style-name="ce5" office:value-type="string" calcext:value-type="string">
            <text:p>CLAUDIA HELENA POMPEU CARVALHO</text:p>
          </table:table-cell>
          <table:table-cell table:style-name="ce14" office:value-type="string" calcext:value-type="string">
            <text:p>17557278879</text:p>
          </table:table-cell>
          <table:table-cell table:formula="of:=INDEX([$Men.$A$1:$Men.$C$1048576];MATCH([.$B3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19513</text:p>
          </table:table-cell>
          <table:table-cell table:style-name="ce5" office:value-type="string" calcext:value-type="string">
            <text:p>FABIANA CRISTINA DUARTE MONTEIRO PEREIRA</text:p>
          </table:table-cell>
          <table:table-cell table:style-name="ce14" office:value-type="string" calcext:value-type="string">
            <text:p>28182683890</text:p>
          </table:table-cell>
          <table:table-cell table:formula="of:=INDEX([$Men.$A$1:$Men.$C$1048576];MATCH([.$B3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19717</text:p>
          </table:table-cell>
          <table:table-cell table:style-name="ce5" office:value-type="string" calcext:value-type="string">
            <text:p>CLAUDENICE DOMINGUES FERREIRA</text:p>
          </table:table-cell>
          <table:table-cell table:style-name="ce14" office:value-type="string" calcext:value-type="string">
            <text:p>12854923820</text:p>
          </table:table-cell>
          <table:table-cell table:formula="of:=INDEX([$Men.$A$1:$Men.$C$1048576];MATCH([.$B3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19892</text:p>
          </table:table-cell>
          <table:table-cell table:style-name="ce5" office:value-type="string" calcext:value-type="string">
            <text:p>DEBORA CORREIA DOS SANTOS</text:p>
          </table:table-cell>
          <table:table-cell table:style-name="ce14" office:value-type="string" calcext:value-type="string">
            <text:p>50405565860</text:p>
          </table:table-cell>
          <table:table-cell table:formula="of:=INDEX([$Men.$A$1:$Men.$C$1048576];MATCH([.$B3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20756</text:p>
          </table:table-cell>
          <table:table-cell table:style-name="ce5" office:value-type="string" calcext:value-type="string">
            <text:p>SONIA DE FATIMA TREVISANI</text:p>
          </table:table-cell>
          <table:table-cell table:style-name="ce14" office:value-type="string" calcext:value-type="string">
            <text:p>09339137884</text:p>
          </table:table-cell>
          <table:table-cell table:formula="of:=INDEX([$Men.$A$1:$Men.$C$1048576];MATCH([.$B3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20858</text:p>
          </table:table-cell>
          <table:table-cell table:style-name="ce5" office:value-type="string" calcext:value-type="string">
            <text:p>LUIZ MARCELO FOLETO</text:p>
          </table:table-cell>
          <table:table-cell table:style-name="ce14" office:value-type="string" calcext:value-type="string">
            <text:p>19028906800</text:p>
          </table:table-cell>
          <table:table-cell table:formula="of:=INDEX([$Men.$A$1:$Men.$C$1048576];MATCH([.$B3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21198</text:p>
          </table:table-cell>
          <table:table-cell table:style-name="ce5" office:value-type="string" calcext:value-type="string">
            <text:p>ALCIONE APARECIDA REAME GANEO</text:p>
          </table:table-cell>
          <table:table-cell table:style-name="ce14" office:value-type="string" calcext:value-type="string">
            <text:p>25035523829</text:p>
          </table:table-cell>
          <table:table-cell table:formula="of:=INDEX([$Men.$A$1:$Men.$C$1048576];MATCH([.$B3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21548</text:p>
          </table:table-cell>
          <table:table-cell table:style-name="ce5" office:value-type="string" calcext:value-type="string">
            <text:p>ELISABETE RIBEIRO DA SILVA BLASIG</text:p>
          </table:table-cell>
          <table:table-cell table:style-name="ce14" office:value-type="string" calcext:value-type="string">
            <text:p>31692927817</text:p>
          </table:table-cell>
          <table:table-cell table:formula="of:=INDEX([$Men.$A$1:$Men.$C$1048576];MATCH([.$B4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21829</text:p>
          </table:table-cell>
          <table:table-cell table:style-name="ce5" office:value-type="string" calcext:value-type="string">
            <text:p>CRISTINA GODOY ALVIM MARUKO</text:p>
          </table:table-cell>
          <table:table-cell table:style-name="ce14" office:value-type="string" calcext:value-type="string">
            <text:p>17566733818</text:p>
          </table:table-cell>
          <table:table-cell table:formula="of:=INDEX([$Men.$A$1:$Men.$C$1048576];MATCH([.$B4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21829</text:p>
          </table:table-cell>
          <table:table-cell table:style-name="ce5" office:value-type="string" calcext:value-type="string">
            <text:p>JULIA ALVIM MARUKO</text:p>
          </table:table-cell>
          <table:table-cell table:style-name="ce14" office:value-type="string" calcext:value-type="string">
            <text:p>48860838894</text:p>
          </table:table-cell>
          <table:table-cell table:formula="of:=INDEX([$Men.$A$1:$Men.$C$1048576];MATCH([.$B4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22279</text:p>
          </table:table-cell>
          <table:table-cell table:style-name="ce5" office:value-type="string" calcext:value-type="string">
            <text:p>CELIA APARECIDA BREVE</text:p>
          </table:table-cell>
          <table:table-cell table:style-name="ce14" office:value-type="string" calcext:value-type="string">
            <text:p>22473665893</text:p>
          </table:table-cell>
          <table:table-cell table:formula="of:=INDEX([$Men.$A$1:$Men.$C$1048576];MATCH([.$B4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23172</text:p>
          </table:table-cell>
          <table:table-cell table:style-name="ce5" office:value-type="string" calcext:value-type="string">
            <text:p>BENICIO ARAUJO FILHO</text:p>
          </table:table-cell>
          <table:table-cell table:style-name="ce14" office:value-type="string" calcext:value-type="string">
            <text:p>22692780892</text:p>
          </table:table-cell>
          <table:table-cell table:formula="of:=INDEX([$Men.$A$1:$Men.$C$1048576];MATCH([.$B4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23429</text:p>
          </table:table-cell>
          <table:table-cell table:style-name="ce5" office:value-type="string" calcext:value-type="string">
            <text:p>PAULO HENRIQUE PERES ROVEROTO</text:p>
          </table:table-cell>
          <table:table-cell table:style-name="ce14" office:value-type="string" calcext:value-type="string">
            <text:p>53608913866</text:p>
          </table:table-cell>
          <table:table-cell table:formula="of:=INDEX([$Men.$A$1:$Men.$C$1048576];MATCH([.$B4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23979</text:p>
          </table:table-cell>
          <table:table-cell table:style-name="ce5" office:value-type="string" calcext:value-type="string">
            <text:p>CARMEM LUIZA ARNONI CARLET</text:p>
          </table:table-cell>
          <table:table-cell table:style-name="ce14" office:value-type="string" calcext:value-type="string">
            <text:p>05689019836</text:p>
          </table:table-cell>
          <table:table-cell table:formula="of:=INDEX([$Men.$A$1:$Men.$C$1048576];MATCH([.$B4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24009</text:p>
          </table:table-cell>
          <table:table-cell table:style-name="ce5" office:value-type="string" calcext:value-type="string">
            <text:p>VALENTINE LUIZE LACERDA SANTOS</text:p>
          </table:table-cell>
          <table:table-cell table:style-name="ce14" office:value-type="string" calcext:value-type="string">
            <text:p>50460652826</text:p>
          </table:table-cell>
          <table:table-cell table:formula="of:=INDEX([$Men.$A$1:$Men.$C$1048576];MATCH([.$B4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24074</text:p>
          </table:table-cell>
          <table:table-cell table:style-name="ce5" office:value-type="string" calcext:value-type="string">
            <text:p>CARLOS OTAVIO DIDONE</text:p>
          </table:table-cell>
          <table:table-cell table:style-name="ce14" office:value-type="string" calcext:value-type="string">
            <text:p>06764725837</text:p>
          </table:table-cell>
          <table:table-cell table:formula="of:=INDEX([$Men.$A$1:$Men.$C$1048576];MATCH([.$B4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24074</text:p>
          </table:table-cell>
          <table:table-cell table:style-name="ce5" office:value-type="string" calcext:value-type="string">
            <text:p>CECILIA NARVAL DIDONE</text:p>
          </table:table-cell>
          <table:table-cell table:style-name="ce14" office:value-type="string" calcext:value-type="string">
            <text:p>47825875893</text:p>
          </table:table-cell>
          <table:table-cell table:formula="of:=INDEX([$Men.$A$1:$Men.$C$1048576];MATCH([.$B4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26407</text:p>
          </table:table-cell>
          <table:table-cell table:style-name="ce5" office:value-type="string" calcext:value-type="string">
            <text:p>DAVI TRUPPEL BRANCALION</text:p>
          </table:table-cell>
          <table:table-cell table:style-name="ce14" office:value-type="string" calcext:value-type="string">
            <text:p>49750400852</text:p>
          </table:table-cell>
          <table:table-cell table:formula="of:=INDEX([$Men.$A$1:$Men.$C$1048576];MATCH([.$B5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26407</text:p>
          </table:table-cell>
          <table:table-cell table:style-name="ce5" office:value-type="string" calcext:value-type="string">
            <text:p>REGIANE FERREIRA TRUPPEL BRANCALION</text:p>
          </table:table-cell>
          <table:table-cell table:style-name="ce14" office:value-type="string" calcext:value-type="string">
            <text:p>30352927879</text:p>
          </table:table-cell>
          <table:table-cell table:formula="of:=INDEX([$Men.$A$1:$Men.$C$1048576];MATCH([.$B5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26745</text:p>
          </table:table-cell>
          <table:table-cell table:style-name="ce5" office:value-type="string" calcext:value-type="string">
            <text:p>VITORIA DOS SANTOS RAMALHAO</text:p>
          </table:table-cell>
          <table:table-cell table:style-name="ce14" office:value-type="string" calcext:value-type="string">
            <text:p>40523827814</text:p>
          </table:table-cell>
          <table:table-cell table:formula="of:=INDEX([$Men.$A$1:$Men.$C$1048576];MATCH([.$B5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27044</text:p>
          </table:table-cell>
          <table:table-cell table:style-name="ce5" office:value-type="string" calcext:value-type="string">
            <text:p>GLAUCE CRISTINA PIAGIO VARGAS</text:p>
          </table:table-cell>
          <table:table-cell table:style-name="ce14" office:value-type="string" calcext:value-type="string">
            <text:p>25525649845</text:p>
          </table:table-cell>
          <table:table-cell table:formula="of:=INDEX([$Men.$A$1:$Men.$C$1048576];MATCH([.$B5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27044</text:p>
          </table:table-cell>
          <table:table-cell table:style-name="ce5" office:value-type="string" calcext:value-type="string">
            <text:p>SOPHIA ZUCHINI FONTABELLI</text:p>
          </table:table-cell>
          <table:table-cell table:style-name="ce14" office:value-type="string" calcext:value-type="string">
            <text:p>52141487803</text:p>
          </table:table-cell>
          <table:table-cell table:formula="of:=INDEX([$Men.$A$1:$Men.$C$1048576];MATCH([.$B5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27105</text:p>
          </table:table-cell>
          <table:table-cell table:style-name="ce5" office:value-type="string" calcext:value-type="string">
            <text:p>MARIA INES DOS SANTOS</text:p>
          </table:table-cell>
          <table:table-cell table:style-name="ce14" office:value-type="string" calcext:value-type="string">
            <text:p>26929745812</text:p>
          </table:table-cell>
          <table:table-cell table:formula="of:=INDEX([$Men.$A$1:$Men.$C$1048576];MATCH([.$B5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27113</text:p>
          </table:table-cell>
          <table:table-cell table:style-name="ce5" office:value-type="string" calcext:value-type="string">
            <text:p>VANILDA ARAUJO BERTOLINI PARIZOTTO</text:p>
          </table:table-cell>
          <table:table-cell table:style-name="ce14" office:value-type="string" calcext:value-type="string">
            <text:p>25091841806</text:p>
          </table:table-cell>
          <table:table-cell table:formula="of:=INDEX([$Men.$A$1:$Men.$C$1048576];MATCH([.$B5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27358</text:p>
          </table:table-cell>
          <table:table-cell table:style-name="ce5" office:value-type="string" calcext:value-type="string">
            <text:p>FABIANA GRANDINO GIMENES</text:p>
          </table:table-cell>
          <table:table-cell table:style-name="ce14" office:value-type="string" calcext:value-type="string">
            <text:p>52736884850</text:p>
          </table:table-cell>
          <table:table-cell table:formula="of:=INDEX([$Men.$A$1:$Men.$C$1048576];MATCH([.$B5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27358</text:p>
          </table:table-cell>
          <table:table-cell table:style-name="ce5" office:value-type="string" calcext:value-type="string">
            <text:p>FERNANDA GRANDINO GIMENES</text:p>
          </table:table-cell>
          <table:table-cell table:style-name="ce14" office:value-type="string" calcext:value-type="string">
            <text:p>52736827899</text:p>
          </table:table-cell>
          <table:table-cell table:formula="of:=INDEX([$Men.$A$1:$Men.$C$1048576];MATCH([.$B5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27358</text:p>
          </table:table-cell>
          <table:table-cell table:style-name="ce5" office:value-type="string" calcext:value-type="string">
            <text:p>JOAO JOSE GIMENES</text:p>
          </table:table-cell>
          <table:table-cell table:style-name="ce14" office:value-type="string" calcext:value-type="string">
            <text:p>07875027829</text:p>
          </table:table-cell>
          <table:table-cell table:formula="of:=INDEX([$Men.$A$1:$Men.$C$1048576];MATCH([.$B5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27529</text:p>
          </table:table-cell>
          <table:table-cell table:style-name="ce5" office:value-type="string" calcext:value-type="string">
            <text:p>NELMA FERNANDA SANCINETTI</text:p>
          </table:table-cell>
          <table:table-cell table:style-name="ce14" office:value-type="string" calcext:value-type="string">
            <text:p>12359989839</text:p>
          </table:table-cell>
          <table:table-cell table:formula="of:=INDEX([$Men.$A$1:$Men.$C$1048576];MATCH([.$B6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28931</text:p>
          </table:table-cell>
          <table:table-cell table:style-name="ce5" office:value-type="string" calcext:value-type="string">
            <text:p>DANIELE CRISTINA CHIQUITO</text:p>
          </table:table-cell>
          <table:table-cell table:style-name="ce14" office:value-type="string" calcext:value-type="string">
            <text:p>30225420899</text:p>
          </table:table-cell>
          <table:table-cell table:formula="of:=INDEX([$Men.$A$1:$Men.$C$1048576];MATCH([.$B6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29153</text:p>
          </table:table-cell>
          <table:table-cell table:style-name="ce5" office:value-type="string" calcext:value-type="string">
            <text:p>JAQUELINE ROBERTA TEIXEIRA DE SOUZA</text:p>
          </table:table-cell>
          <table:table-cell table:style-name="ce14" office:value-type="string" calcext:value-type="string">
            <text:p>35494666840</text:p>
          </table:table-cell>
          <table:table-cell table:formula="of:=INDEX([$Men.$A$1:$Men.$C$1048576];MATCH([.$B6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29153</text:p>
          </table:table-cell>
          <table:table-cell table:style-name="ce5" office:value-type="string" calcext:value-type="string">
            <text:p>STEPHANIE SOUZA DE OLIVEIRA</text:p>
          </table:table-cell>
          <table:table-cell table:style-name="ce14" office:value-type="string" calcext:value-type="string">
            <text:p>52624375830</text:p>
          </table:table-cell>
          <table:table-cell table:formula="of:=INDEX([$Men.$A$1:$Men.$C$1048576];MATCH([.$B6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0416</text:p>
          </table:table-cell>
          <table:table-cell table:style-name="ce5" office:value-type="string" calcext:value-type="string">
            <text:p>EMILLY EMANUELLY NUNES SOARES</text:p>
          </table:table-cell>
          <table:table-cell table:style-name="ce14" office:value-type="string" calcext:value-type="string">
            <text:p>49986992885</text:p>
          </table:table-cell>
          <table:table-cell table:formula="of:=INDEX([$Men.$A$1:$Men.$C$1048576];MATCH([.$B6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0498</text:p>
          </table:table-cell>
          <table:table-cell table:style-name="ce5" office:value-type="string" calcext:value-type="string">
            <text:p>MARIA APARECIDA GOMES DE LIMA</text:p>
          </table:table-cell>
          <table:table-cell table:style-name="ce14" office:value-type="string" calcext:value-type="string">
            <text:p>06764381801</text:p>
          </table:table-cell>
          <table:table-cell table:formula="of:=INDEX([$Men.$A$1:$Men.$C$1048576];MATCH([.$B6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0559</text:p>
          </table:table-cell>
          <table:table-cell table:style-name="ce5" office:value-type="string" calcext:value-type="string">
            <text:p>ROSANGELA ILECH LIMA</text:p>
          </table:table-cell>
          <table:table-cell table:style-name="ce14" office:value-type="string" calcext:value-type="string">
            <text:p>13355026883</text:p>
          </table:table-cell>
          <table:table-cell table:formula="of:=INDEX([$Men.$A$1:$Men.$C$1048576];MATCH([.$B6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1037</text:p>
          </table:table-cell>
          <table:table-cell table:style-name="ce5" office:value-type="string" calcext:value-type="string">
            <text:p>DARLANE DOS SANTOS PEREIRA CAVALCANTE</text:p>
          </table:table-cell>
          <table:table-cell table:style-name="ce14" office:value-type="string" calcext:value-type="string">
            <text:p>39330376894</text:p>
          </table:table-cell>
          <table:table-cell table:formula="of:=INDEX([$Men.$A$1:$Men.$C$1048576];MATCH([.$B6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1037</text:p>
          </table:table-cell>
          <table:table-cell table:style-name="ce5" office:value-type="string" calcext:value-type="string">
            <text:p>THOMAS EDUARDO CAVALCANTE</text:p>
          </table:table-cell>
          <table:table-cell table:style-name="ce14" office:value-type="string" calcext:value-type="string">
            <text:p>57496381896</text:p>
          </table:table-cell>
          <table:table-cell table:formula="of:=INDEX([$Men.$A$1:$Men.$C$1048576];MATCH([.$B6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1045</text:p>
          </table:table-cell>
          <table:table-cell table:style-name="ce5" office:value-type="string" calcext:value-type="string">
            <text:p>MARINA NOVELLO RICCO</text:p>
          </table:table-cell>
          <table:table-cell table:style-name="ce14" office:value-type="string" calcext:value-type="string">
            <text:p>56760283864</text:p>
          </table:table-cell>
          <table:table-cell table:formula="of:=INDEX([$Men.$A$1:$Men.$C$1048576];MATCH([.$B6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1538</text:p>
          </table:table-cell>
          <table:table-cell table:style-name="ce5" office:value-type="string" calcext:value-type="string">
            <text:p>GIOVANNI CERIONI</text:p>
          </table:table-cell>
          <table:table-cell table:style-name="ce14" office:value-type="string" calcext:value-type="string">
            <text:p>52551441854</text:p>
          </table:table-cell>
          <table:table-cell table:formula="of:=INDEX([$Men.$A$1:$Men.$C$1048576];MATCH([.$B7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1538</text:p>
          </table:table-cell>
          <table:table-cell table:style-name="ce5" office:value-type="string" calcext:value-type="string">
            <text:p>RICARDO CERIONI</text:p>
          </table:table-cell>
          <table:table-cell table:style-name="ce14" office:value-type="string" calcext:value-type="string">
            <text:p>07678612800</text:p>
          </table:table-cell>
          <table:table-cell table:formula="of:=INDEX([$Men.$A$1:$Men.$C$1048576];MATCH([.$B7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1937</text:p>
          </table:table-cell>
          <table:table-cell table:style-name="ce5" office:value-type="string" calcext:value-type="string">
            <text:p>WAGNER ALVES CORREIA</text:p>
          </table:table-cell>
          <table:table-cell table:style-name="ce14" office:value-type="string" calcext:value-type="string">
            <text:p>06374392876</text:p>
          </table:table-cell>
          <table:table-cell table:formula="of:=INDEX([$Men.$A$1:$Men.$C$1048576];MATCH([.$B7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3671</text:p>
          </table:table-cell>
          <table:table-cell table:style-name="ce5" office:value-type="string" calcext:value-type="string">
            <text:p>APRIGIO DE ALMEIDA JUNIOR</text:p>
          </table:table-cell>
          <table:table-cell table:style-name="ce14" office:value-type="string" calcext:value-type="string">
            <text:p>10799429805</text:p>
          </table:table-cell>
          <table:table-cell table:formula="of:=INDEX([$Men.$A$1:$Men.$C$1048576];MATCH([.$B7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3671</text:p>
          </table:table-cell>
          <table:table-cell table:style-name="ce5" office:value-type="string" calcext:value-type="string">
            <text:p>FELIPE JOSE BRECHOTTE ALMEIDA</text:p>
          </table:table-cell>
          <table:table-cell table:style-name="ce14" office:value-type="string" calcext:value-type="string">
            <text:p>43242481844</text:p>
          </table:table-cell>
          <table:table-cell table:formula="of:=INDEX([$Men.$A$1:$Men.$C$1048576];MATCH([.$B7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3867</text:p>
          </table:table-cell>
          <table:table-cell table:style-name="ce5" office:value-type="string" calcext:value-type="string">
            <text:p>JULIO CESAR DE OLIVEIRA</text:p>
          </table:table-cell>
          <table:table-cell table:style-name="ce14" office:value-type="string" calcext:value-type="string">
            <text:p>11528719867</text:p>
          </table:table-cell>
          <table:table-cell table:formula="of:=INDEX([$Men.$A$1:$Men.$C$1048576];MATCH([.$B7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4243</text:p>
          </table:table-cell>
          <table:table-cell table:style-name="ce5" office:value-type="string" calcext:value-type="string">
            <text:p>FELIPE RAFAEL DUARTE</text:p>
          </table:table-cell>
          <table:table-cell table:style-name="ce14" office:value-type="string" calcext:value-type="string">
            <text:p>48812085865</text:p>
          </table:table-cell>
          <table:table-cell table:formula="of:=INDEX([$Men.$A$1:$Men.$C$1048576];MATCH([.$B7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4243</text:p>
          </table:table-cell>
          <table:table-cell table:style-name="ce5" office:value-type="string" calcext:value-type="string">
            <text:p>PAULO CESAR MARIANO DUARTE</text:p>
          </table:table-cell>
          <table:table-cell table:style-name="ce14" office:value-type="string" calcext:value-type="string">
            <text:p>12369913894</text:p>
          </table:table-cell>
          <table:table-cell table:formula="of:=INDEX([$Men.$A$1:$Men.$C$1048576];MATCH([.$B7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4956</text:p>
          </table:table-cell>
          <table:table-cell table:style-name="ce5" office:value-type="string" calcext:value-type="string">
            <text:p>ANDREA APARECIDA TOTTI DA SILVA</text:p>
          </table:table-cell>
          <table:table-cell table:style-name="ce14" office:value-type="string" calcext:value-type="string">
            <text:p>28109416888</text:p>
          </table:table-cell>
          <table:table-cell table:formula="of:=INDEX([$Men.$A$1:$Men.$C$1048576];MATCH([.$B7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4956</text:p>
          </table:table-cell>
          <table:table-cell table:style-name="ce5" office:value-type="string" calcext:value-type="string">
            <text:p>LUANA TOTTI DA SILVA</text:p>
          </table:table-cell>
          <table:table-cell table:style-name="ce14" office:value-type="string" calcext:value-type="string">
            <text:p>51313360821</text:p>
          </table:table-cell>
          <table:table-cell table:formula="of:=INDEX([$Men.$A$1:$Men.$C$1048576];MATCH([.$B7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5092</text:p>
          </table:table-cell>
          <table:table-cell table:style-name="ce5" office:value-type="string" calcext:value-type="string">
            <text:p>MARIA CLEIDE LEME VIOLA</text:p>
          </table:table-cell>
          <table:table-cell table:style-name="ce14" office:value-type="string" calcext:value-type="string">
            <text:p>22305635800</text:p>
          </table:table-cell>
          <table:table-cell table:formula="of:=INDEX([$Men.$A$1:$Men.$C$1048576];MATCH([.$B8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5247</text:p>
          </table:table-cell>
          <table:table-cell table:style-name="ce5" office:value-type="string" calcext:value-type="string">
            <text:p>ANDREIA APARECIDA DE BARROS SILVA</text:p>
          </table:table-cell>
          <table:table-cell table:style-name="ce14" office:value-type="string" calcext:value-type="string">
            <text:p>19026049897</text:p>
          </table:table-cell>
          <table:table-cell table:formula="of:=INDEX([$Men.$A$1:$Men.$C$1048576];MATCH([.$B8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5772</text:p>
          </table:table-cell>
          <table:table-cell table:style-name="ce5" office:value-type="string" calcext:value-type="string">
            <text:p>GEDIAEL DE MOURA GONCALVES</text:p>
          </table:table-cell>
          <table:table-cell table:style-name="ce14" office:value-type="string" calcext:value-type="string">
            <text:p>63933047820</text:p>
          </table:table-cell>
          <table:table-cell table:formula="of:=INDEX([$Men.$A$1:$Men.$C$1048576];MATCH([.$B8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8494</text:p>
          </table:table-cell>
          <table:table-cell table:style-name="ce5" office:value-type="string" calcext:value-type="string">
            <text:p>AUGUSTO PENATI MENDES</text:p>
          </table:table-cell>
          <table:table-cell table:style-name="ce14" office:value-type="string" calcext:value-type="string">
            <text:p>52042304832</text:p>
          </table:table-cell>
          <table:table-cell table:formula="of:=INDEX([$Men.$A$1:$Men.$C$1048576];MATCH([.$B8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8494</text:p>
          </table:table-cell>
          <table:table-cell table:style-name="ce5" office:value-type="string" calcext:value-type="string">
            <text:p>FABRICIO RODRIGO MENDES</text:p>
          </table:table-cell>
          <table:table-cell table:style-name="ce14" office:value-type="string" calcext:value-type="string">
            <text:p>19029212837</text:p>
          </table:table-cell>
          <table:table-cell table:formula="of:=INDEX([$Men.$A$1:$Men.$C$1048576];MATCH([.$B8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8494</text:p>
          </table:table-cell>
          <table:table-cell table:style-name="ce5" office:value-type="string" calcext:value-type="string">
            <text:p>PEDRO PENATI MENDES</text:p>
          </table:table-cell>
          <table:table-cell table:style-name="ce14" office:value-type="string" calcext:value-type="string">
            <text:p>47946179847</text:p>
          </table:table-cell>
          <table:table-cell table:formula="of:=INDEX([$Men.$A$1:$Men.$C$1048576];MATCH([.$B8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8828</text:p>
          </table:table-cell>
          <table:table-cell table:style-name="ce5" office:value-type="string" calcext:value-type="string">
            <text:p>CIBELE MARIN VERDI</text:p>
          </table:table-cell>
          <table:table-cell table:style-name="ce14" office:value-type="string" calcext:value-type="string">
            <text:p>27590382892</text:p>
          </table:table-cell>
          <table:table-cell table:formula="of:=INDEX([$Men.$A$1:$Men.$C$1048576];MATCH([.$B8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8828</text:p>
          </table:table-cell>
          <table:table-cell table:style-name="ce5" office:value-type="string" calcext:value-type="string">
            <text:p>FELIPE MARIN VERDI</text:p>
          </table:table-cell>
          <table:table-cell table:style-name="ce14" office:value-type="string" calcext:value-type="string">
            <text:p>50003915867</text:p>
          </table:table-cell>
          <table:table-cell table:formula="of:=INDEX([$Men.$A$1:$Men.$C$1048576];MATCH([.$B8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8828</text:p>
          </table:table-cell>
          <table:table-cell table:style-name="ce5" office:value-type="string" calcext:value-type="string">
            <text:p>LUIZA MARIN VERDI</text:p>
          </table:table-cell>
          <table:table-cell table:style-name="ce14" office:value-type="string" calcext:value-type="string">
            <text:p>50003939880</text:p>
          </table:table-cell>
          <table:table-cell table:formula="of:=INDEX([$Men.$A$1:$Men.$C$1048576];MATCH([.$B8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8905</text:p>
          </table:table-cell>
          <table:table-cell table:style-name="ce5" office:value-type="string" calcext:value-type="string">
            <text:p>VALDINESSA CRISTINA SIMOES</text:p>
          </table:table-cell>
          <table:table-cell table:style-name="ce14" office:value-type="string" calcext:value-type="string">
            <text:p>25590927862</text:p>
          </table:table-cell>
          <table:table-cell table:formula="of:=INDEX([$Men.$A$1:$Men.$C$1048576];MATCH([.$B8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8987</text:p>
          </table:table-cell>
          <table:table-cell table:style-name="ce5" office:value-type="string" calcext:value-type="string">
            <text:p>ANA JULIA MORGAN CASTILHO</text:p>
          </table:table-cell>
          <table:table-cell table:style-name="ce14" office:value-type="string" calcext:value-type="string">
            <text:p>54176734809</text:p>
          </table:table-cell>
          <table:table-cell table:formula="of:=INDEX([$Men.$A$1:$Men.$C$1048576];MATCH([.$B9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8987</text:p>
          </table:table-cell>
          <table:table-cell table:style-name="ce5" office:value-type="string" calcext:value-type="string">
            <text:p>ISABELLA MORGAN CASTILHO</text:p>
          </table:table-cell>
          <table:table-cell table:style-name="ce14" office:value-type="string" calcext:value-type="string">
            <text:p>54176677813</text:p>
          </table:table-cell>
          <table:table-cell table:formula="of:=INDEX([$Men.$A$1:$Men.$C$1048576];MATCH([.$B9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8995</text:p>
          </table:table-cell>
          <table:table-cell table:style-name="ce5" office:value-type="string" calcext:value-type="string">
            <text:p>ANDRE FRANCO DE OLIVEIRA</text:p>
          </table:table-cell>
          <table:table-cell table:style-name="ce14" office:value-type="string" calcext:value-type="string">
            <text:p>52598533852</text:p>
          </table:table-cell>
          <table:table-cell table:formula="of:=INDEX([$Men.$A$1:$Men.$C$1048576];MATCH([.$B9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8995</text:p>
          </table:table-cell>
          <table:table-cell table:style-name="ce5" office:value-type="string" calcext:value-type="string">
            <text:p>LAURA FRANCO DE OLIVEIRA</text:p>
          </table:table-cell>
          <table:table-cell table:style-name="ce14" office:value-type="string" calcext:value-type="string">
            <text:p>52598571860</text:p>
          </table:table-cell>
          <table:table-cell table:formula="of:=INDEX([$Men.$A$1:$Men.$C$1048576];MATCH([.$B9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9033</text:p>
          </table:table-cell>
          <table:table-cell table:style-name="ce5" office:value-type="string" calcext:value-type="string">
            <text:p>GABRIELLE SAMPAIO ANDRINO</text:p>
          </table:table-cell>
          <table:table-cell table:style-name="ce14" office:value-type="string" calcext:value-type="string">
            <text:p>51410947823</text:p>
          </table:table-cell>
          <table:table-cell table:formula="of:=INDEX([$Men.$A$1:$Men.$C$1048576];MATCH([.$B9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9498</text:p>
          </table:table-cell>
          <table:table-cell table:style-name="ce5" office:value-type="string" calcext:value-type="string">
            <text:p>GABRIEL CAPPELLETTI</text:p>
          </table:table-cell>
          <table:table-cell table:style-name="ce14" office:value-type="string" calcext:value-type="string">
            <text:p>53980481808</text:p>
          </table:table-cell>
          <table:table-cell table:formula="of:=INDEX([$Men.$A$1:$Men.$C$1048576];MATCH([.$B9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9498</text:p>
          </table:table-cell>
          <table:table-cell table:style-name="ce5" office:value-type="string" calcext:value-type="string">
            <text:p>MARCELO CAPPELLETTI JUNIOR</text:p>
          </table:table-cell>
          <table:table-cell table:style-name="ce14" office:value-type="string" calcext:value-type="string">
            <text:p>53980529851</text:p>
          </table:table-cell>
          <table:table-cell table:formula="of:=INDEX([$Men.$A$1:$Men.$C$1048576];MATCH([.$B9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39498</text:p>
          </table:table-cell>
          <table:table-cell table:style-name="ce5" office:value-type="string" calcext:value-type="string">
            <text:p>THAIS DANIELLE CAPPELLETTI</text:p>
          </table:table-cell>
          <table:table-cell table:style-name="ce14" office:value-type="string" calcext:value-type="string">
            <text:p>53746063876</text:p>
          </table:table-cell>
          <table:table-cell table:formula="of:=INDEX([$Men.$A$1:$Men.$C$1048576];MATCH([.$B9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0386</text:p>
          </table:table-cell>
          <table:table-cell table:style-name="ce5" office:value-type="string" calcext:value-type="string">
            <text:p>CARLOS ROBERTO LOPES</text:p>
          </table:table-cell>
          <table:table-cell table:style-name="ce14" office:value-type="string" calcext:value-type="string">
            <text:p>15489098821</text:p>
          </table:table-cell>
          <table:table-cell table:formula="of:=INDEX([$Men.$A$1:$Men.$C$1048576];MATCH([.$B9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1043</text:p>
          </table:table-cell>
          <table:table-cell table:style-name="ce5" office:value-type="string" calcext:value-type="string">
            <text:p>GIRLANE DA SILVA BRITO REIS</text:p>
          </table:table-cell>
          <table:table-cell table:style-name="ce14" office:value-type="string" calcext:value-type="string">
            <text:p>36495907869</text:p>
          </table:table-cell>
          <table:table-cell table:formula="of:=INDEX([$Men.$A$1:$Men.$C$1048576];MATCH([.$B9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1186</text:p>
          </table:table-cell>
          <table:table-cell table:style-name="ce5" office:value-type="string" calcext:value-type="string">
            <text:p>FABIANA CRISTINA BORTOLAZZO BEZERRA</text:p>
          </table:table-cell>
          <table:table-cell table:style-name="ce14" office:value-type="string" calcext:value-type="string">
            <text:p>19035740807</text:p>
          </table:table-cell>
          <table:table-cell table:formula="of:=INDEX([$Men.$A$1:$Men.$C$1048576];MATCH([.$B10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1475</text:p>
          </table:table-cell>
          <table:table-cell table:style-name="ce5" office:value-type="string" calcext:value-type="string">
            <text:p>WAGNER DE OLIVEIRA PEREIRA</text:p>
          </table:table-cell>
          <table:table-cell table:style-name="ce14" office:value-type="string" calcext:value-type="string">
            <text:p>16798445802</text:p>
          </table:table-cell>
          <table:table-cell table:formula="of:=INDEX([$Men.$A$1:$Men.$C$1048576];MATCH([.$B10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1772</text:p>
          </table:table-cell>
          <table:table-cell table:style-name="ce5" office:value-type="string" calcext:value-type="string">
            <text:p>MAURICIO AARAO DE ALMEIDA</text:p>
          </table:table-cell>
          <table:table-cell table:style-name="ce14" office:value-type="string" calcext:value-type="string">
            <text:p>18531141893</text:p>
          </table:table-cell>
          <table:table-cell table:formula="of:=INDEX([$Men.$A$1:$Men.$C$1048576];MATCH([.$B10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1919</text:p>
          </table:table-cell>
          <table:table-cell table:style-name="ce5" office:value-type="string" calcext:value-type="string">
            <text:p>PLINIO URIZZI</text:p>
          </table:table-cell>
          <table:table-cell table:style-name="ce14" office:value-type="string" calcext:value-type="string">
            <text:p>11528786890</text:p>
          </table:table-cell>
          <table:table-cell table:formula="of:=INDEX([$Men.$A$1:$Men.$C$1048576];MATCH([.$B10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2564</text:p>
          </table:table-cell>
          <table:table-cell table:style-name="ce5" office:value-type="string" calcext:value-type="string">
            <text:p>ALEXANDRE JOLY MEDINA</text:p>
          </table:table-cell>
          <table:table-cell table:style-name="ce14" office:value-type="string" calcext:value-type="string">
            <text:p>54889423869</text:p>
          </table:table-cell>
          <table:table-cell table:formula="of:=INDEX([$Men.$A$1:$Men.$C$1048576];MATCH([.$B10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3018</text:p>
          </table:table-cell>
          <table:table-cell table:style-name="ce5" office:value-type="string" calcext:value-type="string">
            <text:p>NELCY ANTONIO DA SILVA</text:p>
          </table:table-cell>
          <table:table-cell table:style-name="ce14" office:value-type="string" calcext:value-type="string">
            <text:p>06771898857</text:p>
          </table:table-cell>
          <table:table-cell table:formula="of:=INDEX([$Men.$A$1:$Men.$C$1048576];MATCH([.$B10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3059</text:p>
          </table:table-cell>
          <table:table-cell table:style-name="ce5" office:value-type="string" calcext:value-type="string">
            <text:p>ANA CLAUDIA ALMEIDA ROCHELLE DAVILA</text:p>
          </table:table-cell>
          <table:table-cell table:style-name="ce14" office:value-type="string" calcext:value-type="string">
            <text:p>25107931871</text:p>
          </table:table-cell>
          <table:table-cell table:formula="of:=INDEX([$Men.$A$1:$Men.$C$1048576];MATCH([.$B10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3059</text:p>
          </table:table-cell>
          <table:table-cell table:style-name="ce5" office:value-type="string" calcext:value-type="string">
            <text:p>DAVI ROCHELLE DAVILA</text:p>
          </table:table-cell>
          <table:table-cell table:style-name="ce14" office:value-type="string" calcext:value-type="string">
            <text:p>53998925880</text:p>
          </table:table-cell>
          <table:table-cell table:formula="of:=INDEX([$Men.$A$1:$Men.$C$1048576];MATCH([.$B10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3059</text:p>
          </table:table-cell>
          <table:table-cell table:style-name="ce5" office:value-type="string" calcext:value-type="string">
            <text:p>LARA ROCHELLE DAVILA</text:p>
          </table:table-cell>
          <table:table-cell table:style-name="ce14" office:value-type="string" calcext:value-type="string">
            <text:p>53998978810</text:p>
          </table:table-cell>
          <table:table-cell table:formula="of:=INDEX([$Men.$A$1:$Men.$C$1048576];MATCH([.$B10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3458</text:p>
          </table:table-cell>
          <table:table-cell table:style-name="ce5" office:value-type="string" calcext:value-type="string">
            <text:p>MARCELO GOMES CASTILHO</text:p>
          </table:table-cell>
          <table:table-cell table:style-name="ce14" office:value-type="string" calcext:value-type="string">
            <text:p>16080313812</text:p>
          </table:table-cell>
          <table:table-cell table:formula="of:=INDEX([$Men.$A$1:$Men.$C$1048576];MATCH([.$B10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3502</text:p>
          </table:table-cell>
          <table:table-cell table:style-name="ce5" office:value-type="string" calcext:value-type="string">
            <text:p>RICARDO MALDONADO RIBEIRO</text:p>
          </table:table-cell>
          <table:table-cell table:style-name="ce14" office:value-type="string" calcext:value-type="string">
            <text:p>03061983805</text:p>
          </table:table-cell>
          <table:table-cell table:formula="of:=INDEX([$Men.$A$1:$Men.$C$1048576];MATCH([.$B11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3881</text:p>
          </table:table-cell>
          <table:table-cell table:style-name="ce5" office:value-type="string" calcext:value-type="string">
            <text:p>LAURA CASARIN DE PAULO</text:p>
          </table:table-cell>
          <table:table-cell table:style-name="ce14" office:value-type="string" calcext:value-type="string">
            <text:p>47193316885</text:p>
          </table:table-cell>
          <table:table-cell table:formula="of:=INDEX([$Men.$A$1:$Men.$C$1048576];MATCH([.$B11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3967</text:p>
          </table:table-cell>
          <table:table-cell table:style-name="ce5" office:value-type="string" calcext:value-type="string">
            <text:p>MARIA APARECIDA BEZERRA GOFFI</text:p>
          </table:table-cell>
          <table:table-cell table:style-name="ce14" office:value-type="string" calcext:value-type="string">
            <text:p>05744098828</text:p>
          </table:table-cell>
          <table:table-cell table:formula="of:=INDEX([$Men.$A$1:$Men.$C$1048576];MATCH([.$B11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3975</text:p>
          </table:table-cell>
          <table:table-cell table:style-name="ce5" office:value-type="string" calcext:value-type="string">
            <text:p>ARTHUR ANTONIO DE SOUZA</text:p>
          </table:table-cell>
          <table:table-cell table:style-name="ce14" office:value-type="string" calcext:value-type="string">
            <text:p>49216170824</text:p>
          </table:table-cell>
          <table:table-cell table:formula="of:=INDEX([$Men.$A$1:$Men.$C$1048576];MATCH([.$B11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4539</text:p>
          </table:table-cell>
          <table:table-cell table:style-name="ce5" office:value-type="string" calcext:value-type="string">
            <text:p>PAULO MANTELATTO PECORARI</text:p>
          </table:table-cell>
          <table:table-cell table:style-name="ce14" office:value-type="string" calcext:value-type="string">
            <text:p>21451019858</text:p>
          </table:table-cell>
          <table:table-cell table:formula="of:=INDEX([$Men.$A$1:$Men.$C$1048576];MATCH([.$B11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5872</text:p>
          </table:table-cell>
          <table:table-cell table:style-name="ce5" office:value-type="string" calcext:value-type="string">
            <text:p>DANTE COLTURATO MONTENEGRO</text:p>
          </table:table-cell>
          <table:table-cell table:style-name="ce14" office:value-type="string" calcext:value-type="string">
            <text:p>51462957862</text:p>
          </table:table-cell>
          <table:table-cell table:formula="of:=INDEX([$Men.$A$1:$Men.$C$1048576];MATCH([.$B11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7191</text:p>
          </table:table-cell>
          <table:table-cell table:style-name="ce5" office:value-type="string" calcext:value-type="string">
            <text:p>MEIRE HELLEN APARECIDA FERREIRA</text:p>
          </table:table-cell>
          <table:table-cell table:style-name="ce14" office:value-type="string" calcext:value-type="string">
            <text:p>32122568852</text:p>
          </table:table-cell>
          <table:table-cell table:formula="of:=INDEX([$Men.$A$1:$Men.$C$1048576];MATCH([.$B11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7456</text:p>
          </table:table-cell>
          <table:table-cell table:style-name="ce5" office:value-type="string" calcext:value-type="string">
            <text:p>VERA LUCIA DOS SANTOS FERNANDES</text:p>
          </table:table-cell>
          <table:table-cell table:style-name="ce14" office:value-type="string" calcext:value-type="string">
            <text:p>22468894804</text:p>
          </table:table-cell>
          <table:table-cell table:formula="of:=INDEX([$Men.$A$1:$Men.$C$1048576];MATCH([.$B11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7814</text:p>
          </table:table-cell>
          <table:table-cell table:style-name="ce5" office:value-type="string" calcext:value-type="string">
            <text:p>ELISETE APARECIDA FERREIRA PERES</text:p>
          </table:table-cell>
          <table:table-cell table:style-name="ce14" office:value-type="string" calcext:value-type="string">
            <text:p>25786732843</text:p>
          </table:table-cell>
          <table:table-cell table:formula="of:=INDEX([$Men.$A$1:$Men.$C$1048576];MATCH([.$B11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7855</text:p>
          </table:table-cell>
          <table:table-cell table:style-name="ce5" office:value-type="string" calcext:value-type="string">
            <text:p>FABIO MARQUES CORREA</text:p>
          </table:table-cell>
          <table:table-cell table:style-name="ce14" office:value-type="string" calcext:value-type="string">
            <text:p>11524582808</text:p>
          </table:table-cell>
          <table:table-cell table:formula="of:=INDEX([$Men.$A$1:$Men.$C$1048576];MATCH([.$B11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8162</text:p>
          </table:table-cell>
          <table:table-cell table:style-name="ce5" office:value-type="string" calcext:value-type="string">
            <text:p>FRANCISCO ESTEFANO BAJNOK FERRY</text:p>
          </table:table-cell>
          <table:table-cell table:style-name="ce14" office:value-type="string" calcext:value-type="string">
            <text:p>98511785868</text:p>
          </table:table-cell>
          <table:table-cell table:formula="of:=INDEX([$Men.$A$1:$Men.$C$1048576];MATCH([.$B12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8402</text:p>
          </table:table-cell>
          <table:table-cell table:style-name="ce5" office:value-type="string" calcext:value-type="string">
            <text:p>MARIA ANGELA DA COSTA BASTOS</text:p>
          </table:table-cell>
          <table:table-cell table:style-name="ce14" office:value-type="string" calcext:value-type="string">
            <text:p>07884911809</text:p>
          </table:table-cell>
          <table:table-cell table:formula="of:=INDEX([$Men.$A$1:$Men.$C$1048576];MATCH([.$B12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8639</text:p>
          </table:table-cell>
          <table:table-cell table:style-name="ce5" office:value-type="string" calcext:value-type="string">
            <text:p>JOSE ANGELO PAVANELLO</text:p>
          </table:table-cell>
          <table:table-cell table:style-name="ce14" office:value-type="string" calcext:value-type="string">
            <text:p>12369082879</text:p>
          </table:table-cell>
          <table:table-cell table:formula="of:=INDEX([$Men.$A$1:$Men.$C$1048576];MATCH([.$B12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8663</text:p>
          </table:table-cell>
          <table:table-cell table:style-name="ce5" office:value-type="string" calcext:value-type="string">
            <text:p>ELOA CRISTINA SANTIAGO BERGAMINI</text:p>
          </table:table-cell>
          <table:table-cell table:style-name="ce14" office:value-type="string" calcext:value-type="string">
            <text:p>54415405835</text:p>
          </table:table-cell>
          <table:table-cell table:formula="of:=INDEX([$Men.$A$1:$Men.$C$1048576];MATCH([.$B12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9439</text:p>
          </table:table-cell>
          <table:table-cell table:style-name="ce5" office:value-type="string" calcext:value-type="string">
            <text:p>PETER AMSTALDEN HERNANDES</text:p>
          </table:table-cell>
          <table:table-cell table:style-name="ce14" office:value-type="string" calcext:value-type="string">
            <text:p>12331442860</text:p>
          </table:table-cell>
          <table:table-cell table:formula="of:=INDEX([$Men.$A$1:$Men.$C$1048576];MATCH([.$B12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49667</text:p>
          </table:table-cell>
          <table:table-cell table:style-name="ce5" office:value-type="string" calcext:value-type="string">
            <text:p>LUCAS HENRIQUE DA SILVA KIMURA</text:p>
          </table:table-cell>
          <table:table-cell table:style-name="ce14" office:value-type="string" calcext:value-type="string">
            <text:p>59719119888</text:p>
          </table:table-cell>
          <table:table-cell table:formula="of:=INDEX([$Men.$A$1:$Men.$C$1048576];MATCH([.$B12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0107</text:p>
          </table:table-cell>
          <table:table-cell table:style-name="ce5" office:value-type="string" calcext:value-type="string">
            <text:p>ANDERSON CLAUDEMIR CAMARGO</text:p>
          </table:table-cell>
          <table:table-cell table:style-name="ce14" office:value-type="string" calcext:value-type="string">
            <text:p>11004815832</text:p>
          </table:table-cell>
          <table:table-cell table:formula="of:=INDEX([$Men.$A$1:$Men.$C$1048576];MATCH([.$B12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0172</text:p>
          </table:table-cell>
          <table:table-cell table:style-name="ce5" office:value-type="string" calcext:value-type="string">
            <text:p>GIOVANNA VOLPATO ALVES</text:p>
          </table:table-cell>
          <table:table-cell table:style-name="ce14" office:value-type="string" calcext:value-type="string">
            <text:p>51649716826</text:p>
          </table:table-cell>
          <table:table-cell table:formula="of:=INDEX([$Men.$A$1:$Men.$C$1048576];MATCH([.$B12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0384</text:p>
          </table:table-cell>
          <table:table-cell table:style-name="ce5" office:value-type="string" calcext:value-type="string">
            <text:p>CATARINA ROSSETTO</text:p>
          </table:table-cell>
          <table:table-cell table:style-name="ce14" office:value-type="string" calcext:value-type="string">
            <text:p>46153846882</text:p>
          </table:table-cell>
          <table:table-cell table:formula="of:=INDEX([$Men.$A$1:$Men.$C$1048576];MATCH([.$B12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0461</text:p>
          </table:table-cell>
          <table:table-cell table:style-name="ce5" office:value-type="string" calcext:value-type="string">
            <text:p>FERNANDO ANTONIO VIEIRA DE ALMEIDA</text:p>
          </table:table-cell>
          <table:table-cell table:style-name="ce14" office:value-type="string" calcext:value-type="string">
            <text:p>12339671850</text:p>
          </table:table-cell>
          <table:table-cell table:formula="of:=INDEX([$Men.$A$1:$Men.$C$1048576];MATCH([.$B12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0494</text:p>
          </table:table-cell>
          <table:table-cell table:style-name="ce5" office:value-type="string" calcext:value-type="string">
            <text:p>ANTONIO CARLOS MENGATTO NASATO</text:p>
          </table:table-cell>
          <table:table-cell table:style-name="ce14" office:value-type="string" calcext:value-type="string">
            <text:p>02781518840</text:p>
          </table:table-cell>
          <table:table-cell table:formula="of:=INDEX([$Men.$A$1:$Men.$C$1048576];MATCH([.$B13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0608</text:p>
          </table:table-cell>
          <table:table-cell table:style-name="ce5" office:value-type="string" calcext:value-type="string">
            <text:p>ALEXANDRE JOSE DE GODOY</text:p>
          </table:table-cell>
          <table:table-cell table:style-name="ce14" office:value-type="string" calcext:value-type="string">
            <text:p>27333389863</text:p>
          </table:table-cell>
          <table:table-cell table:formula="of:=INDEX([$Men.$A$1:$Men.$C$1048576];MATCH([.$B13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1099</text:p>
          </table:table-cell>
          <table:table-cell table:style-name="ce5" office:value-type="string" calcext:value-type="string">
            <text:p>JOAO VAGNER BERTOLINI</text:p>
          </table:table-cell>
          <table:table-cell table:style-name="ce14" office:value-type="string" calcext:value-type="string">
            <text:p>09584347861</text:p>
          </table:table-cell>
          <table:table-cell table:formula="of:=INDEX([$Men.$A$1:$Men.$C$1048576];MATCH([.$B13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1168</text:p>
          </table:table-cell>
          <table:table-cell table:style-name="ce5" office:value-type="string" calcext:value-type="string">
            <text:p>RUDINEY DIHEL</text:p>
          </table:table-cell>
          <table:table-cell table:style-name="ce14" office:value-type="string" calcext:value-type="string">
            <text:p>00482959819</text:p>
          </table:table-cell>
          <table:table-cell table:formula="of:=INDEX([$Men.$A$1:$Men.$C$1048576];MATCH([.$B13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1795</text:p>
          </table:table-cell>
          <table:table-cell table:style-name="ce5" office:value-type="string" calcext:value-type="string">
            <text:p>STELA MORATO DA SILVA</text:p>
          </table:table-cell>
          <table:table-cell table:style-name="ce14" office:value-type="string" calcext:value-type="string">
            <text:p>52851541897</text:p>
          </table:table-cell>
          <table:table-cell table:formula="of:=INDEX([$Men.$A$1:$Men.$C$1048576];MATCH([.$B13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2122</text:p>
          </table:table-cell>
          <table:table-cell table:style-name="ce5" office:value-type="string" calcext:value-type="string">
            <text:p>LUMA OLIVEIRA CIFERRI</text:p>
          </table:table-cell>
          <table:table-cell table:style-name="ce14" office:value-type="string" calcext:value-type="string">
            <text:p>54215305829</text:p>
          </table:table-cell>
          <table:table-cell table:formula="of:=INDEX([$Men.$A$1:$Men.$C$1048576];MATCH([.$B13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2452</text:p>
          </table:table-cell>
          <table:table-cell table:style-name="ce5" office:value-type="string" calcext:value-type="string">
            <text:p>MARCELINO EVANGELISTA</text:p>
          </table:table-cell>
          <table:table-cell table:style-name="ce14" office:value-type="string" calcext:value-type="string">
            <text:p>33944622812</text:p>
          </table:table-cell>
          <table:table-cell table:formula="of:=INDEX([$Men.$A$1:$Men.$C$1048576];MATCH([.$B13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2485</text:p>
          </table:table-cell>
          <table:table-cell table:style-name="ce5" office:value-type="string" calcext:value-type="string">
            <text:p>MAURO GRUPP FILHO</text:p>
          </table:table-cell>
          <table:table-cell table:style-name="ce14" office:value-type="string" calcext:value-type="string">
            <text:p>19159738804</text:p>
          </table:table-cell>
          <table:table-cell table:formula="of:=INDEX([$Men.$A$1:$Men.$C$1048576];MATCH([.$B13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2733</text:p>
          </table:table-cell>
          <table:table-cell table:style-name="ce5" office:value-type="string" calcext:value-type="string">
            <text:p>FERNANDO SABADIN GATTO</text:p>
          </table:table-cell>
          <table:table-cell table:style-name="ce14" office:value-type="string" calcext:value-type="string">
            <text:p>22236445890</text:p>
          </table:table-cell>
          <table:table-cell table:formula="of:=INDEX([$Men.$A$1:$Men.$C$1048576];MATCH([.$B13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3073</text:p>
          </table:table-cell>
          <table:table-cell table:style-name="ce5" office:value-type="string" calcext:value-type="string">
            <text:p>JULIO CESAR MAISTRO</text:p>
          </table:table-cell>
          <table:table-cell table:style-name="ce14" office:value-type="string" calcext:value-type="string">
            <text:p>19035481879</text:p>
          </table:table-cell>
          <table:table-cell table:formula="of:=INDEX([$Men.$A$1:$Men.$C$1048576];MATCH([.$B13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3073</text:p>
          </table:table-cell>
          <table:table-cell table:style-name="ce5" office:value-type="string" calcext:value-type="string">
            <text:p>LUCAS LOPES MAISTRO</text:p>
          </table:table-cell>
          <table:table-cell table:style-name="ce14" office:value-type="string" calcext:value-type="string">
            <text:p>43682574808</text:p>
          </table:table-cell>
          <table:table-cell table:formula="of:=INDEX([$Men.$A$1:$Men.$C$1048576];MATCH([.$B14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3073</text:p>
          </table:table-cell>
          <table:table-cell table:style-name="ce5" office:value-type="string" calcext:value-type="string">
            <text:p>MATHEUS LOPES MAISTRO</text:p>
          </table:table-cell>
          <table:table-cell table:style-name="ce14" office:value-type="string" calcext:value-type="string">
            <text:p>43682665870</text:p>
          </table:table-cell>
          <table:table-cell table:formula="of:=INDEX([$Men.$A$1:$Men.$C$1048576];MATCH([.$B14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3101</text:p>
          </table:table-cell>
          <table:table-cell table:style-name="ce5" office:value-type="string" calcext:value-type="string">
            <text:p>AGNALDO JOSE PILON</text:p>
          </table:table-cell>
          <table:table-cell table:style-name="ce14" office:value-type="string" calcext:value-type="string">
            <text:p>13247497846</text:p>
          </table:table-cell>
          <table:table-cell table:formula="of:=INDEX([$Men.$A$1:$Men.$C$1048576];MATCH([.$B14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3285</text:p>
          </table:table-cell>
          <table:table-cell table:style-name="ce5" office:value-type="string" calcext:value-type="string">
            <text:p>ANDERSON ZEM</text:p>
          </table:table-cell>
          <table:table-cell table:style-name="ce14" office:value-type="string" calcext:value-type="string">
            <text:p>25539085809</text:p>
          </table:table-cell>
          <table:table-cell table:formula="of:=INDEX([$Men.$A$1:$Men.$C$1048576];MATCH([.$B14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3285</text:p>
          </table:table-cell>
          <table:table-cell table:style-name="ce5" office:value-type="string" calcext:value-type="string">
            <text:p>FELIPE PAVANELLO ZEM</text:p>
          </table:table-cell>
          <table:table-cell table:style-name="ce14" office:value-type="string" calcext:value-type="string">
            <text:p>51629233897</text:p>
          </table:table-cell>
          <table:table-cell table:formula="of:=INDEX([$Men.$A$1:$Men.$C$1048576];MATCH([.$B14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3489</text:p>
          </table:table-cell>
          <table:table-cell table:style-name="ce5" office:value-type="string" calcext:value-type="string">
            <text:p>AUREO DUARTE YAMANAKA</text:p>
          </table:table-cell>
          <table:table-cell table:style-name="ce14" office:value-type="string" calcext:value-type="string">
            <text:p>02778420851</text:p>
          </table:table-cell>
          <table:table-cell table:formula="of:=INDEX([$Men.$A$1:$Men.$C$1048576];MATCH([.$B14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3949</text:p>
          </table:table-cell>
          <table:table-cell table:style-name="ce5" office:value-type="string" calcext:value-type="string">
            <text:p>THIAGO GIBIN</text:p>
          </table:table-cell>
          <table:table-cell table:style-name="ce14" office:value-type="string" calcext:value-type="string">
            <text:p>26397257851</text:p>
          </table:table-cell>
          <table:table-cell table:formula="of:=INDEX([$Men.$A$1:$Men.$C$1048576];MATCH([.$B14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4121</text:p>
          </table:table-cell>
          <table:table-cell table:style-name="ce5" office:value-type="string" calcext:value-type="string">
            <text:p>JORGE LEANDRO DE GOES</text:p>
          </table:table-cell>
          <table:table-cell table:style-name="ce14" office:value-type="string" calcext:value-type="string">
            <text:p>27189089802</text:p>
          </table:table-cell>
          <table:table-cell table:formula="of:=INDEX([$Men.$A$1:$Men.$C$1048576];MATCH([.$B14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4121</text:p>
          </table:table-cell>
          <table:table-cell table:style-name="ce5" office:value-type="string" calcext:value-type="string">
            <text:p>MARIA CLARA DE GOES</text:p>
          </table:table-cell>
          <table:table-cell table:style-name="ce14" office:value-type="string" calcext:value-type="string">
            <text:p>53982887844</text:p>
          </table:table-cell>
          <table:table-cell table:formula="of:=INDEX([$Men.$A$1:$Men.$C$1048576];MATCH([.$B14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4264</text:p>
          </table:table-cell>
          <table:table-cell table:style-name="ce5" office:value-type="string" calcext:value-type="string">
            <text:p>LARA MORAES ROCHA</text:p>
          </table:table-cell>
          <table:table-cell table:style-name="ce14" office:value-type="string" calcext:value-type="string">
            <text:p>52515343880</text:p>
          </table:table-cell>
          <table:table-cell table:formula="of:=INDEX([$Men.$A$1:$Men.$C$1048576];MATCH([.$B14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4264</text:p>
          </table:table-cell>
          <table:table-cell table:style-name="ce5" office:value-type="string" calcext:value-type="string">
            <text:p>ROBERTO DE SOUZA ROCHA</text:p>
          </table:table-cell>
          <table:table-cell table:style-name="ce14" office:value-type="string" calcext:value-type="string">
            <text:p>28083242861</text:p>
          </table:table-cell>
          <table:table-cell table:formula="of:=INDEX([$Men.$A$1:$Men.$C$1048576];MATCH([.$B15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4272</text:p>
          </table:table-cell>
          <table:table-cell table:style-name="ce5" office:value-type="string" calcext:value-type="string">
            <text:p>VALTER LUIS LAMATRIZ</text:p>
          </table:table-cell>
          <table:table-cell table:style-name="ce14" office:value-type="string" calcext:value-type="string">
            <text:p>13959885873</text:p>
          </table:table-cell>
          <table:table-cell table:formula="of:=INDEX([$Men.$A$1:$Men.$C$1048576];MATCH([.$B15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4272</text:p>
          </table:table-cell>
          <table:table-cell table:style-name="ce5" office:value-type="string" calcext:value-type="string">
            <text:p>VITOR LUIS LAMATRIZ</text:p>
          </table:table-cell>
          <table:table-cell table:style-name="ce14" office:value-type="string" calcext:value-type="string">
            <text:p>50137443854</text:p>
          </table:table-cell>
          <table:table-cell table:formula="of:=INDEX([$Men.$A$1:$Men.$C$1048576];MATCH([.$B15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4834</text:p>
          </table:table-cell>
          <table:table-cell table:style-name="ce5" office:value-type="string" calcext:value-type="string">
            <text:p>LUCIA CRISTINA DEGASPARI LACORTE</text:p>
          </table:table-cell>
          <table:table-cell table:style-name="ce14" office:value-type="string" calcext:value-type="string">
            <text:p>09584485822</text:p>
          </table:table-cell>
          <table:table-cell table:formula="of:=INDEX([$Men.$A$1:$Men.$C$1048576];MATCH([.$B15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4875</text:p>
          </table:table-cell>
          <table:table-cell table:style-name="ce5" office:value-type="string" calcext:value-type="string">
            <text:p>GILSON ANTONIO SALDIBAS ALONSO</text:p>
          </table:table-cell>
          <table:table-cell table:style-name="ce14" office:value-type="string" calcext:value-type="string">
            <text:p>10168186888</text:p>
          </table:table-cell>
          <table:table-cell table:formula="of:=INDEX([$Men.$A$1:$Men.$C$1048576];MATCH([.$B15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5133</text:p>
          </table:table-cell>
          <table:table-cell table:style-name="ce5" office:value-type="string" calcext:value-type="string">
            <text:p>EDSON CARLOS MARIN</text:p>
          </table:table-cell>
          <table:table-cell table:style-name="ce14" office:value-type="string" calcext:value-type="string">
            <text:p>24699972837</text:p>
          </table:table-cell>
          <table:table-cell table:formula="of:=INDEX([$Men.$A$1:$Men.$C$1048576];MATCH([.$B15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5133</text:p>
          </table:table-cell>
          <table:table-cell table:style-name="ce5" office:value-type="string" calcext:value-type="string">
            <text:p>LARISSA THOMAZIELLO MARIN</text:p>
          </table:table-cell>
          <table:table-cell table:style-name="ce14" office:value-type="string" calcext:value-type="string">
            <text:p>52785847857</text:p>
          </table:table-cell>
          <table:table-cell table:formula="of:=INDEX([$Men.$A$1:$Men.$C$1048576];MATCH([.$B15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5133</text:p>
          </table:table-cell>
          <table:table-cell table:style-name="ce5" office:value-type="string" calcext:value-type="string">
            <text:p>TIAGO THOMAZIELLO MARIN</text:p>
          </table:table-cell>
          <table:table-cell table:style-name="ce14" office:value-type="string" calcext:value-type="string">
            <text:p>52785893883</text:p>
          </table:table-cell>
          <table:table-cell table:formula="of:=INDEX([$Men.$A$1:$Men.$C$1048576];MATCH([.$B15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5227</text:p>
          </table:table-cell>
          <table:table-cell table:style-name="ce5" office:value-type="string" calcext:value-type="string">
            <text:p>KELLY MARTINS BIANCHI</text:p>
          </table:table-cell>
          <table:table-cell table:style-name="ce14" office:value-type="string" calcext:value-type="string">
            <text:p>28002686896</text:p>
          </table:table-cell>
          <table:table-cell table:formula="of:=INDEX([$Men.$A$1:$Men.$C$1048576];MATCH([.$B15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5549</text:p>
          </table:table-cell>
          <table:table-cell table:style-name="ce5" office:value-type="string" calcext:value-type="string">
            <text:p>REGINA MARIA RIBEIRO DE OLIVEIRA BRANDAO DA COSTA</text:p>
          </table:table-cell>
          <table:table-cell table:style-name="ce14" office:value-type="string" calcext:value-type="string">
            <text:p>31297777840</text:p>
          </table:table-cell>
          <table:table-cell table:formula="of:=INDEX([$Men.$A$1:$Men.$C$1048576];MATCH([.$B15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5821</text:p>
          </table:table-cell>
          <table:table-cell table:style-name="ce5" office:value-type="string" calcext:value-type="string">
            <text:p>IVAN SAMIR SETTEN</text:p>
          </table:table-cell>
          <table:table-cell table:style-name="ce14" office:value-type="string" calcext:value-type="string">
            <text:p>22014820805</text:p>
          </table:table-cell>
          <table:table-cell table:formula="of:=INDEX([$Men.$A$1:$Men.$C$1048576];MATCH([.$B16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6288</text:p>
          </table:table-cell>
          <table:table-cell table:style-name="ce5" office:value-type="string" calcext:value-type="string">
            <text:p>GLAUCO AGEU DA SILVA</text:p>
          </table:table-cell>
          <table:table-cell table:style-name="ce14" office:value-type="string" calcext:value-type="string">
            <text:p>21683322827</text:p>
          </table:table-cell>
          <table:table-cell table:formula="of:=INDEX([$Men.$A$1:$Men.$C$1048576];MATCH([.$B16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6296</text:p>
          </table:table-cell>
          <table:table-cell table:style-name="ce5" office:value-type="string" calcext:value-type="string">
            <text:p>ANTONIO LEITE PEDROSO SOBRINHO</text:p>
          </table:table-cell>
          <table:table-cell table:style-name="ce14" office:value-type="string" calcext:value-type="string">
            <text:p>00294196897</text:p>
          </table:table-cell>
          <table:table-cell table:formula="of:=INDEX([$Men.$A$1:$Men.$C$1048576];MATCH([.$B16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6569</text:p>
          </table:table-cell>
          <table:table-cell table:style-name="ce5" office:value-type="string" calcext:value-type="string">
            <text:p>ADILSON CONTIERO</text:p>
          </table:table-cell>
          <table:table-cell table:style-name="ce14" office:value-type="string" calcext:value-type="string">
            <text:p>12064833854</text:p>
          </table:table-cell>
          <table:table-cell table:formula="of:=INDEX([$Men.$A$1:$Men.$C$1048576];MATCH([.$B16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6569</text:p>
          </table:table-cell>
          <table:table-cell table:style-name="ce5" office:value-type="string" calcext:value-type="string">
            <text:p>LORENZO CORREA CONTIERO</text:p>
          </table:table-cell>
          <table:table-cell table:style-name="ce14" office:value-type="string" calcext:value-type="string">
            <text:p>52893262864</text:p>
          </table:table-cell>
          <table:table-cell table:formula="of:=INDEX([$Men.$A$1:$Men.$C$1048576];MATCH([.$B16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6723</text:p>
          </table:table-cell>
          <table:table-cell table:style-name="ce5" office:value-type="string" calcext:value-type="string">
            <text:p>SOLIDEIA MAGRI DA CRUZ</text:p>
          </table:table-cell>
          <table:table-cell table:style-name="ce14" office:value-type="string" calcext:value-type="string">
            <text:p>06730032804</text:p>
          </table:table-cell>
          <table:table-cell table:formula="of:=INDEX([$Men.$A$1:$Men.$C$1048576];MATCH([.$B16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7039</text:p>
          </table:table-cell>
          <table:table-cell table:style-name="ce5" office:value-type="string" calcext:value-type="string">
            <text:p>CELINA MARIA MELO LOPES</text:p>
          </table:table-cell>
          <table:table-cell table:style-name="ce14" office:value-type="string" calcext:value-type="string">
            <text:p>56806667821</text:p>
          </table:table-cell>
          <table:table-cell table:formula="of:=INDEX([$Men.$A$1:$Men.$C$1048576];MATCH([.$B16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7039</text:p>
          </table:table-cell>
          <table:table-cell table:style-name="ce5" office:value-type="string" calcext:value-type="string">
            <text:p>ELIANA MONTEIRO DE MELO SILVA</text:p>
          </table:table-cell>
          <table:table-cell table:style-name="ce14" office:value-type="string" calcext:value-type="string">
            <text:p>05014680488</text:p>
          </table:table-cell>
          <table:table-cell table:formula="of:=INDEX([$Men.$A$1:$Men.$C$1048576];MATCH([.$B16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7039</text:p>
          </table:table-cell>
          <table:table-cell table:style-name="ce5" office:value-type="string" calcext:value-type="string">
            <text:p>LUIZ HENRIQUE MELO LOPES</text:p>
          </table:table-cell>
          <table:table-cell table:style-name="ce14" office:value-type="string" calcext:value-type="string">
            <text:p>45667521865</text:p>
          </table:table-cell>
          <table:table-cell table:formula="of:=INDEX([$Men.$A$1:$Men.$C$1048576];MATCH([.$B16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7132</text:p>
          </table:table-cell>
          <table:table-cell table:style-name="ce5" office:value-type="string" calcext:value-type="string">
            <text:p>JURAILDO NASCIMENTO SILVA</text:p>
          </table:table-cell>
          <table:table-cell table:style-name="ce14" office:value-type="string" calcext:value-type="string">
            <text:p>01638582840</text:p>
          </table:table-cell>
          <table:table-cell table:formula="of:=INDEX([$Men.$A$1:$Men.$C$1048576];MATCH([.$B16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7157</text:p>
          </table:table-cell>
          <table:table-cell table:style-name="ce5" office:value-type="string" calcext:value-type="string">
            <text:p>EDIVALDO ANTONIO TOLEDO</text:p>
          </table:table-cell>
          <table:table-cell table:style-name="ce14" office:value-type="string" calcext:value-type="string">
            <text:p>17166680857</text:p>
          </table:table-cell>
          <table:table-cell table:formula="of:=INDEX([$Men.$A$1:$Men.$C$1048576];MATCH([.$B17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7641</text:p>
          </table:table-cell>
          <table:table-cell table:style-name="ce5" office:value-type="string" calcext:value-type="string">
            <text:p>SARAH DE ALMEIDA FERREIRA</text:p>
          </table:table-cell>
          <table:table-cell table:style-name="ce14" office:value-type="string" calcext:value-type="string">
            <text:p>53880454809</text:p>
          </table:table-cell>
          <table:table-cell table:formula="of:=INDEX([$Men.$A$1:$Men.$C$1048576];MATCH([.$B17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7837</text:p>
          </table:table-cell>
          <table:table-cell table:style-name="ce5" office:value-type="string" calcext:value-type="string">
            <text:p>ISABELLA GREGORIO</text:p>
          </table:table-cell>
          <table:table-cell table:style-name="ce14" office:value-type="string" calcext:value-type="string">
            <text:p>56844311869</text:p>
          </table:table-cell>
          <table:table-cell table:formula="of:=INDEX([$Men.$A$1:$Men.$C$1048576];MATCH([.$B17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8612</text:p>
          </table:table-cell>
          <table:table-cell table:style-name="ce5" office:value-type="string" calcext:value-type="string">
            <text:p>DEBORA REGIS ROCHA OLIVEIRA</text:p>
          </table:table-cell>
          <table:table-cell table:style-name="ce14" office:value-type="string" calcext:value-type="string">
            <text:p>51604372826</text:p>
          </table:table-cell>
          <table:table-cell table:formula="of:=INDEX([$Men.$A$1:$Men.$C$1048576];MATCH([.$B17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8686</text:p>
          </table:table-cell>
          <table:table-cell table:style-name="ce5" office:value-type="string" calcext:value-type="string">
            <text:p>LUCIMARA LOPES DOS SANTOS</text:p>
          </table:table-cell>
          <table:table-cell table:style-name="ce14" office:value-type="string" calcext:value-type="string">
            <text:p>29469293886</text:p>
          </table:table-cell>
          <table:table-cell table:formula="of:=INDEX([$Men.$A$1:$Men.$C$1048576];MATCH([.$B17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8832</text:p>
          </table:table-cell>
          <table:table-cell table:style-name="ce5" office:value-type="string" calcext:value-type="string">
            <text:p>LUIS ALEXANDRE PATRICIO DE CAMARGO</text:p>
          </table:table-cell>
          <table:table-cell table:style-name="ce14" office:value-type="string" calcext:value-type="string">
            <text:p>22258653886</text:p>
          </table:table-cell>
          <table:table-cell table:formula="of:=INDEX([$Men.$A$1:$Men.$C$1048576];MATCH([.$B17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9046</text:p>
          </table:table-cell>
          <table:table-cell table:style-name="ce5" office:value-type="string" calcext:value-type="string">
            <text:p>LEONARDO MARCELO RODRIGUES</text:p>
          </table:table-cell>
          <table:table-cell table:style-name="ce14" office:value-type="string" calcext:value-type="string">
            <text:p>36798018823</text:p>
          </table:table-cell>
          <table:table-cell table:formula="of:=INDEX([$Men.$A$1:$Men.$C$1048576];MATCH([.$B17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9319</text:p>
          </table:table-cell>
          <table:table-cell table:style-name="ce5" office:value-type="string" calcext:value-type="string">
            <text:p>LETICIA BOVE GALLINA</text:p>
          </table:table-cell>
          <table:table-cell table:style-name="ce14" office:value-type="string" calcext:value-type="string">
            <text:p>54708277806</text:p>
          </table:table-cell>
          <table:table-cell table:formula="of:=INDEX([$Men.$A$1:$Men.$C$1048576];MATCH([.$B17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9319</text:p>
          </table:table-cell>
          <table:table-cell table:style-name="ce5" office:value-type="string" calcext:value-type="string">
            <text:p>MARCIO GALLINA</text:p>
          </table:table-cell>
          <table:table-cell table:style-name="ce14" office:value-type="string" calcext:value-type="string">
            <text:p>22551984874</text:p>
          </table:table-cell>
          <table:table-cell table:formula="of:=INDEX([$Men.$A$1:$Men.$C$1048576];MATCH([.$B17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59392</text:p>
          </table:table-cell>
          <table:table-cell table:style-name="ce5" office:value-type="string" calcext:value-type="string">
            <text:p>ORMAN FORTUNA DA SILVA</text:p>
          </table:table-cell>
          <table:table-cell table:style-name="ce14" office:value-type="string" calcext:value-type="string">
            <text:p>61978329504</text:p>
          </table:table-cell>
          <table:table-cell table:formula="of:=INDEX([$Men.$A$1:$Men.$C$1048576];MATCH([.$B17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0052</text:p>
          </table:table-cell>
          <table:table-cell table:style-name="ce5" office:value-type="string" calcext:value-type="string">
            <text:p>SOPHIA COSTA FRANCISCO</text:p>
          </table:table-cell>
          <table:table-cell table:style-name="ce14" office:value-type="string" calcext:value-type="string">
            <text:p>53195085810</text:p>
          </table:table-cell>
          <table:table-cell table:formula="of:=INDEX([$Men.$A$1:$Men.$C$1048576];MATCH([.$B18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0052</text:p>
          </table:table-cell>
          <table:table-cell table:style-name="ce5" office:value-type="string" calcext:value-type="string">
            <text:p>WILSON FRANCISCO</text:p>
          </table:table-cell>
          <table:table-cell table:style-name="ce14" office:value-type="string" calcext:value-type="string">
            <text:p>04164166835</text:p>
          </table:table-cell>
          <table:table-cell table:formula="of:=INDEX([$Men.$A$1:$Men.$C$1048576];MATCH([.$B18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0264</text:p>
          </table:table-cell>
          <table:table-cell table:style-name="ce5" office:value-type="string" calcext:value-type="string">
            <text:p>EDILSON CARLOS FERRAZ</text:p>
          </table:table-cell>
          <table:table-cell table:style-name="ce14" office:value-type="string" calcext:value-type="string">
            <text:p>09588565839</text:p>
          </table:table-cell>
          <table:table-cell table:formula="of:=INDEX([$Men.$A$1:$Men.$C$1048576];MATCH([.$B18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0341</text:p>
          </table:table-cell>
          <table:table-cell table:style-name="ce5" office:value-type="string" calcext:value-type="string">
            <text:p>PATRICIA APARECIDA DORTA MAGALHAES ARIEDE</text:p>
          </table:table-cell>
          <table:table-cell table:style-name="ce14" office:value-type="string" calcext:value-type="string">
            <text:p>30875599893</text:p>
          </table:table-cell>
          <table:table-cell table:formula="of:=INDEX([$Men.$A$1:$Men.$C$1048576];MATCH([.$B18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0671</text:p>
          </table:table-cell>
          <table:table-cell table:style-name="ce5" office:value-type="string" calcext:value-type="string">
            <text:p>SEBASTIAO ROBERTO APARECIDO MEYER</text:p>
          </table:table-cell>
          <table:table-cell table:style-name="ce14" office:value-type="string" calcext:value-type="string">
            <text:p>09599745809</text:p>
          </table:table-cell>
          <table:table-cell table:formula="of:=INDEX([$Men.$A$1:$Men.$C$1048576];MATCH([.$B18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0732</text:p>
          </table:table-cell>
          <table:table-cell table:style-name="ce5" office:value-type="string" calcext:value-type="string">
            <text:p>JULIA SCHMIDT SANTOS</text:p>
          </table:table-cell>
          <table:table-cell table:style-name="ce14" office:value-type="string" calcext:value-type="string">
            <text:p>50821795864</text:p>
          </table:table-cell>
          <table:table-cell table:formula="of:=INDEX([$Men.$A$1:$Men.$C$1048576];MATCH([.$B18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0801</text:p>
          </table:table-cell>
          <table:table-cell table:style-name="ce5" office:value-type="string" calcext:value-type="string">
            <text:p>ISIS FERREYRA VACCHI</text:p>
          </table:table-cell>
          <table:table-cell table:style-name="ce14" office:value-type="string" calcext:value-type="string">
            <text:p>53825852881</text:p>
          </table:table-cell>
          <table:table-cell table:formula="of:=INDEX([$Men.$A$1:$Men.$C$1048576];MATCH([.$B18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0801</text:p>
          </table:table-cell>
          <table:table-cell table:style-name="ce5" office:value-type="string" calcext:value-type="string">
            <text:p>NATHALY MURIEL FERREYRA VACCHI</text:p>
          </table:table-cell>
          <table:table-cell table:style-name="ce14" office:value-type="string" calcext:value-type="string">
            <text:p>34349581855</text:p>
          </table:table-cell>
          <table:table-cell table:formula="of:=INDEX([$Men.$A$1:$Men.$C$1048576];MATCH([.$B18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1097</text:p>
          </table:table-cell>
          <table:table-cell table:style-name="ce5" office:value-type="string" calcext:value-type="string">
            <text:p>MARIA APARECIDA DE OLIVEIRA DOMINGUES</text:p>
          </table:table-cell>
          <table:table-cell table:style-name="ce14" office:value-type="string" calcext:value-type="string">
            <text:p>69600104972</text:p>
          </table:table-cell>
          <table:table-cell table:formula="of:=INDEX([$Men.$A$1:$Men.$C$1048576];MATCH([.$B18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1406</text:p>
          </table:table-cell>
          <table:table-cell table:style-name="ce5" office:value-type="string" calcext:value-type="string">
            <text:p>SIDNEI RODRIGUES DE OLIVEIRA</text:p>
          </table:table-cell>
          <table:table-cell table:style-name="ce14" office:value-type="string" calcext:value-type="string">
            <text:p>16453789850</text:p>
          </table:table-cell>
          <table:table-cell table:formula="of:=INDEX([$Men.$A$1:$Men.$C$1048576];MATCH([.$B18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1471</text:p>
          </table:table-cell>
          <table:table-cell table:style-name="ce5" office:value-type="string" calcext:value-type="string">
            <text:p>JOSE TARDI</text:p>
          </table:table-cell>
          <table:table-cell table:style-name="ce14" office:value-type="string" calcext:value-type="string">
            <text:p>04550393807</text:p>
          </table:table-cell>
          <table:table-cell table:formula="of:=INDEX([$Men.$A$1:$Men.$C$1048576];MATCH([.$B19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2027</text:p>
          </table:table-cell>
          <table:table-cell table:style-name="ce5" office:value-type="string" calcext:value-type="string">
            <text:p>MANOEL INACIO LIRA BESERRA</text:p>
          </table:table-cell>
          <table:table-cell table:style-name="ce14" office:value-type="string" calcext:value-type="string">
            <text:p>04524279407</text:p>
          </table:table-cell>
          <table:table-cell table:formula="of:=INDEX([$Men.$A$1:$Men.$C$1048576];MATCH([.$B19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2536</text:p>
          </table:table-cell>
          <table:table-cell table:style-name="ce5" office:value-type="string" calcext:value-type="string">
            <text:p>JOSE CARLOS PEDROZA ARTHUR</text:p>
          </table:table-cell>
          <table:table-cell table:style-name="ce14" office:value-type="string" calcext:value-type="string">
            <text:p>96425652853</text:p>
          </table:table-cell>
          <table:table-cell table:formula="of:=INDEX([$Men.$A$1:$Men.$C$1048576];MATCH([.$B19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2593</text:p>
          </table:table-cell>
          <table:table-cell table:style-name="ce5" office:value-type="string" calcext:value-type="string">
            <text:p>LILIAN FRANCISCO DE ALMEIDA</text:p>
          </table:table-cell>
          <table:table-cell table:style-name="ce14" office:value-type="string" calcext:value-type="string">
            <text:p>26363547865</text:p>
          </table:table-cell>
          <table:table-cell table:formula="of:=INDEX([$Men.$A$1:$Men.$C$1048576];MATCH([.$B19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2687</text:p>
          </table:table-cell>
          <table:table-cell table:style-name="ce5" office:value-type="string" calcext:value-type="string">
            <text:p>BENEDITO ANTONIO FILHO</text:p>
          </table:table-cell>
          <table:table-cell table:style-name="ce14" office:value-type="string" calcext:value-type="string">
            <text:p>04823876881</text:p>
          </table:table-cell>
          <table:table-cell table:formula="of:=INDEX([$Men.$A$1:$Men.$C$1048576];MATCH([.$B19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2809</text:p>
          </table:table-cell>
          <table:table-cell table:style-name="ce5" office:value-type="string" calcext:value-type="string">
            <text:p>ROBINSON DUARTE</text:p>
          </table:table-cell>
          <table:table-cell table:style-name="ce14" office:value-type="string" calcext:value-type="string">
            <text:p>31901326829</text:p>
          </table:table-cell>
          <table:table-cell table:formula="of:=INDEX([$Men.$A$1:$Men.$C$1048576];MATCH([.$B19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3682</text:p>
          </table:table-cell>
          <table:table-cell table:style-name="ce5" office:value-type="string" calcext:value-type="string">
            <text:p>ELISE MARIA NICOLAU CYPRIANI</text:p>
          </table:table-cell>
          <table:table-cell table:style-name="ce14" office:value-type="string" calcext:value-type="string">
            <text:p>47688188890</text:p>
          </table:table-cell>
          <table:table-cell table:formula="of:=INDEX([$Men.$A$1:$Men.$C$1048576];MATCH([.$B19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3955</text:p>
          </table:table-cell>
          <table:table-cell table:style-name="ce5" office:value-type="string" calcext:value-type="string">
            <text:p>MARCELO RODRIGUES DE SOUZA</text:p>
          </table:table-cell>
          <table:table-cell table:style-name="ce15" office:value-type="string" calcext:value-type="string">
            <text:p>28464890842</text:p>
          </table:table-cell>
          <table:table-cell table:formula="of:=INDEX([$Men.$A$1:$Men.$C$1048576];MATCH([.$B19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4136</text:p>
          </table:table-cell>
          <table:table-cell table:style-name="ce5" office:value-type="string" calcext:value-type="string">
            <text:p>MARIA EDUARDA ASSINE DOS SANTOS</text:p>
          </table:table-cell>
          <table:table-cell table:style-name="ce14" office:value-type="string" calcext:value-type="string">
            <text:p>52660579806</text:p>
          </table:table-cell>
          <table:table-cell table:formula="of:=INDEX([$Men.$A$1:$Men.$C$1048576];MATCH([.$B19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4136</text:p>
          </table:table-cell>
          <table:table-cell table:style-name="ce5" office:value-type="string" calcext:value-type="string">
            <text:p>MARIA JULIA ASSINE DA SILVA</text:p>
          </table:table-cell>
          <table:table-cell table:style-name="ce14" office:value-type="float" office:value="56786055850" calcext:value-type="float">
            <text:p>56786055850</text:p>
          </table:table-cell>
          <table:table-cell table:formula="of:=INDEX([$Men.$A$1:$Men.$C$1048576];MATCH([.$B19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4136</text:p>
          </table:table-cell>
          <table:table-cell table:style-name="ce5" office:value-type="string" calcext:value-type="string">
            <text:p>REINALDO PEREIRA DA SILVA JUNIOR</text:p>
          </table:table-cell>
          <table:table-cell table:style-name="ce14" office:value-type="string" calcext:value-type="string">
            <text:p>27193863835</text:p>
          </table:table-cell>
          <table:table-cell table:formula="of:=INDEX([$Men.$A$1:$Men.$C$1048576];MATCH([.$B20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4152</text:p>
          </table:table-cell>
          <table:table-cell table:style-name="ce5" office:value-type="string" calcext:value-type="string">
            <text:p>CESAR AUGUSTO VIEIRA</text:p>
          </table:table-cell>
          <table:table-cell table:style-name="ce14" office:value-type="string" calcext:value-type="string">
            <text:p>12344975810</text:p>
          </table:table-cell>
          <table:table-cell table:formula="of:=INDEX([$Men.$A$1:$Men.$C$1048576];MATCH([.$B20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4169</text:p>
          </table:table-cell>
          <table:table-cell table:style-name="ce5" office:value-type="string" calcext:value-type="string">
            <text:p>MARIA PAULA PETTAN</text:p>
          </table:table-cell>
          <table:table-cell table:style-name="ce14" office:value-type="string" calcext:value-type="string">
            <text:p>53175254896</text:p>
          </table:table-cell>
          <table:table-cell table:formula="of:=INDEX([$Men.$A$1:$Men.$C$1048576];MATCH([.$B20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4169</text:p>
          </table:table-cell>
          <table:table-cell table:style-name="ce5" office:value-type="string" calcext:value-type="string">
            <text:p>RONALDO JUAREZ PETTAN</text:p>
          </table:table-cell>
          <table:table-cell table:style-name="ce14" office:value-type="string" calcext:value-type="string">
            <text:p>05644170845</text:p>
          </table:table-cell>
          <table:table-cell table:formula="of:=INDEX([$Men.$A$1:$Men.$C$1048576];MATCH([.$B20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4193</text:p>
          </table:table-cell>
          <table:table-cell table:style-name="ce5" office:value-type="string" calcext:value-type="string">
            <text:p>ROBSON DA CONCEICAO BORGES</text:p>
          </table:table-cell>
          <table:table-cell table:style-name="ce14" office:value-type="string" calcext:value-type="string">
            <text:p>22822605890</text:p>
          </table:table-cell>
          <table:table-cell table:formula="of:=INDEX([$Men.$A$1:$Men.$C$1048576];MATCH([.$B20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4499</text:p>
          </table:table-cell>
          <table:table-cell table:style-name="ce5" office:value-type="string" calcext:value-type="string">
            <text:p>LUCRECIO ANTONIO BARBIERI</text:p>
          </table:table-cell>
          <table:table-cell table:style-name="ce14" office:value-type="string" calcext:value-type="string">
            <text:p>04344781805</text:p>
          </table:table-cell>
          <table:table-cell table:formula="of:=INDEX([$Men.$A$1:$Men.$C$1048576];MATCH([.$B20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4755</text:p>
          </table:table-cell>
          <table:table-cell table:style-name="ce5" office:value-type="string" calcext:value-type="string">
            <text:p>ERICA APARECIDA SETTEN PEDRONETTI</text:p>
          </table:table-cell>
          <table:table-cell table:style-name="ce14" office:value-type="string" calcext:value-type="string">
            <text:p>15476881816</text:p>
          </table:table-cell>
          <table:table-cell table:formula="of:=INDEX([$Men.$A$1:$Men.$C$1048576];MATCH([.$B20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4808</text:p>
          </table:table-cell>
          <table:table-cell table:style-name="ce5" office:value-type="string" calcext:value-type="string">
            <text:p>JANE RIBEIRO DE CARVALHO BARBOSA</text:p>
          </table:table-cell>
          <table:table-cell table:style-name="ce14" office:value-type="string" calcext:value-type="string">
            <text:p>01881265706</text:p>
          </table:table-cell>
          <table:table-cell table:formula="of:=INDEX([$Men.$A$1:$Men.$C$1048576];MATCH([.$B20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4808</text:p>
          </table:table-cell>
          <table:table-cell table:style-name="ce5" office:value-type="string" calcext:value-type="string">
            <text:p>MARCELO RIBEIRO BARBOSA</text:p>
          </table:table-cell>
          <table:table-cell table:style-name="ce14" office:value-type="string" calcext:value-type="string">
            <text:p>45330995809</text:p>
          </table:table-cell>
          <table:table-cell table:formula="of:=INDEX([$Men.$A$1:$Men.$C$1048576];MATCH([.$B20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4808</text:p>
          </table:table-cell>
          <table:table-cell table:style-name="ce5" office:value-type="string" calcext:value-type="string">
            <text:p>MARYANNA RIBEIRO BARBOSA</text:p>
          </table:table-cell>
          <table:table-cell table:style-name="ce14" office:value-type="string" calcext:value-type="string">
            <text:p>45330994837</text:p>
          </table:table-cell>
          <table:table-cell table:formula="of:=INDEX([$Men.$A$1:$Men.$C$1048576];MATCH([.$B20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5054</text:p>
          </table:table-cell>
          <table:table-cell table:style-name="ce5" office:value-type="string" calcext:value-type="string">
            <text:p>ROGERIO DE CASTRO</text:p>
          </table:table-cell>
          <table:table-cell table:style-name="ce14" office:value-type="string" calcext:value-type="string">
            <text:p>16790275819</text:p>
          </table:table-cell>
          <table:table-cell table:formula="of:=INDEX([$Men.$A$1:$Men.$C$1048576];MATCH([.$B21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5189</text:p>
          </table:table-cell>
          <table:table-cell table:style-name="ce5" office:value-type="string" calcext:value-type="string">
            <text:p>ANA PAULA CANTARELLI SOAVE</text:p>
          </table:table-cell>
          <table:table-cell table:style-name="ce14" office:value-type="string" calcext:value-type="string">
            <text:p>21681291851</text:p>
          </table:table-cell>
          <table:table-cell table:formula="of:=INDEX([$Men.$A$1:$Men.$C$1048576];MATCH([.$B21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5197</text:p>
          </table:table-cell>
          <table:table-cell table:style-name="ce5" office:value-type="string" calcext:value-type="string">
            <text:p>ALICE ORSINI MALUF</text:p>
          </table:table-cell>
          <table:table-cell table:style-name="ce14" office:value-type="string" calcext:value-type="string">
            <text:p>52199709841</text:p>
          </table:table-cell>
          <table:table-cell table:formula="of:=INDEX([$Men.$A$1:$Men.$C$1048576];MATCH([.$B21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5197</text:p>
          </table:table-cell>
          <table:table-cell table:style-name="ce5" office:value-type="string" calcext:value-type="string">
            <text:p>ANA CLAUDIA SOARES ORSINI</text:p>
          </table:table-cell>
          <table:table-cell table:style-name="ce14" office:value-type="string" calcext:value-type="string">
            <text:p>33520334801</text:p>
          </table:table-cell>
          <table:table-cell table:formula="of:=INDEX([$Men.$A$1:$Men.$C$1048576];MATCH([.$B21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5437</text:p>
          </table:table-cell>
          <table:table-cell table:style-name="ce5" office:value-type="string" calcext:value-type="string">
            <text:p>ADRIANA APARECIDA GIACOMASSI DA COSTA</text:p>
          </table:table-cell>
          <table:table-cell table:style-name="ce14" office:value-type="string" calcext:value-type="string">
            <text:p>09600262829</text:p>
          </table:table-cell>
          <table:table-cell table:formula="of:=INDEX([$Men.$A$1:$Men.$C$1048576];MATCH([.$B21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5478</text:p>
          </table:table-cell>
          <table:table-cell table:style-name="ce5" office:value-type="string" calcext:value-type="string">
            <text:p>BENJAMIM JORGE BARBOSA VITTI</text:p>
          </table:table-cell>
          <table:table-cell table:style-name="ce14" office:value-type="string" calcext:value-type="string">
            <text:p>56054435850</text:p>
          </table:table-cell>
          <table:table-cell table:formula="of:=INDEX([$Men.$A$1:$Men.$C$1048576];MATCH([.$B21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5478</text:p>
          </table:table-cell>
          <table:table-cell table:style-name="ce5" office:value-type="string" calcext:value-type="string">
            <text:p>BERNARDO JORGE BARBOSA VITTI</text:p>
          </table:table-cell>
          <table:table-cell table:style-name="ce14" office:value-type="string" calcext:value-type="string">
            <text:p>61217846875</text:p>
          </table:table-cell>
          <table:table-cell table:formula="of:=INDEX([$Men.$A$1:$Men.$C$1048576];MATCH([.$B21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6017</text:p>
          </table:table-cell>
          <table:table-cell table:style-name="ce5" office:value-type="string" calcext:value-type="string">
            <text:p>MAURICIO CARLOS VARGAS</text:p>
          </table:table-cell>
          <table:table-cell table:style-name="ce14" office:value-type="string" calcext:value-type="string">
            <text:p>16798042864</text:p>
          </table:table-cell>
          <table:table-cell table:formula="of:=INDEX([$Men.$A$1:$Men.$C$1048576];MATCH([.$B21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6501</text:p>
          </table:table-cell>
          <table:table-cell table:style-name="ce5" office:value-type="string" calcext:value-type="string">
            <text:p>OSMIR DOMINGOS DE ANDRADE</text:p>
          </table:table-cell>
          <table:table-cell table:style-name="ce14" office:value-type="string" calcext:value-type="string">
            <text:p>07869912832</text:p>
          </table:table-cell>
          <table:table-cell table:formula="of:=INDEX([$Men.$A$1:$Men.$C$1048576];MATCH([.$B21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6917</text:p>
          </table:table-cell>
          <table:table-cell table:style-name="ce5" office:value-type="string" calcext:value-type="string">
            <text:p>ELEANDRO DE LIMA SOUZA</text:p>
          </table:table-cell>
          <table:table-cell table:style-name="ce14" office:value-type="string" calcext:value-type="string">
            <text:p>28730158885</text:p>
          </table:table-cell>
          <table:table-cell table:formula="of:=INDEX([$Men.$A$1:$Men.$C$1048576];MATCH([.$B21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6917</text:p>
          </table:table-cell>
          <table:table-cell table:style-name="ce5" office:value-type="string" calcext:value-type="string">
            <text:p>ENZO MARTINATTI SOUZA</text:p>
          </table:table-cell>
          <table:table-cell table:style-name="ce14" office:value-type="string" calcext:value-type="string">
            <text:p>53765136883</text:p>
          </table:table-cell>
          <table:table-cell table:formula="of:=INDEX([$Men.$A$1:$Men.$C$1048576];MATCH([.$B22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6917</text:p>
          </table:table-cell>
          <table:table-cell table:style-name="ce5" office:value-type="string" calcext:value-type="string">
            <text:p>EVELLYN MARTINATTI SOUZA</text:p>
          </table:table-cell>
          <table:table-cell table:style-name="ce14" office:value-type="string" calcext:value-type="string">
            <text:p>54236149885</text:p>
          </table:table-cell>
          <table:table-cell table:formula="of:=INDEX([$Men.$A$1:$Men.$C$1048576];MATCH([.$B22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7078</text:p>
          </table:table-cell>
          <table:table-cell table:style-name="ce5" office:value-type="string" calcext:value-type="string">
            <text:p>JOSE CLAUDINEI RUBBIO</text:p>
          </table:table-cell>
          <table:table-cell table:style-name="ce14" office:value-type="string" calcext:value-type="string">
            <text:p>07884236818</text:p>
          </table:table-cell>
          <table:table-cell table:formula="of:=INDEX([$Men.$A$1:$Men.$C$1048576];MATCH([.$B22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7876</text:p>
          </table:table-cell>
          <table:table-cell table:style-name="ce5" office:value-type="string" calcext:value-type="string">
            <text:p>REBECA COSTA FRANZONI</text:p>
          </table:table-cell>
          <table:table-cell table:style-name="ce14" office:value-type="string" calcext:value-type="string">
            <text:p>50290900883</text:p>
          </table:table-cell>
          <table:table-cell table:formula="of:=INDEX([$Men.$A$1:$Men.$C$1048576];MATCH([.$B22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8065</text:p>
          </table:table-cell>
          <table:table-cell table:style-name="ce5" office:value-type="string" calcext:value-type="string">
            <text:p>ANTONIO MESSIAS RAMOS PEREIRA</text:p>
          </table:table-cell>
          <table:table-cell table:style-name="ce14" office:value-type="string" calcext:value-type="string">
            <text:p>03094785883</text:p>
          </table:table-cell>
          <table:table-cell table:formula="of:=INDEX([$Men.$A$1:$Men.$C$1048576];MATCH([.$B22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8321</text:p>
          </table:table-cell>
          <table:table-cell table:style-name="ce5" office:value-type="string" calcext:value-type="string">
            <text:p>HELENA LIMA FERREIRA PEDRASSANI</text:p>
          </table:table-cell>
          <table:table-cell table:style-name="ce14" office:value-type="string" calcext:value-type="string">
            <text:p>51279536845</text:p>
          </table:table-cell>
          <table:table-cell table:formula="of:=INDEX([$Men.$A$1:$Men.$C$1048576];MATCH([.$B22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8321</text:p>
          </table:table-cell>
          <table:table-cell table:style-name="ce5" office:value-type="string" calcext:value-type="string">
            <text:p>PEDRO LIMA FERREIRA PEDRASSANI</text:p>
          </table:table-cell>
          <table:table-cell table:style-name="ce14" office:value-type="string" calcext:value-type="string">
            <text:p>50910350876</text:p>
          </table:table-cell>
          <table:table-cell table:formula="of:=INDEX([$Men.$A$1:$Men.$C$1048576];MATCH([.$B22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8338</text:p>
          </table:table-cell>
          <table:table-cell table:style-name="ce5" office:value-type="string" calcext:value-type="string">
            <text:p>ANA BEATRIZ DO NASCIMENTO FRAGA</text:p>
          </table:table-cell>
          <table:table-cell table:style-name="ce14" office:value-type="string" calcext:value-type="string">
            <text:p>47850238800</text:p>
          </table:table-cell>
          <table:table-cell table:formula="of:=INDEX([$Men.$A$1:$Men.$C$1048576];MATCH([.$B22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8338</text:p>
          </table:table-cell>
          <table:table-cell table:style-name="ce5" office:value-type="string" calcext:value-type="string">
            <text:p>MARIA VERONICA DO NASCIMENTO GONCALO FRAGA</text:p>
          </table:table-cell>
          <table:table-cell table:style-name="ce14" office:value-type="string" calcext:value-type="string">
            <text:p>01849262462</text:p>
          </table:table-cell>
          <table:table-cell table:formula="of:=INDEX([$Men.$A$1:$Men.$C$1048576];MATCH([.$B22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8599</text:p>
          </table:table-cell>
          <table:table-cell table:style-name="ce5" office:value-type="string" calcext:value-type="string">
            <text:p>MARCIO FERNANDO SORIA</text:p>
          </table:table-cell>
          <table:table-cell table:style-name="ce14" office:value-type="string" calcext:value-type="string">
            <text:p>27882840807</text:p>
          </table:table-cell>
          <table:table-cell table:formula="of:=INDEX([$Men.$A$1:$Men.$C$1048576];MATCH([.$B22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9036</text:p>
          </table:table-cell>
          <table:table-cell table:style-name="ce5" office:value-type="string" calcext:value-type="string">
            <text:p>WAGNER ALEXANDRE DE OLIVEIRA</text:p>
          </table:table-cell>
          <table:table-cell table:style-name="ce14" office:value-type="string" calcext:value-type="string">
            <text:p>12360839896</text:p>
          </table:table-cell>
          <table:table-cell table:formula="of:=INDEX([$Men.$A$1:$Men.$C$1048576];MATCH([.$B23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9121</text:p>
          </table:table-cell>
          <table:table-cell table:style-name="ce5" office:value-type="string" calcext:value-type="string">
            <text:p>LORENA NOVELLO RICCO</text:p>
          </table:table-cell>
          <table:table-cell table:style-name="ce14" office:value-type="string" calcext:value-type="string">
            <text:p>50282715851</text:p>
          </table:table-cell>
          <table:table-cell table:formula="of:=INDEX([$Men.$A$1:$Men.$C$1048576];MATCH([.$B23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9297</text:p>
          </table:table-cell>
          <table:table-cell table:style-name="ce5" office:value-type="string" calcext:value-type="string">
            <text:p>NILSON DA SILVA JUNIOR</text:p>
          </table:table-cell>
          <table:table-cell table:style-name="ce14" office:value-type="string" calcext:value-type="string">
            <text:p>59080140953</text:p>
          </table:table-cell>
          <table:table-cell table:formula="of:=INDEX([$Men.$A$1:$Men.$C$1048576];MATCH([.$B23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9325</text:p>
          </table:table-cell>
          <table:table-cell table:style-name="ce5" office:value-type="string" calcext:value-type="string">
            <text:p>LUIZ HENRIQUE DE OLIVEIRA</text:p>
          </table:table-cell>
          <table:table-cell table:style-name="ce14" office:value-type="string" calcext:value-type="string">
            <text:p>26025133859</text:p>
          </table:table-cell>
          <table:table-cell table:formula="of:=INDEX([$Men.$A$1:$Men.$C$1048576];MATCH([.$B23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9325</text:p>
          </table:table-cell>
          <table:table-cell table:style-name="ce5" office:value-type="string" calcext:value-type="string">
            <text:p>MARIA EDUARDA VASCONCELOS DE OLIVEIRA</text:p>
          </table:table-cell>
          <table:table-cell table:style-name="ce14" office:value-type="string" calcext:value-type="string">
            <text:p>52617048802</text:p>
          </table:table-cell>
          <table:table-cell table:formula="of:=INDEX([$Men.$A$1:$Men.$C$1048576];MATCH([.$B23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9504</text:p>
          </table:table-cell>
          <table:table-cell table:style-name="ce5" office:value-type="string" calcext:value-type="string">
            <text:p>GAEL PRUDENTE DE CAMARGO</text:p>
          </table:table-cell>
          <table:table-cell table:style-name="ce14" office:value-type="string" calcext:value-type="string">
            <text:p>58603013837</text:p>
          </table:table-cell>
          <table:table-cell table:formula="of:=INDEX([$Men.$A$1:$Men.$C$1048576];MATCH([.$B23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9663</text:p>
          </table:table-cell>
          <table:table-cell table:style-name="ce5" office:value-type="string" calcext:value-type="string">
            <text:p>FELIPE ROBERTO STURION MACHADO</text:p>
          </table:table-cell>
          <table:table-cell table:style-name="ce14" office:value-type="string" calcext:value-type="string">
            <text:p>33993518870</text:p>
          </table:table-cell>
          <table:table-cell table:formula="of:=INDEX([$Men.$A$1:$Men.$C$1048576];MATCH([.$B23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9716</text:p>
          </table:table-cell>
          <table:table-cell table:style-name="ce5" office:value-type="string" calcext:value-type="string">
            <text:p>DIVALDO AUGUSTI FILHO</text:p>
          </table:table-cell>
          <table:table-cell table:style-name="ce14" office:value-type="string" calcext:value-type="string">
            <text:p>96460881804</text:p>
          </table:table-cell>
          <table:table-cell table:formula="of:=INDEX([$Men.$A$1:$Men.$C$1048576];MATCH([.$B23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9781</text:p>
          </table:table-cell>
          <table:table-cell table:style-name="ce5" office:value-type="string" calcext:value-type="string">
            <text:p>HELENA BORTOLOTI SABADIN</text:p>
          </table:table-cell>
          <table:table-cell table:style-name="ce14" office:value-type="string" calcext:value-type="string">
            <text:p>53926671807</text:p>
          </table:table-cell>
          <table:table-cell table:formula="of:=INDEX([$Men.$A$1:$Men.$C$1048576];MATCH([.$B23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9781</text:p>
          </table:table-cell>
          <table:table-cell table:style-name="ce5" office:value-type="string" calcext:value-type="string">
            <text:p>MARCOS ROGERIO SABADIN</text:p>
          </table:table-cell>
          <table:table-cell table:style-name="ce14" office:value-type="string" calcext:value-type="string">
            <text:p>27505199854</text:p>
          </table:table-cell>
          <table:table-cell table:formula="of:=INDEX([$Men.$A$1:$Men.$C$1048576];MATCH([.$B23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9781</text:p>
          </table:table-cell>
          <table:table-cell table:style-name="ce5" office:value-type="string" calcext:value-type="string">
            <text:p>SAMUEL BORTOLOTI SABADIN</text:p>
          </table:table-cell>
          <table:table-cell table:style-name="ce14" office:value-type="string" calcext:value-type="string">
            <text:p>53926703857</text:p>
          </table:table-cell>
          <table:table-cell table:formula="of:=INDEX([$Men.$A$1:$Men.$C$1048576];MATCH([.$B24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9834</text:p>
          </table:table-cell>
          <table:table-cell table:style-name="ce5" office:value-type="string" calcext:value-type="string">
            <text:p>ALEXANDRE FELLI</text:p>
          </table:table-cell>
          <table:table-cell table:style-name="ce14" office:value-type="string" calcext:value-type="string">
            <text:p>26669257813</text:p>
          </table:table-cell>
          <table:table-cell table:formula="of:=INDEX([$Men.$A$1:$Men.$C$1048576];MATCH([.$B24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69834</text:p>
          </table:table-cell>
          <table:table-cell table:style-name="ce5" office:value-type="string" calcext:value-type="string">
            <text:p>CATARINNE CRIVELLARI FELLI</text:p>
          </table:table-cell>
          <table:table-cell table:style-name="ce14" office:value-type="string" calcext:value-type="string">
            <text:p>45760289870</text:p>
          </table:table-cell>
          <table:table-cell table:formula="of:=INDEX([$Men.$A$1:$Men.$C$1048576];MATCH([.$B24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0389</text:p>
          </table:table-cell>
          <table:table-cell table:style-name="ce5" office:value-type="string" calcext:value-type="string">
            <text:p>LAURA FURLAN BORTOLUCCI</text:p>
          </table:table-cell>
          <table:table-cell table:style-name="ce14" office:value-type="string" calcext:value-type="string">
            <text:p>42093069830</text:p>
          </table:table-cell>
          <table:table-cell table:formula="of:=INDEX([$Men.$A$1:$Men.$C$1048576];MATCH([.$B24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0389</text:p>
          </table:table-cell>
          <table:table-cell table:style-name="ce5" office:value-type="string" calcext:value-type="string">
            <text:p>LORENZO FURLAN BORTOLUCCI</text:p>
          </table:table-cell>
          <table:table-cell table:style-name="ce14" office:value-type="string" calcext:value-type="string">
            <text:p>51563310848</text:p>
          </table:table-cell>
          <table:table-cell table:formula="of:=INDEX([$Men.$A$1:$Men.$C$1048576];MATCH([.$B24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0397</text:p>
          </table:table-cell>
          <table:table-cell table:style-name="ce5" office:value-type="string" calcext:value-type="string">
            <text:p>MARIA EDUARDA DIAS LUIZ</text:p>
          </table:table-cell>
          <table:table-cell table:style-name="ce14" office:value-type="float" office:value="49908300830" calcext:value-type="float">
            <text:p>49908300830</text:p>
          </table:table-cell>
          <table:table-cell table:formula="of:=INDEX([$Men.$A$1:$Men.$C$1048576];MATCH([.$B24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0527</text:p>
          </table:table-cell>
          <table:table-cell table:style-name="ce5" office:value-type="string" calcext:value-type="string">
            <text:p>ENRICO NEGRI BARBOSA</text:p>
          </table:table-cell>
          <table:table-cell table:style-name="ce14" office:value-type="string" calcext:value-type="string">
            <text:p>46679542804</text:p>
          </table:table-cell>
          <table:table-cell table:formula="of:=INDEX([$Men.$A$1:$Men.$C$1048576];MATCH([.$B24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0527</text:p>
          </table:table-cell>
          <table:table-cell table:style-name="ce5" office:value-type="string" calcext:value-type="string">
            <text:p>LUIS HENRIQUE CORREA BARBOSA</text:p>
          </table:table-cell>
          <table:table-cell table:style-name="ce14" office:value-type="string" calcext:value-type="string">
            <text:p>29142445841</text:p>
          </table:table-cell>
          <table:table-cell table:formula="of:=INDEX([$Men.$A$1:$Men.$C$1048576];MATCH([.$B24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0661</text:p>
          </table:table-cell>
          <table:table-cell table:style-name="ce5" office:value-type="string" calcext:value-type="string">
            <text:p>CILSO DOS ANJOS GARCIA</text:p>
          </table:table-cell>
          <table:table-cell table:style-name="ce14" office:value-type="string" calcext:value-type="string">
            <text:p>10132055880</text:p>
          </table:table-cell>
          <table:table-cell table:formula="of:=INDEX([$Men.$A$1:$Men.$C$1048576];MATCH([.$B24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0824</text:p>
          </table:table-cell>
          <table:table-cell table:style-name="ce5" office:value-type="string" calcext:value-type="string">
            <text:p>NICOLAS DE TOLEDO GIL</text:p>
          </table:table-cell>
          <table:table-cell table:style-name="ce14" office:value-type="string" calcext:value-type="string">
            <text:p>57377317825</text:p>
          </table:table-cell>
          <table:table-cell table:formula="of:=INDEX([$Men.$A$1:$Men.$C$1048576];MATCH([.$B24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0824</text:p>
          </table:table-cell>
          <table:table-cell table:style-name="ce5" office:value-type="string" calcext:value-type="string">
            <text:p>RODRIGO ALEXANDRE DE TOLEDO GIL</text:p>
          </table:table-cell>
          <table:table-cell table:style-name="ce14" office:value-type="string" calcext:value-type="string">
            <text:p>26753934871</text:p>
          </table:table-cell>
          <table:table-cell table:formula="of:=INDEX([$Men.$A$1:$Men.$C$1048576];MATCH([.$B25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1095</text:p>
          </table:table-cell>
          <table:table-cell table:style-name="ce5" office:value-type="string" calcext:value-type="string">
            <text:p>BIANCA VITORIA BATISTA FELIX GONCALVES</text:p>
          </table:table-cell>
          <table:table-cell table:style-name="ce14" office:value-type="string" calcext:value-type="string">
            <text:p>51943683808</text:p>
          </table:table-cell>
          <table:table-cell table:formula="of:=INDEX([$Men.$A$1:$Men.$C$1048576];MATCH([.$B25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1282</text:p>
          </table:table-cell>
          <table:table-cell table:style-name="ce5" office:value-type="string" calcext:value-type="string">
            <text:p>NILSON JOSE DEL NERY</text:p>
          </table:table-cell>
          <table:table-cell table:style-name="ce14" office:value-type="string" calcext:value-type="string">
            <text:p>01641070889</text:p>
          </table:table-cell>
          <table:table-cell table:formula="of:=INDEX([$Men.$A$1:$Men.$C$1048576];MATCH([.$B25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1478</text:p>
          </table:table-cell>
          <table:table-cell table:style-name="ce5" office:value-type="string" calcext:value-type="string">
            <text:p>MARCOS GARCIA PREVITALLI</text:p>
          </table:table-cell>
          <table:table-cell table:style-name="ce14" office:value-type="string" calcext:value-type="string">
            <text:p>04999810816</text:p>
          </table:table-cell>
          <table:table-cell table:formula="of:=INDEX([$Men.$A$1:$Men.$C$1048576];MATCH([.$B25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1588</text:p>
          </table:table-cell>
          <table:table-cell table:style-name="ce5" office:value-type="string" calcext:value-type="string">
            <text:p>BARBARA ISADORA KAWAGOE DE BRITO</text:p>
          </table:table-cell>
          <table:table-cell table:style-name="ce14" office:value-type="string" calcext:value-type="string">
            <text:p>51640956883</text:p>
          </table:table-cell>
          <table:table-cell table:formula="of:=INDEX([$Men.$A$1:$Men.$C$1048576];MATCH([.$B25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1588</text:p>
          </table:table-cell>
          <table:table-cell table:style-name="ce5" office:value-type="string" calcext:value-type="string">
            <text:p>TELMI ANATASHI KAWAGOE</text:p>
          </table:table-cell>
          <table:table-cell table:style-name="ce14" office:value-type="string" calcext:value-type="string">
            <text:p>31068921889</text:p>
          </table:table-cell>
          <table:table-cell table:formula="of:=INDEX([$Men.$A$1:$Men.$C$1048576];MATCH([.$B25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1596</text:p>
          </table:table-cell>
          <table:table-cell table:style-name="ce5" office:value-type="string" calcext:value-type="string">
            <text:p>GREYCE BACCHINI MAGANHATO</text:p>
          </table:table-cell>
          <table:table-cell table:style-name="ce14" office:value-type="string" calcext:value-type="string">
            <text:p>32209965829</text:p>
          </table:table-cell>
          <table:table-cell table:formula="of:=INDEX([$Men.$A$1:$Men.$C$1048576];MATCH([.$B25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1673</text:p>
          </table:table-cell>
          <table:table-cell table:style-name="ce5" office:value-type="string" calcext:value-type="string">
            <text:p>VALDECIR DEMARCHI</text:p>
          </table:table-cell>
          <table:table-cell table:style-name="ce14" office:value-type="string" calcext:value-type="string">
            <text:p>12961535840</text:p>
          </table:table-cell>
          <table:table-cell table:formula="of:=INDEX([$Men.$A$1:$Men.$C$1048576];MATCH([.$B25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1767</text:p>
          </table:table-cell>
          <table:table-cell table:style-name="ce5" office:value-type="string" calcext:value-type="string">
            <text:p>EDIVALDO GOSO</text:p>
          </table:table-cell>
          <table:table-cell table:style-name="ce14" office:value-type="string" calcext:value-type="string">
            <text:p>02780221895</text:p>
          </table:table-cell>
          <table:table-cell table:formula="of:=INDEX([$Men.$A$1:$Men.$C$1048576];MATCH([.$B25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2135</text:p>
          </table:table-cell>
          <table:table-cell table:style-name="ce5" office:value-type="string" calcext:value-type="string">
            <text:p>FERNANDA DUARTE DUTRA SANTOS</text:p>
          </table:table-cell>
          <table:table-cell table:style-name="ce14" office:value-type="string" calcext:value-type="string">
            <text:p>34939106810</text:p>
          </table:table-cell>
          <table:table-cell table:formula="of:=INDEX([$Men.$A$1:$Men.$C$1048576];MATCH([.$B25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2848</text:p>
          </table:table-cell>
          <table:table-cell table:style-name="ce5" office:value-type="string" calcext:value-type="string">
            <text:p>GUILHERME GABRIEL GODINHO MENDES</text:p>
          </table:table-cell>
          <table:table-cell table:style-name="ce14" office:value-type="string" calcext:value-type="string">
            <text:p>51056115866</text:p>
          </table:table-cell>
          <table:table-cell table:formula="of:=INDEX([$Men.$A$1:$Men.$C$1048576];MATCH([.$B26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2897</text:p>
          </table:table-cell>
          <table:table-cell table:style-name="ce5" office:value-type="string" calcext:value-type="string">
            <text:p>SARAH MARTINS ROCHA</text:p>
          </table:table-cell>
          <table:table-cell table:style-name="ce14" office:value-type="string" calcext:value-type="string">
            <text:p>51468699873</text:p>
          </table:table-cell>
          <table:table-cell table:formula="of:=INDEX([$Men.$A$1:$Men.$C$1048576];MATCH([.$B26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2897</text:p>
          </table:table-cell>
          <table:table-cell table:style-name="ce5" office:value-type="string" calcext:value-type="string">
            <text:p>SUSI MARTINS ROCHA</text:p>
          </table:table-cell>
          <table:table-cell table:style-name="ce14" office:value-type="string" calcext:value-type="string">
            <text:p>19212288812</text:p>
          </table:table-cell>
          <table:table-cell table:formula="of:=INDEX([$Men.$A$1:$Men.$C$1048576];MATCH([.$B26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2925</text:p>
          </table:table-cell>
          <table:table-cell table:style-name="ce5" office:value-type="string" calcext:value-type="string">
            <text:p>ARIANE CRISTINE BRANDINI</text:p>
          </table:table-cell>
          <table:table-cell table:style-name="ce14" office:value-type="string" calcext:value-type="string">
            <text:p>32120712816</text:p>
          </table:table-cell>
          <table:table-cell table:formula="of:=INDEX([$Men.$A$1:$Men.$C$1048576];MATCH([.$B26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2925</text:p>
          </table:table-cell>
          <table:table-cell table:style-name="ce5" office:value-type="string" calcext:value-type="string">
            <text:p>VALENTINA BRANDINI DE BARROS</text:p>
          </table:table-cell>
          <table:table-cell table:style-name="ce14" office:value-type="string" calcext:value-type="string">
            <text:p>52116039827</text:p>
          </table:table-cell>
          <table:table-cell table:formula="of:=INDEX([$Men.$A$1:$Men.$C$1048576];MATCH([.$B26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2974</text:p>
          </table:table-cell>
          <table:table-cell table:style-name="ce5" office:value-type="string" calcext:value-type="string">
            <text:p>GUSTAVO HENRIQUE TEIXEIRA</text:p>
          </table:table-cell>
          <table:table-cell table:style-name="ce14" office:value-type="string" calcext:value-type="string">
            <text:p>03965496670</text:p>
          </table:table-cell>
          <table:table-cell table:formula="of:=INDEX([$Men.$A$1:$Men.$C$1048576];MATCH([.$B26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3061</text:p>
          </table:table-cell>
          <table:table-cell table:style-name="ce5" office:value-type="string" calcext:value-type="string">
            <text:p>MARCELO DA SILVA</text:p>
          </table:table-cell>
          <table:table-cell table:style-name="ce14" office:value-type="string" calcext:value-type="string">
            <text:p>25056578827</text:p>
          </table:table-cell>
          <table:table-cell table:formula="of:=INDEX([$Men.$A$1:$Men.$C$1048576];MATCH([.$B26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3232</text:p>
          </table:table-cell>
          <table:table-cell table:style-name="ce5" office:value-type="string" calcext:value-type="string">
            <text:p>CILMARA DE SOUZA ANNICCHINO</text:p>
          </table:table-cell>
          <table:table-cell table:style-name="ce14" office:value-type="string" calcext:value-type="string">
            <text:p>27165528865</text:p>
          </table:table-cell>
          <table:table-cell table:formula="of:=INDEX([$Men.$A$1:$Men.$C$1048576];MATCH([.$B26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3232</text:p>
          </table:table-cell>
          <table:table-cell table:style-name="ce5" office:value-type="string" calcext:value-type="string">
            <text:p>GIULIA ANNICCHINO</text:p>
          </table:table-cell>
          <table:table-cell table:style-name="ce14" office:value-type="string" calcext:value-type="string">
            <text:p>54403907822</text:p>
          </table:table-cell>
          <table:table-cell table:formula="of:=INDEX([$Men.$A$1:$Men.$C$1048576];MATCH([.$B26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3301</text:p>
          </table:table-cell>
          <table:table-cell table:style-name="ce5" office:value-type="string" calcext:value-type="string">
            <text:p>MARIA CLARA GOMES DE ANDRADE</text:p>
          </table:table-cell>
          <table:table-cell table:style-name="ce14" office:value-type="string" calcext:value-type="string">
            <text:p>53183842858</text:p>
          </table:table-cell>
          <table:table-cell table:formula="of:=INDEX([$Men.$A$1:$Men.$C$1048576];MATCH([.$B26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3607</text:p>
          </table:table-cell>
          <table:table-cell table:style-name="ce5" office:value-type="string" calcext:value-type="string">
            <text:p>HELENNA DORASSI QUEIROZ</text:p>
          </table:table-cell>
          <table:table-cell table:style-name="ce14" office:value-type="string" calcext:value-type="string">
            <text:p>48234174886</text:p>
          </table:table-cell>
          <table:table-cell table:formula="of:=INDEX([$Men.$A$1:$Men.$C$1048576];MATCH([.$B27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3607</text:p>
          </table:table-cell>
          <table:table-cell table:style-name="ce5" office:value-type="string" calcext:value-type="string">
            <text:p>NADEIA DORASSI QUEIROZ</text:p>
          </table:table-cell>
          <table:table-cell table:style-name="ce14" office:value-type="string" calcext:value-type="string">
            <text:p>28516534820</text:p>
          </table:table-cell>
          <table:table-cell table:formula="of:=INDEX([$Men.$A$1:$Men.$C$1048576];MATCH([.$B27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3607</text:p>
          </table:table-cell>
          <table:table-cell table:style-name="ce5" office:value-type="string" calcext:value-type="string">
            <text:p>STELLA DORASSI QUEIROZ</text:p>
          </table:table-cell>
          <table:table-cell table:style-name="ce14" office:value-type="string" calcext:value-type="string">
            <text:p>47941611821</text:p>
          </table:table-cell>
          <table:table-cell table:formula="of:=INDEX([$Men.$A$1:$Men.$C$1048576];MATCH([.$B27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3631</text:p>
          </table:table-cell>
          <table:table-cell table:style-name="ce5" office:value-type="string" calcext:value-type="string">
            <text:p>KAREN ALVES DE SOUZA CORDASSO</text:p>
          </table:table-cell>
          <table:table-cell table:style-name="ce14" office:value-type="string" calcext:value-type="string">
            <text:p>35508236813</text:p>
          </table:table-cell>
          <table:table-cell table:formula="of:=INDEX([$Men.$A$1:$Men.$C$1048576];MATCH([.$B27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3802</text:p>
          </table:table-cell>
          <table:table-cell table:style-name="ce5" office:value-type="string" calcext:value-type="string">
            <text:p>KATHERYN MOVIO PIRES</text:p>
          </table:table-cell>
          <table:table-cell table:style-name="ce14" office:value-type="string" calcext:value-type="string">
            <text:p>50348179855</text:p>
          </table:table-cell>
          <table:table-cell table:formula="of:=INDEX([$Men.$A$1:$Men.$C$1048576];MATCH([.$B27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3802</text:p>
          </table:table-cell>
          <table:table-cell table:style-name="ce5" office:value-type="string" calcext:value-type="string">
            <text:p>KEVIN MOVIO PIRES</text:p>
          </table:table-cell>
          <table:table-cell table:style-name="ce14" office:value-type="string" calcext:value-type="string">
            <text:p>50348157886</text:p>
          </table:table-cell>
          <table:table-cell table:formula="of:=INDEX([$Men.$A$1:$Men.$C$1048576];MATCH([.$B27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3802</text:p>
          </table:table-cell>
          <table:table-cell table:style-name="ce5" office:value-type="string" calcext:value-type="string">
            <text:p>PATRICIA MOVIO</text:p>
          </table:table-cell>
          <table:table-cell table:style-name="ce14" office:value-type="string" calcext:value-type="string">
            <text:p>34006334885</text:p>
          </table:table-cell>
          <table:table-cell table:formula="of:=INDEX([$Men.$A$1:$Men.$C$1048576];MATCH([.$B27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3843</text:p>
          </table:table-cell>
          <table:table-cell table:style-name="ce5" office:value-type="string" calcext:value-type="string">
            <text:p>VANUSA DA SILVA VALADAO</text:p>
          </table:table-cell>
          <table:table-cell table:style-name="ce14" office:value-type="string" calcext:value-type="string">
            <text:p>26049659842</text:p>
          </table:table-cell>
          <table:table-cell table:formula="of:=INDEX([$Men.$A$1:$Men.$C$1048576];MATCH([.$B27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3929</text:p>
          </table:table-cell>
          <table:table-cell table:style-name="ce5" office:value-type="string" calcext:value-type="string">
            <text:p>FRANCISCO JOSE TAVARES</text:p>
          </table:table-cell>
          <table:table-cell table:style-name="ce14" office:value-type="string" calcext:value-type="string">
            <text:p>19035755839</text:p>
          </table:table-cell>
          <table:table-cell table:formula="of:=INDEX([$Men.$A$1:$Men.$C$1048576];MATCH([.$B27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3929</text:p>
          </table:table-cell>
          <table:table-cell table:style-name="ce5" office:value-type="string" calcext:value-type="string">
            <text:p>HELENA QUEROBINO OLIVEIRA TAVARES</text:p>
          </table:table-cell>
          <table:table-cell table:style-name="ce14" office:value-type="string" calcext:value-type="string">
            <text:p>51601706855</text:p>
          </table:table-cell>
          <table:table-cell table:formula="of:=INDEX([$Men.$A$1:$Men.$C$1048576];MATCH([.$B27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3929</text:p>
          </table:table-cell>
          <table:table-cell table:style-name="ce5" office:value-type="string" calcext:value-type="string">
            <text:p>MIGUEL QUEROBINO OLIVEIRA TAVARES</text:p>
          </table:table-cell>
          <table:table-cell table:style-name="ce14" office:value-type="string" calcext:value-type="string">
            <text:p>55245719827</text:p>
          </table:table-cell>
          <table:table-cell table:formula="of:=INDEX([$Men.$A$1:$Men.$C$1048576];MATCH([.$B28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3937</text:p>
          </table:table-cell>
          <table:table-cell table:style-name="ce5" office:value-type="string" calcext:value-type="string">
            <text:p>LUCIANO CORREIA DE SOUZA</text:p>
          </table:table-cell>
          <table:table-cell table:style-name="ce14" office:value-type="string" calcext:value-type="string">
            <text:p>11289167893</text:p>
          </table:table-cell>
          <table:table-cell table:formula="of:=INDEX([$Men.$A$1:$Men.$C$1048576];MATCH([.$B28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3945</text:p>
          </table:table-cell>
          <table:table-cell table:style-name="ce5" office:value-type="string" calcext:value-type="string">
            <text:p>PATRICIA CAMARGO DOS SANTOS</text:p>
          </table:table-cell>
          <table:table-cell table:style-name="ce14" office:value-type="string" calcext:value-type="string">
            <text:p>38831161814</text:p>
          </table:table-cell>
          <table:table-cell table:formula="of:=INDEX([$Men.$A$1:$Men.$C$1048576];MATCH([.$B28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3945</text:p>
          </table:table-cell>
          <table:table-cell table:style-name="ce5" office:value-type="string" calcext:value-type="string">
            <text:p>REINALDO VIEIRA DOS SANTOS</text:p>
          </table:table-cell>
          <table:table-cell table:style-name="ce14" office:value-type="string" calcext:value-type="string">
            <text:p>13960788860</text:p>
          </table:table-cell>
          <table:table-cell table:formula="of:=INDEX([$Men.$A$1:$Men.$C$1048576];MATCH([.$B28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4032</text:p>
          </table:table-cell>
          <table:table-cell table:style-name="ce5" office:value-type="string" calcext:value-type="string">
            <text:p>JORGE LUIZ NEGRI</text:p>
          </table:table-cell>
          <table:table-cell table:style-name="ce14" office:value-type="string" calcext:value-type="string">
            <text:p>96426802891</text:p>
          </table:table-cell>
          <table:table-cell table:formula="of:=INDEX([$Men.$A$1:$Men.$C$1048576];MATCH([.$B28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4175</text:p>
          </table:table-cell>
          <table:table-cell table:style-name="ce5" office:value-type="string" calcext:value-type="string">
            <text:p>GABRIEL DUCATI FACCO</text:p>
          </table:table-cell>
          <table:table-cell table:style-name="ce14" office:value-type="string" calcext:value-type="string">
            <text:p>01483885828</text:p>
          </table:table-cell>
          <table:table-cell table:formula="of:=INDEX([$Men.$A$1:$Men.$C$1048576];MATCH([.$B28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4517</text:p>
          </table:table-cell>
          <table:table-cell table:style-name="ce5" office:value-type="string" calcext:value-type="string">
            <text:p>BRUNO RAMOS GONCALVES</text:p>
          </table:table-cell>
          <table:table-cell table:style-name="ce14" office:value-type="string" calcext:value-type="string">
            <text:p>35252253854</text:p>
          </table:table-cell>
          <table:table-cell table:formula="of:=INDEX([$Men.$A$1:$Men.$C$1048576];MATCH([.$B28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4924</text:p>
          </table:table-cell>
          <table:table-cell table:style-name="ce5" office:value-type="string" calcext:value-type="string">
            <text:p>REINALDO BLUMER PREZOTTO</text:p>
          </table:table-cell>
          <table:table-cell table:style-name="ce14" office:value-type="string" calcext:value-type="string">
            <text:p>11525836897</text:p>
          </table:table-cell>
          <table:table-cell table:formula="of:=INDEX([$Men.$A$1:$Men.$C$1048576];MATCH([.$B28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5781</text:p>
          </table:table-cell>
          <table:table-cell table:style-name="ce5" office:value-type="string" calcext:value-type="string">
            <text:p>NATANIEL FRANCISCO DA SILVA</text:p>
          </table:table-cell>
          <table:table-cell table:style-name="ce14" office:value-type="string" calcext:value-type="string">
            <text:p>44813945953</text:p>
          </table:table-cell>
          <table:table-cell table:formula="of:=INDEX([$Men.$A$1:$Men.$C$1048576];MATCH([.$B28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6015</text:p>
          </table:table-cell>
          <table:table-cell table:style-name="ce5" office:value-type="string" calcext:value-type="string">
            <text:p>LAVINIA MODESTO GRANATTI</text:p>
          </table:table-cell>
          <table:table-cell table:style-name="ce14" office:value-type="string" calcext:value-type="string">
            <text:p>59549417859</text:p>
          </table:table-cell>
          <table:table-cell table:formula="of:=INDEX([$Men.$A$1:$Men.$C$1048576];MATCH([.$B28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6048</text:p>
          </table:table-cell>
          <table:table-cell table:style-name="ce5" office:value-type="string" calcext:value-type="string">
            <text:p>ANDREIA CAMPOS BORTOLETTO</text:p>
          </table:table-cell>
          <table:table-cell table:style-name="ce14" office:value-type="string" calcext:value-type="string">
            <text:p>25225821863</text:p>
          </table:table-cell>
          <table:table-cell table:formula="of:=INDEX([$Men.$A$1:$Men.$C$1048576];MATCH([.$B29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6097</text:p>
          </table:table-cell>
          <table:table-cell table:style-name="ce5" office:value-type="string" calcext:value-type="string">
            <text:p>VALDIR APARECIDO GAVA</text:p>
          </table:table-cell>
          <table:table-cell table:style-name="ce14" office:value-type="string" calcext:value-type="string">
            <text:p>04353311832</text:p>
          </table:table-cell>
          <table:table-cell table:formula="of:=INDEX([$Men.$A$1:$Men.$C$1048576];MATCH([.$B29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6227</text:p>
          </table:table-cell>
          <table:table-cell table:style-name="ce5" office:value-type="string" calcext:value-type="string">
            <text:p>FERNANDO DEFAVARI</text:p>
          </table:table-cell>
          <table:table-cell table:style-name="ce14" office:value-type="string" calcext:value-type="string">
            <text:p>31142899837</text:p>
          </table:table-cell>
          <table:table-cell table:formula="of:=INDEX([$Men.$A$1:$Men.$C$1048576];MATCH([.$B29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6353</text:p>
          </table:table-cell>
          <table:table-cell table:style-name="ce5" office:value-type="string" calcext:value-type="string">
            <text:p>ROGERIO ALEXANDRE ALVES</text:p>
          </table:table-cell>
          <table:table-cell table:style-name="ce14" office:value-type="string" calcext:value-type="string">
            <text:p>11013070801</text:p>
          </table:table-cell>
          <table:table-cell table:formula="of:=INDEX([$Men.$A$1:$Men.$C$1048576];MATCH([.$B29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6711</text:p>
          </table:table-cell>
          <table:table-cell table:style-name="ce5" office:value-type="string" calcext:value-type="string">
            <text:p>NORBERTO PANDOLFE</text:p>
          </table:table-cell>
          <table:table-cell table:style-name="ce14" office:value-type="string" calcext:value-type="string">
            <text:p>11549775871</text:p>
          </table:table-cell>
          <table:table-cell table:formula="of:=INDEX([$Men.$A$1:$Men.$C$1048576];MATCH([.$B29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6846</text:p>
          </table:table-cell>
          <table:table-cell table:style-name="ce5" office:value-type="string" calcext:value-type="string">
            <text:p>ELISA MARIA FERRAZ SAMPAIO</text:p>
          </table:table-cell>
          <table:table-cell table:style-name="ce14" office:value-type="string" calcext:value-type="string">
            <text:p>55423839807</text:p>
          </table:table-cell>
          <table:table-cell table:formula="of:=INDEX([$Men.$A$1:$Men.$C$1048576];MATCH([.$B29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6964</text:p>
          </table:table-cell>
          <table:table-cell table:style-name="ce5" office:value-type="string" calcext:value-type="string">
            <text:p>VALDECI DA SILVEIRA</text:p>
          </table:table-cell>
          <table:table-cell table:style-name="ce14" office:value-type="string" calcext:value-type="string">
            <text:p>04868431811</text:p>
          </table:table-cell>
          <table:table-cell table:formula="of:=INDEX([$Men.$A$1:$Men.$C$1048576];MATCH([.$B29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7858</text:p>
          </table:table-cell>
          <table:table-cell table:style-name="ce5" office:value-type="string" calcext:value-type="string">
            <text:p>MARIO SERGIO PETTAN</text:p>
          </table:table-cell>
          <table:table-cell table:style-name="ce14" office:value-type="string" calcext:value-type="string">
            <text:p>13967035867</text:p>
          </table:table-cell>
          <table:table-cell table:formula="of:=INDEX([$Men.$A$1:$Men.$C$1048576];MATCH([.$B29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8242</text:p>
          </table:table-cell>
          <table:table-cell table:style-name="ce5" office:value-type="string" calcext:value-type="string">
            <text:p>PAULO CESAR DE MEDEIROS</text:p>
          </table:table-cell>
          <table:table-cell table:style-name="ce14" office:value-type="string" calcext:value-type="string">
            <text:p>07874250877</text:p>
          </table:table-cell>
          <table:table-cell table:formula="of:=INDEX([$Men.$A$1:$Men.$C$1048576];MATCH([.$B29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8259</text:p>
          </table:table-cell>
          <table:table-cell table:style-name="ce5" office:value-type="string" calcext:value-type="string">
            <text:p>LUCCA FIRMINO FORATO</text:p>
          </table:table-cell>
          <table:table-cell table:style-name="ce14" office:value-type="string" calcext:value-type="string">
            <text:p>54767848881</text:p>
          </table:table-cell>
          <table:table-cell table:formula="of:=INDEX([$Men.$A$1:$Men.$C$1048576];MATCH([.$B29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8267</text:p>
          </table:table-cell>
          <table:table-cell table:style-name="ce5" office:value-type="string" calcext:value-type="string">
            <text:p>ENRICO SANTIAGO DA SILVA</text:p>
          </table:table-cell>
          <table:table-cell table:style-name="ce14" office:value-type="string" calcext:value-type="string">
            <text:p>56539767846</text:p>
          </table:table-cell>
          <table:table-cell table:formula="of:=INDEX([$Men.$A$1:$Men.$C$1048576];MATCH([.$B30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8267</text:p>
          </table:table-cell>
          <table:table-cell table:style-name="ce5" office:value-type="string" calcext:value-type="string">
            <text:p>IVAN SANTIAGO DA SILVA</text:p>
          </table:table-cell>
          <table:table-cell table:style-name="ce14" office:value-type="string" calcext:value-type="string">
            <text:p>22559804875</text:p>
          </table:table-cell>
          <table:table-cell table:formula="of:=INDEX([$Men.$A$1:$Men.$C$1048576];MATCH([.$B30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8303</text:p>
          </table:table-cell>
          <table:table-cell table:style-name="ce5" office:value-type="string" calcext:value-type="string">
            <text:p>JORGE HENRIQUE RIBEIRO DE CAMPOS</text:p>
          </table:table-cell>
          <table:table-cell table:style-name="ce14" office:value-type="string" calcext:value-type="string">
            <text:p>01592525806</text:p>
          </table:table-cell>
          <table:table-cell table:formula="of:=INDEX([$Men.$A$1:$Men.$C$1048576];MATCH([.$B30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8768</text:p>
          </table:table-cell>
          <table:table-cell table:style-name="ce5" office:value-type="string" calcext:value-type="string">
            <text:p>JULIANA MACARIO FERRAZ</text:p>
          </table:table-cell>
          <table:table-cell table:style-name="ce14" office:value-type="string" calcext:value-type="string">
            <text:p>21709324880</text:p>
          </table:table-cell>
          <table:table-cell table:formula="of:=INDEX([$Men.$A$1:$Men.$C$1048576];MATCH([.$B30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8768</text:p>
          </table:table-cell>
          <table:table-cell table:style-name="ce5" office:value-type="string" calcext:value-type="string">
            <text:p>LUISA FERRAZ SILVA</text:p>
          </table:table-cell>
          <table:table-cell table:style-name="ce14" office:value-type="string" calcext:value-type="string">
            <text:p>56788990824</text:p>
          </table:table-cell>
          <table:table-cell table:formula="of:=INDEX([$Men.$A$1:$Men.$C$1048576];MATCH([.$B30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8914</text:p>
          </table:table-cell>
          <table:table-cell table:style-name="ce5" office:value-type="string" calcext:value-type="string">
            <text:p>ELI JOSE NEVES</text:p>
          </table:table-cell>
          <table:table-cell table:style-name="ce14" office:value-type="string" calcext:value-type="string">
            <text:p>28912544810</text:p>
          </table:table-cell>
          <table:table-cell table:formula="of:=INDEX([$Men.$A$1:$Men.$C$1048576];MATCH([.$B30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8914</text:p>
          </table:table-cell>
          <table:table-cell table:style-name="ce5" office:value-type="string" calcext:value-type="string">
            <text:p>ISABELA DOS SANTOS NEVES</text:p>
          </table:table-cell>
          <table:table-cell table:style-name="ce14" office:value-type="string" calcext:value-type="string">
            <text:p>51776096851</text:p>
          </table:table-cell>
          <table:table-cell table:formula="of:=INDEX([$Men.$A$1:$Men.$C$1048576];MATCH([.$B30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79645</text:p>
          </table:table-cell>
          <table:table-cell table:style-name="ce5" office:value-type="string" calcext:value-type="string">
            <text:p>VITOR LIMA FELICIANO</text:p>
          </table:table-cell>
          <table:table-cell table:style-name="ce14" office:value-type="string" calcext:value-type="string">
            <text:p>30973969857</text:p>
          </table:table-cell>
          <table:table-cell table:formula="of:=INDEX([$Men.$A$1:$Men.$C$1048576];MATCH([.$B30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0395</text:p>
          </table:table-cell>
          <table:table-cell table:style-name="ce5" office:value-type="string" calcext:value-type="string">
            <text:p>MARCEL GUARDA</text:p>
          </table:table-cell>
          <table:table-cell table:style-name="ce14" office:value-type="string" calcext:value-type="string">
            <text:p>21487462867</text:p>
          </table:table-cell>
          <table:table-cell table:formula="of:=INDEX([$Men.$A$1:$Men.$C$1048576];MATCH([.$B30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1622</text:p>
          </table:table-cell>
          <table:table-cell table:style-name="ce5" office:value-type="string" calcext:value-type="string">
            <text:p>ANA CAROLINA MANESCO LARA</text:p>
          </table:table-cell>
          <table:table-cell table:style-name="ce14" office:value-type="string" calcext:value-type="string">
            <text:p>37727775894</text:p>
          </table:table-cell>
          <table:table-cell table:formula="of:=INDEX([$Men.$A$1:$Men.$C$1048576];MATCH([.$B30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2089</text:p>
          </table:table-cell>
          <table:table-cell table:style-name="ce5" office:value-type="string" calcext:value-type="string">
            <text:p>FABIO ALEXANDRE SPOLIDORO</text:p>
          </table:table-cell>
          <table:table-cell table:style-name="ce14" office:value-type="string" calcext:value-type="string">
            <text:p>19035635850</text:p>
          </table:table-cell>
          <table:table-cell table:formula="of:=INDEX([$Men.$A$1:$Men.$C$1048576];MATCH([.$B31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2109</text:p>
          </table:table-cell>
          <table:table-cell table:style-name="ce5" office:value-type="string" calcext:value-type="string">
            <text:p>CARLOS ALBERTO LUCAS ALVES</text:p>
          </table:table-cell>
          <table:table-cell table:style-name="ce14" office:value-type="string" calcext:value-type="string">
            <text:p>16803330893</text:p>
          </table:table-cell>
          <table:table-cell table:formula="of:=INDEX([$Men.$A$1:$Men.$C$1048576];MATCH([.$B31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2174</text:p>
          </table:table-cell>
          <table:table-cell table:style-name="ce5" office:value-type="string" calcext:value-type="string">
            <text:p>LUIS ANTONIO RAMOS</text:p>
          </table:table-cell>
          <table:table-cell table:style-name="ce14" office:value-type="string" calcext:value-type="string">
            <text:p>12358671886</text:p>
          </table:table-cell>
          <table:table-cell table:formula="of:=INDEX([$Men.$A$1:$Men.$C$1048576];MATCH([.$B31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2202</text:p>
          </table:table-cell>
          <table:table-cell table:style-name="ce5" office:value-type="string" calcext:value-type="string">
            <text:p>DAVI CALASANS DE CAMARGO</text:p>
          </table:table-cell>
          <table:table-cell table:style-name="ce14" office:value-type="string" calcext:value-type="string">
            <text:p>56292466825</text:p>
          </table:table-cell>
          <table:table-cell table:formula="of:=INDEX([$Men.$A$1:$Men.$C$1048576];MATCH([.$B31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2202</text:p>
          </table:table-cell>
          <table:table-cell table:style-name="ce5" office:value-type="string" calcext:value-type="string">
            <text:p>NEDILSON CALASANS DE CAMARGO</text:p>
          </table:table-cell>
          <table:table-cell table:style-name="ce14" office:value-type="string" calcext:value-type="string">
            <text:p>17557939875</text:p>
          </table:table-cell>
          <table:table-cell table:formula="of:=INDEX([$Men.$A$1:$Men.$C$1048576];MATCH([.$B31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2235</text:p>
          </table:table-cell>
          <table:table-cell table:style-name="ce5" office:value-type="string" calcext:value-type="string">
            <text:p>LIVIA MARIA DE CAMPOS SILVA</text:p>
          </table:table-cell>
          <table:table-cell table:style-name="ce14" office:value-type="string" calcext:value-type="string">
            <text:p>47272057858</text:p>
          </table:table-cell>
          <table:table-cell table:formula="of:=INDEX([$Men.$A$1:$Men.$C$1048576];MATCH([.$B31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2235</text:p>
          </table:table-cell>
          <table:table-cell table:style-name="ce5" office:value-type="string" calcext:value-type="string">
            <text:p>MIGUEL HENRIQUE DA SILVA</text:p>
          </table:table-cell>
          <table:table-cell table:style-name="ce14" office:value-type="string" calcext:value-type="string">
            <text:p>47272126841</text:p>
          </table:table-cell>
          <table:table-cell table:formula="of:=INDEX([$Men.$A$1:$Men.$C$1048576];MATCH([.$B31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2235</text:p>
          </table:table-cell>
          <table:table-cell table:style-name="ce5" office:value-type="string" calcext:value-type="string">
            <text:p>RONALDO HENRIQUE DA SILVA</text:p>
          </table:table-cell>
          <table:table-cell table:style-name="ce14" office:value-type="string" calcext:value-type="string">
            <text:p>26451880876</text:p>
          </table:table-cell>
          <table:table-cell table:formula="of:=INDEX([$Men.$A$1:$Men.$C$1048576];MATCH([.$B31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2243</text:p>
          </table:table-cell>
          <table:table-cell table:style-name="ce5" office:value-type="string" calcext:value-type="string">
            <text:p>ENEIAS FERREIRA DA SILVA</text:p>
          </table:table-cell>
          <table:table-cell table:style-name="ce14" office:value-type="string" calcext:value-type="string">
            <text:p>28473003845</text:p>
          </table:table-cell>
          <table:table-cell table:formula="of:=INDEX([$Men.$A$1:$Men.$C$1048576];MATCH([.$B31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2378</text:p>
          </table:table-cell>
          <table:table-cell table:style-name="ce5" office:value-type="string" calcext:value-type="string">
            <text:p>BIANKA DE SOUZA</text:p>
          </table:table-cell>
          <table:table-cell table:style-name="ce14" office:value-type="string" calcext:value-type="string">
            <text:p>02495127185</text:p>
          </table:table-cell>
          <table:table-cell table:formula="of:=INDEX([$Men.$A$1:$Men.$C$1048576];MATCH([.$B31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2793</text:p>
          </table:table-cell>
          <table:table-cell table:style-name="ce5" office:value-type="string" calcext:value-type="string">
            <text:p>CLAUDEMIR BENEDITO RAMOS</text:p>
          </table:table-cell>
          <table:table-cell table:style-name="ce14" office:value-type="string" calcext:value-type="string">
            <text:p>02799415873</text:p>
          </table:table-cell>
          <table:table-cell table:formula="of:=INDEX([$Men.$A$1:$Men.$C$1048576];MATCH([.$B32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2838</text:p>
          </table:table-cell>
          <table:table-cell table:style-name="ce5" office:value-type="string" calcext:value-type="string">
            <text:p>CHRISTIAN CESAR MENEGON</text:p>
          </table:table-cell>
          <table:table-cell table:style-name="ce14" office:value-type="string" calcext:value-type="string">
            <text:p>26338197880</text:p>
          </table:table-cell>
          <table:table-cell table:formula="of:=INDEX([$Men.$A$1:$Men.$C$1048576];MATCH([.$B32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3076</text:p>
          </table:table-cell>
          <table:table-cell table:style-name="ce5" office:value-type="string" calcext:value-type="string">
            <text:p>GENIVAN CAETANO DE SOUZA</text:p>
          </table:table-cell>
          <table:table-cell table:style-name="ce14" office:value-type="string" calcext:value-type="string">
            <text:p>56934211391</text:p>
          </table:table-cell>
          <table:table-cell table:formula="of:=INDEX([$Men.$A$1:$Men.$C$1048576];MATCH([.$B32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3239</text:p>
          </table:table-cell>
          <table:table-cell table:style-name="ce5" office:value-type="string" calcext:value-type="string">
            <text:p>GILMARA GERALDINI VITTI</text:p>
          </table:table-cell>
          <table:table-cell table:style-name="ce14" office:value-type="string" calcext:value-type="string">
            <text:p>17557472845</text:p>
          </table:table-cell>
          <table:table-cell table:formula="of:=INDEX([$Men.$A$1:$Men.$C$1048576];MATCH([.$B32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3239</text:p>
          </table:table-cell>
          <table:table-cell table:style-name="ce5" office:value-type="string" calcext:value-type="string">
            <text:p>GIULIA GERALDINI VITTI</text:p>
          </table:table-cell>
          <table:table-cell table:style-name="ce14" office:value-type="string" calcext:value-type="string">
            <text:p>43472853883</text:p>
          </table:table-cell>
          <table:table-cell table:formula="of:=INDEX([$Men.$A$1:$Men.$C$1048576];MATCH([.$B32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3475</text:p>
          </table:table-cell>
          <table:table-cell table:style-name="ce5" office:value-type="string" calcext:value-type="string">
            <text:p>ANSELMO MARTINS DE OLIVEIRA</text:p>
          </table:table-cell>
          <table:table-cell table:style-name="ce14" office:value-type="string" calcext:value-type="string">
            <text:p>19688788821</text:p>
          </table:table-cell>
          <table:table-cell table:formula="of:=INDEX([$Men.$A$1:$Men.$C$1048576];MATCH([.$B32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3833</text:p>
          </table:table-cell>
          <table:table-cell table:style-name="ce5" office:value-type="string" calcext:value-type="string">
            <text:p>HUGO VINICIUS ALCANTARA MACHADO</text:p>
          </table:table-cell>
          <table:table-cell table:style-name="ce14" office:value-type="string" calcext:value-type="string">
            <text:p>40891706801</text:p>
          </table:table-cell>
          <table:table-cell table:formula="of:=INDEX([$Men.$A$1:$Men.$C$1048576];MATCH([.$B32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4108</text:p>
          </table:table-cell>
          <table:table-cell table:style-name="ce5" office:value-type="string" calcext:value-type="string">
            <text:p>ANDRE MARQUES DE GODOI</text:p>
          </table:table-cell>
          <table:table-cell table:style-name="ce14" office:value-type="string" calcext:value-type="string">
            <text:p>28798186809</text:p>
          </table:table-cell>
          <table:table-cell table:formula="of:=INDEX([$Men.$A$1:$Men.$C$1048576];MATCH([.$B32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4108</text:p>
          </table:table-cell>
          <table:table-cell table:style-name="ce5" office:value-type="string" calcext:value-type="string">
            <text:p>RAUL VICTOR DA SILVA GODOI</text:p>
          </table:table-cell>
          <table:table-cell table:style-name="ce14" office:value-type="string" calcext:value-type="string">
            <text:p>50189105852</text:p>
          </table:table-cell>
          <table:table-cell table:formula="of:=INDEX([$Men.$A$1:$Men.$C$1048576];MATCH([.$B32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4149</text:p>
          </table:table-cell>
          <table:table-cell table:style-name="ce5" office:value-type="string" calcext:value-type="string">
            <text:p>FERNANDO FORMIGONI SODRE</text:p>
          </table:table-cell>
          <table:table-cell table:style-name="ce14" office:value-type="string" calcext:value-type="string">
            <text:p>45660635857</text:p>
          </table:table-cell>
          <table:table-cell table:formula="of:=INDEX([$Men.$A$1:$Men.$C$1048576];MATCH([.$B32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4963</text:p>
          </table:table-cell>
          <table:table-cell table:style-name="ce5" office:value-type="string" calcext:value-type="string">
            <text:p>JOSE APARECIDO DE GOES</text:p>
          </table:table-cell>
          <table:table-cell table:style-name="ce14" office:value-type="string" calcext:value-type="string">
            <text:p>82346631868</text:p>
          </table:table-cell>
          <table:table-cell table:formula="of:=INDEX([$Men.$A$1:$Men.$C$1048576];MATCH([.$B33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5111</text:p>
          </table:table-cell>
          <table:table-cell table:style-name="ce5" office:value-type="string" calcext:value-type="string">
            <text:p>ADILSON FRANCISCO PRUDENTE</text:p>
          </table:table-cell>
          <table:table-cell table:style-name="ce14" office:value-type="string" calcext:value-type="string">
            <text:p>26176464838</text:p>
          </table:table-cell>
          <table:table-cell table:formula="of:=INDEX([$Men.$A$1:$Men.$C$1048576];MATCH([.$B33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5111</text:p>
          </table:table-cell>
          <table:table-cell table:style-name="ce5" office:value-type="string" calcext:value-type="string">
            <text:p>EDUARDO FRANCISCO MACIEL PRUDENTE</text:p>
          </table:table-cell>
          <table:table-cell table:style-name="ce14" office:value-type="string" calcext:value-type="string">
            <text:p>40271397802</text:p>
          </table:table-cell>
          <table:table-cell table:formula="of:=INDEX([$Men.$A$1:$Men.$C$1048576];MATCH([.$B33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5144</text:p>
          </table:table-cell>
          <table:table-cell table:style-name="ce5" office:value-type="string" calcext:value-type="string">
            <text:p>MAURICIO HENRIQUE FERREIRA</text:p>
          </table:table-cell>
          <table:table-cell table:style-name="ce14" office:value-type="string" calcext:value-type="string">
            <text:p>25974280873</text:p>
          </table:table-cell>
          <table:table-cell table:formula="of:=INDEX([$Men.$A$1:$Men.$C$1048576];MATCH([.$B33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5185</text:p>
          </table:table-cell>
          <table:table-cell table:style-name="ce5" office:value-type="string" calcext:value-type="string">
            <text:p>MARCELO LIBARDI</text:p>
          </table:table-cell>
          <table:table-cell table:style-name="ce14" office:value-type="string" calcext:value-type="string">
            <text:p>06287597895</text:p>
          </table:table-cell>
          <table:table-cell table:formula="of:=INDEX([$Men.$A$1:$Men.$C$1048576];MATCH([.$B33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5246</text:p>
          </table:table-cell>
          <table:table-cell table:style-name="ce5" office:value-type="string" calcext:value-type="string">
            <text:p>JOSE GALDINO DE LIMA</text:p>
          </table:table-cell>
          <table:table-cell table:style-name="ce14" office:value-type="string" calcext:value-type="string">
            <text:p>28984404349</text:p>
          </table:table-cell>
          <table:table-cell table:formula="of:=INDEX([$Men.$A$1:$Men.$C$1048576];MATCH([.$B33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5629</text:p>
          </table:table-cell>
          <table:table-cell table:style-name="ce5" office:value-type="string" calcext:value-type="string">
            <text:p>JOSE RICARDO MONTEBELLO</text:p>
          </table:table-cell>
          <table:table-cell table:style-name="ce14" office:value-type="string" calcext:value-type="string">
            <text:p>27433028870</text:p>
          </table:table-cell>
          <table:table-cell table:formula="of:=INDEX([$Men.$A$1:$Men.$C$1048576];MATCH([.$B33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5637</text:p>
          </table:table-cell>
          <table:table-cell table:style-name="ce5" office:value-type="string" calcext:value-type="string">
            <text:p>CESAR AUGUSTO TREVISAN</text:p>
          </table:table-cell>
          <table:table-cell table:style-name="ce14" office:value-type="string" calcext:value-type="string">
            <text:p>13945931800</text:p>
          </table:table-cell>
          <table:table-cell table:formula="of:=INDEX([$Men.$A$1:$Men.$C$1048576];MATCH([.$B33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5653</text:p>
          </table:table-cell>
          <table:table-cell table:style-name="ce5" office:value-type="string" calcext:value-type="string">
            <text:p>JOSE BENEDICTO IGNACIO</text:p>
          </table:table-cell>
          <table:table-cell table:style-name="ce14" office:value-type="string" calcext:value-type="string">
            <text:p>12355423865</text:p>
          </table:table-cell>
          <table:table-cell table:formula="of:=INDEX([$Men.$A$1:$Men.$C$1048576];MATCH([.$B33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6107</text:p>
          </table:table-cell>
          <table:table-cell table:style-name="ce5" office:value-type="string" calcext:value-type="string">
            <text:p>JILSON FELIPE DOS SANTOS</text:p>
          </table:table-cell>
          <table:table-cell table:style-name="ce14" office:value-type="string" calcext:value-type="string">
            <text:p>17776522864</text:p>
          </table:table-cell>
          <table:table-cell table:formula="of:=INDEX([$Men.$A$1:$Men.$C$1048576];MATCH([.$B33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6107</text:p>
          </table:table-cell>
          <table:table-cell table:style-name="ce5" office:value-type="string" calcext:value-type="string">
            <text:p>LORENZO BERTO BUENO DE ALMEIDA</text:p>
          </table:table-cell>
          <table:table-cell table:style-name="ce14" office:value-type="string" calcext:value-type="string">
            <text:p>47940410806</text:p>
          </table:table-cell>
          <table:table-cell table:formula="of:=INDEX([$Men.$A$1:$Men.$C$1048576];MATCH([.$B34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6241</text:p>
          </table:table-cell>
          <table:table-cell table:style-name="ce5" office:value-type="string" calcext:value-type="string">
            <text:p>FERNANDO CEZAR ARTHUSO</text:p>
          </table:table-cell>
          <table:table-cell table:style-name="ce14" office:value-type="string" calcext:value-type="string">
            <text:p>29536258870</text:p>
          </table:table-cell>
          <table:table-cell table:formula="of:=INDEX([$Men.$A$1:$Men.$C$1048576];MATCH([.$B34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6506</text:p>
          </table:table-cell>
          <table:table-cell table:style-name="ce5" office:value-type="string" calcext:value-type="string">
            <text:p>SIRINEU APARECIDO CORREA</text:p>
          </table:table-cell>
          <table:table-cell table:style-name="ce14" office:value-type="string" calcext:value-type="string">
            <text:p>06753312854</text:p>
          </table:table-cell>
          <table:table-cell table:formula="of:=INDEX([$Men.$A$1:$Men.$C$1048576];MATCH([.$B34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6539</text:p>
          </table:table-cell>
          <table:table-cell table:style-name="ce5" office:value-type="string" calcext:value-type="string">
            <text:p>MARIA JULIA BORTOLETO CASTILHA</text:p>
          </table:table-cell>
          <table:table-cell table:style-name="ce14" office:value-type="string" calcext:value-type="string">
            <text:p>45477563842</text:p>
          </table:table-cell>
          <table:table-cell table:formula="of:=INDEX([$Men.$A$1:$Men.$C$1048576];MATCH([.$B34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6539</text:p>
          </table:table-cell>
          <table:table-cell table:style-name="ce5" office:value-type="string" calcext:value-type="string">
            <text:p>RODRIGO CASTILHA</text:p>
          </table:table-cell>
          <table:table-cell table:style-name="ce14" office:value-type="string" calcext:value-type="string">
            <text:p>25327176886</text:p>
          </table:table-cell>
          <table:table-cell table:formula="of:=INDEX([$Men.$A$1:$Men.$C$1048576];MATCH([.$B34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6547</text:p>
          </table:table-cell>
          <table:table-cell table:style-name="ce5" office:value-type="string" calcext:value-type="string">
            <text:p>HENRI BENJAMIM OLIVEIRA</text:p>
          </table:table-cell>
          <table:table-cell table:style-name="ce14" office:value-type="string" calcext:value-type="string">
            <text:p>49994330870</text:p>
          </table:table-cell>
          <table:table-cell table:formula="of:=INDEX([$Men.$A$1:$Men.$C$1048576];MATCH([.$B34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6885</text:p>
          </table:table-cell>
          <table:table-cell table:style-name="ce5" office:value-type="string" calcext:value-type="string">
            <text:p>LUIS CESAR MODOLO</text:p>
          </table:table-cell>
          <table:table-cell table:style-name="ce14" office:value-type="string" calcext:value-type="string">
            <text:p>17763740884</text:p>
          </table:table-cell>
          <table:table-cell table:formula="of:=INDEX([$Men.$A$1:$Men.$C$1048576];MATCH([.$B34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6921</text:p>
          </table:table-cell>
          <table:table-cell table:style-name="ce5" office:value-type="string" calcext:value-type="string">
            <text:p>IVAN CALDERA CHITOLINA</text:p>
          </table:table-cell>
          <table:table-cell table:style-name="ce14" office:value-type="string" calcext:value-type="string">
            <text:p>30678279888</text:p>
          </table:table-cell>
          <table:table-cell table:formula="of:=INDEX([$Men.$A$1:$Men.$C$1048576];MATCH([.$B34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6921</text:p>
          </table:table-cell>
          <table:table-cell table:style-name="ce5" office:value-type="string" calcext:value-type="string">
            <text:p>LAURA DECHEN CHITOLINA</text:p>
          </table:table-cell>
          <table:table-cell table:style-name="ce14" office:value-type="string" calcext:value-type="string">
            <text:p>52464399841</text:p>
          </table:table-cell>
          <table:table-cell table:formula="of:=INDEX([$Men.$A$1:$Men.$C$1048576];MATCH([.$B34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6921</text:p>
          </table:table-cell>
          <table:table-cell table:style-name="ce5" office:value-type="string" calcext:value-type="string">
            <text:p>LUIGI DECHEN CHITOLINA</text:p>
          </table:table-cell>
          <table:table-cell table:style-name="ce14" office:value-type="string" calcext:value-type="string">
            <text:p>52464373885</text:p>
          </table:table-cell>
          <table:table-cell table:formula="of:=INDEX([$Men.$A$1:$Men.$C$1048576];MATCH([.$B34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7127</text:p>
          </table:table-cell>
          <table:table-cell table:style-name="ce5" office:value-type="string" calcext:value-type="string">
            <text:p>EDMILSON ROBERTO BARBOSA</text:p>
          </table:table-cell>
          <table:table-cell table:style-name="ce14" office:value-type="string" calcext:value-type="string">
            <text:p>02781780812</text:p>
          </table:table-cell>
          <table:table-cell table:formula="of:=INDEX([$Men.$A$1:$Men.$C$1048576];MATCH([.$B35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7245</text:p>
          </table:table-cell>
          <table:table-cell table:style-name="ce5" office:value-type="string" calcext:value-type="string">
            <text:p>OSWALDO CALCIDONI JUNIOR</text:p>
          </table:table-cell>
          <table:table-cell table:style-name="ce14" office:value-type="string" calcext:value-type="string">
            <text:p>06285792844</text:p>
          </table:table-cell>
          <table:table-cell table:formula="of:=INDEX([$Men.$A$1:$Men.$C$1048576];MATCH([.$B35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7261</text:p>
          </table:table-cell>
          <table:table-cell table:style-name="ce5" office:value-type="string" calcext:value-type="string">
            <text:p>ANDRE DE PAULA</text:p>
          </table:table-cell>
          <table:table-cell table:style-name="ce14" office:value-type="string" calcext:value-type="string">
            <text:p>54851192800</text:p>
          </table:table-cell>
          <table:table-cell table:formula="of:=INDEX([$Men.$A$1:$Men.$C$1048576];MATCH([.$B35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7261</text:p>
          </table:table-cell>
          <table:table-cell table:style-name="ce5" office:value-type="string" calcext:value-type="string">
            <text:p>MARCOS DE PAULA</text:p>
          </table:table-cell>
          <table:table-cell table:style-name="ce14" office:value-type="string" calcext:value-type="string">
            <text:p>16065005894</text:p>
          </table:table-cell>
          <table:table-cell table:formula="of:=INDEX([$Men.$A$1:$Men.$C$1048576];MATCH([.$B35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7347</text:p>
          </table:table-cell>
          <table:table-cell table:style-name="ce5" office:value-type="string" calcext:value-type="string">
            <text:p>ANNA JULIA DE BRITO ALVES</text:p>
          </table:table-cell>
          <table:table-cell table:style-name="ce14" office:value-type="string" calcext:value-type="string">
            <text:p>54301914854</text:p>
          </table:table-cell>
          <table:table-cell table:formula="of:=INDEX([$Men.$A$1:$Men.$C$1048576];MATCH([.$B35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7363</text:p>
          </table:table-cell>
          <table:table-cell table:style-name="ce5" office:value-type="string" calcext:value-type="string">
            <text:p>FERNANDO APARECIDO VERDERAMI</text:p>
          </table:table-cell>
          <table:table-cell table:style-name="ce14" office:value-type="string" calcext:value-type="string">
            <text:p>19033076861</text:p>
          </table:table-cell>
          <table:table-cell table:formula="of:=INDEX([$Men.$A$1:$Men.$C$1048576];MATCH([.$B35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7408</text:p>
          </table:table-cell>
          <table:table-cell table:style-name="ce5" office:value-type="string" calcext:value-type="string">
            <text:p>ISRAEL APARECIDO SIMOES</text:p>
          </table:table-cell>
          <table:table-cell table:style-name="ce14" office:value-type="string" calcext:value-type="string">
            <text:p>25181792839</text:p>
          </table:table-cell>
          <table:table-cell table:formula="of:=INDEX([$Men.$A$1:$Men.$C$1048576];MATCH([.$B35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7652</text:p>
          </table:table-cell>
          <table:table-cell table:style-name="ce5" office:value-type="string" calcext:value-type="string">
            <text:p>OSEAS DA SILVA</text:p>
          </table:table-cell>
          <table:table-cell table:style-name="ce14" office:value-type="string" calcext:value-type="string">
            <text:p>02889573850</text:p>
          </table:table-cell>
          <table:table-cell table:formula="of:=INDEX([$Men.$A$1:$Men.$C$1048576];MATCH([.$B35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7738</text:p>
          </table:table-cell>
          <table:table-cell table:style-name="ce5" office:value-type="string" calcext:value-type="string">
            <text:p>ERICK AZEVEDO TEIXEIRA FRANCO</text:p>
          </table:table-cell>
          <table:table-cell table:style-name="ce14" office:value-type="string" calcext:value-type="string">
            <text:p>02527163882</text:p>
          </table:table-cell>
          <table:table-cell table:formula="of:=INDEX([$Men.$A$1:$Men.$C$1048576];MATCH([.$B35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7982</text:p>
          </table:table-cell>
          <table:table-cell table:style-name="ce5" office:value-type="string" calcext:value-type="string">
            <text:p>ROBSON JOSE CHIQUITO</text:p>
          </table:table-cell>
          <table:table-cell table:style-name="ce14" office:value-type="string" calcext:value-type="string">
            <text:p>09599734866</text:p>
          </table:table-cell>
          <table:table-cell table:formula="of:=INDEX([$Men.$A$1:$Men.$C$1048576];MATCH([.$B35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9269</text:p>
          </table:table-cell>
          <table:table-cell table:style-name="ce5" office:value-type="string" calcext:value-type="string">
            <text:p>ARIOVALDO JOAO TRAPANI</text:p>
          </table:table-cell>
          <table:table-cell table:style-name="ce14" office:value-type="string" calcext:value-type="string">
            <text:p>03192152885</text:p>
          </table:table-cell>
          <table:table-cell table:formula="of:=INDEX([$Men.$A$1:$Men.$C$1048576];MATCH([.$B36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9362</text:p>
          </table:table-cell>
          <table:table-cell table:style-name="ce5" office:value-type="string" calcext:value-type="string">
            <text:p>BENEDITO BERNARDINO SILVA</text:p>
          </table:table-cell>
          <table:table-cell table:style-name="ce14" office:value-type="string" calcext:value-type="string">
            <text:p>01645220850</text:p>
          </table:table-cell>
          <table:table-cell table:formula="of:=INDEX([$Men.$A$1:$Men.$C$1048576];MATCH([.$B36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9643</text:p>
          </table:table-cell>
          <table:table-cell table:style-name="ce5" office:value-type="string" calcext:value-type="string">
            <text:p>LUIZ ROBERTO VAZAO</text:p>
          </table:table-cell>
          <table:table-cell table:style-name="ce14" office:value-type="string" calcext:value-type="string">
            <text:p>01862463824</text:p>
          </table:table-cell>
          <table:table-cell table:formula="of:=INDEX([$Men.$A$1:$Men.$C$1048576];MATCH([.$B36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9668</text:p>
          </table:table-cell>
          <table:table-cell table:style-name="ce5" office:value-type="string" calcext:value-type="string">
            <text:p>ANTONIO MAIA</text:p>
          </table:table-cell>
          <table:table-cell table:style-name="ce14" office:value-type="string" calcext:value-type="string">
            <text:p>02798960851</text:p>
          </table:table-cell>
          <table:table-cell table:formula="of:=INDEX([$Men.$A$1:$Men.$C$1048576];MATCH([.$B36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89668</text:p>
          </table:table-cell>
          <table:table-cell table:style-name="ce5" office:value-type="string" calcext:value-type="string">
            <text:p>LUCAS ANTONIO DIAS MAIA</text:p>
          </table:table-cell>
          <table:table-cell table:style-name="ce14" office:value-type="string" calcext:value-type="string">
            <text:p>54078364837</text:p>
          </table:table-cell>
          <table:table-cell table:formula="of:=INDEX([$Men.$A$1:$Men.$C$1048576];MATCH([.$B36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0242</text:p>
          </table:table-cell>
          <table:table-cell table:style-name="ce5" office:value-type="string" calcext:value-type="string">
            <text:p>JOAO JOSE ANANIAS</text:p>
          </table:table-cell>
          <table:table-cell table:style-name="ce14" office:value-type="string" calcext:value-type="string">
            <text:p>13945992850</text:p>
          </table:table-cell>
          <table:table-cell table:formula="of:=INDEX([$Men.$A$1:$Men.$C$1048576];MATCH([.$B36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0523</text:p>
          </table:table-cell>
          <table:table-cell table:style-name="ce5" office:value-type="string" calcext:value-type="string">
            <text:p>LUIS AUGUSTO CARLIM</text:p>
          </table:table-cell>
          <table:table-cell table:style-name="ce14" office:value-type="string" calcext:value-type="string">
            <text:p>17166222808</text:p>
          </table:table-cell>
          <table:table-cell table:formula="of:=INDEX([$Men.$A$1:$Men.$C$1048576];MATCH([.$B36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0548</text:p>
          </table:table-cell>
          <table:table-cell table:style-name="ce5" office:value-type="string" calcext:value-type="string">
            <text:p>CELINA MARIA HENRIQUE FORTES</text:p>
          </table:table-cell>
          <table:table-cell table:style-name="ce14" office:value-type="string" calcext:value-type="string">
            <text:p>14589688808</text:p>
          </table:table-cell>
          <table:table-cell table:formula="of:=INDEX([$Men.$A$1:$Men.$C$1048576];MATCH([.$B36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0548</text:p>
          </table:table-cell>
          <table:table-cell table:style-name="ce5" office:value-type="string" calcext:value-type="string">
            <text:p>ISABELA HENRIQUE FORTES</text:p>
          </table:table-cell>
          <table:table-cell table:style-name="ce14" office:value-type="string" calcext:value-type="string">
            <text:p>52379377804</text:p>
          </table:table-cell>
          <table:table-cell table:formula="of:=INDEX([$Men.$A$1:$Men.$C$1048576];MATCH([.$B36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0548</text:p>
          </table:table-cell>
          <table:table-cell table:style-name="ce5" office:value-type="string" calcext:value-type="string">
            <text:p>LEONARDO HENRIQUE FORTES</text:p>
          </table:table-cell>
          <table:table-cell table:style-name="ce14" office:value-type="string" calcext:value-type="string">
            <text:p>52379322821</text:p>
          </table:table-cell>
          <table:table-cell table:formula="of:=INDEX([$Men.$A$1:$Men.$C$1048576];MATCH([.$B36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0658</text:p>
          </table:table-cell>
          <table:table-cell table:style-name="ce5" office:value-type="string" calcext:value-type="string">
            <text:p>WALTER LUIS GONCALVES DE OLIVEIRA</text:p>
          </table:table-cell>
          <table:table-cell table:style-name="ce14" office:value-type="string" calcext:value-type="string">
            <text:p>06846022880</text:p>
          </table:table-cell>
          <table:table-cell table:formula="of:=INDEX([$Men.$A$1:$Men.$C$1048576];MATCH([.$B37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0743</text:p>
          </table:table-cell>
          <table:table-cell table:style-name="ce5" office:value-type="string" calcext:value-type="string">
            <text:p>MANOELINA APARECIDA DE MORAES FELICIO</text:p>
          </table:table-cell>
          <table:table-cell table:style-name="ce14" office:value-type="string" calcext:value-type="string">
            <text:p>11517949882</text:p>
          </table:table-cell>
          <table:table-cell table:formula="of:=INDEX([$Men.$A$1:$Men.$C$1048576];MATCH([.$B37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0751</text:p>
          </table:table-cell>
          <table:table-cell table:style-name="ce5" office:value-type="string" calcext:value-type="string">
            <text:p>MARIA DE FATIMA LIMA GODOY CHRISTOFOLETTI</text:p>
          </table:table-cell>
          <table:table-cell table:style-name="ce14" office:value-type="string" calcext:value-type="string">
            <text:p>11008061808</text:p>
          </table:table-cell>
          <table:table-cell table:formula="of:=INDEX([$Men.$A$1:$Men.$C$1048576];MATCH([.$B37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1262</text:p>
          </table:table-cell>
          <table:table-cell table:style-name="ce5" office:value-type="string" calcext:value-type="string">
            <text:p>AMANDA FERNANDA GUENZE</text:p>
          </table:table-cell>
          <table:table-cell table:style-name="ce14" office:value-type="string" calcext:value-type="string">
            <text:p>51476158819</text:p>
          </table:table-cell>
          <table:table-cell table:formula="of:=INDEX([$Men.$A$1:$Men.$C$1048576];MATCH([.$B37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1568</text:p>
          </table:table-cell>
          <table:table-cell table:style-name="ce5" office:value-type="string" calcext:value-type="string">
            <text:p>ANA CECILIA MONTANHERE DE SOUZA</text:p>
          </table:table-cell>
          <table:table-cell table:style-name="ce14" office:value-type="string" calcext:value-type="string">
            <text:p>59169712816</text:p>
          </table:table-cell>
          <table:table-cell table:formula="of:=INDEX([$Men.$A$1:$Men.$C$1048576];MATCH([.$B37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1637</text:p>
          </table:table-cell>
          <table:table-cell table:style-name="ce5" office:value-type="string" calcext:value-type="string">
            <text:p>MARIA ROSA VERDINASSI GALANI</text:p>
          </table:table-cell>
          <table:table-cell table:style-name="ce14" office:value-type="string" calcext:value-type="string">
            <text:p>57084979808</text:p>
          </table:table-cell>
          <table:table-cell table:formula="of:=INDEX([$Men.$A$1:$Men.$C$1048576];MATCH([.$B37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1959</text:p>
          </table:table-cell>
          <table:table-cell table:style-name="ce5" office:value-type="string" calcext:value-type="string">
            <text:p>MATTEO MARTINS POMPEU</text:p>
          </table:table-cell>
          <table:table-cell table:style-name="ce14" office:value-type="string" calcext:value-type="string">
            <text:p>57685021811</text:p>
          </table:table-cell>
          <table:table-cell table:formula="of:=INDEX([$Men.$A$1:$Men.$C$1048576];MATCH([.$B37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2156</text:p>
          </table:table-cell>
          <table:table-cell table:style-name="ce5" office:value-type="string" calcext:value-type="string">
            <text:p>CAIO GARCIA MENDES</text:p>
          </table:table-cell>
          <table:table-cell table:style-name="ce14" office:value-type="string" calcext:value-type="string">
            <text:p>57592493802</text:p>
          </table:table-cell>
          <table:table-cell table:formula="of:=INDEX([$Men.$A$1:$Men.$C$1048576];MATCH([.$B37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2156</text:p>
          </table:table-cell>
          <table:table-cell table:style-name="ce5" office:value-type="string" calcext:value-type="string">
            <text:p>GUILHERME CAVAGIONI MENDES</text:p>
          </table:table-cell>
          <table:table-cell table:style-name="ce14" office:value-type="string" calcext:value-type="string">
            <text:p>30877755841</text:p>
          </table:table-cell>
          <table:table-cell table:formula="of:=INDEX([$Men.$A$1:$Men.$C$1048576];MATCH([.$B37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3253</text:p>
          </table:table-cell>
          <table:table-cell table:style-name="ce5" office:value-type="string" calcext:value-type="string">
            <text:p>LEIA BERALDI TELLES</text:p>
          </table:table-cell>
          <table:table-cell table:style-name="ce14" office:value-type="string" calcext:value-type="string">
            <text:p>58808832805</text:p>
          </table:table-cell>
          <table:table-cell table:formula="of:=INDEX([$Men.$A$1:$Men.$C$1048576];MATCH([.$B37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3253</text:p>
          </table:table-cell>
          <table:table-cell table:style-name="ce5" office:value-type="string" calcext:value-type="string">
            <text:p>RAFAEL TELLES</text:p>
          </table:table-cell>
          <table:table-cell table:style-name="ce14" office:value-type="string" calcext:value-type="string">
            <text:p>31907670840</text:p>
          </table:table-cell>
          <table:table-cell table:formula="of:=INDEX([$Men.$A$1:$Men.$C$1048576];MATCH([.$B38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3416</text:p>
          </table:table-cell>
          <table:table-cell table:style-name="ce5" office:value-type="string" calcext:value-type="string">
            <text:p>JULIANA COSTA DE OLIVEIRA TOLEDO</text:p>
          </table:table-cell>
          <table:table-cell table:style-name="ce14" office:value-type="string" calcext:value-type="string">
            <text:p>56528177805</text:p>
          </table:table-cell>
          <table:table-cell table:formula="of:=INDEX([$Men.$A$1:$Men.$C$1048576];MATCH([.$B38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3416</text:p>
          </table:table-cell>
          <table:table-cell table:style-name="ce5" office:value-type="string" calcext:value-type="string">
            <text:p>RAFAEL COSTA DE OLIVEIRA TOLEDO</text:p>
          </table:table-cell>
          <table:table-cell table:style-name="ce14" office:value-type="string" calcext:value-type="string">
            <text:p>52229501828</text:p>
          </table:table-cell>
          <table:table-cell table:formula="of:=INDEX([$Men.$A$1:$Men.$C$1048576];MATCH([.$B38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3652</text:p>
          </table:table-cell>
          <table:table-cell table:style-name="ce5" office:value-type="string" calcext:value-type="string">
            <text:p>CARLOS EDUARDO MIORI</text:p>
          </table:table-cell>
          <table:table-cell table:style-name="ce14" office:value-type="string" calcext:value-type="string">
            <text:p>33905829835</text:p>
          </table:table-cell>
          <table:table-cell table:formula="of:=INDEX([$Men.$A$1:$Men.$C$1048576];MATCH([.$B38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3693</text:p>
          </table:table-cell>
          <table:table-cell table:style-name="ce5" office:value-type="string" calcext:value-type="string">
            <text:p>FERNANDO CLAUDINO ALVES</text:p>
          </table:table-cell>
          <table:table-cell table:style-name="ce14" office:value-type="string" calcext:value-type="string">
            <text:p>31883334802</text:p>
          </table:table-cell>
          <table:table-cell table:formula="of:=INDEX([$Men.$A$1:$Men.$C$1048576];MATCH([.$B38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3762</text:p>
          </table:table-cell>
          <table:table-cell table:style-name="ce5" office:value-type="string" calcext:value-type="string">
            <text:p>JOSE MARIA MELATTO BRASIL</text:p>
          </table:table-cell>
          <table:table-cell table:style-name="ce14" office:value-type="string" calcext:value-type="string">
            <text:p>03869219890</text:p>
          </table:table-cell>
          <table:table-cell table:formula="of:=INDEX([$Men.$A$1:$Men.$C$1048576];MATCH([.$B38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3856</text:p>
          </table:table-cell>
          <table:table-cell table:style-name="ce5" office:value-type="string" calcext:value-type="string">
            <text:p>JUAN CARLOS HERRERA</text:p>
          </table:table-cell>
          <table:table-cell table:style-name="ce14" office:value-type="string" calcext:value-type="string">
            <text:p>25868452852</text:p>
          </table:table-cell>
          <table:table-cell table:formula="of:=INDEX([$Men.$A$1:$Men.$C$1048576];MATCH([.$B38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4232</text:p>
          </table:table-cell>
          <table:table-cell table:style-name="ce5" office:value-type="string" calcext:value-type="string">
            <text:p>DANILO ALVES TEIXEIRA OLIVEIRA</text:p>
          </table:table-cell>
          <table:table-cell table:style-name="ce14" office:value-type="string" calcext:value-type="string">
            <text:p>34259610805</text:p>
          </table:table-cell>
          <table:table-cell table:formula="of:=INDEX([$Men.$A$1:$Men.$C$1048576];MATCH([.$B38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4562</text:p>
          </table:table-cell>
          <table:table-cell table:style-name="ce5" office:value-type="string" calcext:value-type="string">
            <text:p>MANUELLA LUISA ANTUNES</text:p>
          </table:table-cell>
          <table:table-cell table:style-name="ce14" office:value-type="string" calcext:value-type="string">
            <text:p>55560936871</text:p>
          </table:table-cell>
          <table:table-cell table:formula="of:=INDEX([$Men.$A$1:$Men.$C$1048576];MATCH([.$B38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5057</text:p>
          </table:table-cell>
          <table:table-cell table:style-name="ce5" office:value-type="string" calcext:value-type="string">
            <text:p>NILTON CESAR FONSECA</text:p>
          </table:table-cell>
          <table:table-cell table:style-name="ce14" office:value-type="string" calcext:value-type="string">
            <text:p>11544182864</text:p>
          </table:table-cell>
          <table:table-cell table:formula="of:=INDEX([$Men.$A$1:$Men.$C$1048576];MATCH([.$B38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5269</text:p>
          </table:table-cell>
          <table:table-cell table:style-name="ce5" office:value-type="string" calcext:value-type="string">
            <text:p>LORENZO BARREIROS RODRIGUES</text:p>
          </table:table-cell>
          <table:table-cell table:style-name="ce14" office:value-type="string" calcext:value-type="string">
            <text:p>58926465802</text:p>
          </table:table-cell>
          <table:table-cell table:formula="of:=INDEX([$Men.$A$1:$Men.$C$1048576];MATCH([.$B39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5472</text:p>
          </table:table-cell>
          <table:table-cell table:style-name="ce5" office:value-type="string" calcext:value-type="string">
            <text:p>CARLOS ROBERTO SANCHES</text:p>
          </table:table-cell>
          <table:table-cell table:style-name="ce14" office:value-type="string" calcext:value-type="string">
            <text:p>12344234802</text:p>
          </table:table-cell>
          <table:table-cell table:formula="of:=INDEX([$Men.$A$1:$Men.$C$1048576];MATCH([.$B39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5525</text:p>
          </table:table-cell>
          <table:table-cell table:style-name="ce5" office:value-type="string" calcext:value-type="string">
            <text:p>LEVI COSTA DE OLIVEIRA</text:p>
          </table:table-cell>
          <table:table-cell table:style-name="ce14" office:value-type="string" calcext:value-type="string">
            <text:p>50868830836</text:p>
          </table:table-cell>
          <table:table-cell table:formula="of:=INDEX([$Men.$A$1:$Men.$C$1048576];MATCH([.$B39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5525</text:p>
          </table:table-cell>
          <table:table-cell table:style-name="ce5" office:value-type="string" calcext:value-type="string">
            <text:p>WESLEY COSTA DA SILVA OLIVEIRA</text:p>
          </table:table-cell>
          <table:table-cell table:style-name="ce14" office:value-type="string" calcext:value-type="string">
            <text:p>06535578500</text:p>
          </table:table-cell>
          <table:table-cell table:formula="of:=INDEX([$Men.$A$1:$Men.$C$1048576];MATCH([.$B39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5599</text:p>
          </table:table-cell>
          <table:table-cell table:style-name="ce5" office:value-type="string" calcext:value-type="string">
            <text:p>JORGE BOIANI JUNIOR</text:p>
          </table:table-cell>
          <table:table-cell table:style-name="ce14" office:value-type="string" calcext:value-type="string">
            <text:p>16908834808</text:p>
          </table:table-cell>
          <table:table-cell table:formula="of:=INDEX([$Men.$A$1:$Men.$C$1048576];MATCH([.$B39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5635</text:p>
          </table:table-cell>
          <table:table-cell table:style-name="ce5" office:value-type="string" calcext:value-type="string">
            <text:p>LUIS ROBERTO ANTONIOLLI</text:p>
          </table:table-cell>
          <table:table-cell table:style-name="ce14" office:value-type="string" calcext:value-type="string">
            <text:p>05208474824</text:p>
          </table:table-cell>
          <table:table-cell table:formula="of:=INDEX([$Men.$A$1:$Men.$C$1048576];MATCH([.$B39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5643</text:p>
          </table:table-cell>
          <table:table-cell table:style-name="ce5" office:value-type="string" calcext:value-type="string">
            <text:p>VALENTIM MATHEUS</text:p>
          </table:table-cell>
          <table:table-cell table:style-name="ce14" office:value-type="string" calcext:value-type="string">
            <text:p>13960994842</text:p>
          </table:table-cell>
          <table:table-cell table:formula="of:=INDEX([$Men.$A$1:$Men.$C$1048576];MATCH([.$B39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5855</text:p>
          </table:table-cell>
          <table:table-cell table:style-name="ce5" office:value-type="string" calcext:value-type="string">
            <text:p>LOIS SILVEIRA MELLO LORENA</text:p>
          </table:table-cell>
          <table:table-cell table:style-name="ce14" office:value-type="string" calcext:value-type="string">
            <text:p>55661976801</text:p>
          </table:table-cell>
          <table:table-cell table:formula="of:=INDEX([$Men.$A$1:$Men.$C$1048576];MATCH([.$B39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5863</text:p>
          </table:table-cell>
          <table:table-cell table:style-name="ce5" office:value-type="string" calcext:value-type="string">
            <text:p>HELOISA FLORENTINO PRADO</text:p>
          </table:table-cell>
          <table:table-cell table:style-name="ce14" office:value-type="string" calcext:value-type="string">
            <text:p>51199081876</text:p>
          </table:table-cell>
          <table:table-cell table:formula="of:=INDEX([$Men.$A$1:$Men.$C$1048576];MATCH([.$B39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5863</text:p>
          </table:table-cell>
          <table:table-cell table:style-name="ce5" office:value-type="string" calcext:value-type="string">
            <text:p>LEANDRO APARECIDO PRADO</text:p>
          </table:table-cell>
          <table:table-cell table:style-name="ce14" office:value-type="string" calcext:value-type="string">
            <text:p>27868283840</text:p>
          </table:table-cell>
          <table:table-cell table:formula="of:=INDEX([$Men.$A$1:$Men.$C$1048576];MATCH([.$B39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6195</text:p>
          </table:table-cell>
          <table:table-cell table:style-name="ce5" office:value-type="string" calcext:value-type="string">
            <text:p>ADEMIR PAPETTI GOMES RODRIGUES</text:p>
          </table:table-cell>
          <table:table-cell table:style-name="ce14" office:value-type="string" calcext:value-type="string">
            <text:p>10584483821</text:p>
          </table:table-cell>
          <table:table-cell table:formula="of:=INDEX([$Men.$A$1:$Men.$C$1048576];MATCH([.$B40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6451</text:p>
          </table:table-cell>
          <table:table-cell table:style-name="ce5" office:value-type="string" calcext:value-type="string">
            <text:p>PEDRO LUIZ SEVERINO</text:p>
          </table:table-cell>
          <table:table-cell table:style-name="ce14" office:value-type="string" calcext:value-type="string">
            <text:p>13967869881</text:p>
          </table:table-cell>
          <table:table-cell table:formula="of:=INDEX([$Men.$A$1:$Men.$C$1048576];MATCH([.$B40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6529</text:p>
          </table:table-cell>
          <table:table-cell table:style-name="ce5" office:value-type="string" calcext:value-type="string">
            <text:p>IGOR BENEDITO DOS SANTOS</text:p>
          </table:table-cell>
          <table:table-cell table:style-name="ce14" office:value-type="string" calcext:value-type="string">
            <text:p>49372365807</text:p>
          </table:table-cell>
          <table:table-cell table:formula="of:=INDEX([$Men.$A$1:$Men.$C$1048576];MATCH([.$B40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6529</text:p>
          </table:table-cell>
          <table:table-cell table:style-name="ce5" office:value-type="string" calcext:value-type="string">
            <text:p>JOSEMIR TADEU BENEDITO DOS SANTOS</text:p>
          </table:table-cell>
          <table:table-cell table:style-name="ce14" office:value-type="string" calcext:value-type="string">
            <text:p>06730288876</text:p>
          </table:table-cell>
          <table:table-cell table:formula="of:=INDEX([$Men.$A$1:$Men.$C$1048576];MATCH([.$B40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7117</text:p>
          </table:table-cell>
          <table:table-cell table:style-name="ce5" office:value-type="string" calcext:value-type="string">
            <text:p>EDUARDO ANTONIO DA CUNHA</text:p>
          </table:table-cell>
          <table:table-cell table:style-name="ce14" office:value-type="string" calcext:value-type="string">
            <text:p>00212215884</text:p>
          </table:table-cell>
          <table:table-cell table:formula="of:=INDEX([$Men.$A$1:$Men.$C$1048576];MATCH([.$B40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7251</text:p>
          </table:table-cell>
          <table:table-cell table:style-name="ce5" office:value-type="string" calcext:value-type="string">
            <text:p>ODAIR STOCO</text:p>
          </table:table-cell>
          <table:table-cell table:style-name="ce14" office:value-type="string" calcext:value-type="string">
            <text:p>01594956871</text:p>
          </table:table-cell>
          <table:table-cell table:formula="of:=INDEX([$Men.$A$1:$Men.$C$1048576];MATCH([.$B40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8308</text:p>
          </table:table-cell>
          <table:table-cell table:style-name="ce5" office:value-type="string" calcext:value-type="string">
            <text:p>BRUNO ALEGRETTI</text:p>
          </table:table-cell>
          <table:table-cell table:style-name="ce14" office:value-type="string" calcext:value-type="string">
            <text:p>26864412830</text:p>
          </table:table-cell>
          <table:table-cell table:formula="of:=INDEX([$Men.$A$1:$Men.$C$1048576];MATCH([.$B40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8308</text:p>
          </table:table-cell>
          <table:table-cell table:style-name="ce5" office:value-type="string" calcext:value-type="string">
            <text:p>DAVI TERAOKA ALEGRETTI</text:p>
          </table:table-cell>
          <table:table-cell table:style-name="ce14" office:value-type="string" calcext:value-type="string">
            <text:p>51945097825</text:p>
          </table:table-cell>
          <table:table-cell table:formula="of:=INDEX([$Men.$A$1:$Men.$C$1048576];MATCH([.$B40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8308</text:p>
          </table:table-cell>
          <table:table-cell table:style-name="ce5" office:value-type="string" calcext:value-type="string">
            <text:p>MATHEUS TERAOKA ALEGRETTI</text:p>
          </table:table-cell>
          <table:table-cell table:style-name="ce14" office:value-type="string" calcext:value-type="string">
            <text:p>51945035803</text:p>
          </table:table-cell>
          <table:table-cell table:formula="of:=INDEX([$Men.$A$1:$Men.$C$1048576];MATCH([.$B40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8398</text:p>
          </table:table-cell>
          <table:table-cell table:style-name="ce5" office:value-type="string" calcext:value-type="string">
            <text:p>MARIA ANTONIA CAMPOS COSTA</text:p>
          </table:table-cell>
          <table:table-cell table:style-name="ce14" office:value-type="string" calcext:value-type="string">
            <text:p>27956854857</text:p>
          </table:table-cell>
          <table:table-cell table:formula="of:=INDEX([$Men.$A$1:$Men.$C$1048576];MATCH([.$B40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8401</text:p>
          </table:table-cell>
          <table:table-cell table:style-name="ce5" office:value-type="string" calcext:value-type="string">
            <text:p>THAIS APARECIDA TEIXEIRA STOCCO</text:p>
          </table:table-cell>
          <table:table-cell table:style-name="ce14" office:value-type="string" calcext:value-type="string">
            <text:p>35965159803</text:p>
          </table:table-cell>
          <table:table-cell table:formula="of:=INDEX([$Men.$A$1:$Men.$C$1048576];MATCH([.$B41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9063</text:p>
          </table:table-cell>
          <table:table-cell table:style-name="ce5" office:value-type="string" calcext:value-type="string">
            <text:p>HELENA NEGRI FONTABELLI</text:p>
          </table:table-cell>
          <table:table-cell table:style-name="ce14" office:value-type="string" calcext:value-type="string">
            <text:p>58731485898</text:p>
          </table:table-cell>
          <table:table-cell table:formula="of:=INDEX([$Men.$A$1:$Men.$C$1048576];MATCH([.$B41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9063</text:p>
          </table:table-cell>
          <table:table-cell table:style-name="ce5" office:value-type="string" calcext:value-type="string">
            <text:p>VICTOR FONTABELLI</text:p>
          </table:table-cell>
          <table:table-cell table:style-name="ce14" office:value-type="string" calcext:value-type="string">
            <text:p>22376277892</text:p>
          </table:table-cell>
          <table:table-cell table:formula="of:=INDEX([$Men.$A$1:$Men.$C$1048576];MATCH([.$B41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9218</text:p>
          </table:table-cell>
          <table:table-cell table:style-name="ce5" office:value-type="string" calcext:value-type="string">
            <text:p>ALICE LOPES HONORIO</text:p>
          </table:table-cell>
          <table:table-cell table:style-name="ce14" office:value-type="string" calcext:value-type="string">
            <text:p>56438347825</text:p>
          </table:table-cell>
          <table:table-cell table:formula="of:=INDEX([$Men.$A$1:$Men.$C$1048576];MATCH([.$B41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9218</text:p>
          </table:table-cell>
          <table:table-cell table:style-name="ce5" office:value-type="string" calcext:value-type="string">
            <text:p>LUCAS ADEMIR BANDORIA HONORIO</text:p>
          </table:table-cell>
          <table:table-cell table:style-name="ce14" office:value-type="string" calcext:value-type="string">
            <text:p>30528392840</text:p>
          </table:table-cell>
          <table:table-cell table:formula="of:=INDEX([$Men.$A$1:$Men.$C$1048576];MATCH([.$B41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9303</text:p>
          </table:table-cell>
          <table:table-cell table:style-name="ce5" office:value-type="string" calcext:value-type="string">
            <text:p>DEYVID WILLIANS VITTI</text:p>
          </table:table-cell>
          <table:table-cell table:style-name="ce14" office:value-type="string" calcext:value-type="string">
            <text:p>33742127861</text:p>
          </table:table-cell>
          <table:table-cell table:formula="of:=INDEX([$Men.$A$1:$Men.$C$1048576];MATCH([.$B41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9303</text:p>
          </table:table-cell>
          <table:table-cell table:style-name="ce5" office:value-type="string" calcext:value-type="string">
            <text:p>HELENA LOPES VITTI</text:p>
          </table:table-cell>
          <table:table-cell table:style-name="ce14" office:value-type="string" calcext:value-type="string">
            <text:p>58737492802</text:p>
          </table:table-cell>
          <table:table-cell table:formula="of:=INDEX([$Men.$A$1:$Men.$C$1048576];MATCH([.$B41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9328</text:p>
          </table:table-cell>
          <table:table-cell table:style-name="ce5" office:value-type="string" calcext:value-type="string">
            <text:p>MARCOS CESAR COSTA</text:p>
          </table:table-cell>
          <table:table-cell table:style-name="ce14" office:value-type="string" calcext:value-type="string">
            <text:p>03755229803</text:p>
          </table:table-cell>
          <table:table-cell table:formula="of:=INDEX([$Men.$A$1:$Men.$C$1048576];MATCH([.$B41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9572</text:p>
          </table:table-cell>
          <table:table-cell table:style-name="ce5" office:value-type="string" calcext:value-type="string">
            <text:p>JAMES HORN CABRAL VEIGA</text:p>
          </table:table-cell>
          <table:table-cell table:style-name="ce14" office:value-type="string" calcext:value-type="string">
            <text:p>20860145468</text:p>
          </table:table-cell>
          <table:table-cell table:formula="of:=INDEX([$Men.$A$1:$Men.$C$1048576];MATCH([.$B41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9633</text:p>
          </table:table-cell>
          <table:table-cell table:style-name="ce5" office:value-type="string" calcext:value-type="string">
            <text:p>EDNILSON DE ARAUJO</text:p>
          </table:table-cell>
          <table:table-cell table:style-name="ce14" office:value-type="string" calcext:value-type="string">
            <text:p>17152825823</text:p>
          </table:table-cell>
          <table:table-cell table:formula="of:=INDEX([$Men.$A$1:$Men.$C$1048576];MATCH([.$B41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199894</text:p>
          </table:table-cell>
          <table:table-cell table:style-name="ce5" office:value-type="string" calcext:value-type="string">
            <text:p>EDUARDO YUKIO ITO</text:p>
          </table:table-cell>
          <table:table-cell table:style-name="ce14" office:value-type="string" calcext:value-type="string">
            <text:p>04496751810</text:p>
          </table:table-cell>
          <table:table-cell table:formula="of:=INDEX([$Men.$A$1:$Men.$C$1048576];MATCH([.$B42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0000</text:p>
          </table:table-cell>
          <table:table-cell table:style-name="ce5" office:value-type="string" calcext:value-type="string">
            <text:p>EDUARDO PNIEWSKI</text:p>
          </table:table-cell>
          <table:table-cell table:style-name="ce14" office:value-type="string" calcext:value-type="string">
            <text:p>07748587884</text:p>
          </table:table-cell>
          <table:table-cell table:formula="of:=INDEX([$Men.$A$1:$Men.$C$1048576];MATCH([.$B42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0115</text:p>
          </table:table-cell>
          <table:table-cell table:style-name="ce5" office:value-type="string" calcext:value-type="string">
            <text:p>MARIA ELOISA SOUZA GAIAD</text:p>
          </table:table-cell>
          <table:table-cell table:style-name="ce14" office:value-type="string" calcext:value-type="string">
            <text:p>53055923804</text:p>
          </table:table-cell>
          <table:table-cell table:formula="of:=INDEX([$Men.$A$1:$Men.$C$1048576];MATCH([.$B42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0174</text:p>
          </table:table-cell>
          <table:table-cell table:style-name="ce5" office:value-type="string" calcext:value-type="string">
            <text:p>ALISTON MOCHA DE SOUZA</text:p>
          </table:table-cell>
          <table:table-cell table:style-name="ce14" office:value-type="string" calcext:value-type="string">
            <text:p>44180246899</text:p>
          </table:table-cell>
          <table:table-cell table:formula="of:=INDEX([$Men.$A$1:$Men.$C$1048576];MATCH([.$B42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0174</text:p>
          </table:table-cell>
          <table:table-cell table:style-name="ce5" office:value-type="string" calcext:value-type="string">
            <text:p>EMILLY ALLANA BORTOLIN DE SOUZA</text:p>
          </table:table-cell>
          <table:table-cell table:style-name="ce14" office:value-type="string" calcext:value-type="string">
            <text:p>61092465812</text:p>
          </table:table-cell>
          <table:table-cell table:formula="of:=INDEX([$Men.$A$1:$Men.$C$1048576];MATCH([.$B42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0255</text:p>
          </table:table-cell>
          <table:table-cell table:style-name="ce5" office:value-type="string" calcext:value-type="string">
            <text:p>MARTINA TANCREDO PENATTI</text:p>
          </table:table-cell>
          <table:table-cell table:style-name="ce14" office:value-type="string" calcext:value-type="string">
            <text:p>56394441856</text:p>
          </table:table-cell>
          <table:table-cell table:formula="of:=INDEX([$Men.$A$1:$Men.$C$1048576];MATCH([.$B42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0409</text:p>
          </table:table-cell>
          <table:table-cell table:style-name="ce5" office:value-type="string" calcext:value-type="string">
            <text:p>JOAO GUILHERME DE SOUZA CANETTO</text:p>
          </table:table-cell>
          <table:table-cell table:style-name="ce14" office:value-type="string" calcext:value-type="string">
            <text:p>54840666890</text:p>
          </table:table-cell>
          <table:table-cell table:formula="of:=INDEX([$Men.$A$1:$Men.$C$1048576];MATCH([.$B42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0409</text:p>
          </table:table-cell>
          <table:table-cell table:style-name="ce5" office:value-type="string" calcext:value-type="string">
            <text:p>LIVIA DE SOUZA CANETTO</text:p>
          </table:table-cell>
          <table:table-cell table:style-name="ce14" office:value-type="string" calcext:value-type="string">
            <text:p>50777480808</text:p>
          </table:table-cell>
          <table:table-cell table:formula="of:=INDEX([$Men.$A$1:$Men.$C$1048576];MATCH([.$B42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0581</text:p>
          </table:table-cell>
          <table:table-cell table:style-name="ce5" office:value-type="string" calcext:value-type="string">
            <text:p>GISELE DOS SANTOS AMORIM PRESOTTO</text:p>
          </table:table-cell>
          <table:table-cell table:style-name="ce14" office:value-type="string" calcext:value-type="string">
            <text:p>00272703605</text:p>
          </table:table-cell>
          <table:table-cell table:formula="of:=INDEX([$Men.$A$1:$Men.$C$1048576];MATCH([.$B42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1308</text:p>
          </table:table-cell>
          <table:table-cell table:style-name="ce5" office:value-type="string" calcext:value-type="string">
            <text:p>PEDRO RODRIGUES DINIZ</text:p>
          </table:table-cell>
          <table:table-cell table:style-name="ce14" office:value-type="string" calcext:value-type="string">
            <text:p>06285810842</text:p>
          </table:table-cell>
          <table:table-cell table:formula="of:=INDEX([$Men.$A$1:$Men.$C$1048576];MATCH([.$B42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1715</text:p>
          </table:table-cell>
          <table:table-cell table:style-name="ce5" office:value-type="string" calcext:value-type="string">
            <text:p>BENICIO FUZATTO PENHA</text:p>
          </table:table-cell>
          <table:table-cell table:style-name="ce14" office:value-type="string" calcext:value-type="string">
            <text:p>53521414892</text:p>
          </table:table-cell>
          <table:table-cell table:formula="of:=INDEX([$Men.$A$1:$Men.$C$1048576];MATCH([.$B43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1715</text:p>
          </table:table-cell>
          <table:table-cell table:style-name="ce5" office:value-type="string" calcext:value-type="string">
            <text:p>FABRICIO CARLOS JARDINA PENHA</text:p>
          </table:table-cell>
          <table:table-cell table:style-name="ce14" office:value-type="string" calcext:value-type="string">
            <text:p>21580255817</text:p>
          </table:table-cell>
          <table:table-cell table:formula="of:=INDEX([$Men.$A$1:$Men.$C$1048576];MATCH([.$B43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1804</text:p>
          </table:table-cell>
          <table:table-cell table:style-name="ce5" office:value-type="string" calcext:value-type="string">
            <text:p>JOAO APARECIDO MANTUAN</text:p>
          </table:table-cell>
          <table:table-cell table:style-name="ce14" office:value-type="string" calcext:value-type="string">
            <text:p>04401002830</text:p>
          </table:table-cell>
          <table:table-cell table:formula="of:=INDEX([$Men.$A$1:$Men.$C$1048576];MATCH([.$B43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2304</text:p>
          </table:table-cell>
          <table:table-cell table:style-name="ce5" office:value-type="string" calcext:value-type="string">
            <text:p>JOSE ANTONIO PEREIRA CASA NOVA</text:p>
          </table:table-cell>
          <table:table-cell table:style-name="ce14" office:value-type="string" calcext:value-type="string">
            <text:p>04835745892</text:p>
          </table:table-cell>
          <table:table-cell table:formula="of:=INDEX([$Men.$A$1:$Men.$C$1048576];MATCH([.$B43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2401</text:p>
          </table:table-cell>
          <table:table-cell table:style-name="ce5" office:value-type="string" calcext:value-type="string">
            <text:p>GEOVANA CASTILHO ABE DE MEDEIROS BARBOSA</text:p>
          </table:table-cell>
          <table:table-cell table:style-name="ce14" office:value-type="string" calcext:value-type="string">
            <text:p>45326951800</text:p>
          </table:table-cell>
          <table:table-cell table:formula="of:=INDEX([$Men.$A$1:$Men.$C$1048576];MATCH([.$B43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2452</text:p>
          </table:table-cell>
          <table:table-cell table:style-name="ce5" office:value-type="string" calcext:value-type="string">
            <text:p>CLEITON BIANCHINI</text:p>
          </table:table-cell>
          <table:table-cell table:style-name="ce14" office:value-type="string" calcext:value-type="string">
            <text:p>03642299180</text:p>
          </table:table-cell>
          <table:table-cell table:formula="of:=INDEX([$Men.$A$1:$Men.$C$1048576];MATCH([.$B43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2487</text:p>
          </table:table-cell>
          <table:table-cell table:style-name="ce5" office:value-type="string" calcext:value-type="string">
            <text:p>AUGUSTO ROBERTO STOCCO DE SANTANA</text:p>
          </table:table-cell>
          <table:table-cell table:style-name="ce14" office:value-type="string" calcext:value-type="string">
            <text:p>54509829841</text:p>
          </table:table-cell>
          <table:table-cell table:formula="of:=INDEX([$Men.$A$1:$Men.$C$1048576];MATCH([.$B43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2487</text:p>
          </table:table-cell>
          <table:table-cell table:style-name="ce5" office:value-type="string" calcext:value-type="string">
            <text:p>CAMILA MARIA STOCCO DE SANTANA</text:p>
          </table:table-cell>
          <table:table-cell table:style-name="ce14" office:value-type="string" calcext:value-type="string">
            <text:p>60819269824</text:p>
          </table:table-cell>
          <table:table-cell table:formula="of:=INDEX([$Men.$A$1:$Men.$C$1048576];MATCH([.$B43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2738</text:p>
          </table:table-cell>
          <table:table-cell table:style-name="ce5" office:value-type="string" calcext:value-type="string">
            <text:p>ROGERIO BALBINO DA SILVA</text:p>
          </table:table-cell>
          <table:table-cell table:style-name="ce14" office:value-type="string" calcext:value-type="string">
            <text:p>28687621825</text:p>
          </table:table-cell>
          <table:table-cell table:formula="of:=INDEX([$Men.$A$1:$Men.$C$1048576];MATCH([.$B43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2762</text:p>
          </table:table-cell>
          <table:table-cell table:style-name="ce5" office:value-type="string" calcext:value-type="string">
            <text:p>EDSON FERNANDO VELLO</text:p>
          </table:table-cell>
          <table:table-cell table:style-name="ce14" office:value-type="string" calcext:value-type="string">
            <text:p>09595642843</text:p>
          </table:table-cell>
          <table:table-cell table:formula="of:=INDEX([$Men.$A$1:$Men.$C$1048576];MATCH([.$B43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3009</text:p>
          </table:table-cell>
          <table:table-cell table:style-name="ce5" office:value-type="string" calcext:value-type="string">
            <text:p>JOSE LUIZ MARTIM</text:p>
          </table:table-cell>
          <table:table-cell table:style-name="ce14" office:value-type="string" calcext:value-type="string">
            <text:p>10635052830</text:p>
          </table:table-cell>
          <table:table-cell table:formula="of:=INDEX([$Men.$A$1:$Men.$C$1048576];MATCH([.$B44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3084</text:p>
          </table:table-cell>
          <table:table-cell table:style-name="ce5" office:value-type="string" calcext:value-type="string">
            <text:p>ADABE DA SILVA MAIA</text:p>
          </table:table-cell>
          <table:table-cell table:style-name="ce14" office:value-type="string" calcext:value-type="string">
            <text:p>38867445820</text:p>
          </table:table-cell>
          <table:table-cell table:formula="of:=INDEX([$Men.$A$1:$Men.$C$1048576];MATCH([.$B44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3084</text:p>
          </table:table-cell>
          <table:table-cell table:style-name="ce5" office:value-type="string" calcext:value-type="string">
            <text:p>EMILY BERNARDO MAIA</text:p>
          </table:table-cell>
          <table:table-cell table:style-name="ce14" office:value-type="string" calcext:value-type="string">
            <text:p>46260594810</text:p>
          </table:table-cell>
          <table:table-cell table:formula="of:=INDEX([$Men.$A$1:$Men.$C$1048576];MATCH([.$B44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3084</text:p>
          </table:table-cell>
          <table:table-cell table:style-name="ce5" office:value-type="string" calcext:value-type="string">
            <text:p>GABRIELY BERNARDO MAIA</text:p>
          </table:table-cell>
          <table:table-cell table:style-name="ce14" office:value-type="string" calcext:value-type="string">
            <text:p>52517654875</text:p>
          </table:table-cell>
          <table:table-cell table:formula="of:=INDEX([$Men.$A$1:$Men.$C$1048576];MATCH([.$B44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3130</text:p>
          </table:table-cell>
          <table:table-cell table:style-name="ce5" office:value-type="string" calcext:value-type="string">
            <text:p>RENATO DA SILVA CAMPOS</text:p>
          </table:table-cell>
          <table:table-cell table:style-name="ce14" office:value-type="string" calcext:value-type="string">
            <text:p>26819741863</text:p>
          </table:table-cell>
          <table:table-cell table:formula="of:=INDEX([$Men.$A$1:$Men.$C$1048576];MATCH([.$B44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3726</text:p>
          </table:table-cell>
          <table:table-cell table:style-name="ce5" office:value-type="string" calcext:value-type="string">
            <text:p>ALINE MARIA CORRER JOLY</text:p>
          </table:table-cell>
          <table:table-cell table:style-name="ce14" office:value-type="string" calcext:value-type="string">
            <text:p>30477584845</text:p>
          </table:table-cell>
          <table:table-cell table:formula="of:=INDEX([$Men.$A$1:$Men.$C$1048576];MATCH([.$B44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3726</text:p>
          </table:table-cell>
          <table:table-cell table:style-name="ce5" office:value-type="string" calcext:value-type="string">
            <text:p>JOAO PAULO JOLY</text:p>
          </table:table-cell>
          <table:table-cell table:style-name="ce14" office:value-type="string" calcext:value-type="string">
            <text:p>49881632889</text:p>
          </table:table-cell>
          <table:table-cell table:formula="of:=INDEX([$Men.$A$1:$Men.$C$1048576];MATCH([.$B44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3947</text:p>
          </table:table-cell>
          <table:table-cell table:style-name="ce5" office:value-type="string" calcext:value-type="string">
            <text:p>RODRIGO CESAR CARPIM</text:p>
          </table:table-cell>
          <table:table-cell table:style-name="ce14" office:value-type="string" calcext:value-type="string">
            <text:p>29601942840</text:p>
          </table:table-cell>
          <table:table-cell table:formula="of:=INDEX([$Men.$A$1:$Men.$C$1048576];MATCH([.$B44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4072</text:p>
          </table:table-cell>
          <table:table-cell table:style-name="ce5" office:value-type="string" calcext:value-type="string">
            <text:p>ISIS ROVEROTTO BARELLA</text:p>
          </table:table-cell>
          <table:table-cell table:style-name="ce14" office:value-type="string" calcext:value-type="string">
            <text:p>55097396812</text:p>
          </table:table-cell>
          <table:table-cell table:formula="of:=INDEX([$Men.$A$1:$Men.$C$1048576];MATCH([.$B44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4072</text:p>
          </table:table-cell>
          <table:table-cell table:style-name="ce5" office:value-type="string" calcext:value-type="string">
            <text:p>MARCELO GAMBARO BARELLA</text:p>
          </table:table-cell>
          <table:table-cell table:style-name="ce14" office:value-type="string" calcext:value-type="string">
            <text:p>22504376880</text:p>
          </table:table-cell>
          <table:table-cell table:formula="of:=INDEX([$Men.$A$1:$Men.$C$1048576];MATCH([.$B44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4552</text:p>
          </table:table-cell>
          <table:table-cell table:style-name="ce5" office:value-type="string" calcext:value-type="string">
            <text:p>LUIS ORLANDO CARNEIRO PERFETTI</text:p>
          </table:table-cell>
          <table:table-cell table:style-name="ce14" office:value-type="string" calcext:value-type="string">
            <text:p>06075944893</text:p>
          </table:table-cell>
          <table:table-cell table:formula="of:=INDEX([$Men.$A$1:$Men.$C$1048576];MATCH([.$B45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4803</text:p>
          </table:table-cell>
          <table:table-cell table:style-name="ce5" office:value-type="string" calcext:value-type="string">
            <text:p>ANDRE LUIS CANALE</text:p>
          </table:table-cell>
          <table:table-cell table:style-name="ce14" office:value-type="string" calcext:value-type="string">
            <text:p>28326179809</text:p>
          </table:table-cell>
          <table:table-cell table:formula="of:=INDEX([$Men.$A$1:$Men.$C$1048576];MATCH([.$B45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4803</text:p>
          </table:table-cell>
          <table:table-cell table:style-name="ce5" office:value-type="string" calcext:value-type="string">
            <text:p>HENRIQUE GUSTAVO CANALE</text:p>
          </table:table-cell>
          <table:table-cell table:style-name="ce14" office:value-type="string" calcext:value-type="string">
            <text:p>50422209848</text:p>
          </table:table-cell>
          <table:table-cell table:formula="of:=INDEX([$Men.$A$1:$Men.$C$1048576];MATCH([.$B45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4900</text:p>
          </table:table-cell>
          <table:table-cell table:style-name="ce5" office:value-type="string" calcext:value-type="string">
            <text:p>LAIS DE MORAES SCHIAVINATO</text:p>
          </table:table-cell>
          <table:table-cell table:style-name="ce14" office:value-type="string" calcext:value-type="string">
            <text:p>54534833857</text:p>
          </table:table-cell>
          <table:table-cell table:formula="of:=INDEX([$Men.$A$1:$Men.$C$1048576];MATCH([.$B45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6628</text:p>
          </table:table-cell>
          <table:table-cell table:style-name="ce5" office:value-type="string" calcext:value-type="string">
            <text:p>CRISTIANO FERRER VERA</text:p>
          </table:table-cell>
          <table:table-cell table:style-name="ce14" office:value-type="string" calcext:value-type="string">
            <text:p>15164541890</text:p>
          </table:table-cell>
          <table:table-cell table:formula="of:=INDEX([$Men.$A$1:$Men.$C$1048576];MATCH([.$B45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6695</text:p>
          </table:table-cell>
          <table:table-cell table:style-name="ce5" office:value-type="string" calcext:value-type="string">
            <text:p>ALDEIR SANTA ROSA</text:p>
          </table:table-cell>
          <table:table-cell table:style-name="ce14" office:value-type="string" calcext:value-type="string">
            <text:p>88791874653</text:p>
          </table:table-cell>
          <table:table-cell table:formula="of:=INDEX([$Men.$A$1:$Men.$C$1048576];MATCH([.$B45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6695</text:p>
          </table:table-cell>
          <table:table-cell table:style-name="ce5" office:value-type="string" calcext:value-type="string">
            <text:p>MARIANA SANTA ROSA</text:p>
          </table:table-cell>
          <table:table-cell table:style-name="ce14" office:value-type="string" calcext:value-type="string">
            <text:p>42421394899</text:p>
          </table:table-cell>
          <table:table-cell table:formula="of:=INDEX([$Men.$A$1:$Men.$C$1048576];MATCH([.$B45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6903</text:p>
          </table:table-cell>
          <table:table-cell table:style-name="ce5" office:value-type="string" calcext:value-type="string">
            <text:p>FELIPE ALEXANDRE OSTROVSKY LORENTI</text:p>
          </table:table-cell>
          <table:table-cell table:style-name="ce14" office:value-type="string" calcext:value-type="string">
            <text:p>51415753814</text:p>
          </table:table-cell>
          <table:table-cell table:formula="of:=INDEX([$Men.$A$1:$Men.$C$1048576];MATCH([.$B45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6903</text:p>
          </table:table-cell>
          <table:table-cell table:style-name="ce5" office:value-type="string" calcext:value-type="string">
            <text:p>FERNANDA CAETANO LORENTI DE REZENDE</text:p>
          </table:table-cell>
          <table:table-cell table:style-name="ce14" office:value-type="string" calcext:value-type="string">
            <text:p>33318291889</text:p>
          </table:table-cell>
          <table:table-cell table:formula="of:=INDEX([$Men.$A$1:$Men.$C$1048576];MATCH([.$B45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6903</text:p>
          </table:table-cell>
          <table:table-cell table:style-name="ce5" office:value-type="string" calcext:value-type="string">
            <text:p>GUILHERME OSTROVSKY LORENTI</text:p>
          </table:table-cell>
          <table:table-cell table:style-name="ce14" office:value-type="string" calcext:value-type="string">
            <text:p>58041420893</text:p>
          </table:table-cell>
          <table:table-cell table:formula="of:=INDEX([$Men.$A$1:$Men.$C$1048576];MATCH([.$B45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6903</text:p>
          </table:table-cell>
          <table:table-cell table:style-name="ce5" office:value-type="string" calcext:value-type="string">
            <text:p>NOAH OSTROVSKY LORENTI DE REZENDE</text:p>
          </table:table-cell>
          <table:table-cell table:style-name="ce14" office:value-type="string" calcext:value-type="string">
            <text:p>60819195871</text:p>
          </table:table-cell>
          <table:table-cell table:formula="of:=INDEX([$Men.$A$1:$Men.$C$1048576];MATCH([.$B46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6903</text:p>
          </table:table-cell>
          <table:table-cell table:style-name="ce5" office:value-type="string" calcext:value-type="string">
            <text:p>RAFAEL OSTROVSKY LORENTI DE REZENDE</text:p>
          </table:table-cell>
          <table:table-cell table:style-name="ce14" office:value-type="string" calcext:value-type="string">
            <text:p>54640226861</text:p>
          </table:table-cell>
          <table:table-cell table:formula="of:=INDEX([$Men.$A$1:$Men.$C$1048576];MATCH([.$B46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7284</text:p>
          </table:table-cell>
          <table:table-cell table:style-name="ce5" office:value-type="string" calcext:value-type="string">
            <text:p>RENATO JOSE CASAGRANDE</text:p>
          </table:table-cell>
          <table:table-cell table:style-name="ce14" office:value-type="string" calcext:value-type="string">
            <text:p>06765093800</text:p>
          </table:table-cell>
          <table:table-cell table:formula="of:=INDEX([$Men.$A$1:$Men.$C$1048576];MATCH([.$B46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7519</text:p>
          </table:table-cell>
          <table:table-cell table:style-name="ce5" office:value-type="string" calcext:value-type="string">
            <text:p>CARLOS APARECIDO TOBALDINI</text:p>
          </table:table-cell>
          <table:table-cell table:style-name="ce14" office:value-type="string" calcext:value-type="string">
            <text:p>16068195856</text:p>
          </table:table-cell>
          <table:table-cell table:formula="of:=INDEX([$Men.$A$1:$Men.$C$1048576];MATCH([.$B46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7721</text:p>
          </table:table-cell>
          <table:table-cell table:style-name="ce5" office:value-type="string" calcext:value-type="string">
            <text:p>ROGERIO DA COSTA LIMA</text:p>
          </table:table-cell>
          <table:table-cell table:style-name="ce14" office:value-type="string" calcext:value-type="string">
            <text:p>06771031829</text:p>
          </table:table-cell>
          <table:table-cell table:formula="of:=INDEX([$Men.$A$1:$Men.$C$1048576];MATCH([.$B46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8272</text:p>
          </table:table-cell>
          <table:table-cell table:style-name="ce5" office:value-type="string" calcext:value-type="string">
            <text:p>LUCIANA LUCENA SANTOS ESPINEIRA</text:p>
          </table:table-cell>
          <table:table-cell table:style-name="ce14" office:value-type="string" calcext:value-type="string">
            <text:p>27729344890</text:p>
          </table:table-cell>
          <table:table-cell table:formula="of:=INDEX([$Men.$A$1:$Men.$C$1048576];MATCH([.$B46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8949</text:p>
          </table:table-cell>
          <table:table-cell table:style-name="ce5" office:value-type="string" calcext:value-type="string">
            <text:p>DARCILINO ESTEVAM DE SOUZA</text:p>
          </table:table-cell>
          <table:table-cell table:style-name="ce14" office:value-type="string" calcext:value-type="string">
            <text:p>77071670668</text:p>
          </table:table-cell>
          <table:table-cell table:formula="of:=INDEX([$Men.$A$1:$Men.$C$1048576];MATCH([.$B46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9244</text:p>
          </table:table-cell>
          <table:table-cell table:style-name="ce5" office:value-type="string" calcext:value-type="string">
            <text:p>OLIVIA DE ALMEIDA E OLIVEIRA</text:p>
          </table:table-cell>
          <table:table-cell table:style-name="ce14" office:value-type="string" calcext:value-type="string">
            <text:p>55682795865</text:p>
          </table:table-cell>
          <table:table-cell table:formula="of:=INDEX([$Men.$A$1:$Men.$C$1048576];MATCH([.$B46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9538</text:p>
          </table:table-cell>
          <table:table-cell table:style-name="ce5" office:value-type="string" calcext:value-type="string">
            <text:p>CARLOS ROBERTO DE OLIVEIRA</text:p>
          </table:table-cell>
          <table:table-cell table:style-name="ce14" office:value-type="string" calcext:value-type="string">
            <text:p>28774731807</text:p>
          </table:table-cell>
          <table:table-cell table:formula="of:=INDEX([$Men.$A$1:$Men.$C$1048576];MATCH([.$B46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9538</text:p>
          </table:table-cell>
          <table:table-cell table:style-name="ce5" office:value-type="string" calcext:value-type="string">
            <text:p>JOAO VITOR ALBINO DE OLIVEIRA</text:p>
          </table:table-cell>
          <table:table-cell table:style-name="ce14" office:value-type="string" calcext:value-type="string">
            <text:p>52946313859</text:p>
          </table:table-cell>
          <table:table-cell table:formula="of:=INDEX([$Men.$A$1:$Men.$C$1048576];MATCH([.$B46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9600</text:p>
          </table:table-cell>
          <table:table-cell table:style-name="ce5" office:value-type="string" calcext:value-type="string">
            <text:p>JOAO LUCAS DA CRUZ PEREIRA</text:p>
          </table:table-cell>
          <table:table-cell table:style-name="ce14" office:value-type="string" calcext:value-type="string">
            <text:p>55525824892</text:p>
          </table:table-cell>
          <table:table-cell table:formula="of:=INDEX([$Men.$A$1:$Men.$C$1048576];MATCH([.$B47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9600</text:p>
          </table:table-cell>
          <table:table-cell table:style-name="ce5" office:value-type="string" calcext:value-type="string">
            <text:p>NILSON RAIMUNDO PEREIRA</text:p>
          </table:table-cell>
          <table:table-cell table:style-name="ce14" office:value-type="string" calcext:value-type="string">
            <text:p>27890474806</text:p>
          </table:table-cell>
          <table:table-cell table:formula="of:=INDEX([$Men.$A$1:$Men.$C$1048576];MATCH([.$B47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09813</text:p>
          </table:table-cell>
          <table:table-cell table:style-name="ce5" office:value-type="string" calcext:value-type="string">
            <text:p>LUCIA CRISTINA FRANCA</text:p>
          </table:table-cell>
          <table:table-cell table:style-name="ce14" office:value-type="string" calcext:value-type="string">
            <text:p>12339760879</text:p>
          </table:table-cell>
          <table:table-cell table:formula="of:=INDEX([$Men.$A$1:$Men.$C$1048576];MATCH([.$B47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0315</text:p>
          </table:table-cell>
          <table:table-cell table:style-name="ce5" office:value-type="string" calcext:value-type="string">
            <text:p>PEDRO LUIS DE MELO</text:p>
          </table:table-cell>
          <table:table-cell table:style-name="ce14" office:value-type="string" calcext:value-type="string">
            <text:p>17576034840</text:p>
          </table:table-cell>
          <table:table-cell table:formula="of:=INDEX([$Men.$A$1:$Men.$C$1048576];MATCH([.$B47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0331</text:p>
          </table:table-cell>
          <table:table-cell table:style-name="ce5" office:value-type="string" calcext:value-type="string">
            <text:p>ALESSANDRO BASSINELLO</text:p>
          </table:table-cell>
          <table:table-cell table:style-name="ce14" office:value-type="string" calcext:value-type="string">
            <text:p>17765817841</text:p>
          </table:table-cell>
          <table:table-cell table:formula="of:=INDEX([$Men.$A$1:$Men.$C$1048576];MATCH([.$B47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0595</text:p>
          </table:table-cell>
          <table:table-cell table:style-name="ce5" office:value-type="string" calcext:value-type="string">
            <text:p>PEDRO HENRIQUE ALVES OLIVEIRA</text:p>
          </table:table-cell>
          <table:table-cell table:style-name="ce14" office:value-type="string" calcext:value-type="string">
            <text:p>13113147689</text:p>
          </table:table-cell>
          <table:table-cell table:formula="of:=INDEX([$Men.$A$1:$Men.$C$1048576];MATCH([.$B47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1265</text:p>
          </table:table-cell>
          <table:table-cell table:style-name="ce5" office:value-type="string" calcext:value-type="string">
            <text:p>BENJAMIN FRANCA DA COSTA</text:p>
          </table:table-cell>
          <table:table-cell table:style-name="ce14" office:value-type="string" calcext:value-type="string">
            <text:p>60266968813</text:p>
          </table:table-cell>
          <table:table-cell table:formula="of:=INDEX([$Men.$A$1:$Men.$C$1048576];MATCH([.$B47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1265</text:p>
          </table:table-cell>
          <table:table-cell table:style-name="ce5" office:value-type="string" calcext:value-type="string">
            <text:p>EDUARDO EUGENIO DA COSTA</text:p>
          </table:table-cell>
          <table:table-cell table:style-name="ce14" office:value-type="string" calcext:value-type="string">
            <text:p>35654774824</text:p>
          </table:table-cell>
          <table:table-cell table:formula="of:=INDEX([$Men.$A$1:$Men.$C$1048576];MATCH([.$B47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1273</text:p>
          </table:table-cell>
          <table:table-cell table:style-name="ce5" office:value-type="string" calcext:value-type="string">
            <text:p>AGNALDO MASCARIM</text:p>
          </table:table-cell>
          <table:table-cell table:style-name="ce14" office:value-type="string" calcext:value-type="string">
            <text:p>07645853808</text:p>
          </table:table-cell>
          <table:table-cell table:formula="of:=INDEX([$Men.$A$1:$Men.$C$1048576];MATCH([.$B47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1362</text:p>
          </table:table-cell>
          <table:table-cell table:style-name="ce5" office:value-type="string" calcext:value-type="string">
            <text:p>TIAGO MARTINS BRANCATI</text:p>
          </table:table-cell>
          <table:table-cell table:style-name="ce14" office:value-type="string" calcext:value-type="string">
            <text:p>33348954835</text:p>
          </table:table-cell>
          <table:table-cell table:formula="of:=INDEX([$Men.$A$1:$Men.$C$1048576];MATCH([.$B47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1397</text:p>
          </table:table-cell>
          <table:table-cell table:style-name="ce5" office:value-type="string" calcext:value-type="string">
            <text:p>ANA LUCIA MONTEIRO CORRER</text:p>
          </table:table-cell>
          <table:table-cell table:style-name="ce14" office:value-type="string" calcext:value-type="string">
            <text:p>07885007839</text:p>
          </table:table-cell>
          <table:table-cell table:formula="of:=INDEX([$Men.$A$1:$Men.$C$1048576];MATCH([.$B48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1443</text:p>
          </table:table-cell>
          <table:table-cell table:style-name="ce5" office:value-type="string" calcext:value-type="string">
            <text:p>JAIRO MORAES DE ARAUJO</text:p>
          </table:table-cell>
          <table:table-cell table:style-name="ce14" office:value-type="string" calcext:value-type="string">
            <text:p>12720857831</text:p>
          </table:table-cell>
          <table:table-cell table:formula="of:=INDEX([$Men.$A$1:$Men.$C$1048576];MATCH([.$B48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1494</text:p>
          </table:table-cell>
          <table:table-cell table:style-name="ce5" office:value-type="string" calcext:value-type="string">
            <text:p>EDNA NUNES DA SILVA</text:p>
          </table:table-cell>
          <table:table-cell table:style-name="ce14" office:value-type="string" calcext:value-type="string">
            <text:p>04808628856</text:p>
          </table:table-cell>
          <table:table-cell table:formula="of:=INDEX([$Men.$A$1:$Men.$C$1048576];MATCH([.$B48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1664</text:p>
          </table:table-cell>
          <table:table-cell table:style-name="ce5" office:value-type="string" calcext:value-type="string">
            <text:p>REINALDO QUILLES</text:p>
          </table:table-cell>
          <table:table-cell table:style-name="ce14" office:value-type="string" calcext:value-type="string">
            <text:p>05622009839</text:p>
          </table:table-cell>
          <table:table-cell table:formula="of:=INDEX([$Men.$A$1:$Men.$C$1048576];MATCH([.$B48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2130</text:p>
          </table:table-cell>
          <table:table-cell table:style-name="ce5" office:value-type="string" calcext:value-type="string">
            <text:p>JONAS RODRIGUES DE MORAIS</text:p>
          </table:table-cell>
          <table:table-cell table:style-name="ce14" office:value-type="string" calcext:value-type="string">
            <text:p>27783626653</text:p>
          </table:table-cell>
          <table:table-cell table:formula="of:=INDEX([$Men.$A$1:$Men.$C$1048576];MATCH([.$B48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2768</text:p>
          </table:table-cell>
          <table:table-cell table:style-name="ce5" office:value-type="string" calcext:value-type="string">
            <text:p>DAVI BRUZASCO DE OLIVEIRA BARROS</text:p>
          </table:table-cell>
          <table:table-cell table:style-name="ce14" office:value-type="string" calcext:value-type="string">
            <text:p>60533874874</text:p>
          </table:table-cell>
          <table:table-cell table:formula="of:=INDEX([$Men.$A$1:$Men.$C$1048576];MATCH([.$B48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2768</text:p>
          </table:table-cell>
          <table:table-cell table:style-name="ce5" office:value-type="string" calcext:value-type="string">
            <text:p>JULIA BRUZASCO DE OLIVEIRA BARROS</text:p>
          </table:table-cell>
          <table:table-cell table:style-name="ce14" office:value-type="string" calcext:value-type="string">
            <text:p>57343801805</text:p>
          </table:table-cell>
          <table:table-cell table:formula="of:=INDEX([$Men.$A$1:$Men.$C$1048576];MATCH([.$B48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2768</text:p>
          </table:table-cell>
          <table:table-cell table:style-name="ce5" office:value-type="string" calcext:value-type="string">
            <text:p>RAFAEL VERNILL DE BARROS</text:p>
          </table:table-cell>
          <table:table-cell table:style-name="ce14" office:value-type="string" calcext:value-type="string">
            <text:p>38278823898</text:p>
          </table:table-cell>
          <table:table-cell table:formula="of:=INDEX([$Men.$A$1:$Men.$C$1048576];MATCH([.$B48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3691</text:p>
          </table:table-cell>
          <table:table-cell table:style-name="ce5" office:value-type="string" calcext:value-type="string">
            <text:p>OSMARINO VITTI</text:p>
          </table:table-cell>
          <table:table-cell table:style-name="ce14" office:value-type="string" calcext:value-type="string">
            <text:p>10993780873</text:p>
          </table:table-cell>
          <table:table-cell table:formula="of:=INDEX([$Men.$A$1:$Men.$C$1048576];MATCH([.$B48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3772</text:p>
          </table:table-cell>
          <table:table-cell table:style-name="ce5" office:value-type="string" calcext:value-type="string">
            <text:p>ANTONIO DE JESUS SOARES GOMES</text:p>
          </table:table-cell>
          <table:table-cell table:style-name="ce14" office:value-type="string" calcext:value-type="string">
            <text:p>86746502872</text:p>
          </table:table-cell>
          <table:table-cell table:formula="of:=INDEX([$Men.$A$1:$Men.$C$1048576];MATCH([.$B48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4434</text:p>
          </table:table-cell>
          <table:table-cell table:style-name="ce5" office:value-type="string" calcext:value-type="string">
            <text:p>MARCEL LUIS DOS SANTOS</text:p>
          </table:table-cell>
          <table:table-cell table:style-name="ce14" office:value-type="string" calcext:value-type="string">
            <text:p>06282072808</text:p>
          </table:table-cell>
          <table:table-cell table:formula="of:=INDEX([$Men.$A$1:$Men.$C$1048576];MATCH([.$B49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4884</text:p>
          </table:table-cell>
          <table:table-cell table:style-name="ce5" office:value-type="string" calcext:value-type="string">
            <text:p>LUIS FABIO PELLEGRINI</text:p>
          </table:table-cell>
          <table:table-cell table:style-name="ce14" office:value-type="string" calcext:value-type="string">
            <text:p>28167193837</text:p>
          </table:table-cell>
          <table:table-cell table:formula="of:=INDEX([$Men.$A$1:$Men.$C$1048576];MATCH([.$B49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5104</text:p>
          </table:table-cell>
          <table:table-cell table:style-name="ce5" office:value-type="string" calcext:value-type="string">
            <text:p>MARIA EDUARDA SALVIANO FARIAS</text:p>
          </table:table-cell>
          <table:table-cell table:style-name="ce14" office:value-type="string" calcext:value-type="string">
            <text:p>50117433810</text:p>
          </table:table-cell>
          <table:table-cell table:formula="of:=INDEX([$Men.$A$1:$Men.$C$1048576];MATCH([.$B49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5171</text:p>
          </table:table-cell>
          <table:table-cell table:style-name="ce5" office:value-type="string" calcext:value-type="string">
            <text:p>CAIO BUENO SILVA</text:p>
          </table:table-cell>
          <table:table-cell table:style-name="ce14" office:value-type="string" calcext:value-type="string">
            <text:p>51832751813</text:p>
          </table:table-cell>
          <table:table-cell table:formula="of:=INDEX([$Men.$A$1:$Men.$C$1048576];MATCH([.$B49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5708</text:p>
          </table:table-cell>
          <table:table-cell table:style-name="ce5" office:value-type="string" calcext:value-type="string">
            <text:p>ALEX FERNANDO DE OLIVEIRA</text:p>
          </table:table-cell>
          <table:table-cell table:style-name="ce14" office:value-type="string" calcext:value-type="string">
            <text:p>22205789848</text:p>
          </table:table-cell>
          <table:table-cell table:formula="of:=INDEX([$Men.$A$1:$Men.$C$1048576];MATCH([.$B49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5732</text:p>
          </table:table-cell>
          <table:table-cell table:style-name="ce5" office:value-type="string" calcext:value-type="string">
            <text:p>ELISMAR PEREIRA DOS SANTOS</text:p>
          </table:table-cell>
          <table:table-cell table:style-name="ce14" office:value-type="string" calcext:value-type="string">
            <text:p>21757970827</text:p>
          </table:table-cell>
          <table:table-cell table:formula="of:=INDEX([$Men.$A$1:$Men.$C$1048576];MATCH([.$B49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5848</text:p>
          </table:table-cell>
          <table:table-cell table:style-name="ce5" office:value-type="string" calcext:value-type="string">
            <text:p>CICERO BEZERRA DA SILVA</text:p>
          </table:table-cell>
          <table:table-cell table:style-name="ce14" office:value-type="string" calcext:value-type="string">
            <text:p>05683981816</text:p>
          </table:table-cell>
          <table:table-cell table:formula="of:=INDEX([$Men.$A$1:$Men.$C$1048576];MATCH([.$B49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6020</text:p>
          </table:table-cell>
          <table:table-cell table:style-name="ce5" office:value-type="string" calcext:value-type="string">
            <text:p>MILENA QUEIROZ SEDANO</text:p>
          </table:table-cell>
          <table:table-cell table:style-name="ce14" office:value-type="string" calcext:value-type="string">
            <text:p>49091969865</text:p>
          </table:table-cell>
          <table:table-cell table:formula="of:=INDEX([$Men.$A$1:$Men.$C$1048576];MATCH([.$B49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6089</text:p>
          </table:table-cell>
          <table:table-cell table:style-name="ce5" office:value-type="string" calcext:value-type="string">
            <text:p>JESUS PEREIRA DA SILVA</text:p>
          </table:table-cell>
          <table:table-cell table:style-name="ce14" office:value-type="string" calcext:value-type="string">
            <text:p>17566821865</text:p>
          </table:table-cell>
          <table:table-cell table:formula="of:=INDEX([$Men.$A$1:$Men.$C$1048576];MATCH([.$B49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6135</text:p>
          </table:table-cell>
          <table:table-cell table:style-name="ce5" office:value-type="string" calcext:value-type="string">
            <text:p>ANTONIA BENTO FISCHER</text:p>
          </table:table-cell>
          <table:table-cell table:style-name="ce14" office:value-type="string" calcext:value-type="string">
            <text:p>11526058871</text:p>
          </table:table-cell>
          <table:table-cell table:formula="of:=INDEX([$Men.$A$1:$Men.$C$1048576];MATCH([.$B49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6135</text:p>
          </table:table-cell>
          <table:table-cell table:style-name="ce5" office:value-type="string" calcext:value-type="string">
            <text:p>ANTONIO CARLOS BENTO FISCHER</text:p>
          </table:table-cell>
          <table:table-cell table:style-name="ce14" office:value-type="string" calcext:value-type="string">
            <text:p>46718705845</text:p>
          </table:table-cell>
          <table:table-cell table:formula="of:=INDEX([$Men.$A$1:$Men.$C$1048576];MATCH([.$B50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6356</text:p>
          </table:table-cell>
          <table:table-cell table:style-name="ce5" office:value-type="string" calcext:value-type="string">
            <text:p>VANDERLEI MAXIMO JOAQUIM</text:p>
          </table:table-cell>
          <table:table-cell table:style-name="ce14" office:value-type="string" calcext:value-type="string">
            <text:p>10994281811</text:p>
          </table:table-cell>
          <table:table-cell table:formula="of:=INDEX([$Men.$A$1:$Men.$C$1048576];MATCH([.$B50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6372</text:p>
          </table:table-cell>
          <table:table-cell table:style-name="ce5" office:value-type="string" calcext:value-type="string">
            <text:p>ARY ALEXANDRE DE ALMEIDA MELEKE</text:p>
          </table:table-cell>
          <table:table-cell table:style-name="ce14" office:value-type="string" calcext:value-type="string">
            <text:p>18911184802</text:p>
          </table:table-cell>
          <table:table-cell table:formula="of:=INDEX([$Men.$A$1:$Men.$C$1048576];MATCH([.$B50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7115</text:p>
          </table:table-cell>
          <table:table-cell table:style-name="ce5" office:value-type="string" calcext:value-type="string">
            <text:p>VALDIR ANTONIO DA CRUZ</text:p>
          </table:table-cell>
          <table:table-cell table:style-name="ce14" office:value-type="string" calcext:value-type="string">
            <text:p>09583936804</text:p>
          </table:table-cell>
          <table:table-cell table:formula="of:=INDEX([$Men.$A$1:$Men.$C$1048576];MATCH([.$B50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7980</text:p>
          </table:table-cell>
          <table:table-cell table:style-name="ce5" office:value-type="string" calcext:value-type="string">
            <text:p>FABRICIO CIPRIANO</text:p>
          </table:table-cell>
          <table:table-cell table:style-name="ce14" office:value-type="string" calcext:value-type="string">
            <text:p>17765456806</text:p>
          </table:table-cell>
          <table:table-cell table:formula="of:=INDEX([$Men.$A$1:$Men.$C$1048576];MATCH([.$B50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7980</text:p>
          </table:table-cell>
          <table:table-cell table:style-name="ce5" office:value-type="string" calcext:value-type="string">
            <text:p>JOAQUIM CIPRIANO</text:p>
          </table:table-cell>
          <table:table-cell table:style-name="ce14" office:value-type="string" calcext:value-type="string">
            <text:p>56770175827</text:p>
          </table:table-cell>
          <table:table-cell table:formula="of:=INDEX([$Men.$A$1:$Men.$C$1048576];MATCH([.$B50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7980</text:p>
          </table:table-cell>
          <table:table-cell table:style-name="ce5" office:value-type="string" calcext:value-type="string">
            <text:p>PEDRO CIPRIANO</text:p>
          </table:table-cell>
          <table:table-cell table:style-name="ce14" office:value-type="string" calcext:value-type="string">
            <text:p>51585603821</text:p>
          </table:table-cell>
          <table:table-cell table:formula="of:=INDEX([$Men.$A$1:$Men.$C$1048576];MATCH([.$B50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8421</text:p>
          </table:table-cell>
          <table:table-cell table:style-name="ce5" office:value-type="string" calcext:value-type="string">
            <text:p>NILSON OSHIKA</text:p>
          </table:table-cell>
          <table:table-cell table:style-name="ce14" office:value-type="string" calcext:value-type="string">
            <text:p>22309904899</text:p>
          </table:table-cell>
          <table:table-cell table:formula="of:=INDEX([$Men.$A$1:$Men.$C$1048576];MATCH([.$B50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8421</text:p>
          </table:table-cell>
          <table:table-cell table:style-name="ce5" office:value-type="string" calcext:value-type="string">
            <text:p>OTAVIO GERMINIANI OSHIKA</text:p>
          </table:table-cell>
          <table:table-cell table:style-name="ce14" office:value-type="string" calcext:value-type="string">
            <text:p>03633597883</text:p>
          </table:table-cell>
          <table:table-cell table:formula="of:=INDEX([$Men.$A$1:$Men.$C$1048576];MATCH([.$B50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8790</text:p>
          </table:table-cell>
          <table:table-cell table:style-name="ce5" office:value-type="string" calcext:value-type="string">
            <text:p>NICOLY SOUZA DE OLIVEIRA SILVA</text:p>
          </table:table-cell>
          <table:table-cell table:style-name="ce14" office:value-type="string" calcext:value-type="string">
            <text:p>50153549831</text:p>
          </table:table-cell>
          <table:table-cell table:formula="of:=INDEX([$Men.$A$1:$Men.$C$1048576];MATCH([.$B50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9010</text:p>
          </table:table-cell>
          <table:table-cell table:style-name="ce5" office:value-type="string" calcext:value-type="string">
            <text:p>DOMINGOS SAVIO DE FARIA</text:p>
          </table:table-cell>
          <table:table-cell table:style-name="ce14" office:value-type="string" calcext:value-type="string">
            <text:p>05155602866</text:p>
          </table:table-cell>
          <table:table-cell table:formula="of:=INDEX([$Men.$A$1:$Men.$C$1048576];MATCH([.$B51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9010</text:p>
          </table:table-cell>
          <table:table-cell table:style-name="ce5" office:value-type="string" calcext:value-type="string">
            <text:p>LUCAS NAPONUCENO DE FARIA</text:p>
          </table:table-cell>
          <table:table-cell table:style-name="ce14" office:value-type="string" calcext:value-type="string">
            <text:p>47776416860</text:p>
          </table:table-cell>
          <table:table-cell table:formula="of:=INDEX([$Men.$A$1:$Men.$C$1048576];MATCH([.$B51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9010</text:p>
          </table:table-cell>
          <table:table-cell table:style-name="ce5" office:value-type="string" calcext:value-type="string">
            <text:p>MARIA GABRIELA NAPONUCENO DE FARIA</text:p>
          </table:table-cell>
          <table:table-cell table:style-name="ce14" office:value-type="string" calcext:value-type="string">
            <text:p>47776377864</text:p>
          </table:table-cell>
          <table:table-cell table:formula="of:=INDEX([$Men.$A$1:$Men.$C$1048576];MATCH([.$B51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9070</text:p>
          </table:table-cell>
          <table:table-cell table:style-name="ce5" office:value-type="string" calcext:value-type="string">
            <text:p>ANDRE DOS SANTOS</text:p>
          </table:table-cell>
          <table:table-cell table:style-name="ce14" office:value-type="string" calcext:value-type="string">
            <text:p>07867454870</text:p>
          </table:table-cell>
          <table:table-cell table:formula="of:=INDEX([$Men.$A$1:$Men.$C$1048576];MATCH([.$B51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9231</text:p>
          </table:table-cell>
          <table:table-cell table:style-name="ce5" office:value-type="string" calcext:value-type="string">
            <text:p>ALICE CORNELIO RUIVO</text:p>
          </table:table-cell>
          <table:table-cell table:style-name="ce14" office:value-type="string" calcext:value-type="string">
            <text:p>59374704862</text:p>
          </table:table-cell>
          <table:table-cell table:formula="of:=INDEX([$Men.$A$1:$Men.$C$1048576];MATCH([.$B51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9231</text:p>
          </table:table-cell>
          <table:table-cell table:style-name="ce5" office:value-type="string" calcext:value-type="string">
            <text:p>ANTONIO ROGERIO EMILIANO RUIVO</text:p>
          </table:table-cell>
          <table:table-cell table:style-name="ce14" office:value-type="string" calcext:value-type="string">
            <text:p>39534621803</text:p>
          </table:table-cell>
          <table:table-cell table:formula="of:=INDEX([$Men.$A$1:$Men.$C$1048576];MATCH([.$B51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9266</text:p>
          </table:table-cell>
          <table:table-cell table:style-name="ce5" office:value-type="string" calcext:value-type="string">
            <text:p>CLAYTON GOMES LEITE</text:p>
          </table:table-cell>
          <table:table-cell table:style-name="ce14" office:value-type="string" calcext:value-type="string">
            <text:p>42515330894</text:p>
          </table:table-cell>
          <table:table-cell table:formula="of:=INDEX([$Men.$A$1:$Men.$C$1048576];MATCH([.$B51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9339</text:p>
          </table:table-cell>
          <table:table-cell table:style-name="ce5" office:value-type="string" calcext:value-type="string">
            <text:p>PEDRO HENRIQUE LOPES DE OLIVEIRA</text:p>
          </table:table-cell>
          <table:table-cell table:style-name="ce14" office:value-type="string" calcext:value-type="string">
            <text:p>57809478800</text:p>
          </table:table-cell>
          <table:table-cell table:formula="of:=INDEX([$Men.$A$1:$Men.$C$1048576];MATCH([.$B51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9878</text:p>
          </table:table-cell>
          <table:table-cell table:style-name="ce5" office:value-type="string" calcext:value-type="string">
            <text:p>FLAVIO AUGUSTO PINHEIRO MACHADO</text:p>
          </table:table-cell>
          <table:table-cell table:style-name="ce14" office:value-type="string" calcext:value-type="string">
            <text:p>30374762813</text:p>
          </table:table-cell>
          <table:table-cell table:formula="of:=INDEX([$Men.$A$1:$Men.$C$1048576];MATCH([.$B51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9940</text:p>
          </table:table-cell>
          <table:table-cell table:style-name="ce5" office:value-type="string" calcext:value-type="string">
            <text:p>ALISON LEANDRO PAPETTI</text:p>
          </table:table-cell>
          <table:table-cell table:style-name="ce14" office:value-type="string" calcext:value-type="string">
            <text:p>25170016859</text:p>
          </table:table-cell>
          <table:table-cell table:formula="of:=INDEX([$Men.$A$1:$Men.$C$1048576];MATCH([.$B51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9975</text:p>
          </table:table-cell>
          <table:table-cell table:style-name="ce5" office:value-type="string" calcext:value-type="string">
            <text:p>ISABELLA FABIANA RODRIGUES DA SILVA</text:p>
          </table:table-cell>
          <table:table-cell table:style-name="ce14" office:value-type="string" calcext:value-type="string">
            <text:p>37718733807</text:p>
          </table:table-cell>
          <table:table-cell table:formula="of:=INDEX([$Men.$A$1:$Men.$C$1048576];MATCH([.$B52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9975</text:p>
          </table:table-cell>
          <table:table-cell table:style-name="ce5" office:value-type="string" calcext:value-type="string">
            <text:p>JULIO CESAR DA SILVA</text:p>
          </table:table-cell>
          <table:table-cell table:style-name="ce14" office:value-type="string" calcext:value-type="string">
            <text:p>11546445889</text:p>
          </table:table-cell>
          <table:table-cell table:formula="of:=INDEX([$Men.$A$1:$Men.$C$1048576];MATCH([.$B52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19975</text:p>
          </table:table-cell>
          <table:table-cell table:style-name="ce5" office:value-type="string" calcext:value-type="string">
            <text:p>MANOELLA JULIANA RODRIGUES DA SILVA</text:p>
          </table:table-cell>
          <table:table-cell table:style-name="ce14" office:value-type="string" calcext:value-type="string">
            <text:p>37718739830</text:p>
          </table:table-cell>
          <table:table-cell table:formula="of:=INDEX([$Men.$A$1:$Men.$C$1048576];MATCH([.$B52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0027</text:p>
          </table:table-cell>
          <table:table-cell table:style-name="ce5" office:value-type="string" calcext:value-type="string">
            <text:p>DANIEL TIBURCIO</text:p>
          </table:table-cell>
          <table:table-cell table:style-name="ce14" office:value-type="string" calcext:value-type="string">
            <text:p>05299332840</text:p>
          </table:table-cell>
          <table:table-cell table:formula="of:=INDEX([$Men.$A$1:$Men.$C$1048576];MATCH([.$B52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0078</text:p>
          </table:table-cell>
          <table:table-cell table:style-name="ce5" office:value-type="string" calcext:value-type="string">
            <text:p>SOFIA DE JESUS DOS SANTOS</text:p>
          </table:table-cell>
          <table:table-cell table:style-name="ce14" office:value-type="string" calcext:value-type="string">
            <text:p>49667382885</text:p>
          </table:table-cell>
          <table:table-cell table:formula="of:=INDEX([$Men.$A$1:$Men.$C$1048576];MATCH([.$B52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0396</text:p>
          </table:table-cell>
          <table:table-cell table:style-name="ce5" office:value-type="string" calcext:value-type="string">
            <text:p>EDSON BROSSI JUNIOR</text:p>
          </table:table-cell>
          <table:table-cell table:style-name="ce14" office:value-type="string" calcext:value-type="string">
            <text:p>51124017887</text:p>
          </table:table-cell>
          <table:table-cell table:formula="of:=INDEX([$Men.$A$1:$Men.$C$1048576];MATCH([.$B52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0477</text:p>
          </table:table-cell>
          <table:table-cell table:style-name="ce5" office:value-type="string" calcext:value-type="string">
            <text:p>ADRIANA DA SILVA TELLES</text:p>
          </table:table-cell>
          <table:table-cell table:style-name="ce14" office:value-type="string" calcext:value-type="string">
            <text:p>34869504871</text:p>
          </table:table-cell>
          <table:table-cell table:formula="of:=INDEX([$Men.$A$1:$Men.$C$1048576];MATCH([.$B52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0663</text:p>
          </table:table-cell>
          <table:table-cell table:style-name="ce5" office:value-type="string" calcext:value-type="string">
            <text:p>ISABELA VASQUES</text:p>
          </table:table-cell>
          <table:table-cell table:style-name="ce14" office:value-type="string" calcext:value-type="string">
            <text:p>34480593829</text:p>
          </table:table-cell>
          <table:table-cell table:formula="of:=INDEX([$Men.$A$1:$Men.$C$1048576];MATCH([.$B52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0914</text:p>
          </table:table-cell>
          <table:table-cell table:style-name="ce5" office:value-type="string" calcext:value-type="string">
            <text:p>LIVIA DE OLIVEIRA FISCHER</text:p>
          </table:table-cell>
          <table:table-cell table:style-name="ce14" office:value-type="string" calcext:value-type="string">
            <text:p>46566663860</text:p>
          </table:table-cell>
          <table:table-cell table:formula="of:=INDEX([$Men.$A$1:$Men.$C$1048576];MATCH([.$B52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1058</text:p>
          </table:table-cell>
          <table:table-cell table:style-name="ce5" office:value-type="string" calcext:value-type="string">
            <text:p>MARCO ANTONIO RIBEIRO</text:p>
          </table:table-cell>
          <table:table-cell table:style-name="ce14" office:value-type="string" calcext:value-type="string">
            <text:p>15818740811</text:p>
          </table:table-cell>
          <table:table-cell table:formula="of:=INDEX([$Men.$A$1:$Men.$C$1048576];MATCH([.$B52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1120</text:p>
          </table:table-cell>
          <table:table-cell table:style-name="ce5" office:value-type="string" calcext:value-type="string">
            <text:p>LUIS WAGNER LOURENCO DE ASSIS</text:p>
          </table:table-cell>
          <table:table-cell table:style-name="ce14" office:value-type="string" calcext:value-type="string">
            <text:p>11006784845</text:p>
          </table:table-cell>
          <table:table-cell table:formula="of:=INDEX([$Men.$A$1:$Men.$C$1048576];MATCH([.$B53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1120</text:p>
          </table:table-cell>
          <table:table-cell table:style-name="ce5" office:value-type="string" calcext:value-type="string">
            <text:p>LUISA CAROLINE DE ASSIS</text:p>
          </table:table-cell>
          <table:table-cell table:style-name="ce14" office:value-type="string" calcext:value-type="string">
            <text:p>50009868810</text:p>
          </table:table-cell>
          <table:table-cell table:formula="of:=INDEX([$Men.$A$1:$Men.$C$1048576];MATCH([.$B53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1449</text:p>
          </table:table-cell>
          <table:table-cell table:style-name="ce5" office:value-type="string" calcext:value-type="string">
            <text:p>OSVALDO JESUS DOS SANTOS</text:p>
          </table:table-cell>
          <table:table-cell table:style-name="ce14" office:value-type="string" calcext:value-type="string">
            <text:p>11016214863</text:p>
          </table:table-cell>
          <table:table-cell table:formula="of:=INDEX([$Men.$A$1:$Men.$C$1048576];MATCH([.$B53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1597</text:p>
          </table:table-cell>
          <table:table-cell table:style-name="ce5" office:value-type="string" calcext:value-type="string">
            <text:p>SERGIO AMARO DOS SANTOS</text:p>
          </table:table-cell>
          <table:table-cell table:style-name="ce14" office:value-type="string" calcext:value-type="string">
            <text:p>11555463851</text:p>
          </table:table-cell>
          <table:table-cell table:formula="of:=INDEX([$Men.$A$1:$Men.$C$1048576];MATCH([.$B53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2615</text:p>
          </table:table-cell>
          <table:table-cell table:style-name="ce5" office:value-type="string" calcext:value-type="string">
            <text:p>ANDERSON ROGERIO RODRIGUES DA SILVA</text:p>
          </table:table-cell>
          <table:table-cell table:style-name="ce14" office:value-type="string" calcext:value-type="string">
            <text:p>25845911893</text:p>
          </table:table-cell>
          <table:table-cell table:formula="of:=INDEX([$Men.$A$1:$Men.$C$1048576];MATCH([.$B53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2615</text:p>
          </table:table-cell>
          <table:table-cell table:style-name="ce5" office:value-type="string" calcext:value-type="string">
            <text:p>BENTO SOAVE RODRIGUES</text:p>
          </table:table-cell>
          <table:table-cell table:style-name="ce14" office:value-type="string" calcext:value-type="string">
            <text:p>50007835817</text:p>
          </table:table-cell>
          <table:table-cell table:formula="of:=INDEX([$Men.$A$1:$Men.$C$1048576];MATCH([.$B53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2755</text:p>
          </table:table-cell>
          <table:table-cell table:style-name="ce5" office:value-type="string" calcext:value-type="string">
            <text:p>VALDIRENE APARECIDA PIRES DOS SANTOS</text:p>
          </table:table-cell>
          <table:table-cell table:style-name="ce14" office:value-type="string" calcext:value-type="string">
            <text:p>26659983864</text:p>
          </table:table-cell>
          <table:table-cell table:formula="of:=INDEX([$Men.$A$1:$Men.$C$1048576];MATCH([.$B53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3980</text:p>
          </table:table-cell>
          <table:table-cell table:style-name="ce5" office:value-type="string" calcext:value-type="string">
            <text:p>LUIS ANTONIO SIQUEIRA JUNIOR</text:p>
          </table:table-cell>
          <table:table-cell table:style-name="ce14" office:value-type="string" calcext:value-type="string">
            <text:p>12641607808</text:p>
          </table:table-cell>
          <table:table-cell table:formula="of:=INDEX([$Men.$A$1:$Men.$C$1048576];MATCH([.$B53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4448</text:p>
          </table:table-cell>
          <table:table-cell table:style-name="ce5" office:value-type="string" calcext:value-type="string">
            <text:p>JOAO BOSCO ESCOBAR MEDINA</text:p>
          </table:table-cell>
          <table:table-cell table:style-name="ce14" office:value-type="string" calcext:value-type="string">
            <text:p>24542700801</text:p>
          </table:table-cell>
          <table:table-cell table:formula="of:=INDEX([$Men.$A$1:$Men.$C$1048576];MATCH([.$B53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4472</text:p>
          </table:table-cell>
          <table:table-cell table:style-name="ce5" office:value-type="string" calcext:value-type="string">
            <text:p>JOSE ROBERTO VENERI</text:p>
          </table:table-cell>
          <table:table-cell table:style-name="ce14" office:value-type="string" calcext:value-type="string">
            <text:p>07876923879</text:p>
          </table:table-cell>
          <table:table-cell table:formula="of:=INDEX([$Men.$A$1:$Men.$C$1048576];MATCH([.$B53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4740</text:p>
          </table:table-cell>
          <table:table-cell table:style-name="ce5" office:value-type="string" calcext:value-type="string">
            <text:p>CECILIA MACHADO RIES</text:p>
          </table:table-cell>
          <table:table-cell table:style-name="ce14" office:value-type="string" calcext:value-type="string">
            <text:p>49628260855</text:p>
          </table:table-cell>
          <table:table-cell table:formula="of:=INDEX([$Men.$A$1:$Men.$C$1048576];MATCH([.$B54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7234</text:p>
          </table:table-cell>
          <table:table-cell table:style-name="ce5" office:value-type="string" calcext:value-type="string">
            <text:p>JACQUELINE CARNEIRO BELLATO</text:p>
          </table:table-cell>
          <table:table-cell table:style-name="ce14" office:value-type="string" calcext:value-type="string">
            <text:p>38068929894</text:p>
          </table:table-cell>
          <table:table-cell table:formula="of:=INDEX([$Men.$A$1:$Men.$C$1048576];MATCH([.$B54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7463</text:p>
          </table:table-cell>
          <table:table-cell table:style-name="ce5" office:value-type="string" calcext:value-type="string">
            <text:p>SANDRO DONIZETTI BORTOLETO</text:p>
          </table:table-cell>
          <table:table-cell table:style-name="ce14" office:value-type="string" calcext:value-type="string">
            <text:p>11544050879</text:p>
          </table:table-cell>
          <table:table-cell table:formula="of:=INDEX([$Men.$A$1:$Men.$C$1048576];MATCH([.$B54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7471</text:p>
          </table:table-cell>
          <table:table-cell table:style-name="ce5" office:value-type="string" calcext:value-type="string">
            <text:p>LEONARDO GOMES FERNANDES VIANNA</text:p>
          </table:table-cell>
          <table:table-cell table:style-name="ce14" office:value-type="string" calcext:value-type="string">
            <text:p>33849131831</text:p>
          </table:table-cell>
          <table:table-cell table:formula="of:=INDEX([$Men.$A$1:$Men.$C$1048576];MATCH([.$B54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7803</text:p>
          </table:table-cell>
          <table:table-cell table:style-name="ce5" office:value-type="string" calcext:value-type="string">
            <text:p>SOPHIA DUNAMIS FERREIRA</text:p>
          </table:table-cell>
          <table:table-cell table:style-name="ce14" office:value-type="string" calcext:value-type="string">
            <text:p>49908925857</text:p>
          </table:table-cell>
          <table:table-cell table:formula="of:=INDEX([$Men.$A$1:$Men.$C$1048576];MATCH([.$B54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8060</text:p>
          </table:table-cell>
          <table:table-cell table:style-name="ce5" office:value-type="string" calcext:value-type="string">
            <text:p>ELISA OURIVES MORAES</text:p>
          </table:table-cell>
          <table:table-cell table:style-name="ce14" office:value-type="string" calcext:value-type="string">
            <text:p>02394412810</text:p>
          </table:table-cell>
          <table:table-cell table:formula="of:=INDEX([$Men.$A$1:$Men.$C$1048576];MATCH([.$B54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8222</text:p>
          </table:table-cell>
          <table:table-cell table:style-name="ce5" office:value-type="string" calcext:value-type="string">
            <text:p>VALDECIR MICHELOTTI</text:p>
          </table:table-cell>
          <table:table-cell table:style-name="ce14" office:value-type="string" calcext:value-type="string">
            <text:p>11275274870</text:p>
          </table:table-cell>
          <table:table-cell table:formula="of:=INDEX([$Men.$A$1:$Men.$C$1048576];MATCH([.$B54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8630</text:p>
          </table:table-cell>
          <table:table-cell table:style-name="ce5" office:value-type="string" calcext:value-type="string">
            <text:p>FABIO PIRES</text:p>
          </table:table-cell>
          <table:table-cell table:style-name="ce14" office:value-type="string" calcext:value-type="string">
            <text:p>17765391844</text:p>
          </table:table-cell>
          <table:table-cell table:formula="of:=INDEX([$Men.$A$1:$Men.$C$1048576];MATCH([.$B54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8737</text:p>
          </table:table-cell>
          <table:table-cell table:style-name="ce5" office:value-type="string" calcext:value-type="string">
            <text:p>MARCIO ROBERTO DA SILVA</text:p>
          </table:table-cell>
          <table:table-cell table:style-name="ce14" office:value-type="string" calcext:value-type="string">
            <text:p>20251095800</text:p>
          </table:table-cell>
          <table:table-cell table:formula="of:=INDEX([$Men.$A$1:$Men.$C$1048576];MATCH([.$B54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8761</text:p>
          </table:table-cell>
          <table:table-cell table:style-name="ce5" office:value-type="string" calcext:value-type="string">
            <text:p>JOEL APARECIDO DE SIQUEIRA ALVES DE LIMA</text:p>
          </table:table-cell>
          <table:table-cell table:style-name="ce14" office:value-type="string" calcext:value-type="string">
            <text:p>25914098890</text:p>
          </table:table-cell>
          <table:table-cell table:formula="of:=INDEX([$Men.$A$1:$Men.$C$1048576];MATCH([.$B54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9300</text:p>
          </table:table-cell>
          <table:table-cell table:style-name="ce5" office:value-type="string" calcext:value-type="string">
            <text:p>BRUNO VENANCIO DA SILVA</text:p>
          </table:table-cell>
          <table:table-cell table:style-name="ce14" office:value-type="string" calcext:value-type="string">
            <text:p>35057042882</text:p>
          </table:table-cell>
          <table:table-cell table:formula="of:=INDEX([$Men.$A$1:$Men.$C$1048576];MATCH([.$B55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9415</text:p>
          </table:table-cell>
          <table:table-cell table:style-name="ce5" office:value-type="string" calcext:value-type="string">
            <text:p>LUCIANA POSSATO CARREGARI</text:p>
          </table:table-cell>
          <table:table-cell table:style-name="ce14" office:value-type="string" calcext:value-type="string">
            <text:p>21433729814</text:p>
          </table:table-cell>
          <table:table-cell table:formula="of:=INDEX([$Men.$A$1:$Men.$C$1048576];MATCH([.$B55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9466</text:p>
          </table:table-cell>
          <table:table-cell table:style-name="ce5" office:value-type="string" calcext:value-type="string">
            <text:p>LUIZ DE OLIVEIRA FILHO</text:p>
          </table:table-cell>
          <table:table-cell table:style-name="ce14" office:value-type="string" calcext:value-type="string">
            <text:p>34986621807</text:p>
          </table:table-cell>
          <table:table-cell table:formula="of:=INDEX([$Men.$A$1:$Men.$C$1048576];MATCH([.$B55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9482</text:p>
          </table:table-cell>
          <table:table-cell table:style-name="ce5" office:value-type="string" calcext:value-type="string">
            <text:p>LAURA BORDIN VIEIRA</text:p>
          </table:table-cell>
          <table:table-cell table:style-name="ce14" office:value-type="string" calcext:value-type="string">
            <text:p>50070846898</text:p>
          </table:table-cell>
          <table:table-cell table:formula="of:=INDEX([$Men.$A$1:$Men.$C$1048576];MATCH([.$B55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29814</text:p>
          </table:table-cell>
          <table:table-cell table:style-name="ce5" office:value-type="string" calcext:value-type="string">
            <text:p>MARCELO MANOEL DA SILVA</text:p>
          </table:table-cell>
          <table:table-cell table:style-name="ce14" office:value-type="string" calcext:value-type="string">
            <text:p>50848968468</text:p>
          </table:table-cell>
          <table:table-cell table:formula="of:=INDEX([$Men.$A$1:$Men.$C$1048576];MATCH([.$B55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31428</text:p>
          </table:table-cell>
          <table:table-cell table:style-name="ce5" office:value-type="string" calcext:value-type="string">
            <text:p>REGINALDO MILLA</text:p>
          </table:table-cell>
          <table:table-cell table:style-name="ce14" office:value-type="string" calcext:value-type="string">
            <text:p>27945239889</text:p>
          </table:table-cell>
          <table:table-cell table:formula="of:=INDEX([$Men.$A$1:$Men.$C$1048576];MATCH([.$B55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31614</text:p>
          </table:table-cell>
          <table:table-cell table:style-name="ce5" office:value-type="string" calcext:value-type="string">
            <text:p>NEIVA PEREIRA REBEQUE</text:p>
          </table:table-cell>
          <table:table-cell table:style-name="ce14" office:value-type="string" calcext:value-type="string">
            <text:p>06771916855</text:p>
          </table:table-cell>
          <table:table-cell table:formula="of:=INDEX([$Men.$A$1:$Men.$C$1048576];MATCH([.$B55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31878</text:p>
          </table:table-cell>
          <table:table-cell table:style-name="ce5" office:value-type="string" calcext:value-type="string">
            <text:p>FELIPE DOS SANTOS SILVA</text:p>
          </table:table-cell>
          <table:table-cell table:style-name="ce14" office:value-type="string" calcext:value-type="string">
            <text:p>38535616837</text:p>
          </table:table-cell>
          <table:table-cell table:formula="of:=INDEX([$Men.$A$1:$Men.$C$1048576];MATCH([.$B55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32122</text:p>
          </table:table-cell>
          <table:table-cell table:style-name="ce5" office:value-type="string" calcext:value-type="string">
            <text:p>VICENTE RODRIGUES JULIO</text:p>
          </table:table-cell>
          <table:table-cell table:style-name="ce14" office:value-type="string" calcext:value-type="string">
            <text:p>05581277893</text:p>
          </table:table-cell>
          <table:table-cell table:formula="of:=INDEX([$Men.$A$1:$Men.$C$1048576];MATCH([.$B55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32521</text:p>
          </table:table-cell>
          <table:table-cell table:style-name="ce5" office:value-type="string" calcext:value-type="string">
            <text:p>MAURO PEREIRA</text:p>
          </table:table-cell>
          <table:table-cell table:style-name="ce14" office:value-type="string" calcext:value-type="string">
            <text:p>03952299871</text:p>
          </table:table-cell>
          <table:table-cell table:formula="of:=INDEX([$Men.$A$1:$Men.$C$1048576];MATCH([.$B55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32521</text:p>
          </table:table-cell>
          <table:table-cell table:style-name="ce5" office:value-type="string" calcext:value-type="string">
            <text:p>RAFAEL VEDOVATO DA SILVA</text:p>
          </table:table-cell>
          <table:table-cell table:style-name="ce14" office:value-type="string" calcext:value-type="string">
            <text:p>46636703857</text:p>
          </table:table-cell>
          <table:table-cell table:formula="of:=INDEX([$Men.$A$1:$Men.$C$1048576];MATCH([.$B56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32726</text:p>
          </table:table-cell>
          <table:table-cell table:style-name="ce5" office:value-type="string" calcext:value-type="string">
            <text:p>CLAUDINEI VITALINO DE OLIVEIRA</text:p>
          </table:table-cell>
          <table:table-cell table:style-name="ce14" office:value-type="string" calcext:value-type="string">
            <text:p>89498984972</text:p>
          </table:table-cell>
          <table:table-cell table:formula="of:=INDEX([$Men.$A$1:$Men.$C$1048576];MATCH([.$B56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32726</text:p>
          </table:table-cell>
          <table:table-cell table:style-name="ce5" office:value-type="string" calcext:value-type="string">
            <text:p>WILLIAM MIRANDA VITALINO</text:p>
          </table:table-cell>
          <table:table-cell table:style-name="ce14" office:value-type="string" calcext:value-type="string">
            <text:p>49911808807</text:p>
          </table:table-cell>
          <table:table-cell table:formula="of:=INDEX([$Men.$A$1:$Men.$C$1048576];MATCH([.$B56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32890</text:p>
          </table:table-cell>
          <table:table-cell table:style-name="ce5" office:value-type="string" calcext:value-type="string">
            <text:p>DENISE APARECIDA RAFAEL</text:p>
          </table:table-cell>
          <table:table-cell table:style-name="ce14" office:value-type="string" calcext:value-type="string">
            <text:p>19162432826</text:p>
          </table:table-cell>
          <table:table-cell table:formula="of:=INDEX([$Men.$A$1:$Men.$C$1048576];MATCH([.$B56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32890</text:p>
          </table:table-cell>
          <table:table-cell table:style-name="ce5" office:value-type="string" calcext:value-type="string">
            <text:p>MARIANA RAFAEL BERALDO</text:p>
          </table:table-cell>
          <table:table-cell table:style-name="ce14" office:value-type="string" calcext:value-type="string">
            <text:p>40552573841</text:p>
          </table:table-cell>
          <table:table-cell table:formula="of:=INDEX([$Men.$A$1:$Men.$C$1048576];MATCH([.$B56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33528</text:p>
          </table:table-cell>
          <table:table-cell table:style-name="ce5" office:value-type="string" calcext:value-type="string">
            <text:p>MARINA LUCIANA ABREU DE MELO</text:p>
          </table:table-cell>
          <table:table-cell table:style-name="ce14" office:value-type="string" calcext:value-type="string">
            <text:p>09876347632</text:p>
          </table:table-cell>
          <table:table-cell table:formula="of:=INDEX([$Men.$A$1:$Men.$C$1048576];MATCH([.$B56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33820</text:p>
          </table:table-cell>
          <table:table-cell table:style-name="ce5" office:value-type="string" calcext:value-type="string">
            <text:p>JOSE VALDIR LOPES JUNIOR</text:p>
          </table:table-cell>
          <table:table-cell table:style-name="ce14" office:value-type="string" calcext:value-type="string">
            <text:p>28805884804</text:p>
          </table:table-cell>
          <table:table-cell table:formula="of:=INDEX([$Men.$A$1:$Men.$C$1048576];MATCH([.$B56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34770</text:p>
          </table:table-cell>
          <table:table-cell table:style-name="ce5" office:value-type="string" calcext:value-type="string">
            <text:p>CARLOS ROBERTO DE SOUZA</text:p>
          </table:table-cell>
          <table:table-cell table:style-name="ce14" office:value-type="string" calcext:value-type="string">
            <text:p>30930620801</text:p>
          </table:table-cell>
          <table:table-cell table:formula="of:=INDEX([$Men.$A$1:$Men.$C$1048576];MATCH([.$B56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36039</text:p>
          </table:table-cell>
          <table:table-cell table:style-name="ce5" office:value-type="string" calcext:value-type="string">
            <text:p>EMERSON ANTONIO ARCHANGELO FARIA</text:p>
          </table:table-cell>
          <table:table-cell table:style-name="ce14" office:value-type="string" calcext:value-type="string">
            <text:p>28182224861</text:p>
          </table:table-cell>
          <table:table-cell table:formula="of:=INDEX([$Men.$A$1:$Men.$C$1048576];MATCH([.$B56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36039</text:p>
          </table:table-cell>
          <table:table-cell table:style-name="ce5" office:value-type="string" calcext:value-type="string">
            <text:p>GABRIEL ARCHANGELO FARIA</text:p>
          </table:table-cell>
          <table:table-cell table:style-name="ce14" office:value-type="string" calcext:value-type="string">
            <text:p>55396567848</text:p>
          </table:table-cell>
          <table:table-cell table:formula="of:=INDEX([$Men.$A$1:$Men.$C$1048576];MATCH([.$B56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36209</text:p>
          </table:table-cell>
          <table:table-cell table:style-name="ce5" office:value-type="string" calcext:value-type="string">
            <text:p>EDMAR NUNES DOS SANTOS</text:p>
          </table:table-cell>
          <table:table-cell table:style-name="ce14" office:value-type="string" calcext:value-type="string">
            <text:p>14420826827</text:p>
          </table:table-cell>
          <table:table-cell table:formula="of:=INDEX([$Men.$A$1:$Men.$C$1048576];MATCH([.$B57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36349</text:p>
          </table:table-cell>
          <table:table-cell table:style-name="ce5" office:value-type="string" calcext:value-type="string">
            <text:p>ANTONELLA HERNANDEZ DO CARMO</text:p>
          </table:table-cell>
          <table:table-cell table:style-name="ce14" office:value-type="string" calcext:value-type="string">
            <text:p>03738575863</text:p>
          </table:table-cell>
          <table:table-cell table:formula="of:=INDEX([$Men.$A$1:$Men.$C$1048576];MATCH([.$B57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37060</text:p>
          </table:table-cell>
          <table:table-cell table:style-name="ce5" office:value-type="string" calcext:value-type="string">
            <text:p>GILBERTO DIAS NOGUEIROL</text:p>
          </table:table-cell>
          <table:table-cell table:style-name="ce14" office:value-type="string" calcext:value-type="string">
            <text:p>02729778888</text:p>
          </table:table-cell>
          <table:table-cell table:formula="of:=INDEX([$Men.$A$1:$Men.$C$1048576];MATCH([.$B57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37353</text:p>
          </table:table-cell>
          <table:table-cell table:style-name="ce5" office:value-type="string" calcext:value-type="string">
            <text:p>ADANS ALBERTO ROCHA</text:p>
          </table:table-cell>
          <table:table-cell table:style-name="ce14" office:value-type="string" calcext:value-type="string">
            <text:p>21590181808</text:p>
          </table:table-cell>
          <table:table-cell table:formula="of:=INDEX([$Men.$A$1:$Men.$C$1048576];MATCH([.$B57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37485</text:p>
          </table:table-cell>
          <table:table-cell table:style-name="ce5" office:value-type="string" calcext:value-type="string">
            <text:p>LUCAS NOBRE CONCEICAO</text:p>
          </table:table-cell>
          <table:table-cell table:style-name="ce14" office:value-type="string" calcext:value-type="string">
            <text:p>53806211809</text:p>
          </table:table-cell>
          <table:table-cell table:formula="of:=INDEX([$Men.$A$1:$Men.$C$1048576];MATCH([.$B57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37787</text:p>
          </table:table-cell>
          <table:table-cell table:style-name="ce5" office:value-type="string" calcext:value-type="string">
            <text:p>ALYSON AKIRA MIYAMOTO</text:p>
          </table:table-cell>
          <table:table-cell table:style-name="ce14" office:value-type="string" calcext:value-type="string">
            <text:p>41077825811</text:p>
          </table:table-cell>
          <table:table-cell table:formula="of:=INDEX([$Men.$A$1:$Men.$C$1048576];MATCH([.$B57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37876</text:p>
          </table:table-cell>
          <table:table-cell table:style-name="ce5" office:value-type="string" calcext:value-type="string">
            <text:p>MAURICIO LOURENCO</text:p>
          </table:table-cell>
          <table:table-cell table:style-name="ce14" office:value-type="string" calcext:value-type="string">
            <text:p>38905633846</text:p>
          </table:table-cell>
          <table:table-cell table:formula="of:=INDEX([$Men.$A$1:$Men.$C$1048576];MATCH([.$B57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37876</text:p>
          </table:table-cell>
          <table:table-cell table:style-name="ce5" office:value-type="string" calcext:value-type="string">
            <text:p>SILVIO MIGUEL FERRER LOURENCO</text:p>
          </table:table-cell>
          <table:table-cell table:style-name="ce14" office:value-type="string" calcext:value-type="string">
            <text:p>57818122885</text:p>
          </table:table-cell>
          <table:table-cell table:formula="of:=INDEX([$Men.$A$1:$Men.$C$1048576];MATCH([.$B57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39666</text:p>
          </table:table-cell>
          <table:table-cell table:style-name="ce5" office:value-type="string" calcext:value-type="string">
            <text:p>DANILO CARVALHO DE OLIVEIRA DORTA</text:p>
          </table:table-cell>
          <table:table-cell table:style-name="ce14" office:value-type="string" calcext:value-type="string">
            <text:p>34595038828</text:p>
          </table:table-cell>
          <table:table-cell table:formula="of:=INDEX([$Men.$A$1:$Men.$C$1048576];MATCH([.$B57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39682</text:p>
          </table:table-cell>
          <table:table-cell table:style-name="ce5" office:value-type="string" calcext:value-type="string">
            <text:p>LUCIMARA SANTOS DE CARVALHO JORGE</text:p>
          </table:table-cell>
          <table:table-cell table:style-name="ce14" office:value-type="string" calcext:value-type="string">
            <text:p>27637016803</text:p>
          </table:table-cell>
          <table:table-cell table:formula="of:=INDEX([$Men.$A$1:$Men.$C$1048576];MATCH([.$B57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0192</text:p>
          </table:table-cell>
          <table:table-cell table:style-name="ce5" office:value-type="string" calcext:value-type="string">
            <text:p>MELISSA RODRIGUES NUNES</text:p>
          </table:table-cell>
          <table:table-cell table:style-name="ce14" office:value-type="string" calcext:value-type="string">
            <text:p>57966000877</text:p>
          </table:table-cell>
          <table:table-cell table:formula="of:=INDEX([$Men.$A$1:$Men.$C$1048576];MATCH([.$B58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1261</text:p>
          </table:table-cell>
          <table:table-cell table:style-name="ce5" office:value-type="string" calcext:value-type="string">
            <text:p>RENATO CALDEIRA DO AMARAL</text:p>
          </table:table-cell>
          <table:table-cell table:style-name="ce14" office:value-type="string" calcext:value-type="string">
            <text:p>21522697802</text:p>
          </table:table-cell>
          <table:table-cell table:formula="of:=INDEX([$Men.$A$1:$Men.$C$1048576];MATCH([.$B58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1784</text:p>
          </table:table-cell>
          <table:table-cell table:style-name="ce5" office:value-type="string" calcext:value-type="string">
            <text:p>DIANA SABRINA CAMPAGNOL DIAS CIGANHA</text:p>
          </table:table-cell>
          <table:table-cell table:style-name="ce14" office:value-type="string" calcext:value-type="string">
            <text:p>36839511847</text:p>
          </table:table-cell>
          <table:table-cell table:formula="of:=INDEX([$Men.$A$1:$Men.$C$1048576];MATCH([.$B58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2560</text:p>
          </table:table-cell>
          <table:table-cell table:style-name="ce5" office:value-type="string" calcext:value-type="string">
            <text:p>FRANCISCO INHOTA DE OLIVEIRA</text:p>
          </table:table-cell>
          <table:table-cell table:style-name="ce14" office:value-type="string" calcext:value-type="string">
            <text:p>01937186857</text:p>
          </table:table-cell>
          <table:table-cell table:formula="of:=INDEX([$Men.$A$1:$Men.$C$1048576];MATCH([.$B58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2560</text:p>
          </table:table-cell>
          <table:table-cell table:style-name="ce5" office:value-type="string" calcext:value-type="string">
            <text:p>GREICE INHOTA DOS SANTOS</text:p>
          </table:table-cell>
          <table:table-cell table:style-name="ce14" office:value-type="string" calcext:value-type="string">
            <text:p>33990196880</text:p>
          </table:table-cell>
          <table:table-cell table:formula="of:=INDEX([$Men.$A$1:$Men.$C$1048576];MATCH([.$B58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2560</text:p>
          </table:table-cell>
          <table:table-cell table:style-name="ce5" office:value-type="string" calcext:value-type="string">
            <text:p>MARIA TERESA INHOTA DE OLIVEIRA</text:p>
          </table:table-cell>
          <table:table-cell table:style-name="ce14" office:value-type="string" calcext:value-type="string">
            <text:p>01937174840</text:p>
          </table:table-cell>
          <table:table-cell table:formula="of:=INDEX([$Men.$A$1:$Men.$C$1048576];MATCH([.$B58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2780</text:p>
          </table:table-cell>
          <table:table-cell table:style-name="ce5" office:value-type="string" calcext:value-type="string">
            <text:p>YASMIN MAGALHAES MELHADO</text:p>
          </table:table-cell>
          <table:table-cell table:style-name="ce14" office:value-type="string" calcext:value-type="string">
            <text:p>41814337814</text:p>
          </table:table-cell>
          <table:table-cell table:formula="of:=INDEX([$Men.$A$1:$Men.$C$1048576];MATCH([.$B58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3892</text:p>
          </table:table-cell>
          <table:table-cell table:style-name="ce5" office:value-type="string" calcext:value-type="string">
            <text:p>EVELISE EMILIO</text:p>
          </table:table-cell>
          <table:table-cell table:style-name="ce14" office:value-type="string" calcext:value-type="string">
            <text:p>41865652873</text:p>
          </table:table-cell>
          <table:table-cell table:formula="of:=INDEX([$Men.$A$1:$Men.$C$1048576];MATCH([.$B58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4139</text:p>
          </table:table-cell>
          <table:table-cell table:style-name="ce5" office:value-type="string" calcext:value-type="string">
            <text:p>MAURICIO CLETO DA SILVA JUNIOR</text:p>
          </table:table-cell>
          <table:table-cell table:style-name="ce14" office:value-type="string" calcext:value-type="string">
            <text:p>19200244840</text:p>
          </table:table-cell>
          <table:table-cell table:formula="of:=INDEX([$Men.$A$1:$Men.$C$1048576];MATCH([.$B58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4139</text:p>
          </table:table-cell>
          <table:table-cell table:style-name="ce5" office:value-type="string" calcext:value-type="string">
            <text:p>SOPHIA DOS REIS RISSATTO CLETO</text:p>
          </table:table-cell>
          <table:table-cell table:style-name="ce14" office:value-type="string" calcext:value-type="string">
            <text:p>46386171829</text:p>
          </table:table-cell>
          <table:table-cell table:formula="of:=INDEX([$Men.$A$1:$Men.$C$1048576];MATCH([.$B58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4171</text:p>
          </table:table-cell>
          <table:table-cell table:style-name="ce5" office:value-type="string" calcext:value-type="string">
            <text:p>IDALINO JOSE MARTINS</text:p>
          </table:table-cell>
          <table:table-cell table:style-name="ce14" office:value-type="string" calcext:value-type="string">
            <text:p>01721952845</text:p>
          </table:table-cell>
          <table:table-cell table:formula="of:=INDEX([$Men.$A$1:$Men.$C$1048576];MATCH([.$B59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4457</text:p>
          </table:table-cell>
          <table:table-cell table:style-name="ce5" office:value-type="string" calcext:value-type="string">
            <text:p>CRISTINA MONTEIRO DE ALMEIDA PRADO</text:p>
          </table:table-cell>
          <table:table-cell table:style-name="ce14" office:value-type="string" calcext:value-type="string">
            <text:p>21393030831</text:p>
          </table:table-cell>
          <table:table-cell table:formula="of:=INDEX([$Men.$A$1:$Men.$C$1048576];MATCH([.$B59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4597</text:p>
          </table:table-cell>
          <table:table-cell table:style-name="ce5" office:value-type="string" calcext:value-type="string">
            <text:p>MIGUEL FERNANDEZ</text:p>
          </table:table-cell>
          <table:table-cell table:style-name="ce14" office:value-type="string" calcext:value-type="string">
            <text:p>54442249849</text:p>
          </table:table-cell>
          <table:table-cell table:formula="of:=INDEX([$Men.$A$1:$Men.$C$1048576];MATCH([.$B59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4805</text:p>
          </table:table-cell>
          <table:table-cell table:style-name="ce5" office:value-type="string" calcext:value-type="string">
            <text:p>MATHEUS GUIMARAES DOS SANTOS</text:p>
          </table:table-cell>
          <table:table-cell table:style-name="ce14" office:value-type="string" calcext:value-type="string">
            <text:p>54887517858</text:p>
          </table:table-cell>
          <table:table-cell table:formula="of:=INDEX([$Men.$A$1:$Men.$C$1048576];MATCH([.$B59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4805</text:p>
          </table:table-cell>
          <table:table-cell table:style-name="ce5" office:value-type="string" calcext:value-type="string">
            <text:p>SARAH GUIMARAES DOS SANTOS</text:p>
          </table:table-cell>
          <table:table-cell table:style-name="ce14" office:value-type="string" calcext:value-type="string">
            <text:p>60393406814</text:p>
          </table:table-cell>
          <table:table-cell table:formula="of:=INDEX([$Men.$A$1:$Men.$C$1048576];MATCH([.$B59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5224</text:p>
          </table:table-cell>
          <table:table-cell table:style-name="ce5" office:value-type="string" calcext:value-type="string">
            <text:p>ENZO MENDES SANTOS</text:p>
          </table:table-cell>
          <table:table-cell table:style-name="ce14" office:value-type="string" calcext:value-type="string">
            <text:p>51379559812</text:p>
          </table:table-cell>
          <table:table-cell table:formula="of:=INDEX([$Men.$A$1:$Men.$C$1048576];MATCH([.$B59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6999</text:p>
          </table:table-cell>
          <table:table-cell table:style-name="ce5" office:value-type="string" calcext:value-type="string">
            <text:p>FELIPE LUCAS CHEVES</text:p>
          </table:table-cell>
          <table:table-cell table:style-name="ce14" office:value-type="string" calcext:value-type="string">
            <text:p>44537633875</text:p>
          </table:table-cell>
          <table:table-cell table:formula="of:=INDEX([$Men.$A$1:$Men.$C$1048576];MATCH([.$B59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7014</text:p>
          </table:table-cell>
          <table:table-cell table:style-name="ce5" office:value-type="string" calcext:value-type="string">
            <text:p>FELIPE CORREA NOGUEIRA</text:p>
          </table:table-cell>
          <table:table-cell table:style-name="ce14" office:value-type="string" calcext:value-type="string">
            <text:p>26924391800</text:p>
          </table:table-cell>
          <table:table-cell table:formula="of:=INDEX([$Men.$A$1:$Men.$C$1048576];MATCH([.$B59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7014</text:p>
          </table:table-cell>
          <table:table-cell table:style-name="ce5" office:value-type="string" calcext:value-type="string">
            <text:p>MARIANA MARTINS NOGUEIRA</text:p>
          </table:table-cell>
          <table:table-cell table:style-name="ce14" office:value-type="string" calcext:value-type="string">
            <text:p>44831586862</text:p>
          </table:table-cell>
          <table:table-cell table:formula="of:=INDEX([$Men.$A$1:$Men.$C$1048576];MATCH([.$B59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7057</text:p>
          </table:table-cell>
          <table:table-cell table:style-name="ce5" office:value-type="string" calcext:value-type="string">
            <text:p>MARIANA GONCALVES DE CAMPOS</text:p>
          </table:table-cell>
          <table:table-cell table:style-name="ce14" office:value-type="string" calcext:value-type="string">
            <text:p>47829130876</text:p>
          </table:table-cell>
          <table:table-cell table:formula="of:=INDEX([$Men.$A$1:$Men.$C$1048576];MATCH([.$B59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7189</text:p>
          </table:table-cell>
          <table:table-cell table:style-name="ce5" office:value-type="string" calcext:value-type="string">
            <text:p>ELAINE CELIA OLAYA BELEM</text:p>
          </table:table-cell>
          <table:table-cell table:style-name="ce14" office:value-type="string" calcext:value-type="string">
            <text:p>21719002886</text:p>
          </table:table-cell>
          <table:table-cell table:formula="of:=INDEX([$Men.$A$1:$Men.$C$1048576];MATCH([.$B60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7600</text:p>
          </table:table-cell>
          <table:table-cell table:style-name="ce5" office:value-type="string" calcext:value-type="string">
            <text:p>MAISA MUNIZ DA SILVA</text:p>
          </table:table-cell>
          <table:table-cell table:style-name="ce14" office:value-type="string" calcext:value-type="string">
            <text:p>48888074856</text:p>
          </table:table-cell>
          <table:table-cell table:formula="of:=INDEX([$Men.$A$1:$Men.$C$1048576];MATCH([.$B60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7766</text:p>
          </table:table-cell>
          <table:table-cell table:style-name="ce5" office:value-type="string" calcext:value-type="string">
            <text:p>FERNANDO CESAR FRONER</text:p>
          </table:table-cell>
          <table:table-cell table:style-name="ce14" office:value-type="string" calcext:value-type="string">
            <text:p>10713014890</text:p>
          </table:table-cell>
          <table:table-cell table:formula="of:=INDEX([$Men.$A$1:$Men.$C$1048576];MATCH([.$B60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8100</text:p>
          </table:table-cell>
          <table:table-cell table:style-name="ce5" office:value-type="string" calcext:value-type="string">
            <text:p>JOAO PEDRO DE OLIVEIRA</text:p>
          </table:table-cell>
          <table:table-cell table:style-name="ce14" office:value-type="string" calcext:value-type="string">
            <text:p>59872290814</text:p>
          </table:table-cell>
          <table:table-cell table:formula="of:=INDEX([$Men.$A$1:$Men.$C$1048576];MATCH([.$B60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8185</text:p>
          </table:table-cell>
          <table:table-cell table:style-name="ce5" office:value-type="string" calcext:value-type="string">
            <text:p>ANTONIO DUARTE TANEDA</text:p>
          </table:table-cell>
          <table:table-cell table:style-name="ce14" office:value-type="string" calcext:value-type="string">
            <text:p>47443200234</text:p>
          </table:table-cell>
          <table:table-cell table:formula="of:=INDEX([$Men.$A$1:$Men.$C$1048576];MATCH([.$B60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8584</text:p>
          </table:table-cell>
          <table:table-cell table:style-name="ce5" office:value-type="string" calcext:value-type="string">
            <text:p>ANTONIO CARLOS ARTILLIA FILHO</text:p>
          </table:table-cell>
          <table:table-cell table:style-name="ce14" office:value-type="string" calcext:value-type="string">
            <text:p>22022908856</text:p>
          </table:table-cell>
          <table:table-cell table:formula="of:=INDEX([$Men.$A$1:$Men.$C$1048576];MATCH([.$B60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8584</text:p>
          </table:table-cell>
          <table:table-cell table:style-name="ce5" office:value-type="string" calcext:value-type="string">
            <text:p>MATHIAS BARROS ARTILLIA</text:p>
          </table:table-cell>
          <table:table-cell table:style-name="ce14" office:value-type="string" calcext:value-type="string">
            <text:p>04916033809</text:p>
          </table:table-cell>
          <table:table-cell table:formula="of:=INDEX([$Men.$A$1:$Men.$C$1048576];MATCH([.$B60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8894</text:p>
          </table:table-cell>
          <table:table-cell table:style-name="ce5" office:value-type="string" calcext:value-type="string">
            <text:p>MATHEUS DE CASTRO SILVA</text:p>
          </table:table-cell>
          <table:table-cell table:style-name="ce14" office:value-type="string" calcext:value-type="string">
            <text:p>41559188898</text:p>
          </table:table-cell>
          <table:table-cell table:formula="of:=INDEX([$Men.$A$1:$Men.$C$1048576];MATCH([.$B60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8967</text:p>
          </table:table-cell>
          <table:table-cell table:style-name="ce5" office:value-type="string" calcext:value-type="string">
            <text:p>MARIO FRANCISCO PINTO DE CAMARGO</text:p>
          </table:table-cell>
          <table:table-cell table:style-name="ce14" office:value-type="string" calcext:value-type="string">
            <text:p>25535759805</text:p>
          </table:table-cell>
          <table:table-cell table:formula="of:=INDEX([$Men.$A$1:$Men.$C$1048576];MATCH([.$B60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9262</text:p>
          </table:table-cell>
          <table:table-cell table:style-name="ce5" office:value-type="string" calcext:value-type="string">
            <text:p>LUIS HENRIQUE DE MATOS ANNIBAL</text:p>
          </table:table-cell>
          <table:table-cell table:style-name="ce14" office:value-type="string" calcext:value-type="string">
            <text:p>29856229804</text:p>
          </table:table-cell>
          <table:table-cell table:formula="of:=INDEX([$Men.$A$1:$Men.$C$1048576];MATCH([.$B60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49769</text:p>
          </table:table-cell>
          <table:table-cell table:style-name="ce5" office:value-type="string" calcext:value-type="string">
            <text:p>MILENE MOSSIM BERTATO</text:p>
          </table:table-cell>
          <table:table-cell table:style-name="ce14" office:value-type="string" calcext:value-type="string">
            <text:p>36912967850</text:p>
          </table:table-cell>
          <table:table-cell table:formula="of:=INDEX([$Men.$A$1:$Men.$C$1048576];MATCH([.$B61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50074</text:p>
          </table:table-cell>
          <table:table-cell table:style-name="ce5" office:value-type="string" calcext:value-type="string">
            <text:p>GUSTAVO ANTEZANA FAJARDO</text:p>
          </table:table-cell>
          <table:table-cell table:style-name="ce14" office:value-type="string" calcext:value-type="string">
            <text:p>23695515856</text:p>
          </table:table-cell>
          <table:table-cell table:formula="of:=INDEX([$Men.$A$1:$Men.$C$1048576];MATCH([.$B61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50082</text:p>
          </table:table-cell>
          <table:table-cell table:style-name="ce5" office:value-type="string" calcext:value-type="string">
            <text:p>ANGELA SIMONE FREITAG LIMA</text:p>
          </table:table-cell>
          <table:table-cell table:style-name="ce14" office:value-type="string" calcext:value-type="string">
            <text:p>97351458049</text:p>
          </table:table-cell>
          <table:table-cell table:formula="of:=INDEX([$Men.$A$1:$Men.$C$1048576];MATCH([.$B61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50546</text:p>
          </table:table-cell>
          <table:table-cell table:style-name="ce5" office:value-type="string" calcext:value-type="string">
            <text:p>ALICE MONTAGNER GONCALVES</text:p>
          </table:table-cell>
          <table:table-cell table:style-name="ce14" office:value-type="string" calcext:value-type="string">
            <text:p>57844892838</text:p>
          </table:table-cell>
          <table:table-cell table:formula="of:=INDEX([$Men.$A$1:$Men.$C$1048576];MATCH([.$B61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50546</text:p>
          </table:table-cell>
          <table:table-cell table:style-name="ce5" office:value-type="string" calcext:value-type="string">
            <text:p>JOAO MONTAGNER GONCALVES</text:p>
          </table:table-cell>
          <table:table-cell table:style-name="ce14" office:value-type="string" calcext:value-type="string">
            <text:p>59585680866</text:p>
          </table:table-cell>
          <table:table-cell table:formula="of:=INDEX([$Men.$A$1:$Men.$C$1048576];MATCH([.$B61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52514</text:p>
          </table:table-cell>
          <table:table-cell table:style-name="ce5" office:value-type="string" calcext:value-type="string">
            <text:p>RAFAEL TONIN DINIS</text:p>
          </table:table-cell>
          <table:table-cell table:style-name="ce14" office:value-type="string" calcext:value-type="string">
            <text:p>25678312820</text:p>
          </table:table-cell>
          <table:table-cell table:formula="of:=INDEX([$Men.$A$1:$Men.$C$1048576];MATCH([.$B61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52611</text:p>
          </table:table-cell>
          <table:table-cell table:style-name="ce5" office:value-type="string" calcext:value-type="string">
            <text:p>ERICA CILENE DAS NEVES AMERICO</text:p>
          </table:table-cell>
          <table:table-cell table:style-name="ce14" office:value-type="string" calcext:value-type="string">
            <text:p>19206594800</text:p>
          </table:table-cell>
          <table:table-cell table:formula="of:=INDEX([$Men.$A$1:$Men.$C$1048576];MATCH([.$B61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53340</text:p>
          </table:table-cell>
          <table:table-cell table:style-name="ce5" office:value-type="string" calcext:value-type="string">
            <text:p>MAYCON ROBERTO DA SILVA</text:p>
          </table:table-cell>
          <table:table-cell table:style-name="ce14" office:value-type="string" calcext:value-type="string">
            <text:p>05246319997</text:p>
          </table:table-cell>
          <table:table-cell table:formula="of:=INDEX([$Men.$A$1:$Men.$C$1048576];MATCH([.$B61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53502</text:p>
          </table:table-cell>
          <table:table-cell table:style-name="ce5" office:value-type="string" calcext:value-type="string">
            <text:p>ARTHUR CAMARGOS DE ANDRADE</text:p>
          </table:table-cell>
          <table:table-cell table:style-name="ce14" office:value-type="string" calcext:value-type="string">
            <text:p>47762200835</text:p>
          </table:table-cell>
          <table:table-cell table:formula="of:=INDEX([$Men.$A$1:$Men.$C$1048576];MATCH([.$B61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53502</text:p>
          </table:table-cell>
          <table:table-cell table:style-name="ce5" office:value-type="string" calcext:value-type="string">
            <text:p>VICTOR HUGO CAMARGOS DE ANDRADE</text:p>
          </table:table-cell>
          <table:table-cell table:style-name="ce14" office:value-type="string" calcext:value-type="string">
            <text:p>47762158880</text:p>
          </table:table-cell>
          <table:table-cell table:formula="of:=INDEX([$Men.$A$1:$Men.$C$1048576];MATCH([.$B61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58431</text:p>
          </table:table-cell>
          <table:table-cell table:style-name="ce5" office:value-type="string" calcext:value-type="string">
            <text:p>WAGNER RENATO BERTONSELI</text:p>
          </table:table-cell>
          <table:table-cell table:style-name="ce14" office:value-type="string" calcext:value-type="string">
            <text:p>12641539888</text:p>
          </table:table-cell>
          <table:table-cell table:formula="of:=INDEX([$Men.$A$1:$Men.$C$1048576];MATCH([.$B62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59292</text:p>
          </table:table-cell>
          <table:table-cell table:style-name="ce5" office:value-type="string" calcext:value-type="string">
            <text:p>ISABELA OSELIERO GERALDELI</text:p>
          </table:table-cell>
          <table:table-cell table:style-name="ce14" office:value-type="string" calcext:value-type="string">
            <text:p>02419027892</text:p>
          </table:table-cell>
          <table:table-cell table:formula="of:=INDEX([$Men.$A$1:$Men.$C$1048576];MATCH([.$B62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59292</text:p>
          </table:table-cell>
          <table:table-cell table:style-name="ce5" office:value-type="string" calcext:value-type="string">
            <text:p>MURILO GERALDELI CARDOSO</text:p>
          </table:table-cell>
          <table:table-cell table:style-name="ce14" office:value-type="string" calcext:value-type="string">
            <text:p>36255375838</text:p>
          </table:table-cell>
          <table:table-cell table:formula="of:=INDEX([$Men.$A$1:$Men.$C$1048576];MATCH([.$B62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59713</text:p>
          </table:table-cell>
          <table:table-cell table:style-name="ce5" office:value-type="string" calcext:value-type="string">
            <text:p>LARA MACHADO TURINO</text:p>
          </table:table-cell>
          <table:table-cell table:style-name="ce14" office:value-type="string" calcext:value-type="string">
            <text:p>70009404686</text:p>
          </table:table-cell>
          <table:table-cell table:formula="of:=INDEX([$Men.$A$1:$Men.$C$1048576];MATCH([.$B62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59713</text:p>
          </table:table-cell>
          <table:table-cell table:style-name="ce5" office:value-type="string" calcext:value-type="string">
            <text:p>VALDIR TURINO</text:p>
          </table:table-cell>
          <table:table-cell table:style-name="ce14" office:value-type="string" calcext:value-type="string">
            <text:p>04309248870</text:p>
          </table:table-cell>
          <table:table-cell table:formula="of:=INDEX([$Men.$A$1:$Men.$C$1048576];MATCH([.$B62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59829</text:p>
          </table:table-cell>
          <table:table-cell table:style-name="ce5" office:value-type="string" calcext:value-type="string">
            <text:p>WELLINGTON CORREIA MARTINS</text:p>
          </table:table-cell>
          <table:table-cell table:style-name="ce14" office:value-type="string" calcext:value-type="string">
            <text:p>42345446803</text:p>
          </table:table-cell>
          <table:table-cell table:formula="of:=INDEX([$Men.$A$1:$Men.$C$1048576];MATCH([.$B62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0401</text:p>
          </table:table-cell>
          <table:table-cell table:style-name="ce5" office:value-type="string" calcext:value-type="string">
            <text:p>ELISE FATOBENE OLIVEIRA</text:p>
          </table:table-cell>
          <table:table-cell table:style-name="ce14" office:value-type="string" calcext:value-type="string">
            <text:p>47175467842</text:p>
          </table:table-cell>
          <table:table-cell table:formula="of:=INDEX([$Men.$A$1:$Men.$C$1048576];MATCH([.$B62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0401</text:p>
          </table:table-cell>
          <table:table-cell table:style-name="ce5" office:value-type="string" calcext:value-type="string">
            <text:p>FELIPE FATOBENE OLIVEIRA</text:p>
          </table:table-cell>
          <table:table-cell table:style-name="ce14" office:value-type="string" calcext:value-type="string">
            <text:p>47175483880</text:p>
          </table:table-cell>
          <table:table-cell table:formula="of:=INDEX([$Men.$A$1:$Men.$C$1048576];MATCH([.$B62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0495</text:p>
          </table:table-cell>
          <table:table-cell table:style-name="ce5" office:value-type="string" calcext:value-type="string">
            <text:p>JULIA MARCON FRANCO</text:p>
          </table:table-cell>
          <table:table-cell table:style-name="ce14" office:value-type="string" calcext:value-type="string">
            <text:p>49216922893</text:p>
          </table:table-cell>
          <table:table-cell table:formula="of:=INDEX([$Men.$A$1:$Men.$C$1048576];MATCH([.$B62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2170</text:p>
          </table:table-cell>
          <table:table-cell table:style-name="ce5" office:value-type="string" calcext:value-type="string">
            <text:p>ANDRE LUIS POSSEBON</text:p>
          </table:table-cell>
          <table:table-cell table:style-name="ce14" office:value-type="string" calcext:value-type="string">
            <text:p>28197774811</text:p>
          </table:table-cell>
          <table:table-cell table:formula="of:=INDEX([$Men.$A$1:$Men.$C$1048576];MATCH([.$B62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2358</text:p>
          </table:table-cell>
          <table:table-cell table:style-name="ce5" office:value-type="string" calcext:value-type="string">
            <text:p>THIAGO VICENTE BONI</text:p>
          </table:table-cell>
          <table:table-cell table:style-name="ce14" office:value-type="string" calcext:value-type="string">
            <text:p>34141924890</text:p>
          </table:table-cell>
          <table:table-cell table:formula="of:=INDEX([$Men.$A$1:$Men.$C$1048576];MATCH([.$B63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2439</text:p>
          </table:table-cell>
          <table:table-cell table:style-name="ce5" office:value-type="string" calcext:value-type="string">
            <text:p>AMAURI ANTONIO DE ALMEIDA</text:p>
          </table:table-cell>
          <table:table-cell table:style-name="ce14" office:value-type="string" calcext:value-type="string">
            <text:p>22056493888</text:p>
          </table:table-cell>
          <table:table-cell table:formula="of:=INDEX([$Men.$A$1:$Men.$C$1048576];MATCH([.$B63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2447</text:p>
          </table:table-cell>
          <table:table-cell table:style-name="ce5" office:value-type="string" calcext:value-type="string">
            <text:p>NEUSA DE ALMEIDA VIANA COSTA</text:p>
          </table:table-cell>
          <table:table-cell table:style-name="ce14" office:value-type="string" calcext:value-type="string">
            <text:p>09600011826</text:p>
          </table:table-cell>
          <table:table-cell table:formula="of:=INDEX([$Men.$A$1:$Men.$C$1048576];MATCH([.$B63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2790</text:p>
          </table:table-cell>
          <table:table-cell table:style-name="ce5" office:value-type="string" calcext:value-type="string">
            <text:p>ELIANE DE LOURDES ROMANINI SIQUEIRA</text:p>
          </table:table-cell>
          <table:table-cell table:style-name="ce14" office:value-type="string" calcext:value-type="string">
            <text:p>04868958828</text:p>
          </table:table-cell>
          <table:table-cell table:formula="of:=INDEX([$Men.$A$1:$Men.$C$1048576];MATCH([.$B63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2994</text:p>
          </table:table-cell>
          <table:table-cell table:style-name="ce5" office:value-type="string" calcext:value-type="string">
            <text:p>ROSEMEIRE ALINE CARRERA OCCHIUZZI</text:p>
          </table:table-cell>
          <table:table-cell table:style-name="ce14" office:value-type="string" calcext:value-type="string">
            <text:p>36157361840</text:p>
          </table:table-cell>
          <table:table-cell table:formula="of:=INDEX([$Men.$A$1:$Men.$C$1048576];MATCH([.$B63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3036</text:p>
          </table:table-cell>
          <table:table-cell table:style-name="ce5" office:value-type="string" calcext:value-type="string">
            <text:p>ROSANGELA APARECIDA PASCHOAL OLIVEIRA</text:p>
          </table:table-cell>
          <table:table-cell table:style-name="ce14" office:value-type="string" calcext:value-type="string">
            <text:p>12330659806</text:p>
          </table:table-cell>
          <table:table-cell table:formula="of:=INDEX([$Men.$A$1:$Men.$C$1048576];MATCH([.$B63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3559</text:p>
          </table:table-cell>
          <table:table-cell table:style-name="ce5" office:value-type="string" calcext:value-type="string">
            <text:p>JULIA DE SOUZA NARDO</text:p>
          </table:table-cell>
          <table:table-cell table:style-name="ce14" office:value-type="string" calcext:value-type="string">
            <text:p>44393724810</text:p>
          </table:table-cell>
          <table:table-cell table:formula="of:=INDEX([$Men.$A$1:$Men.$C$1048576];MATCH([.$B63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3559</text:p>
          </table:table-cell>
          <table:table-cell table:style-name="ce5" office:value-type="string" calcext:value-type="string">
            <text:p>LAIS DE SOUZA NARDO</text:p>
          </table:table-cell>
          <table:table-cell table:style-name="ce14" office:value-type="string" calcext:value-type="string">
            <text:p>44393685814</text:p>
          </table:table-cell>
          <table:table-cell table:formula="of:=INDEX([$Men.$A$1:$Men.$C$1048576];MATCH([.$B63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3559</text:p>
          </table:table-cell>
          <table:table-cell table:style-name="ce5" office:value-type="string" calcext:value-type="string">
            <text:p>MAURO SERGIO NARDO</text:p>
          </table:table-cell>
          <table:table-cell table:style-name="ce14" office:value-type="string" calcext:value-type="string">
            <text:p>26991580899</text:p>
          </table:table-cell>
          <table:table-cell table:formula="of:=INDEX([$Men.$A$1:$Men.$C$1048576];MATCH([.$B63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3761</text:p>
          </table:table-cell>
          <table:table-cell table:style-name="ce5" office:value-type="string" calcext:value-type="string">
            <text:p>ILDOMAR COSTANZO JUNIOR</text:p>
          </table:table-cell>
          <table:table-cell table:style-name="ce14" office:value-type="string" calcext:value-type="string">
            <text:p>08457550802</text:p>
          </table:table-cell>
          <table:table-cell table:formula="of:=INDEX([$Men.$A$1:$Men.$C$1048576];MATCH([.$B63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4415</text:p>
          </table:table-cell>
          <table:table-cell table:style-name="ce5" office:value-type="string" calcext:value-type="string">
            <text:p>ALEXANDRE CORREA</text:p>
          </table:table-cell>
          <table:table-cell table:style-name="ce14" office:value-type="string" calcext:value-type="string">
            <text:p>16790371885</text:p>
          </table:table-cell>
          <table:table-cell table:formula="of:=INDEX([$Men.$A$1:$Men.$C$1048576];MATCH([.$B64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4598</text:p>
          </table:table-cell>
          <table:table-cell table:style-name="ce5" office:value-type="string" calcext:value-type="string">
            <text:p>CATARINA OLIVEIRA FIGUEIREDO</text:p>
          </table:table-cell>
          <table:table-cell table:style-name="ce14" office:value-type="string" calcext:value-type="string">
            <text:p>24041940893</text:p>
          </table:table-cell>
          <table:table-cell table:formula="of:=INDEX([$Men.$A$1:$Men.$C$1048576];MATCH([.$B64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4849</text:p>
          </table:table-cell>
          <table:table-cell table:style-name="ce5" office:value-type="string" calcext:value-type="string">
            <text:p>PEDRO BARBOSA</text:p>
          </table:table-cell>
          <table:table-cell table:style-name="ce14" office:value-type="string" calcext:value-type="string">
            <text:p>28402310850</text:p>
          </table:table-cell>
          <table:table-cell table:formula="of:=INDEX([$Men.$A$1:$Men.$C$1048576];MATCH([.$B64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5160</text:p>
          </table:table-cell>
          <table:table-cell table:style-name="ce5" office:value-type="string" calcext:value-type="string">
            <text:p>JULIA CRISTINO MEKARU</text:p>
          </table:table-cell>
          <table:table-cell table:style-name="ce14" office:value-type="string" calcext:value-type="string">
            <text:p>54144476839</text:p>
          </table:table-cell>
          <table:table-cell table:formula="of:=INDEX([$Men.$A$1:$Men.$C$1048576];MATCH([.$B64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5330</text:p>
          </table:table-cell>
          <table:table-cell table:style-name="ce5" office:value-type="string" calcext:value-type="string">
            <text:p>JAINE LUCIA DO NASCIMENTO SOUZA</text:p>
          </table:table-cell>
          <table:table-cell table:style-name="ce14" office:value-type="string" calcext:value-type="string">
            <text:p>87053829634</text:p>
          </table:table-cell>
          <table:table-cell table:formula="of:=INDEX([$Men.$A$1:$Men.$C$1048576];MATCH([.$B64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5330</text:p>
          </table:table-cell>
          <table:table-cell table:style-name="ce5" office:value-type="string" calcext:value-type="string">
            <text:p>VITORIA NASCIMENTO SOUZA</text:p>
          </table:table-cell>
          <table:table-cell table:style-name="ce14" office:value-type="string" calcext:value-type="string">
            <text:p>45086596831</text:p>
          </table:table-cell>
          <table:table-cell table:formula="of:=INDEX([$Men.$A$1:$Men.$C$1048576];MATCH([.$B64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5586</text:p>
          </table:table-cell>
          <table:table-cell table:style-name="ce5" office:value-type="string" calcext:value-type="string">
            <text:p>PEDRO HENRIQUE VALERIO RONCATO</text:p>
          </table:table-cell>
          <table:table-cell table:style-name="ce14" office:value-type="string" calcext:value-type="string">
            <text:p>52190388856</text:p>
          </table:table-cell>
          <table:table-cell table:formula="of:=INDEX([$Men.$A$1:$Men.$C$1048576];MATCH([.$B64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5799</text:p>
          </table:table-cell>
          <table:table-cell table:style-name="ce5" office:value-type="string" calcext:value-type="string">
            <text:p>LUIZ EDUARDO DE CASTRO VASCONCELLOS</text:p>
          </table:table-cell>
          <table:table-cell table:style-name="ce14" office:value-type="string" calcext:value-type="string">
            <text:p>08326319813</text:p>
          </table:table-cell>
          <table:table-cell table:formula="of:=INDEX([$Men.$A$1:$Men.$C$1048576];MATCH([.$B64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5810</text:p>
          </table:table-cell>
          <table:table-cell table:style-name="ce5" office:value-type="string" calcext:value-type="string">
            <text:p>ARTHUR MINATTI CANNAVINA</text:p>
          </table:table-cell>
          <table:table-cell table:style-name="ce14" office:value-type="string" calcext:value-type="string">
            <text:p>53344582801</text:p>
          </table:table-cell>
          <table:table-cell table:formula="of:=INDEX([$Men.$A$1:$Men.$C$1048576];MATCH([.$B64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5810</text:p>
          </table:table-cell>
          <table:table-cell table:style-name="ce5" office:value-type="string" calcext:value-type="string">
            <text:p>VANDO CARDOSO CANNAVINA</text:p>
          </table:table-cell>
          <table:table-cell table:style-name="ce14" office:value-type="string" calcext:value-type="string">
            <text:p>26049386854</text:p>
          </table:table-cell>
          <table:table-cell table:formula="of:=INDEX([$Men.$A$1:$Men.$C$1048576];MATCH([.$B64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6116</text:p>
          </table:table-cell>
          <table:table-cell table:style-name="ce5" office:value-type="string" calcext:value-type="string">
            <text:p>ANA LUCIA ALVARENGA</text:p>
          </table:table-cell>
          <table:table-cell table:style-name="ce14" office:value-type="string" calcext:value-type="string">
            <text:p>29748421864</text:p>
          </table:table-cell>
          <table:table-cell table:formula="of:=INDEX([$Men.$A$1:$Men.$C$1048576];MATCH([.$B65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6345</text:p>
          </table:table-cell>
          <table:table-cell table:style-name="ce5" office:value-type="string" calcext:value-type="string">
            <text:p>ADENILSON JOSE NOVAIS</text:p>
          </table:table-cell>
          <table:table-cell table:style-name="ce14" office:value-type="string" calcext:value-type="string">
            <text:p>09547458841</text:p>
          </table:table-cell>
          <table:table-cell table:formula="of:=INDEX([$Men.$A$1:$Men.$C$1048576];MATCH([.$B65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6400</text:p>
          </table:table-cell>
          <table:table-cell table:style-name="ce5" office:value-type="string" calcext:value-type="string">
            <text:p>NICOLE ZANGIROLAMI DE FRANCISCO</text:p>
          </table:table-cell>
          <table:table-cell table:style-name="ce14" office:value-type="string" calcext:value-type="string">
            <text:p>44733853882</text:p>
          </table:table-cell>
          <table:table-cell table:formula="of:=INDEX([$Men.$A$1:$Men.$C$1048576];MATCH([.$B65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6507</text:p>
          </table:table-cell>
          <table:table-cell table:style-name="ce5" office:value-type="string" calcext:value-type="string">
            <text:p>CATHARINA SAYURI DE QUEIROZ UEMURA</text:p>
          </table:table-cell>
          <table:table-cell table:style-name="ce14" office:value-type="string" calcext:value-type="string">
            <text:p>56199178866</text:p>
          </table:table-cell>
          <table:table-cell table:formula="of:=INDEX([$Men.$A$1:$Men.$C$1048576];MATCH([.$B65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8577</text:p>
          </table:table-cell>
          <table:table-cell table:style-name="ce5" office:value-type="string" calcext:value-type="string">
            <text:p>ALETHEIA KARINA SANCHES DE SETA BATISTA</text:p>
          </table:table-cell>
          <table:table-cell table:style-name="ce14" office:value-type="string" calcext:value-type="string">
            <text:p>25243653870</text:p>
          </table:table-cell>
          <table:table-cell table:formula="of:=INDEX([$Men.$A$1:$Men.$C$1048576];MATCH([.$B65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8577</text:p>
          </table:table-cell>
          <table:table-cell table:style-name="ce5" office:value-type="string" calcext:value-type="string">
            <text:p>JOANA SANCHES DE SETA BATISTA</text:p>
          </table:table-cell>
          <table:table-cell table:style-name="ce14" office:value-type="string" calcext:value-type="string">
            <text:p>49745617822</text:p>
          </table:table-cell>
          <table:table-cell table:formula="of:=INDEX([$Men.$A$1:$Men.$C$1048576];MATCH([.$B65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8755</text:p>
          </table:table-cell>
          <table:table-cell table:style-name="ce5" office:value-type="string" calcext:value-type="string">
            <text:p>ALESSANDRO COSTA MAGUETA</text:p>
          </table:table-cell>
          <table:table-cell table:style-name="ce14" office:value-type="string" calcext:value-type="string">
            <text:p>19678907810</text:p>
          </table:table-cell>
          <table:table-cell table:formula="of:=INDEX([$Men.$A$1:$Men.$C$1048576];MATCH([.$B65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9468</text:p>
          </table:table-cell>
          <table:table-cell table:style-name="ce5" office:value-type="string" calcext:value-type="string">
            <text:p>AGUINALDO DE OLIVEIRA DALMASO</text:p>
          </table:table-cell>
          <table:table-cell table:style-name="ce14" office:value-type="string" calcext:value-type="string">
            <text:p>03253462838</text:p>
          </table:table-cell>
          <table:table-cell table:formula="of:=INDEX([$Men.$A$1:$Men.$C$1048576];MATCH([.$B65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9557</text:p>
          </table:table-cell>
          <table:table-cell table:style-name="ce5" office:value-type="string" calcext:value-type="string">
            <text:p>RAPHAEL BONACHELA JUNIOR</text:p>
          </table:table-cell>
          <table:table-cell table:style-name="ce14" office:value-type="string" calcext:value-type="string">
            <text:p>52463466847</text:p>
          </table:table-cell>
          <table:table-cell table:formula="of:=INDEX([$Men.$A$1:$Men.$C$1048576];MATCH([.$B65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9590</text:p>
          </table:table-cell>
          <table:table-cell table:style-name="ce5" office:value-type="string" calcext:value-type="string">
            <text:p>GILSON MANGABA VALERIANO</text:p>
          </table:table-cell>
          <table:table-cell table:style-name="ce14" office:value-type="string" calcext:value-type="string">
            <text:p>26259180802</text:p>
          </table:table-cell>
          <table:table-cell table:formula="of:=INDEX([$Men.$A$1:$Men.$C$1048576];MATCH([.$B65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69808</text:p>
          </table:table-cell>
          <table:table-cell table:style-name="ce5" office:value-type="string" calcext:value-type="string">
            <text:p>LECIR CAROBA NETO</text:p>
          </table:table-cell>
          <table:table-cell table:style-name="ce14" office:value-type="string" calcext:value-type="string">
            <text:p>54083931949</text:p>
          </table:table-cell>
          <table:table-cell table:formula="of:=INDEX([$Men.$A$1:$Men.$C$1048576];MATCH([.$B66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0555</text:p>
          </table:table-cell>
          <table:table-cell table:style-name="ce5" office:value-type="string" calcext:value-type="string">
            <text:p>SUELLEN KATHIANE FERNANDES VILAS BOAS</text:p>
          </table:table-cell>
          <table:table-cell table:style-name="ce14" office:value-type="string" calcext:value-type="string">
            <text:p>34672145840</text:p>
          </table:table-cell>
          <table:table-cell table:formula="of:=INDEX([$Men.$A$1:$Men.$C$1048576];MATCH([.$B66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0911</text:p>
          </table:table-cell>
          <table:table-cell table:style-name="ce5" office:value-type="string" calcext:value-type="string">
            <text:p>ORLANDO ANTONIO</text:p>
          </table:table-cell>
          <table:table-cell table:style-name="ce14" office:value-type="string" calcext:value-type="string">
            <text:p>96643250820</text:p>
          </table:table-cell>
          <table:table-cell table:formula="of:=INDEX([$Men.$A$1:$Men.$C$1048576];MATCH([.$B66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1454</text:p>
          </table:table-cell>
          <table:table-cell table:style-name="ce5" office:value-type="string" calcext:value-type="string">
            <text:p>ANA JAQUELINE MONDINI LUIZ</text:p>
          </table:table-cell>
          <table:table-cell table:style-name="ce14" office:value-type="string" calcext:value-type="string">
            <text:p>48659891880</text:p>
          </table:table-cell>
          <table:table-cell table:formula="of:=INDEX([$Men.$A$1:$Men.$C$1048576];MATCH([.$B66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1454</text:p>
          </table:table-cell>
          <table:table-cell table:style-name="ce5" office:value-type="string" calcext:value-type="string">
            <text:p>JOAO VITOR MONDINI LUIZ</text:p>
          </table:table-cell>
          <table:table-cell table:style-name="ce14" office:value-type="string" calcext:value-type="string">
            <text:p>48797861871</text:p>
          </table:table-cell>
          <table:table-cell table:formula="of:=INDEX([$Men.$A$1:$Men.$C$1048576];MATCH([.$B66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1934</text:p>
          </table:table-cell>
          <table:table-cell table:style-name="ce5" office:value-type="string" calcext:value-type="string">
            <text:p>BRUNO GARCIA FREDERICO</text:p>
          </table:table-cell>
          <table:table-cell table:style-name="ce14" office:value-type="string" calcext:value-type="string">
            <text:p>31716280826</text:p>
          </table:table-cell>
          <table:table-cell table:formula="of:=INDEX([$Men.$A$1:$Men.$C$1048576];MATCH([.$B66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1934</text:p>
          </table:table-cell>
          <table:table-cell table:style-name="ce5" office:value-type="string" calcext:value-type="string">
            <text:p>MANUELA AGUIAR FREDERICO</text:p>
          </table:table-cell>
          <table:table-cell table:style-name="ce14" office:value-type="string" calcext:value-type="string">
            <text:p>01983261815</text:p>
          </table:table-cell>
          <table:table-cell table:formula="of:=INDEX([$Men.$A$1:$Men.$C$1048576];MATCH([.$B66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2086</text:p>
          </table:table-cell>
          <table:table-cell table:style-name="ce5" office:value-type="string" calcext:value-type="string">
            <text:p>DALVA RODRIGUES PINTO</text:p>
          </table:table-cell>
          <table:table-cell table:style-name="ce14" office:value-type="string" calcext:value-type="string">
            <text:p>19032923870</text:p>
          </table:table-cell>
          <table:table-cell table:formula="of:=INDEX([$Men.$A$1:$Men.$C$1048576];MATCH([.$B66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2310</text:p>
          </table:table-cell>
          <table:table-cell table:style-name="ce5" office:value-type="string" calcext:value-type="string">
            <text:p>CESAR HENRIQUE VALERIO CAMPREGHER</text:p>
          </table:table-cell>
          <table:table-cell table:style-name="ce14" office:value-type="string" calcext:value-type="string">
            <text:p>34879075850</text:p>
          </table:table-cell>
          <table:table-cell table:formula="of:=INDEX([$Men.$A$1:$Men.$C$1048576];MATCH([.$B66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2434</text:p>
          </table:table-cell>
          <table:table-cell table:style-name="ce5" office:value-type="string" calcext:value-type="string">
            <text:p>CAMILLA NOEL DA SILVA</text:p>
          </table:table-cell>
          <table:table-cell table:style-name="ce14" office:value-type="string" calcext:value-type="string">
            <text:p>44372706812</text:p>
          </table:table-cell>
          <table:table-cell table:formula="of:=INDEX([$Men.$A$1:$Men.$C$1048576];MATCH([.$B66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3244</text:p>
          </table:table-cell>
          <table:table-cell table:style-name="ce5" office:value-type="string" calcext:value-type="string">
            <text:p>REINALDO NARDI NETO</text:p>
          </table:table-cell>
          <table:table-cell table:style-name="ce14" office:value-type="string" calcext:value-type="string">
            <text:p>31272130851</text:p>
          </table:table-cell>
          <table:table-cell table:formula="of:=INDEX([$Men.$A$1:$Men.$C$1048576];MATCH([.$B67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3287</text:p>
          </table:table-cell>
          <table:table-cell table:style-name="ce5" office:value-type="string" calcext:value-type="string">
            <text:p>MARCIO ARZOLA STIPP</text:p>
          </table:table-cell>
          <table:table-cell table:style-name="ce14" office:value-type="string" calcext:value-type="string">
            <text:p>22698356898</text:p>
          </table:table-cell>
          <table:table-cell table:formula="of:=INDEX([$Men.$A$1:$Men.$C$1048576];MATCH([.$B67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3678</text:p>
          </table:table-cell>
          <table:table-cell table:style-name="ce5" office:value-type="string" calcext:value-type="string">
            <text:p>WASHINGTON FELICIANO DE BARROS</text:p>
          </table:table-cell>
          <table:table-cell table:style-name="ce14" office:value-type="string" calcext:value-type="string">
            <text:p>25987642850</text:p>
          </table:table-cell>
          <table:table-cell table:formula="of:=INDEX([$Men.$A$1:$Men.$C$1048576];MATCH([.$B67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3953</text:p>
          </table:table-cell>
          <table:table-cell table:style-name="ce5" office:value-type="string" calcext:value-type="string">
            <text:p>SERGIO JOSE MARTIM</text:p>
          </table:table-cell>
          <table:table-cell table:style-name="ce14" office:value-type="string" calcext:value-type="string">
            <text:p>06727805857</text:p>
          </table:table-cell>
          <table:table-cell table:formula="of:=INDEX([$Men.$A$1:$Men.$C$1048576];MATCH([.$B67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4348</text:p>
          </table:table-cell>
          <table:table-cell table:style-name="ce5" office:value-type="string" calcext:value-type="string">
            <text:p>FERNANDO FERREIRA DA SILVA</text:p>
          </table:table-cell>
          <table:table-cell table:style-name="ce14" office:value-type="string" calcext:value-type="string">
            <text:p>34222735817</text:p>
          </table:table-cell>
          <table:table-cell table:formula="of:=INDEX([$Men.$A$1:$Men.$C$1048576];MATCH([.$B67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4348</text:p>
          </table:table-cell>
          <table:table-cell table:style-name="ce5" office:value-type="string" calcext:value-type="string">
            <text:p>LUCCA BONATTI SILVA</text:p>
          </table:table-cell>
          <table:table-cell table:style-name="ce14" office:value-type="string" calcext:value-type="string">
            <text:p>50135690870</text:p>
          </table:table-cell>
          <table:table-cell table:formula="of:=INDEX([$Men.$A$1:$Men.$C$1048576];MATCH([.$B67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4348</text:p>
          </table:table-cell>
          <table:table-cell table:style-name="ce5" office:value-type="string" calcext:value-type="string">
            <text:p>THEO BONATTI SILVA</text:p>
          </table:table-cell>
          <table:table-cell table:style-name="ce14" office:value-type="string" calcext:value-type="string">
            <text:p>52130870864</text:p>
          </table:table-cell>
          <table:table-cell table:formula="of:=INDEX([$Men.$A$1:$Men.$C$1048576];MATCH([.$B67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5603</text:p>
          </table:table-cell>
          <table:table-cell table:style-name="ce5" office:value-type="string" calcext:value-type="string">
            <text:p>LUIS OTAVIO SIQUEIRA</text:p>
          </table:table-cell>
          <table:table-cell table:style-name="ce14" office:value-type="string" calcext:value-type="string">
            <text:p>09577992846</text:p>
          </table:table-cell>
          <table:table-cell table:formula="of:=INDEX([$Men.$A$1:$Men.$C$1048576];MATCH([.$B67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5824</text:p>
          </table:table-cell>
          <table:table-cell table:style-name="ce5" office:value-type="string" calcext:value-type="string">
            <text:p>LILIAN MARQUES DA SILVA SOUZA</text:p>
          </table:table-cell>
          <table:table-cell table:style-name="ce14" office:value-type="string" calcext:value-type="string">
            <text:p>15065566801</text:p>
          </table:table-cell>
          <table:table-cell table:formula="of:=INDEX([$Men.$A$1:$Men.$C$1048576];MATCH([.$B67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6014</text:p>
          </table:table-cell>
          <table:table-cell table:style-name="ce5" office:value-type="string" calcext:value-type="string">
            <text:p>PIERRE GUIDINE</text:p>
          </table:table-cell>
          <table:table-cell table:style-name="ce14" office:value-type="string" calcext:value-type="string">
            <text:p>01855410702</text:p>
          </table:table-cell>
          <table:table-cell table:formula="of:=INDEX([$Men.$A$1:$Men.$C$1048576];MATCH([.$B67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6081</text:p>
          </table:table-cell>
          <table:table-cell table:style-name="ce5" office:value-type="string" calcext:value-type="string">
            <text:p>FERNANDA BRAULIO DE CARVALHO GAWRYSZEWSKI</text:p>
          </table:table-cell>
          <table:table-cell table:style-name="ce14" office:value-type="string" calcext:value-type="string">
            <text:p>12528011733</text:p>
          </table:table-cell>
          <table:table-cell table:formula="of:=INDEX([$Men.$A$1:$Men.$C$1048576];MATCH([.$B68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6081</text:p>
          </table:table-cell>
          <table:table-cell table:style-name="ce5" office:value-type="string" calcext:value-type="string">
            <text:p>GABRIELA CARVALHO GAWRYSZEWSKI</text:p>
          </table:table-cell>
          <table:table-cell table:style-name="ce14" office:value-type="string" calcext:value-type="string">
            <text:p>60231520824</text:p>
          </table:table-cell>
          <table:table-cell table:formula="of:=INDEX([$Men.$A$1:$Men.$C$1048576];MATCH([.$B68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6111</text:p>
          </table:table-cell>
          <table:table-cell table:style-name="ce5" office:value-type="string" calcext:value-type="string">
            <text:p>LUCAS ALEXANDRINO SELVAGGIO</text:p>
          </table:table-cell>
          <table:table-cell table:style-name="ce14" office:value-type="string" calcext:value-type="string">
            <text:p>49573919800</text:p>
          </table:table-cell>
          <table:table-cell table:formula="of:=INDEX([$Men.$A$1:$Men.$C$1048576];MATCH([.$B68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6154</text:p>
          </table:table-cell>
          <table:table-cell table:style-name="ce5" office:value-type="string" calcext:value-type="string">
            <text:p>ANDRE LUIS DE SOUZA</text:p>
          </table:table-cell>
          <table:table-cell table:style-name="ce14" office:value-type="string" calcext:value-type="string">
            <text:p>30219642818</text:p>
          </table:table-cell>
          <table:table-cell table:formula="of:=INDEX([$Men.$A$1:$Men.$C$1048576];MATCH([.$B68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6200</text:p>
          </table:table-cell>
          <table:table-cell table:style-name="ce5" office:value-type="string" calcext:value-type="string">
            <text:p>ZAHARA VIANA PAULINO</text:p>
          </table:table-cell>
          <table:table-cell table:style-name="ce14" office:value-type="string" calcext:value-type="string">
            <text:p>59690078895</text:p>
          </table:table-cell>
          <table:table-cell table:formula="of:=INDEX([$Men.$A$1:$Men.$C$1048576];MATCH([.$B68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6340</text:p>
          </table:table-cell>
          <table:table-cell table:style-name="ce5" office:value-type="string" calcext:value-type="string">
            <text:p>CAIO DEODATO DOS SANTOS SILVA</text:p>
          </table:table-cell>
          <table:table-cell table:style-name="ce14" office:value-type="string" calcext:value-type="string">
            <text:p>44488844812</text:p>
          </table:table-cell>
          <table:table-cell table:formula="of:=INDEX([$Men.$A$1:$Men.$C$1048576];MATCH([.$B68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6960</text:p>
          </table:table-cell>
          <table:table-cell table:style-name="ce5" office:value-type="string" calcext:value-type="string">
            <text:p>CLEVERSON BERTO</text:p>
          </table:table-cell>
          <table:table-cell table:style-name="ce14" office:value-type="string" calcext:value-type="string">
            <text:p>27409196890</text:p>
          </table:table-cell>
          <table:table-cell table:formula="of:=INDEX([$Men.$A$1:$Men.$C$1048576];MATCH([.$B68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7703</text:p>
          </table:table-cell>
          <table:table-cell table:style-name="ce5" office:value-type="string" calcext:value-type="string">
            <text:p>ISABELLA HELENA ALVES CRAVEIRO LIMA</text:p>
          </table:table-cell>
          <table:table-cell table:style-name="ce14" office:value-type="string" calcext:value-type="string">
            <text:p>47664234883</text:p>
          </table:table-cell>
          <table:table-cell table:formula="of:=INDEX([$Men.$A$1:$Men.$C$1048576];MATCH([.$B68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7797</text:p>
          </table:table-cell>
          <table:table-cell table:style-name="ce5" office:value-type="string" calcext:value-type="string">
            <text:p>EDUARDO THORSTENSEN SABUGOSA</text:p>
          </table:table-cell>
          <table:table-cell table:style-name="ce14" office:value-type="string" calcext:value-type="string">
            <text:p>82868840604</text:p>
          </table:table-cell>
          <table:table-cell table:formula="of:=INDEX([$Men.$A$1:$Men.$C$1048576];MATCH([.$B68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7851</text:p>
          </table:table-cell>
          <table:table-cell table:style-name="ce5" office:value-type="string" calcext:value-type="string">
            <text:p>THIAGO CHERPINSKI</text:p>
          </table:table-cell>
          <table:table-cell table:style-name="ce14" office:value-type="string" calcext:value-type="string">
            <text:p>41300518812</text:p>
          </table:table-cell>
          <table:table-cell table:formula="of:=INDEX([$Men.$A$1:$Men.$C$1048576];MATCH([.$B68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8009</text:p>
          </table:table-cell>
          <table:table-cell table:style-name="ce5" office:value-type="string" calcext:value-type="string">
            <text:p>ETTORE OBROWNICK ZAMPIERI</text:p>
          </table:table-cell>
          <table:table-cell table:style-name="ce14" office:value-type="string" calcext:value-type="string">
            <text:p>54800762804</text:p>
          </table:table-cell>
          <table:table-cell table:formula="of:=INDEX([$Men.$A$1:$Men.$C$1048576];MATCH([.$B69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8009</text:p>
          </table:table-cell>
          <table:table-cell table:style-name="ce5" office:value-type="string" calcext:value-type="string">
            <text:p>FABIO ZAMPIERI OBROWNICK</text:p>
          </table:table-cell>
          <table:table-cell table:style-name="ce14" office:value-type="string" calcext:value-type="string">
            <text:p>24724852801</text:p>
          </table:table-cell>
          <table:table-cell table:formula="of:=INDEX([$Men.$A$1:$Men.$C$1048576];MATCH([.$B69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8378</text:p>
          </table:table-cell>
          <table:table-cell table:style-name="ce5" office:value-type="string" calcext:value-type="string">
            <text:p>GUILHERME FERRAZ TOLEDO</text:p>
          </table:table-cell>
          <table:table-cell table:style-name="ce14" office:value-type="string" calcext:value-type="string">
            <text:p>41871826837</text:p>
          </table:table-cell>
          <table:table-cell table:formula="of:=INDEX([$Men.$A$1:$Men.$C$1048576];MATCH([.$B69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8378</text:p>
          </table:table-cell>
          <table:table-cell table:style-name="ce5" office:value-type="string" calcext:value-type="string">
            <text:p>PEDRO MAIANI TOLEDO</text:p>
          </table:table-cell>
          <table:table-cell table:style-name="ce14" office:value-type="string" calcext:value-type="string">
            <text:p>59420828808</text:p>
          </table:table-cell>
          <table:table-cell table:formula="of:=INDEX([$Men.$A$1:$Men.$C$1048576];MATCH([.$B69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8459</text:p>
          </table:table-cell>
          <table:table-cell table:style-name="ce5" office:value-type="string" calcext:value-type="string">
            <text:p>GERALDO CHRISTOFOLETTI</text:p>
          </table:table-cell>
          <table:table-cell table:style-name="ce14" office:value-type="string" calcext:value-type="string">
            <text:p>96634600830</text:p>
          </table:table-cell>
          <table:table-cell table:formula="of:=INDEX([$Men.$A$1:$Men.$C$1048576];MATCH([.$B69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8483</text:p>
          </table:table-cell>
          <table:table-cell table:style-name="ce5" office:value-type="string" calcext:value-type="string">
            <text:p>DEBORA GOMES DE OLIVEIRA AUGUSTO</text:p>
          </table:table-cell>
          <table:table-cell table:style-name="ce14" office:value-type="string" calcext:value-type="string">
            <text:p>01498990843</text:p>
          </table:table-cell>
          <table:table-cell table:formula="of:=INDEX([$Men.$A$1:$Men.$C$1048576];MATCH([.$B69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8483</text:p>
          </table:table-cell>
          <table:table-cell table:style-name="ce5" office:value-type="string" calcext:value-type="string">
            <text:p>OZIEL DE OLIVEIRA AUGUSTO</text:p>
          </table:table-cell>
          <table:table-cell table:style-name="ce14" office:value-type="string" calcext:value-type="string">
            <text:p>38375239852</text:p>
          </table:table-cell>
          <table:table-cell table:formula="of:=INDEX([$Men.$A$1:$Men.$C$1048576];MATCH([.$B69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8513</text:p>
          </table:table-cell>
          <table:table-cell table:style-name="ce5" office:value-type="string" calcext:value-type="string">
            <text:p>ROGERIO DE OLIVEIRA SANTOS</text:p>
          </table:table-cell>
          <table:table-cell table:style-name="ce14" office:value-type="string" calcext:value-type="string">
            <text:p>19170234809</text:p>
          </table:table-cell>
          <table:table-cell table:formula="of:=INDEX([$Men.$A$1:$Men.$C$1048576];MATCH([.$B69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8831</text:p>
          </table:table-cell>
          <table:table-cell table:style-name="ce5" office:value-type="string" calcext:value-type="string">
            <text:p>JOAO GILBERTO VENDRAME</text:p>
          </table:table-cell>
          <table:table-cell table:style-name="ce14" office:value-type="string" calcext:value-type="string">
            <text:p>04410078801</text:p>
          </table:table-cell>
          <table:table-cell table:formula="of:=INDEX([$Men.$A$1:$Men.$C$1048576];MATCH([.$B69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8831</text:p>
          </table:table-cell>
          <table:table-cell table:style-name="ce5" office:value-type="string" calcext:value-type="string">
            <text:p>VALENTINA FERREIRA VENDRAME</text:p>
          </table:table-cell>
          <table:table-cell table:style-name="ce14" office:value-type="string" calcext:value-type="string">
            <text:p>50935082840</text:p>
          </table:table-cell>
          <table:table-cell table:formula="of:=INDEX([$Men.$A$1:$Men.$C$1048576];MATCH([.$B69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8890</text:p>
          </table:table-cell>
          <table:table-cell table:style-name="ce5" office:value-type="string" calcext:value-type="string">
            <text:p>OSEIAS DE FREITAS JARDIN DE OLIVEIRA</text:p>
          </table:table-cell>
          <table:table-cell table:style-name="ce14" office:value-type="string" calcext:value-type="string">
            <text:p>40776842854</text:p>
          </table:table-cell>
          <table:table-cell table:formula="of:=INDEX([$Men.$A$1:$Men.$C$1048576];MATCH([.$B70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78971</text:p>
          </table:table-cell>
          <table:table-cell table:style-name="ce5" office:value-type="string" calcext:value-type="string">
            <text:p>FLAVIO TEODORO MOREIRA</text:p>
          </table:table-cell>
          <table:table-cell table:style-name="ce14" office:value-type="string" calcext:value-type="string">
            <text:p>04203189926</text:p>
          </table:table-cell>
          <table:table-cell table:formula="of:=INDEX([$Men.$A$1:$Men.$C$1048576];MATCH([.$B70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0178</text:p>
          </table:table-cell>
          <table:table-cell table:style-name="ce5" office:value-type="string" calcext:value-type="string">
            <text:p>HENRIQUE CARPANEZI BARBOSA</text:p>
          </table:table-cell>
          <table:table-cell table:style-name="ce14" office:value-type="string" calcext:value-type="string">
            <text:p>32181617899</text:p>
          </table:table-cell>
          <table:table-cell table:formula="of:=INDEX([$Men.$A$1:$Men.$C$1048576];MATCH([.$B70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0828</text:p>
          </table:table-cell>
          <table:table-cell table:style-name="ce5" office:value-type="string" calcext:value-type="string">
            <text:p>ANDREA ALVES PEREIRA ROBERTO</text:p>
          </table:table-cell>
          <table:table-cell table:style-name="ce14" office:value-type="string" calcext:value-type="string">
            <text:p>25664835826</text:p>
          </table:table-cell>
          <table:table-cell table:formula="of:=INDEX([$Men.$A$1:$Men.$C$1048576];MATCH([.$B70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0828</text:p>
          </table:table-cell>
          <table:table-cell table:style-name="ce5" office:value-type="string" calcext:value-type="string">
            <text:p>BEATRIZ PEREIRA ROBERTO</text:p>
          </table:table-cell>
          <table:table-cell table:style-name="ce14" office:value-type="string" calcext:value-type="string">
            <text:p>55548320831</text:p>
          </table:table-cell>
          <table:table-cell table:formula="of:=INDEX([$Men.$A$1:$Men.$C$1048576];MATCH([.$B70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0828</text:p>
          </table:table-cell>
          <table:table-cell table:style-name="ce5" office:value-type="string" calcext:value-type="string">
            <text:p>FELIPE PEREIRA ROBERTO</text:p>
          </table:table-cell>
          <table:table-cell table:style-name="ce14" office:value-type="string" calcext:value-type="string">
            <text:p>55548367803</text:p>
          </table:table-cell>
          <table:table-cell table:formula="of:=INDEX([$Men.$A$1:$Men.$C$1048576];MATCH([.$B70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1468</text:p>
          </table:table-cell>
          <table:table-cell table:style-name="ce5" office:value-type="string" calcext:value-type="string">
            <text:p>JOSE FRANCISCO ESTEVES DOS SANTOS</text:p>
          </table:table-cell>
          <table:table-cell table:style-name="ce14" office:value-type="string" calcext:value-type="string">
            <text:p>04958210636</text:p>
          </table:table-cell>
          <table:table-cell table:formula="of:=INDEX([$Men.$A$1:$Men.$C$1048576];MATCH([.$B70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1514</text:p>
          </table:table-cell>
          <table:table-cell table:style-name="ce5" office:value-type="string" calcext:value-type="string">
            <text:p>EVANDRO GIMENES</text:p>
          </table:table-cell>
          <table:table-cell table:style-name="ce14" office:value-type="string" calcext:value-type="string">
            <text:p>26076901888</text:p>
          </table:table-cell>
          <table:table-cell table:formula="of:=INDEX([$Men.$A$1:$Men.$C$1048576];MATCH([.$B70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2006</text:p>
          </table:table-cell>
          <table:table-cell table:style-name="ce5" office:value-type="string" calcext:value-type="string">
            <text:p>CELSO HENRIQUE MENDES ALVES FERREIRA</text:p>
          </table:table-cell>
          <table:table-cell table:style-name="ce14" office:value-type="string" calcext:value-type="string">
            <text:p>39557436832</text:p>
          </table:table-cell>
          <table:table-cell table:formula="of:=INDEX([$Men.$A$1:$Men.$C$1048576];MATCH([.$B70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2596</text:p>
          </table:table-cell>
          <table:table-cell table:style-name="ce5" office:value-type="string" calcext:value-type="string">
            <text:p>ISABELA DA SILVA FREIRE DE CARVALHO</text:p>
          </table:table-cell>
          <table:table-cell table:style-name="ce14" office:value-type="string" calcext:value-type="string">
            <text:p>10761798439</text:p>
          </table:table-cell>
          <table:table-cell table:formula="of:=INDEX([$Men.$A$1:$Men.$C$1048576];MATCH([.$B70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2740</text:p>
          </table:table-cell>
          <table:table-cell table:style-name="ce5" office:value-type="string" calcext:value-type="string">
            <text:p>DECIO STENICO</text:p>
          </table:table-cell>
          <table:table-cell table:style-name="ce14" office:value-type="string" calcext:value-type="string">
            <text:p>11795545828</text:p>
          </table:table-cell>
          <table:table-cell table:formula="of:=INDEX([$Men.$A$1:$Men.$C$1048576];MATCH([.$B71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2871</text:p>
          </table:table-cell>
          <table:table-cell table:style-name="ce5" office:value-type="string" calcext:value-type="string">
            <text:p>FABIO ROGERIO DE QUEIROZ</text:p>
          </table:table-cell>
          <table:table-cell table:style-name="ce14" office:value-type="string" calcext:value-type="string">
            <text:p>28960865877</text:p>
          </table:table-cell>
          <table:table-cell table:formula="of:=INDEX([$Men.$A$1:$Men.$C$1048576];MATCH([.$B71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4130</text:p>
          </table:table-cell>
          <table:table-cell table:style-name="ce5" office:value-type="string" calcext:value-type="string">
            <text:p>JANAINA NEGRAO DE TOLEDO</text:p>
          </table:table-cell>
          <table:table-cell table:style-name="ce14" office:value-type="string" calcext:value-type="string">
            <text:p>37305057851</text:p>
          </table:table-cell>
          <table:table-cell table:formula="of:=INDEX([$Men.$A$1:$Men.$C$1048576];MATCH([.$B71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4149</text:p>
          </table:table-cell>
          <table:table-cell table:style-name="ce5" office:value-type="string" calcext:value-type="string">
            <text:p>JOAO PREVITALLI DE TOLEDO</text:p>
          </table:table-cell>
          <table:table-cell table:style-name="ce14" office:value-type="string" calcext:value-type="string">
            <text:p>51062320824</text:p>
          </table:table-cell>
          <table:table-cell table:formula="of:=INDEX([$Men.$A$1:$Men.$C$1048576];MATCH([.$B71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4149</text:p>
          </table:table-cell>
          <table:table-cell table:style-name="ce5" office:value-type="string" calcext:value-type="string">
            <text:p>PEDRO HENRIQUE FERRAZ DE TOLEDO</text:p>
          </table:table-cell>
          <table:table-cell table:style-name="ce14" office:value-type="string" calcext:value-type="string">
            <text:p>11006209824</text:p>
          </table:table-cell>
          <table:table-cell table:formula="of:=INDEX([$Men.$A$1:$Men.$C$1048576];MATCH([.$B71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4149</text:p>
          </table:table-cell>
          <table:table-cell table:style-name="ce5" office:value-type="string" calcext:value-type="string">
            <text:p>PEDRO PREVITALLI DE TOLEDO</text:p>
          </table:table-cell>
          <table:table-cell table:style-name="ce14" office:value-type="string" calcext:value-type="string">
            <text:p>51062365844</text:p>
          </table:table-cell>
          <table:table-cell table:formula="of:=INDEX([$Men.$A$1:$Men.$C$1048576];MATCH([.$B71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4246</text:p>
          </table:table-cell>
          <table:table-cell table:style-name="ce5" office:value-type="string" calcext:value-type="string">
            <text:p>MARIA CLARA SILVA DE LIMA</text:p>
          </table:table-cell>
          <table:table-cell table:style-name="ce14" office:value-type="string" calcext:value-type="string">
            <text:p>47821003883</text:p>
          </table:table-cell>
          <table:table-cell table:formula="of:=INDEX([$Men.$A$1:$Men.$C$1048576];MATCH([.$B71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4408</text:p>
          </table:table-cell>
          <table:table-cell table:style-name="ce5" office:value-type="string" calcext:value-type="string">
            <text:p>ELIEL WAGNER FABER</text:p>
          </table:table-cell>
          <table:table-cell table:style-name="ce14" office:value-type="string" calcext:value-type="string">
            <text:p>22270792823</text:p>
          </table:table-cell>
          <table:table-cell table:formula="of:=INDEX([$Men.$A$1:$Men.$C$1048576];MATCH([.$B71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4408</text:p>
          </table:table-cell>
          <table:table-cell table:style-name="ce5" office:value-type="string" calcext:value-type="string">
            <text:p>SOFIA PADUA FABER</text:p>
          </table:table-cell>
          <table:table-cell table:style-name="ce14" office:value-type="string" calcext:value-type="string">
            <text:p>57070401884</text:p>
          </table:table-cell>
          <table:table-cell table:formula="of:=INDEX([$Men.$A$1:$Men.$C$1048576];MATCH([.$B71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5030</text:p>
          </table:table-cell>
          <table:table-cell table:style-name="ce5" office:value-type="string" calcext:value-type="string">
            <text:p>STEVENSON MOSCHINI CARLOS</text:p>
          </table:table-cell>
          <table:table-cell table:style-name="ce14" office:value-type="string" calcext:value-type="string">
            <text:p>11524671827</text:p>
          </table:table-cell>
          <table:table-cell table:formula="of:=INDEX([$Men.$A$1:$Men.$C$1048576];MATCH([.$B71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5358</text:p>
          </table:table-cell>
          <table:table-cell table:style-name="ce5" office:value-type="string" calcext:value-type="string">
            <text:p>VALERIA SEVERINO JACOB ANGELINO</text:p>
          </table:table-cell>
          <table:table-cell table:style-name="ce14" office:value-type="string" calcext:value-type="string">
            <text:p>13126846823</text:p>
          </table:table-cell>
          <table:table-cell table:formula="of:=INDEX([$Men.$A$1:$Men.$C$1048576];MATCH([.$B72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6079</text:p>
          </table:table-cell>
          <table:table-cell table:style-name="ce5" office:value-type="string" calcext:value-type="string">
            <text:p>CAROLINA SPOTO MALUF SARRUGE</text:p>
          </table:table-cell>
          <table:table-cell table:style-name="ce14" office:value-type="string" calcext:value-type="string">
            <text:p>36961524800</text:p>
          </table:table-cell>
          <table:table-cell table:formula="of:=INDEX([$Men.$A$1:$Men.$C$1048576];MATCH([.$B72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6079</text:p>
          </table:table-cell>
          <table:table-cell table:style-name="ce5" office:value-type="string" calcext:value-type="string">
            <text:p>DAVI MALUF SARRUGE</text:p>
          </table:table-cell>
          <table:table-cell table:style-name="ce14" office:value-type="string" calcext:value-type="string">
            <text:p>56377077823</text:p>
          </table:table-cell>
          <table:table-cell table:formula="of:=INDEX([$Men.$A$1:$Men.$C$1048576];MATCH([.$B72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6079</text:p>
          </table:table-cell>
          <table:table-cell table:style-name="ce5" office:value-type="string" calcext:value-type="string">
            <text:p>LUCAS MALUF SARRUGE</text:p>
          </table:table-cell>
          <table:table-cell table:style-name="ce14" office:value-type="string" calcext:value-type="string">
            <text:p>60886787807</text:p>
          </table:table-cell>
          <table:table-cell table:formula="of:=INDEX([$Men.$A$1:$Men.$C$1048576];MATCH([.$B72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6249</text:p>
          </table:table-cell>
          <table:table-cell table:style-name="ce5" office:value-type="string" calcext:value-type="string">
            <text:p>ISABELLI SIVIERO PAGGIARO</text:p>
          </table:table-cell>
          <table:table-cell table:style-name="ce14" office:value-type="string" calcext:value-type="string">
            <text:p>51080445854</text:p>
          </table:table-cell>
          <table:table-cell table:formula="of:=INDEX([$Men.$A$1:$Men.$C$1048576];MATCH([.$B72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6249</text:p>
          </table:table-cell>
          <table:table-cell table:style-name="ce5" office:value-type="string" calcext:value-type="string">
            <text:p>JULIANO BENEDITO PAGGIARO</text:p>
          </table:table-cell>
          <table:table-cell table:style-name="ce14" office:value-type="string" calcext:value-type="string">
            <text:p>26020592855</text:p>
          </table:table-cell>
          <table:table-cell table:formula="of:=INDEX([$Men.$A$1:$Men.$C$1048576];MATCH([.$B72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6320</text:p>
          </table:table-cell>
          <table:table-cell table:style-name="ce5" office:value-type="string" calcext:value-type="string">
            <text:p>MATHEUS BERTOLI SERRA</text:p>
          </table:table-cell>
          <table:table-cell table:style-name="ce14" office:value-type="string" calcext:value-type="string">
            <text:p>56911646863</text:p>
          </table:table-cell>
          <table:table-cell table:formula="of:=INDEX([$Men.$A$1:$Men.$C$1048576];MATCH([.$B72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6320</text:p>
          </table:table-cell>
          <table:table-cell table:style-name="ce5" office:value-type="string" calcext:value-type="string">
            <text:p>ROBSON JAQUES SERRA</text:p>
          </table:table-cell>
          <table:table-cell table:style-name="ce14" office:value-type="string" calcext:value-type="string">
            <text:p>15314491826</text:p>
          </table:table-cell>
          <table:table-cell table:formula="of:=INDEX([$Men.$A$1:$Men.$C$1048576];MATCH([.$B72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6320</text:p>
          </table:table-cell>
          <table:table-cell table:style-name="ce5" office:value-type="string" calcext:value-type="string">
            <text:p>VINICIUS BERTOLI SERRA</text:p>
          </table:table-cell>
          <table:table-cell table:style-name="ce14" office:value-type="string" calcext:value-type="string">
            <text:p>56911691818</text:p>
          </table:table-cell>
          <table:table-cell table:formula="of:=INDEX([$Men.$A$1:$Men.$C$1048576];MATCH([.$B72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6648</text:p>
          </table:table-cell>
          <table:table-cell table:style-name="ce5" office:value-type="string" calcext:value-type="string">
            <text:p>CAMILA GARCIA LUIZ SILVEIRA</text:p>
          </table:table-cell>
          <table:table-cell table:style-name="ce14" office:value-type="string" calcext:value-type="string">
            <text:p>23000778845</text:p>
          </table:table-cell>
          <table:table-cell table:formula="of:=INDEX([$Men.$A$1:$Men.$C$1048576];MATCH([.$B72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6648</text:p>
          </table:table-cell>
          <table:table-cell table:style-name="ce5" office:value-type="string" calcext:value-type="string">
            <text:p>GABRIEL GARCIA LUIZ SILVEIRA</text:p>
          </table:table-cell>
          <table:table-cell table:style-name="ce14" office:value-type="string" calcext:value-type="string">
            <text:p>59728158858</text:p>
          </table:table-cell>
          <table:table-cell table:formula="of:=INDEX([$Men.$A$1:$Men.$C$1048576];MATCH([.$B73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6648</text:p>
          </table:table-cell>
          <table:table-cell table:style-name="ce5" office:value-type="string" calcext:value-type="string">
            <text:p>ISABELLA GARCIA LUIZ SILVEIRA</text:p>
          </table:table-cell>
          <table:table-cell table:style-name="ce14" office:value-type="string" calcext:value-type="string">
            <text:p>51838264809</text:p>
          </table:table-cell>
          <table:table-cell table:formula="of:=INDEX([$Men.$A$1:$Men.$C$1048576];MATCH([.$B73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6753</text:p>
          </table:table-cell>
          <table:table-cell table:style-name="ce5" office:value-type="string" calcext:value-type="string">
            <text:p>CAIO VINICIUS GONZALEZ FAZENARO</text:p>
          </table:table-cell>
          <table:table-cell table:style-name="ce14" office:value-type="string" calcext:value-type="string">
            <text:p>56165964850</text:p>
          </table:table-cell>
          <table:table-cell table:formula="of:=INDEX([$Men.$A$1:$Men.$C$1048576];MATCH([.$B73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8110</text:p>
          </table:table-cell>
          <table:table-cell table:style-name="ce5" office:value-type="string" calcext:value-type="string">
            <text:p>ANIELLE PAULA PIRATELLI DE SOUZA BERNARDINO</text:p>
          </table:table-cell>
          <table:table-cell table:style-name="ce14" office:value-type="string" calcext:value-type="string">
            <text:p>40689839847</text:p>
          </table:table-cell>
          <table:table-cell table:formula="of:=INDEX([$Men.$A$1:$Men.$C$1048576];MATCH([.$B73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8578</text:p>
          </table:table-cell>
          <table:table-cell table:style-name="ce5" office:value-type="string" calcext:value-type="string">
            <text:p>FELIPE JOAQUIM SOUZA BARROSO</text:p>
          </table:table-cell>
          <table:table-cell table:style-name="ce14" office:value-type="string" calcext:value-type="string">
            <text:p>51176701835</text:p>
          </table:table-cell>
          <table:table-cell table:formula="of:=INDEX([$Men.$A$1:$Men.$C$1048576];MATCH([.$B73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8756</text:p>
          </table:table-cell>
          <table:table-cell table:style-name="ce5" office:value-type="string" calcext:value-type="string">
            <text:p>ARNALDO BATISTA FARINA</text:p>
          </table:table-cell>
          <table:table-cell table:style-name="ce14" office:value-type="string" calcext:value-type="string">
            <text:p>26168572864</text:p>
          </table:table-cell>
          <table:table-cell table:formula="of:=INDEX([$Men.$A$1:$Men.$C$1048576];MATCH([.$B73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8772</text:p>
          </table:table-cell>
          <table:table-cell table:style-name="ce5" office:value-type="string" calcext:value-type="string">
            <text:p>JOSE ROMUALDO SECO</text:p>
          </table:table-cell>
          <table:table-cell table:style-name="ce14" office:value-type="string" calcext:value-type="string">
            <text:p>01297414934</text:p>
          </table:table-cell>
          <table:table-cell table:formula="of:=INDEX([$Men.$A$1:$Men.$C$1048576];MATCH([.$B73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88926</text:p>
          </table:table-cell>
          <table:table-cell table:style-name="ce5" office:value-type="string" calcext:value-type="string">
            <text:p>HEITOR HENRIQUE MEDEIROS ALVES</text:p>
          </table:table-cell>
          <table:table-cell table:style-name="ce14" office:value-type="string" calcext:value-type="string">
            <text:p>52476856878</text:p>
          </table:table-cell>
          <table:table-cell table:formula="of:=INDEX([$Men.$A$1:$Men.$C$1048576];MATCH([.$B73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90904</text:p>
          </table:table-cell>
          <table:table-cell table:style-name="ce5" office:value-type="string" calcext:value-type="string">
            <text:p>JOSE GERALDO RIZZI</text:p>
          </table:table-cell>
          <table:table-cell table:style-name="ce14" office:value-type="string" calcext:value-type="string">
            <text:p>01712924800</text:p>
          </table:table-cell>
          <table:table-cell table:formula="of:=INDEX([$Men.$A$1:$Men.$C$1048576];MATCH([.$B73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90971</text:p>
          </table:table-cell>
          <table:table-cell table:style-name="ce5" office:value-type="string" calcext:value-type="string">
            <text:p>VANUSKA SHEYLA LIMA DE OLIVEIRA</text:p>
          </table:table-cell>
          <table:table-cell table:style-name="ce14" office:value-type="string" calcext:value-type="string">
            <text:p>04738801481</text:p>
          </table:table-cell>
          <table:table-cell table:formula="of:=INDEX([$Men.$A$1:$Men.$C$1048576];MATCH([.$B73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91218</text:p>
          </table:table-cell>
          <table:table-cell table:style-name="ce5" office:value-type="string" calcext:value-type="string">
            <text:p>CAIO PAGOTTO PONCE</text:p>
          </table:table-cell>
          <table:table-cell table:style-name="ce14" office:value-type="string" calcext:value-type="string">
            <text:p>60345072863</text:p>
          </table:table-cell>
          <table:table-cell table:formula="of:=INDEX([$Men.$A$1:$Men.$C$1048576];MATCH([.$B74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6" office:value-type="string" calcext:value-type="string">
            <text:p>291501</text:p>
          </table:table-cell>
          <table:table-cell table:style-name="ce5" office:value-type="string" calcext:value-type="string">
            <text:p>DAVI MARTINS VIEIRA PINTO</text:p>
          </table:table-cell>
          <table:table-cell table:style-name="ce14" office:value-type="string" calcext:value-type="string">
            <text:p>18085795779</text:p>
          </table:table-cell>
          <table:table-cell table:formula="of:=INDEX([$Men.$A$1:$Men.$C$1048576];MATCH([.$B74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91501</text:p>
          </table:table-cell>
          <table:table-cell table:style-name="ce5" office:value-type="string" calcext:value-type="string">
            <text:p>ROBERTO GOLCALVES PINTO</text:p>
          </table:table-cell>
          <table:table-cell table:style-name="ce14" office:value-type="string" calcext:value-type="string">
            <text:p>03138452710</text:p>
          </table:table-cell>
          <table:table-cell table:formula="of:=INDEX([$Men.$A$1:$Men.$C$1048576];MATCH([.$B74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291749</text:p>
          </table:table-cell>
          <table:table-cell table:style-name="ce5" office:value-type="string" calcext:value-type="string">
            <text:p>THIAGO SARTORI</text:p>
          </table:table-cell>
          <table:table-cell table:style-name="ce14" office:value-type="string" calcext:value-type="string">
            <text:p>33880090823</text:p>
          </table:table-cell>
          <table:table-cell table:formula="of:=INDEX([$Men.$A$1:$Men.$C$1048576];MATCH([.$B74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87056</text:p>
          </table:table-cell>
          <table:table-cell table:style-name="ce5" office:value-type="string" calcext:value-type="string">
            <text:p>ROSEMEIRE DA SILVA</text:p>
          </table:table-cell>
          <table:table-cell table:style-name="ce14" office:value-type="string" calcext:value-type="string">
            <text:p>19207848880</text:p>
          </table:table-cell>
          <table:table-cell table:formula="of:=INDEX([$Men.$A$1:$Men.$C$1048576];MATCH([.$B74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87109</text:p>
          </table:table-cell>
          <table:table-cell table:style-name="ce5" office:value-type="string" calcext:value-type="string">
            <text:p>FLAVIO ANTONIO GIL</text:p>
          </table:table-cell>
          <table:table-cell table:style-name="ce14" office:value-type="string" calcext:value-type="string">
            <text:p>06753999809</text:p>
          </table:table-cell>
          <table:table-cell table:formula="of:=INDEX([$Men.$A$1:$Men.$C$1048576];MATCH([.$B74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87182</text:p>
          </table:table-cell>
          <table:table-cell table:style-name="ce5" office:value-type="string" calcext:value-type="string">
            <text:p>MARIA BENEDITA SOUSA CORREA</text:p>
          </table:table-cell>
          <table:table-cell table:style-name="ce14" office:value-type="string" calcext:value-type="string">
            <text:p>05580891865</text:p>
          </table:table-cell>
          <table:table-cell table:formula="of:=INDEX([$Men.$A$1:$Men.$C$1048576];MATCH([.$B74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908649</text:p>
          </table:table-cell>
          <table:table-cell table:style-name="ce5" office:value-type="string" calcext:value-type="string">
            <text:p>FATIMA APARECIDA LEMES</text:p>
          </table:table-cell>
          <table:table-cell table:style-name="ce14" office:value-type="string" calcext:value-type="string">
            <text:p>19207383802</text:p>
          </table:table-cell>
          <table:table-cell table:formula="of:=INDEX([$Men.$A$1:$Men.$C$1048576];MATCH([.$B74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909017</text:p>
          </table:table-cell>
          <table:table-cell table:style-name="ce5" office:value-type="string" calcext:value-type="string">
            <text:p>INES APARECIDA GRANJA PRESOTTO CASTELLO</text:p>
          </table:table-cell>
          <table:table-cell table:style-name="ce14" office:value-type="string" calcext:value-type="string">
            <text:p>08370707831</text:p>
          </table:table-cell>
          <table:table-cell table:formula="of:=INDEX([$Men.$A$1:$Men.$C$1048576];MATCH([.$B748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910333</text:p>
          </table:table-cell>
          <table:table-cell table:style-name="ce5" office:value-type="string" calcext:value-type="string">
            <text:p>ODAIR ANTONIO MARCHI</text:p>
          </table:table-cell>
          <table:table-cell table:style-name="ce14" office:value-type="string" calcext:value-type="string">
            <text:p>01594674892</text:p>
          </table:table-cell>
          <table:table-cell table:formula="of:=INDEX([$Men.$A$1:$Men.$C$1048576];MATCH([.$B749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910686</text:p>
          </table:table-cell>
          <table:table-cell table:style-name="ce5" office:value-type="string" calcext:value-type="string">
            <text:p>EDSON MAURICIO ZANATTA</text:p>
          </table:table-cell>
          <table:table-cell table:style-name="ce14" office:value-type="string" calcext:value-type="string">
            <text:p>11550243896</text:p>
          </table:table-cell>
          <table:table-cell table:formula="of:=INDEX([$Men.$A$1:$Men.$C$1048576];MATCH([.$B750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910813</text:p>
          </table:table-cell>
          <table:table-cell table:style-name="ce5" office:value-type="string" calcext:value-type="string">
            <text:p>JOSE CARLOS AVERSA</text:p>
          </table:table-cell>
          <table:table-cell table:style-name="ce14" office:value-type="string" calcext:value-type="string">
            <text:p>04250030865</text:p>
          </table:table-cell>
          <table:table-cell table:formula="of:=INDEX([$Men.$A$1:$Men.$C$1048576];MATCH([.$B751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910902</text:p>
          </table:table-cell>
          <table:table-cell table:style-name="ce5" office:value-type="string" calcext:value-type="string">
            <text:p>MARCELO DA SILVA CARDOSO</text:p>
          </table:table-cell>
          <table:table-cell table:style-name="ce14" office:value-type="string" calcext:value-type="string">
            <text:p>44650126835</text:p>
          </table:table-cell>
          <table:table-cell table:formula="of:=INDEX([$Men.$A$1:$Men.$C$1048576];MATCH([.$B752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911461</text:p>
          </table:table-cell>
          <table:table-cell table:style-name="ce5" office:value-type="string" calcext:value-type="string">
            <text:p>BIANCA MENEGON GUTIEREZ BEGA</text:p>
          </table:table-cell>
          <table:table-cell table:style-name="ce14" office:value-type="string" calcext:value-type="string">
            <text:p>47751867876</text:p>
          </table:table-cell>
          <table:table-cell table:formula="of:=INDEX([$Men.$A$1:$Men.$C$1048576];MATCH([.$B753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911461</text:p>
          </table:table-cell>
          <table:table-cell table:style-name="ce5" office:value-type="string" calcext:value-type="string">
            <text:p>DANIELA MENEGON GUTIEREZ BEGA</text:p>
          </table:table-cell>
          <table:table-cell table:style-name="ce14" office:value-type="string" calcext:value-type="string">
            <text:p>27593382826</text:p>
          </table:table-cell>
          <table:table-cell table:formula="of:=INDEX([$Men.$A$1:$Men.$C$1048576];MATCH([.$B754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91712</text:p>
          </table:table-cell>
          <table:table-cell table:style-name="ce5" office:value-type="string" calcext:value-type="string">
            <text:p>JULIANA APARECIDA SANCHES ZEM</text:p>
          </table:table-cell>
          <table:table-cell table:style-name="ce14" office:value-type="string" calcext:value-type="string">
            <text:p>21487982860</text:p>
          </table:table-cell>
          <table:table-cell table:formula="of:=INDEX([$Men.$A$1:$Men.$C$1048576];MATCH([.$B755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97299</text:p>
          </table:table-cell>
          <table:table-cell table:style-name="ce16" office:value-type="string" calcext:value-type="string">
            <text:p>KATIA MARIA MAZI</text:p>
          </table:table-cell>
          <table:table-cell table:style-name="ce14" office:value-type="string" calcext:value-type="string">
            <text:p>11004620829</text:p>
          </table:table-cell>
          <table:table-cell table:formula="of:=INDEX([$Men.$A$1:$Men.$C$1048576];MATCH([.$B756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99224</text:p>
          </table:table-cell>
          <table:table-cell table:style-name="ce16" office:value-type="string" calcext:value-type="string">
            <text:p>ANGELA BEATRIZ PREVIATTI</text:p>
          </table:table-cell>
          <table:table-cell table:style-name="ce14" office:value-type="string" calcext:value-type="string">
            <text:p>09578506899</text:p>
          </table:table-cell>
          <table:table-cell table:formula="of:=INDEX([$Men.$A$1:$Men.$C$1048576];MATCH([.$B757];[$Men.$B$1:$Men.$B$1048576];0);MATCH([.D$1];[$Men.$A$1:$Men.$C$1];0))" office:value-type="float" office:value="249" calcext:value-type="float">
            <text:p>249</text:p>
          </table:table-cell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16" office:value-type="string" calcext:value-type="string">
            <text:p>ROSANGELA BALIONI PICCOLI</text:p>
          </table:table-cell>
          <table:table-cell table:style-name="ce14" office:value-type="string" calcext:value-type="string">
            <text:p>30409324892</text:p>
          </table:table-cell>
          <table:table-cell table:formula="of:=INDEX([$Men.$A$1:$Men.$C$1048576];MATCH([.$B758];[$Men.$B$1:$Men.$B$1048576];0);MATCH([.D$1];[$Men.$A$1:$Men.$C$1];0))" office:value-type="string" office:string-value="" calcext:value-type="error">
            <text:p>#N/DISP</text:p>
          </table:table-cell>
        </table:table-row>
        <table:table-row table:style-name="ro1" table:number-rows-repeated="709">
          <table:table-cell table:style-name="ce5" table:number-columns-repeated="2"/>
          <table:table-cell table:style-name="ce14"/>
          <table:table-cell/>
        </table:table-row>
        <table:table-row table:style-name="ro1" table:number-rows-repeated="104710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Total.C1:Total.C1048576">
            <calcext:condition calcext:apply-style-name="Error" calcext:value="duplicate" calcext:base-cell-address="Total.C1"/>
          </calcext:conditional-format>
        </calcext:conditional-formats>
      </table:table>
      <table:table table:name="Planilha4" table:style-name="ta1">
        <table:table-column table:style-name="co3" table:default-cell-style-name="Default"/>
        <table:table-row table:style-name="ro1">
          <table:table-cell office:value-type="string" calcext:value-type="string">
            <text:p>CPF do dependente não encontrado no cadastro do sistema. Nro Funcional: 164136</text:p>
          </table:table-cell>
        </table:table-row>
        <table:table-row table:style-name="ro1">
          <table:table-cell office:value-type="string" calcext:value-type="string">
            <text:p>CPF do dependente não encontrado no cadastro do sistema. Nro Funcional: 170397</text:p>
          </table:table-cell>
        </table:table-row>
      </table:table>
      <table:named-expressions/>
      <table:database-ranges>
        <table:database-range table:name="__Anonymous_Sheet_DB__0" table:target-range-address="Mens_CSV.A1:Mens_CSV.A1048576" table:orientation="column"/>
        <table:database-range table:name="__Anonymous_Sheet_DB__2" table:target-range-address="Total.A1:Total.D1539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6">
      <number:day number:style="long"/>
      <number:text>-</number:text>
      <number:month number:style="long"/>
      <number:text>-</number:text>
      <number:year number:style="long"/>
    </number:date-style>
    <number:number-style style:name="N147">
      <number:number number:decimal-places="0" number:min-decimal-places="0" number:min-integer-digits="6"/>
    </number:number-style>
    <number:date-style style:name="N148">
      <number:day/>
      <number:text>/</number:text>
      <number:month/>
      <number:text>/</number:text>
      <number:year/>
    </number:date-style>
    <number:number-style style:name="N150P0" style:volatile="true">
      <number:text>R$ </number:text>
      <number:number number:decimal-places="0" number:min-decimal-places="0" number:min-integer-digits="1" number:grouping="true"/>
    </number:number-style>
    <number:number-style style:name="N150">
      <number:text>-R$ 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text>R$ 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3P0" style:volatile="true">
      <number:text>R$ </number:text>
      <number:number number:decimal-places="2" number:min-decimal-places="2" number:min-integer-digits="1" number:grouping="true"/>
    </number:number-style>
    <number:number-style style:name="N153">
      <number:text>-R$ 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text>R$ 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</number:number-style>
    <number:number-style style:name="N157">
      <number:text>-</number:text>
      <number:number number:decimal-places="2" number:min-decimal-places="2" number:min-integer-digits="1" number:grouping="true"/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8P0"/>
    </number:number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2" style:volatile="true">
      <number:text> R$ </number:text>
      <number:fill-character> </number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0107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 style:data-style-name="N2" text:time-value="08:55:26.00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08T14:12:52.287000000</meta:creation-date>
    <dc:date>2024-11-29T09:03:27.185000000</dc:date>
    <meta:editing-duration>PT18H6M2S</meta:editing-duration>
    <meta:editing-cycles>108</meta:editing-cycles>
    <meta:generator>LibreOffice/7.1.5.2$Windows_X86_64 LibreOffice_project/85f04e9f809797b8199d13c421bd8a2b025d52b5</meta:generator>
    <meta:document-statistic meta:table-count="4" meta:cell-count="12966" meta:object-count="0"/>
  </office:meta>
</office:document-meta>
</file>